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24</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Sivershchyna and Slobozhanschyna directions Russian army shelled Novovasylivka, Stepne Vor...</text:span>
</text:h>
      <text:p text:style-name="P4">
Authors: liveuamap (Language: en)</text:p>
      <text:p text:style-name="P4">
Time: 2023-06-23T-119:59:00</text:p>
      <text:p text:style-name="P4">
Location: Kharkiv Oblast (Latitude:50.3299 Longtitude:36.93157)</text:p>
      <text:p text:style-name="P4">
Videos: []</text:p>
      <text:p text:style-name="P4">
Images: []</text:p>
      <text:p text:style-name="P4">
Tags: ["Russia"]</text:p>
      <text:p text:style-name="P4">
Id: 22571230</text:p>
      <!--METADATA-->
      <text:p text:style-name="P4">
At sivershchyna and slBozhanschyna directions Russian army ShelleDnovasylivka, Stepne Vorozhba, Kindrativka, Andriyivka, Pysaraivka, Pysarivka Dy, Veterynarne, Hraniv, Kozacha Lopan, Pletenivka, Tykhe, Varvarivka, Budarky, Chuhunivka, Ambarne of Kharkiv Region .Russian Aviation Conduched Aircrakes at OhirtsEve and Pletenivka of Kharkivregion, - General Staff of Armed Forces of Ukraine Says in the Morning Report</text:p>
      <text:p text:style-name="P4">
News Collection Link:(https:\/\/liveuamap.com\/en\/2023\/23-june-at-sivershchyna-and-slobozhanschyna-directions-russian)</text:p>
      <text:p text:style-name="P4">
News Source: <text:a xlink:type="simple" xlink:href="https://t.me/lumsrc/5164" text:style-name="Internet_20_link" text:visited-style-name="Visited_20_Internet_20_Link">
https://t.me/lumsrc/5164</text:a>
</text:p>
      <!--NEWS-->
      <text:h text:style-name="P10" text:outline-level="1">
<text:span text:style-name="T4">
JSC Kupiansk Directio Rusian of the Army Shelled Odradne, well, Krasne First, Figolivka, New ...</text:span>
</text:h>
      <text:p text:style-name="P4">
Authors: liveuamap (Language: en)</text:p>
      <text:p text:style-name="P4">
Time: 2023-06-23T-121:59:00</text:p>
      <text:p text:style-name="P4">
Location: Svatove (Latitude:49.53824 Longtitude:37.89682)</text:p>
      <text:p text:style-name="P4">
Videos: []</text:p>
      <text:p text:style-name="P4">
Images: []</text:p>
      <text:p text:style-name="P4">
Tags: ["Russia"]</text:p>
      <text:p text:style-name="P4">
Id: 22571229</text:p>
      <!--METADATA-->
      <text:p text:style-name="P4">
At Kupiansk direction Russian army shelled Odradne, Kolodyazne, Krasne Pershe,Fyholivka, Novomlynsk, Dvorichna, Zapadne, Masutivka, Kyslivka and Berestoveof Kharkiv region. Russian aviation conducted airstrikes at Kyslivka, -General Staff of Armed Forces of Ukraine says in the morning report</text:p>
      <text:p text:style-name="P4">
News Collection Link: <text:a xlink:type="simple" xlink:href="https:\/\/liveuamap.com\/en\/2023\/23-june-at-kupiansk-direction-russian-army-shelled-odradne" text:style-name="Internet_20_link" text:visited-style-name="Visited_20_Internet_20_Link">
https:\/\/liveuamap.com\/en\/2023\/23-june-at-kupiansk-direction-russian-army-shelled-odradne</text:a>
</text:p>
      <text:p text:style-name="P4">
News Source: <text:a xlink:type="simple" xlink:href="https://t.me/lumsrc/5165" text:style-name="Internet_20_link" text:visited-style-name="Visited_20_Internet_20_Link">
https://t.me/lumsrc/5165</text:a>
</text:p>
      <!--NEWS-->
      <text:h text:style-name="P10" text:outline-level="1">
<text:span text:style-name="T4">
At Lyman direction Russian army shelled Nevske, Dibrova, Bilohorivka of Luhansk region and To...</text:span>
</text:h>
      <text:p text:style-name="P4">
Authors: liveuamap (Language: en)</text:p>
      <text:p text:style-name="P4">
Time: 2023-06-23T-123:59:00</text:p>
      <text:p text:style-name="P4">
Location: Kramatorsk (Latitude:49.10467 Longtitude:37.94523)</text:p>
      <text:p text:style-name="P4">
Videos: []</text:p>
      <text:p text:style-name="P4">
Images: []</text:p>
      <text:p text:style-name="P4">
Tags: ["Russia"]</text:p>
      <text:p text:style-name="P4">
Id: 22571228</text:p>
      <!--METADATA-->
      <text:p text:style-name="P4">
At Lyman direction Russian army shelled Nevske, Dibrova, Bilohorivka ofLuhansk region and Torske, Serebryanka, Verkhnokamyanske, Spirne, Rozdolivkaof Donetsk region. Russian aviation conducted airstrikes at Nevske of Luhanskregion and Ivanivka, Torske, Bilohorivka, Dibrova and Spirne of Donetskregion, - General Staff of Armed Forces of Ukraine says in the morning report</text:p>
      <text:p text:style-name="P4">
News Collection Link: <text:a xlink:type="simple" xlink:href="https:\/\/liveuamap.com\/en\/2023\/23-june-at-lyman-direction-russian-army-shelled-nevske-dibrova" text:style-name="Internet_20_link" text:visited-style-name="Visited_20_Internet_20_Link">
https:\/\/liveuamap.com\/en\/2023\/23-june-at-lyman-direction-russian-army-shelled-nevske-dibrova</text:a>
</text:p>
      <text:p text:style-name="P4">
News Source: <text:a xlink:type="simple" xlink:href="https://t.me/lumsrc/5166" text:style-name="Internet_20_link" text:visited-style-name="Visited_20_Internet_20_Link">
https://t.me/lumsrc/5166</text:a>
</text:p>
      <!--NEWS-->
      <text:h text:style-name="P10" text:outline-level="1">
<text:span text:style-name="T4">
JSU Bakhmut Directio Rusian Army Shelled Ray-Alexandrovka, Vasukivka, Orikhovo-Vasylivka, H ...</text:span>
</text:h>
      <text:p text:style-name="P4">
Authors: liveuamap (Language: en)</text:p>
      <text:p text:style-name="P4">
Time: 2023-06-23T-125:59:00</text:p>
      <text:p text:style-name="P4">
Location: Donetsk Oblast (Latitude:48.39673 Longtitude:37.91451)</text:p>
      <text:p text:style-name="P4">
Videos: []</text:p>
      <text:p text:style-name="P4">
Images: []</text:p>
      <text:p text:style-name="P4">
Tags: ["Russia"]</text:p>
      <text:p text:style-name="P4">
Id: 22571227</text:p>
      <!--METADATA-->
      <text:p text:style-name="P4">
At Bakhmut direction Russian army shelled Ray-Oleksandrivka, Vasukivka,Orikhovo-Vasylivka, Novomarkove, Chasiv Yar, Ivanivske, Ozaryanivka, Pivdenneand New York of Donetsk region. Russian aviation conducted airstrikes atBohdanivka, Bila Hora and Pivnichne of Donetsk region, - General Staff ofArmed Forces of Ukraine says in the morning report</text:p>
      <text:p text:style-name="P4">
News Collection Link: <text:a xlink:type="simple" xlink:href="https:\/\/liveuamap.com\/en\/2023\/23-june-at-bakhmut-direction-russian-army-shelled-rayoleksandrivka" text:style-name="Internet_20_link" text:visited-style-name="Visited_20_Internet_20_Link">
https:\/\/liveuamap.com\/en\/2023\/23-june-at-bakhmut-direction-russian-army-shelled-rayoleksandrivka</text:a>
</text:p>
      <text:p text:style-name="P4">
News Source: <text:a xlink:type="simple" xlink:href="https://t.me/lumsrc/5167" text:style-name="Internet_20_link" text:visited-style-name="Visited_20_Internet_20_Link">
https://t.me/lumsrc/5167</text:a>
</text:p>
      <!--NEWS-->
      <text:h text:style-name="P10" text:outline-level="1">
<text:span text:style-name="T4">
In Lviv presented the stamp block of stamps "Heroes of Ukraine - border guards"</text:span>
</text:h>
      <text:p text:style-name="P4">
Author: ['АРМІЯINFORM']</text:p>
      <text:p text:style-name="P4">
Time: 2023-06-23T0:00:00-04:00</text:p>
      <text:p text:style-name="P4">
Description: Yak Doldomlya, the sovereign Prordordonna Service of Ukraine, the Lviv was presented by the threshold Blok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55642219_605707515001456_3798565429555437625_n.jpg" text:style-name="Internet_20_link" text:visited-style-name="Visited_20_Internet_20_Link">
355642219_605707515001456_3798565429555437625_n.jpg</text:a>
', '<text:a xlink:type="simple" xlink:href="https://armyinform.com.ua/wp-content/uploads/2023/06/354061401_605707421668132_291108941053519934_n-150x150.jpg" text:style-name="Internet_20_link" text:visited-style-name="Visited_20_Internet_20_Link">
354061401_605707421668132_291108941053519934_n-150x150.jpg</text:a>
', '<text:a xlink:type="simple" xlink:href="https://armyinform.com.ua/wp-content/uploads/2023/06/355322028_605707468334794_3170846608651545748_n-150x150.jpg" text:style-name="Internet_20_link" text:visited-style-name="Visited_20_Internet_20_Link">
355322028_605707468334794_3170846608651545748_n-150x150.jpg</text:a>
', '<text:a xlink:type="simple" xlink:href="https://armyinform.com.ua/wp-content/uploads/2023/06/353653719_605706335001574_6300619301735536283_n-150x150.jpg" text:style-name="Internet_20_link" text:visited-style-name="Visited_20_Internet_20_Link">
353653719_605706335001574_6300619301735536283_n-150x150.jpg</text:a>
', '<text:a xlink:type="simple" xlink:href="https://armyinform.com.ua/wp-content/uploads/2023/06/353646585_605707501668124_5761053907194043493_n-150x150.jpg" text:style-name="Internet_20_link" text:visited-style-name="Visited_20_Internet_20_Link">
353646585_605707501668124_5761053907194043493_n-150x150.jpg</text:a>
']</text:p>
      <text:p text:style-name="P4">
Tags: ['STOPRUSSIA', 'АГРЕСІЯ РФ', 'ВІЙНА', 'ВТОРГНЕННЯ РФ', 'ГЕРОЇ АТО/ООС', 'ДЕРЖПРИКОРДОНСЛУЖБА']</text:p>
      <text:p text:style-name="P4">
Category: News</text:p>
      <!--METADATA-->
      <text:p text:style-name="P4">
<draw:frame draw:style-name="fr1" draw:name="Image2" text:anchor-type="as-char" svg:width="6.9236in" svg:height="4.84652in" draw:z-index="0">
<draw:image xlink:href="../Images/AРМІЯINFORM/2023-06-23T0-00-00-04-00/355642219_605707515001456_3798565429555437625_n.jpg" xlink:type="simple" xlink:show="embed" xlink:actuate="onLoad" draw:mime-type="image/jpeg"/>
</draw:frame>
As <text:a xlink:type="simple" xlink:href="https://www.facebook.com/DPSUkraine/posts/pfbid0agqEtp7PADiH4KesDHDcRQScSBJHwFiA2tmfnXd4z46Ko2uUU3uRgPL5SdL4W8SXl" text:style-name="Internet_20_link" text:visited-style-name="Visited_20_Internet_20_Link">
reports</text:a>
The State Border Service of Ukraine, in Lviv presented the postal block of stamps "Heroes of Ukraine - border guards". It perpetuated 8 dead border defenders. The brand redemption was held with the participation of representatives of public organizations, border guards, local authorities and families of fallen heroes Igoradashka and Roman Gakha.</text:p>
      <text:p text:style-name="P4">
In her depicting, eight border defenders, participants of the Ukrainian-Russian War 2014-2023, who were posthumously received the highest state-owned states of Ukraine were immortalized.</text:p>
      <text:p text:style-name="P4">
<text:a xlink:type="simple" xlink:href="https://armyinform.com.ua/wp-content/uploads/2023/06/354061401_605707421668132_291108941053519934_n.jpg" text:style-name="Internet_20_link" text:visited-style-name="Visited_20_Internet_20_Link">
!(Images/AРМІЯINFORM/2023-06-23T0-00-00-04-00/354061401_605707421668132_291108941053519934_n-150x150.jpg)</text:a>
</text:p>
      <text:p text:style-name="P4">
<text:a xlink:type="simple" xlink:href="https://armyinform.com.ua/wp-content/uploads/2023/06/355322028_605707468334794_3170846608651545748_n.jpg" text:style-name="Internet_20_link" text:visited-style-name="Visited_20_Internet_20_Link">
<draw:frame draw:style-name="fr1" draw:name="Image3" text:anchor-type="as-char" svg:width="6.9236in" svg:height="6.9236in" draw:z-index="0">
<draw:image xlink:href="../Images/AРМІЯINFORM/2023-06-23T0-00-00-04-00/355322028_605707468334794_3170846608651545748_n-150x150.jpg" xlink:type="simple" xlink:show="embed" xlink:actuate="onLoad" draw:mime-type="image/jpeg"/>
</draw:frame>
</text:a>
</text:p>
      <text:p text:style-name="P4">
<text:a xlink:type="simple" xlink:href="https://armyinform.com.ua/wp-content/uploads/2023/06/353653719_605706335001574_6300619301735536283_n.jpg" text:style-name="Internet_20_link" text:visited-style-name="Visited_20_Internet_20_Link">
<draw:frame draw:style-name="fr1" draw:name="Image4" text:anchor-type="as-char" svg:width="6.9236in" svg:height="6.9236in" draw:z-index="0">
<draw:image xlink:href="../Images/AРМІЯINFORM/2023-06-23T0-00-00-04-00/353653719_605706335001574_6300619301735536283_n-150x150.jpg" xlink:type="simple" xlink:show="embed" xlink:actuate="onLoad" draw:mime-type="image/jpeg"/>
</draw:frame>
</text:a>
</text:p>
      <text:p text:style-name="P4">
<text:a xlink:type="simple" xlink:href="https://armyinform.com.ua/wp-content/uploads/2023/06/353646585_605707501668124_5761053907194043493_n.jpg" text:style-name="Internet_20_link" text:visited-style-name="Visited_20_Internet_20_Link">
<draw:frame draw:style-name="fr1" draw:name="Image5" text:anchor-type="as-char" svg:width="6.9236in" svg:height="6.9236in" draw:z-index="0">
<draw:image xlink:href="../Images/AРМІЯINFORM/2023-06-23T0-00-00-04-00/353646585_605707501668124_5761053907194043493_n-150x150.jpg" xlink:type="simple" xlink:show="embed" xlink:actuate="onLoad" draw:mime-type="image/jpeg"/>
</draw:frame>
</text:a>
The idea of creating and implementing this project belongs to representatives of public organizations from the city of Rava-Rusk "Community in Action" and "Ukrainian Border". Representatives of the Western Regional Directorate of the State Border Guard Service, the Lviv Directorate of JSC "UkrPoshta", public figures, representatives of the Lviv OVA joined the brand. Artistic design of warriors is a performed artist of Ukraine Volodymyr Stasenko.</text:p>
      <text:p text:style-name="P4">
“During the 9 years of the High Stage, the Hero of Ukraine is awarded eleven border guards. Unfortunately, eight heroes of Ukraine were killed. I hope that the foamy stamps will be supported by other law enforcement agencies, ”said Alexei Gavel, the first deputy commander of the Western Regional Directorate - the Chief of Staff.To the west of the brand, which took place today in Lviv with the participation of representatives of public organizations, border guards and representatives of local departments, families of fallen heroes - Igor Dashka and Roman Gakh - were invited.</text:p>
      <text:p text:style-name="P4">
“Thank you for remembering my father's feat for Ukraine. And thank you to Daddy that I can be here. I believe that Ukraine will be free and independent, ”said Maria, daughter Igor Dashka.</text:p>
      <text:p text:style-name="P4">
The first circulation of marks will be transferred to the families of the dead heroes.</text:p>
      <text:p text:style-name="P4">
The price of the brand will be about one thousand hryvnias. The difference between the interpersonality of production of brands and the funds received from their sale is built for the purchase of drones and other needs of the border guards at the front.</text:p>
      <text:p text:style-name="P4">
News Source: <text:a xlink:type="simple" xlink:href="https://armyinform.com.ua/2023/06/23/u-lvovi-prezentuvaly-poshtovyj-blok-marok-geroyi-ukrayiny-prykordonnyky/" text:style-name="Internet_20_link" text:visited-style-name="Visited_20_Internet_20_Link">
https://armyinform.com.ua/2023/06/23/u-lvovi-prezentuvaly-poshtovyj-blok-marok-geroyi-ukrayiny-prykordonnyky/</text:a>
</text:p>
      <!--NEWS-->
      <text:h text:style-name="P10" text:outline-level="1">
<text:span text:style-name="T4">
Kremlin tactics: To blame others of their crimes to create your own infoaliba - CPD</text:span>
</text:h>
      <text:p text:style-name="P4">
Author: ['АРМІЯINFORM']</text:p>
      <text:p text:style-name="P4">
Time: 2023-06-23T10:00:00-04:00</text:p>
      <text:p text:style-name="P4">
Description: On his own Storizhitz, Telecrama Center for the Wizin -Format -Minh about the main extension,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fejky-rashky-na-zahodi-golovna.jpg" text:style-name="Internet_20_link" text:visited-style-name="Visited_20_Internet_20_Link">
fejky-rashky-na-zahodi-golovna.jpg</text:a>
']</text:p>
      <text:p text:style-name="P4">
Tags: ['STOPRUSSIA', 'АГРЕСІЯ РФ', 'ВІЙНА', 'ВТОРГНЕННЯ РФ', 'НАРАТИВ']</text:p>
      <text:p text:style-name="P4">
Category: News</text:p>
      <!--METADATA-->
      <text:p text:style-name="P4">
<draw:frame draw:style-name="fr1" draw:name="Image6" text:anchor-type="as-char" svg:width="6.9236in" svg:height="4.32725in" draw:z-index="0">
<draw:image xlink:href="../Images/AРМІЯINFORM/2023-06-23T10-00-00-04-00/fejky-rashky-na-zahodi-golovna.jpg" xlink:type="simple" xlink:show="embed" xlink:actuate="onLoad" draw:mime-type="image/jpeg"/>
</draw:frame>
On the page of the Telegram Center for Combating Misinformation <text:a xlink:type="simple" xlink:href="https://t.me/CenterCounteringDisinformation/5863" text:style-name="Internet_20_link" text:visited-style-name="Visited_20_Internet_20_Link">
reported</text:a>
about the basic ones that are promoting Russian media today.</text:p>
      <text:p text:style-name="P4">
So Putin's mouth Peskov commented on the statement of the President of Ukraine Volodymyrazellensky that "Russia is considering a script of a terrorist act at the Zaporizhzhia atomic power plant - a terrorist act with radiation release."</text:p>
      <text:p text:style-name="P4">
Despite the fact that the Ukrainian authorities have repeatedly warned the world of pro -proceedings of Russian terrorist attacks, which then became a reality, criminal lover continues to accuse Ukraine of lies and provocations.</text:p>
      <text:p text:style-name="P4">
The accusation of the Ukrainian side of lies is a widespread narrative of the Putin Region to take away all the suspicions.</text:p>
      <text:p text:style-name="P4">
Also, one of Moscow's most common narratives is the accusation of Kiev of provocations. The purpose of this narrative is to create infoaliba.</text:p>
      <text:p text:style-name="P4">
News Source: <text:a xlink:type="simple" xlink:href="https://armyinform.com.ua/2023/06/23/osnovnyj-naratyv-shho-sogodni-prosuvayut-rosijski-media/" text:style-name="Internet_20_link" text:visited-style-name="Visited_20_Internet_20_Link">
https://armyinform.com.ua/2023/06/23/osnovnyj-naratyv-shho-sogodni-prosuvayut-rosijski-media/</text:a>
</text:p>
      <!--NEWS-->
      <text:h text:style-name="P10" text:outline-level="1">
<text:span text:style-name="T4">
The first safety rule in any emergency-keep calm!</text:span>
</text:h>
      <text:p text:style-name="P4">
Author: ['АРМІЯINFORM']</text:p>
      <text:p text:style-name="P4">
Time: 2023-06-23T12:00:00-04:00</text:p>
      <text:p text:style-name="P4">
Description: Those sama stare and situy, yaki Shchel did not be stupid. PANIKA is that fear - Tse of those who are ... War with Ukraine 2022, war with Ukraine Latest news today, News War with Ukraine 2022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355506546_684366547050898_7446173349406475401_n.jpg" text:style-name="Internet_20_link" text:visited-style-name="Visited_20_Internet_20_Link">
355506546_684366547050898_7446173349406475401_n.jpg</text:a>
']</text:p>
      <text:p text:style-name="P4">
Tags: ['STOPRUSSIA', 'АГРЕСІЯ РФ', 'ВІЙНА', 'ВТОРГНЕННЯ РФ', 'МОЗ УКРАЇНИ']</text:p>
      <text:p text:style-name="P4">
Category: News</text:p>
      <!--METADATA-->
      <text:p text:style-name="P4">
The same applies to situations that have not yet happened. Panic and fear are the kind of enemy.</text:p>
      <text:p text:style-name="P4">
Today in his speech, President Zelensky did not say anything new.</text:p>
      <text:p text:style-name="P4">
Russia is a terrorist country, from which, as well as from a monkey with a grenade, you can think of anything. The threat was, is and will be, until we finally will not win.</text:p>
      <text:p text:style-name="P4">
However, you need to be ready. Always and to everything. Therefore, we share with you the basic safety authorities at radiation danger.</text:p>
      <text:p text:style-name="P4">
<draw:frame draw:style-name="fr1" draw:name="Image7" text:anchor-type="as-char" svg:width="6.9236in" svg:height="9.791124in" draw:z-index="0">
<draw:image xlink:href="../Images/AРМІЯINFORM/2023-06-23T12-00-00-04-00/355506546_684366547050898_7446173349406475401_n.jpg" xlink:type="simple" xlink:show="embed" xlink:actuate="onLoad" draw:mime-type="image/jpeg"/>
</draw:frame>
<text:span text:style-name="T4">
 P.S. Ioda prevention is only required in the event of an accident that has occurred. Iodidalia is toxic to the body and "not working" in advance. </text:span>
</text:p>
      <text:p text:style-name="P4">
<text:span text:style-name="T4">
 So again: don't panic or take ill -advised steps. </text:span>
</text:p>
      <text:p text:style-name="P4">
<text:span text:style-name="T4">
 Source: </text:span>
 <text:a xlink:type="simple" xlink:href="https://www.facebook.com/moz.ukr/posts/pfbid0r4CsLzFtWWhKg5Gnzf9faCFnhHz2wnVU4i625hH3Tm2vQDXYwpcHu2CNmKJLuLTnl" text:style-name="Internet_20_link" text:visited-style-name="Visited_20_Internet_20_Link">
<text:span text:style-name="T5">
mozraine</text:span>
</text:a>
</text:p>
      <text:p text:style-name="P4">
News Source: <text:a xlink:type="simple" xlink:href="https://armyinform.com.ua/2023/06/23/pershe-pravylo-bezpeky-u-bud-yakij-nadzvychajnij-sytuacziyi-zberigajte-spokij/" text:style-name="Internet_20_link" text:visited-style-name="Visited_20_Internet_20_Link">
https://armyinform.com.ua/2023/06/23/pershe-pravylo-bezpeky-u-bud-yakij-nadzvychajnij-sytuacziyi-zberigajte-spokij/</text:a>
</text:p>
      <!--NEWS-->
      <text:h text:style-name="P10" text:outline-level="1">
<text:span text:style-name="T4">
Another 3 fighters received prison terms for the attack on Nikolaev and the capture of Luhansk region</text:span>
</text:h>
      <text:p text:style-name="P4">
Author: ['АРМІЯINFORM']</text:p>
      <text:p text:style-name="P4">
Time: 2023-06-23T14:00:00-04:00</text:p>
      <text:p text:style-name="P4">
Description: Docasova Base, Zibrana Slizy Services of the Bezpeki of Ukraine allowed to attract up to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19/12/dnr.jpg" text:style-name="Internet_20_link" text:visited-style-name="Visited_20_Internet_20_Link">
dnr.jpg</text:a>
']</text:p>
      <text:p text:style-name="P4">
Tags: ['STOPRUSSIA', 'АГРЕСІЯ РФ', 'ВТОРГНЕННЯ РФ', 'СБУ']</text:p>
      <text:p text:style-name="P4">
Category: News</text:p>
      <!--METADATA-->
      <text:p text:style-name="P4">
<draw:frame draw:style-name="fr1" draw:name="Image8" text:anchor-type="as-char" svg:width="6.9236in" svg:height="3.890183in" draw:z-index="0">
<draw:image xlink:href="../Images/AРМІЯINFORM/2023-06-23T14-00-00-04-00/dnr.jpg" xlink:type="simple" xlink:show="embed" xlink:actuate="onLoad" draw:mime-type="image/jpeg"/>
</draw:frame>
The evidence base collected by investigators of the Security Service of Ukraine allowed to attract the reference of three more traitors and fighters of terrorist organizations "L/DNR", who fought against Ukraine.</text:p>
      <text:p text:style-name="P4">
About it <text:a xlink:type="simple" xlink:href="https://ssu.gov.ua/novyny/za-materialamy-sbu-tiuremni-stroky-otrymaly-shche-3-boiovykiv-yaki-zakhopliuvaly-luhanshchynu-i-nastupaly-na-mykolaiv" text:style-name="Internet_20_link" text:visited-style-name="Visited_20_Internet_20_Link">
reports</text:a>
Security Service of Ukraine.</text:p>
      <text:p text:style-name="P4">
The attackers were captured by Ukrainian defenders during the fighting of the East and Southern Fronts, including in the Nikolaev direction.</text:p>
      <text:p text:style-name="P4">
According to the SBU materials, the court appointed two militants of 15 years of prisoning, one more - 8 years, given its assistance to the investigation. One of the founded is the deputy commander of the so-called "1 company of the 248th infantry battalion of the LNR", which since 2015 has been fighting against ATO forces. He joined the regular troops of the Russian Federation on the eve of a large -scale invasion. And on November 24, 2022, he crossed the line of demarcation across the Siverskyi Donets River combat positions in the area of the village of Dovge Alchevsky district of Luhansk region.</text:p>
      <text:p text:style-name="P4">
Another fighter has also been fighting against Ukrainian troops since 2015. Then he was the composition of the terrorist group "noise" of the so -called "Cossack Union of the Regional Don DNR". Subsequently, he moved to the Vostok Battalion to the "position" of Sagittarius, and in March 2023 "replenished" the ranks of the Ministry of Defense of the Ministry of Defense of the Russian Federation by the Storm.</text:p>
      <text:p text:style-name="P4">
Another attacker is a resident of Lugansk. In August 2022, he was a passing training in one of the training centers of Russian occupation groups. He was then assigned to the post of Sagittarius as part of one of the airborne divisions of the Armed Forces of the Russian Federation. There he participated in the fighting of defense in the territory of Mykolaiv region.</text:p>
      <text:p text:style-name="P4">
On the basis of the evidence collected, the court found the malefactors guilty of several references of the Criminal Code of Ukraine:</text:p>
      <ul>
        <li>
h. 1, 2 tbsp. 111(high treason); * h. 7 v. 111-1(Collaboration); * h. 1 v. 258-3(Participation in a terrorist organization).</li>
      </ul>
      <text:p text:style-name="P4">
Розслідування проводили співробітники СБУ в Івано-Франківській, Миколаївській,Донецькій та Луганській областях за процесуального керівництва органівпрокуратури.</text:p>
      <text:p text:style-name="P4">
News Source: <text:a xlink:type="simple" xlink:href="https://armyinform.com.ua/2023/06/23/shhe-3-bojovyky-otrymaly-tyuremni-stroky-za-nastup-na-mykolayiv-i-zahoplennya-luganshhyny/" text:style-name="Internet_20_link" text:visited-style-name="Visited_20_Internet_20_Link">
https://armyinform.com.ua/2023/06/23/shhe-3-bojovyky-otrymaly-tyuremni-stroky-za-nastup-na-mykolayiv-i-zahoplennya-luganshhyny/</text:a>
</text:p>
      <!--NEWS-->
      <text:h text:style-name="P10" text:outline-level="1">
<text:span text:style-name="T4">
More than 25 veterans' editions about the Russian-Ukrainian War will be presented at the XI Book Arsenal</text:span>
</text:h>
      <text:p text:style-name="P4">
Author: ['АРМІЯINFORM']</text:p>
      <text:p text:style-name="P4">
Time: 2023-06-23T16:00:00-04:00</text:p>
      <text:p text:style-name="P4">
Description: PID Hour of the HIM Festival "Book Arsenal", ShO Pass on Kiyvi 22-25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knyzhkovyj-arsenal_25-vydan.jpg" text:style-name="Internet_20_link" text:visited-style-name="Visited_20_Internet_20_Link">
knyzhkovyj-arsenal_25-vydan.jpg</text:a>
']</text:p>
      <text:p text:style-name="P4">
Tags: ['STOPRUSSIA', 'АГРЕСІЯ РФ', 'ВІЙНА', 'ВТОРГНЕННЯ РФ', 'МІНВЕТЕРАНІВ']</text:p>
      <text:p text:style-name="P4">
Category: News</text:p>
      <!--METADATA-->
      <text:p text:style-name="P4">
<draw:frame draw:style-name="fr1" draw:name="Image9" text:anchor-type="as-char" svg:width="6.9236in" svg:height="4.615733in" draw:z-index="0">
<draw:image xlink:href="../Images/AРМІЯINFORM/2023-06-23T16-00-00-04-00/knyzhkovyj-arsenal_25-vydan.jpg" xlink:type="simple" xlink:show="embed" xlink:actuate="onLoad" draw:mime-type="image/jpeg"/>
</draw:frame>
During the XI International Book Arsenal Festival, which will be held in Kyiv on June 22-25, there will be a special section of publications on the Russian-Ukrainian war in the space of the fair. Veterans literature will be presented directly by its authors for assistance to the Ministry of Veterans of Ukraine.</text:p>
      <text:p text:style-name="P4">
These will be books about war written by both military and civilians, volunteers, witnesses, as well as books published by veterans - only more than 120 publications. More than 25 of them are the centering authorship of war veterans.</text:p>
      <text:p text:style-name="P4">
The main theme of the presented editions will be the Russian-Ukrainian war of 2014 and events related to full-scale Russian invasion: documentary, artistic prose, poetry, occupation testimony, testimonies of reverses, photo albums and more.</text:p>
      <text:p text:style-name="P4">
Among them - "Battle of Irpin" by Peter Shcherbina, "Nava". "Azov" Valery Subotin, "Hunters for Gradam" by Andriy Kirichenko, "The War that changed us" Katerynipilpchuk, "Dictionary of War" Ostap Slivinsky and other editions.</text:p>
      <text:p text:style-name="P4">
The section will also have a children's literature on a war that help to support children and form a worldview on the events of today.</text:p>
      <text:p text:style-name="P4">
“Veterans' books that will be presented at the Book Arsenal are the new Ukrainian national heritage that will be learned in the next possible. Veteran theme is already a powerful direction in modern literature. I want this literature to be read so that it is translated into other proceedings, that people in the world know about the events in Ukraine and the price of our victory, ”the Minister of Veterans of Ukraine Yulia Laputin will be told.</text:p>
      <text:p text:style-name="P4">
You can get acquainted with veteran literature and buy it in the section B4 "The Book of the Russian-Ukrainian War", which will be located near the stage 1 in the left of the wing of the Art Arsenal. This year, the operator of this section is the skipartners - the municipal bookstore "The Book of Book".</text:p>
      <text:p text:style-name="P4">
In addition, on June 23-25, this location will be able to directly participate in the UAVTographer with the authors of veteran literature and representatives of publishers, in particular, with Tatiana Pylypets, Alexander Solonko, Mariaminyalo, Andriy Permyakov and others.</text:p>
      <text:p text:style-name="P4">
Therefore, we invite everyone to visit the XI International Book Army Festival and remind you that for participants of hostilities, servicemen, members of the families of the victims are free!</text:p>
      <text:p text:style-name="P4">
News Source: <text:a xlink:type="simple" xlink:href="https://armyinform.com.ua/2023/06/23/na-hi-knyzhkovomu-arsenali-za-spryyannya-minveteraniv-budut-predstavleni-ponad-25-veteranskyh-vydan-pro-rosijsko-ukrayinsku-vijnu/" text:style-name="Internet_20_link" text:visited-style-name="Visited_20_Internet_20_Link">
https://armyinform.com.ua/2023/06/23/na-hi-knyzhkovomu-arsenali-za-spryyannya-minveteraniv-budut-predstavleni-ponad-25-veteranskyh-vydan-pro-rosijsko-ukrayinsku-vijnu/</text:a>
</text:p>
      <!--NEWS-->
      <text:h text:style-name="P10" text:outline-level="1">
<text:span text:style-name="T4">
Troops have stopped traffic on m4 road Rostov-Moscow</text:span>
</text:h>
      <text:p text:style-name="P4">
Authors: liveuamap (Language: en)</text:p>
      <text:p text:style-name="P4">
Time: 2023-06-23T17:57:58</text:p>
      <text:p text:style-name="P4">
Location: Rostov (Latitude:47.85372 Longtitude:40.20721)</text:p>
      <text:p text:style-name="P4">
Videos: []</text:p>
      <text:p text:style-name="P4">
Images: []</text:p>
      <text:p text:style-name="P4">
Tags: ["Russia"]</text:p>
      <text:p text:style-name="P4">
Id: 22571271</text:p>
      <!--METADATA-->
      <text:p text:style-name="P4">
Troops have stopped traffic on m4 road Rostov-Moscow</text:p>
      <text:p text:style-name="P4">
News Collection Link: <text:a xlink:type="simple" xlink:href="https:\/\/russia.liveuamap.com\/en\/2023\/23-june-troops-have-stopped-traffic-on-m4-road-rostovmoscow" text:style-name="Internet_20_link" text:visited-style-name="Visited_20_Internet_20_Link">
https:\/\/russia.liveuamap.com\/en\/2023\/23-june-troops-have-stopped-traffic-on-m4-road-rostovmoscow</text:a>
</text:p>
      <text:p text:style-name="P4">
News Source: <text:a xlink:type="simple" xlink:href="https://t.me/rusbrief/129042" text:style-name="Internet_20_link" text:visited-style-name="Visited_20_Internet_20_Link">
https://t.me/rusbrief/129042</text:a>
</text:p>
      <!--NEWS-->
      <text:h text:style-name="P10" text:outline-level="1">
<text:span text:style-name="T4">
From April 24, 2022, 2529 people have already been released from Russian captivity</text:span>
</text:h>
      <text:p text:style-name="P4">
Author: ['АРМІЯINFORM']</text:p>
      <text:p text:style-name="P4">
Time: 2023-06-23T18:00:00-04:00</text:p>
      <text:p text:style-name="P4">
Description: Z 24 KVITRY 2022 ROCO in the framework of Roboti Coordinating Headquarters Z Putan Potanennya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ede1dc84-5bad-48ba-b923-bc8c870ca3d7.jpg" text:style-name="Internet_20_link" text:visited-style-name="Visited_20_Internet_20_Link">
ede1dc84-5bad-48ba-b923-bc8c870ca3d7.jpg</text:a>
']</text:p>
      <text:p text:style-name="P4">
Tags: ['STOPRUSSIA', 'АГРЕСІЯ РФ', 'ВІЙНА', 'ВТОРГНЕННЯ РФ', 'КООРДИНАЦІЙНИЙ ШТАБ З ПИТАНЬ ПОВОДЖЕННЯ З ВІЙСЬКОВОПОЛОНЕНИМИ']</text:p>
      <text:p text:style-name="P4">
Category: News</text:p>
      <!--METADATA-->
      <text:p text:style-name="P4">
<draw:frame draw:style-name="fr1" draw:name="Image10" text:anchor-type="as-char" svg:width="6.9236in" svg:height="3.894525in" draw:z-index="0">
<draw:image xlink:href="../Images/AРМІЯINFORM/2023-06-23T18-00-00-04-00/ede1dc84-5bad-48ba-b923-bc8c870ca3d7.jpg" xlink:type="simple" xlink:show="embed" xlink:actuate="onLoad" draw:mime-type="image/jpeg"/>
</draw:frame>
From April 24, 2022, 2529 people have been released as part of the work of the Coordination Headquarters on the issue of dealing with Russian captivity from Russian captivity.</text:p>
      <text:p text:style-name="P4">
About it <text:a xlink:type="simple" xlink:href="https://t.me/Koord_shtab/1307" text:style-name="Internet_20_link" text:visited-style-name="Visited_20_Internet_20_Link">
reports</text:a>
Coordination headquarters of inquiries for the treatment of prisoners of war.</text:p>
      <text:p text:style-name="P4">
Among them are both military personnel and civilian, difficult to get wounded and citizens who fought on the side of Ukraine. We fight for everyone and everyone, do everything possible for all of our people to be fired as soon as possible</text:p>
      <text:p text:style-name="P4">
News Source: <text:a xlink:type="simple" xlink:href="https://armyinform.com.ua/2023/06/23/z-24-kvitnya-2022-roku-z-rosijskoyi-nevoli-zvilneno-vzhe-2529-lyudej/" text:style-name="Internet_20_link" text:visited-style-name="Visited_20_Internet_20_Link">
https://armyinform.com.ua/2023/06/23/z-24-kvitnya-2022-roku-z-rosijskoyi-nevoli-zvilneno-vzhe-2529-lyudej/</text:a>
</text:p>
      <!--NEWS-->
      <text:h text:style-name="P10" text:outline-level="1">
<text:span text:style-name="T4">
Military police stopping traffic in the north of Rostov on Don</text:span>
</text:h>
      <text:p text:style-name="P4">
Authors: liveuamap (Language: en)</text:p>
      <text:p text:style-name="P4">
Time: 2023-06-23T18:01:52</text:p>
      <text:p text:style-name="P4">
Location: Rostov, Rostovskaya oblast' (Latitude:47.26991 Longtitude:39.80896)</text:p>
      <text:p text:style-name="P4">
Videos: []</text:p>
      <text:p text:style-name="P4">
Images: []</text:p>
      <text:p text:style-name="P4">
Tags: ["Russia"]</text:p>
      <text:p text:style-name="P4">
Id: 22571272</text:p>
      <!--METADATA-->
      <text:p text:style-name="P4">
Military police stopping traffic in the north of Rostov on Don</text:p>
      <text:p text:style-name="P4">
News Collection Link: <text:a xlink:type="simple" xlink:href="https:\/\/liveuamap.com\/en\/2023\/23-june-military-police-stopping-traffic-in-the-north-of" text:style-name="Internet_20_link" text:visited-style-name="Visited_20_Internet_20_Link">
https:\/\/liveuamap.com\/en\/2023\/23-june-military-police-stopping-traffic-in-the-north-of</text:a>
</text:p>
      <text:p text:style-name="P4">
News Source: <text:a xlink:type="simple" xlink:href="https://t.me/breakingmash/45256" text:style-name="Internet_20_link" text:visited-style-name="Visited_20_Internet_20_Link">
https://t.me/breakingmash/45256</text:a>
</text:p>
      <!--NEWS-->
      <text:h text:style-name="P10" text:outline-level="1">
<text:span text:style-name="T4">
Officers of Central district have been summoned for combat alert</text:span>
</text:h>
      <text:p text:style-name="P4">
Authors: liveuamap (Language: en)</text:p>
      <text:p text:style-name="P4">
Time: 2023-06-23T18:03:42</text:p>
      <text:p text:style-name="P4">
Location: Yekaterinburg,Sverdlovskaya oblast' (Latitude:56.8431 Longtitude:60.64541)</text:p>
      <text:p text:style-name="P4">
Videos: []</text:p>
      <text:p text:style-name="P4">
Images: []</text:p>
      <text:p text:style-name="P4">
Tags: ["Russia"]</text:p>
      <text:p text:style-name="P4">
Id: 22571273</text:p>
      <!--METADATA-->
      <text:p text:style-name="P4">
Officers of Central district have been summoned for combat alert</text:p>
      <text:p text:style-name="P4">
News Collection Link: <text:a xlink:type="simple" xlink:href="https:\/\/liveuamap.com\/en\/2023\/23-june-officers-of-central-district-have-been-summoned-for" text:style-name="Internet_20_link" text:visited-style-name="Visited_20_Internet_20_Link">
https:\/\/liveuamap.com\/en\/2023\/23-june-officers-of-central-district-have-been-summoned-for</text:a>
</text:p>
      <text:p text:style-name="P4">
News Source: <text:a xlink:type="simple" xlink:href="https://t.me/rusbrief/129047" text:style-name="Internet_20_link" text:visited-style-name="Visited_20_Internet_20_Link">
https://t.me/rusbrief/129047</text:a>
</text:p>
      <!--NEWS-->
      <text:h text:style-name="P10" text:outline-level="1">
<text:span text:style-name="T4">
Digital TV broadcasting has been suspended in several district of Moscow</text:span>
</text:h>
      <text:p text:style-name="P4">
Authors: liveuamap (Language: en)</text:p>
      <text:p text:style-name="P4">
Time: 2023-06-23T18:10:40</text:p>
      <text:p text:style-name="P4">
Location: Moscow (Latitude:55.81758 Longtitude:37.61444)</text:p>
      <text:p text:style-name="P4">
Videos: []</text:p>
      <text:p text:style-name="P4">
Images: []</text:p>
      <text:p text:style-name="P4">
Tags: ["Russia"]</text:p>
      <text:p text:style-name="P4">
Id: 22571274</text:p>
      <!--METADATA-->
      <text:p text:style-name="P4">
Digital TV broadcasting has been suspended in several district of Moscow</text:p>
      <text:p text:style-name="P4">
News Collection Link: <text:a xlink:type="simple" xlink:href="https:\/\/russia.liveuamap.com\/en\/2023\/23-june-digital-tv-broadcasting-has-been-suspended-in-several" text:style-name="Internet_20_link" text:visited-style-name="Visited_20_Internet_20_Link">
https:\/\/russia.liveuamap.com\/en\/2023\/23-june-digital-tv-broadcasting-has-been-suspended-in-several</text:a>
</text:p>
      <text:p text:style-name="P4">
News Source: <text:a xlink:type="simple" xlink:href="https://t.me/rusbrief/129050" text:style-name="Internet_20_link" text:visited-style-name="Visited_20_Internet_20_Link">
https://t.me/rusbrief/129050</text:a>
</text:p>
      <!--NEWS-->
      <text:h text:style-name="P10" text:outline-level="1">
<text:span text:style-name="T4">
Roads have been closed in Central Moscow</text:span>
</text:h>
      <text:p text:style-name="P4">
Authors: liveuamap (Language: en)</text:p>
      <text:p text:style-name="P4">
Time: 2023-06-23T18:53:44</text:p>
      <text:p text:style-name="P4">
Location: Moskva, Moscow (Latitude:55.75533 Longtitude:37.6165)</text:p>
      <text:p text:style-name="P4">
Videos: []</text:p>
      <text:p text:style-name="P4">
Images: []</text:p>
      <text:p text:style-name="P4">
Tags: ["Russia", "Central and Eastern Europe"]</text:p>
      <text:p text:style-name="P4">
Id: 22571275</text:p>
      <!--METADATA-->
      <text:p text:style-name="P4">
Roads have been closed in Central Moscow</text:p>
      <text:p text:style-name="P4">
News Collection Link: <text:a xlink:type="simple" xlink:href="https:\/\/russia.liveuamap.com\/en\/2023\/23-june-roads-have-been-closed-in-central-moscow" text:style-name="Internet_20_link" text:visited-style-name="Visited_20_Internet_20_Link">
https:\/\/russia.liveuamap.com\/en\/2023\/23-june-roads-have-been-closed-in-central-moscow</text:a>
</text:p>
      <text:p text:style-name="P4">
News Source: <text:a xlink:type="simple" xlink:href="https://t.me/rusbrief/129065" text:style-name="Internet_20_link" text:visited-style-name="Visited_20_Internet_20_Link">
https://t.me/rusbrief/129065</text:a>
</text:p>
      <!--NEWS-->
      <text:h text:style-name="P10" text:outline-level="1">
<text:span text:style-name="T4">
Explosions reported in Kursk</text:span>
</text:h>
      <text:p text:style-name="P4">
Authors: liveuamap (Language: en)</text:p>
      <text:p text:style-name="P4">
Time: 2023-06-23T19:02:20</text:p>
      <text:p text:style-name="P4">
Location: Kursk,Kurskaya oblast' (Latitude:51.74101 Longtitude:36.17669)</text:p>
      <text:p text:style-name="P4">
Videos: []</text:p>
      <text:p text:style-name="P4">
Images: []</text:p>
      <text:p text:style-name="P4">
Tags: ["Central and Eastern Europe", "Russia"]</text:p>
      <text:p text:style-name="P4">
Id: 22571276</text:p>
      <!--METADATA-->
      <text:p text:style-name="P4">
Explosions reported in Kursk</text:p>
      <text:p text:style-name="P4">
News Collection Link: <text:a xlink:type="simple" xlink:href="https:\/\/liveuamap.com\/en\/2023\/23-june-explosions-reported-in-kursk" text:style-name="Internet_20_link" text:visited-style-name="Visited_20_Internet_20_Link">
https:\/\/liveuamap.com\/en\/2023\/23-june-explosions-reported-in-kursk</text:a>
</text:p>
      <text:p text:style-name="P4">
News Source: <text:a xlink:type="simple" xlink:href="https://t.me/kurskbomond/26280" text:style-name="Internet_20_link" text:visited-style-name="Visited_20_Internet_20_Link">
https://t.me/kurskbomond/26280</text:a>
</text:p>
      <!--NEWS-->
      <text:h text:style-name="P10" text:outline-level="1">
<text:span text:style-name="T4">
PMC Wagner's troops entering Rostov-on-Don, - Prigozhin</text:span>
</text:h>
      <text:p text:style-name="P4">
Authors: liveuamap (Language: en)</text:p>
      <text:p text:style-name="P4">
Time: 2023-06-23T19:07:25</text:p>
      <text:p text:style-name="P4">
Location: Rostov, Rostovskaya oblast' (Latitude:47.24195 Longtitude:39.74579)</text:p>
      <text:p text:style-name="P4">
Videos: []</text:p>
      <text:p text:style-name="P4">
Images: []</text:p>
      <text:p text:style-name="P4">
Tags: ["Central and Eastern Europe", "Russia"]</text:p>
      <text:p text:style-name="P4">
Id: 22571277</text:p>
      <!--METADATA-->
      <text:p text:style-name="P4">
PMC Wagner's troops entering Rostov-on-Don, - Prigozhin</text:p>
      <text:p text:style-name="P4">
News Collection Link: <text:a xlink:type="simple" xlink:href="https:\/\/liveuamap.com\/en\/2023\/24-june-pmc-wagners-troops-entering-rostovondon--prigozhin" text:style-name="Internet_20_link" text:visited-style-name="Visited_20_Internet_20_Link">
https:\/\/liveuamap.com\/en\/2023\/24-june-pmc-wagners-troops-entering-rostovondon--prigozhin</text:a>
</text:p>
      <text:p text:style-name="P4">
News Source: <text:a xlink:type="simple" xlink:href="https://t.me/Ateobreaking/91359" text:style-name="Internet_20_link" text:visited-style-name="Visited_20_Internet_20_Link">
https://t.me/Ateobreaking/91359</text:a>
</text:p>
      <!--NEWS-->
      <text:h text:style-name="P10" text:outline-level="1">
<text:span text:style-name="T4">
Putin's spokesperson Peskov: general prosecutor has reported to Putin on armed rebellion attempt</text:span>
</text:h>
      <text:p text:style-name="P4">
Authors: liveuamap (Language: en)</text:p>
      <text:p text:style-name="P4">
Time: 2023-06-23T19:22:43</text:p>
      <text:p text:style-name="P4">
Location: Moskva, Moscow (Latitude:55.74953 Longtitude:37.61496)</text:p>
      <text:p text:style-name="P4">
Videos: []</text:p>
      <text:p text:style-name="P4">
Images: []</text:p>
      <text:p text:style-name="P4">
Tags: ["Central and Eastern Europe", "Russia"]</text:p>
      <text:p text:style-name="P4">
Id: 22571278</text:p>
      <!--METADATA-->
      <text:p text:style-name="P4">
Putin's spokesperson Peskov: general prosecutor has reported to Putin on armedrebellion attempt</text:p>
      <text:p text:style-name="P4">
News Collection Link: <text:a xlink:type="simple" xlink:href="https:\/\/liveuamap.com\/en\/2023\/24-june-putins-spokesperson-peskov-general-prosecutor-has" text:style-name="Internet_20_link" text:visited-style-name="Visited_20_Internet_20_Link">
https:\/\/liveuamap.com\/en\/2023\/24-june-putins-spokesperson-peskov-general-prosecutor-has</text:a>
</text:p>
      <text:p text:style-name="P4">
News Source: <text:a xlink:type="simple" xlink:href="https://t.me/tass_agency/197762" text:style-name="Internet_20_link" text:visited-style-name="Visited_20_Internet_20_Link">
https://t.me/tass_agency/197762</text:a>
</text:p>
      <!--NEWS-->
      <text:h text:style-name="P10" text:outline-level="1">
<text:span text:style-name="T4">
The enemy concentrates basic efforts in four directions</text:span>
</text:h>
      <text:p text:style-name="P4">
Author: ['АРМІЯINFORM']</text:p>
      <text:p text:style-name="P4">
Time: 2023-06-23T20:00:00-04:00</text:p>
      <text:p text:style-name="P4">
Description: Aggressor Zoseredzhu Zuillya on Limansky, Bakhmutsky, Avdіvsky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193980.jpg" text:style-name="Internet_20_link" text:visited-style-name="Visited_20_Internet_20_Link">
193980.jpg</text:a>
']</text:p>
      <text:p text:style-name="P4">
Tags: ['STOPRUSSIA', 'АГРЕСІЯ РФ', 'ВІЙНА', 'ВТОРГНЕННЯ РФ', 'ГШ ЗСУ', 'ОПЕРАТИВНА ІНФОРМАЦІЯ', 'РАНКОВЕ ЗВЕДЕННЯ', 'ХРОНІКА ОБОРОНИ']</text:p>
      <text:p text:style-name="P4">
Category: News</text:p>
      <!--METADATA-->
      <text:p text:style-name="P4">
<draw:frame draw:style-name="fr1" draw:name="Image11" text:anchor-type="as-char" svg:width="6.9236in" svg:height="3.952222in" draw:z-index="0">
<draw:image xlink:href="../Images/AРМІЯINFORM/2023-06-23T20-00-00-04-00/193980.jpg" xlink:type="simple" xlink:show="embed" xlink:actuate="onLoad" draw:mime-type="image/jpeg"/>
</draw:frame>
** 🔥I</text:p>
      <text:p text:style-name="P4">
The aggressor concentrates major efforts on Liman, Bakhmut, Avdiiv and Mary's directions - more than 30 combat clashes took place during the day.</text:p>
      <text:p text:style-name="P4">
About it on Facebook <text:a xlink:type="simple" xlink:href="https://www.facebook.com/GeneralStaff.ua/posts/pfbid0h8SWuNhUx7bLHgZzZ5aS6EurKjbqTt7Wex93T8AJLYgBWSa88gRmAhUgt4ZiiKyjl" text:style-name="Internet_20_link" text:visited-style-name="Visited_20_Internet_20_Link">
reports</text:a>
The General Staff of the Armed Forces of Ukraine.</text:p>
      <text:p text:style-name="P4">
“In the Mariinsky direction, the enemy performed offensive actions in the direction of Marinkita of Victory of Donetsk region, there was no success. He struck the aviation strike of Bilyarasnogorivka. At the same time, artillery shells of settlements Maximilyanivka, Marinka, St. George, Victory of Donetsk region, ”said the presentation.</text:p>
      <text:p text:style-name="P4">
News Source: <text:a xlink:type="simple" xlink:href="https://armyinform.com.ua/2023/06/23/za-mynulu-dobu-vidbulos-ponad-30-bojovyh-zitknen-v-doneczkij-oblasti/" text:style-name="Internet_20_link" text:visited-style-name="Visited_20_Internet_20_Link">
https://armyinform.com.ua/2023/06/23/za-mynulu-dobu-vidbulos-ponad-30-bojovyh-zitknen-v-doneczkij-oblasti/</text:a>
</text:p>
      <!--NEWS-->
      <text:h text:style-name="P10" text:outline-level="1">
<text:span text:style-name="T4">
Russian most popular social network is blocking Prigozhin statements</text:span>
</text:h>
      <text:p text:style-name="P4">
Authors: liveuamap (Language: en)</text:p>
      <text:p text:style-name="P4">
Time: 2023-06-23T20:01:30</text:p>
      <text:p text:style-name="P4">
Location: Moskva, Moscow (Latitude:55.74924 Longtitude:37.61135)</text:p>
      <text:p text:style-name="P4">
Videos: []</text:p>
      <text:p text:style-name="P4">
Images: ["<text:a xlink:type="simple" xlink:href="https://liveuamap.com/pics/2023/06/24/22571279_0.jpg" text:style-name="Internet_20_link" text:visited-style-name="Visited_20_Internet_20_Link">
22571279_0.jpg</text:a>
"]</text:p>
      <text:p text:style-name="P4">
Tags: ["Russia", "Cyberwar"]</text:p>
      <text:p text:style-name="P4">
Id: 22571279</text:p>
      <!--METADATA-->
      <text:p text:style-name="P4">
Russian most popular social network is blocking Prigozhin statements</text:p>
      <text:p text:style-name="P4">
<draw:frame draw:style-name="fr1" draw:name="Image12" text:anchor-type="as-char" svg:width="6.9236in" svg:height="3.988384in" draw:z-index="0">
<draw:image xlink:href="../Images/liveuamap/2023-06-23T20-01-30/22571279_0.jpg" xlink:type="simple" xlink:show="embed" xlink:actuate="onLoad" draw:mime-type="image/jpeg"/>
</draw:frame>
News Collection Link: <text:a xlink:type="simple" xlink:href="https:\/\/liveuamap.com\/en\/2023\/24-june-russian-most-popular-social-network-is-blocking-prigozhin" text:style-name="Internet_20_link" text:visited-style-name="Visited_20_Internet_20_Link">
https:\/\/liveuamap.com\/en\/2023\/24-june-russian-most-popular-social-network-is-blocking-prigozhin</text:a>
</text:p>
      <text:p text:style-name="P4">
News Source: <text:a xlink:type="simple" xlink:href="https://t.me/bazabazon/18805" text:style-name="Internet_20_link" text:visited-style-name="Visited_20_Internet_20_Link">
https://t.me/bazabazon/18805</text:a>
</text:p>
      <!--NEWS-->
      <text:h text:style-name="P10" text:outline-level="1">
<text:span text:style-name="T4">
Air defense is active over Belgorod</text:span>
</text:h>
      <text:p text:style-name="P4">
Authors: liveuamap (Language: en)</text:p>
      <text:p text:style-name="P4">
Time: 2023-06-23T20:05:43</text:p>
      <text:p text:style-name="P4">
Location: Belgorod, Belgorodskaya oblast' (Latitude:50.5925 Longtitude:36.61228)</text:p>
      <text:p text:style-name="P4">
Videos: []</text:p>
      <text:p text:style-name="P4">
Images: []</text:p>
      <text:p text:style-name="P4">
Tags: ["Russia", "Central and Eastern Europe"]</text:p>
      <text:p text:style-name="P4">
Id: 22571280</text:p>
      <!--METADATA-->
      <text:p text:style-name="P4">
Air defense is active over Belgorod</text:p>
      <text:p text:style-name="P4">
News Collection Link: <text:a xlink:type="simple" xlink:href="https:\/\/liveuamap.com\/en\/2023\/24-june-air-defense-is-active-over-belgorod" text:style-name="Internet_20_link" text:visited-style-name="Visited_20_Internet_20_Link">
https:\/\/liveuamap.com\/en\/2023\/24-june-air-defense-is-active-over-belgorod</text:a>
</text:p>
      <text:p text:style-name="P4">
News Source: <text:a xlink:type="simple" xlink:href="https://t.me/c/1792127750/17649" text:style-name="Internet_20_link" text:visited-style-name="Visited_20_Internet_20_Link">
https://t.me/c/1792127750/17649</text:a>
</text:p>
      <!--NEWS-->
      <text:h text:style-name="P10" text:outline-level="1">
<text:span text:style-name="T4">
Explosions reported in Kharkiv and Kyiv</text:span>
</text:h>
      <text:p text:style-name="P4">
Authors: liveuamap (Language: en)</text:p>
      <text:p text:style-name="P4">
Time: 2023-06-23T20:09:06</text:p>
      <text:p text:style-name="P4">
Location: Kyiv (Latitude:50.51692 Longtitude:30.53925)</text:p>
      <text:p text:style-name="P4">
Videos: []</text:p>
      <text:p text:style-name="P4">
Images: []</text:p>
      <text:p text:style-name="P4">
Tags: ["Europe", "Central and Eastern Europe"]</text:p>
      <text:p text:style-name="P4">
Id: 22571281</text:p>
      <!--METADATA-->
      <text:p text:style-name="P4">
Explosions reported in Kharkiv and Kyiv</text:p>
      <text:p text:style-name="P4">
News Collection Link: <text:a xlink:type="simple" xlink:href="https:\/\/liveuamap.com\/en\/2023\/24-june-explosions-reported-in-kharkiv-and-kyiv" text:style-name="Internet_20_link" text:visited-style-name="Visited_20_Internet_20_Link">
https:\/\/liveuamap.com\/en\/2023\/24-june-explosions-reported-in-kharkiv-and-kyiv</text:a>
</text:p>
      <text:p text:style-name="P4">
News Source: <text:a xlink:type="simple" xlink:href="https://t.me/Novoeizdanie/54702" text:style-name="Internet_20_link" text:visited-style-name="Visited_20_Internet_20_Link">
https://t.me/Novoeizdanie/54702</text:a>
</text:p>
      <!--NEWS-->
      <text:h text:style-name="P10" text:outline-level="1">
<text:span text:style-name="T4">
Explosions were reported in Dnipro city and Kryvyi Rih</text:span>
</text:h>
      <text:p text:style-name="P4">
Authors: liveuamap (Language: en)</text:p>
      <text:p text:style-name="P4">
Time: 2023-06-23T20:27:06</text:p>
      <text:p text:style-name="P4">
Location: Dnipro (Latitude:48.44378 Longtitude:35.08621)</text:p>
      <text:p text:style-name="P4">
Videos: []</text:p>
      <text:p text:style-name="P4">
Images: []</text:p>
      <text:p text:style-name="P4">
Tags: ["Europe", "Central and Eastern Europe"]</text:p>
      <text:p text:style-name="P4">
Id: 22571282</text:p>
      <!--METADATA-->
      <text:p text:style-name="P4">
Explosions were reported in Dnipro city and Kryvyi Rih</text:p>
      <text:p text:style-name="P4">
News Collection Link: <text:a xlink:type="simple" xlink:href="https:\/\/liveuamap.com\/en\/2023\/24-june-explosions-were-reported-in-dnipro-city-and-kryvyi" text:style-name="Internet_20_link" text:visited-style-name="Visited_20_Internet_20_Link">
https:\/\/liveuamap.com\/en\/2023\/24-june-explosions-were-reported-in-dnipro-city-and-kryvyi</text:a>
</text:p>
      <text:p text:style-name="P4">
News Source: <text:a xlink:type="simple" xlink:href="https://t.me/dnepr_operativ/44912" text:style-name="Internet_20_link" text:visited-style-name="Visited_20_Internet_20_Link">
https://t.me/dnepr_operativ/44912</text:a>
</text:p>
      <!--NEWS-->
      <text:h text:style-name="P10" text:outline-level="1">
<text:span text:style-name="T4">
Explosions were reported in Kropyvnytskyi</text:span>
</text:h>
      <text:p text:style-name="P4">
Authors: liveuamap (Language: en)</text:p>
      <text:p text:style-name="P4">
Time: 2023-06-23T20:29:39</text:p>
      <text:p text:style-name="P4">
Location: Kropyvnytsky (Latitude:48.56342 Longtitude:32.36612)</text:p>
      <text:p text:style-name="P4">
Videos: []</text:p>
      <text:p text:style-name="P4">
Images: []</text:p>
      <text:p text:style-name="P4">
Tags: []</text:p>
      <text:p text:style-name="P4">
Id: 22571283</text:p>
      <!--METADATA-->
      <text:p text:style-name="P4">
Explosions were reported in Kropivnytsky</text:p>
      <text:p text:style-name="P4">
News Collection Link: <text:a xlink:type="simple" xlink:href="https:\/\/liveuamap.com\/en\/2023\/24-june-explosions-were-reported-in-kropivnytsky" text:style-name="Internet_20_link" text:visited-style-name="Visited_20_Internet_20_Link">
https:\/\/liveuamap.com\/en\/2023\/24-june-explosions-were-reported-in-kropivnytsky</text:a>
</text:p>
      <text:p text:style-name="P4">
News Source: <text:a xlink:type="simple" xlink:href="https://t.me/lachentyt/30819" text:style-name="Internet_20_link" text:visited-style-name="Visited_20_Internet_20_Link">
https://t.me/lachentyt/30819</text:a>
</text:p>
      <!--NEWS-->
      <text:h text:style-name="P10" text:outline-level="1">
<text:span text:style-name="T4">
More explosions in Dnipro city</text:span>
</text:h>
      <text:p text:style-name="P4">
Authors: liveuamap (Language: en)</text:p>
      <text:p text:style-name="P4">
Time: 2023-06-23T20:39:35</text:p>
      <text:p text:style-name="P4">
Location: Dnipro (Latitude:48.42738 Longtitude:35.09308)</text:p>
      <text:p text:style-name="P4">
Videos: []</text:p>
      <text:p text:style-name="P4">
Images: []</text:p>
      <text:p text:style-name="P4">
Tags: ["Russia"]</text:p>
      <text:p text:style-name="P4">
Id: 22571284</text:p>
      <!--METADATA-->
      <text:p text:style-name="P4">
More explosions in Dnipro city</text:p>
      <text:p text:style-name="P4">
News Collection Link: <text:a xlink:type="simple" xlink:href="https:\/\/liveuamap.com\/en\/2023\/24-june-more-explosions-in-dnipro-city" text:style-name="Internet_20_link" text:visited-style-name="Visited_20_Internet_20_Link">
https:\/\/liveuamap.com\/en\/2023\/24-june-more-explosions-in-dnipro-city</text:a>
</text:p>
      <text:p text:style-name="P4">
News Source: <text:a xlink:type="simple" xlink:href="https://t.me/hyevuy_dnepr/55111" text:style-name="Internet_20_link" text:visited-style-name="Visited_20_Internet_20_Link">
https://t.me/hyevuy_dnepr/55111</text:a>
</text:p>
      <!--NEWS-->
      <text:h text:style-name="P10" text:outline-level="1">
<text:span text:style-name="T4">
Damage in Solomensky district of Kyiv as result of Russian missile debris fall</text:span>
</text:h>
      <text:p text:style-name="P4">
Authors: liveuamap (Language: en)</text:p>
      <text:p text:style-name="P4">
Time: 2023-06-23T20:56:03</text:p>
      <text:p text:style-name="P4">
Location: Kyiv, Kyiv city (Latitude:50.42769 Longtitude:30.45303)</text:p>
      <text:p text:style-name="P4">
Videos: []</text:p>
      <text:p text:style-name="P4">
Images: ["<text:a xlink:type="simple" xlink:href="https://liveuamap.com/pics/2023/06/24/22571285_0.jpg" text:style-name="Internet_20_link" text:visited-style-name="Visited_20_Internet_20_Link">
22571285_0.jpg</text:a>
", "<text:a xlink:type="simple" xlink:href="https://liveuamap.com/pics/2023/06/24/22571285_1.jpg" text:style-name="Internet_20_link" text:visited-style-name="Visited_20_Internet_20_Link">
22571285_1.jpg</text:a>
"]</text:p>
      <text:p text:style-name="P4">
Tags: []</text:p>
      <text:p text:style-name="P4">
Id: 22571285</text:p>
      <!--METADATA-->
      <text:p text:style-name="P4">
Damage in Solomensky district of Kyiv as result of Russian missile debris fall</text:p>
      <text:p text:style-name="P4">
<draw:frame draw:style-name="fr1" draw:name="Image14" text:anchor-type="as-char" svg:width="6.9236in" svg:height="9.231467in" draw:z-index="0">
<draw:image xlink:href="../Images/liveuamap/2023-06-23T20-56-03/22571285_1.jpg" xlink:type="simple" xlink:show="embed" xlink:actuate="onLoad" draw:mime-type="image/jpeg"/>
</draw:frame>
News Collection Link: <text:a xlink:type="simple" xlink:href="https:\/\/liveuamap.com\/en\/2023\/24-june-damage-in-solomensky-district-of-kyiv-as-result-of" text:style-name="Internet_20_link" text:visited-style-name="Visited_20_Internet_20_Link">
https:\/\/liveuamap.com\/en\/2023\/24-june-damage-in-solomensky-district-of-kyiv-as-result-of</text:a>
</text:p>
      <text:p text:style-name="P4">
News Source: <text:a xlink:type="simple" xlink:href="https://t.me/censor_net/31936" text:style-name="Internet_20_link" text:visited-style-name="Visited_20_Internet_20_Link">
https://t.me/censor_net/31936</text:a>
</text:p>
      <!--NEWS-->
      <text:h text:style-name="P10" text:outline-level="1">
<text:span text:style-name="T4">
Governor of Rostov region announced shelter at place order, calls public to be cautious</text:span>
</text:h>
      <text:p text:style-name="P4">
Authors: liveuamap (Language: en)</text:p>
      <text:p text:style-name="P4">
Time: 2023-06-23T20:57:51</text:p>
      <text:p text:style-name="P4">
Location: Rostov, Rostovskaya oblast' (Latitude:47.21735 Longtitude:39.69738)</text:p>
      <text:p text:style-name="P4">
Videos: []</text:p>
      <text:p text:style-name="P4">
Images: []</text:p>
      <text:p text:style-name="P4">
Tags: ["Central and Eastern Europe", "Russia"]</text:p>
      <text:p text:style-name="P4">
Id: 22571286</text:p>
      <!--METADATA-->
      <text:p text:style-name="P4">
Governor of Rostov region announced shelter at place order, calls public to becautious</text:p>
      <text:p text:style-name="P4">
News Collection Link: <text:a xlink:type="simple" xlink:href="https:\/\/liveuamap.com\/en\/2023\/24-june-governor-of-rostov-region-announced-shelter-at-place" text:style-name="Internet_20_link" text:visited-style-name="Visited_20_Internet_20_Link">
https:\/\/liveuamap.com\/en\/2023\/24-june-governor-of-rostov-region-announced-shelter-at-place</text:a>
</text:p>
      <text:p text:style-name="P4">
News Source: <text:a xlink:type="simple" xlink:href="https://t.me/rusbrief/129090" text:style-name="Internet_20_link" text:visited-style-name="Visited_20_Internet_20_Link">
https://t.me/rusbrief/129090</text:a>
</text:p>
      <!--NEWS-->
      <text:h text:style-name="P10" text:outline-level="1">
<text:span text:style-name="T4">
Roads have been closed by military in Rostov region</text:span>
</text:h>
      <text:p text:style-name="P4">
Authors: liveuamap (Language: en)</text:p>
      <text:p text:style-name="P4">
Time: 2023-06-23T21:23:06</text:p>
      <text:p text:style-name="P4">
Location: Rostov (Latitude:47.35921 Longtitude:39.88561)</text:p>
      <text:p text:style-name="P4">
Videos: []</text:p>
      <text:p text:style-name="P4">
Images: []</text:p>
      <text:p text:style-name="P4">
Tags: ["Russia", "Roads"]</text:p>
      <text:p text:style-name="P4">
Id: 22571298</text:p>
      <!--METADATA-->
      <text:p text:style-name="P4">
Roads have been closed by military in Rostov region</text:p>
      <text:p text:style-name="P4">
News Collection Link: <text:a xlink:type="simple" xlink:href="https:\/\/liveuamap.com\/en\/2023\/24-june-roads-have-been-closed-by-military-in-rostov-region" text:style-name="Internet_20_link" text:visited-style-name="Visited_20_Internet_20_Link">
https:\/\/liveuamap.com\/en\/2023\/24-june-roads-have-been-closed-by-military-in-rostov-region</text:a>
</text:p>
      <text:p text:style-name="P4">
News Source: <text:a xlink:type="simple" xlink:href="https://t.me/breakingmash/45268" text:style-name="Internet_20_link" text:visited-style-name="Visited_20_Internet_20_Link">
https://t.me/breakingmash/45268</text:a>
</text:p>
      <!--NEWS-->
      <text:h text:style-name="P10" text:outline-level="1">
<text:span text:style-name="T4">
Governor of Lipetsk region of Russia calls for residents to cancel travels to Voronezh region</text:span>
</text:h>
      <text:p text:style-name="P4">
Authors: liveuamap (Language: en)</text:p>
      <text:p text:style-name="P4">
Time: 2023-06-23T21:25:47</text:p>
      <text:p text:style-name="P4">
Location: Voronezh (Latitude:52.05249 Longtitude:39.19647)</text:p>
      <text:p text:style-name="P4">
Videos: []</text:p>
      <text:p text:style-name="P4">
Images: []</text:p>
      <text:p text:style-name="P4">
Tags: ["Central and Eastern Europe", "Russia"]</text:p>
      <text:p text:style-name="P4">
Id: 22571302</text:p>
      <!--METADATA-->
      <text:p text:style-name="P4">
Governor of Lipetsk region of Russia calls for residents to cancel travels toVoronezh region</text:p>
      <text:p text:style-name="P4">
News Collection Link: <text:a xlink:type="simple" xlink:href="https:\/\/liveuamap.com\/en\/2023\/24-june-governor-of-lipetsk-region-of-russia-calls-for-residents" text:style-name="Internet_20_link" text:visited-style-name="Visited_20_Internet_20_Link">
https:\/\/liveuamap.com\/en\/2023\/24-june-governor-of-lipetsk-region-of-russia-calls-for-residents</text:a>
</text:p>
      <text:p text:style-name="P4">
News Source: <text:a xlink:type="simple" xlink:href="https://t.me/breakingmash/45269" text:style-name="Internet_20_link" text:visited-style-name="Visited_20_Internet_20_Link">
https://t.me/breakingmash/45269</text:a>
</text:p>
      <!--NEWS-->
      <text:h text:style-name="P10" text:outline-level="1">
<text:span text:style-name="T4">
Casualties as result of Russian missile strike in Dnipro city</text:span>
</text:h>
      <text:p text:style-name="P4">
Authors: liveuamap (Language: en)</text:p>
      <text:p text:style-name="P4">
Time: 2023-06-23T21:30:24</text:p>
      <text:p text:style-name="P4">
Location: Dnipro (Latitude:48.45876 Longtitude:35.08925)</text:p>
      <text:p text:style-name="P4">
Videos: []</text:p>
      <text:p text:style-name="P4">
Images: []</text:p>
      <text:p text:style-name="P4">
Tags: ["Europe", "Central and Eastern Europe"]</text:p>
      <text:p text:style-name="P4">
Id: 22571309</text:p>
      <!--METADATA-->
      <text:p text:style-name="P4">
Casualties as result of Russian missile strike in Dnipro city</text:p>
      <text:p text:style-name="P4">
News Collection Link: <text:a xlink:type="simple" xlink:href="https:\/\/liveuamap.com\/en\/2023\/24-june-casualties-as-result-of-russian-missile-strike-in" text:style-name="Internet_20_link" text:visited-style-name="Visited_20_Internet_20_Link">
https:\/\/liveuamap.com\/en\/2023\/24-june-casualties-as-result-of-russian-missile-strike-in</text:a>
</text:p>
      <text:p text:style-name="P4">
News Source: <text:a xlink:type="simple" xlink:href="https://t.me/babel/34430" text:style-name="Internet_20_link" text:visited-style-name="Visited_20_Internet_20_Link">
https://t.me/babel/34430</text:a>
</text:p>
      <!--NEWS-->
      <text:h text:style-name="P10" text:outline-level="1">
<text:span text:style-name="T4">
Air defense shot down over 20 Kh-101\/555 missiles near Kyiv</text:span>
</text:h>
      <text:p text:style-name="P4">
Authors: liveuamap (Language: en)</text:p>
      <text:p text:style-name="P4">
Time: 2023-06-23T21:35:44</text:p>
      <text:p text:style-name="P4">
Location: Kyiv, Kyiv city (Latitude:50.43097 Longtitude:30.57815)</text:p>
      <text:p text:style-name="P4">
Videos: []</text:p>
      <text:p text:style-name="P4">
Images: []</text:p>
      <text:p text:style-name="P4">
Tags: ["Europe", "Central and Eastern Europe"]</text:p>
      <text:p text:style-name="P4">
Id: 22571310</text:p>
      <!--METADATA-->
      <text:p text:style-name="P4">
Air defense shot down over 20 Kh-101/555 missiles near Kyiv</text:p>
      <text:p text:style-name="P4">
News Collection Link: <text:a xlink:type="simple" xlink:href="https:\/\/liveuamap.com\/en\/2023\/24-june-air-defense-shot-down-over-20-kh101555-missiles-near" text:style-name="Internet_20_link" text:visited-style-name="Visited_20_Internet_20_Link">
https:\/\/liveuamap.com\/en\/2023\/24-june-air-defense-shot-down-over-20-kh101555-missiles-near</text:a>
</text:p>
      <text:p text:style-name="P4">
News Source: <text:a xlink:type="simple" xlink:href="https://t.me/VA_Kyiv/2273" text:style-name="Internet_20_link" text:visited-style-name="Visited_20_Internet_20_Link">
https://t.me/VA_Kyiv/2273</text:a>
</text:p>
      <!--NEWS-->
      <text:h text:style-name="P10" text:outline-level="1">
<text:span text:style-name="T4">
Air defense was active in Poltava region</text:span>
</text:h>
      <text:p text:style-name="P4">
Authors: liveuamap (Language: en)</text:p>
      <text:p text:style-name="P4">
Time: 2023-06-23T21:37:30</text:p>
      <text:p text:style-name="P4">
Location: Poltava (Latitude:49.58367 Longtitude:34.58651)</text:p>
      <text:p text:style-name="P4">
Videos: []</text:p>
      <text:p text:style-name="P4">
Images: []</text:p>
      <text:p text:style-name="P4">
Tags: ["Europe", "Central and Eastern Europe"]</text:p>
      <text:p text:style-name="P4">
Id: 22571311</text:p>
      <!--METADATA-->
      <text:p text:style-name="P4">
Air defense was active in Poltava region</text:p>
      <text:p text:style-name="P4">
News Collection Link: <text:a xlink:type="simple" xlink:href="https:\/\/liveuamap.com\/en\/2023\/24-june-air-defense-was-active-in-poltava-region" text:style-name="Internet_20_link" text:visited-style-name="Visited_20_Internet_20_Link">
https:\/\/liveuamap.com\/en\/2023\/24-june-air-defense-was-active-in-poltava-region</text:a>
</text:p>
      <text:p text:style-name="P4">
News Source: <text:a xlink:type="simple" xlink:href="https://t.me/DMYTROLUNIN/8813" text:style-name="Internet_20_link" text:visited-style-name="Visited_20_Internet_20_Link">
https://t.me/DMYTROLUNIN/8813</text:a>
</text:p>
      <!--NEWS-->
      <text:h text:style-name="P10" text:outline-level="1">
<text:span text:style-name="T4">
Wagner PMC claims shooting down the military helicopter after launching an attack against Rus...</text:span>
</text:h>
      <text:p text:style-name="P4">
Authors: liveuamap (Language: en)</text:p>
      <text:p text:style-name="P4">
Time: 2023-06-23T21:45:00</text:p>
      <text:p text:style-name="P4">
Location: Aksai, Rostov region (Latitude:47.2783 Longtitude:39.84879)</text:p>
      <text:p text:style-name="P4">
Videos: []</text:p>
      <text:p text:style-name="P4">
Images: []</text:p>
      <text:p text:style-name="P4">
Tags: ["Russia"]</text:p>
      <text:p text:style-name="P4">
Id: 22571312</text:p>
      <!--METADATA-->
      <text:p text:style-name="P4">
Wagner PMC claims shooting down the military helicopter after launching anattack against Russian civilian population</text:p>
      <text:p text:style-name="P4">
News Collection Link: <text:a xlink:type="simple" xlink:href="https:\/\/liveuamap.com\/en\/2023\/24-june-wagner-pmc-claims-shooting-down-the-military-helicopter" text:style-name="Internet_20_link" text:visited-style-name="Visited_20_Internet_20_Link">
https:\/\/liveuamap.com\/en\/2023\/24-june-wagner-pmc-claims-shooting-down-the-military-helicopter</text:a>
</text:p>
      <text:p text:style-name="P4">
News Source: <text:a xlink:type="simple" xlink:href="https://t.me/Prigozhin_hat/3808" text:style-name="Internet_20_link" text:visited-style-name="Visited_20_Internet_20_Link">
https://t.me/Prigozhin_hat/3808</text:a>
</text:p>
      <!--NEWS-->
      <text:h text:style-name="P10" text:outline-level="1">
<text:span text:style-name="T4">
Tanks on the way to the Russian Southern Military district HQ in Rostov</text:span>
</text:h>
      <text:p text:style-name="P4">
Authors: liveuamap (Language: en)</text:p>
      <text:p text:style-name="P4">
Time: 2023-06-23T21:59:02</text:p>
      <text:p text:style-name="P4">
Location: Rostov, Rostovskaya oblast' (Latitude:47.22295 Longtitude:39.70322)</text:p>
      <text:p text:style-name="P4">
Videos: []</text:p>
      <text:p text:style-name="P4">
Images: []</text:p>
      <text:p text:style-name="P4">
Tags: ["Central and Eastern Europe", "Russia"]</text:p>
      <text:p text:style-name="P4">
Id: 22571313</text:p>
      <!--METADATA-->
      <text:p text:style-name="P4">
Tanks on the way to the Russian Southern Military district HQ in Rostov</text:p>
      <text:p text:style-name="P4">
News Collection Link: <text:a xlink:type="simple" xlink:href="https:\/\/liveuamap.com\/en\/2023\/24-june-tanks-on-the-way-to-the-russian-southern-military" text:style-name="Internet_20_link" text:visited-style-name="Visited_20_Internet_20_Link">
https:\/\/liveuamap.com\/en\/2023\/24-june-tanks-on-the-way-to-the-russian-southern-military</text:a>
</text:p>
      <text:p text:style-name="P4">
News Source: <text:a xlink:type="simple" xlink:href="https://t.me/rusbrief/129109" text:style-name="Internet_20_link" text:visited-style-name="Visited_20_Internet_20_Link">
https://t.me/rusbrief/129109</text:a>
</text:p>
      <!--NEWS-->
      <text:h text:style-name="P10" text:outline-level="1">
<text:span text:style-name="T4">
The results of the National Commission for UNESCO in the first half of 2023 were presented</text:span>
</text:h>
      <text:p text:style-name="P4">
Author: ['АРМІЯINFORM']</text:p>
      <text:p text:style-name="P4">
Time: 2023-06-23T22:00:00-04:00</text:p>
      <text:p text:style-name="P4">
Description: The head of the National Complaints UNESCO, Persha Exchetes Minstr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64942c16b5956946411402_730x360.jpeg" text:style-name="Internet_20_link" text:visited-style-name="Visited_20_Internet_20_Link">
64942c16b5956946411402_730x360.jpeg</text:a>
']</text:p>
      <text:p text:style-name="P4">
Tags: ['STOPRUSSIA', 'АГРЕСІЯ РФ', 'ВІЙНА', 'ВТОРГНЕННЯ РФ', 'ЕМІНЕ ДЖАПАРОВА', 'МЗС', 'ЮНЕСКО']</text:p>
      <text:p text:style-name="P4">
Category: News</text:p>
      <!--METADATA-->
      <text:p text:style-name="P4">
<draw:frame draw:style-name="fr1" draw:name="Image15" text:anchor-type="as-char" svg:width="6.9236in" svg:height="4.599926in" draw:z-index="0">
<draw:image xlink:href="../Images/AРМІЯINFORM/2023-06-23T22-00-00-04-00/64942c16b5956946411402_730x360.jpeg" xlink:type="simple" xlink:show="embed" xlink:actuate="onLoad" draw:mime-type="image/jpeg"/>
</draw:frame>
The Chairman of the National Commission for UNESCO, the First Deputy Foreign Minister Emine Dzhaparov held the 5th meeting of the Bureau Commission.</text:p>
      <text:p text:style-name="P4">
The event was attended by the heads of the National Commission Sectors, as well as the permanent representative of Ukraine at UNESCO Vadim Omelchenko.</text:p>
      <text:p text:style-name="P4">
During the event, Emina Dzhaparova presented two new members of the Bureau - Evgeny Kudryavts, Deputy Minister of Education and Science of Ukraine, Head of Sector Correomics of the National Commission, and Oleksandr Krasnolutsky, First Deputy Ministry of Environmental Protection and Natural Resources of Ukraine, Head of the Natural Commission.</text:p>
      <text:p text:style-name="P4">
<text:span text:style-name="T4">
 Emine Dzhaparova presented the results of the National Commission in the first half of 2023 and outlined the main achievements of Ukraine in UNESCO. Including:</text:span>
</text:p>
      <ul>
        <li>
Visits to Ukraine UNESCO CEO Azula and Delegation of the Group of Friends of Ukraine to UNESCO; * Approval of the decision of the 216th session of the UNESCO Executive Council on the introduction of the status of young ambassador of associate schools of UNESCO(Ukrainian initiative supported by 21 UNESCO Member States); * approval by the executive council of the Ukrainian nomination "Documentary Heritage" Babin Yar ", its inclusion in the International Register of the UNESCO Program" Memory of the World "; * election of a candidate from Ukraine as head of the Communication and Information Commission during the 42nd session of the UNESCO General Conference in November 2023; * Approval by the Council of the Council on further provision of extraordinary assistance to Ukraine. UNESCO estimates that the total amount of further assistance for Ukraine may reach $ 120 million and should be mobilized by the end of 2024.</li>
      </ul>
      <text:p text:style-name="P4">
In addition, Emine Dzhaparova emphasized that the importance of Ukraine's focus is the importance of the Crimea and the state of the cultural monuments of the semi -island. In particular those made to the previous list(Bakhchisarai Palace of Crimean Khan and a complex of monuments of Sudak fortress)and a list of world heritage objects(The ancient city of Chersonese Tavriysky and his Hhorio).</text:p>
      <text:p text:style-name="P4">
Члени Бюро Нацкомісії обговорили ініціативу скликання разом з СекретаріатомЮНЕСКО міжнародної конференції з відновлення України у сферах компетенціїОрганізації.</text:p>
      <text:p text:style-name="P4">
Окрему увагу було приділено питанню забезпечення участі української делегаціїу 5-й позачерговій сесії Генконференції ЮНЕСКО наприкінці цього місяця.Головне питання зазначеної сесії — поновлення членства США в ЮНЕСКО.</text:p>
      <ul>
        <li>
Maximum deprivation of Russia in the UNESCO governing bodies; * Promotion of representatives of Ukraine to the governing bodies of the organization.</li>
      </ul>
      <text:p text:style-name="P4">
The participants of the meeting discussed the issues of intensifying the activities of the educational sector. They outlined further steps for the development of the UNESCO networking schools in Ukraine, as well as focused on the implementation of the prosect on recreation of Ukrainian children from the most affected from the war of Ukraine's war in Germany.</text:p>
      <text:p text:style-name="P4">
The members of the National Commission Bureau approved the results of the commission in the first half of the year, and also determined the priorities of the sectors and the National Commission as a whole.</text:p>
      <text:p text:style-name="P4">
<text:span text:style-name="T4">
 Source: </text:span>
 <text:a xlink:type="simple" xlink:href="https://mfa.gov.ua/news/emine-dzhaparova-provela-zasidannya-byuro-nacionalnoyi-komisiyi-ukrayini-u-spravah-yunesko" text:style-name="Internet_20_link" text:visited-style-name="Visited_20_Internet_20_Link">
<text:span text:style-name="T5">
MZS</text:span>
</text:a>
</text:p>
      <text:p text:style-name="P4">
News Source: <text:a xlink:type="simple" xlink:href="https://armyinform.com.ua/2023/06/23/emine-dzhaparova-provela-zasidannya-byuro-naczionalnoyi-komisiyi-ukrayiny-u-spravah-yunesko/" text:style-name="Internet_20_link" text:visited-style-name="Visited_20_Internet_20_Link">
https://armyinform.com.ua/2023/06/23/emine-dzhaparova-provela-zasidannya-byuro-naczionalnoyi-komisiyi-ukrayiny-u-spravah-yunesko/</text:a>
</text:p>
      <!--NEWS-->
      <text:h text:style-name="P10" text:outline-level="1">
<text:span text:style-name="T4">
Authorities in Voronezh district of Russia call citizens not to use public roads due to movem...</text:span>
</text:h>
      <text:p text:style-name="P4">
Authors: liveuamap (Language: en)</text:p>
      <text:p text:style-name="P4">
Time: 2023-06-23T22:00:29</text:p>
      <text:p text:style-name="P4">
Location: Voronez, Voronezhskaya oblast' (Latitude:51.65083 Longtitude:39.20042)</text:p>
      <text:p text:style-name="P4">
Videos: []</text:p>
      <text:p text:style-name="P4">
Images: []</text:p>
      <text:p text:style-name="P4">
Tags: ["Russia"]</text:p>
      <text:p text:style-name="P4">
Id: 22571314</text:p>
      <!--METADATA-->
      <text:p text:style-name="P4">
Authorities in Voronezh district of Russia call citizens not to use publicroads due to movement of troops</text:p>
      <text:p text:style-name="P4">
News Collection Link: <text:a xlink:type="simple" xlink:href="https:\/\/liveuamap.com\/en\/2023\/24-june-authorities-in-voronezh-district-of-russia-call-citizens" text:style-name="Internet_20_link" text:visited-style-name="Visited_20_Internet_20_Link">
https:\/\/liveuamap.com\/en\/2023\/24-june-authorities-in-voronezh-district-of-russia-call-citizens</text:a>
</text:p>
      <text:p text:style-name="P4">
News Source: <text:a xlink:type="simple" xlink:href="https://t.me/zvezdanews/122383" text:style-name="Internet_20_link" text:visited-style-name="Visited_20_Internet_20_Link">
https://t.me/zvezdanews/122383</text:a>
</text:p>
      <!--NEWS-->
      <text:h text:style-name="P10" text:outline-level="1">
<text:span text:style-name="T4">
Wagner soldiers in central Rostov</text:span>
</text:h>
      <text:p text:style-name="P4">
Authors: liveuamap (Language: en)</text:p>
      <text:p text:style-name="P4">
Time: 2023-06-23T22:21:39</text:p>
      <text:p text:style-name="P4">
Location: Rostov, Rostovskaya oblast' (Latitude:47.21904 Longtitude:39.70245)</text:p>
      <text:p text:style-name="P4">
Videos: []</text:p>
      <text:p text:style-name="P4">
Images: []</text:p>
      <text:p text:style-name="P4">
Tags: ["Russia"]</text:p>
      <text:p text:style-name="P4">
Id: 22571315</text:p>
      <!--METADATA-->
      <text:p text:style-name="P4">
Wagner soldiers in central Rostov</text:p>
      <text:p text:style-name="P4">
News Collection Link: <text:a xlink:type="simple" xlink:href="https:\/\/liveuamap.com\/en\/2023\/24-june-wagner-soldiers-in-central-rostov" text:style-name="Internet_20_link" text:visited-style-name="Visited_20_Internet_20_Link">
https:\/\/liveuamap.com\/en\/2023\/24-june-wagner-soldiers-in-central-rostov</text:a>
</text:p>
      <text:p text:style-name="P4">
News Source: <text:a xlink:type="simple" xlink:href="https://t.me/rusbrief/129129" text:style-name="Internet_20_link" text:visited-style-name="Visited_20_Internet_20_Link">
https://t.me/rusbrief/129129</text:a>
</text:p>
      <!--NEWS-->
      <text:h text:style-name="P10" text:outline-level="1">
<text:span text:style-name="T4">
Wagner PMC claims 2 Russian military helicopter shot down</text:span>
</text:h>
      <text:p text:style-name="P4">
Authors: liveuamap (Language: en)</text:p>
      <text:p text:style-name="P4">
Time: 2023-06-23T22:22:58</text:p>
      <text:p text:style-name="P4">
Location: Aksai, Rostov region (Latitude:47.28028 Longtitude:39.84072)</text:p>
      <text:p text:style-name="P4">
Videos: []</text:p>
      <text:p text:style-name="P4">
Images: []</text:p>
      <text:p text:style-name="P4">
Tags: ["Central and Eastern Europe", "Russia"]</text:p>
      <text:p text:style-name="P4">
Id: 22571316</text:p>
      <!--METADATA-->
      <text:p text:style-name="P4">
Wagner PMC claims 2 Russian military helicopter shot down</text:p>
      <text:p text:style-name="P4">
News Collection Link: <text:a xlink:type="simple" xlink:href="https:\/\/liveuamap.com\/en\/2023\/24-june-wagner-pmc-claims-2-russian-military-helicopter-shot" text:style-name="Internet_20_link" text:visited-style-name="Visited_20_Internet_20_Link">
https:\/\/liveuamap.com\/en\/2023\/24-june-wagner-pmc-claims-2-russian-military-helicopter-shot</text:a>
</text:p>
      <text:p text:style-name="P4">
News Source: <text:a xlink:type="simple" xlink:href="https://t.me/rusbrief/129127" text:style-name="Internet_20_link" text:visited-style-name="Visited_20_Internet_20_Link">
https://t.me/rusbrief/129127</text:a>
</text:p>
      <!--NEWS-->
      <text:h text:style-name="P10" text:outline-level="1">
<text:span text:style-name="T4">
Small arms clashes reported near Pavlovsk of Voronezh region, truck is on fire on highway, re...</text:span>
</text:h>
      <text:p text:style-name="P4">
Authors: liveuamap (Language: en)</text:p>
      <text:p text:style-name="P4">
Time: 2023-06-23T22:43:19</text:p>
      <text:p text:style-name="P4">
Location: Pavlovsk, Voronezh (Latitude:50.41377 Longtitude:40.14679)</text:p>
      <text:p text:style-name="P4">
Videos: []</text:p>
      <text:p text:style-name="P4">
Images: ["<text:a xlink:type="simple" xlink:href="https://liveuamap.com/pics/2023/06/24/22571317_0.jpg" text:style-name="Internet_20_link" text:visited-style-name="Visited_20_Internet_20_Link">
22571317_0.jpg</text:a>
", "<text:a xlink:type="simple" xlink:href="https://liveuamap.com/pics/2023/06/24/22571317_1.jpg" text:style-name="Internet_20_link" text:visited-style-name="Visited_20_Internet_20_Link">
22571317_1.jpg</text:a>
"]</text:p>
      <text:p text:style-name="P4">
Tags: ["Central and Eastern Europe", "Russia"]</text:p>
      <text:p text:style-name="P4">
Id: 22571317</text:p>
      <!--METADATA-->
      <text:p text:style-name="P4">
Small arms clashes reported near Pavlovsk of Voronezh region, truck is on fireon highway, reports of tanks</text:p>
      <text:p text:style-name="P4">
<draw:frame draw:style-name="fr1" draw:name="Image16" text:anchor-type="as-char" svg:width="6.9236in" svg:height="3.929143in" draw:z-index="0">
<draw:image xlink:href="../Images/liveuamap/2023-06-23T22-43-19/22571317_0.jpg" xlink:type="simple" xlink:show="embed" xlink:actuate="onLoad" draw:mime-type="image/jpeg"/>
</draw:frame>
<draw:frame draw:style-name="fr1" draw:name="Image17" text:anchor-type="as-char" svg:width="5.7in" svg:height="10.0in" draw:z-index="0">
<draw:image xlink:href="../Images/liveuamap/2023-06-23T22-43-19/22571317_1.jpg" xlink:type="simple" xlink:show="embed" xlink:actuate="onLoad" draw:mime-type="image/jpeg"/>
</draw:frame>
News Collection Link: <text:a xlink:type="simple" xlink:href="https:\/\/liveuamap.com\/en\/2023\/24-june-small-arms-clashes-reported-near-pavlovsk-of-voronezh" text:style-name="Internet_20_link" text:visited-style-name="Visited_20_Internet_20_Link">
https:\/\/liveuamap.com\/en\/2023\/24-june-small-arms-clashes-reported-near-pavlovsk-of-voronezh</text:a>
</text:p>
      <text:p text:style-name="P4">
News Source: <text:a xlink:type="simple" xlink:href="https://t.me/rusbrief/129140" text:style-name="Internet_20_link" text:visited-style-name="Visited_20_Internet_20_Link">
https://t.me/rusbrief/129140</text:a>
</text:p>
      <!--NEWS-->
      <text:h text:style-name="P10" text:outline-level="1">
<text:span text:style-name="T4">
Traffic at the bridge over Ob river at m4 highway near Kashira was stopped</text:span>
</text:h>
      <text:p text:style-name="P4">
Authors: liveuamap (Language: en)</text:p>
      <text:p text:style-name="P4">
Time: 2023-06-23T22:46:15</text:p>
      <text:p text:style-name="P4">
Location: Kashira, Moscow region (Latitude:54.84066 Longtitude:38.03918)</text:p>
      <text:p text:style-name="P4">
Videos: []</text:p>
      <text:p text:style-name="P4">
Images: []</text:p>
      <text:p text:style-name="P4">
Tags: ["Central and Eastern Europe", "Russia"]</text:p>
      <text:p text:style-name="P4">
Id: 22571318</text:p>
      <!--METADATA-->
      <text:p text:style-name="P4">
Traffic at the bridge over Ob river at m4 highway near Kashira was stopped</text:p>
      <text:p text:style-name="P4">
News Collection Link: <text:a xlink:type="simple" xlink:href="https:\/\/liveuamap.com\/en\/2023\/24-june-traffic-at-the-bridge-over-ob-river-at-m4-highway" text:style-name="Internet_20_link" text:visited-style-name="Visited_20_Internet_20_Link">
https:\/\/liveuamap.com\/en\/2023\/24-june-traffic-at-the-bridge-over-ob-river-at-m4-highway</text:a>
</text:p>
      <text:p text:style-name="P4">
News Source: <text:a xlink:type="simple" xlink:href="https://t.me/russ_orientalist/14753" text:style-name="Internet_20_link" text:visited-style-name="Visited_20_Internet_20_Link">
https://t.me/russ_orientalist/14753</text:a>
</text:p>
      <!--NEWS-->
      <text:h text:style-name="P10" text:outline-level="1">
<text:span text:style-name="T4">
Mayor of Moscow says counter-terrorism measures have been taken in Moscow, says there is an i...</text:span>
</text:h>
      <text:p text:style-name="P4">
Authors: liveuamap (Language: en)</text:p>
      <text:p text:style-name="P4">
Time: 2023-06-23T23:07:22</text:p>
      <text:p text:style-name="P4">
Location: Moskva, Moscow (Latitude:55.75291 Longtitude:37.61375)</text:p>
      <text:p text:style-name="P4">
Videos: []</text:p>
      <text:p text:style-name="P4">
Images: []</text:p>
      <text:p text:style-name="P4">
Tags: ["Central and Eastern Europe", "Russia"]</text:p>
      <text:p text:style-name="P4">
Id: 22571323</text:p>
      <!--METADATA-->
      <text:p text:style-name="P4">
Mayor of Moscow says counter-terrorism measures have been taken in Moscow,says there is an information, though no details</text:p>
      <text:p text:style-name="P4">
News Collection Link: <text:a xlink:type="simple" xlink:href="https:\/\/liveuamap.com\/en\/2023\/24-june-mayor-of-moscow-says-counterterrorism-measures-have" text:style-name="Internet_20_link" text:visited-style-name="Visited_20_Internet_20_Link">
https:\/\/liveuamap.com\/en\/2023\/24-june-mayor-of-moscow-says-counterterrorism-measures-have</text:a>
</text:p>
      <text:p text:style-name="P4">
News Source: <text:a xlink:type="simple" xlink:href="https://t.me/mos_sobyanin/5706" text:style-name="Internet_20_link" text:visited-style-name="Visited_20_Internet_20_Link">
https://t.me/mos_sobyanin/5706</text:a>
</text:p>
      <!--NEWS-->
      <text:h text:style-name="P10" text:outline-level="1">
<text:span text:style-name="T4">
Defense forces struck four concentration areas and 23 enemy articles</text:span>
</text:h>
      <text:p text:style-name="P4">
Author: ['АРМІЯINFORM']</text:p>
      <text:p text:style-name="P4">
Time: 2023-06-23T24:00:00-04:00</text:p>
      <text:p text:style-name="P4">
Description: Avіaatsіya defense forces for Past Dob took 7 strokes in the districts of Zserdzhennya of Especially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2/323438263_687407886219153_7819518616379973794_n.webp" text:style-name="Internet_20_link" text:visited-style-name="Visited_20_Internet_20_Link">
323438263_687407886219153_7819518616379973794_n.webp</text:a>
']</text:p>
      <text:p text:style-name="P4">
Tags: ['STOPRUSSIA', 'АГРЕСІЯ РФ', 'ВТОРГНЕННЯ РФ', 'ГШ ЗСУ', 'ХРОНІКА ОБОРОНИ']</text:p>
      <text:p text:style-name="P4">
Category: News</text:p>
      <!--METADATA-->
      <text:p text:style-name="P4">
<draw:frame draw:style-name="fr1" draw:name="Image18" text:anchor-type="as-char" svg:width="6.9236in" svg:height="4.622144in" draw:z-index="0">
<draw:image xlink:href="../ConvertedIMGs/AРМІЯINFORM/2023-06-23T24-00-00-04-00/323438263_687407886219153_7819518616379973794_n.png" xlink:type="simple" xlink:show="embed" xlink:actuate="onLoad" draw:mime-type="image/png"/>
</draw:frame>
Illustrative Photo <text:span text:style-name="T4">
 🔥 Situation on Russian invasion </text:span>
</text:p>
      <text:p text:style-name="P4">
The aviation of defense forces over the past day has made 7 beats in the areas of concentration of the personal staff of the enemy and 4-on the anti-aircraft missile complexes of the enemy.</text:p>
      <text:p text:style-name="P4">
About it on Facebook <text:a xlink:type="simple" xlink:href="https://www.facebook.com/GeneralStaff.ua/posts/pfbid0h8SWuNhUx7bLHgZzZ5aS6EurKjbqTt7Wex93T8AJLYgBWSa88gRmAhUgt4ZiiKyjl" text:style-name="Internet_20_link" text:visited-style-name="Visited_20_Internet_20_Link">
reports</text:a>
The General Staff of the Armed Forces of Ukraine.</text:p>
      <text:p text:style-name="P4">
Subdivisions of missile troops and artillery during the day were struck by the Office of Management, 4 areas of concentration of personnel and military equipment, 2 warehouses, 1 composition of fuel and lubricants, 23 artillery units at fire positions, 2 means</text:p>
      <text:p text:style-name="P4">
News Source: <text:a xlink:type="simple" xlink:href="https://armyinform.com.ua/2023/06/23/syly-oborony-urazyly-chotyry-rajony-zoseredzhennya-protyvnyka-ta-23-artpidrozdily/" text:style-name="Internet_20_link" text:visited-style-name="Visited_20_Internet_20_Link">
https://armyinform.com.ua/2023/06/23/syly-oborony-urazyly-chotyry-rajony-zoseredzhennya-protyvnyka-ta-23-artpidrozdily/</text:a>
</text:p>
      <!--NEWS-->
      <text:h text:style-name="P10" text:outline-level="1">
<text:span text:style-name="T4">
At night the Russians tried to attack the military airfield - the air defense forces destroyed all 13 winged missiles</text:span>
</text:h>
      <text:p text:style-name="P4">
Author: ['АРМІЯINFORM']</text:p>
      <text:p text:style-name="P4">
Time: 2023-06-23T26:00:00-04:00</text:p>
      <text:p text:style-name="P4">
Description: Unoch 23 Chervni 2023 Roku enemy severity of the Khokatyahi strategic on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ppo_1.jpg" text:style-name="Internet_20_link" text:visited-style-name="Visited_20_Internet_20_Link">
ppo_1.jpg</text:a>
']</text:p>
      <text:p text:style-name="P4">
Tags: ['STOPRUSSIA', 'АГРЕСІЯ РФ', 'ВТОРГНЕННЯ РФ', 'КОМАНДУВАННЯ ПОВІТРЯНИХ СИЛ', 'ХРОНІКА ОБОРОНИ']</text:p>
      <text:p text:style-name="P4">
Category: News</text:p>
      <!--METADATA-->
      <text:p text:style-name="P4">
<draw:frame draw:style-name="fr1" draw:name="Image19" text:anchor-type="as-char" svg:width="6.9236in" svg:height="4.32148in" draw:z-index="0">
<draw:image xlink:href="../Images/AРМІЯINFORM/2023-06-23T26-00-00-04-00/ppo_1.jpg" xlink:type="simple" xlink:show="embed" xlink:actuate="onLoad" draw:mime-type="image/jpeg"/>
</draw:frame>
On the night of June 23, 2023, the enemy struck Ukraine from aircraft aircraft aircraft. This time the attack is directed at the military airfield of Uhmelnitsky region.</text:p>
      <text:p text:style-name="P4">
About it <text:a xlink:type="simple" xlink:href="https://www.facebook.com/kpszsu/posts/pfbid0ztcvLNke6oZMFjQFSveHX2PNiWVLSp8n9cpfJmmuCmUevp8UHdhjGj9eM7Qnw1dDl" text:style-name="Internet_20_link" text:visited-style-name="Visited_20_Internet_20_Link">
reports</text:a>
Armed Forces Command.</text:p>
      <text:p text:style-name="P4">
“The launches were carried out near midnight from the Caspian Sea of Tu-95MC. All 13 winged rockets X-101/X-555 were destroyed by a prototype defense, most in Khmelnytskyi. In addition, the defenders of the non -reconnaissance UAVs of the not established type, ”the message reads.</text:p>
      <text:p text:style-name="P4">
News Source: <text:a xlink:type="simple" xlink:href="https://armyinform.com.ua/2023/06/23/unochi-rosiyany-namagalysya-atakuvaty-vijskovyj-aerodrom-syly-ppo-znyshhyly-usi-13-krylatyh-raket/" text:style-name="Internet_20_link" text:visited-style-name="Visited_20_Internet_20_Link">
https://armyinform.com.ua/2023/06/23/unochi-rosiyany-namagalysya-atakuvaty-vijskovyj-aerodrom-syly-ppo-znyshhyly-usi-13-krylatyh-raket/</text:a>
</text:p>
      <!--NEWS-->
      <text:h text:style-name="P10" text:outline-level="1">
<text:span text:style-name="T4">
In Donetsk, Ukrainian anti-aircraft destroyed another helicopter KA-52</text:span>
</text:h>
      <text:p text:style-name="P4">
Author: ['АРМІЯINFORM']</text:p>
      <text:p text:style-name="P4">
Time: 2023-06-23T28:00:00-04:00</text:p>
      <text:p text:style-name="P4">
Description: Sogodnі, 23 worms, the power of the PPO is sliced the shock helicopter "Ka-52". About Tse Doldomlya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2/06/ka-52.jpg" text:style-name="Internet_20_link" text:visited-style-name="Visited_20_Internet_20_Link">
ka-52.jpg</text:a>
']</text:p>
      <text:p text:style-name="P4">
Tags: ['STOPRUSSIA', 'ЗЕНІТНИКИ', 'КА-52 «АЛІГАТОР»', 'КОМАНДУВАННЯ ПОВІТРЯНИХ СИЛ ЗСУ', 'МИКОЛА ОЛЕЩУК']</text:p>
      <text:p text:style-name="P4">
Category: News</text:p>
      <!--METADATA-->
      <text:p text:style-name="P4">
<draw:frame draw:style-name="fr1" draw:name="Image20" text:anchor-type="as-char" svg:width="6.9236in" svg:height="4.15416in" draw:z-index="0">
<draw:image xlink:href="../Images/AРМІЯINFORM/2023-06-23T28-00-00-04-00/ka-52.jpg" xlink:type="simple" xlink:show="embed" xlink:actuate="onLoad" draw:mime-type="image/jpeg"/>
</draw:frame>
Illustrative photo</text:p>
      <text:p text:style-name="P4">
Today, on June 23, the air defense forces were shot down by the Ka-52 shock helicopter.</text:p>
      <text:p text:style-name="P4">
About it <text:a xlink:type="simple" xlink:href="https://t.me/MykolaOleshchuk/89" text:style-name="Internet_20_link" text:visited-style-name="Visited_20_Internet_20_Link">
reports</text:a>
Commander of the Air Force forces of Ukraine Lieutenant General Mykola Oleshchuk.</text:p>
      <text:p text:style-name="P4">
"Thank you to our anti -aircraft for another" alligator "in the Donetsk region today!" He wrote.</text:p>
      <text:p text:style-name="P4">
News Source: <text:a xlink:type="simple" xlink:href="https://armyinform.com.ua/2023/06/23/na-donechchyni-ukrayinski-zenitnyky-znyshhyly-shhe-odyn-vertolit-ka-52/" text:style-name="Internet_20_link" text:visited-style-name="Visited_20_Internet_20_Link">
https://armyinform.com.ua/2023/06/23/na-donechchyni-ukrayinski-zenitnyky-znyshhyly-shhe-odyn-vertolit-ka-52/</text:a>
</text:p>
      <!--NEWS-->
      <text:h text:style-name="P10" text:outline-level="1">
<text:span text:style-name="T4">
In the temporarily occupied territories, invaders continue to terrorize the local population</text:span>
</text:h>
      <text:p text:style-name="P4">
Author: ['АРМІЯINFORM']</text:p>
      <text:p text:style-name="P4">
Time: 2023-06-23T2:00:00-04:00</text:p>
      <text:p text:style-name="P4">
Description: The Center for the Wizin -Format Movidomiv about the desi -formatziy Tu manipanative Campanay, the war with Ukraine 2022, the war with Ukrain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okupant.jpg" text:style-name="Internet_20_link" text:visited-style-name="Visited_20_Internet_20_Link">
okupant.jpg</text:a>
']</text:p>
      <text:p text:style-name="P4">
Tags: ['STOPRUSSIA', 'АГРЕСІЯ РФ', 'ВІЙНА', 'ВТОРГНЕННЯ РФ', 'ТОТ']</text:p>
      <text:p text:style-name="P4">
Category: News</text:p>
      <!--METADATA-->
      <text:p text:style-name="P4">
<draw:frame draw:style-name="fr1" draw:name="Image21" text:anchor-type="as-char" svg:width="6.9236in" svg:height="3.893007in" draw:z-index="0">
<draw:image xlink:href="../Images/AРМІЯINFORM/2023-06-23T2-00-00-04-00/okupant.jpg" xlink:type="simple" xlink:show="embed" xlink:actuate="onLoad" draw:mime-type="image/jpeg"/>
</draw:frame>
Center for Combating Misinformation <text:a xlink:type="simple" xlink:href="https://t.me/CenterCounteringDisinformation/5862" text:style-name="Internet_20_link" text:visited-style-name="Visited_20_Internet_20_Link">
reported</text:a>
Disinformation and manipulative campaigns occurring in temporary -corresponding territories.</text:p>
      <text:p text:style-name="P4">
<text:span text:style-name="T4">
 Zaporizhzhya region: </text:span>
</text:p>
      <ul>
        <li>
The occupiers intensified the "counter -pride" measures in the captured Vasylivka. The invaders actually closed the city for entry and exit. Particular attention is paid to Ukrainians who have no hostile Russian passport</li>
      </ul>
      <text:p text:style-name="P4">
<text:span text:style-name="T4">
 Donetsk region: </text:span>
</text:p>
      <ul>
        <li>
The leader of the militants D. Pushilin issued the so -called order to create camps to keep anyone who is not a citizen of ORDO or Russia. In fact it is the legalization of filtration camps and prisons for pro -Ukrainian population</li>
      </ul>
      <text:p text:style-name="P4">
<text:span text:style-name="T4">
 Lugansk region: </text:span>
</text:p>
      <ul>
        <li>
In 70% of schoolchildren, doctors from the Russian Federation found "pathology" to send them for treatment in Russia. In case of refusal, the occupiers are frustrated by the inability to study</li>
      </ul>
      <text:p text:style-name="P4">
<text:span text:style-name="T4">
 Kherson region: </text:span>
</text:p>
      <ul>
        <li>
Five pro -Russian murals were opened in occupied Genichesk. It is called the project "Kherson region together with Russia". Thus the enemy imposes the population of the Russian measure</li>
      </ul>
      <text:p text:style-name="P4">
News Source: <text:a xlink:type="simple" xlink:href="https://armyinform.com.ua/2023/06/23/pro-dezinformaczijni-ta-manipulyatyvni-kampaniyi-shho-vidbuvayutsya-na-tot-3/" text:style-name="Internet_20_link" text:visited-style-name="Visited_20_Internet_20_Link">
https://armyinform.com.ua/2023/06/23/pro-dezinformaczijni-ta-manipulyatyvni-kampaniyi-shho-vidbuvayutsya-na-tot-3/</text:a>
</text:p>
      <!--NEWS-->
      <text:h text:style-name="P10" text:outline-level="1">
<text:span text:style-name="T4">
The enemy's offensive on KUB ’ Yansk and Liman directions stopped - Anna Malyar</text:span>
</text:h>
      <text:p text:style-name="P4">
Author: ['АРМІЯINFORM']</text:p>
      <text:p text:style-name="P4">
Time: 2023-06-23T30:00:00-04:00</text:p>
      <text:p text:style-name="P4">
Description: The power of Ukraine’s defense at Denmark for an hour knocked out the attack of the Zbroychy forces of Rosiysko ... War with Ukraine 2022, the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193980.jpg" text:style-name="Internet_20_link" text:visited-style-name="Visited_20_Internet_20_Link">
193980.jpg</text:a>
']</text:p>
      <text:p text:style-name="P4">
Tags: ['STOPRUSSIA', 'АГРЕСІЯ РФ', 'ГАННА МАЛЯР', 'КУП‘ЯНСЬКИЙ НАПРЯМОК', 'ЛИМАНСЬКИЙ НАПРЯМОК']</text:p>
      <text:p text:style-name="P4">
Category: News</text:p>
      <!--METADATA-->
      <text:p text:style-name="P4">
<draw:frame draw:style-name="fr1" draw:name="Image22" text:anchor-type="as-char" svg:width="6.9236in" svg:height="3.952222in" draw:z-index="0">
<draw:image xlink:href="../Images/AРМІЯINFORM/2023-06-23T30-00-00-04-00/193980.jpg" xlink:type="simple" xlink:show="embed" xlink:actuate="onLoad" draw:mime-type="image/jpeg"/>
</draw:frame>
The Defense Forces of Ukraine are currently stopped and restrained the offensive of the Armed Forces of the Silarosian Federation in two directions in eastern Ukraine. These are Kupyansky Taliman directions.</text:p>
      <text:p text:style-name="P4">
This was reported by the Deputy Minister of Defense of Ukraine Anna Malyar in <text:a xlink:type="simple" xlink:href="https://t.me/annamaliar/867" text:style-name="Internet_20_link" text:visited-style-name="Visited_20_Internet_20_Link">
telegrams</text:a>
.</text:p>
      <text:p text:style-name="P4">
«На Куп'янському та Лиманському напрямках наші Сили оборони зупинили наступворога», — зазначила вона.</text:p>
      <text:p text:style-name="P4">
Нагадаємо, протягом минулої доби, за словами <text:a xlink:type="simple" xlink:href="https://armyinform.com.ua/2023/06/22/za-potochnu-dobu-sytuacziya-suttyevo-ne-zminylas/" text:style-name="Internet_20_link" text:visited-style-name="Visited_20_Internet_20_Link">
ГанниМаляр</text:a>
, The forces of Ukraine's defense took offensive actions on the direction of the case - the Dibrova, had partial success and are fixed on the achievements.</text:p>
      <text:p text:style-name="P4">
At the same time, the occupier loses his life and equipment daily. Yes, <text:a xlink:type="simple" xlink:href="https://armyinform.com.ua/2023/06/23/syly-oborony-likviduvaly-majzhe-700-okupantiv-znyshhyly-44-artsystem-i-15-bbm/" text:style-name="Internet_20_link" text:visited-style-name="Visited_20_Internet_20_Link">
485 days</text:a>
The confrontation of our associates eliminated almost 700 invaders, destroyed 44 artsystems and 15 BBM.</text:p>
      <text:p text:style-name="P4">
News Source: <text:a xlink:type="simple" xlink:href="https://armyinform.com.ua/2023/06/23/nastup-voroga-na-kupyanskomu-ta-lymanskomu-napryamkah-zupyneno-ganna-malyar/" text:style-name="Internet_20_link" text:visited-style-name="Visited_20_Internet_20_Link">
https://armyinform.com.ua/2023/06/23/nastup-voroga-na-kupyanskomu-ta-lymanskomu-napryamkah-zupyneno-ganna-malyar/</text:a>
</text:p>
      <!--NEWS-->
      <text:h text:style-name="P10" text:outline-level="1">
<text:span text:style-name="T4">
As Ukraine and the world were consolidated against Russian aggression</text:span>
</text:h>
      <text:p text:style-name="P4">
Author: ['АРМІЯINFORM']</text:p>
      <text:p text:style-name="P4">
Time: 2023-06-23T49:00:00-04:00</text:p>
      <text:p text:style-name="P4">
Description: Ukrainian -Tsarpyskiy Investiniy Bank Pіd. The memorandum of the mutual mining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09/golovna-37.jpg" text:style-name="Internet_20_link" text:visited-style-name="Visited_20_Internet_20_Link">
golovna-37.jpg</text:a>
']</text:p>
      <text:p text:style-name="P4">
Tags: ['STOPRUSSIA', 'АГРЕСІЯ РФ', 'ВІЙНА', 'ВТОРГНЕННЯ РФ', 'СЛУЖБА ЗОВНІШНЬОЇ РОЗВІДКИ']</text:p>
      <text:p text:style-name="P4">
Category: News</text:p>
      <!--METADATA-->
      <text:p text:style-name="P4">
<draw:frame draw:style-name="fr1" draw:name="Image23" text:anchor-type="as-char" svg:width="6.9236in" svg:height="6.820353in" draw:z-index="0">
<draw:image xlink:href="../Images/AРМІЯINFORM/2023-06-23T49-00-00-04-00/golovna-37.jpg" xlink:type="simple" xlink:show="embed" xlink:actuate="onLoad" draw:mime-type="image/jpeg"/>
</draw:frame>
Ukraine and the European Investment Bank have signed a memorandum of understanding of cooperation in the projects of Ukraine's restoration, which provides for the extent of 840 million euros for the implementation in 2023 of priority pro -renewal of Ukraine's infrastructure renewal.</text:p>
      <text:p text:style-name="P4">
France will allocate to Ukraine an additional 40 million euros of irreversible financial assistance for urgent reconstruction this year, and also prepares a long -term plan for civilian needs. “I am glad to note that he(Aid Plan)It will consist mainly of grants to not create additional pressure from the public finances of Ukraine, ” - said France Minister of Foreign Affairs Colonne.</text:p>
      <text:p text:style-name="P4">
France will create a special insurance mechanism for investors who work in Ukraine to cover their risks in connection with the war.</text:p>
      <text:p text:style-name="P4">
The Prime Minister of the United Kingdom Richa Snak at the Conference of Defense of Ukraine in London has announced a new package of economic assistance to Ukraine, as well as a new program of military risks insurance to facilitate Ukraine. Package will include three billion dollars in the form of a world bank credit and £ 240 million(More than $ 300 million)bilateral assistance. According to the Prime Minister, financial institutions play separately in support of the Ukrainian economy. “IMFD will be $ 15 billion over the next four years of G7's liabilities and its partners to allocate $ 115 billion. Ataki institutions, as the EBRD, provide initial capital to support growth, which is under the leadership of the private sector, ”Risha Snak said. He also announced the launch of a new British-Ukrainian technological bridge to promote investments and talents, support for green energy and more. And the Prime Minister reported the start of the Ukraine Business Compact initiative, designed to promote Ukraine's restoration. According to him, more than 400 companies from 38 countries have been used to the project.</text:p>
      <text:p text:style-name="P4">
The United Kingdom has announced new trainings using virtual reorial(VR)for Ukrainian sailors.</text:p>
      <text:p text:style-name="P4">
Prime Minister of the United Kingdom Richa Sunak has announced the allocation of up to £ 2550 million(about $ 318 million)Novis Capital for the British Institute for Development Financing. More than half of the orchards will be aimed at humanitarian support, including people who live in the front line.The Committee of Permanent Representatives of the EU has approved an increase of 3.5 billion European Peace Fund, which, in particular, is also used for military aid to Ukraine.</text:p>
      <text:p text:style-name="P4">
For many years of financial support for Ukraine, up to 50 billion European Commission proposes to create a separate mechanism to attract funds to grants and loans, investments, as well as technical assistance.</text:p>
      <text:p text:style-name="P4">
"Ukrainians are doing their best with equipment, with the opportunities they have a battle to continue to push the Russians back, and we maintain their efforts to return their sovereign territory," - the deputy spokesman of Sabrina Singh in response to shore threats Crimea. At the same time, Singh reported that Ukraine "will have its own way before NATO accession."</text:p>
      <text:p text:style-name="P4">
“We know that the battles will be heavy. We know that it will take time. And they are sure that Ukrainians have what they need. They have a combat force and disability to succeed in counter -offensive operations, ”said Pentagon Sabrina Singh's Pentagon.</text:p>
      <text:p text:style-name="P4">
The United States will allocate $ 8.2 million to support refugees from Ukraine that assist them in the Czech Republic.</text:p>
      <text:p text:style-name="P4">
In 2023, Germany will provide Ukraine with an additional 381 million euros of humanitarian aid.</text:p>
      <text:p text:style-name="P4">
Source: <text:a xlink:type="simple" xlink:href="https://www.facebook.com/photo.php" text:style-name="Internet_20_link" text:visited-style-name="Visited_20_Internet_20_Link">
External Intelligence Service</text:a>
</text:p>
      <text:p text:style-name="P4">
News Source: <text:a xlink:type="simple" xlink:href="https://armyinform.com.ua/2023/06/23/ukrayina-i-svit-proty-rosijskoyi-agresiyi-sluzhba-zovnishnoyi-rozvidky-2/" text:style-name="Internet_20_link" text:visited-style-name="Visited_20_Internet_20_Link">
https://armyinform.com.ua/2023/06/23/ukrayina-i-svit-proty-rosijskoyi-agresiyi-sluzhba-zovnishnoyi-rozvidky-2/</text:a>
</text:p>
      <!--NEWS-->
      <text:h text:style-name="P10" text:outline-level="1">
<text:span text:style-name="T4">
The World Bank and Donors have allocated additional funds for the restoration of Ukraine</text:span>
</text:h>
      <text:p text:style-name="P4">
Author: ['АРМІЯINFORM']</text:p>
      <text:p text:style-name="P4">
Time: 2023-06-23T4:00:00-04:00</text:p>
      <text:p text:style-name="P4">
Description: Chergov to the sake of the urgent of Ukraine is a bank of Bulo Bulo Pіd described in conferences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5/svitovyj-bank.webp" text:style-name="Internet_20_link" text:visited-style-name="Visited_20_Internet_20_Link">
svitovyj-bank.webp</text:a>
']</text:p>
      <text:p text:style-name="P4">
Tags: ['STOPRUSSIA', 'АГРЕСІЯ РФ', 'ВІЙНА', 'ВТОРГНЕННЯ РФ', 'МІНРЕІНТЕГРАЦІЇ']</text:p>
      <text:p text:style-name="P4">
Category: News</text:p>
      <!--METADATA-->
      <text:p text:style-name="P4">
<draw:frame draw:style-name="fr1" draw:name="Image24" text:anchor-type="as-char" svg:width="6.9236in" svg:height="3.894525in" draw:z-index="0">
<draw:image xlink:href="../ConvertedIMGs/AРМІЯINFORM/2023-06-23T4-00-00-04-00/svitovyj-bank.png" xlink:type="simple" xlink:show="embed" xlink:actuate="onLoad" draw:mime-type="image/png"/>
</draw:frame>
Another agreement between the Government of Ukraine and the World Bank was signed within a conference on the restoration of Ukraine in London(Ukraine Recovery Conference).Йдеться про залучення додаткового кредитного фінансування у сумі 500 млндоларів США під гарантію Великої Британії. Про це повідомляє <text:a xlink:type="simple" xlink:href="https://minre.gov.ua/2023/06/22/krok-solidarnosti-z-ukrayinoyu-svitovyj-bank-i-donory-vydilyly-dodatkovi-koshty-na-vidnovlennya/" text:style-name="Internet_20_link" text:visited-style-name="Visited_20_Internet_20_Link">
Урядовийпортал</text:a>
.</text:p>
      <text:p text:style-name="P4">
Зазначені кошти є частиною додаткового фінансування проєкту «Підтримкадержавних видатків для забезпечення стійкого державного управління в Україні».Загальний обсяг асигнувань під гарантії Великобританії в межах цього проєктустановить 2 млрд доларів США.</text:p>
      <text:p text:style-name="P4">
Кошти будуть спрямовані на зарплати рятувальників та вчителів, виплату пенсій,підтримку малозабезпечених сімей, дітей з інвалідністю, внутрішньо переміщенихосіб, одиноких матерів, а також на оплату медичних послуг за програмоюмедичних гарантій.</text:p>
      <text:p text:style-name="P4">
Крім того, в межах Ukraine Recovery Conference були підписані меморандуми зЄвропейським банком реконструкції та розвитку (EBRD)On support for Ukrainian energy for 600 million euros. The funds will be received by PJSC "Ukrhydroenergo", NEC "Ukrenergo" and NJSC Naftogaz.</text:p>
      <text:p text:style-name="P4">
In particular, the EBRD will assist in the restoration and modernization of hydroelectric power plants, increased their reliability and efficiency. After the liberation of the Kakhovka reservoir, it is planned to develop a road map of the Hydroelectric power station.</text:p>
      <text:p text:style-name="P4">
News Source: <text:a xlink:type="simple" xlink:href="https://armyinform.com.ua/2023/06/23/krok-solidarnosti-z-ukrayinoyu-svitovyj-bank-i-donory-vydilyly-dodatkovi-koshty-na-vidnovlennya/" text:style-name="Internet_20_link" text:visited-style-name="Visited_20_Internet_20_Link">
https://armyinform.com.ua/2023/06/23/krok-solidarnosti-z-ukrayinoyu-svitovyj-bank-i-donory-vydilyly-dodatkovi-koshty-na-vidnovlennya/</text:a>
</text:p>
      <!--NEWS-->
      <text:h text:style-name="P10" text:outline-level="1">
<text:span text:style-name="T4">
The constant readiness to protect the Motherland is gained by painstaking daily labor</text:span>
</text:h>
      <text:p text:style-name="P4">
Author: ['АРМІЯINFORM']</text:p>
      <text:p text:style-name="P4">
Time: 2023-06-23T51:00:00-04:00</text:p>
      <text:p text:style-name="P4">
Description: The paratroopers of Vidprazovye Consistency Complex of the Tactical Ehuvanni Narokhannami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3c990eba-8e88-4bce-a2a6-c0184a09727b.jpg" text:style-name="Internet_20_link" text:visited-style-name="Visited_20_Internet_20_Link">
3c990eba-8e88-4bce-a2a6-c0184a09727b.jpg</text:a>
', '<text:a xlink:type="simple" xlink:href="https://armyinform.com.ua/wp-content/uploads/2023/06/2848c9a8-29ab-4f88-9457-4263b053c53f-150x150.jpg" text:style-name="Internet_20_link" text:visited-style-name="Visited_20_Internet_20_Link">
2848c9a8-29ab-4f88-9457-4263b053c53f-150x150.jpg</text:a>
', '<text:a xlink:type="simple" xlink:href="https://armyinform.com.ua/wp-content/uploads/2023/06/a0968493-db8f-47d5-8d51-69c809d2bbbe-150x150.jpg" text:style-name="Internet_20_link" text:visited-style-name="Visited_20_Internet_20_Link">
a0968493-db8f-47d5-8d51-69c809d2bbbe-150x150.jpg</text:a>
', '<text:a xlink:type="simple" xlink:href="https://armyinform.com.ua/wp-content/uploads/2023/06/4a099aec-db49-40a2-8d7f-7dc81d2c05c4-150x150.jpg" text:style-name="Internet_20_link" text:visited-style-name="Visited_20_Internet_20_Link">
4a099aec-db49-40a2-8d7f-7dc81d2c05c4-150x150.jpg</text:a>
', '<text:a xlink:type="simple" xlink:href="https://armyinform.com.ua/wp-content/uploads/2023/06/853d5f2b-85e8-4d3d-b8c5-02f8e9046ecf-150x150.jpg" text:style-name="Internet_20_link" text:visited-style-name="Visited_20_Internet_20_Link">
853d5f2b-85e8-4d3d-b8c5-02f8e9046ecf-150x150.jpg</text:a>
']</text:p>
      <text:p text:style-name="P4">
Tags: ['STOPRUSSIA', 'АГРЕСІЯ РФ', 'ВІЙНА', 'ВТОРГНЕННЯ РФ', 'ДШВ ЗС УКРАЇНИ']</text:p>
      <text:p text:style-name="P4">
Category: News</text:p>
      <!--METADATA-->
      <text:p text:style-name="P4">
<draw:frame draw:style-name="fr1" draw:name="Image25" text:anchor-type="as-char" svg:width="6.9236in" svg:height="3.894525in" draw:z-index="0">
<draw:image xlink:href="../Images/AРМІЯINFORM/2023-06-23T51-00-00-04-00/3c990eba-8e88-4bce-a2a6-c0184a09727b.jpg" xlink:type="simple" xlink:show="embed" xlink:actuate="onLoad" draw:mime-type="image/jpeg"/>
</draw:frame>
</text:p>
      <text:p text:style-name="P4">
<text:a xlink:type="simple" xlink:href="https://armyinform.com.ua/wp-content/uploads/2023/06/2848c9a8-29ab-4f88-9457-4263b053c53f.jpg" text:style-name="Internet_20_link" text:visited-style-name="Visited_20_Internet_20_Link">
<draw:frame draw:style-name="fr1" draw:name="Image26" text:anchor-type="as-char" svg:width="6.9236in" svg:height="6.9236in" draw:z-index="0">
<draw:image xlink:href="../Images/AРМІЯINFORM/2023-06-23T51-00-00-04-00/2848c9a8-29ab-4f88-9457-4263b053c53f-150x150.jpg" xlink:type="simple" xlink:show="embed" xlink:actuate="onLoad" draw:mime-type="image/jpeg"/>
</draw:frame>
</text:a>
</text:p>
      <text:p text:style-name="P4">
<text:a xlink:type="simple" xlink:href="https://armyinform.com.ua/wp-content/uploads/2023/06/a0968493-db8f-47d5-8d51-69c809d2bbbe.jpg" text:style-name="Internet_20_link" text:visited-style-name="Visited_20_Internet_20_Link">
<draw:frame draw:style-name="fr1" draw:name="Image27" text:anchor-type="as-char" svg:width="6.9236in" svg:height="6.9236in" draw:z-index="0">
<draw:image xlink:href="../Images/AРМІЯINFORM/2023-06-23T51-00-00-04-00/a0968493-db8f-47d5-8d51-69c809d2bbbe-150x150.jpg" xlink:type="simple" xlink:show="embed" xlink:actuate="onLoad" draw:mime-type="image/jpeg"/>
</draw:frame>
</text:a>
</text:p>
      <text:p text:style-name="P4">
<text:a xlink:type="simple" xlink:href="https://armyinform.com.ua/wp-content/uploads/2023/06/4a099aec-db49-40a2-8d7f-7dc81d2c05c4.jpg" text:style-name="Internet_20_link" text:visited-style-name="Visited_20_Internet_20_Link">
<draw:frame draw:style-name="fr1" draw:name="Image28" text:anchor-type="as-char" svg:width="6.9236in" svg:height="6.9236in" draw:z-index="0">
<draw:image xlink:href="../Images/AРМІЯINFORM/2023-06-23T51-00-00-04-00/4a099aec-db49-40a2-8d7f-7dc81d2c05c4-150x150.jpg" xlink:type="simple" xlink:show="embed" xlink:actuate="onLoad" draw:mime-type="image/jpeg"/>
</draw:frame>
</text:a>
</text:p>
      <text:p text:style-name="P4">
<text:a xlink:type="simple" xlink:href="https://armyinform.com.ua/wp-content/uploads/2023/06/853d5f2b-85e8-4d3d-b8c5-02f8e9046ecf.jpg" text:style-name="Internet_20_link" text:visited-style-name="Visited_20_Internet_20_Link">
<draw:frame draw:style-name="fr1" draw:name="Image29" text:anchor-type="as-char" svg:width="6.9236in" svg:height="6.9236in" draw:z-index="0">
<draw:image xlink:href="../Images/AРМІЯINFORM/2023-06-23T51-00-00-04-00/853d5f2b-85e8-4d3d-b8c5-02f8e9046ecf-150x150.jpg" xlink:type="simple" xlink:show="embed" xlink:actuate="onLoad" draw:mime-type="image/jpeg"/>
</draw:frame>
</text:a>
The paratroopers work out a full range of tactical actions, taking into account the smallest nuances of combat experience gained in the battles for the liberation of our land of Russian invaders.</text:p>
      <text:p text:style-name="P4">
<text:span text:style-name="T4">
 Source: </text:span>
 _ <text:a xlink:type="simple" xlink:href="https://t.me/ua_dshv/1291" text:style-name="Internet_20_link" text:visited-style-name="Visited_20_Internet_20_Link">
channel telegram</text:a>
Landing troops of the Armed Forces of Ukraine _</text:p>
      <text:p text:style-name="P4">
News Source: <text:a xlink:type="simple" xlink:href="https://armyinform.com.ua/2023/06/23/postijna-gotovnist-do-zahystu-batkivshhyny-zdobuvayetsya-kopitkoyu-shhodennoyu-praczeyu/" text:style-name="Internet_20_link" text:visited-style-name="Visited_20_Internet_20_Link">
https://armyinform.com.ua/2023/06/23/postijna-gotovnist-do-zahystu-batkivshhyny-zdobuvayetsya-kopitkoyu-shhodennoyu-praczeyu/</text:a>
</text:p>
      <!--NEWS-->
      <text:h text:style-name="P10" text:outline-level="1">
<text:span text:style-name="T4">
EU posts have agreed 11 a package of sanctions against Russia - External Intelligence Service</text:span>
</text:h>
      <text:p text:style-name="P4">
Author: ['АРМІЯINFORM']</text:p>
      <text:p text:style-name="P4">
Time: 2023-06-23T53:00:00-04:00</text:p>
      <text:p text:style-name="P4">
Description: About the Controlle -Service of the Callian Rosewoods of Ukraine at their own company Storinzi i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55496452_569477738708181_6574025600932992907_n.jpg" text:style-name="Internet_20_link" text:visited-style-name="Visited_20_Internet_20_Link">
355496452_569477738708181_6574025600932992907_n.jpg</text:a>
']</text:p>
      <text:p text:style-name="P4">
Tags: ['STOPRUSSIA', 'АГРЕСІЯ РФ', 'ВІЙНА', 'ВТОРГНЕННЯ РФ']</text:p>
      <text:p text:style-name="P4">
Category: News</text:p>
      <!--METADATA-->
      <text:p text:style-name="P4">
<draw:frame draw:style-name="fr1" draw:name="Image30" text:anchor-type="as-char" svg:width="6.9236in" svg:height="4.615733in" draw:z-index="0">
<draw:image xlink:href="../Images/AРМІЯINFORM/2023-06-23T53-00-00-04-00/355496452_569477738708181_6574025600932992907_n.jpg" xlink:type="simple" xlink:show="embed" xlink:actuate="onLoad" draw:mime-type="image/jpeg"/>
</draw:frame>
About it <text:a xlink:type="simple" xlink:href="https://www.facebook.com/SZRUkraine/posts/pfbid02DJCpmHRTT32EUigFLAhetmqf5kd4gieLAzQRUkStFjU6wMcgp4Mq9QCrFyCkTUFEl" text:style-name="Internet_20_link" text:visited-style-name="Visited_20_Internet_20_Link">
reports</text:a>
Ukraine's external intelligence service on its official Facebook page.</text:p>
      <text:p text:style-name="P4">
The EU posts have agreed 11 a package of sanctions against Russia, which includes measures aimed at counteracting the bypass of sanctions and individual listings. In particular, 70 individuals and 30 legal entities were also banned, and the septications of Russian trailers and the transportation of oil by the Southern branching pipeline "Druzhba" - the only one through which Russian oil enters Europe.</text:p>
      <text:p text:style-name="P4">
The European Union will propose to use frozen Russian assets before entering the summer holidays, - said the Head of the European Commission Ursula Lyayen Funder at the International Conference on Recovery of Ukraine.</text:p>
      <text:p text:style-name="P4">
By September, the European Union will approve the list of dual -use technologies, the exports of which will be restricted to all unfriendly countries, and, above all, to Russia.</text:p>
      <text:p text:style-name="P4">
The American Transnational Company Cisco, which produces network equipment software products, closes its subsidiary "Siskosistms" on the Russian Federation.</text:p>
      <text:p text:style-name="P4">
According to recent studies of business activity of Russian entities small entrepreneurship, in May sales collapsed to the summer level of 2021, and 84 % of 1,800 surveyed entrepreneurs were declared negative dynamics. 29 %.</text:p>
      <text:p text:style-name="P4">
Small and medium -sized businesses in the Russian Federation becomes increasingly difficult to get loans for their activity: in May, only 25 % had positive financial decisions. Negativeamics of credit availability is observed both in the field of services and and II.</text:p>
      <text:p text:style-name="P4">
In 65 regions of Russia there are not enough hematologists; According to the latest research, in 2021 there were only 448 hematologists on the Russian Federation - an average of five doctors for each federal subject of(In fact, there are no such experts at all). Дефіцит гематологів первинноїланки становить 40 %.</text:p>
      <text:p text:style-name="P4">
госдума схвалила у першому читанні законопроєкт про запровадження длязабудовників ПДВ у 20 % під час продажу апартаментів і це незважаючи на те, щозабудовники скаржаться на те, що на ринку відбувається падіння попиту черезпостійне зростання цін на таку нерухомість.</text:p>
      <text:p text:style-name="P4">
For a year and a half in Russia, the cost of housing in new buildings went up by 50 %.</text:p>
      <text:p text:style-name="P4">
The Prosecutor General's Office of the Russian Federation recognized the activity of the International Natural Organization "World Nature Fund" in Russia.(WWF), which has been recognized on a rhin agent and which is allegedly "a threat to security in the economic sphere."</text:p>
      <text:p text:style-name="P4">
Since July 3, the Lithuanian Customs Customs officer strengthens the order of freight transit of 57 groups of goods by the territory of Belarus and Russia. Production is used under the strengthening of transit control, which is used "for military purposes or increasing the power of the Russian industry."</text:p>
      <text:p text:style-name="P4">
According to the “Consignment of Zhelezhnorozhnikov Belarusii”, since the beginning of the year, the “Belorusky expensive expensive” utilities were unjustified by employees by 996 people. This year, the railway will have to pay 300 million rubles.</text:p>
      <text:p text:style-name="P4">
In Belarus, the refined oil of three Russian brands "Alia", "Mirra" and "Hotkoff" was removed from the sale of refined oil. Experts have determined that the content of harmful fat products in them has been exceeded several times, and the products themselves cannot bedestated as the one for which it is issued.</text:p>
      <text:p text:style-name="P4">
Belarusian athletes will not participate in the Fencing World Cup for Fencing Fencing because of the leading fencing officers of the country.</text:p>
      <text:p text:style-name="P4">
News Source: <text:a xlink:type="simple" xlink:href="https://armyinform.com.ua/2023/06/23/postpredy-yevrosoyuzu-pogodyly-11-paket-sankczij-proty-rosiyi-sluzhba-zovnishnoyi-rozvidky/" text:style-name="Internet_20_link" text:visited-style-name="Visited_20_Internet_20_Link">
https://armyinform.com.ua/2023/06/23/postpredy-yevrosoyuzu-pogodyly-11-paket-sankczij-proty-rosiyi-sluzhba-zovnishnoyi-rozvidky/</text:a>
</text:p>
      <!--NEWS-->
      <text:h text:style-name="P10" text:outline-level="1">
<text:span text:style-name="T4">
The Verkhovna Rada initiates an appeal to restriction into the territory of foreign countries Russian and Belarusian athletes</text:span>
</text:h>
      <text:p text:style-name="P4">
Author: ['АРМІЯINFORM']</text:p>
      <text:p text:style-name="P4">
Time: 2023-06-23T55:00:00-04:00</text:p>
      <text:p text:style-name="P4">
Description: Komitet Z Putan Young I sport Rozglyanu Prochkt Relias about the city of the Supreme for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vru.jpg" text:style-name="Internet_20_link" text:visited-style-name="Visited_20_Internet_20_Link">
vru.jpg</text:a>
']</text:p>
      <text:p text:style-name="P4">
Tags: ['STOPRUSSIA', 'АГРЕСІЯ РФ', 'ВРУ', 'ВТОРГНЕННЯ РФ']</text:p>
      <text:p text:style-name="P4">
Category: News</text:p>
      <!--METADATA-->
      <text:p text:style-name="P4">
<draw:frame draw:style-name="fr1" draw:name="Image31" text:anchor-type="as-char" svg:width="6.9236in" svg:height="5.804039in" draw:z-index="0">
<draw:image xlink:href="../Images/AРМІЯINFORM/2023-06-23T55-00-00-04-00/vru.jpg" xlink:type="simple" xlink:show="embed" xlink:actuate="onLoad" draw:mime-type="image/jpeg"/>
</draw:frame>
The Committee on Youth and Sports will consider the Project on the Appeals of the Verkhovna Rada of Ukraine to the leaders and parliaments of foreign states regarding the restriction of entry into their territory by Russian and Belarussian athletes of tasport delegations.</text:p>
      <text:p text:style-name="P4">
About it <text:a xlink:type="simple" xlink:href="https://www.rada.gov.ua/news/news_kom/237967.html" text:style-name="Internet_20_link" text:visited-style-name="Visited_20_Internet_20_Link">
reports</text:a>
Verkhovna Rada of Ukraine.</text:p>
      <text:p text:style-name="P4">
<text:span text:style-name="T4">
 June 26, 2023 will take place online - the meeting of the committee, which will plan to consider the following issues: </text:span>
</text:p>
      <text:p text:style-name="P4">
1 . Project of resolutions on the appeal of the Verkhovna Rada of Ukraine to the leaders of foreign states on restriction of entry on their territories and Belarussian athletes and sports delegations,(register. №9409, ND A. Kozhemyakin and others).</text:p>
      <text:p text:style-name="P4">
2. Проєкт Постанови Верховної Ради України про схвалення пропозицій щодозастосування персональних спеціальних економічних та інших обмежувальнихзаходів (sanctions)to representatives of sports organizations of the Russian Federation and the Republic of Belarus,(register. № 9408, ND A. Kozhemiakin and others).</text:p>
      <text:p text:style-name="P4">
3. Проєкт Постанови Верховної Ради України про внесення змін до ПостановиВерховної Ради України «Про Премію Верховної Ради України за внесок молоді урозвиток парламентаризму, місцевого самоврядування» щодо збільшення кількостіпремій, (register. № 9410, ND A. Kozhemiakin and others).</text:p>
      <text:p text:style-name="P4">
4. Проєкт Закону України про внесення змін до Закону України «Про державнупідтримку медіа, гарантії професійної діяльності та соціальний захистжурналіста» щодо встановлення допомоги журналістам за шкоду їх життю таздоров’ю завдану під час виконання ними професійних обов’язків внаслідоквійськової агресії Російської Федерації проти України, (register. № 9350, NDebragar and others).</text:p>
      <text:p text:style-name="P4">
5. Проєкт Закону України про внесення змін до статті 184 Кодексу України проадміністративні правопорушення щодо усунення законодавчого недоліку(gaps)regarding the administrative liability of parents or persons who replace, for evasion of the compliance with the obligations provided for by law, to provide the necessary living conditions, education and upbringing of minor children,(register. № 9390, ND O. Krasov).</text:p>
      <text:p text:style-name="P4">
News Source: <text:a xlink:type="simple" xlink:href="https://armyinform.com.ua/2023/06/23/verhovna-rada-inicziyuye-zvernennya-shhodo-obmezhennya-vyizdu-na-terytoriyu-inozemnyh-derzhav-rosijskym-i-biloruskym-sportsmenam/" text:style-name="Internet_20_link" text:visited-style-name="Visited_20_Internet_20_Link">
https://armyinform.com.ua/2023/06/23/verhovna-rada-inicziyuye-zvernennya-shhodo-obmezhennya-vyizdu-na-terytoriyu-inozemnyh-derzhav-rosijskym-i-biloruskym-sportsmenam/</text:a>
</text:p>
      <!--NEWS-->
      <text:h text:style-name="P10" text:outline-level="1">
<text:span text:style-name="T4">
The losses of the environment of Ukraine as a result of the exclusion of Russia of the dam of Kakhovskaya hydroelectric power station, already amount to more than $ 1.5 billion</text:span>
</text:h>
      <text:p text:style-name="P4">
Author: ['АРМІЯINFORM']</text:p>
      <text:p text:style-name="P4">
Time: 2023-06-23T57:00:00-04:00</text:p>
      <text:p text:style-name="P4">
Description: Zbetki, Zbodani Dovkikika Vnaslikok Pіdriva Rosiyu Kakhovo Ges, in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303ec098-933f-4741-85d8-f883a75615cd.jpg" text:style-name="Internet_20_link" text:visited-style-name="Visited_20_Internet_20_Link">
303ec098-933f-4741-85d8-f883a75615cd.jpg</text:a>
']</text:p>
      <text:p text:style-name="P4">
Tags: ['STOPRUSSIA', 'АГРЕСІЯ РФ', 'ВІЙНА', 'ВТОРГНЕННЯ РФ', 'КАХОВСЬКА ГЕС', 'УРЯДОВИЙ ПОРТАЛ']</text:p>
      <text:p text:style-name="P4">
Category: News</text:p>
      <!--METADATA-->
      <text:p text:style-name="P4">
<draw:frame draw:style-name="fr1" draw:name="Image32" text:anchor-type="as-char" svg:width="6.9236in" svg:height="4.622144in" draw:z-index="0">
<draw:image xlink:href="../Images/AРМІЯINFORM/2023-06-23T57-00-00-04-00/303ec098-933f-4741-85d8-f883a75615cd.jpg" xlink:type="simple" xlink:show="embed" xlink:actuate="onLoad" draw:mime-type="image/jpeg"/>
</draw:frame>
Illustrative photo</text:p>
      <text:p text:style-name="P4">
The losses caused by the environment of Ukraine as a result of the blast of the Dams of Kakhovskaya HPPs are already over $ 1.5 billion. Verification data is currently ongoing. Therefore, the amount of harm can reach hundreds of billion hryvnias. The Minister of Protection and Natural Resources of Ukraine Ruslan in the Studio of the Council TV channel announced this.</text:p>
      <text:p text:style-name="P4">
“We objectively understand that some of the ecosystems have lost forever. They are already not reinforced. We have lost endemic species of animals. These are the species that existed only in the water place - in the south of Ukraine. We have lost half of the forest in this territory, ”said Ruslan Strifter.</text:p>
      <text:p text:style-name="P4">
According to him, on behalf of the President, a plan of recovery region, which has suffered from the blast of the Dam Kakhovka hydroelectric power station, is being prepared. Mindolyl's searches are looking for paths and developing specific steps to preserve ecosystems.</text:p>
      <text:p text:style-name="P4">
<text:span text:style-name="T4">
 Source: </text:span>
 <text:a xlink:type="simple" xlink:href="https://www.kmu.gov.ua/news/zbytky-zavdani-dovkilliu-ukrainy-vnaslidok-pidryvu-rosiieiu-hrebli-kakhovskoi-hes-vzhe-stanovliat-ponad-15-mlrd-dolariv-ssha" text:style-name="Internet_20_link" text:visited-style-name="Visited_20_Internet_20_Link">
<text:span text:style-name="T5">
asor portal</text:span>
</text:a>
</text:p>
      <text:p text:style-name="P4">
News Source: <text:a xlink:type="simple" xlink:href="https://armyinform.com.ua/2023/06/23/zbytky-zavdani-dovkillyu-ukrayiny-vnaslidok-pidryvu-rosiyeyu-grebli-kahovskoyi-ges-vzhe-stanovlyat-ponad-15-mlrd-dolariv-ssha/" text:style-name="Internet_20_link" text:visited-style-name="Visited_20_Internet_20_Link">
https://armyinform.com.ua/2023/06/23/zbytky-zavdani-dovkillyu-ukrayiny-vnaslidok-pidryvu-rosiyeyu-grebli-kahovskoyi-ges-vzhe-stanovlyat-ponad-15-mlrd-dolariv-ssha/</text:a>
</text:p>
      <!--NEWS-->
      <text:h text:style-name="P10" text:outline-level="1">
<text:span text:style-name="T4">
"Russia has always been Slondra, is and will be a prostitute that can be bought and sold!" - Gur interception</text:span>
</text:h>
      <text:p text:style-name="P4">
Author: ['АРМІЯINFORM']</text:p>
      <text:p text:style-name="P4">
Time: 2023-06-23T59:00:00-04:00</text:p>
      <text:p text:style-name="P4">
Description: In the new Perekholnny head management of the Rosvіki MOU Brother Viexkovo Service of the Russian Federation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ТОРГНЕННЯ РФ', 'ГУР МО УКРАЇНИ']</text:p>
      <text:p text:style-name="P4">
Category: News</text:p>
      <!--METADATA-->
      <text:p text:style-name="P4">
<draw:frame draw:style-name="fr1" draw:name="Image33" text:anchor-type="as-char" svg:width="6.9236in" svg:height="3.894525in" draw:z-index="0">
<draw:image xlink:href="../Images/AРМІЯINFORM/2023-06-23T59-00-00-04-00/gurperehoplennya.jpg" xlink:type="simple" xlink:show="embed" xlink:actuate="onLoad" draw:mime-type="image/jpeg"/>
</draw:frame>
In the new <text:a xlink:type="simple" xlink:href="https://gur.gov.ua/content/rossyia-byla-shliukhoi-vsehda-est-y-budet-prostytutkoi-kotoruiu-mozhno-kupyt-y-prodat-nakh-i.html" text:style-name="Internet_20_link" text:visited-style-name="Visited_20_Internet_20_Link">
intercepting</text:a>
Main Directorate of Intelligence MOU Brother of the Russian serviceman is outraged by the military and their relatives:</text:p>
      <text:p text:style-name="P4">
<text:span text:style-name="T5">
"Duma, you have already started these, bl</text:span>
, x<text:span text:style-name="T5">
esosov, bl</text:span>
, curtain. We did not last one while ”; <text:span text:style-name="T5">
The occupier tells the transfer of information to the Ukrainian forces of defense: "Our rose rosivaya x</text:span>
s<text:span text:style-name="T5">
s t, bl</text:span>
, which, bl<text:span text:style-name="T5">
, misses everything</text:span>
and, for the days, they will sell everything"; <text:span text:style-name="T5">
"In this</text:span>
Buchae Rossia is not a dat, bl<text:span text:style-name="T5">
, cod with its yard, bl</text:span>
, free."</text:p>
      <text:p text:style-name="P4">
For every military crime committed against Ukraine, there will be a fair payment.</text:p>
      <text:p text:style-name="P4">
News Source: <text:a xlink:type="simple" xlink:href="https://armyinform.com.ua/2023/06/23/rosiya-bula-shlondroyu-zavzhdy-ye-i-bude-prostytutkoyu-yaku-mozhna-kupyty-i-prodaty-gur-perehoplennya/" text:style-name="Internet_20_link" text:visited-style-name="Visited_20_Internet_20_Link">
https://armyinform.com.ua/2023/06/23/rosiya-bula-shlondroyu-zavzhdy-ye-i-bude-prostytutkoyu-yaku-mozhna-kupyty-i-prodaty-gur-perehoplennya/</text:a>
</text:p>
      <!--NEWS-->
      <text:h text:style-name="P10" text:outline-level="1">
<text:span text:style-name="T4">
Ukrainian air defense has destroyed 3 shaped UAVs like</text:span>
</text:h>
      <text:p text:style-name="P4">
Author: ['АРМІЯINFORM']</text:p>
      <text:p text:style-name="P4">
Time: 2023-06-23T61:00:00-04:00</text:p>
      <text:p text:style-name="P4">
Description: Syogodni Vnochi Rosіyski Terorism took care of a worm casual missile ... War with Ukraine 2022, war with Ukraine Latest news today, News War with Ukraine 2022 Last for today, will there be a war between Ukraine and Russia and when the war with Ukraine will be either in 2022 or there will be or will be or will be No, will there be a war with Ukraine in the near future, they say, the war with Ukraine, Ukrainian news today, Ukrainian news in Ukrainian media in Russian</text:p>
      <text:p text:style-name="P4">
Images: ['<text:a xlink:type="simple" xlink:href="https://armyinform.com.ua/wp-content/uploads/2023/03/ataka-droniv-1.jpg" text:style-name="Internet_20_link" text:visited-style-name="Visited_20_Internet_20_Link">
ataka-droniv-1.jpg</text:a>
']</text:p>
      <text:p text:style-name="P4">
Tags: ['ВІЙНА', 'ВТОРГНЕННЯ РФ', 'ГШ ЗСУ', 'ХРОНІКА ОБОРОНИ']</text:p>
      <text:p text:style-name="P4">
Category: News</text:p>
      <!--METADATA-->
      <text:p text:style-name="P4">
<draw:frame draw:style-name="fr1" draw:name="Image34" text:anchor-type="as-char" svg:width="6.9236in" svg:height="3.894525in" draw:z-index="0">
<draw:image xlink:href="../Images/AРМІЯINFORM/2023-06-23T61-00-00-04-00/ataka-droniv-1.jpg" xlink:type="simple" xlink:show="embed" xlink:actuate="onLoad" draw:mime-type="image/jpeg"/>
</draw:frame>
Shahamed type UAV. Illustrative Photo <text:span text:style-name="T4">
 🔥 The Situation of Russian Completion </text:span>
</text:p>
      <text:p text:style-name="P4">
Tonight, Russian terrorists struck another massive rocket launcher in Ukraine, applying the winged missiles X-101/X-555 Tadrons-Kamikadze type "Shahd". Information on the consequences of this attack is currently aided.</text:p>
      <text:p text:style-name="P4">
About it on Facebook <text:a xlink:type="simple" xlink:href="https://www.facebook.com/GeneralStaff.ua/posts/pfbid0h8SWuNhUx7bLHgZzZ5aS6EurKjbqTt7Wex93T8AJLYgBWSa88gRmAhUgt4ZiiKyjl" text:style-name="Internet_20_link" text:visited-style-name="Visited_20_Internet_20_Link">
reports</text:a>
The General Staff of the Armed Forces of Ukraine.</text:p>
      <text:p text:style-name="P4">
During the last day, the enemy has struck the missile and aviation strike of the vittorium of Ukraine, using 3 aerobalist missiles X-47 "dagger", 3-wing missiles X-22 and 4 drones-Kamikadze "Shahd-136/131". Forces and means of adeptigelic defense 3 drones-Kamikadze were destroyed.</text:p>
      <text:p text:style-name="P4">
News Source: <text:a xlink:type="simple" xlink:href="https://armyinform.com.ua/2023/06/23/ukrayinska-ppo-znyshhyla-3-udarni-bpla-typu-shahed/" text:style-name="Internet_20_link" text:visited-style-name="Visited_20_Internet_20_Link">
https://armyinform.com.ua/2023/06/23/ukrayinska-ppo-znyshhyla-3-udarni-bpla-typu-shahed/</text:a>
</text:p>
      <!--NEWS-->
      <text:h text:style-name="P10" text:outline-level="1">
<text:span text:style-name="T4">
Defense forces eliminated nearly 700 invaders, destroyed 44 artsystems and 15 BBM</text:span>
</text:h>
      <text:p text:style-name="P4">
Author: ['АРМІЯINFORM']</text:p>
      <text:p text:style-name="P4">
Time: 2023-06-23T63:00:00-04:00</text:p>
      <text:p text:style-name="P4">
Description: Zagalni Boyov, take the enemy on 02.24.22 to 06/23/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62b4c59d-7517-4c41-be64-e53496cd28a4-scaled.jpg" text:style-name="Internet_20_link" text:visited-style-name="Visited_20_Internet_20_Link">
62b4c59d-7517-4c41-be64-e53496cd28a4-scaled.jpg</text:a>
']</text:p>
      <text:p text:style-name="P4">
Tags: ['АГРЕСІЯ РФ', 'ВТОРГНЕННЯ РФ', 'ВТРАТИ ВОРОГА', 'ГШ ЗСУ']</text:p>
      <text:p text:style-name="P4">
Category: News</text:p>
      <!--METADATA-->
      <text:p text:style-name="P4">
<draw:frame draw:style-name="fr1" draw:name="Image35" text:anchor-type="as-char" svg:width="6.9236in" svg:height="6.975527in" draw:z-index="0">
<draw:image xlink:href="../Images/AРМІЯINFORM/2023-06-23T63-00-00-04-00/62b4c59d-7517-4c41-be64-e53496cd28a4-scaled.jpg" xlink:type="simple" xlink:show="embed" xlink:actuate="onLoad" draw:mime-type="image/jpeg"/>
</draw:frame>
The total fighting loss of the enemy from 24.02.22 to 23.06.23 will be orientated:</text:p>
      <text:p text:style-name="P4">
<text:span text:style-name="T4">
<text:span text:style-name="T5">
 Personnel - </text:span>
* 223330(+680)persons eliminated</text:span>
<text:span text:style-name="T5">
 tanks - </text:span>
<text:span text:style-name="T5">
 4017(+4)</text:span>
<text:span text:style-name="T4">
 combat armored vehicles - </text:span>
 7798(+15)<text:span text:style-name="T4">
<text:span text:style-name="T5">
 Artillery systems - </text:span>
<text:span text:style-name="T5">
 3985(+44)</text:span>
 </text:span>
 RSZV - <text:span text:style-name="T4">
 617(0)</text:span>
<text:span text:style-name="T5">
 air defense - </text:span>
<text:span text:style-name="T5">
 379(+3)</text:span>
<text:span text:style-name="T4">
 aircraft - </text:span>
 314(0)<text:span text:style-name="T4">
<text:span text:style-name="T5">
 helicopters - </text:span>
* 307(0)</text:span>
<text:span text:style-name="T5">
 UAV Operative Tactical Level-</text:span>
<text:span text:style-name="T5">
 3447(+9)</text:span>
<text:span text:style-name="T4">
 Winged missiles - </text:span>
 1214(0)<text:span text:style-name="T4">
<text:span text:style-name="T5">
 ships / boats - </text:span>
* 18(0)</text:span>
<text:span text:style-name="T5">
 Automobile equipment and tanks - </text:span>
<text:span text:style-name="T5">
 6708(+30)</text:span>
<text:span text:style-name="T4">
 SPECIAL TECHANGE - </text:span>
 545(+6)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23.06.23.</text:p>
      <text:p text:style-name="P4">
News Source: <text:a xlink:type="simple" xlink:href="https://armyinform.com.ua/2023/06/23/syly-oborony-likviduvaly-majzhe-700-okupantiv-znyshhyly-44-artsystem-i-15-bbm/" text:style-name="Internet_20_link" text:visited-style-name="Visited_20_Internet_20_Link">
https://armyinform.com.ua/2023/06/23/syly-oborony-likviduvaly-majzhe-700-okupantiv-znyshhyly-44-artsystem-i-15-bbm/</text:a>
</text:p>
      <!--NEWS-->
      <text:h text:style-name="P10" text:outline-level="1">
<text:span text:style-name="T4">
Schleswig-Golstein will make a solidarity partnership with Kherson region</text:span>
</text:h>
      <text:p text:style-name="P4">
Author: ['АРМІЯINFORM']</text:p>
      <text:p text:style-name="P4">
Time: 2023-06-23T6:00:00-04:00</text:p>
      <text:p text:style-name="P4">
Description: Federal land Schlesvіg-Holstein Little Partnership Partnership with Khersonskoye Region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64942983b1ba0164643797_730x410.jpg" text:style-name="Internet_20_link" text:visited-style-name="Visited_20_Internet_20_Link">
64942983b1ba0164643797_730x410.jpg</text:a>
']</text:p>
      <text:p text:style-name="P4">
Tags: ['STOPRUSSIA', 'АГРЕСІЯ РФ', 'ВІЙНА', 'ВТОРГНЕННЯ РФ', 'МЗС', 'ХЕРСОНЩИНА', 'ШЛЕЗВІГ-ГОЛЬШТЕЙН']</text:p>
      <text:p text:style-name="P4">
Category: News</text:p>
      <!--METADATA-->
      <text:p text:style-name="P4">
<draw:frame draw:style-name="fr1" draw:name="Image36" text:anchor-type="as-char" svg:width="6.9236in" svg:height="3.900295in" draw:z-index="0">
<draw:image xlink:href="../Images/AРМІЯINFORM/2023-06-23T6-00-00-04-00/64942983b1ba0164643797_730x410.jpg" xlink:type="simple" xlink:show="embed" xlink:actuate="onLoad" draw:mime-type="image/jpeg"/>
</draw:frame>
The Federal Land of Schleswig-Golstein will conclude a solidarity partnership with the Kherson region. This was announced in the city of KNIA Land Minister Daniel Gunter Tap president of the Land Parliament, Christina Herbst in the presence of the Ambassador of Ukraine in Germany Alexei Makeev and the General Consul of Ukraine in Hamburg Irinitin.</text:p>
      <text:p text:style-name="P4">
“Schleswig-Golstein continues to stand firmly on the side of Ukraine since the beginning of the Russian invading war. Since then, we have accepted nearly 34,000 Ukrainians, including more than 7,000 children and young men who are now attending school. 160. Pedagogues from Ukraine support Ukrainians in schools, ”said Danel Gunter. Soilly Partnership with the Kherson region in the south of Ukraine should cross the UKLACICAL Partnership in the medium -term and long -term perspective.</text:p>
      <text:p text:style-name="P4">
The Government and the Parliament of Schleswig-Golstein are working together on solidarity. The President of the Land Parliament, Christina Herbst, said: “Our joint and several partnership with Ukraine sends the correct signal at the right time. Russia has brought unspeakable suffering to the Ukrainian people, with which we admire European values and principles of the civilized world. Standing in Ukraine, we send a clear signal for the residents of the Kherson region that the right of the stronger is not an acceptable political instrument. "</text:p>
      <text:p text:style-name="P4">
The decision to conclude a solidarity partnership between the regions originates in intensive negotiations over the last few months intensely the post of Ukraine Oleksiy Makeev and land management.</text:p>
      <text:p text:style-name="P4">
During a joint approach to the media in Kili, Alexei Makeev said: “Solidarne-partnership between the Federal Land Schleswig-Golstein and the Kherson region discolors a new page in bilateral relations between the German North Tukrain South. This partnership offers a great basis for economic, social and cultural exchange between the two regions and sends a clear signal: Europe remains united as never before. We get closer to one!I would like to thank the Prime Minister Daniel Gunter Tap President Christini Herbst for this important decision for the residents of Schlezvig-Golstein and Kherson region. At the same time, I hope that this novelty of solidarity will soon be filled with meaningful ideas of such design projects. ”The new joint and several partnership is also based on intensive cooperation with the General Consulate of Ukraine in Hamburg, said Prime Minister Gunteri President Herbst during communication with the media. During the last few months, we have been working closely in a spirit of trust. “This partnership will develop over time. We look forward to the joint continuation of this path, ”Daniel Gunter and Christina Herbst said.</text:p>
      <text:p text:style-name="P4">
Daniel Günter: “We will not leave people in Ukraine alone and together we will call that there will be peace in Ukraine soon. Then it will be possible to rebuild the region. Kherson region is distinguished by powerful agriculture, wide industry and maritime economy, and renewable sources of energy. In these fields, Schleswig-Golstein will support and help their experience. ”</text:p>
      <text:p text:style-name="P4">
<text:span text:style-name="T4">
 Source: </text:span>
 <text:a xlink:type="simple" xlink:href="https://germany.mfa.gov.ua/news/shlezvig-golshtejn-uklade-solidarne-partnerstvo-z-hersonshchinoyu" text:style-name="Internet_20_link" text:visited-style-name="Visited_20_Internet_20_Link">
<text:span text:style-name="T5">
MZS</text:span>
</text:a>
</text:p>
      <text:p text:style-name="P4">
News Source: <text:a xlink:type="simple" xlink:href="https://armyinform.com.ua/2023/06/23/shlezvig-golshtejn-uklade-solidarne-partnerstvo-z-hersonshhynoyu/" text:style-name="Internet_20_link" text:visited-style-name="Visited_20_Internet_20_Link">
https://armyinform.com.ua/2023/06/23/shlezvig-golshtejn-uklade-solidarne-partnerstvo-z-hersonshhynoyu/</text:a>
</text:p>
      <!--NEWS-->
      <text:h text:style-name="P10" text:outline-level="1">
<text:span text:style-name="T4">
In Chernihiv, memorable crosses are installed to honor the memory of the dead heroes</text:span>
</text:h>
      <text:p text:style-name="P4">
Author: ['Григорій Мазур']</text:p>
      <text:p text:style-name="P4">
Time: 2023-06-23T84:00:00-04:00</text:p>
      <text:p text:style-name="P4">
Description: At the Chernigovs, the Metoy Meshanuvannya Pam'yatі, Yaki Viddali his own lives in the battles for defense ... War with Ukraine 2022, war with Ukraine Latest news today, News War with Ukraine 2022 are the last for today, will there be a war between Ukraine and Russia and Russia and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photo_2023-06-23_18-13-33.jpg" text:style-name="Internet_20_link" text:visited-style-name="Visited_20_Internet_20_Link">
photo_2023-06-23_18-13-33.jpg</text:a>
', '<text:a xlink:type="simple" xlink:href="https://armyinform.com.ua/wp-content/uploads/2023/06/photo_2023-06-23_18-13-32-150x150.jpg" text:style-name="Internet_20_link" text:visited-style-name="Visited_20_Internet_20_Link">
photo_2023-06-23_18-13-32-150x150.jpg</text:a>
', '<text:a xlink:type="simple" xlink:href="https://armyinform.com.ua/wp-content/uploads/2023/06/photo_2023-06-23_18-13-33-2-150x150.jpg" text:style-name="Internet_20_link" text:visited-style-name="Visited_20_Internet_20_Link">
photo_2023-06-23_18-13-33-2-150x150.jpg</text:a>
', '<text:a xlink:type="simple" xlink:href="https://armyinform.com.ua/wp-content/uploads/2023/06/photo_2023-06-23_18-13-34-150x150.jpg" text:style-name="Internet_20_link" text:visited-style-name="Visited_20_Internet_20_Link">
photo_2023-06-23_18-13-34-150x150.jpg</text:a>
', '<text:a xlink:type="simple" xlink:href="https://armyinform.com.ua/wp-content/uploads/2023/06/photo_2023-06-23_18-13-35-150x150.jpg" text:style-name="Internet_20_link" text:visited-style-name="Visited_20_Internet_20_Link">
photo_2023-06-23_18-13-35-150x150.jpg</text:a>
']</text:p>
      <text:p text:style-name="P4">
Tags: ['STOPRUSSIA']</text:p>
      <text:p text:style-name="P4">
Category: News</text:p>
      <!--METADATA-->
      <text:p text:style-name="P4">
<draw:frame draw:style-name="fr1" draw:name="Image37" text:anchor-type="as-char" svg:width="6.9236in" svg:height="5.1927in" draw:z-index="0">
<draw:image xlink:href="../Images/AРМІЯINFORM/2023-06-23T84-00-00-04-00/photo_2023-06-23_18-13-33.jpg" xlink:type="simple" xlink:show="embed" xlink:actuate="onLoad" draw:mime-type="image/jpeg"/>
</draw:frame>
In Chernihiv, in order to honor the memory of the soldiers who gave their lives to the Boyachz defense of the city, they establish commemorative crosses. The initiator of the action was the Cherry Military Administration headed by its chief Dmitryrombryzhinsky, the former brigade commander, colonel of the Armed Forces of Ukraine.</text:p>
      <text:p text:style-name="P4">
<text:a xlink:type="simple" xlink:href="https://armyinform.com.ua/wp-content/uploads/2023/06/photo_2023-06-23_18-13-32.jpg" text:style-name="Internet_20_link" text:visited-style-name="Visited_20_Internet_20_Link">
!(Images/AРМІЯINFORM/2023-06-23T84-00-00-04-00/photo_2023-06-23_18-13-32-150x150.jpg)</text:a>
</text:p>
      <text:p text:style-name="P4">
<text:a xlink:type="simple" xlink:href="https://armyinform.com.ua/wp-content/uploads/2023/06/photo_2023-06-23_18-13-33-2.jpg" text:style-name="Internet_20_link" text:visited-style-name="Visited_20_Internet_20_Link">
<draw:frame draw:style-name="fr1" draw:name="Image38" text:anchor-type="as-char" svg:width="6.9236in" svg:height="6.9236in" draw:z-index="0">
<draw:image xlink:href="../Images/AРМІЯINFORM/2023-06-23T84-00-00-04-00/photo_2023-06-23_18-13-33-2-150x150.jpg" xlink:type="simple" xlink:show="embed" xlink:actuate="onLoad" draw:mime-type="image/jpeg"/>
</draw:frame>
</text:a>
- We install a new commemorative cross every week, - Dmitrybriginsky shared his plan. - We want to install up to ten such memorials. Today is the fourth.</text:p>
      <text:p text:style-name="P4">
The official said that the first commemorative sign was installed in the destroyed by Russian invaders of the village of Novoselivka, the second and third - near the destroyed buildings of the Epicenter shop and ski base.</text:p>
      <text:p text:style-name="P4">
<text:a xlink:type="simple" xlink:href="https://armyinform.com.ua/wp-content/uploads/2023/06/photo_2023-06-23_18-13-34.jpg" text:style-name="Internet_20_link" text:visited-style-name="Visited_20_Internet_20_Link">
!(Images/AРМІЯINFORM/2023-06-23T84-00-00-04-00/photo_2023-06-23_18-13-34-150x150.jpg)</text:a>
</text:p>
      <text:p text:style-name="P4">
<text:a xlink:type="simple" xlink:href="https://armyinform.com.ua/wp-content/uploads/2023/06/photo_2023-06-23_18-13-35.jpg" text:style-name="Internet_20_link" text:visited-style-name="Visited_20_Internet_20_Link">
<draw:frame draw:style-name="fr1" draw:name="Image39" text:anchor-type="as-char" svg:width="6.9236in" svg:height="6.9236in" draw:z-index="0">
<draw:image xlink:href="../Images/AРМІЯINFORM/2023-06-23T84-00-00-04-00/photo_2023-06-23_18-13-35-150x150.jpg" xlink:type="simple" xlink:show="embed" xlink:actuate="onLoad" draw:mime-type="image/jpeg"/>
</draw:frame>
</text:a>
- Every locally knows that in this section of the Ring Street, near Chernyhiv Regional Tub dispensary, cruel fights continued, - said the Testrobronets Sergey, a participant in Chernihiv defense. - Initially, the columns of enemies on the approaches to the city. Then his defenders departed a little, and it was this place that created one of the lines of defense and stood there before removing the siege.</text:p>
      <text:p text:style-name="P4">
Dmitry Bryzhynsky identifies the places of installation of commemorative crosses together by the Zaporizhia - participants in the northern outpost and volunteers, which work out with their manufacture. It is planned that these memorial signs will be established throughout the line of heroic defense of the regional center, which last two months from the beginning of large -scale aggression.</text:p>
      <text:p text:style-name="P4">
<text:span text:style-name="T5">
Opto author</text:span>
</text:p>
      <text:p text:style-name="P4">
News Source: <text:a xlink:type="simple" xlink:href="https://armyinform.com.ua/2023/06/23/u-chernigovi-vstanovlyuyut-pamyatni-hresty-shhob-vshanuvaty-pamyat-zagyblyh-geroyiv/" text:style-name="Internet_20_link" text:visited-style-name="Visited_20_Internet_20_Link">
https://armyinform.com.ua/2023/06/23/u-chernigovi-vstanovlyuyut-pamyatni-hresty-shhob-vshanuvaty-pamyat-zagyblyh-geroyiv/</text:a>
</text:p>
      <!--NEWS-->
      <text:h text:style-name="P10" text:outline-level="1">
<text:span text:style-name="T4">
Civilian support centers should become real coordination sites - Irina Vereshchuk</text:span>
</text:h>
      <text:p text:style-name="P4">
Author: ['АРМІЯINFORM']</text:p>
      <text:p text:style-name="P4">
Time: 2023-06-23T8:00:00-04:00</text:p>
      <text:p text:style-name="P4">
Description: Viceper'yr-Minіsterka Irina Vereshchuk took a fate from the Zavodanni Coordinating center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biznes-dopomoha-armiia.jpg" text:style-name="Internet_20_link" text:visited-style-name="Visited_20_Internet_20_Link">
biznes-dopomoha-armiia.jpg</text:a>
']</text:p>
      <text:p text:style-name="P4">
Tags: ['STOPRUSSIA', 'АГРЕСІЯ РФ', 'ВІЙНА', 'ВТОРГНЕННЯ РФ', 'МІНРЕІНТЕГРАЦІЇ']</text:p>
      <text:p text:style-name="P4">
Category: News</text:p>
      <!--METADATA-->
      <text:p text:style-name="P4">
<draw:frame draw:style-name="fr1" draw:name="Image40" text:anchor-type="as-char" svg:width="6.9236in" svg:height="4.84652in" draw:z-index="0">
<draw:image xlink:href="../Images/AРМІЯINFORM/2023-06-23T8-00-00-04-00/biznes-dopomoha-armiia.jpg" xlink:type="simple" xlink:show="embed" xlink:actuate="onLoad" draw:mime-type="image/jpeg"/>
</draw:frame>
Illustrative photo</text:p>
      <text:p text:style-name="P4">
Viceremier-minister Irina Vereshchuk participated in a meeting of the coordination center of civilian support at the Kyiv Regional Military Administration.</text:p>
      <text:p text:style-name="P4">
The work of the centers is aimed at solving social protection issues, in particular, housing and promoting employment, providing psychosocial, humanitarian, medical, legal assistance, etc.</text:p>
      <text:p text:style-name="P4">
Such centers are an instrument of interaction between territorial communities, central government and international and public organizations. They coordinate the provision of versatile assistance to domestic displaced persons, veterans to the same categories of citizens who have suffered from Russian aggression.</text:p>
      <text:p text:style-name="P4">
For example, in the Lviv region in such a center only for the sake of providing psychological assistance and rehabilitation managed to coordinate 44 international organizations.</text:p>
      <text:p text:style-name="P4">
"We need to work a mechanism of coordination and respond promptly to the challenges. So we can help anyone who has suffered from the war," Irivoreshchuk emphasized.</text:p>
      <text:p text:style-name="P4">
To date, 24 regional coordination centers have already been formed throughout Ukraine.</text:p>
      <text:p text:style-name="P4">
Recall that the coordination centers of civilian support have been set up in the initiative of the first lady of Elena Zelenskaya for the implementation of the All -Ukrainian Mental Health Program.</text:p>
      <text:p text:style-name="P4">
<text:span text:style-name="T4">
 Source: </text:span>
 <text:a xlink:type="simple" xlink:href="https://minre.gov.ua/2023/06/22/czentry-pidtrymky-czyvilnogo-naselennya-mayut-staty-realnymy-koordynaczijnymy-majdanchykamy-iryna-vereshhuk/" text:style-name="Internet_20_link" text:visited-style-name="Visited_20_Internet_20_Link">
<text:span text:style-name="T5">
Menrointegration</text:span>
</text:a>
</text:p>
      <text:p text:style-name="P4">
News Source: <text:a xlink:type="simple" xlink:href="https://armyinform.com.ua/2023/06/23/czentry-pidtrymky-czyvilnogo-naselennya-mayut-staty-realnymy-koordynaczijnymy-majdanchykamy-iryna-vereshhuk/" text:style-name="Internet_20_link" text:visited-style-name="Visited_20_Internet_20_Link">
https://armyinform.com.ua/2023/06/23/czentry-pidtrymky-czyvilnogo-naselennya-mayut-staty-realnymy-koordynaczijnymy-majdanchykamy-iryna-vereshhuk/</text:a>
</text:p>
      <!--NEWS-->
      <text:h text:style-name="P10" text:outline-level="1">
<text:span text:style-name="T4">
A meeting with the families of the 55th OBR soldiers took place at the coordination headquarters</text:span>
</text:h>
      <text:p text:style-name="P4">
Author: ['АРМІЯINFORM']</text:p>
      <text:p text:style-name="P4">
Time: 2023-06-23T97:00:00-04:00</text:p>
      <text:p text:style-name="P4">
Description: At the coordinating headquarters of Putin Zavzhennya Zuzkovo Poloili Zustych Zustych Z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6067ea77-1500-42ee-bcd4-26cc3d597ad1.jpg" text:style-name="Internet_20_link" text:visited-style-name="Visited_20_Internet_20_Link">
6067ea77-1500-42ee-bcd4-26cc3d597ad1.jpg</text:a>
']</text:p>
      <text:p text:style-name="P4">
Tags: ['STOPRUSSIA', 'ВІЙСЬКОВОПОЛОНЕНІ', 'ВТОРГНЕННЯ РФ', 'КООРДИНАЦІЙНИЙ ШТАБ З ПИТАНЬ ПОВОДЖЕННЯ З ВІЙСЬКОВОПОЛОНЕНИМИ']</text:p>
      <text:p text:style-name="P4">
Category: News</text:p>
      <!--METADATA-->
      <text:p text:style-name="P4">
<draw:frame draw:style-name="fr1" draw:name="Image41" text:anchor-type="as-char" svg:width="6.9236in" svg:height="4.615733in" draw:z-index="0">
<draw:image xlink:href="../Images/AРМІЯINFORM/2023-06-23T97-00-00-04-00/6067ea77-1500-42ee-bcd4-26cc3d597ad1.jpg" xlink:type="simple" xlink:show="embed" xlink:actuate="onLoad" draw:mime-type="image/jpeg"/>
</draw:frame>
At the Coordination Headquarters on the management of prisoners of war, the families of the soldiers of the 55th separate artillery brigade "Zaporizhzhkasich" took place.</text:p>
      <text:p text:style-name="P4">
When asked by the relatives of prisoners and missing artillerymen, the representative of the coordination headquarters Yuriy Taraanyuk answered.</text:p>
      <text:p text:style-name="P4">
About it <text:a xlink:type="simple" xlink:href="https://t.me/Koord_shtab/1316" text:style-name="Internet_20_link" text:visited-style-name="Visited_20_Internet_20_Link">
reports</text:a>
Coordination headquarters of inquiries for the treatment of prisoners of war.</text:p>
      <text:p text:style-name="P4">
He pointed out that the Russian Federation uses all possible influence on Ukrainian society, including in the media space. It is important to be vigilant and critical of information from unverified sources, not to distribute and transmit to third parties personal data of their chipolone defender.</text:p>
      <text:p text:style-name="P4">
The staff representative noted that the aggressor country does not provide information about the state of the captive defender or the place of its maintenance. However, such information is applied from other sources, in particular, from the released from captivity of defenders.</text:p>
      <text:p text:style-name="P4">
Yuriy Taraanyuk also noted that parallel negotiations are underway with slim entities that keep Ukrainian servicemen both in Russia and temporarily occupied Ukrainian territories.</text:p>
      <text:p text:style-name="P4">
"We use different tools that can affect the return of our defenders," the coordination headquarters representative assured. "The main thing is to achieve a practical result," he said.</text:p>
      <text:p text:style-name="P4">
News Source: <text:a xlink:type="simple" xlink:href="https://armyinform.com.ua/2023/06/23/u-koordynaczijnomu-shtabi-vidbulasya-zustrich-z-rodynamy-bijcziv-55-oyi-oabr/" text:style-name="Internet_20_link" text:visited-style-name="Visited_20_Internet_20_Link">
https://armyinform.com.ua/2023/06/23/u-koordynaczijnomu-shtabi-vidbulasya-zustrich-z-rodynamy-bijcziv-55-oyi-oabr/</text:a>
</text:p>
      <!--NEWS-->
      <text:h text:style-name="P10" text:outline-level="1">
<text:span text:style-name="T4">
State budget revenues increased by 45% in May 2023 compared to May 2022 - Minister of Finance of Ukraine</text:span>
</text:h>
      <text:p text:style-name="P4">
Author: ['АРМІЯINFORM']</text:p>
      <text:p text:style-name="P4">
Time: 2023-06-23T99:00:00-04:00</text:p>
      <text:p text:style-name="P4">
Description: Miniger Finanosiv Ukrainian Sergey Marchenko, Urorovy Untovations Zwan Delivenny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whatsapp-image-2023-06-23-at-16_25_33.jpeg" text:style-name="Internet_20_link" text:visited-style-name="Visited_20_Internet_20_Link">
whatsapp-image-2023-06-23-at-16_25_33.jpeg</text:a>
']</text:p>
      <text:p text:style-name="P4">
Tags: ['STOPRUSSIA', 'МІНФІН']</text:p>
      <text:p text:style-name="P4">
Category: News</text:p>
      <!--METADATA-->
      <text:p text:style-name="P4">
<draw:frame draw:style-name="fr1" draw:name="Image42" text:anchor-type="as-char" svg:width="6.9236in" svg:height="4.961913in" draw:z-index="0">
<draw:image xlink:href="../Images/AРМІЯINFORM/2023-06-23T99-00-00-04-00/whatsapp-image-2023-06-23-at-16_25_33.jpeg" xlink:type="simple" xlink:show="embed" xlink:actuate="onLoad" draw:mime-type="image/jpeg"/>
</draw:frame>
Minister of Finance of Ukraine Serhiy Marchenko, Government Commissioner for State Debt Directorate, Yuriy Buts and Deputy Minister of Finance Olgasikova took part in Global Official Institutions Conference, organized BNP Paribas in Paris.</text:p>
      <text:p text:style-name="P4">
About it <text:a xlink:type="simple" xlink:href="https://mof.gov.ua/uk/news/sergii_marchenko_state_budget_revenues_increased_by_45_in_may_2023_compared_to_may_2022-4073" text:style-name="Internet_20_link" text:visited-style-name="Visited_20_Internet_20_Link">
reports</text:a>
Ministry of Finance of Ukraine.</text:p>
      <text:p text:style-name="P4">
The event was also attended by more than 100 representatives of the ministries of Taental Bank, as well as international financial organizations and sovereign funds around the world.</text:p>
      <text:p text:style-name="P4">
The Minister of Finance of Ukraine, acting as a key speaker of the panel discussion, spoke about the status and prospects of development of the Ukrainian economy, the implementation of the state budget in the conditions of war and the available opportunities and challenges in the restoration of Ukraine.</text:p>
      <text:p text:style-name="P4">
“In 2023, we have much better financial results than a year ago.The deduction of powerful financial support and comprehensive measures implemented by the image of Ukraine, we ensure the balance of budget and financing critical expenditures, especially in the social sphere. Monetary tafing policies are controlled. The revenues of the state budget increased by 45% of 2023 compared to May 2022, ”Sergey Marchenko said.</text:p>
      <text:p text:style-name="P4">
At the same time, the Minister of Finance stressed that external financial support continues to play an important role. International partners have assured Ukraine in providing $ 42.5 billion in direct budget assistance during the current year.</text:p>
      <text:p text:style-name="P4">
As of today, Ukraine has received about $ 22 billion in external financing for priority needs of the state budget in 2023. The Ministry of Finance of Ukraine is already actively working with partners to meet the needs of the state budget in 20124.</text:p>
      <text:p text:style-name="P4">
In the context of recovery, Sergey Marchenko spoke about existing tools for recovery for reconstruction. The World Bank has created effective assistance mechanisms, such as URTF trust fund and a special SPur. -European Investment Bank program has approved the EU initiative for Ukraine - a new scheme for reconstruction and restoration in Ukraine. The EBRD has created an EBRD anti -crisis fund with a special focus for Ukraine.The Minister of Finance also shared his impressions of the recent conference of Ukraine, which took place in London on June 21-22.</text:p>
      <text:p text:style-name="P4">
Serhiy Marchenko called on foreign business to invest in Ukraine and assured the preparedness of the Government of Ukraine to cooperate to ensure safe tangible conditions.</text:p>
      <text:p text:style-name="P4">
News Source: <text:a xlink:type="simple" xlink:href="https://armyinform.com.ua/2023/06/23/dohody-derzhavnogo-byudzhetu-zrosly-na-45-u-travni-2023-roku-porivnyano-z-travnem-2022-roku-ministr-finansiv-ukrayiny/" text:style-name="Internet_20_link" text:visited-style-name="Visited_20_Internet_20_Link">
https://armyinform.com.ua/2023/06/23/dohody-derzhavnogo-byudzhetu-zrosly-na-45-u-travni-2023-roku-porivnyano-z-travnem-2022-roku-ministr-finansiv-ukrayiny/</text:a>
</text:p>
      <!--NEWS-->
      <text:h text:style-name="P10" text:outline-level="1">
<text:span text:style-name="T4">
Defense forces in the east began an offensive in several directions at the same time - a painter</text:span>
</text:h>
      <text:p text:style-name="P4">
Authors: Ukrinform (Person)</text:p>
      <text:p text:style-name="P4">
Publisher: Укринформ (Organization)</text:p>
      <text:p text:style-name="P4">
Published Time: 2023-06-24T-10:50:00+03:00</text:p>
      <text:p text:style-name="P4">
Modified Time: 2023-06-24T19:50:00+03:00</text:p>
      <text:p text:style-name="P4">
Description: The eastern grouping of troops began an offensive in several directions at a time. - Ukrinform.</text:p>
      <text:p text:style-name="P4">
Images: ['<text:a xlink:type="simple" xlink:href="https://static.ukrinform.com/photos/2022_07/thumb_files/630_360_1658997765-548.jpg" text:style-name="Internet_20_link" text:visited-style-name="Visited_20_Internet_20_Link">
630_360_16589...</text:a>
']</text:p>
      <text:p text:style-name="P4">
Tags: ['Війна з Росією', 'Ганна Маляр', 'Контрнаступ']</text:p>
      <text:p text:style-name="P4">
Type: Article</text:p>
      <!--METADATA-->
      <text:p text:style-name="P4">
<draw:frame draw:style-name="fr1" draw:name="Image43" text:anchor-type="as-char" svg:width="6.9236in" svg:height="3.956343in" draw:z-index="0">
<draw:image xlink:href="../Images/yкринформ/2023-06-24T-10-50-00-03-00/630_360_1658997765-548.jpg" xlink:type="simple" xlink:show="embed" xlink:actuate="onLoad" draw:mime-type="image/jpeg"/>
</draw:frame>
The Eastern Urells of troops began an offensive in several directions at a time.</text:p>
      <text:p text:style-name="P4">
According to Ukrinform, the Deputy Minister of Defense Anna Malyar reported in <text:a xlink:type="simple" xlink:href="https://t.me/annamaliar/883" text:style-name="Internet_20_link" text:visited-style-name="Visited_20_Internet_20_Link">
telegram</text:a>
.</text:p>
      <text:p text:style-name="P4">
According to her, "the eastern grouping of troops today began an offensive in the direction of the same directions at the same time. In the direction of Orikhovo-Vasilivka, Bakhmut, Bogdanivka, Berry, Tick, Kurdyumivka."</text:p>
      <text:p text:style-name="P4">
In all directions there is a forward advance, emphasized the painter.</text:p>
      <text:p text:style-name="P4">
In Kupyansk, Liman, Mariinsky direction, the enemy tried to step down, but he failed to advance, she said.</text:p>
      <text:p text:style-name="P4">
In the Avdeev and Shakhtar directions, the Russians struck, carried out artillery <text:a xlink:type="simple" xlink:href="https://www.ukrinform.ua/tag-obstril" text:style-name="Internet_20_link" text:visited-style-name="Visited_20_Internet_20_Link">
shelling</text:a>
.</text:p>
      <text:p text:style-name="P4">
<text:span text:style-name="T4">
 Read also: </text:span>
 <text:a xlink:type="simple" xlink:href="https://www.ukrinform.ua/rubric-ato/3727309-nastup-jde-za-planom-zaluznij-obgovoriv-iz-milli-situaciu-na-fronti.html" text:style-name="Internet_20_link" text:visited-style-name="Visited_20_Internet_20_Link">
offensive goes according to the plan: <text:span text:style-name="T4">
 Zaluzhn </text:span>
 It discussed from the Millisitation on the front</text:a>
In the south in all directions of the offensive there are heavy battles. "The enemy is in defense, makes a lot of effort to stop our offensive actions," - reported.</text:p>
      <text:p text:style-name="P4">
"At the same time, the enemy carries significant losses of personnel, weapons and equipment," the Deputy Minister of Defense said.</text:p>
      <text:p text:style-name="P4">
As reported by Ukrinform, <text:a xlink:type="simple" xlink:href="https://www.ukrinform.ua/rubric-ato/3727322-rosiani-zoseredzuut-osnovni-zusilla-na-troh-napramkah.html" text:style-name="Internet_20_link" text:visited-style-name="Visited_20_Internet_20_Link">
the army of the Russian Federation concentrates</text:a>
The main efforts in Lymansky, Avdiiv and Mariinsky directions - more than 10 combat clashes took place during the day.</text:p>
      <text:p text:style-name="P4">
News Source: <text:a xlink:type="simple" xlink:href="https://www.ukrinform.ua/rubric-ato/3727324-sili-oboroni-na-shodi-pocali-nastup-na-kilkoh-napramkah-odnocasno-malar.html" text:style-name="Internet_20_link" text:visited-style-name="Visited_20_Internet_20_Link">
https://www.ukrinform.ua/rubric-ato/3727324-sili-oboroni-na-shodi-pocali-nastup-na-kilkoh-napramkah-odnocasno-malar.html</text:a>
</text:p>
      <!--NEWS-->
      <text:h text:style-name="P10" text:outline-level="1">
<text:span text:style-name="T4">
In the capital of the energy resumed damaged by fragments of the rocket electricine</text:span>
</text:h>
      <text:p text:style-name="P4">
Authors: Ukrinform (Person)</text:p>
      <text:p text:style-name="P4">
Publisher: Укринформ (Organization)</text:p>
      <text:p text:style-name="P4">
Published Time: 2023-06-24T-15:02:00+03:00</text:p>
      <text:p text:style-name="P4">
Modified Time: 2023-06-24T15:02:00+03:00</text:p>
      <text:p text:style-name="P4">
Description: In Kiev, energy was restored by an electric line that was damaged by the fragments of a whipped Russian rocket. - Ukrinform.</text:p>
      <text:p text:style-name="P4">
Images: ['<text:a xlink:type="simple" xlink:href="https://static.ukrinform.com/photos/2023_02/thumb_files/630_360_1675414663-980.jpg" text:style-name="Internet_20_link" text:visited-style-name="Visited_20_Internet_20_Link">
630_360_16754...</text:a>
']</text:p>
      <text:p text:style-name="P4">
Tags: ['ДТЕК', 'Електроенергія', 'Київ']</text:p>
      <text:p text:style-name="P4">
Type: Article</text:p>
      <!--METADATA-->
      <text:p text:style-name="P4">
<draw:frame draw:style-name="fr1" draw:name="Image44" text:anchor-type="as-char" svg:width="6.9236in" svg:height="3.956343in" draw:z-index="0">
<draw:image xlink:href="../Images/yкринформ/2023-06-24T-15-02-00-03-00/630_360_1675414663-980.jpg" xlink:type="simple" xlink:show="embed" xlink:actuate="onLoad" draw:mime-type="image/jpeg"/>
</draw:frame>
In Kiev, the electrical line was restored in Kyivenerge, which was damaged by the fragments of the Dejusted Russian missile.</text:p>
      <text:p text:style-name="P4">
According to Ukrinform, it reports <text:a xlink:type="simple" xlink:href="https://www.dtek-kem.com.ua/ua/news/dtek-vidnoviv-poshkodzhenu-ulamkami-raketi-elektroliniyu-v-kiyevi" text:style-name="Internet_20_link" text:visited-style-name="Visited_20_Internet_20_Link">
DTEK Kiev Electricity Network.</text:a>
“DTEK experts in Kiev have restored the air electric linear, which was damaged by the fragments of the whipped enemy rocket. Again with <text:a xlink:type="simple" xlink:href="https://www.ukrinform.ua/tag-elektroenergia" text:style-name="Internet_20_link" text:visited-style-name="Visited_20_Internet_20_Link">
light</text:a>
4811 families of Kyivans ”, -is in the message.</text:p>
      <text:p text:style-name="P4">
According to DTEK, an electric line was damaged in Kiev as a result of another night missile strike in Kiev, which provides light with a part of the Troyeshchyna of the Troypodol.</text:p>
      <text:p text:style-name="P4">
DTEK experts in Kiev began to restore the damaged area of electricity immediately after the inspection of the location of the fragments of the rocket of the rocket by military rescuers.</text:p>
      <text:p text:style-name="P4">
<text:span text:style-name="T4">
 Read also: </text:span>
 <text:a xlink:type="simple" xlink:href="https://www.ukrinform.ua/rubric-economy/3725769-cerez-avariu-v-ukrainskij-energosistemi-vimikalasa-lep-z-moldovou.html" text:style-name="Internet_20_link" text:visited-style-name="Visited_20_Internet_20_Link">
because of the accident in the Ukrainian power system was switched off <text:span text:style-name="T4">
 PLP </text:span>
 with Moldova</text:a>
Within two hours, all customers healed according to backup schemes.</text:p>
      <text:p text:style-name="P4">
As reported by Ukrinform, on the night of June 24, air defense found the tsing of airspace around Kiev more than 20 rockets.</text:p>
      <text:p text:style-name="P4">
As a result of the fall of the rocket's debris <text:a xlink:type="simple" xlink:href="https://www.ukrinform.ua/rubric-kyiv/3727133-klicko-pro-nicnu-raketnu-ataku-zagiblih-troe-pid-zavalami-mozut-buti-ludi.html" text:style-name="Internet_20_link" text:visited-style-name="Visited_20_Internet_20_Link">
in the Solomenskiy district of Kiev, three people were killed. </text:a>
Kyiv Mayor Vitaliy Klitschko stated that people may still be.</text:p>
      <text:p text:style-name="P4">
News Source: <text:a xlink:type="simple" xlink:href="https://www.ukrinform.ua/rubric-kyiv/3727242-u-kievi-energetiki-vidnovili-poskodzenu-ulamkami-raketi-elektroliniu.html" text:style-name="Internet_20_link" text:visited-style-name="Visited_20_Internet_20_Link">
https://www.ukrinform.ua/rubric-kyiv/3727242-u-kievi-energetiki-vidnovili-poskodzenu-ulamkami-raketi-elektroliniu.html</text:a>
</text:p>
      <!--NEWS-->
      <text:h text:style-name="P10" text:outline-level="1">
<text:span text:style-name="T4">
Russian oligarchs and government officials leave Moscow - media</text:span>
</text:h>
      <text:p text:style-name="P4">
Authors: Ukrinform (Person)</text:p>
      <text:p text:style-name="P4">
Publisher: Укринформ (Organization)</text:p>
      <text:p text:style-name="P4">
Published Time: 2023-06-24T-1:27:00+03:00</text:p>
      <text:p text:style-name="P4">
Modified Time: 2023-06-24T20:27:00+03:00</text:p>
      <text:p text:style-name="P4">
Description: A number of Russian oligarchs and government officials could leave Moscow against the background of confrontation between the Wagner PEC with the Ministry of Defense of the Russian Federation. - Ukrinform.</text:p>
      <text:p text:style-name="P4">
Images: ['<text:a xlink:type="simple" xlink:href="https://static.ukrinform.com/photos/2023_06/thumb_files/630_360_1687624852-386.jpg" text:style-name="Internet_20_link" text:visited-style-name="Visited_20_Internet_20_Link">
630_360_16876...</text:a>
']</text:p>
      <text:p text:style-name="P4">
Tags: ['Москва', 'Росія', 'ПВК "Вагнера"', 'Пригожин']</text:p>
      <text:p text:style-name="P4">
Type: Article</text:p>
      <!--METADATA-->
      <text:p text:style-name="P4">
<draw:frame draw:style-name="fr1" draw:name="Image45" text:anchor-type="as-char" svg:width="6.9236in" svg:height="3.956343in" draw:z-index="0">
<draw:image xlink:href="../Images/yкринформ/2023-06-24T-1-27-00-03-00/630_360_1687624852-386.jpg" xlink:type="simple" xlink:show="embed" xlink:actuate="onLoad" draw:mime-type="image/jpeg"/>
</draw:frame>
Rosyan oligarchs and government officials could leave Moscow against the background of Wagner's confrontation with the Ministry of Defense of the Russian Federation.</text:p>
      <text:p text:style-name="P4">
This was reported by Russian media, Ukrinform reports.</text:p>
      <text:p text:style-name="P4">
According to the publication "<text:a xlink:type="simple" xlink:href="https://istories.media/news/2023/06/24/potanin-manturov-rotenberg-i-predpolozhitelno-mladshii-kovalchuk-mogli-uletet-iz-moskvi-na-fone-myatezha-naemnikov-chto-izvestno-o-poletakh-elit/" text:style-name="Internet_20_link" text:visited-style-name="Visited_20_Internet_20_Link">
important history</text:a>
", On June 24, two planes used from Moscow used by Russian President Vladimir Putin. from Moscow to St. Petersburg. He disappeared from the radars of the Nadogatchyna.</text:p>
      <text:p text:style-name="P4">
At the same time, the Kremlin Prescribe Dmitry Peskov <text:a xlink:type="simple" xlink:href="https://www.ukrinform.ua/rubric-world/3727261-peskov-zaaviv-so-putin-pracue-u-kremli.html" text:style-name="Internet_20_link" text:visited-style-name="Visited_20_Internet_20_Link">
assures</text:a>
that Putin works in the Kremlin.</text:p>
      <text:p text:style-name="P4">
In addition, according to journalists, Oligarch's business jet and Putinarcadia Rothenberg Bombardier BD-700 flew in Baku in the morning. However, the press service of the territory claims that he was allegedly in Moscow.</text:p>
      <text:p text:style-name="P4">
<text:span text:style-name="T4">
 Read also: </text:span>
 <text:a xlink:type="simple" xlink:href="https://www.ukrinform.ua/rubric-world/3727304-u-moskvi-ogolosili-26-cervna-nerobocim-dnem.html" text:style-name="Internet_20_link" text:visited-style-name="Visited_20_Internet_20_Link">
in Moscow announced on June 26 a non -working day</text:a>
The media also reports that the Gulfstream G650 business jet is an oligarch Vladimirpotanin awaits departure to Istanbul.</text:p>
      <text:p text:style-name="P4">
According to journalists, Sukhoi Superjet Viceremier-Minister Denisamanturov flew out of Moscow in the morning and landed in Turkish Dalaman.</text:p>
      <text:p text:style-name="P4">
Nexta <text:a xlink:type="simple" xlink:href="https://t.me/nexta_live/55352" text:style-name="Internet_20_link" text:visited-style-name="Visited_20_Internet_20_Link">
informed</text:a>
About the departure to St. Petersburg the plane of the Russian Prime Minister Mikhail Mishustin. Instead <text:a xlink:type="simple" xlink:href="https://www.interfax.ru/russia/908823" text:style-name="Internet_20_link" text:visited-style-name="Visited_20_Internet_20_Link">
interfax</text:a>
The Russian government stated that the mushroom "in the workplace, holds meetings."</text:p>
      <text:p text:style-name="P4">
<text:span text:style-name="T4">
 Read also: </text:span>
 <text:a xlink:type="simple" xlink:href="https://www.ukrinform.ua/rubric-world/3727288-pvk-vagner-zaklikae-vijskovih-rf-z-okupovanih-teritorij-priednatisa-do-marsu-na-moskvu.html" text:style-name="Internet_20_link" text:visited-style-name="Visited_20_Internet_20_Link">
Wagner PEC calls for military Russian military to join the march on Moscow</text:a>
At the same time, edition <text:a xlink:type="simple" xlink:href="https://t.me/fontankaspb/41329" text:style-name="Internet_20_link" text:visited-style-name="Visited_20_Internet_20_Link">
"Fountain"</text:a>
reports that the famous and helicopter of the founder of the Wagner PEC "Yevgeny Prigogine, the Opechatani by the security forces" Pulkovo "in St. Petersburg.According to him, Shoigu came to Rostov-on-Don, where he personally conducted the operation of the destruction of "Wagner".</text:p>
      <text:p text:style-name="P4">
Wagner has established control of military sites in Rostov-on-Don.</text:p>
      <text:p text:style-name="P4">
Prigogine declared his intention to reach Moscow.</text:p>
      <text:p text:style-name="P4">
News Source: <text:a xlink:type="simple" xlink:href="https://www.ukrinform.ua/rubric-world/3727319-rosijski-oligarhi-ta-uradovci-zalisaut-moskvu-zmi.html" text:style-name="Internet_20_link" text:visited-style-name="Visited_20_Internet_20_Link">
https://www.ukrinform.ua/rubric-world/3727319-rosijski-oligarhi-ta-uradovci-zalisaut-moskvu-zmi.html</text:a>
</text:p>
      <!--NEWS-->
      <text:h text:style-name="P10" text:outline-level="1">
<text:span text:style-name="T4">
Today the world saw that the owners of Russia are not controlling anything - Zelensky</text:span>
</text:h>
      <text:p text:style-name="P4">
Authors: Ukrinform (Person)</text:p>
      <text:p text:style-name="P4">
Publisher: Укринформ (Organization)</text:p>
      <text:p text:style-name="P4">
Published Time: 2023-06-24T-2:22:56+03:00</text:p>
      <text:p text:style-name="P4">
Modified Time: 2023-06-24T20:22:56+03:00</text:p>
      <text:p text:style-name="P4">
Description: The clash of the Russian regular army with Wagner PEC showed that Russia's leadership does not control the situation in its own country. - Ukrinform.</text:p>
      <text:p text:style-name="P4">
Images: ['<text:a xlink:type="simple" xlink:href="https://static.ukrinform.com/photos/2023_06/thumb_files/630_360_1687376812-770.jpeg" text:style-name="Internet_20_link" text:visited-style-name="Visited_20_Internet_20_Link">
630_360_16873...</text:a>
']</text:p>
      <text:p text:style-name="P4">
Tags: ['Зеленський']</text:p>
      <text:p text:style-name="P4">
Type: Article</text:p>
      <!--METADATA-->
      <text:p text:style-name="P4">
<draw:frame draw:style-name="fr1" draw:name="Image46" text:anchor-type="as-char" svg:width="6.9236in" svg:height="3.956343in" draw:z-index="0">
<draw:image xlink:href="../Images/yкринформ/2023-06-24T-2-22-56-03-00/630_360_1687376812-770.jpeg" xlink:type="simple" xlink:show="embed" xlink:actuate="onLoad" draw:mime-type="image/jpeg"/>
</draw:frame>
The clash of the Russian regular army with Wagner PEC showed that Russia's leadership uncontrollands the situation in its own country.</text:p>
      <text:p text:style-name="P4">
This was said in <text:a xlink:type="simple" xlink:href="https://t.me/OP_UA/9782" text:style-name="Internet_20_link" text:visited-style-name="Visited_20_Internet_20_Link">
video address</text:a>
Presidential lodimer Zelensky, Ukrinform correspondent reports.</text:p>
      <text:p text:style-name="P4">
Video: <text:a xlink:type="simple" xlink:href="https://t.me/OP_UA/9782" text:style-name="Internet_20_link" text:visited-style-name="Visited_20_Internet_20_Link">
Presidential Office</text:a>
<text:span text:style-name="T4">
 _ I wish health, dear Ukrainians!_ </text:span>
</text:p>
      <text:p text:style-name="P4">
<text:span text:style-name="T4">
 _ I wish health, all the people of the world!_ </text:span>
</text:p>
      <text:p text:style-name="P4">
Today is the day when there should definitely not be silence. And leadership is definitely needed.</text:p>
      <text:p text:style-name="P4">
Today, the world saw that the owners of Russia were not controlling anything. In general. Just full chaos. The complete absence of any predictability. And it is a napan territory that is stuffed with weapons.</text:p>
      <text:p text:style-name="P4">
We all remember how in the 21st year the head of Russia threatened the world. He had some ultimatums there, he tried to show some force there.</text:p>
      <text:p text:style-name="P4">
The 22nd year showed that he confused-he confused his illusions of the Tabr, which he was fed. They are there, in the Kremlin, capable of going to any terror capable of go to any stupidity, but they cannot provide percentage control. And they are a real problem.</text:p>
      <text:p text:style-name="P4">
In one day, they lost several millionaire cities and showed all Russian bandits, mercenaries, oligarchs and anyone else, as it is easy to capture Russian cities and probably arsenals with weapons.</text:p>
      <text:p text:style-name="P4">
It is very important now that no one in the world is silent because it is afraid of this Russian chaos. All leaders' actions can now be historical. Every word journalists - by weight of gold. The source of the problem should be clearly called. And if someone in the world tries to sleep the situation, if someone in the world is exposed to illusia, as if the Kremlin is able to restore control, then only delaying the problem of a torture breakthrough of chaos - even more dangerous.</text:p>
      <text:p text:style-name="P4">
We all know the solution.</text:p>
      <text:p text:style-name="P4">
First, the world should not be afraid. We know that only our unity protects us.</text:p>
      <text:p text:style-name="P4">
Ukraine will definitely protect Europe from any Russian forces, it is important who commands them. We will protect. The safety of the eastern flank of Europe will only be in our defense. And that is why every manifestation of our defense is also supporting your defense, all in the free world.Second: everything should be real. It is time for everyone in the world to say that Russia's comprehensive actions against Ukraine have been and are unprovured. And we all have to orient our joint security priorities.</text:p>
      <text:p text:style-name="P4">
NATO is not just a word or set of formal promises. It is a reliable guarantee of all that peace will not be destroyed. Without Ukraine, such guarantees are nothing. Already in July at a summit in Vilnius - a historical chance for real decisions of loving on Russia. Any nation that borders with Russia is really supporting.</text:p>
      <text:p text:style-name="P4">
And the third.</text:p>
      <text:p text:style-name="P4">
I will say in Russian. The Kremlin's person, obviously, is sought to be very scared, and the spinning, it is not shown. Imved, which is no longer in Moscow. Welcome to something, it will work something. He knows, he was afraid, so that he himself is a creation of etougrosis. All evil, all the craft, all the hatred - he is a space. And more thanks, he is a hunger over his bunkers, the topics of all, everything, everything, that is squeezed with Russia.</text:p>
      <text:p text:style-name="P4">
What will we do, Ukrainian?</text:p>
      <text:p text:style-name="P4">
And we will blame their country. We will be delayed by their freedom. We will not build, and we will not be unattended. We will run out - and this will be. Our war in this war will be unambiguously.</text:p>
      <text:p text:style-name="P4">
And what do you do?</text:p>
      <text:p text:style-name="P4">
Moreover, the army will be on the Ukrainian land, the topics of the top were shaped by the tidy of the night to Russia. What will it be a man in the Kremlin, the topics of the catastrophe.</text:p>
      <text:p text:style-name="P4">
Now I'll move on to my native.</text:p>
      <text:p text:style-name="P4">
Thank you to our soldiers!Thank you all who are beating the occupiers now!Thank you to the air for the protection of our sky!</text:p>
      <text:p text:style-name="P4">
<text:span text:style-name="T4">
<text:span text:style-name="T5">
 Glory to Ukraine!</text:span>
 </text:span>
</text:p>
      <text:p text:style-name="P4">
<text:span text:style-name="T4">
 _ Let's win!_ </text:span>
</text:p>
      <text:p text:style-name="P4">
Photo: Presidential Office</text:p>
      <text:p text:style-name="P4">
News Source: <text:a xlink:type="simple" xlink:href="https://www.ukrinform.ua/rubric-ato/3727334-sogodni-svit-pobaciv-so-gospodari-rosii-nicogo-ne-kontroluut-zelenskij.html" text:style-name="Internet_20_link" text:visited-style-name="Visited_20_Internet_20_Link">
https://www.ukrinform.ua/rubric-ato/3727334-sogodni-svit-pobaciv-so-gospodari-rosii-nicogo-ne-kontroluut-zelenskij.html</text:a>
</text:p>
      <!--NEWS-->
      <text:h text:style-name="P10" text:outline-level="1">
<text:span text:style-name="T4">
JSC Kupiansk Directio Rusian Army Shelled Krasne First, Figolivka, two -year -old, western, pile ...</text:span>
</text:h>
      <text:p text:style-name="P4">
Authors: liveuamap (Language: en)</text:p>
      <text:p text:style-name="P4">
Time: 2023-06-24T-33:49:00</text:p>
      <text:p text:style-name="P4">
Location: Svatove (Latitude:49.54359 Longtitude:37.8891)</text:p>
      <text:p text:style-name="P4">
Videos: []</text:p>
      <text:p text:style-name="P4">
Images: []</text:p>
      <text:p text:style-name="P4">
Tags: ["Russia"]</text:p>
      <text:p text:style-name="P4">
Id: 22571424</text:p>
      <!--METADATA-->
      <text:p text:style-name="P4">
At Kupiansk direction Russian army shelled Krasne Pershe, Fyholivka,Dvorichna, Zapadne, Kupyansk, Masutivka, Kyslivka and Berestove of Kharkivregion, - General Staff of Armed Forces of Ukraine says in the morning report</text:p>
      <text:p text:style-name="P4">
News Collection Link: <text:a xlink:type="simple" xlink:href="https:\/\/liveuamap.com\/en\/2023\/24-june-at-kupiansk-direction-russian-army-shelled-krasne" text:style-name="Internet_20_link" text:visited-style-name="Visited_20_Internet_20_Link">
https:\/\/liveuamap.com\/en\/2023\/24-june-at-kupiansk-direction-russian-army-shelled-krasne</text:a>
</text:p>
      <text:p text:style-name="P4">
News Source: <text:a xlink:type="simple" xlink:href="https://t.me/lumsrc/5174" text:style-name="Internet_20_link" text:visited-style-name="Visited_20_Internet_20_Link">
https://t.me/lumsrc/5174</text:a>
</text:p>
      <!--NEWS-->
      <text:h text:style-name="P10" text:outline-level="1">
<text:span text:style-name="T4">
At Lyman direction Russian army shelled Nevske and Bilohorivka of Luhansk region and Torske, ...</text:span>
</text:h>
      <text:p text:style-name="P4">
Authors: liveuamap (Language: en)</text:p>
      <text:p text:style-name="P4">
Time: 2023-06-24T-35:49:00</text:p>
      <text:p text:style-name="P4">
Location: Donetsk (Latitude:48.73491 Longtitude:38.20152)</text:p>
      <text:p text:style-name="P4">
Videos: []</text:p>
      <text:p text:style-name="P4">
Images: []</text:p>
      <text:p text:style-name="P4">
Tags: ["Russia"]</text:p>
      <text:p text:style-name="P4">
Id: 22571423</text:p>
      <!--METADATA-->
      <text:p text:style-name="P4">
At Lyman direction Russian army shelled Nevske and Bilohorivka of Luhanskregion and Torske, Serebryanka, Verkhnokamyanske, Spirne and Rozdolivka ofDonetsk region.. Russian aviation conducted airstrikes at Nevske of Luhanskregion and Bilohorivka and Siversk of Donetsk region, - General Staff of ArmedForces of Ukraine says in the morning report</text:p>
      <text:p text:style-name="P4">
News Collection Link: <text:a xlink:type="simple" xlink:href="https:\/\/liveuamap.com\/en\/2023\/24-june-at-lyman-direction-russian-army-shelled-nevske-and" text:style-name="Internet_20_link" text:visited-style-name="Visited_20_Internet_20_Link">
https:\/\/liveuamap.com\/en\/2023\/24-june-at-lyman-direction-russian-army-shelled-nevske-and</text:a>
</text:p>
      <text:p text:style-name="P4">
News Source: <text:a xlink:type="simple" xlink:href="https://t.me/lumsrc/5175" text:style-name="Internet_20_link" text:visited-style-name="Visited_20_Internet_20_Link">
https://t.me/lumsrc/5175</text:a>
</text:p>
      <!--NEWS-->
      <text:h text:style-name="P10" text:outline-level="1">
<text:span text:style-name="T4">
JSU Bakhmut Directio Rusian Army Shelled Vasukivka, Orikhovo-Vasylivka, Bogdanivka, times and ...</text:span>
</text:h>
      <text:p text:style-name="P4">
Authors: liveuamap (Language: en)</text:p>
      <text:p text:style-name="P4">
Time: 2023-06-24T-37:49:00</text:p>
      <text:p text:style-name="P4">
Location: Bakhmut (Latitude:48.57422000 Longtitude:37.92446000)</text:p>
      <text:p text:style-name="P4">
Videos: []</text:p>
      <text:p text:style-name="P4">
Images: []</text:p>
      <text:p text:style-name="P4">
Tags: ["Russia"]</text:p>
      <text:p text:style-name="P4">
Id: 22571421</text:p>
      <!--METADATA-->
      <text:p text:style-name="P4">
At Bakhmut direction Russian army shelled Vasukivka, Orikhovo-Vasylivka,Bohdanivka, Chasiv Yar, Ivanivske, Pivdenne and New York of Donetsk region.Russian aviation conducted airstrikes at Khromove, Ivanivske, Pervomayske andPredtechyne, - General Staff of Armed Forces of Ukraine says in the morningreport</text:p>
      <text:p text:style-name="P4">
News Collection Link: <text:a xlink:type="simple" xlink:href="https:\/\/liveuamap.com\/en\/2023\/24-june-at-bakhmut-direction-russian-army-shelled-vasukivka" text:style-name="Internet_20_link" text:visited-style-name="Visited_20_Internet_20_Link">
https:\/\/liveuamap.com\/en\/2023\/24-june-at-bakhmut-direction-russian-army-shelled-vasukivka</text:a>
</text:p>
      <text:p text:style-name="P4">
News Source: <text:a xlink:type="simple" xlink:href="https://t.me/lumsrc/5176" text:style-name="Internet_20_link" text:visited-style-name="Visited_20_Internet_20_Link">
https://t.me/lumsrc/5176</text:a>
</text:p>
      <!--NEWS-->
      <text:h text:style-name="P10" text:outline-level="1">
<text:span text:style-name="T4">
JSC Avdiivka Directio Rusian Army Shelled Berdyshi, Avdiivka, Tonenko, Karlovka Andes Neels ...</text:span>
</text:h>
      <text:p text:style-name="P4">
Authors: liveuamap (Language: en)</text:p>
      <text:p text:style-name="P4">
Time: 2023-06-24T-39:49:00</text:p>
      <text:p text:style-name="P4">
Location: Marinka, Donetsk Oblast (Latitude:48.12611 Longtitude:37.66491)</text:p>
      <text:p text:style-name="P4">
Videos: []</text:p>
      <text:p text:style-name="P4">
Images: []</text:p>
      <text:p text:style-name="P4">
Tags: ["Russia"]</text:p>
      <text:p text:style-name="P4">
Id: 22571420</text:p>
      <!--METADATA-->
      <text:p text:style-name="P4">
At Avdiyivka direction Russian army shelled Berdychi, Avdiyivka, Tonenke,Karlivka and Nevelske of Donetsk region. Russian aviation conducted airstrikesat Novokalynove, Ocheretyne, Nevelske, Avdiyivka and Syeverne, - General Staffof Armed Forces of Ukraine says in the morning report</text:p>
      <text:p text:style-name="P4">
News Collection Link: <text:a xlink:type="simple" xlink:href="https:\/\/liveuamap.com\/en\/2023\/24-june-at-avdiyivka-direction-russian-army-shelled-berdychi" text:style-name="Internet_20_link" text:visited-style-name="Visited_20_Internet_20_Link">
https:\/\/liveuamap.com\/en\/2023\/24-june-at-avdiyivka-direction-russian-army-shelled-berdychi</text:a>
</text:p>
      <text:p text:style-name="P4">
News Source: <text:a xlink:type="simple" xlink:href="https://t.me/lumsrc/5177" text:style-name="Internet_20_link" text:visited-style-name="Visited_20_Internet_20_Link">
https://t.me/lumsrc/5177</text:a>
</text:p>
      <!--NEWS-->
      <text:h text:style-name="P10" text:outline-level="1">
<text:span text:style-name="T4">
The FSB conducts raids at the addresses of the former and present "Wagner" - media</text:span>
</text:h>
      <text:p text:style-name="P4">
Authors: Ukrinform (Person)</text:p>
      <text:p text:style-name="P4">
Publisher: Укринформ (Organization)</text:p>
      <text:p text:style-name="P4">
Published Time: 2023-06-24T-3:16:00+03:00</text:p>
      <text:p text:style-name="P4">
Modified Time: 2023-06-24T20:16:00+03:00</text:p>
      <text:p text:style-name="P4">
Description: The FSB conducts mass raids in the regions of Russia at the addresses of the former and current mercenaries of the Wagner PEC. - Ukrinform.</text:p>
      <text:p text:style-name="P4">
Images: ['<text:a xlink:type="simple" xlink:href="https://static.ukrinform.com/photos/2021_12/thumb_files/630_360_1639473341-759.jpg" text:style-name="Internet_20_link" text:visited-style-name="Visited_20_Internet_20_Link">
630_360_16394...</text:a>
']</text:p>
      <text:p text:style-name="P4">
Tags: ['ФСБ РФ', 'Обшук', 'Росія', 'ПВК "Вагнера"', 'Пригожин']</text:p>
      <text:p text:style-name="P4">
Type: Article</text:p>
      <!--METADATA-->
      <text:p text:style-name="P4">
<draw:frame draw:style-name="fr1" draw:name="Image47" text:anchor-type="as-char" svg:width="6.9236in" svg:height="3.956343in" draw:z-index="0">
<draw:image xlink:href="../Images/yкринформ/2023-06-24T-3-16-00-03-00/630_360_1639473341-759.jpg" xlink:type="simple" xlink:show="embed" xlink:actuate="onLoad" draw:mime-type="image/jpeg"/>
</draw:frame>
FSB conducts mass raids in the regions of Russia at the addresses of the former and present -day women of Wagner PEC.</text:p>
      <text:p text:style-name="P4">
About it reports the edition "<text:a xlink:type="simple" xlink:href="https://storage.googleapis.com/istories/news/2023/06/24/siloviki-nachali-reidi-po-domam-boitsov-chvk-vagnera-im-ugrozhayut-gosizmenoi-za-prisyagu-prigozhinu-nekotorikh-zaderzhali-fsb-soobshchili-vazhnim-istoriyam-rodnie/index.html" text:style-name="Internet_20_link" text:visited-style-name="Visited_20_Internet_20_Link">
important histories</text:a>
»With reference to the relatives of" Wagnerivtsi ", reports Ukrinform.</text:p>
      <text:p text:style-name="P4">
According to the interlocutors of the publication, security forces come home with a girlfriend, seek mercenaries and threaten criminal cases about the State Defense Council, if they decide to join Prigogine.</text:p>
      <text:p text:style-name="P4">
In particular, last night in the Ryazan region, the security forces came home to the material of the wounded mercenaries of the PVC "<text:a xlink:type="simple" xlink:href="https://www.ukrinform.ua/tag-pvk-vagnera" text:style-name="Internet_20_link" text:visited-style-name="Visited_20_Internet_20_Link">
Wagner</text:a>
", he was taken to the departments without explanation. At night, the operatives also came to the mother of" Wagner "in the Resurrection Moscow region - that was not at home.</text:p>
      <text:p text:style-name="P4">
The wife of a former mercenary from the Bryansk region told reporters that Doney is home(not at the place of registration)He came to the district and asked where the man. "He said that if he was noticed that he would swear to Moscow and move to Moscow, he will automatically become a traitor to the Motherland, planted for 20 years, and the ancestral will not live here," the woman says.</text:p>
      <text:p text:style-name="P4">
<text:span text:style-name="T4">
 Read also: </text:span>
 <text:a xlink:type="simple" xlink:href="https://www.ukrinform.ua/rubric-world/3727288-pvk-vagner-zaklikae-vijskovih-rf-z-okupovanih-teritorij-priednatisa-do-marsu-na-moskvu.html" text:style-name="Internet_20_link" text:visited-style-name="Visited_20_Internet_20_Link">
Wagner PVC calls for military Russian military to join the march on <text:span text:style-name="T4">
 Moscow </text:span>
</text:a>
It is reported similar raids in Orenburg, Orly, Voronezh region, Krasnodar region.</text:p>
      <text:p text:style-name="P4">
As reported by Ukrinform, on June 23 the leader of the Wagner PEC Yevgeny Prigogin <text:a xlink:type="simple" xlink:href="https://www.ukrinform.ua/rubric-other_news/3727120-zakolot-prigozina-vse-so-vidomo-na-cej-moment.html" text:style-name="Internet_20_link" text:visited-style-name="Visited_20_Internet_20_Link">
declared Demarsh against the Russian military leadership</text:a>
In particular against Russian Defense Minister Sergei Shoig.</text:p>
      <text:p text:style-name="P4">
According to him, Shoigu came to Rostov-on-Don, where he personally conducted the operation of the destruction of "Wagner".</text:p>
      <text:p text:style-name="P4">
Wagner has established control of military sites in Rostov-on-Don.</text:p>
      <text:p text:style-name="P4">
Prigogine declared his intention to reach Moscow.</text:p>
      <text:p text:style-name="P4">
News Source: <text:a xlink:type="simple" xlink:href="https://www.ukrinform.ua/rubric-world/3727332-fsb-provodit-u-regionah-rejdi-za-adresami-kolisnih-ta-ninisnih-vagnerivciv-zmi.html" text:style-name="Internet_20_link" text:visited-style-name="Visited_20_Internet_20_Link">
https://www.ukrinform.ua/rubric-world/3727332-fsb-provodit-u-regionah-rejdi-za-adresami-kolisnih-ta-ninisnih-vagnerivciv-zmi.html</text:a>
</text:p>
      <!--NEWS-->
      <text:h text:style-name="P10" text:outline-level="1">
<text:span text:style-name="T4">
At Maryinka direction Russian army shelled Krasnohorivka, Maryinka and Heorhiyivka of Donetsk...</text:span>
</text:h>
      <text:p text:style-name="P4">
Authors: liveuamap (Language: en)</text:p>
      <text:p text:style-name="P4">
Time: 2023-06-24T-41:49:00</text:p>
      <text:p text:style-name="P4">
Location: Marinka, Donetsk Oblast (Latitude:47.95987 Longtitude:37.44304)</text:p>
      <text:p text:style-name="P4">
Videos: []</text:p>
      <text:p text:style-name="P4">
Images: []</text:p>
      <text:p text:style-name="P4">
Tags: ["Russia"]</text:p>
      <text:p text:style-name="P4">
Id: 22571419</text:p>
      <!--METADATA-->
      <text:p text:style-name="P4">
At Maryinka direction Russian army shelled Krasnohorivka, Maryinka andHeorhiyivka of Donetsk region, - General Staff of Armed Forces of Ukraine saysin the morning report</text:p>
      <text:p text:style-name="P4">
News Collection Link: <text:a xlink:type="simple" xlink:href="https:\/\/liveuamap.com\/en\/2023\/24-june-at-maryinka-direction-russian-army-shelled-krasnohorivka" text:style-name="Internet_20_link" text:visited-style-name="Visited_20_Internet_20_Link">
https:\/\/liveuamap.com\/en\/2023\/24-june-at-maryinka-direction-russian-army-shelled-krasnohorivka</text:a>
</text:p>
      <text:p text:style-name="P4">
News Source: <text:a xlink:type="simple" xlink:href="https://t.me/lumsrc/5178" text:style-name="Internet_20_link" text:visited-style-name="Visited_20_Internet_20_Link">
https://t.me/lumsrc/5178</text:a>
</text:p>
      <!--NEWS-->
      <text:h text:style-name="P10" text:outline-level="1">
<text:span text:style-name="T4">
JSC Shakhtar Directio Rusian Army Shelled Paraskovivka, Novomikhailivka, Blessed, You ...</text:span>
</text:h>
      <text:p text:style-name="P4">
Authors: liveuamap (Language: en)</text:p>
      <text:p text:style-name="P4">
Time: 2023-06-24T-43:49:00</text:p>
      <text:p text:style-name="P4">
Location: Velyka Novosilka (Latitude:47.79967 Longtitude:36.81845)</text:p>
      <text:p text:style-name="P4">
Videos: []</text:p>
      <text:p text:style-name="P4">
Images: []</text:p>
      <text:p text:style-name="P4">
Tags: ["Russia"]</text:p>
      <text:p text:style-name="P4">
Id: 22571418</text:p>
      <!--METADATA-->
      <text:p text:style-name="P4">
At Shakhtarske direction Russian army shelled Paraskoviyivka, Novomykhaylivka,Blahodatne, Vilne Pole, Zelene Pole, Novopil, Vodyane, Vuhledar and Storozheveof Donetsk region. Russian aviation conducted airstrikes at Zolota Nyva,Storozheve, Makarivka and Blahodatne of Donetsk region, - General Staff ofArmed Forces of Ukraine says in the morning report</text:p>
      <text:p text:style-name="P4">
News Collection Link: <text:a xlink:type="simple" xlink:href="https:\/\/liveuamap.com\/en\/2023\/24-june-at-shakhtarske-direction-russian-army-shelled-paraskoviyivka" text:style-name="Internet_20_link" text:visited-style-name="Visited_20_Internet_20_Link">
https:\/\/liveuamap.com\/en\/2023\/24-june-at-shakhtarske-direction-russian-army-shelled-paraskoviyivka</text:a>
</text:p>
      <text:p text:style-name="P4">
News Source: <text:a xlink:type="simple" xlink:href="https://t.me/lumsrc/5179" text:style-name="Internet_20_link" text:visited-style-name="Visited_20_Internet_20_Link">
https://t.me/lumsrc/5179</text:a>
</text:p>
      <!--NEWS-->
      <text:h text:style-name="P10" text:outline-level="1">
<text:span text:style-name="T4">
At Zaporizhzhia and Kherson directions Russian army shelled Novodarivka, Temyrivka, Levadne, ...</text:span>
</text:h>
      <text:p text:style-name="P4">
Authors: liveuamap (Language: en)</text:p>
      <text:p text:style-name="P4">
Time: 2023-06-24T-45:49:00</text:p>
      <text:p text:style-name="P4">
Location: Donetsk (Latitude:47.87744 Longtitude:37.3542)</text:p>
      <text:p text:style-name="P4">
Videos: []</text:p>
      <text:p text:style-name="P4">
Images: []</text:p>
      <text:p text:style-name="P4">
Tags: ["Russia"]</text:p>
      <text:p text:style-name="P4">
Id: 22571417</text:p>
      <!--METADATA-->
      <text:p text:style-name="P4">
At zaporizhzhzhia and kherson directions Russian army Shelled Novodarivka, Temyrivka, Levadne, Malynivka, Huliapole, Huliaipilske, Charivne, Zalizny, Zalezny Omelnyk, Chervona Krynytsya, Preobrazhenka, Orikhiv, Yehorivka, Novoandriyivka, Stepove, Pyatykhatky ofzaporizhzhia Region; Prydniprovske, Nikopol of Dnipropetrovsk Region; Kachkarivka, Respublikanets, Kozatske, Shlyakhove, Burhunka, Zolota Balka, Dudchany, Ivanivkaa, Burhunka Tonivka, Zalenivka, Kherson, Zymivnyk, Dniprovske, Yantarne, Berehove, Veletenske of Khersonregion. Russian Aviation Conducted Aircrakes at Novodanylivka, Orikhiv, Stepnohirsk of Zaporizhzhzhia Region and Vesele, Kozatske and Antonivka ofkherson Reference, -Sepnovka Orien. s in the morningReport</text:p>
      <text:p text:style-name="P4">
News Collection Link:(https:\/\/liveuamap.com\/en\/2023\/24-june-at-zaporizhzhia-and-kherson-directions-russian-army)</text:p>
      <text:p text:style-name="P4">
News Source: <text:a xlink:type="simple" xlink:href="https://t.me/lumsrc/5180" text:style-name="Internet_20_link" text:visited-style-name="Visited_20_Internet_20_Link">
https://t.me/lumsrc/5180</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24T-47:49:00</text:p>
      <text:p text:style-name="P4">
Location: Velyka Novosilka (Latitude:47.77198 Longtitude:36.79201)</text:p>
      <text:p text:style-name="P4">
Videos: []</text:p>
      <text:p text:style-name="P4">
Images: []</text:p>
      <text:p text:style-name="P4">
Tags: ["Russia"]</text:p>
      <text:p text:style-name="P4">
Id: 22571415</text:p>
      <!--METADATA-->
      <text:p text:style-name="P4">
Russian forces conducting offensive actions in Donetsk and Luhansk regions.Ukrainian military had 28 combat engagements with Russian forces near Veseleand south to Dibrova, Avdiyivka of Donetsk region, Maryinka, Vuhledar andZolota Nyva, Makarivka of Donetsk region, - General Staff of Armed Forces ofUkraine says in the morning report</text:p>
      <text:p text:style-name="P4">
News Collection Link: <text:a xlink:type="simple" xlink:href="https:\/\/liveuamap.com\/en\/2023\/24-june-russian-forces-conducting-offensive-actions-in-donetsk" text:style-name="Internet_20_link" text:visited-style-name="Visited_20_Internet_20_Link">
https:\/\/liveuamap.com\/en\/2023\/24-june-russian-forces-conducting-offensive-actions-in-donetsk</text:a>
</text:p>
      <text:p text:style-name="P4">
News Source: <text:a xlink:type="simple" xlink:href="https://t.me/lumsrc/5181" text:style-name="Internet_20_link" text:visited-style-name="Visited_20_Internet_20_Link">
https://t.me/lumsrc/5181</text:a>
</text:p>
      <!--NEWS-->
      <text:h text:style-name="P10" text:outline-level="1">
<text:span text:style-name="T4">
Russian troops were fired at Dnipropetrovsk four times a day</text:span>
</text:h>
      <text:p text:style-name="P4">
Authors: Ukrinform (Person)</text:p>
      <text:p text:style-name="P4">
Publisher: Укринформ (Organization)</text:p>
      <text:p text:style-name="P4">
Published Time: 2023-06-24T-4:11:00+03:00</text:p>
      <text:p text:style-name="P4">
Modified Time: 2023-06-24T20:11:00+03:00</text:p>
      <text:p text:style-name="P4">
Description: The Russian army fired at the Nikopol district of Dnipropetrovsk region four times a day, a peaceful resident was killed. - Ukrinform.</text:p>
      <text:p text:style-name="P4">
Images: ['<text:a xlink:type="simple" xlink:href="https://static.ukrinform.com/photos/2023_06/thumb_files/630_360_1687626589-220.jpeg" text:style-name="Internet_20_link" text:visited-style-name="Visited_20_Internet_20_Link">
630_360_16876...</text:a>
']</text:p>
      <text:p text:style-name="P4">
Tags: ['Дніпропетровщина', 'Нікополь', 'Обстріл', 'Загибель', 'Війна з Росією']</text:p>
      <text:p text:style-name="P4">
Type: Article</text:p>
      <!--METADATA-->
      <text:p text:style-name="P4">
<draw:frame draw:style-name="fr1" draw:name="Image48" text:anchor-type="as-char" svg:width="6.9236in" svg:height="3.956343in" draw:z-index="0">
<draw:image xlink:href="../Images/yкринформ/2023-06-24T-4-11-00-03-00/630_360_1687626589-220.jpeg" xlink:type="simple" xlink:show="embed" xlink:actuate="onLoad" draw:mime-type="image/jpeg"/>
</draw:frame>
The Russian army fired at the Nikopol district four times a day, a peaceful resident was killed.</text:p>
      <text:p text:style-name="P4">
About it in <text:a xlink:type="simple" xlink:href="https://t.me/mykola_lukashuk/5244" text:style-name="Internet_20_link" text:visited-style-name="Visited_20_Internet_20_Link">
telegram</text:a>
Mykola Lukashuk, the Chief Properepetrovsk Regional Council, reported, Ukrinform reports.</text:p>
      <text:p text:style-name="P4">
"For today the enemy four times <text:a xlink:type="simple" xlink:href="https://www.ukrinform.ua/tag-obstril" text:style-name="Internet_20_link" text:visited-style-name="Visited_20_Internet_20_Link">
fired</text:a>
Nikopol region, ”the post reads.</text:p>
      <text:p text:style-name="P4">
In particular, Nikopol was fired twice with artillery. The city has 6 private residential buildings, 3 objects, 7 outbuildings, a car, a gas pipeline and power lines. The shelling was killed by a 71-year-old man.</text:p>
      <text:p text:style-name="P4">
<text:span text:style-name="T4">
 Read also: </text:span>
 <text:a xlink:type="simple" xlink:href="https://www.ukrinform.ua/rubric-ato/3727322-rosiani-zoseredzuut-osnovni-zusilla-na-troh-napramkah.html" text:style-name="Internet_20_link" text:visited-style-name="Visited_20_Internet_20_Link">
Russians focus basic efforts in three directions</text:a>
The Pokrovsk community also suffered two attacks, without victims, said.</text:p>
      <text:p text:style-name="P4">
As it was reported, <text:a xlink:type="simple" xlink:href="https://www.ukrinform.ua/rubric-ato/3727045-u-dnipri-vnaslidok-raketnoi-ataki-zrujnovani-dekilka-budinkiv-e-postrazdali.html" text:style-name="Internet_20_link" text:visited-style-name="Visited_20_Internet_20_Link">
at night the enemy was fired by the Dnieper, 11 people were injured.</text:a>
<text:span text:style-name="T5">
Foto: Mykola Lukashuk - head of dor</text:span>
</text:p>
      <text:p text:style-name="P4">
News Source: <text:a xlink:type="simple" xlink:href="https://www.ukrinform.ua/rubric-ato/3727331-vijska-rf-za-den-cotiri-razi-obstrilali-dnipropetrovsinu.html" text:style-name="Internet_20_link" text:visited-style-name="Visited_20_Internet_20_Link">
https://www.ukrinform.ua/rubric-ato/3727331-vijska-rf-za-den-cotiri-razi-obstrilali-dnipropetrovsinu.html</text:a>
</text:p>
      <!--NEWS-->
      <text:h text:style-name="P10" text:outline-level="1">
<text:span text:style-name="T4">
Beh-Romanchuk won "gold" in a triple jump at European Games</text:span>
</text:h>
      <text:p text:style-name="P4">
Authors: Ukrinform (Person)</text:p>
      <text:p text:style-name="P4">
Publisher: Укринформ (Organization)</text:p>
      <text:p text:style-name="P4">
Published Time: 2023-06-24T-5:10:00+03:00</text:p>
      <text:p text:style-name="P4">
Modified Time: 2023-06-24T20:10:00+03:00</text:p>
      <text:p text:style-name="P4">
Description: Marina Beh-Romanchuk brought Ukraine the fourth European Medal 20123 at Athletics. - Ukrinform.</text:p>
      <text:p text:style-name="P4">
Images: ['<text:a xlink:type="simple" xlink:href="https://static.ukrinform.com/photos/2023_06/thumb_files/630_360_1687626482-505.jpg" text:style-name="Internet_20_link" text:visited-style-name="Visited_20_Internet_20_Link">
630_360_16876...</text:a>
']</text:p>
      <text:p text:style-name="P4">
Tags: ['Легка атлетика', 'Марина Бех-Романчук']</text:p>
      <text:p text:style-name="P4">
Type: Article</text:p>
      <!--METADATA-->
      <text:p text:style-name="P4">
<draw:frame draw:style-name="fr1" draw:name="Image49" text:anchor-type="as-char" svg:width="6.9236in" svg:height="3.956343in" draw:z-index="0">
<draw:image xlink:href="../Images/yкринформ/2023-06-24T-5-10-00-03-00/630_360_1687626482-505.jpg" xlink:type="simple" xlink:show="embed" xlink:actuate="onLoad" draw:mime-type="image/jpeg"/>
</draw:frame>
Marinabeh-Romanchuk brought Ukraine the fourth European Medal of European Games in athletics.</text:p>
      <text:p text:style-name="P4">
In a triple jump in the second division, she showed the result 14.58 meters, Ukrinform reports.</text:p>
      <text:p text:style-name="P4">
None of the female athletes of the first and third divisions were able to reverbery the Ukrainian.</text:p>
      <text:p text:style-name="P4">
Tugba Danishmaz from Turkey won competitions in the first division with the indicator 14.16 meters and won "silver".</text:p>
      <text:p text:style-name="P4">
<text:span text:style-name="T4">
 Read also: </text:span>
 <text:a xlink:type="simple" xlink:href="https://www.ukrinform.ua/rubric-sports/3717337-ukrainka-natalia-krol-vigrala-800metrivku-na-turniri-u-grecii.html" text:style-name="Internet_20_link" text:visited-style-name="Visited_20_Internet_20_Link">
Ukrainka Natalia Krol won 800 meters at the Ugretation Tournament</text:a>
Beh-Romanchuk won the debut victory in the personal competitions of European Igor in the length of 2019.</text:p>
      <text:p text:style-name="P4">
The competition will last until July 2.</text:p>
      <text:p text:style-name="P4">
Photo: Getty Images</text:p>
      <text:p text:style-name="P4">
News Source: <text:a xlink:type="simple" xlink:href="https://www.ukrinform.ua/rubric-sports/3727330-behromancuk-zdobula-zoloto-u-potrijnomu-stribku-na-evropejskih-igrah.html" text:style-name="Internet_20_link" text:visited-style-name="Visited_20_Internet_20_Link">
https://www.ukrinform.ua/rubric-sports/3727330-behromancuk-zdobula-zoloto-u-potrijnomu-stribku-na-evropejskih-igrah.html</text:a>
</text:p>
      <!--NEWS-->
      <text:h text:style-name="P10" text:outline-level="1">
<text:span text:style-name="T4">
Biden discussed with Macron, Scholtz and Sunak situation in the Russian Federation</text:span>
</text:h>
      <text:p text:style-name="P4">
Authors: Ukrinform (Person)</text:p>
      <text:p text:style-name="P4">
Publisher: Укринформ (Organization)</text:p>
      <text:p text:style-name="P4">
Published Time: 2023-06-24T-6:08:00+03:00</text:p>
      <text:p text:style-name="P4">
Modified Time: 2023-06-24T20:08:00+03:00</text:p>
      <text:p text:style-name="P4">
Description: US President Joe Biden spent telephone conversations with French head Emmanuel Macron, German Chancellor Olaf Scholts and Prime Minister of Great Britain Riri Sunak. - Ukrinform.</text:p>
      <text:p text:style-name="P4">
Images: ['<text:a xlink:type="simple" xlink:href="https://static.ukrinform.com/photos/2023_05/thumb_files/630_360_1684671641-107.jpeg" text:style-name="Internet_20_link" text:visited-style-name="Visited_20_Internet_20_Link">
630_360_16846...</text:a>
']</text:p>
      <text:p text:style-name="P4">
Tags: ['Байден', 'Макрон', 'Росія', 'Шольц', 'Ріші Сунак']</text:p>
      <text:p text:style-name="P4">
Type: Article</text:p>
      <!--METADATA-->
      <text:p text:style-name="P4">
<draw:frame draw:style-name="fr1" draw:name="Image50" text:anchor-type="as-char" svg:width="6.9236in" svg:height="3.956343in" draw:z-index="0">
<draw:image xlink:href="../Images/yкринформ/2023-06-24T-6-08-00-03-00/630_360_1684671641-107.jpeg" xlink:type="simple" xlink:show="embed" xlink:actuate="onLoad" draw:mime-type="image/jpeg"/>
</draw:frame>
Presidential Joe Biden spent telephone conversations with French head Emmanuel Macron, German Chancellor Olaf Scholts and Prime Minister of Great Britain Rishisunak.</text:p>
      <text:p text:style-name="P4">
The White House reports, Ukrinform reports.</text:p>
      <text:p text:style-name="P4">
“The leaders discussed the situation in [(https://www.ukrinform.ua/tag-rosia). They also confirmed their adamant support for Ukraine, ”the US Presidential Administration said.</text:p>
      <text:p text:style-name="P4">
<text:span text:style-name="T5">
!</text:span>
<text:span text:style-name="T4">
 Our </text:span>
 <text:span text:style-name="T4">
 Winning </text:span>
 »](https://www.ukrinform.ua/rubric-world/3727303-dmitro-kuleba-vvazae-so-bunt-vagnerivciv-u-rosii-na-blago-nasoi-peremogi.html)As it was reported, the leader of the Wagner PEC [Yevgeny Prigogin announced on June 23.(https://www.ukrinform.ua/rubric-other_news/3727120-zakolot-prigozina-vse-so-vidomo-na-cej-moment.html)Against the Russian military leadership, in particular against the Minister of Defense of the Russian Federation Sergei Shoig.</text:p>
      <text:p text:style-name="P4">
Now "Wagnerivtsi" control Rostov-on-Don, part of the Voronezh region is struck by columns in Moscow.</text:p>
      <text:p text:style-name="P4">
_ Photo: Presidential Office _</text:p>
      <text:p text:style-name="P4">
News Source: <text:a xlink:type="simple" xlink:href="https://www.ukrinform.ua/rubric-world/3727329-bajden-obgovoriv-z-makronom-solcom-i-sunakom-situaciu-v-rf.html" text:style-name="Internet_20_link" text:visited-style-name="Visited_20_Internet_20_Link">
https://www.ukrinform.ua/rubric-world/3727329-bajden-obgovoriv-z-makronom-solcom-i-sunakom-situaciu-v-rf.html</text:a>
</text:p>
      <!--NEWS-->
      <text:h text:style-name="P10" text:outline-level="1">
<text:span text:style-name="T4">
Alexiosi sisters won "silver" in a duet in artistic swimming at European Games</text:span>
</text:h>
      <text:p text:style-name="P4">
Authors: Ukrinform (Person)</text:p>
      <text:p text:style-name="P4">
Publisher: Укринформ (Organization)</text:p>
      <text:p text:style-name="P4">
Published Time: 2023-06-24T-7:00:42+03:00</text:p>
      <text:p text:style-name="P4">
Modified Time: 2023-06-24T20:00:42+03:00</text:p>
      <text:p text:style-name="P4">
Description: Marina and Vladislav Alexia brought Ukraine the second medal at European Games in Artistic Swimming. - Ukrinform.</text:p>
      <text:p text:style-name="P4">
Images: ['<text:a xlink:type="simple" xlink:href="https://static.ukrinform.com/photos/2023_06/thumb_files/630_360_1687625972-301.jpg" text:style-name="Internet_20_link" text:visited-style-name="Visited_20_Internet_20_Link">
630_360_16876...</text:a>
']</text:p>
      <text:p text:style-name="P4">
Tags: ['синхронне плавання', 'Європейські ігри']</text:p>
      <text:p text:style-name="P4">
Type: Article</text:p>
      <!--METADATA-->
      <text:p text:style-name="P4">
<draw:frame draw:style-name="fr1" draw:name="Image51" text:anchor-type="as-char" svg:width="6.9236in" svg:height="3.956343in" draw:z-index="0">
<draw:image xlink:href="../Images/yкринформ/2023-06-24T-7-00-42-03-00/630_360_1687625972-301.jpg" xlink:type="simple" xlink:show="embed" xlink:actuate="onLoad" draw:mime-type="image/jpeg"/>
</draw:frame>
Marina Tapeladislav Alexia brought Ukraine the second medal at European Games with a vast.</text:p>
      <text:p text:style-name="P4">
They took second place in the duet of an arbitrary program, scoring 232.8438, Ukrinform reports.</text:p>
      <text:p text:style-name="P4">
"Gold" was won by athletes from Austria.</text:p>
      <text:p text:style-name="P4">
As it was reported, the Ukrainian Synchronous Swimming team today has a willow medal at European Games.</text:p>
      <text:p text:style-name="P4">
<text:span text:style-name="T4">
 Read also: </text:span>
 <text:a xlink:type="simple" xlink:href="https://www.ukrinform.ua/rubric-sports/3727266-fedina-pro-sriblo-evropejskih-igor-mi-ne-vikonali-element-akij-zaavili-tomu-vse-spravedlivo.html" text:style-name="Internet_20_link" text:visited-style-name="Visited_20_Internet_20_Link">
<text:span text:style-name="T4">
 Fedina </text:span>
 - About "Silver" of European Games: We have not fulfilled the item that stated, so everything is fair</text:a>
The competition will last until July 2.</text:p>
      <text:p text:style-name="P4">
Photo: Getty Images</text:p>
      <text:p text:style-name="P4">
News Source: <text:a xlink:type="simple" xlink:href="https://www.ukrinform.ua/rubric-sports/3727326-sestri-aleksiivi-viboroli-sriblo-v-dueti-v-artisticnomu-plavanni-na-evropejskih-igrah.html" text:style-name="Internet_20_link" text:visited-style-name="Visited_20_Internet_20_Link">
https://www.ukrinform.ua/rubric-sports/3727326-sestri-aleksiivi-viboroli-sriblo-v-dueti-v-artisticnomu-plavanni-na-evropejskih-igrah.html</text:a>
</text:p>
      <!--NEWS-->
      <text:h text:style-name="P10" text:outline-level="1">
<text:span text:style-name="T4">
The Russian Foreign Ministry has published a statement about the current domestic political situation</text:span>
</text:h>
      <text:p text:style-name="P4">
Authors: Ukrinform (Person)</text:p>
      <text:p text:style-name="P4">
Publisher: Укринформ (Organization)</text:p>
      <text:p text:style-name="P4">
Published Time: 2023-06-24T-9:56:00+03:00</text:p>
      <text:p text:style-name="P4">
Modified Time: 2023-06-24T19:56:00+03:00</text:p>
      <text:p text:style-name="P4">
Description: The Ministry of Foreign Affairs of Russia has published a statement in connection with the "attempt of the armed rebellion". - Ukrinform.</text:p>
      <text:p text:style-name="P4">
Images: ['<text:a xlink:type="simple" xlink:href="https://static.ukrinform.com/photos/2023_06/thumb_files/630_360_1687625186-723.jpg" text:style-name="Internet_20_link" text:visited-style-name="Visited_20_Internet_20_Link">
630_360_16876...</text:a>
']</text:p>
      <text:p text:style-name="P4">
Tags: ['Росія', 'ПВК "Вагнера"', 'Сутички', 'Пригожин']</text:p>
      <text:p text:style-name="P4">
Type: Article</text:p>
      <!--METADATA-->
      <text:p text:style-name="P4">
<draw:frame draw:style-name="fr1" draw:name="Image52" text:anchor-type="as-char" svg:width="6.9236in" svg:height="3.956343in" draw:z-index="0">
<draw:image xlink:href="../Images/yкринформ/2023-06-24T-9-56-00-03-00/630_360_1687625186-723.jpg" xlink:type="simple" xlink:show="embed" xlink:actuate="onLoad" draw:mime-type="image/jpeg"/>
</draw:frame>
The Russian Foreign Ministry has published a statement in connection with the "armed rebellion".</text:p>
      <text:p text:style-name="P4">
According to Ukrinform, the text of the application is posted on the official website of the Russian Ministry.</text:p>
      <text:p text:style-name="P4">
The Russian Foreign Ministry states that the desire of "conspirators" aimed at destabilizing the country in the country, designed to destroy "unity" and undermine the efforts of the Russian Federation to "ensure international security". Also there they added that "the rebellion plays on handed enemies <text:a xlink:type="simple" xlink:href="https://www.ukrinform.ua/tag-rosia" text:style-name="Internet_20_link" text:visited-style-name="Visited_20_Internet_20_Link">
Russia</text:a>
”.</text:p>
      <text:p text:style-name="P4">
Also, the foreign policy agency has warned the Western countries from the use of the internal situation in the country to achieve its "Russophobic purposes".</text:p>
      <text:p text:style-name="P4">
"Such attempts are unpromising and will not find a response in Russia or among the conscious political forces abroad," the ministry said.</text:p>
      <text:p text:style-name="P4">
<text:span text:style-name="T4">
 Read also: </text:span>
 <text:a xlink:type="simple" xlink:href="https://www.ukrinform.ua/rubric-world/3727302-u-rosii-blokuut-internetresursi-sob-zavaditi-posirennu-zaklikiv-do-buntu.html" text:style-name="Internet_20_link" text:visited-style-name="Visited_20_Internet_20_Link">
in <text:span text:style-name="T4">
 Russia </text:span>
 <text:span text:style-name="T4">
 </text:span>
 blocking <text:span text:style-name="T4">
 </text:span>
 OBTE <text:span text:style-name="T4">
 - </text:span>
 Resources <text:span text:style-name="T4">
, </text:span>
 To <text:span text:style-name="T4">
 </text:span>
 obstruct <text:span text:style-name="T4">
 </text:span>
 <text:span text:style-name="T4">
 </text:span>
 <text:span text:style-name="T4">
 </text:span>
 calls <text:span text:style-name="T4">
 up to </text:span>
 rebellion **</text:a>
In its statement, the Russian Foreign Ministry also emphasized that all the goals and objectives of such a special military operation(Full -scale war against Ukraine - ed.)will be reached.</text:p>
      <text:p text:style-name="P4">
As it was reported, the leader of the Wagner PEC [Yevgeny Prigogin announced on June 23.(https://www.ukrinform.ua/rubric-other_news/3727120-zakolot-prigozina-vse-so-vidomo-na-cej-moment.html)Against the Russian military leadership, in particular, against the Minister of Defense of the Russian Federation Sergei Shoig.</text:p>
      <text:p text:style-name="P4">
As of 17:20, Kyiv time, the Russian Wagner column reached the Lypetsk region. The column is about 420 km from Moscow.</text:p>
      <text:p text:style-name="P4">
_ Photo: Rar _</text:p>
      <text:p text:style-name="P4">
News Source: <text:a xlink:type="simple" xlink:href="https://www.ukrinform.ua/rubric-world/3727321-u-mzs-rosii-opriludnili-zaavu-pro-potocnu-vnutrisnopoliticnu-situaciu.html" text:style-name="Internet_20_link" text:visited-style-name="Visited_20_Internet_20_Link">
https://www.ukrinform.ua/rubric-world/3727321-u-mzs-rosii-opriludnili-zaavu-pro-potocnu-vnutrisnopoliticnu-situaciu.html</text:a>
</text:p>
      <!--NEWS-->
      <text:h text:style-name="P10" text:outline-level="1">
<text:span text:style-name="T4">
PMC Wagner has fully controlled Rostov</text:span>
</text:h>
      <text:p text:style-name="P4">
Authors: liveuamap (Language: en)</text:p>
      <text:p text:style-name="P4">
Time: 2023-06-24T01:17:01</text:p>
      <text:p text:style-name="P4">
Location: Rostov, Rostovskaya oblast' (Latitude:47.22292 Longtitude:39.70295)</text:p>
      <text:p text:style-name="P4">
Videos: []</text:p>
      <text:p text:style-name="P4">
Images: []</text:p>
      <text:p text:style-name="P4">
Tags: ["Central and Eastern Europe", "Russia"]</text:p>
      <text:p text:style-name="P4">
Id: 22571325</text:p>
      <!--METADATA-->
      <text:p text:style-name="P4">
PMC Wagner has fully controlled Rostov</text:p>
      <text:p text:style-name="P4">
News Collection Link: <text:a xlink:type="simple" xlink:href="https:\/\/liveuamap.com\/en\/2023\/24-june-pmc-wagner-has-fully-controlled-rostov" text:style-name="Internet_20_link" text:visited-style-name="Visited_20_Internet_20_Link">
https:\/\/liveuamap.com\/en\/2023\/24-june-pmc-wagner-has-fully-controlled-rostov</text:a>
</text:p>
      <text:p text:style-name="P4">
News Source: <text:a xlink:type="simple" xlink:href="https://t.me/rusbrief/129234" text:style-name="Internet_20_link" text:visited-style-name="Visited_20_Internet_20_Link">
https://t.me/rusbrief/129234</text:a>
</text:p>
      <!--NEWS-->
      <text:h text:style-name="P10" text:outline-level="1">
<text:span text:style-name="T4">
PMC Wagner reportedly in control of Millerovo airfield</text:span>
</text:h>
      <text:p text:style-name="P4">
Authors: liveuamap (Language: en)</text:p>
      <text:p text:style-name="P4">
Time: 2023-06-24T01:18:24</text:p>
      <text:p text:style-name="P4">
Location: Millerovo, Rostovskaya oblast' (Latitude:48.9525 Longtitude:40.29792)</text:p>
      <text:p text:style-name="P4">
Videos: []</text:p>
      <text:p text:style-name="P4">
Images: []</text:p>
      <text:p text:style-name="P4">
Tags: ["Central and Eastern Europe", "Russia"]</text:p>
      <text:p text:style-name="P4">
Id: 22571326</text:p>
      <!--METADATA-->
      <text:p text:style-name="P4">
PMC Wagner reportedly in control of Millerovo airfield</text:p>
      <text:p text:style-name="P4">
News Collection Link: <text:a xlink:type="simple" xlink:href="https:\/\/liveuamap.com\/en\/2023\/24-june-pmc-wagner-reportedly-in-control-of-millerovo-airfield" text:style-name="Internet_20_link" text:visited-style-name="Visited_20_Internet_20_Link">
https:\/\/liveuamap.com\/en\/2023\/24-june-pmc-wagner-reportedly-in-control-of-millerovo-airfield</text:a>
</text:p>
      <text:p text:style-name="P4">
News Source: <text:a xlink:type="simple" xlink:href="https://t.me/rusbrief/129259" text:style-name="Internet_20_link" text:visited-style-name="Visited_20_Internet_20_Link">
https://t.me/rusbrief/129259</text:a>
</text:p>
      <!--NEWS-->
      <text:h text:style-name="P10" text:outline-level="1">
<text:span text:style-name="T4">
Russian Guard searching PMC Wagner center in St.Petersburg</text:span>
</text:h>
      <text:p text:style-name="P4">
Authors: liveuamap (Language: en)</text:p>
      <text:p text:style-name="P4">
Time: 2023-06-24T01:21:00</text:p>
      <text:p text:style-name="P4">
Location: St.Petersburg (Latitude:59.918 Longtitude:30.4288)</text:p>
      <text:p text:style-name="P4">
Videos: []</text:p>
      <text:p text:style-name="P4">
Images: []</text:p>
      <text:p text:style-name="P4">
Tags: ["Russia"]</text:p>
      <text:p text:style-name="P4">
Id: 22571327</text:p>
      <!--METADATA-->
      <text:p text:style-name="P4">
Russian Guard searching PMC Wagner center in St.Petersburg</text:p>
      <text:p text:style-name="P4">
News Collection Link: <text:a xlink:type="simple" xlink:href="https:\/\/liveuamap.com\/en\/2023\/24-june-russian-guard-searching-pmc-wagner-center-in-stpetersburg" text:style-name="Internet_20_link" text:visited-style-name="Visited_20_Internet_20_Link">
https:\/\/liveuamap.com\/en\/2023\/24-june-russian-guard-searching-pmc-wagner-center-in-stpetersburg</text:a>
</text:p>
      <text:p text:style-name="P4">
News Source: <text:a xlink:type="simple" xlink:href="https://t.me/bbbreaking/158715" text:style-name="Internet_20_link" text:visited-style-name="Visited_20_Internet_20_Link">
https://t.me/bbbreaking/158715</text:a>
</text:p>
      <!--NEWS-->
      <text:h text:style-name="P10" text:outline-level="1">
<text:span text:style-name="T4">
Prigozhin has claimed control over airfield in Rostov and Southern Military district HQ, at H...</text:span>
</text:h>
      <text:p text:style-name="P4">
Authors: liveuamap (Language: en)</text:p>
      <text:p text:style-name="P4">
Time: 2023-06-24T01:46:00</text:p>
      <text:p text:style-name="P4">
Location: Rostov,Rostovskaya oblast' (Latitude:47.27445 Longtitude:39.63987)</text:p>
      <text:p text:style-name="P4">
Videos: []</text:p>
      <text:p text:style-name="P4">
Images: []</text:p>
      <text:p text:style-name="P4">
Tags: ["Russia"]</text:p>
      <text:p text:style-name="P4">
Id: 22571332</text:p>
      <!--METADATA-->
      <text:p text:style-name="P4">
Prigozhin has claimed control over airfield in Rostov and Southern Militarydistrict HQ, at HQ Prigozhin had talks with deputy defense minister Yevkurov</text:p>
      <text:p text:style-name="P4">
News Collection Link: <text:a xlink:type="simple" xlink:href="https:\/\/liveuamap.com\/en\/2023\/24-june-prigozhin-has-claimed-control-over-airfield-in-rostov" text:style-name="Internet_20_link" text:visited-style-name="Visited_20_Internet_20_Link">
https:\/\/liveuamap.com\/en\/2023\/24-june-prigozhin-has-claimed-control-over-airfield-in-rostov</text:a>
</text:p>
      <text:p text:style-name="P4">
News Source: <text:a xlink:type="simple" xlink:href="https://t.me/grey_zone/19271" text:style-name="Internet_20_link" text:visited-style-name="Visited_20_Internet_20_Link">
https://t.me/grey_zone/19271</text:a>
</text:p>
      <!--NEWS-->
      <text:h text:style-name="P10" text:outline-level="1">
<text:span text:style-name="T4">
Transit traffic was temporarily limited in the Tula region from the Moscow and Lipetsk regions</text:span>
</text:h>
      <text:p text:style-name="P4">
Authors: liveuamap (Language: en)</text:p>
      <text:p text:style-name="P4">
Time: 2023-06-24T02:26:34</text:p>
      <text:p text:style-name="P4">
Location: Tula (Latitude:53.56641 Longtitude:38.0896)</text:p>
      <text:p text:style-name="P4">
Videos: []</text:p>
      <text:p text:style-name="P4">
Images: []</text:p>
      <text:p text:style-name="P4">
Tags: ["Central and Eastern Europe", "Russia"]</text:p>
      <text:p text:style-name="P4">
Id: 22571328</text:p>
      <!--METADATA-->
      <text:p text:style-name="P4">
Transit traffic was temporarily limited in the Tula region from the Moscow andLipetsk regions</text:p>
      <text:p text:style-name="P4">
News Collection Link: <text:a xlink:type="simple" xlink:href="https:\/\/liveuamap.com\/en\/2023\/24-june-transit-traffic-was-temporarily-limited-in-the-tula" text:style-name="Internet_20_link" text:visited-style-name="Visited_20_Internet_20_Link">
https:\/\/liveuamap.com\/en\/2023\/24-june-transit-traffic-was-temporarily-limited-in-the-tula</text:a>
</text:p>
      <text:p text:style-name="P4">
News Source: <text:a xlink:type="simple" xlink:href="https://t.me/bazabazon/18828" text:style-name="Internet_20_link" text:visited-style-name="Visited_20_Internet_20_Link">
https://t.me/bazabazon/18828</text:a>
</text:p>
      <!--NEWS-->
      <text:h text:style-name="P10" text:outline-level="1">
<text:span text:style-name="T4">
Counter-terrorism operation declared in Moscow, Moscow and Voronezh regions</text:span>
</text:h>
      <text:p text:style-name="P4">
Authors: liveuamap (Language: en)</text:p>
      <text:p text:style-name="P4">
Time: 2023-06-24T02:27:59</text:p>
      <text:p text:style-name="P4">
Location: Voronez, Voronezhskaya oblast' (Latitude:51.67256 Longtitude:39.1951)</text:p>
      <text:p text:style-name="P4">
Videos: []</text:p>
      <text:p text:style-name="P4">
Images: []</text:p>
      <text:p text:style-name="P4">
Tags: ["Russia"]</text:p>
      <text:p text:style-name="P4">
Id: 22571329</text:p>
      <!--METADATA-->
      <text:p text:style-name="P4">
Counter-terrorism operation declared in Moscow, Moscow and Voronezh regions</text:p>
      <text:p text:style-name="P4">
News Collection Link: <text:a xlink:type="simple" xlink:href="https:\/\/liveuamap.com\/en\/2023\/24-june-counterterrorism-operation-declared-in-moscow-moscow" text:style-name="Internet_20_link" text:visited-style-name="Visited_20_Internet_20_Link">
https:\/\/liveuamap.com\/en\/2023\/24-june-counterterrorism-operation-declared-in-moscow-moscow</text:a>
</text:p>
      <text:p text:style-name="P4">
News Source: <text:a xlink:type="simple" xlink:href="https://t.me/bbbreaking/158726" text:style-name="Internet_20_link" text:visited-style-name="Visited_20_Internet_20_Link">
https://t.me/bbbreaking/158726</text:a>
</text:p>
      <!--NEWS-->
      <text:h text:style-name="P10" text:outline-level="1">
<text:span text:style-name="T4">
Russian Ministry of Defense appeal to fighters of PMC Wagner not to join armed rebellion, hea...</text:span>
</text:h>
      <text:p text:style-name="P4">
Authors: liveuamap (Language: en)</text:p>
      <text:p text:style-name="P4">
Time: 2023-06-24T02:30:28</text:p>
      <text:p text:style-name="P4">
Location: Moskva, Moscow (Latitude:55.72788 Longtitude:37.59092)</text:p>
      <text:p text:style-name="P4">
Videos: []</text:p>
      <text:p text:style-name="P4">
Images: []</text:p>
      <text:p text:style-name="P4">
Tags: ["Russia", "Central and Eastern Europe"]</text:p>
      <text:p text:style-name="P4">
Id: 22571330</text:p>
      <!--METADATA-->
      <text:p text:style-name="P4">
Russian Ministry of Defense appeal to fighters of PMC Wagner not to join armedrebellion, headed by Prigozhin</text:p>
      <text:p text:style-name="P4">
News Collection Link: <text:a xlink:type="simple" xlink:href="https:\/\/liveuamap.com\/en\/2023\/24-june-russian-ministry-of-defense-appeal-to-fighters-of" text:style-name="Internet_20_link" text:visited-style-name="Visited_20_Internet_20_Link">
https:\/\/liveuamap.com\/en\/2023\/24-june-russian-ministry-of-defense-appeal-to-fighters-of</text:a>
</text:p>
      <text:p text:style-name="P4">
News Source: <text:a xlink:type="simple" xlink:href="https://t.me/rian_ru/206712" text:style-name="Internet_20_link" text:visited-style-name="Visited_20_Internet_20_Link">
https://t.me/rian_ru/206712</text:a>
</text:p>
      <!--NEWS-->
      <text:h text:style-name="P10" text:outline-level="1">
<text:span text:style-name="T4">
Damage as result of Russian missile strike in Kharkiv</text:span>
</text:h>
      <text:p text:style-name="P4">
Authors: liveuamap (Language: en)</text:p>
      <text:p text:style-name="P4">
Time: 2023-06-24T02:36:17</text:p>
      <text:p text:style-name="P4">
Location: Kharkiv (Latitude:49.97795 Longtitude:36.13046)</text:p>
      <text:p text:style-name="P4">
Videos: []</text:p>
      <text:p text:style-name="P4">
Images: ["<text:a xlink:type="simple" xlink:href="https://liveuamap.com/pics/2023/06/24/22571331_0.jpg" text:style-name="Internet_20_link" text:visited-style-name="Visited_20_Internet_20_Link">
22571331_0.jpg</text:a>
"]</text:p>
      <text:p text:style-name="P4">
Tags: ["Europe", "Central and Eastern Europe"]</text:p>
      <text:p text:style-name="P4">
Id: 22571331</text:p>
      <!--METADATA-->
      <text:p text:style-name="P4">
Damage as result of Russian missile strike in Kharkiv</text:p>
      <text:p text:style-name="P4">
<draw:frame draw:style-name="fr1" draw:name="Image53" text:anchor-type="as-char" svg:width="6.9236in" svg:height="4.777284in" draw:z-index="0">
<draw:image xlink:href="../Images/liveuamap/2023-06-24T02-36-17/22571331_0.jpg" xlink:type="simple" xlink:show="embed" xlink:actuate="onLoad" draw:mime-type="image/jpeg"/>
</draw:frame>
News Collection Link: <text:a xlink:type="simple" xlink:href="https:\/\/liveuamap.com\/en\/2023\/24-june-damage-as-result-of-russian-missile-strike-in-kharkiv" text:style-name="Internet_20_link" text:visited-style-name="Visited_20_Internet_20_Link">
https:\/\/liveuamap.com\/en\/2023\/24-june-damage-as-result-of-russian-missile-strike-in-kharkiv</text:a>
</text:p>
      <text:p text:style-name="P4">
News Source: <text:a xlink:type="simple" xlink:href="https://twitter.com/XAPKIB/status/1672492546335940608" text:style-name="Internet_20_link" text:visited-style-name="Visited_20_Internet_20_Link">
https://twitter.com/XAPKIB/status/1672492546335940608</text:a>
</text:p>
      <!--NEWS-->
      <text:h text:style-name="P10" text:outline-level="1">
<text:span text:style-name="T4">
We will not let the Civil War repeat itself, we will protect our people and statehood, - Puti...</text:span>
</text:h>
      <text:p text:style-name="P4">
Authors: liveuamap (Language: en)</text:p>
      <text:p text:style-name="P4">
Time: 2023-06-24T03:05:10</text:p>
      <text:p text:style-name="P4">
Location: Moskva, Moscow (Latitude:55.75185 Longtitude:37.62165)</text:p>
      <text:p text:style-name="P4">
Videos: []</text:p>
      <text:p text:style-name="P4">
Images: []</text:p>
      <text:p text:style-name="P4">
Tags: ["Central and Eastern Europe", "Russia"]</text:p>
      <text:p text:style-name="P4">
Id: 22571333</text:p>
      <!--METADATA-->
      <text:p text:style-name="P4">
We will not let the Civil War repeat itself, we will protect our people andstatehood, - Putin in an address to the nation</text:p>
      <text:p text:style-name="P4">
News Collection Link: <text:a xlink:type="simple" xlink:href="https:\/\/liveuamap.com\/en\/2023\/24-june-we-will-not-let-the-civil-war-repeat-itself-we-will" text:style-name="Internet_20_link" text:visited-style-name="Visited_20_Internet_20_Link">
https:\/\/liveuamap.com\/en\/2023\/24-june-we-will-not-let-the-civil-war-repeat-itself-we-will</text:a>
</text:p>
      <text:p text:style-name="P4">
News Source: <text:a xlink:type="simple" xlink:href="https://t.me/rusbrief/129353" text:style-name="Internet_20_link" text:visited-style-name="Visited_20_Internet_20_Link">
https://t.me/rusbrief/129353</text:a>
</text:p>
      <!--NEWS-->
      <text:h text:style-name="P10" text:outline-level="1">
<text:span text:style-name="T4">
Russian Armed Forces received the necessary orders to neutralize those who organized the arme...</text:span>
</text:h>
      <text:p text:style-name="P4">
Authors: liveuamap (Language: en)</text:p>
      <text:p text:style-name="P4">
Time: 2023-06-24T03:07:47</text:p>
      <text:p text:style-name="P4">
Location: Moskva, Moscow (Latitude:55.75058 Longtitude:37.61785)</text:p>
      <text:p text:style-name="P4">
Videos: []</text:p>
      <text:p text:style-name="P4">
Images: []</text:p>
      <text:p text:style-name="P4">
Tags: ["Russia"]</text:p>
      <text:p text:style-name="P4">
Id: 22571334</text:p>
      <!--METADATA-->
      <text:p text:style-name="P4">
Russian Armed Forces received the necessary orders to neutralize those whoorganized the armed rebellion, - Putin said. Called situation in Rostovdifficult</text:p>
      <text:p text:style-name="P4">
News Collection Link: <text:a xlink:type="simple" xlink:href="https:\/\/liveuamap.com\/en\/2023\/24-june-russian-armed-forces-received-the-necessary-orders" text:style-name="Internet_20_link" text:visited-style-name="Visited_20_Internet_20_Link">
https:\/\/liveuamap.com\/en\/2023\/24-june-russian-armed-forces-received-the-necessary-orders</text:a>
</text:p>
      <text:p text:style-name="P4">
News Source: <text:a xlink:type="simple" xlink:href="https://t.me/rusbrief/129361" text:style-name="Internet_20_link" text:visited-style-name="Visited_20_Internet_20_Link">
https://t.me/rusbrief/129361</text:a>
</text:p>
      <!--NEWS-->
      <text:h text:style-name="P10" text:outline-level="1">
<text:span text:style-name="T4">
Ukrainian air defense shot down 41 cruise missiles and 2 drones. In total Russia launched 40 ...</text:span>
</text:h>
      <text:p text:style-name="P4">
Authors: liveuamap (Language: en)</text:p>
      <text:p text:style-name="P4">
Time: 2023-06-24T03:17:14</text:p>
      <text:p text:style-name="P4">
Location: Kropyvnytskyi (Latitude:48.54764 Longtitude:32.23526)</text:p>
      <text:p text:style-name="P4">
Videos: []</text:p>
      <text:p text:style-name="P4">
Images: ["<text:a xlink:type="simple" xlink:href="https://liveuamap.com/pics/2023/06/24/22571335_0.jpg" text:style-name="Internet_20_link" text:visited-style-name="Visited_20_Internet_20_Link">
22571335_0.jpg</text:a>
"]</text:p>
      <text:p text:style-name="P4">
Tags: ["Europe", "Central and Eastern Europe"]</text:p>
      <text:p text:style-name="P4">
Id: 22571335</text:p>
      <!--METADATA-->
      <text:p text:style-name="P4">
Ukrainian air defense shot down 41 cruise missiles and 2 drones. In totalRussia launched 40 Kh-101/555 missiles, 9 Kh-22 missiles and Kaliber missiles</text:p>
      <text:p text:style-name="P4">
<draw:frame draw:style-name="fr1" draw:name="Image54" text:anchor-type="as-char" svg:width="6.9236in" svg:height="6.9236in" draw:z-index="0">
<draw:image xlink:href="../Images/liveuamap/2023-06-24T03-17-14/22571335_0.jpg" xlink:type="simple" xlink:show="embed" xlink:actuate="onLoad" draw:mime-type="image/jpeg"/>
</draw:frame>
News Collection Link: <text:a xlink:type="simple" xlink:href="https:\/\/liveuamap.com\/en\/2023\/24-june-ukrainian-air-defense-shot-down-41-cruise-missiles" text:style-name="Internet_20_link" text:visited-style-name="Visited_20_Internet_20_Link">
https:\/\/liveuamap.com\/en\/2023\/24-june-ukrainian-air-defense-shot-down-41-cruise-missiles</text:a>
</text:p>
      <text:p text:style-name="P4">
News Source: <text:a xlink:type="simple" xlink:href="https://t.me/kpszsu/2824" text:style-name="Internet_20_link" text:visited-style-name="Visited_20_Internet_20_Link">
https://t.me/kpszsu/2824</text:a>
</text:p>
      <!--NEWS-->
      <text:h text:style-name="P10" text:outline-level="1">
<text:span text:style-name="T4">
180 Russian border guards have surrendered to PMC Wagner at Bugaevka border post in Voronezh ...</text:span>
</text:h>
      <text:p text:style-name="P4">
Authors: liveuamap (Language: en)</text:p>
      <text:p text:style-name="P4">
Time: 2023-06-24T03:19:58</text:p>
      <text:p text:style-name="P4">
Location: Voronezh (Latitude:49.80771 Longtitude:39.2775)</text:p>
      <text:p text:style-name="P4">
Videos: []</text:p>
      <text:p text:style-name="P4">
Images: ["<text:a xlink:type="simple" xlink:href="https://liveuamap.com/pics/2023/06/24/22571336_0.jpg" text:style-name="Internet_20_link" text:visited-style-name="Visited_20_Internet_20_Link">
22571336_0.jpg</text:a>
", "<text:a xlink:type="simple" xlink:href="https://liveuamap.com/pics/2023/06/24/22571336_1.jpg" text:style-name="Internet_20_link" text:visited-style-name="Visited_20_Internet_20_Link">
22571336_1.jpg</text:a>
", "<text:a xlink:type="simple" xlink:href="https://liveuamap.com/pics/2023/06/24/22571336_2.jpg" text:style-name="Internet_20_link" text:visited-style-name="Visited_20_Internet_20_Link">
22571336_2.jpg</text:a>
"]</text:p>
      <text:p text:style-name="P4">
Tags: ["Russia"]</text:p>
      <text:p text:style-name="P4">
Id: 22571336</text:p>
      <!--METADATA-->
      <text:p text:style-name="P4">
180 Russian border guards have surrendered to PMC Wagner at Bugaevka borderpost in Voronezh region</text:p>
      <text:p text:style-name="P4">
<draw:frame draw:style-name="fr1" draw:name="Image57" text:anchor-type="as-char" svg:width="6.9236in" svg:height="5.1927in" draw:z-index="0">
<draw:image xlink:href="../Images/liveuamap/2023-06-24T03-19-58/22571336_2.jpg" xlink:type="simple" xlink:show="embed" xlink:actuate="onLoad" draw:mime-type="image/jpeg"/>
</draw:frame>
News Collection Link: <text:a xlink:type="simple" xlink:href="https:\/\/liveuamap.com\/en\/2023\/24-june-180-russian-border-guards-have-surrendered-to-pmc" text:style-name="Internet_20_link" text:visited-style-name="Visited_20_Internet_20_Link">
https:\/\/liveuamap.com\/en\/2023\/24-june-180-russian-border-guards-have-surrendered-to-pmc</text:a>
</text:p>
      <text:p text:style-name="P4">
News Source: <text:a xlink:type="simple" xlink:href="https://t.me/grey_zone/19278" text:style-name="Internet_20_link" text:visited-style-name="Visited_20_Internet_20_Link">
https://t.me/grey_zone/19278</text:a>
</text:p>
      <!--NEWS-->
      <text:h text:style-name="P10" text:outline-level="1">
<text:span text:style-name="T4">
Wagner PMC captured all key facilities in Voronezh</text:span>
</text:h>
      <text:p text:style-name="P4">
Authors: liveuamap (Language: en)</text:p>
      <text:p text:style-name="P4">
Time: 2023-06-24T03:24:23</text:p>
      <text:p text:style-name="P4">
Location: Voronezh (Latitude:51.81286 Longtitude:39.22668)</text:p>
      <text:p text:style-name="P4">
Videos: []</text:p>
      <text:p text:style-name="P4">
Images: []</text:p>
      <text:p text:style-name="P4">
Tags: ["Russia", "Central and Eastern Europe"]</text:p>
      <text:p text:style-name="P4">
Id: 22571337</text:p>
      <!--METADATA-->
      <text:p text:style-name="P4">
Wagner PMC captured all key facilities in Voronezh</text:p>
      <text:p text:style-name="P4">
News Collection Link: <text:a xlink:type="simple" xlink:href="https:\/\/liveuamap.com\/en\/2023\/24-june-wagner-pmc-captured-all-key-facilities-in-voronezh" text:style-name="Internet_20_link" text:visited-style-name="Visited_20_Internet_20_Link">
https:\/\/liveuamap.com\/en\/2023\/24-june-wagner-pmc-captured-all-key-facilities-in-voronezh</text:a>
</text:p>
      <text:p text:style-name="P4">
News Source: <text:a xlink:type="simple" xlink:href="https://t.me/rusbrief/129378" text:style-name="Internet_20_link" text:visited-style-name="Visited_20_Internet_20_Link">
https://t.me/rusbrief/129378</text:a>
</text:p>
      <!--NEWS-->
      <text:h text:style-name="P10" text:outline-level="1">
<text:span text:style-name="T4">
Damage in Kropivnitsky after Russian missile strikes overnight</text:span>
</text:h>
      <text:p text:style-name="P4">
Authors: liveuamap (Language: en)</text:p>
      <text:p text:style-name="P4">
Time: 2023-06-24T03:29:00</text:p>
      <text:p text:style-name="P4">
Location: Kropyvnytskyi (Latitude:48.50663 Longtitude:32.2641)</text:p>
      <text:p text:style-name="P4">
Videos: []</text:p>
      <text:p text:style-name="P4">
Images: ["<text:a xlink:type="simple" xlink:href="https://liveuamap.com/pics/2023/06/24/22571428_0.jpg" text:style-name="Internet_20_link" text:visited-style-name="Visited_20_Internet_20_Link">
22571428_0.jpg</text:a>
"]</text:p>
      <text:p text:style-name="P4">
Tags: ["Europe", "Central and Eastern Europe"]</text:p>
      <text:p text:style-name="P4">
Id: 22571428</text:p>
      <!--METADATA-->
      <text:p text:style-name="P4">
Damage in Kropivnitsky after Russian missile strikes overnight</text:p>
      <text:p text:style-name="P4">
<draw:frame draw:style-name="fr1" draw:name="Image58" text:anchor-type="as-char" svg:width="6.9236in" svg:height="6.9236in" draw:z-index="0">
<draw:image xlink:href="../Images/liveuamap/2023-06-24T03-29-00/22571428_0.jpg" xlink:type="simple" xlink:show="embed" xlink:actuate="onLoad" draw:mime-type="image/jpeg"/>
</draw:frame>
News Collection Link: <text:a xlink:type="simple" xlink:href="https:\/\/liveuamap.com\/en\/2023\/24-june-damage-in-kropivnitsky-after-russian-missile-strikes" text:style-name="Internet_20_link" text:visited-style-name="Visited_20_Internet_20_Link">
https:\/\/liveuamap.com\/en\/2023\/24-june-damage-in-kropivnitsky-after-russian-missile-strikes</text:a>
</text:p>
      <text:p text:style-name="P4">
News Source: <text:a xlink:type="simple" xlink:href="https://twitter.com/ricelaRi/status/1672492180068352001" text:style-name="Internet_20_link" text:visited-style-name="Visited_20_Internet_20_Link">
https://twitter.com/ricelaRi/status/1672492180068352001</text:a>
</text:p>
      <!--NEWS-->
      <text:h text:style-name="P10" text:outline-level="1">
<text:span text:style-name="T4">
Russian tactical aviation bombing Wagner troops with FAB unguided bombs</text:span>
</text:h>
      <text:p text:style-name="P4">
Authors: liveuamap (Language: en)</text:p>
      <text:p text:style-name="P4">
Time: 2023-06-24T04:19:51</text:p>
      <text:p text:style-name="P4">
Location: Boguchar, Voronezh region (Latitude:49.90171 Longtitude:40.52101)</text:p>
      <text:p text:style-name="P4">
Videos: []</text:p>
      <text:p text:style-name="P4">
Images: ["<text:a xlink:type="simple" xlink:href="https://liveuamap.com/pics/2023/06/24/22571385_0.jpg" text:style-name="Internet_20_link" text:visited-style-name="Visited_20_Internet_20_Link">
22571385_0.jpg</text:a>
"]</text:p>
      <text:p text:style-name="P4">
Tags: ["Russia"]</text:p>
      <text:p text:style-name="P4">
Id: 22571385</text:p>
      <!--METADATA-->
      <text:p text:style-name="P4">
Russian tactical aviation bombing Wagner troops with FAB unguided bombs</text:p>
      <text:p text:style-name="P4">
News Collection Link: <text:a xlink:type="simple" xlink:href="https:\/\/liveuamap.com\/en\/2023\/24-june-russian-tactical-aviation-bombing-wagner-troops-with" text:style-name="Internet_20_link" text:visited-style-name="Visited_20_Internet_20_Link">
https:\/\/liveuamap.com\/en\/2023\/24-june-russian-tactical-aviation-bombing-wagner-troops-with</text:a>
</text:p>
      <text:p text:style-name="P4">
News Source: <text:a xlink:type="simple" xlink:href="https://t.me/rusbrief/129424" text:style-name="Internet_20_link" text:visited-style-name="Visited_20_Internet_20_Link">
https://t.me/rusbrief/129424</text:a>
</text:p>
      <!--NEWS-->
      <text:h text:style-name="P10" text:outline-level="1">
<text:span text:style-name="T4">
Putin and Lukashenka had a phone call</text:span>
</text:h>
      <text:p text:style-name="P4">
Authors: liveuamap (Language: en)</text:p>
      <text:p text:style-name="P4">
Time: 2023-06-24T04:27:14</text:p>
      <text:p text:style-name="P4">
Location: Moskva, Moscow (Latitude:55.74992 Longtitude:37.61839)</text:p>
      <text:p text:style-name="P4">
Videos: []</text:p>
      <text:p text:style-name="P4">
Images: []</text:p>
      <text:p text:style-name="P4">
Tags: ["Central and Eastern Europe", "Belarus"]</text:p>
      <text:p text:style-name="P4">
Id: 22571398</text:p>
      <!--METADATA-->
      <text:p text:style-name="P4">
Putin and Lukashenka had a phone call</text:p>
      <text:p text:style-name="P4">
News Collection Link: <text:a xlink:type="simple" xlink:href="https:\/\/liveuamap.com\/en\/2023\/24-june-putin-and-lukashenka-had-a-phone-call" text:style-name="Internet_20_link" text:visited-style-name="Visited_20_Internet_20_Link">
https:\/\/liveuamap.com\/en\/2023\/24-june-putin-and-lukashenka-had-a-phone-call</text:a>
</text:p>
      <text:p text:style-name="P4">
News Source: <text:a xlink:type="simple" xlink:href="https://t.me/pul_1/9271" text:style-name="Internet_20_link" text:visited-style-name="Visited_20_Internet_20_Link">
https://t.me/pul_1/9271</text:a>
</text:p>
      <!--NEWS-->
      <text:h text:style-name="P10" text:outline-level="1">
<text:span text:style-name="T4">
M2 highway has been closed from Tula region in both directions</text:span>
</text:h>
      <text:p text:style-name="P4">
Authors: liveuamap (Language: en)</text:p>
      <text:p text:style-name="P4">
Time: 2023-06-24T04:32:31</text:p>
      <text:p text:style-name="P4">
Location: Tula (Latitude:54.8413 Longtitude:37.46077)</text:p>
      <text:p text:style-name="P4">
Videos: []</text:p>
      <text:p text:style-name="P4">
Images: []</text:p>
      <text:p text:style-name="P4">
Tags: ["Central and Eastern Europe", "Russia"]</text:p>
      <text:p text:style-name="P4">
Id: 22571400</text:p>
      <!--METADATA-->
      <text:p text:style-name="P4">
M2 highway has been closed from Tula region in both directions</text:p>
      <text:p text:style-name="P4">
News Collection Link: <text:a xlink:type="simple" xlink:href="https:\/\/liveuamap.com\/en\/2023\/24-june-m2-highway-has-been-closed-from-tula-region-in-both" text:style-name="Internet_20_link" text:visited-style-name="Visited_20_Internet_20_Link">
https:\/\/liveuamap.com\/en\/2023\/24-june-m2-highway-has-been-closed-from-tula-region-in-both</text:a>
</text:p>
      <text:p text:style-name="P4">
News Source: <text:a xlink:type="simple" xlink:href="https://t.me/bbbreaking/158771" text:style-name="Internet_20_link" text:visited-style-name="Visited_20_Internet_20_Link">
https://t.me/bbbreaking/158771</text:a>
</text:p>
      <!--NEWS-->
      <text:h text:style-name="P10" text:outline-level="1">
<text:span text:style-name="T4">
Russian helicopter has been reportedly shot down in Voronezh region</text:span>
</text:h>
      <text:p text:style-name="P4">
Authors: liveuamap (Language: en)</text:p>
      <text:p text:style-name="P4">
Time: 2023-06-24T04:38:43</text:p>
      <text:p text:style-name="P4">
Location: Boguchar, Voronezh region (Latitude:49.89375 Longtitude:40.52032)</text:p>
      <text:p text:style-name="P4">
Videos: []</text:p>
      <text:p text:style-name="P4">
Images: ["<text:a xlink:type="simple" xlink:href="https://liveuamap.com/pics/2023/06/24/22571401_0.jpg" text:style-name="Internet_20_link" text:visited-style-name="Visited_20_Internet_20_Link">
22571401_0.jpg</text:a>
"]</text:p>
      <text:p text:style-name="P4">
Tags: ["Central and Eastern Europe", "Russia"]</text:p>
      <text:p text:style-name="P4">
Id: 22571401</text:p>
      <!--METADATA-->
      <text:p text:style-name="P4">
Russian helicopter has been reportedly shot down in Voronezh region</text:p>
      <text:p text:style-name="P4">
<draw:frame draw:style-name="fr1" draw:name="Image60" text:anchor-type="as-char" svg:width="5.3875in" svg:height="10.0in" draw:z-index="0">
<draw:image xlink:href="../Images/liveuamap/2023-06-24T04-38-43/22571401_0.jpg" xlink:type="simple" xlink:show="embed" xlink:actuate="onLoad" draw:mime-type="image/jpeg"/>
</draw:frame>
News Collection Link: <text:a xlink:type="simple" xlink:href="https:\/\/liveuamap.com\/en\/2023\/24-june-russian-helicopter-has-been-reportedly-shot-down" text:style-name="Internet_20_link" text:visited-style-name="Visited_20_Internet_20_Link">
https:\/\/liveuamap.com\/en\/2023\/24-june-russian-helicopter-has-been-reportedly-shot-down</text:a>
</text:p>
      <text:p text:style-name="P4">
News Source: <text:a xlink:type="simple" xlink:href="https://t.me/apwagner/9136" text:style-name="Internet_20_link" text:visited-style-name="Visited_20_Internet_20_Link">
https://t.me/apwagner/9136</text:a>
</text:p>
      <!--NEWS-->
      <text:h text:style-name="P10" text:outline-level="1">
<text:span text:style-name="T4">
Governor of Voronezh region says military operations ongoing in the region</text:span>
</text:h>
      <text:p text:style-name="P4">
Authors: liveuamap (Language: en)</text:p>
      <text:p text:style-name="P4">
Time: 2023-06-24T04:50:51</text:p>
      <text:p text:style-name="P4">
Location: Voronez, Voronezhskaya oblast' (Latitude:51.65584 Longtitude:39.20609)</text:p>
      <text:p text:style-name="P4">
Videos: []</text:p>
      <text:p text:style-name="P4">
Images: []</text:p>
      <text:p text:style-name="P4">
Tags: ["Central and Eastern Europe", "Russia"]</text:p>
      <text:p text:style-name="P4">
Id: 22571402</text:p>
      <!--METADATA-->
      <text:p text:style-name="P4">
Governor of Voronezh region says military operations ongoing in the region</text:p>
      <text:p text:style-name="P4">
News Collection Link: <text:a xlink:type="simple" xlink:href="https:\/\/liveuamap.com\/en\/2023\/24-june-governor-of-voronezh-region-says-military-operations" text:style-name="Internet_20_link" text:visited-style-name="Visited_20_Internet_20_Link">
https:\/\/liveuamap.com\/en\/2023\/24-june-governor-of-voronezh-region-says-military-operations</text:a>
</text:p>
      <text:p text:style-name="P4">
News Source: <text:a xlink:type="simple" xlink:href="https://t.me/breakingmash/45309" text:style-name="Internet_20_link" text:visited-style-name="Visited_20_Internet_20_Link">
https://t.me/breakingmash/45309</text:a>
</text:p>
      <!--NEWS-->
      <text:h text:style-name="P10" text:outline-level="1">
<text:span text:style-name="T4">
Kadyrov calls ongoing events in Russia "a treason", says his troops on the way to deal with a...</text:span>
</text:h>
      <text:p text:style-name="P4">
Authors: liveuamap (Language: en)</text:p>
      <text:p text:style-name="P4">
Time: 2023-06-24T05:07:01</text:p>
      <text:p text:style-name="P4">
Location: Grozny, Chechenskaya Republits (Latitude:43.31644 Longtitude:45.6945)</text:p>
      <text:p text:style-name="P4">
Videos: []</text:p>
      <text:p text:style-name="P4">
Images: []</text:p>
      <text:p text:style-name="P4">
Tags: ["Caucasus", "Russia"]</text:p>
      <text:p text:style-name="P4">
Id: 22571404</text:p>
      <!--METADATA-->
      <text:p text:style-name="P4">
Kadyrov calls ongoing events in Russia "a treason", says his troops on the wayto deal with armed rebellion</text:p>
      <text:p text:style-name="P4">
News Collection Link: <text:a xlink:type="simple" xlink:href="https:\/\/liveuamap.com\/en\/2023\/24-june-kadyrov-calls-ongoing-events-in-russia-a-treason" text:style-name="Internet_20_link" text:visited-style-name="Visited_20_Internet_20_Link">
https:\/\/liveuamap.com\/en\/2023\/24-june-kadyrov-calls-ongoing-events-in-russia-a-treason</text:a>
</text:p>
      <text:p text:style-name="P4">
News Source: <text:a xlink:type="simple" xlink:href="https://t.me/breakingmash/45310" text:style-name="Internet_20_link" text:visited-style-name="Visited_20_Internet_20_Link">
https://t.me/breakingmash/45310</text:a>
</text:p>
      <!--NEWS-->
      <text:h text:style-name="P10" text:outline-level="1">
<text:span text:style-name="T4">
Russian road service says several highways closed in region, including to occupied parts of L...</text:span>
</text:h>
      <text:p text:style-name="P4">
Authors: liveuamap (Language: en)</text:p>
      <text:p text:style-name="P4">
Time: 2023-06-24T05:09:19</text:p>
      <text:p text:style-name="P4">
Location: Luhans'ka oblast (Latitude:48.29281 Longtitude:39.91948)</text:p>
      <text:p text:style-name="P4">
Videos: []</text:p>
      <text:p text:style-name="P4">
Images: []</text:p>
      <text:p text:style-name="P4">
Tags: ["Russia", "Central and Eastern Europe"]</text:p>
      <text:p text:style-name="P4">
Id: 22571405</text:p>
      <!--METADATA-->
      <text:p text:style-name="P4">
Russian road service says several highways closed in region, including tooccupied parts of Luhansk region</text:p>
      <text:p text:style-name="P4">
News Collection Link: <text:a xlink:type="simple" xlink:href="https:\/\/liveuamap.com\/en\/2023\/24-june-russian-road-service-says-several-highways-closed" text:style-name="Internet_20_link" text:visited-style-name="Visited_20_Internet_20_Link">
https:\/\/liveuamap.com\/en\/2023\/24-june-russian-road-service-says-several-highways-closed</text:a>
</text:p>
      <text:p text:style-name="P4">
News Source: <text:a xlink:type="simple" xlink:href="https://t.me/vestifmplus/45433" text:style-name="Internet_20_link" text:visited-style-name="Visited_20_Internet_20_Link">
https://t.me/vestifmplus/45433</text:a>
</text:p>
      <!--NEWS-->
      <text:h text:style-name="P10" text:outline-level="1">
<text:span text:style-name="T4">
PMC Wagner troops entered Buturlinovka of Voronezh region</text:span>
</text:h>
      <text:p text:style-name="P4">
Authors: liveuamap (Language: en)</text:p>
      <text:p text:style-name="P4">
Time: 2023-06-24T05:21:07</text:p>
      <text:p text:style-name="P4">
Location: Buturlinovka, Voronezh (Latitude:50.79156 Longtitude:40.63403)</text:p>
      <text:p text:style-name="P4">
Videos: []</text:p>
      <text:p text:style-name="P4">
Images: []</text:p>
      <text:p text:style-name="P4">
Tags: ["Central and Eastern Europe", "Russia"]</text:p>
      <text:p text:style-name="P4">
Id: 22571406</text:p>
      <!--METADATA-->
      <text:p text:style-name="P4">
PMC Wagner troops entered Buturlinovka of Voronezh region</text:p>
      <text:p text:style-name="P4">
News Collection Link: <text:a xlink:type="simple" xlink:href="https:\/\/liveuamap.com\/en\/2023\/24-june-pmc-wagner-troops-entered-buturlinovka-of-voronezh" text:style-name="Internet_20_link" text:visited-style-name="Visited_20_Internet_20_Link">
https:\/\/liveuamap.com\/en\/2023\/24-june-pmc-wagner-troops-entered-buturlinovka-of-voronezh</text:a>
</text:p>
      <text:p text:style-name="P4">
News Source: <text:a xlink:type="simple" xlink:href="https://t.me/Novoeizdanie/54775" text:style-name="Internet_20_link" text:visited-style-name="Visited_20_Internet_20_Link">
https://t.me/Novoeizdanie/54775</text:a>
</text:p>
      <!--NEWS-->
      <text:h text:style-name="P10" text:outline-level="1">
<text:span text:style-name="T4">
Prigozhin said that "Wagner" will not surrender and will not obey the orders of the President...</text:span>
</text:h>
      <text:p text:style-name="P4">
Authors: liveuamap (Language: en)</text:p>
      <text:p text:style-name="P4">
Time: 2023-06-24T05:26:58</text:p>
      <text:p text:style-name="P4">
Location: Rostov, Rostovskaya oblast' (Latitude:47.22309 Longtitude:39.70442)</text:p>
      <text:p text:style-name="P4">
Videos: []</text:p>
      <text:p text:style-name="P4">
Images: []</text:p>
      <text:p text:style-name="P4">
Tags: ["Central and Eastern Europe", "Russia"]</text:p>
      <text:p text:style-name="P4">
Id: 22571407</text:p>
      <!--METADATA-->
      <text:p text:style-name="P4">
Prigozhin said that "Wagner" will not surrender and will not obey the ordersof the President of Russia</text:p>
      <text:p text:style-name="P4">
News Collection Link: <text:a xlink:type="simple" xlink:href="https:\/\/liveuamap.com\/en\/2023\/24-june-prigozhin-said-that-wagner-will-not-surrender-and" text:style-name="Internet_20_link" text:visited-style-name="Visited_20_Internet_20_Link">
https:\/\/liveuamap.com\/en\/2023\/24-june-prigozhin-said-that-wagner-will-not-surrender-and</text:a>
</text:p>
      <text:p text:style-name="P4">
News Source: <text:a xlink:type="simple" xlink:href="https://t.me/uranews/77176" text:style-name="Internet_20_link" text:visited-style-name="Visited_20_Internet_20_Link">
https://t.me/uranews/77176</text:a>
</text:p>
      <!--NEWS-->
      <text:h text:style-name="P10" text:outline-level="1">
<text:span text:style-name="T4">
At least 3 killed as Russian An-24 crashed(was shot down) near Kantemirovka of Voronezh region</text:span>
</text:h>
      <text:p text:style-name="P4">
Authors: liveuamap (Language: en)</text:p>
      <text:p text:style-name="P4">
Time: 2023-06-24T05:28:39</text:p>
      <text:p text:style-name="P4">
Location: Voronezh (Latitude:49.71305 Longtitude:39.89531)</text:p>
      <text:p text:style-name="P4">
Videos: []</text:p>
      <text:p text:style-name="P4">
Images: []</text:p>
      <text:p text:style-name="P4">
Tags: ["Central and Eastern Europe", "Russia"]</text:p>
      <text:p text:style-name="P4">
Id: 22571408</text:p>
      <!--METADATA-->
      <text:p text:style-name="P4">
At least 3 killed as Russian An-24 crashed(was shot down)near Kantemirovka ofVoronezh region</text:p>
      <text:p text:style-name="P4">
News Collection Link: <text:a xlink:type="simple" xlink:href="https:\/\/liveuamap.com\/en\/2023\/24-june-at-least-3-killed-as-russian-an24-crashedwas-shot" text:style-name="Internet_20_link" text:visited-style-name="Visited_20_Internet_20_Link">
https:\/\/liveuamap.com\/en\/2023\/24-june-at-least-3-killed-as-russian-an24-crashedwas-shot</text:a>
</text:p>
      <text:p text:style-name="P4">
News Source: <text:a xlink:type="simple" xlink:href="https://t.me/bazabazon/18858" text:style-name="Internet_20_link" text:visited-style-name="Visited_20_Internet_20_Link">
https://t.me/bazabazon/18858</text:a>
</text:p>
      <!--NEWS-->
      <text:h text:style-name="P10" text:outline-level="1">
<text:span text:style-name="T4">
Oil depot is on fire in Voronezh</text:span>
</text:h>
      <text:p text:style-name="P4">
Authors: liveuamap (Language: en)</text:p>
      <text:p text:style-name="P4">
Time: 2023-06-24T05:30:46</text:p>
      <text:p text:style-name="P4">
Location: Voronezh (Latitude:51.65214 Longtitude:39.26303)</text:p>
      <text:p text:style-name="P4">
Videos: []</text:p>
      <text:p text:style-name="P4">
Images: []</text:p>
      <text:p text:style-name="P4">
Tags: ["Central and Eastern Europe", "Russia"]</text:p>
      <text:p text:style-name="P4">
Id: 22571409</text:p>
      <!--METADATA-->
      <text:p text:style-name="P4">
Oil depot is on fire in Voronezh</text:p>
      <text:p text:style-name="P4">
News Collection Link: <text:a xlink:type="simple" xlink:href="https:\/\/liveuamap.com\/en\/2023\/24-june-oil-depot-is-on-fire-in-voronezh" text:style-name="Internet_20_link" text:visited-style-name="Visited_20_Internet_20_Link">
https:\/\/liveuamap.com\/en\/2023\/24-june-oil-depot-is-on-fire-in-voronezh</text:a>
</text:p>
      <text:p text:style-name="P4">
News Source: <text:a xlink:type="simple" xlink:href="https://t.me/vrn01/11809" text:style-name="Internet_20_link" text:visited-style-name="Visited_20_Internet_20_Link">
https://t.me/vrn01/11809</text:a>
</text:p>
      <!--NEWS-->
      <text:h text:style-name="P10" text:outline-level="1">
<text:span text:style-name="T4">
Military equipment moves along the M4 highway towards Moscow</text:span>
</text:h>
      <text:p text:style-name="P4">
Authors: liveuamap (Language: en)</text:p>
      <text:p text:style-name="P4">
Time: 2023-06-24T05:44:02</text:p>
      <text:p text:style-name="P4">
Location: Lipetsk (Latitude:52.98502 Longtitude:38.23267)</text:p>
      <text:p text:style-name="P4">
Videos: []</text:p>
      <text:p text:style-name="P4">
Images: []</text:p>
      <text:p text:style-name="P4">
Tags: ["Central and Eastern Europe", "Russia"]</text:p>
      <text:p text:style-name="P4">
Id: 22571410</text:p>
      <!--METADATA-->
      <text:p text:style-name="P4">
Military equipment moves along the M4 highway towards Moscow</text:p>
      <text:p text:style-name="P4">
News Collection Link: <text:a xlink:type="simple" xlink:href="https:\/\/liveuamap.com\/en\/2023\/24-june-military-equipment-moves-along-the-m4-highway-towards" text:style-name="Internet_20_link" text:visited-style-name="Visited_20_Internet_20_Link">
https:\/\/liveuamap.com\/en\/2023\/24-june-military-equipment-moves-along-the-m4-highway-towards</text:a>
</text:p>
      <text:p text:style-name="P4">
News Source: <text:a xlink:type="simple" xlink:href="https://t.me/mediazzzona/11986" text:style-name="Internet_20_link" text:visited-style-name="Visited_20_Internet_20_Link">
https://t.me/mediazzzona/11986</text:a>
</text:p>
      <!--NEWS-->
      <text:h text:style-name="P10" text:outline-level="1">
<text:span text:style-name="T4">
At Sivershchyna and Slobozhanshchyna directions Russian army shelled Karpovych, Karavany, Myk...</text:span>
</text:h>
      <text:p text:style-name="P4">
Authors: liveuamap (Language: en)</text:p>
      <text:p text:style-name="P4">
Time: 2023-06-24T05:49:00</text:p>
      <text:p text:style-name="P4">
Location: Kharkiv Oblast (Latitude:50.33253 Longtitude:36.92436)</text:p>
      <text:p text:style-name="P4">
Videos: []</text:p>
      <text:p text:style-name="P4">
Images: []</text:p>
      <text:p text:style-name="P4">
Tags: ["Russia"]</text:p>
      <text:p text:style-name="P4">
Id: 22571425</text:p>
      <!--METADATA-->
      <text:p text:style-name="P4">
At sivershchyna and slBozhanschyna directions Russian army Shelledkarpovychi, Karabany, Mykhalchyna Sloboda of Chernihiv Region; Seredyna-Buda, Shalyhine, Popivka, Atynske, Iskryskivschyna, Volfyne, Pavlivka, Stukalivka, Obody, Kindrativka of Sumy Region, Val, Val, Val, Valivka, Kindrativka Ozacha Lopan, Strilecha, Oliynykove, Neskuchne, OhirtsEve, Hatysche, Vovchansk, Nesterne, Pletenivka, Budarky, Zemlyanky, Ozerne, Vilkhuvatka, Chuhunivka, Topoli of Kharkiv Region. Russian Aviation Conducted Aircrakes Atpavlivka of Sumy Region and Hatysche and Pletenivka of Kharkiv Region, -Genral Staff of Armed Forces of Ukraine Says in Ak.</text:p>
      <text:p text:style-name="P4">
News Collection Link:(https:\/\/liveuamap.com\/en\/2023\/24-june-at-sivershchyna-and-slobozhanschyna-directions-russian)</text:p>
      <text:p text:style-name="P4">
News Source: <text:a xlink:type="simple" xlink:href="https://t.me/lumsrc/5173" text:style-name="Internet_20_link" text:visited-style-name="Visited_20_Internet_20_Link">
https://t.me/lumsrc/5173</text:a>
</text:p>
      <!--NEWS-->
      <text:h text:style-name="P10" text:outline-level="1">
<text:span text:style-name="T4">
3 wounded as result of Russian missile strikes in Dnipro city</text:span>
</text:h>
      <text:p text:style-name="P4">
Authors: liveuamap (Language: en)</text:p>
      <text:p text:style-name="P4">
Time: 2023-06-24T05:50:54</text:p>
      <text:p text:style-name="P4">
Location: Dnipro (Latitude:48.43482 Longtitude:35.09955)</text:p>
      <text:p text:style-name="P4">
Videos: []</text:p>
      <text:p text:style-name="P4">
Images: []</text:p>
      <text:p text:style-name="P4">
Tags: ["Europe", "Central and Eastern Europe"]</text:p>
      <text:p text:style-name="P4">
Id: 22571412</text:p>
      <!--METADATA-->
      <text:p text:style-name="P4">
3 wounded as result of Russian missile strikes in Dnipro city</text:p>
      <text:p text:style-name="P4">
News Collection Link: <text:a xlink:type="simple" xlink:href="https:\/\/liveuamap.com\/en\/2023\/24-june-3-wounded-as-result-of-russian-missile-strikes-in" text:style-name="Internet_20_link" text:visited-style-name="Visited_20_Internet_20_Link">
https:\/\/liveuamap.com\/en\/2023\/24-june-3-wounded-as-result-of-russian-missile-strikes-in</text:a>
</text:p>
      <text:p text:style-name="P4">
News Source: <text:a xlink:type="simple" xlink:href="https://t.me/suspilnednipro/17140" text:style-name="Internet_20_link" text:visited-style-name="Visited_20_Internet_20_Link">
https://t.me/suspilnednipro/17140</text:a>
</text:p>
      <!--NEWS-->
      <text:h text:style-name="P10" text:outline-level="1">
<text:span text:style-name="T4">
New column of PMC Wagner reportedly passing Voronezh, helicopters and fighter jets are flying...</text:span>
</text:h>
      <text:p text:style-name="P4">
Authors: liveuamap (Language: en)</text:p>
      <text:p text:style-name="P4">
Time: 2023-06-24T06:38:48</text:p>
      <text:p text:style-name="P4">
Location: Voronezh (Latitude:51.65594 Longtitude:39.30565)</text:p>
      <text:p text:style-name="P4">
Videos: []</text:p>
      <text:p text:style-name="P4">
Images: []</text:p>
      <text:p text:style-name="P4">
Tags: ["Central and Eastern Europe", "Russia"]</text:p>
      <text:p text:style-name="P4">
Id: 22571432</text:p>
      <!--METADATA-->
      <text:p text:style-name="P4">
New column of PMC Wagner reportedly passing Voronezh, helicopters and fighterjets are flying in the area</text:p>
      <text:p text:style-name="P4">
News Collection Link: <text:a xlink:type="simple" xlink:href="https:\/\/liveuamap.com\/en\/2023\/24-june-new-column-of-pmc-wagner-reportedly-passing-voronezh" text:style-name="Internet_20_link" text:visited-style-name="Visited_20_Internet_20_Link">
https:\/\/liveuamap.com\/en\/2023\/24-june-new-column-of-pmc-wagner-reportedly-passing-voronezh</text:a>
</text:p>
      <text:p text:style-name="P4">
News Source: <text:a xlink:type="simple" xlink:href="https://t.me/ChDambiev/24208" text:style-name="Internet_20_link" text:visited-style-name="Visited_20_Internet_20_Link">
https://t.me/ChDambiev/24208</text:a>
</text:p>
      <!--NEWS-->
      <text:h text:style-name="P10" text:outline-level="1">
<text:span text:style-name="T4">
Explosions at the HQ of Southern military district in Rostov</text:span>
</text:h>
      <text:p text:style-name="P4">
Authors: liveuamap (Language: en)</text:p>
      <text:p text:style-name="P4">
Time: 2023-06-24T06:48:36</text:p>
      <text:p text:style-name="P4">
Location: Rostov, Rostovskaya oblast' (Latitude:47.22328 Longtitude:39.70461)</text:p>
      <text:p text:style-name="P4">
Videos: []</text:p>
      <text:p text:style-name="P4">
Images: []</text:p>
      <text:p text:style-name="P4">
Tags: ["Central and Eastern Europe", "Russia"]</text:p>
      <text:p text:style-name="P4">
Id: 22571433</text:p>
      <!--METADATA-->
      <text:p text:style-name="P4">
Explosions at the HQ of Southern military district in Rostov</text:p>
      <text:p text:style-name="P4">
News Collection Link: <text:a xlink:type="simple" xlink:href="https:\/\/liveuamap.com\/en\/2023\/24-june-explosions-at-the-hq-of-southern-military-district" text:style-name="Internet_20_link" text:visited-style-name="Visited_20_Internet_20_Link">
https:\/\/liveuamap.com\/en\/2023\/24-june-explosions-at-the-hq-of-southern-military-district</text:a>
</text:p>
      <text:p text:style-name="P4">
News Source: <text:a xlink:type="simple" xlink:href="https://t.me/readovkanews/61420" text:style-name="Internet_20_link" text:visited-style-name="Visited_20_Internet_20_Link">
https://t.me/readovkanews/61420</text:a>
</text:p>
      <!--NEWS-->
      <text:h text:style-name="P10" text:outline-level="1">
<text:span text:style-name="T4">
Head of State Duma committee on defence Kartapolov: there is no necessity to declare martial ...</text:span>
</text:h>
      <text:p text:style-name="P4">
Authors: liveuamap (Language: en)</text:p>
      <text:p text:style-name="P4">
Time: 2023-06-24T06:55:19</text:p>
      <text:p text:style-name="P4">
Location: Moskva, Moscow (Latitude:55.75804 Longtitude:37.61602)</text:p>
      <text:p text:style-name="P4">
Videos: []</text:p>
      <text:p text:style-name="P4">
Images: []</text:p>
      <text:p text:style-name="P4">
Tags: ["Central and Eastern Europe", "Russia"]</text:p>
      <text:p text:style-name="P4">
Id: 22571434</text:p>
      <!--METADATA-->
      <text:p text:style-name="P4">
Head of State Duma committee on defence Kartapolov: there is no necessity todeclare martial law in Moscow</text:p>
      <text:p text:style-name="P4">
News Collection Link: <text:a xlink:type="simple" xlink:href="https:\/\/liveuamap.com\/en\/2023\/24-june-head-of-state-duma-committee-on-defence-kartapolov" text:style-name="Internet_20_link" text:visited-style-name="Visited_20_Internet_20_Link">
https:\/\/liveuamap.com\/en\/2023\/24-june-head-of-state-duma-committee-on-defence-kartapolov</text:a>
</text:p>
      <text:p text:style-name="P4">
News Source: <text:a xlink:type="simple" xlink:href="https://t.me/bbbreaking/158811" text:style-name="Internet_20_link" text:visited-style-name="Visited_20_Internet_20_Link">
https://t.me/bbbreaking/158811</text:a>
</text:p>
      <!--NEWS-->
      <text:h text:style-name="P10" text:outline-level="1">
<text:span text:style-name="T4">
Russian media watchdog Roskomnadzor announced possible internet restrictions in regions with ...</text:span>
</text:h>
      <text:p text:style-name="P4">
Authors: liveuamap (Language: en)</text:p>
      <text:p text:style-name="P4">
Time: 2023-06-24T06:59:28</text:p>
      <text:p text:style-name="P4">
Location: Voronez, Voronezhskaya oblast' (Latitude:51.66904 Longtitude:39.23458)</text:p>
      <text:p text:style-name="P4">
Videos: []</text:p>
      <text:p text:style-name="P4">
Images: []</text:p>
      <text:p text:style-name="P4">
Tags: ["Central and Eastern Europe", "Russia"]</text:p>
      <text:p text:style-name="P4">
Id: 22571435</text:p>
      <!--METADATA-->
      <text:p text:style-name="P4">
Russian media watchdog Roskomnadzor announced possible internet restrictionsin regions with declared counter-terrorism operation</text:p>
      <text:p text:style-name="P4">
News Collection Link: <text:a xlink:type="simple" xlink:href="https:\/\/liveuamap.com\/en\/2023\/24-june-russian-media-watchdog-roskomnadzor-announced-possible" text:style-name="Internet_20_link" text:visited-style-name="Visited_20_Internet_20_Link">
https:\/\/liveuamap.com\/en\/2023\/24-june-russian-media-watchdog-roskomnadzor-announced-possible</text:a>
</text:p>
      <text:p text:style-name="P4">
News Source: <text:a xlink:type="simple" xlink:href="https://t.me/rbc_news/77002" text:style-name="Internet_20_link" text:visited-style-name="Visited_20_Internet_20_Link">
https://t.me/rbc_news/77002</text:a>
</text:p>
      <!--NEWS-->
      <text:h text:style-name="P10" text:outline-level="1">
<text:span text:style-name="T4">
Air defense shot down 2 Kalibr missiles this morning in Odessa</text:span>
</text:h>
      <text:p text:style-name="P4">
Authors: liveuamap (Language: en)</text:p>
      <text:p text:style-name="P4">
Time: 2023-06-24T07:03:01</text:p>
      <text:p text:style-name="P4">
Location: Odesa, Odessa Oblast (Latitude:46.48906 Longtitude:30.76206)</text:p>
      <text:p text:style-name="P4">
Videos: []</text:p>
      <text:p text:style-name="P4">
Images: ["<text:a xlink:type="simple" xlink:href="https://liveuamap.com/pics/2023/06/24/22571436_0.jpg" text:style-name="Internet_20_link" text:visited-style-name="Visited_20_Internet_20_Link">
22571436_0.jpg</text:a>
"]</text:p>
      <text:p text:style-name="P4">
Tags: ["Europe", "Central and Eastern Europe"]</text:p>
      <text:p text:style-name="P4">
Id: 22571436</text:p>
      <!--METADATA-->
      <text:p text:style-name="P4">
Air defense shot down 2 Kalibr missiles this morning in OdessaNews Collection Link: <text:a xlink:type="simple" xlink:href="https:\/\/liveuamap.com\/en\/2023\/24-june-air-defense-shot-down-2-kaliber-missiles-this-morning" text:style-name="Internet_20_link" text:visited-style-name="Visited_20_Internet_20_Link">
https:\/\/liveuamap.com\/en\/2023\/24-june-air-defense-shot-down-2-kaliber-missiles-this-morning</text:a>
</text:p>
      <text:p text:style-name="P4">
News Source: <text:a xlink:type="simple" xlink:href="https://t.me/our_odessa/49144" text:style-name="Internet_20_link" text:visited-style-name="Visited_20_Internet_20_Link">
https://t.me/our_odessa/49144</text:a>
</text:p>
      <!--NEWS-->
      <text:h text:style-name="P10" text:outline-level="1">
<text:span text:style-name="T4">
Russian Ministry of Defense claims missile strikes targeted airfields in Ukraine overnight</text:span>
</text:h>
      <text:p text:style-name="P4">
Authors: liveuamap (Language: en)</text:p>
      <text:p text:style-name="P4">
Time: 2023-06-24T07:06:06</text:p>
      <text:p text:style-name="P4">
Location: Moskva, Moscow (Latitude:55.72786 Longtitude:37.58938)</text:p>
      <text:p text:style-name="P4">
Videos: []</text:p>
      <text:p text:style-name="P4">
Images: []</text:p>
      <text:p text:style-name="P4">
Tags: ["Russia", "Central and Eastern Europe"]</text:p>
      <text:p text:style-name="P4">
Id: 22571437</text:p>
      <!--METADATA-->
      <text:p text:style-name="P4">
Russian Ministry of Defense claims missile strikes targeted airfields inUkraine overnight</text:p>
      <text:p text:style-name="P4">
News Collection Link: <text:a xlink:type="simple" xlink:href="https:\/\/liveuamap.com\/en\/2023\/24-june-russian-ministry-of-defense-claims-missile-strikes" text:style-name="Internet_20_link" text:visited-style-name="Visited_20_Internet_20_Link">
https:\/\/liveuamap.com\/en\/2023\/24-june-russian-ministry-of-defense-claims-missile-strikes</text:a>
</text:p>
      <text:p text:style-name="P4">
News Source: <text:a xlink:type="simple" xlink:href="https://t.me/rian_ru/206821" text:style-name="Internet_20_link" text:visited-style-name="Visited_20_Internet_20_Link">
https://t.me/rian_ru/206821</text:a>
</text:p>
      <!--NEWS-->
      <text:h text:style-name="P10" text:outline-level="1">
<text:span text:style-name="T4">
Vehicle of Kadyrov's Akhmat unit was filmed in Rostov</text:span>
</text:h>
      <text:p text:style-name="P4">
Authors: liveuamap (Language: en)</text:p>
      <text:p text:style-name="P4">
Time: 2023-06-24T07:08:54</text:p>
      <text:p text:style-name="P4">
Location: Rostov, Rostovskaya oblast' (Latitude:47.25422 Longtitude:39.70568)</text:p>
      <text:p text:style-name="P4">
Videos: []</text:p>
      <text:p text:style-name="P4">
Images: []</text:p>
      <text:p text:style-name="P4">
Tags: ["Russia", "Central and Eastern Europe"]</text:p>
      <text:p text:style-name="P4">
Id: 22571438</text:p>
      <!--METADATA-->
      <text:p text:style-name="P4">
Vehicle of Kadyrov's Akhmat unit was filmed in Rostov</text:p>
      <text:p text:style-name="P4">
News Collection Link: <text:a xlink:type="simple" xlink:href="https:\/\/liveuamap.com\/en\/2023\/24-june-vehicle-of-kadyrovs-akhmat-unit-was-filmed-in-rostov" text:style-name="Internet_20_link" text:visited-style-name="Visited_20_Internet_20_Link">
https:\/\/liveuamap.com\/en\/2023\/24-june-vehicle-of-kadyrovs-akhmat-unit-was-filmed-in-rostov</text:a>
</text:p>
      <text:p text:style-name="P4">
News Source: <text:a xlink:type="simple" xlink:href="https://t.me/rostovnadonuvk/65610" text:style-name="Internet_20_link" text:visited-style-name="Visited_20_Internet_20_Link">
https://t.me/rostovnadonuvk/65610</text:a>
</text:p>
      <!--NEWS-->
      <text:h text:style-name="P10" text:outline-level="1">
<text:span text:style-name="T4">
Heavy explosion reported in Urzuf in the direction of Berdiansk</text:span>
</text:h>
      <text:p text:style-name="P4">
Authors: liveuamap (Language: en)</text:p>
      <text:p text:style-name="P4">
Time: 2023-06-24T07:12:06</text:p>
      <text:p text:style-name="P4">
Location: Donetsk region (Latitude:46.90961 Longtitude:37.09699)</text:p>
      <text:p text:style-name="P4">
Videos: []</text:p>
      <text:p text:style-name="P4">
Images: []</text:p>
      <text:p text:style-name="P4">
Tags: []</text:p>
      <text:p text:style-name="P4">
Id: 22571440</text:p>
      <!--METADATA-->
      <text:p text:style-name="P4">
Heavy explosion reported in Urzuf in the direction of Berdiansk</text:p>
      <text:p text:style-name="P4">
News Collection Link: <text:a xlink:type="simple" xlink:href="https:\/\/liveuamap.com\/en\/2023\/24-june-heavy-explosion-reported-in-urzuf-in-the-direction" text:style-name="Internet_20_link" text:visited-style-name="Visited_20_Internet_20_Link">
https:\/\/liveuamap.com\/en\/2023\/24-june-heavy-explosion-reported-in-urzuf-in-the-direction</text:a>
</text:p>
      <text:p text:style-name="P4">
News Source: <text:a xlink:type="simple" xlink:href="https://t.me/channel24_ua/93920" text:style-name="Internet_20_link" text:visited-style-name="Visited_20_Internet_20_Link">
https://t.me/channel24_ua/93920</text:a>
</text:p>
      <!--NEWS-->
      <text:h text:style-name="P10" text:outline-level="1">
<text:span text:style-name="T4">
Road from Rostov to Taganrog closed</text:span>
</text:h>
      <text:p text:style-name="P4">
Authors: liveuamap (Language: en)</text:p>
      <text:p text:style-name="P4">
Time: 2023-06-24T07:45:46</text:p>
      <text:p text:style-name="P4">
Location: Rostov,Rostovskaya oblast' (Latitude:47.24836 Longtitude:39.6143)</text:p>
      <text:p text:style-name="P4">
Videos: []</text:p>
      <text:p text:style-name="P4">
Images: []</text:p>
      <text:p text:style-name="P4">
Tags: ["Central and Eastern Europe", "Russia"]</text:p>
      <text:p text:style-name="P4">
Id: 22571445</text:p>
      <!--METADATA-->
      <text:p text:style-name="P4">
Road from Rostov to Tahanrog closed</text:p>
      <text:p text:style-name="P4">
News Collection Link: <text:a xlink:type="simple" xlink:href="https:\/\/liveuamap.com\/en\/2023\/24-june-road-from-rostov-to-tahanrog-closed" text:style-name="Internet_20_link" text:visited-style-name="Visited_20_Internet_20_Link">
https:\/\/liveuamap.com\/en\/2023\/24-june-road-from-rostov-to-tahanrog-closed</text:a>
</text:p>
      <text:p text:style-name="P4">
News Source: <text:a xlink:type="simple" xlink:href="https://t.me/bazabazon/18879" text:style-name="Internet_20_link" text:visited-style-name="Visited_20_Internet_20_Link">
https://t.me/bazabazon/18879</text:a>
</text:p>
      <!--NEWS-->
      <text:h text:style-name="P10" text:outline-level="1">
<text:span text:style-name="T4">
Column of PMC Wagner has reportedly passed Yelets of Lipetsk region</text:span>
</text:h>
      <text:p text:style-name="P4">
Authors: liveuamap (Language: en)</text:p>
      <text:p text:style-name="P4">
Time: 2023-06-24T08:08:56</text:p>
      <text:p text:style-name="P4">
Location: Yelets, Lipetsk oblast (Latitude:52.68388 Longtitude:38.54673)</text:p>
      <text:p text:style-name="P4">
Videos: []</text:p>
      <text:p text:style-name="P4">
Images: []</text:p>
      <text:p text:style-name="P4">
Tags: ["Central and Eastern Europe", "Russia"]</text:p>
      <text:p text:style-name="P4">
Id: 22571447</text:p>
      <!--METADATA-->
      <text:p text:style-name="P4">
Column of PMC Wagner has reportedly passed Yelets of Lipetsk region</text:p>
      <text:p text:style-name="P4">
News Collection Link: <text:a xlink:type="simple" xlink:href="https:\/\/liveuamap.com\/en\/2023\/24-june-column-of-pmc-wagner-has-reportedly-passed-yelets" text:style-name="Internet_20_link" text:visited-style-name="Visited_20_Internet_20_Link">
https:\/\/liveuamap.com\/en\/2023\/24-june-column-of-pmc-wagner-has-reportedly-passed-yelets</text:a>
</text:p>
      <text:p text:style-name="P4">
News Source: <text:a xlink:type="simple" xlink:href="https://t.me/rusbrief/129584" text:style-name="Internet_20_link" text:visited-style-name="Visited_20_Internet_20_Link">
https://t.me/rusbrief/129584</text:a>
</text:p>
      <!--NEWS-->
      <text:h text:style-name="P10" text:outline-level="1">
<text:span text:style-name="T4">
Additional police cordons deployed in Moscow</text:span>
</text:h>
      <text:p text:style-name="P4">
Authors: liveuamap (Language: en)</text:p>
      <text:p text:style-name="P4">
Time: 2023-06-24T08:13:00</text:p>
      <text:p text:style-name="P4">
Location: Moskva, Moscow (Latitude:55.5962 Longtitude:37.6722)</text:p>
      <text:p text:style-name="P4">
Videos: []</text:p>
      <text:p text:style-name="P4">
Images: ["<text:a xlink:type="simple" xlink:href="https://liveuamap.com/pics/2023/06/24/22571448_0.jpg" text:style-name="Internet_20_link" text:visited-style-name="Visited_20_Internet_20_Link">
22571448_0.jpg</text:a>
", "<text:a xlink:type="simple" xlink:href="https://liveuamap.com/pics/2023/06/24/22571448_1.jpg" text:style-name="Internet_20_link" text:visited-style-name="Visited_20_Internet_20_Link">
22571448_1.jpg</text:a>
", "<text:a xlink:type="simple" xlink:href="https://liveuamap.com/pics/2023/06/24/22571448_2.jpg" text:style-name="Internet_20_link" text:visited-style-name="Visited_20_Internet_20_Link">
22571448_2.jpg</text:a>
", "<text:a xlink:type="simple" xlink:href="https://liveuamap.com/pics/2023/06/24/22571448_3.jpg" text:style-name="Internet_20_link" text:visited-style-name="Visited_20_Internet_20_Link">
22571448_3.jpg</text:a>
"]</text:p>
      <text:p text:style-name="P4">
Tags: ["Russia"]</text:p>
      <text:p text:style-name="P4">
Id: 22571448</text:p>
      <!--METADATA-->
      <text:p text:style-name="P4">
Additional police cordons deployed in Moscow</text:p>
      <text:p text:style-name="P4">
<draw:frame draw:style-name="fr1" draw:name="Image62" text:anchor-type="as-char" svg:width="6.9236in" svg:height="4.612849in" draw:z-index="0">
<draw:image xlink:href="../Images/liveuamap/2023-06-24T08-13-00/22571448_0.jpg" xlink:type="simple" xlink:show="embed" xlink:actuate="onLoad" draw:mime-type="image/jpeg"/>
</draw:frame>
<draw:frame draw:style-name="fr1" draw:name="Image65" text:anchor-type="as-char" svg:width="6.9236in" svg:height="4.612849in" draw:z-index="0">
<draw:image xlink:href="../Images/liveuamap/2023-06-24T08-13-00/22571448_3.jpg" xlink:type="simple" xlink:show="embed" xlink:actuate="onLoad" draw:mime-type="image/jpeg"/>
</draw:frame>
News Collection Link: <text:a xlink:type="simple" xlink:href="https:\/\/liveuamap.com\/en\/2023\/24-june-additional-police-cordons-deployed-in-moscow" text:style-name="Internet_20_link" text:visited-style-name="Visited_20_Internet_20_Link">
https:\/\/liveuamap.com\/en\/2023\/24-june-additional-police-cordons-deployed-in-moscow</text:a>
</text:p>
      <text:p text:style-name="P4">
News Source: <text:a xlink:type="simple" xlink:href="https://t.me/vedomosti/33727" text:style-name="Internet_20_link" text:visited-style-name="Visited_20_Internet_20_Link">
https://t.me/vedomosti/33727</text:a>
</text:p>
      <!--NEWS-->
      <text:h text:style-name="P10" text:outline-level="1">
<text:span text:style-name="T4">
PMC Wagner withdrawing military equipment from occupied parts of Luhansk region</text:span>
</text:h>
      <text:p text:style-name="P4">
Authors: liveuamap (Language: en)</text:p>
      <text:p text:style-name="P4">
Time: 2023-06-24T08:59:09</text:p>
      <text:p text:style-name="P4">
Location: Luhans'ka oblast (Latitude:48.29142 Longtitude:39.91127)</text:p>
      <text:p text:style-name="P4">
Videos: []</text:p>
      <text:p text:style-name="P4">
Images: ["<text:a xlink:type="simple" xlink:href="https://liveuamap.com/pics/2023/06/24/22571452_0.jpg" text:style-name="Internet_20_link" text:visited-style-name="Visited_20_Internet_20_Link">
22571452_0.jpg</text:a>
", "<text:a xlink:type="simple" xlink:href="https://liveuamap.com/pics/2023/06/24/22571452_1.jpg" text:style-name="Internet_20_link" text:visited-style-name="Visited_20_Internet_20_Link">
22571452_1.jpg</text:a>
", "<text:a xlink:type="simple" xlink:href="https://liveuamap.com/pics/2023/06/24/22571452_2.jpg" text:style-name="Internet_20_link" text:visited-style-name="Visited_20_Internet_20_Link">
22571452_2.jpg</text:a>
", "<text:a xlink:type="simple" xlink:href="https://liveuamap.com/pics/2023/06/24/22571452_3.jpg" text:style-name="Internet_20_link" text:visited-style-name="Visited_20_Internet_20_Link">
22571452_3.jpg</text:a>
", "<text:a xlink:type="simple" xlink:href="https://liveuamap.com/pics/2023/06/24/22571452_4.jpg" text:style-name="Internet_20_link" text:visited-style-name="Visited_20_Internet_20_Link">
22571452_4.jpg</text:a>
"]</text:p>
      <text:p text:style-name="P4">
Tags: ["Russia", "Central and Eastern Europe"]</text:p>
      <text:p text:style-name="P4">
Id: 22571452</text:p>
      <!--METADATA-->
      <text:p text:style-name="P4">
PMC Wagner withdrawing military equipment from occupied parts of Luhanskregion</text:p>
      <text:p text:style-name="P4">
<draw:frame draw:style-name="fr1" draw:name="Image67" text:anchor-type="as-char" svg:width="5.5375in" svg:height="10.0in" draw:z-index="0">
<draw:image xlink:href="../Images/liveuamap/2023-06-24T08-59-09/22571452_1.jpg" xlink:type="simple" xlink:show="embed" xlink:actuate="onLoad" draw:mime-type="image/jpeg"/>
</draw:frame>
<draw:frame draw:style-name="fr1" draw:name="Image69" text:anchor-type="as-char" svg:width="5.575in" svg:height="10.0in" draw:z-index="0">
<draw:image xlink:href="../Images/liveuamap/2023-06-24T08-59-09/22571452_3.jpg" xlink:type="simple" xlink:show="embed" xlink:actuate="onLoad" draw:mime-type="image/jpeg"/>
</draw:frame>
<draw:frame draw:style-name="fr1" draw:name="Image70" text:anchor-type="as-char" svg:width="5.5375in" svg:height="10.0in" draw:z-index="0">
<draw:image xlink:href="../Images/liveuamap/2023-06-24T08-59-09/22571452_4.jpg" xlink:type="simple" xlink:show="embed" xlink:actuate="onLoad" draw:mime-type="image/jpeg"/>
</draw:frame>
News Collection Link: <text:a xlink:type="simple" xlink:href="https:\/\/liveuamap.com\/en\/2023\/24-june-pmc-wagner-withdrawing-military-equipment-from-occupied" text:style-name="Internet_20_link" text:visited-style-name="Visited_20_Internet_20_Link">
https:\/\/liveuamap.com\/en\/2023\/24-june-pmc-wagner-withdrawing-military-equipment-from-occupied</text:a>
</text:p>
      <text:p text:style-name="P4">
News Source: <text:a xlink:type="simple" xlink:href="https://t.me/milinfolive/102645" text:style-name="Internet_20_link" text:visited-style-name="Visited_20_Internet_20_Link">
https://t.me/milinfolive/102645</text:a>
</text:p>
      <!--NEWS-->
      <text:h text:style-name="P10" text:outline-level="1">
<text:span text:style-name="T4">
Explosions reported in Berdiansk</text:span>
</text:h>
      <text:p text:style-name="P4">
Authors: liveuamap (Language: en)</text:p>
      <text:p text:style-name="P4">
Time: 2023-06-24T09:02:21</text:p>
      <text:p text:style-name="P4">
Location: Berdians'k,Zaporiz'ka oblast (Latitude:46.75209 Longtitude:36.77519)</text:p>
      <text:p text:style-name="P4">
Videos: []</text:p>
      <text:p text:style-name="P4">
Images: ["<text:a xlink:type="simple" xlink:href="https://liveuamap.com/pics/2023/06/24/22571453_0.jpg" text:style-name="Internet_20_link" text:visited-style-name="Visited_20_Internet_20_Link">
22571453_0.jpg</text:a>
"]</text:p>
      <text:p text:style-name="P4">
Tags: ["Europe", "Central and Eastern Europe"]</text:p>
      <text:p text:style-name="P4">
Id: 22571453</text:p>
      <!--METADATA-->
      <text:p text:style-name="P4">
Explosions reported in Berdiansk</text:p>
      <text:p text:style-name="P4">
<draw:frame draw:style-name="fr1" draw:name="Image71" text:anchor-type="as-char" svg:width="6.9236in" svg:height="7.501356in" draw:z-index="0">
<draw:image xlink:href="../Images/liveuamap/2023-06-24T09-02-21/22571453_0.jpg" xlink:type="simple" xlink:show="embed" xlink:actuate="onLoad" draw:mime-type="image/jpeg"/>
</draw:frame>
News Collection Link: <text:a xlink:type="simple" xlink:href="https:\/\/liveuamap.com\/en\/2023\/24-june-explosions-reported-in-berdiansk" text:style-name="Internet_20_link" text:visited-style-name="Visited_20_Internet_20_Link">
https:\/\/liveuamap.com\/en\/2023\/24-june-explosions-reported-in-berdiansk</text:a>
</text:p>
      <text:p text:style-name="P4">
News Source: <text:a xlink:type="simple" xlink:href="https://t.me/huyovy_kharkiv/114284" text:style-name="Internet_20_link" text:visited-style-name="Visited_20_Internet_20_Link">
https://t.me/huyovy_kharkiv/114284</text:a>
</text:p>
      <!--NEWS-->
      <text:h text:style-name="P10" text:outline-level="1">
<text:span text:style-name="T4">
Josep Borrell: Had a call with @G7 Foreign Ministers to exchange views on the situation in Ru...</text:span>
</text:h>
      <text:p text:style-name="P4">
Authors: liveuamap (Language: en)</text:p>
      <text:p text:style-name="P4">
Time: 2023-06-24T09:08:00</text:p>
      <text:p text:style-name="P4">
Location: Bruxelles, Bruxelles (Latitude:50.84562 Longtitude:4.37204)</text:p>
      <text:p text:style-name="P4">
Videos: []</text:p>
      <text:p text:style-name="P4">
Images: []</text:p>
      <text:p text:style-name="P4">
Tags: ["Europe", "Russia"]</text:p>
      <text:p text:style-name="P4">
Id: 22571458</text:p>
      <!--METADATA-->
      <text:p text:style-name="P4">
Josep Borrell: Had a call with @G7 Foreign Ministers to exchange views on thesituation in Russia. Ahead of Monday’s EU Foreign Affairs Council, I amcoordinating inside the European Union and have activated the crisis responsecentre. Our support to Ukraine continues unabated</text:p>
      <text:p text:style-name="P4">
News Collection Link: <text:a xlink:type="simple" xlink:href="https:\/\/liveuamap.com\/en\/2023\/24-june-josep-borrell-had-a-call-with-g7-foreign-ministers" text:style-name="Internet_20_link" text:visited-style-name="Visited_20_Internet_20_Link">
https:\/\/liveuamap.com\/en\/2023\/24-june-josep-borrell-had-a-call-with-g7-foreign-ministers</text:a>
</text:p>
      <text:p text:style-name="P4">
News Source: <text:a xlink:type="simple" xlink:href="https://twitter.com/JosepBorrellF/status/1672577401555959808" text:style-name="Internet_20_link" text:visited-style-name="Visited_20_Internet_20_Link">
https://twitter.com/JosepBorrellF/status/1672577401555959808</text:a>
</text:p>
      <!--NEWS-->
      <text:h text:style-name="P10" text:outline-level="1">
<text:span text:style-name="T4">
Helicopter was reportedly shot down in Voronezh</text:span>
</text:h>
      <text:p text:style-name="P4">
Authors: liveuamap (Language: en)</text:p>
      <text:p text:style-name="P4">
Time: 2023-06-24T09:20:02</text:p>
      <text:p text:style-name="P4">
Location: Voronez, Voronezhskaya oblast' (Latitude:51.69673 Longtitude:39.15452)</text:p>
      <text:p text:style-name="P4">
Videos: []</text:p>
      <text:p text:style-name="P4">
Images: []</text:p>
      <text:p text:style-name="P4">
Tags: ["Central and Eastern Europe", "Russia"]</text:p>
      <text:p text:style-name="P4">
Id: 22571459</text:p>
      <!--METADATA-->
      <text:p text:style-name="P4">
Helicopter was reportedly shot down in Voronezh</text:p>
      <text:p text:style-name="P4">
News Collection Link: <text:a xlink:type="simple" xlink:href="https:\/\/liveuamap.com\/en\/2023\/24-june-helicopter-was-reportedly-shot-down-in-voronezh" text:style-name="Internet_20_link" text:visited-style-name="Visited_20_Internet_20_Link">
https:\/\/liveuamap.com\/en\/2023\/24-june-helicopter-was-reportedly-shot-down-in-voronezh</text:a>
</text:p>
      <text:p text:style-name="P4">
News Source: <text:a xlink:type="simple" xlink:href="https://t.me/Pravda_Gerashchenko/74049" text:style-name="Internet_20_link" text:visited-style-name="Visited_20_Internet_20_Link">
https://t.me/Pravda_Gerashchenko/74049</text:a>
</text:p>
      <!--NEWS-->
      <text:h text:style-name="P10" text:outline-level="1">
<text:span text:style-name="T4">
Roskomnadzor has blocked media, associated with Evgeniy Prigozhin</text:span>
</text:h>
      <text:p text:style-name="P4">
Authors: liveuamap (Language: en)</text:p>
      <text:p text:style-name="P4">
Time: 2023-06-24T09:23:40</text:p>
      <text:p text:style-name="P4">
Location: Moskva, Moscow (Latitude:55.7516 Longtitude:37.63654)</text:p>
      <text:p text:style-name="P4">
Videos: []</text:p>
      <text:p text:style-name="P4">
Images: ["<text:a xlink:type="simple" xlink:href="https://liveuamap.com/pics/2023/06/24/22571460_0.jpg" text:style-name="Internet_20_link" text:visited-style-name="Visited_20_Internet_20_Link">
22571460_0.jpg</text:a>
"]</text:p>
      <text:p text:style-name="P4">
Tags: ["Russia", "Cyberwar"]</text:p>
      <text:p text:style-name="P4">
Id: 22571460</text:p>
      <!--METADATA-->
      <text:p text:style-name="P4">
Roskomnadzor has blocked media, associated with Evgeniy Prigozhin</text:p>
      <text:p text:style-name="P4">
<draw:frame draw:style-name="fr1" draw:name="Image72" text:anchor-type="as-char" svg:width="6.9236in" svg:height="5.106155in" draw:z-index="0">
<draw:image xlink:href="../Images/liveuamap/2023-06-24T09-23-40/22571460_0.jpg" xlink:type="simple" xlink:show="embed" xlink:actuate="onLoad" draw:mime-type="image/jpeg"/>
</draw:frame>
News Collection Link: <text:a xlink:type="simple" xlink:href="https:\/\/liveuamap.com\/en\/2023\/24-june-roskomnadzor-has-blocked-media-associated-with-evgeniy" text:style-name="Internet_20_link" text:visited-style-name="Visited_20_Internet_20_Link">
https:\/\/liveuamap.com\/en\/2023\/24-june-roskomnadzor-has-blocked-media-associated-with-evgeniy</text:a>
</text:p>
      <text:p text:style-name="P4">
News Source: <text:a xlink:type="simple" xlink:href="https://twitter.com/zd_vladislav/status/1672595300752424961" text:style-name="Internet_20_link" text:visited-style-name="Visited_20_Internet_20_Link">
https://twitter.com/zd_vladislav/status/1672595300752424961</text:a>
</text:p>
      <!--NEWS-->
      <text:h text:style-name="P10" text:outline-level="1">
<text:span text:style-name="T4">
Lukashenko stated that he was talking with Prigogin all day</text:span>
</text:h>
      <text:p text:style-name="P4">
Authors: Ukrinform (Person)</text:p>
      <text:p text:style-name="P4">
Publisher: Укринформ (Organization)</text:p>
      <text:p text:style-name="P4">
Published Time: 2023-06-24T0:30:00+03:00</text:p>
      <text:p text:style-name="P4">
Modified Time: 2023-06-24T20:30:00+03:00</text:p>
      <text:p text:style-name="P4">
Description: Oleksandr Lukashenko negotiated with the founder of the Wagner PEC Yevgeny Prigogin. - Ukrinform.</text:p>
      <text:p text:style-name="P4">
Images: ['<text:a xlink:type="simple" xlink:href="https://static.ukrinform.com/photos/2021_02/thumb_files/630_360_1612536757-234.png" text:style-name="Internet_20_link" text:visited-style-name="Visited_20_Internet_20_Link">
630_360_16125...</text:a>
']</text:p>
      <text:p text:style-name="P4">
Tags: ['Лукашенко', 'Росія', 'ПВК "Вагнера"', 'Пригожин']</text:p>
      <text:p text:style-name="P4">
Type: Article</text:p>
      <!--METADATA-->
      <text:p text:style-name="P4">
<draw:frame draw:style-name="fr1" draw:name="Image73" text:anchor-type="as-char" svg:width="6.9236in" svg:height="3.956343in" draw:z-index="0">
<draw:image xlink:href="../Images/yкринформ/2023-06-24T0-30-00-03-00/630_360_1612536757-234.png" xlink:type="simple" xlink:show="embed" xlink:actuate="onLoad" draw:mime-type="image/png"/>
</draw:frame>
Oleksrlukashenko negotiated with the founder of the Wagner PEC Yevgeny Prigogin.</text:p>
      <text:p text:style-name="P4">
About it reports a telegram-channel <text:a xlink:type="simple" xlink:href="https://t.me/pul_1/9275" text:style-name="Internet_20_link" text:visited-style-name="Visited_20_Internet_20_Link">
"Pul of the first"</text:a>
, reports Ukrinform.</text:p>
      <text:p text:style-name="P4">
It is noted that the negotiations were held in agreement with the President of the RFvolodimir Putin and continued "throughout the day".</text:p>
      <text:p text:style-name="P4">
Lukashenko's press service stated that in the morning of June 23, Putin informed his situation in southern Russia with PEC "<text:a xlink:type="simple" xlink:href="https://www.ukrinform.ua/tag-pvk-vagnera" text:style-name="Internet_20_link" text:visited-style-name="Visited_20_Internet_20_Link">
Wagner</text:a>
", after which an agreement on joint actions was reached, the development of which Lukashenko, in agreement with Putin, held negotiations with the Prishozhny.</text:p>
      <text:p text:style-name="P4">
According to the press service, Prigogin has administered Lukashenko's proposal to the revocation of the armed "Wagner" in Russia and the further steps of the tension de -escalation.</text:p>
      <text:p text:style-name="P4">
<text:span text:style-name="T4">
 Read also: </text:span>
 <text:a xlink:type="simple" xlink:href="https://www.ukrinform.ua/rubric-world/3727347-prigozin-rozvertae-koloni-vagnerivciv-do-polovih-taboriv-roszmi.html" text:style-name="Internet_20_link" text:visited-style-name="Visited_20_Internet_20_Link">
<text:span text:style-name="T4">
 Prigogine </text:span>
 turns the columns of "Wagner" to the fields - Roszma</text:a>
"At the moment, on the table is an absolutely advantageous and acceptable option for the solution of the confidence, with safety guarantees for the Wagner PVC fighters," the testimony reads.</text:p>
      <text:p text:style-name="P4">
As it was reported, the head of the Wagner PEC [Yevgeny Prigogin announced on June 23.(https://www.ukrinform.ua/rubric-other_news/3727120-zakolot-prigozina-vse-so-vidomo-na-cej-moment.html)Against the Russian military leadership, in particular against the Minister of Defense of the Russian Federation Sergei Shoig.</text:p>
      <text:p text:style-name="P4">
According to him, Shoigu came to Rostov-on-Don, where he personally conducted the operation of the destruction of "Wagner".</text:p>
      <text:p text:style-name="P4">
Wagner has established control of military sites in Rostov-on-Don.</text:p>
      <text:p text:style-name="P4">
Prigogine declared his intention to reach Moscow.</text:p>
      <text:p text:style-name="P4">
On the evening of June 24, he stated that he would turn the fighters of the group to the field.</text:p>
      <text:p text:style-name="P4">
News Source: <text:a xlink:type="simple" xlink:href="https://www.ukrinform.ua/rubric-world/3727338-u-lukasenka-zaavili-so-vin-uves-den-provodiv-peregovori-z-prigozinim.html" text:style-name="Internet_20_link" text:visited-style-name="Visited_20_Internet_20_Link">
https://www.ukrinform.ua/rubric-world/3727338-u-lukasenka-zaavili-so-vin-uves-den-provodiv-peregovori-z-prigozinim.html</text:a>
</text:p>
      <!--NEWS-->
      <text:h text:style-name="P10" text:outline-level="1">
<text:span text:style-name="T4">
All bus routes from occupied parts of Donetsk region of Ukraine towards Rostov region, Moscow...</text:span>
</text:h>
      <text:p text:style-name="P4">
Authors: liveuamap (Language: en)</text:p>
      <text:p text:style-name="P4">
Time: 2023-06-24T10:20:15</text:p>
      <text:p text:style-name="P4">
Location: Donetsk, Donetsk Oblast (Latitude:48.0145 Longtitude:37.80327)</text:p>
      <text:p text:style-name="P4">
Videos: []</text:p>
      <text:p text:style-name="P4">
Images: []</text:p>
      <text:p text:style-name="P4">
Tags: ["Minsk Monitor", "Europe"]</text:p>
      <text:p text:style-name="P4">
Id: 22571464</text:p>
      <!--METADATA-->
      <text:p text:style-name="P4">
All bus routes from occupied parts of Donetsk region of Ukraine towards Rostovregion, Moscow and Moscow region will be cancelled starting tomorrow</text:p>
      <text:p text:style-name="P4">
News Collection Link: <text:a xlink:type="simple" xlink:href="https:\/\/liveuamap.com\/en\/2023\/24-june-all-bus-routes-from-occupied-parts-of-donetsk-region" text:style-name="Internet_20_link" text:visited-style-name="Visited_20_Internet_20_Link">
https:\/\/liveuamap.com\/en\/2023\/24-june-all-bus-routes-from-occupied-parts-of-donetsk-region</text:a>
</text:p>
      <text:p text:style-name="P4">
News Source: <text:a xlink:type="simple" xlink:href="https://t.me/Ateobreaking/91655" text:style-name="Internet_20_link" text:visited-style-name="Visited_20_Internet_20_Link">
https://t.me/Ateobreaking/91655</text:a>
</text:p>
      <!--NEWS-->
      <text:h text:style-name="P10" text:outline-level="1">
<text:span text:style-name="T4">
A meeting was held at the White House regarding the situation in</text:span>
</text:h>
      <text:p text:style-name="P4">
Authors: Ukrinform (Person)</text:p>
      <text:p text:style-name="P4">
Publisher: Укринформ (Organization)</text:p>
      <text:p text:style-name="P4">
Published Time: 2023-06-24T10:38:00+03:00</text:p>
      <text:p text:style-name="P4">
Modified Time: 2023-06-24T21:38:00+03:00</text:p>
      <text:p text:style-name="P4">
Description: The US Presidential Administration, Joe Baiden, hosted a meeting at which the latest events in Russia were discussed. - Ukrinform.</text:p>
      <text:p text:style-name="P4">
Images: ['<text:a xlink:type="simple" xlink:href="https://static.ukrinform.com/photos/2018_02/thumb_files/630_360_1519207950-5134.jpg" text:style-name="Internet_20_link" text:visited-style-name="Visited_20_Internet_20_Link">
630_360_15192...</text:a>
']</text:p>
      <text:p text:style-name="P4">
Tags: ['США', 'Росія', 'ПВК "Вагнера"', 'Пригожин', 'Білий дім']</text:p>
      <text:p text:style-name="P4">
Type: Article</text:p>
      <!--METADATA-->
      <text:p text:style-name="P4">
<draw:frame draw:style-name="fr1" draw:name="Image74" text:anchor-type="as-char" svg:width="6.9236in" svg:height="3.956343in" draw:z-index="0">
<draw:image xlink:href="../Images/yкринформ/2023-06-24T10-38-00-03-00/630_360_1519207950-5134.jpg" xlink:type="simple" xlink:show="embed" xlink:actuate="onLoad" draw:mime-type="image/jpeg"/>
</draw:frame>
US Presidential Administration Joe Baiden was a meeting, which has considered events in Russia.</text:p>
      <text:p text:style-name="P4">
Ukrinform was informed in the White House press service.</text:p>
      <text:p text:style-name="P4">
"The national security team has informed the Presidential and Vice President Harris today about recent events in Russia," the administration said.</text:p>
      <text:p text:style-name="P4">
The meeting was joined by National Security Advisor Jake Sullivan, State Secretary of Blinken, Defense Minister Lloyd Austin, Chairman of the Joint Committee of Staffs, General Mark Milly. In addition, there were Director -National Intelligence Euril Gayins, Director <text:a xlink:type="simple" xlink:href="https://www.ukrinform.ua/tag-cru" text:style-name="Internet_20_link" text:visited-style-name="Visited_20_Internet_20_Link">
CIA</text:a>
William Burns, as well as the post-press of the United States at Ooninda Thomas Grinfield.</text:p>
      <text:p text:style-name="P4">
<text:span text:style-name="T4">
 Read also: </text:span>
 <text:a xlink:type="simple" xlink:href="https://www.ukrinform.ua/rubric-polytics/3727349-kuleba-obgovoriv-iz-blinkenom-situaciu-v-rosii.html" text:style-name="Internet_20_link" text:visited-style-name="Visited_20_Internet_20_Link">
<text:span text:style-name="T4">
 Kuleba </text:span>
 discussed with Blinken situation in Russia</text:a>
"The President and the Vice President will continue to be informed throughout the day," said the White House.</text:p>
      <text:p text:style-name="P4">
As reported by Ukrinform, the President of the United States <text:a xlink:type="simple" xlink:href="http://www.ukrinform.ua/rubric-world/3727329-bajden-obgovoriv-z-makronom-solcom-i-sunakom-situaciu-v-rf.html" text:style-name="Internet_20_link" text:visited-style-name="Visited_20_Internet_20_Link">
spent telephone conversations</text:a>
with leaders of France, Germany and Great Britain on the development of the situation in Russia. In addition, the Secretary of State Entoniblinken <text:a xlink:type="simple" xlink:href="https://www.ukrinform.ua/rubric-world/3727296-blinken-obgovoriv-situaciu-v-rosii-z-predstavnikami-krain-g7-ta-evrosouzu.html" text:style-name="Internet_20_link" text:visited-style-name="Visited_20_Internet_20_Link">
talked</text:a>
On this issue with colleagues from G7 and the European Union.</text:p>
      <text:p text:style-name="P4">
On June 23, the head of the Wagner PEC "Wagner" announced the Demarsch of the Anti -Russian Military leadership, in particular against the Minister of Defense Sergiyashah.</text:p>
      <text:p text:style-name="P4">
According to him, Shoigu came to Rostov-on-Don, where he personally conducted the operation of the destruction of "Wagner".</text:p>
      <text:p text:style-name="P4">
<text:span text:style-name="T4">
 Read also: </text:span>
 <text:a xlink:type="simple" xlink:href="https://www.ukrinform.ua/rubric-other_news/3727120-zakolot-prigozina-vse-so-vidomo-na-cej-moment.html" text:style-name="Internet_20_link" text:visited-style-name="Visited_20_Internet_20_Link">
Railure of Prigogine. All that is known at this moment</text:a>
Wagner established control of military objects in Rostov-on-Don.</text:p>
      <text:p text:style-name="P4">
On June 24, Oleksandr Lukashenko, in agreement with the President of the Russian Federation Vladimirputin, negotiated with Yevgeny Prigogin.</text:p>
      <text:p text:style-name="P4">
According to the results of the negotiations, the head of the Wagner PEC stated that he would deploy the fighters with the grouping to the field camps.</text:p>
      <text:p text:style-name="P4">
News Source: <text:a xlink:type="simple" xlink:href="https://www.ukrinform.ua/rubric-world/3727359-u-bilomu-domi-vidbulasa-narada-stosovno-situacii-v-rosii.html" text:style-name="Internet_20_link" text:visited-style-name="Visited_20_Internet_20_Link">
https://www.ukrinform.ua/rubric-world/3727359-u-bilomu-domi-vidbulasa-narada-stosovno-situacii-v-rosii.html</text:a>
</text:p>
      <!--NEWS-->
      <text:h text:style-name="P10" text:outline-level="1">
<text:span text:style-name="T4">
First Wagner units have reportedly reached Moscow region</text:span>
</text:h>
      <text:p text:style-name="P4">
Authors: liveuamap (Language: en)</text:p>
      <text:p text:style-name="P4">
Time: 2023-06-24T10:40:50</text:p>
      <text:p text:style-name="P4">
Location: Kashira, Moscow region (Latitude:54.85052 Longtitude:38.03741)</text:p>
      <text:p text:style-name="P4">
Videos: []</text:p>
      <text:p text:style-name="P4">
Images: []</text:p>
      <text:p text:style-name="P4">
Tags: ["Central and Eastern Europe", "Russia"]</text:p>
      <text:p text:style-name="P4">
Id: 22571469</text:p>
      <!--METADATA-->
      <text:p text:style-name="P4">
First Wagner units have reportedly reached Moscow region</text:p>
      <text:p text:style-name="P4">
News Collection Link: <text:a xlink:type="simple" xlink:href="https:\/\/liveuamap.com\/en\/2023\/24-june-first-wagner-units-have-reportedly-reached-moscow" text:style-name="Internet_20_link" text:visited-style-name="Visited_20_Internet_20_Link">
https:\/\/liveuamap.com\/en\/2023\/24-june-first-wagner-units-have-reportedly-reached-moscow</text:a>
</text:p>
      <text:p text:style-name="P4">
News Source: <text:a xlink:type="simple" xlink:href="https://t.me/vchkogpu/39456" text:style-name="Internet_20_link" text:visited-style-name="Visited_20_Internet_20_Link">
https://t.me/vchkogpu/39456</text:a>
</text:p>
      <!--NEWS-->
      <text:h text:style-name="P10" text:outline-level="1">
<text:span text:style-name="T4">
Bridge over Oka closed for traffic in Kolomna of Moscow region</text:span>
</text:h>
      <text:p text:style-name="P4">
Authors: liveuamap (Language: en)</text:p>
      <text:p text:style-name="P4">
Time: 2023-06-24T11:00:05</text:p>
      <text:p text:style-name="P4">
Location: Kolomna (Latitude:55.08205 Longtitude:38.90512)</text:p>
      <text:p text:style-name="P4">
Videos: []</text:p>
      <text:p text:style-name="P4">
Images: []</text:p>
      <text:p text:style-name="P4">
Tags: ["Russia", "Central and Eastern Europe"]</text:p>
      <text:p text:style-name="P4">
Id: 22571471</text:p>
      <!--METADATA-->
      <text:p text:style-name="P4">
Bridge over Oka closed for traffic in Kolomna of Moscow region</text:p>
      <text:p text:style-name="P4">
News Collection Link: <text:a xlink:type="simple" xlink:href="https:\/\/liveuamap.com\/en\/2023\/24-june-bridge-over-oka-closed-for-traffic-in-kolomna-of" text:style-name="Internet_20_link" text:visited-style-name="Visited_20_Internet_20_Link">
https:\/\/liveuamap.com\/en\/2023\/24-june-bridge-over-oka-closed-for-traffic-in-kolomna-of</text:a>
</text:p>
      <text:p text:style-name="P4">
News Source: <text:a xlink:type="simple" xlink:href="https://t.me/bazabazon/18902" text:style-name="Internet_20_link" text:visited-style-name="Visited_20_Internet_20_Link">
https://t.me/bazabazon/18902</text:a>
</text:p>
      <!--NEWS-->
      <text:h text:style-name="P10" text:outline-level="1">
<text:span text:style-name="T4">
Deputy Chairman of the Security Council of the Russian Federation Medvedev threatens that if ...</text:span>
</text:h>
      <text:p text:style-name="P4">
Authors: liveuamap (Language: en)</text:p>
      <text:p text:style-name="P4">
Time: 2023-06-24T11:14:43</text:p>
      <text:p text:style-name="P4">
Location: Moskva, Moscow (Latitude:56.18846 Longtitude:37.5317)</text:p>
      <text:p text:style-name="P4">
Videos: []</text:p>
      <text:p text:style-name="P4">
Images: []</text:p>
      <text:p text:style-name="P4">
Tags: ["Russia", "Russia"]</text:p>
      <text:p text:style-name="P4">
Id: 22571472</text:p>
      <!--METADATA-->
      <text:p text:style-name="P4">
Deputy Chairman of the Security Council of the Russian Federation Medvedevthreatens that if nuclear bombs will be under control of "bandits", - thewhole world will be on the verge of destruction. Suggests that foreignspecialists prepared the mutiny</text:p>
      <text:p text:style-name="P4">
News Collection Link: <text:a xlink:type="simple" xlink:href="https:\/\/liveuamap.com\/en\/2023\/24-june-deputy-chairman-of-the-security-council-of-the-russian" text:style-name="Internet_20_link" text:visited-style-name="Visited_20_Internet_20_Link">
https:\/\/liveuamap.com\/en\/2023\/24-june-deputy-chairman-of-the-security-council-of-the-russian</text:a>
</text:p>
      <text:p text:style-name="P4">
News Source: <text:a xlink:type="simple" xlink:href="https://t.me/bbbreaking/158866" text:style-name="Internet_20_link" text:visited-style-name="Visited_20_Internet_20_Link">
https://t.me/bbbreaking/158866</text:a>
</text:p>
      <!--NEWS-->
      <text:h text:style-name="P10" text:outline-level="1">
<text:span text:style-name="T4">
Air Force reports TU-22 from the Aerodrome "Schikovka" in the Russian Federation</text:span>
</text:h>
      <text:p text:style-name="P4">
Authors: Ukrinform (Person)</text:p>
      <text:p text:style-name="P4">
Publisher: Укринформ (Organization)</text:p>
      <text:p text:style-name="P4">
Published Time: 2023-06-24T11:57:00+03:00</text:p>
      <text:p text:style-name="P4">
Modified Time: 2023-06-24T21:57:00+03:00</text:p>
      <text:p text:style-name="P4">
Description: In the Air Force of Ukraine informs about the departure of the bomber of the TU-22M3 from the airfield "Schikikovka" of the Kaluga region of the Russian Federation. - Ukrinform.</text:p>
      <text:p text:style-name="P4">
Images: ['<text:a xlink:type="simple" xlink:href="https://static.ukrinform.com/photos/2015_11/thumb_files/630_360_1447773538-9974.jpg" text:style-name="Internet_20_link" text:visited-style-name="Visited_20_Internet_20_Link">
630_360_14477...</text:a>
']</text:p>
      <text:p text:style-name="P4">
Tags: ['Літак', 'Повітряні сили ЗСУ', 'Війна з Росією']</text:p>
      <text:p text:style-name="P4">
Type: Article</text:p>
      <!--METADATA-->
      <text:p text:style-name="P4">
<draw:frame draw:style-name="fr1" draw:name="Image75" text:anchor-type="as-char" svg:width="6.9236in" svg:height="3.956343in" draw:z-index="0">
<draw:image xlink:href="../Images/yкринформ/2023-06-24T11-57-00-03-00/630_360_1447773538-9974.jpg" xlink:type="simple" xlink:show="embed" xlink:actuate="onLoad" draw:mime-type="image/jpeg"/>
</draw:frame>
Ukraine's forces informs about the departure of the TU-22m3 bomber of the Zaikovka Zaikivka of the Kaluga Region of the Russian Federation.</text:p>
      <text:p text:style-name="P4">
According to Ukrinform, the corresponding message of the air forces is placed in <text:a xlink:type="simple" xlink:href="http://t.me/kpszsu/2826" text:style-name="Internet_20_link" text:visited-style-name="Visited_20_Internet_20_Link">
telegram</text:a>
.</text:p>
      <text:p text:style-name="P4">
"WARNING. The TI -22M3 departure from the Aerodrome "Shikikovka" of Kaluga region "was recorded, - the post reads.</text:p>
      <text:p text:style-name="P4">
*!(https://www.ukrinform.ua/rubric-ato/3727061-ppo-zbila-nad-dnipropetrovsinou-devat-krilatih-raket-i-tri-bezpilotniki-voroga.html)As reported by Ukrinform, last night <text:a xlink:type="simple" xlink:href="http://www.ukrinform.ua/rubric-ato/3727106-ppo-vnoci-zbila-41-krilatu-raketu-i-dva-udarni-droni-shahed136131.html" text:style-name="Internet_20_link" text:visited-style-name="Visited_20_Internet_20_Link">
the air defense forces knocked out 41 winged rocket</text:a>
and two shock droneshahed-136/131.</text:p>
      <text:p text:style-name="P4">
News Source: <text:a xlink:type="simple" xlink:href="https://www.ukrinform.ua/rubric-ato/3727363-povitrani-sili-povidomlaut-pro-vilit-tu22-z-aerodromu-sajkovka-u-rf.html" text:style-name="Internet_20_link" text:visited-style-name="Visited_20_Internet_20_Link">
https://www.ukrinform.ua/rubric-ato/3727363-povitrani-sili-povidomlaut-pro-vilit-tu22-z-aerodromu-sajkovka-u-rf.html</text:a>
</text:p>
      <!--NEWS-->
      <text:h text:style-name="P10" text:outline-level="1">
<text:span text:style-name="T4">
In Lviv region, 78 settlements remain without light without light without light</text:span>
</text:h>
      <text:p text:style-name="P4">
Authors: Ukrinform (Person)</text:p>
      <text:p text:style-name="P4">
Publisher: Укринформ (Organization)</text:p>
      <text:p text:style-name="P4">
Published Time: 2023-06-24T12:08:00+03:00</text:p>
      <text:p text:style-name="P4">
Modified Time: 2023-06-24T12:08:00+03:00</text:p>
      <text:p text:style-name="P4">
Description: In the Lviv region, due to bad weather without power supply, there are currently 78 settlements completely and 134 partially. - Ukrinform.</text:p>
      <text:p text:style-name="P4">
Images: ['<text:a xlink:type="simple" xlink:href="https://static.ukrinform.com/photos/2023_06/thumb_files/630_360_1685970166-241.jpg" text:style-name="Internet_20_link" text:visited-style-name="Visited_20_Internet_20_Link">
630_360_16859...</text:a>
']</text:p>
      <text:p text:style-name="P4">
Tags: ['Електроенергія', 'Львівщина']</text:p>
      <text:p text:style-name="P4">
Type: Article</text:p>
      <!--METADATA-->
      <text:p text:style-name="P4">
<draw:frame draw:style-name="fr1" draw:name="Image76" text:anchor-type="as-char" svg:width="6.9236in" svg:height="3.956343in" draw:z-index="0">
<draw:image xlink:href="../Images/yкринформ/2023-06-24T12-08-00-03-00/630_360_1685970166-241.jpg" xlink:type="simple" xlink:show="embed" xlink:actuate="onLoad" draw:mime-type="image/jpeg"/>
</draw:frame>
The Ulvee region, due to bad weather without power supply, is currently 78 of the notes completely and 134 partially.</text:p>
      <text:p text:style-name="P4">
According to Ukrinform, about it in <text:a xlink:type="simple" xlink:href="https://t.me/kozytskyy_maksym_official/8908" text:style-name="Internet_20_link" text:visited-style-name="Visited_20_Internet_20_Link">
telegram</text:a>
Maxim Kozytsky, the head of the Lviv regional military administration, informed.</text:p>
      <text:p text:style-name="P4">
“As of this hour without power supply, 78 settlements are partially partially and 134. Most of all - in Gorodotsky, Mostysky, Pustomyty Izhydachiv directions, ”the head of the region wrote.</text:p>
      <text:p text:style-name="P4">
He noted that on June 23 in Lviv region due to bad weather without <text:a xlink:type="simple" xlink:href="https://www.ukrinform.ua/tag-elektroenergia" text:style-name="Internet_20_link" text:visited-style-name="Visited_20_Internet_20_Link">
electricity</text:a>
There are 269 populated points(158 fully, 111 - partially). Над відновленням живлення продовжуютьпрацювати 82 бригади Львівобленерго – 352 людини та 123 одиниці техніки.</text:p>
      <text:p text:style-name="P4">
<text:span text:style-name="T4">
Читайте також:</text:span>
 <text:a xlink:type="simple" xlink:href="https://www.ukrinform.ua/rubric-economy/3726776-ukrenergo-priednalosa-do-globalnoi-galuzevoi-koalicii-za-pidtrimki-oon.html" text:style-name="Internet_20_link" text:visited-style-name="Visited_20_Internet_20_Link">
 <text:span text:style-name="T4">
Укренерго</text:span>
 приєдналося до глобальної галузевоїкоаліції за підтримки ООН </text:a>
In Lviv region, on June 23, there was a strong rain, which caused many damage to the regional network.</text:p>
      <text:p text:style-name="P4">
As reported by Ukrinform, <text:a xlink:type="simple" xlink:href="https://www.ukrinform.ua/rubric-regions/3722982-vnaslidok-zatoplenna-na-lvivsini-poskodzena-infrastruktura-v-zapovidniku-tustan.html" text:style-name="Internet_20_link" text:visited-style-name="Visited_20_Internet_20_Link">
Tustan Reserve was destroyed during the fertilization</text:a>
, which happened on June 10 in Lviv region.  _ Photo illustrative _</text:p>
      <text:p text:style-name="P4">
News Source: <text:a xlink:type="simple" xlink:href="https://www.ukrinform.ua/rubric-regions/3727166-na-lvivsini-cerez-negodu-bez-svitla-zalisautsa-78-naselenih-punktiv.html" text:style-name="Internet_20_link" text:visited-style-name="Visited_20_Internet_20_Link">
https://www.ukrinform.ua/rubric-regions/3727166-na-lvivsini-cerez-negodu-bez-svitla-zalisautsa-78-naselenih-punktiv.html</text:a>
</text:p>
      <!--NEWS-->
      <text:h text:style-name="P10" text:outline-level="1">
<text:span text:style-name="T4">
The Kakhovskaya hydroelectric power station was undermining the Russians led to an ecological disaster and on Khortytsia - an expert</text:span>
</text:h>
      <text:p text:style-name="P4">
Authors: Ukrinform (Person)</text:p>
      <text:p text:style-name="P4">
Publisher: Укринформ (Organization)</text:p>
      <text:p text:style-name="P4">
Published Time: 2023-06-24T12:17:00+03:00</text:p>
      <text:p text:style-name="P4">
Modified Time: 2023-06-24T12:17:00+03:00</text:p>
      <text:p text:style-name="P4">
Description: Underwatering the Russians of the Kakhovka hydroelectric power station has led to an ecological catastrophe and on Khortytsia, resulting in more than 10 lakes of the plate of the island and killed unique species. - Ukrinform.</text:p>
      <text:p text:style-name="P4">
Images: ['<text:a xlink:type="simple" xlink:href="https://static.ukrinform.com/photos/2021_05/thumb_files/630_360_1621606607-916.jpg" text:style-name="Internet_20_link" text:visited-style-name="Visited_20_Internet_20_Link">
630_360_16216...</text:a>
']</text:p>
      <text:p text:style-name="P4">
Tags: ['Екологія', 'Хортиця', 'Катастрофа', 'Каховська ГЕС']</text:p>
      <text:p text:style-name="P4">
Type: Article</text:p>
      <!--METADATA-->
      <text:p text:style-name="P4">
<draw:frame draw:style-name="fr1" draw:name="Image77" text:anchor-type="as-char" svg:width="6.9236in" svg:height="3.956343in" draw:z-index="0">
<draw:image xlink:href="../Images/yкринформ/2023-06-24T12-17-00-03-00/630_360_1621606607-916.jpg" xlink:type="simple" xlink:show="embed" xlink:actuate="onLoad" draw:mime-type="image/jpeg"/>
</draw:frame>
Kakhovskaya hydroelectric power plants have led to an ecological catastrophe and on Khortytsia, resulting in more than 10 lakes of the plate of the island and killed species.</text:p>
      <text:p text:style-name="P4">
About it on air <text:a xlink:type="simple" xlink:href="https://ukr.radio/news.html" text:style-name="Internet_20_link" text:visited-style-name="Visited_20_Internet_20_Link">
Ukrainian radio</text:a>
Informed the Acting Director General of the National Reserve "Kyiv-Pechersk Lavra"(Out -of -2023)former CEO of Khortytsia National Reserve(2007—2022)Maxim Ostapenko.</text:p>
      <text:p text:style-name="P4">
According to him, this is not the first catastrophe for the reserve - it all began the development of the Kakhovka reservoir. Ostapenko stated that the construction of the Novovaakhovsky Hydroelectric Power Plant in this territory would become a third disaster for her.</text:p>
      <text:p text:style-name="P4">
He is convinced that "it is necessary to start the world scale an ecological project - the model of Chornobyl - from the restoration of this unique territory."</text:p>
      <text:p text:style-name="P4">
According to Ostapenko, "<text:a xlink:type="simple" xlink:href="https://www.ukrinform.ua/tag-hortica" text:style-name="Internet_20_link" text:visited-style-name="Visited_20_Internet_20_Link">
Khortytsia</text:a>
It now lives very difficult times, because from the southern part of the island 22-25 KMDO of the front line. Russian rockets arrive here, and shelling continues permanently. More than 23 rockets have already been hit by the island, and there is a huge threat. But what is done with a sharp descent of the Kakhovka reservoir is a hecological disaster. Because now more than 10 lakes of the smooth part of the island are destroyed and disappear on Khortyts, unique species are killed. This is unsecuted, and it is impossible to correct it. "</text:p>
      <text:p text:style-name="P4">
<text:span text:style-name="T4">
 Read also: </text:span>
 [UN Deputy Secretary General General told about the consequences(https://www.ukrinform.ua/rubric-ato/3726907-zastupnica-genseka-oon-rozpovila-na-radbezi-pro-naslidki-pidrivu-kahovskoi-grebli.html)According to the archaeologist, "Khortytsia was the beginning of the Great Luguzporozhsky. It is the first island from which the territory begins, which is called the Kakhovsky Sea. In fact, this territory was called the Great Lug of Zaporozhye. It is first mentioned in Herodotus history in the fifth century AD. A huge unique natural niche, a unique natural resource that was destroyed by the Kakhovka reservoir. "<text:span text:style-name="T4">
 Read also: </text:span>
 <text:a xlink:type="simple" xlink:href="https://www.ukrinform.ua/rubric-polytics/3726758-pidriv-kahovskoi-ges-ekonomicni-naslidki-ta-mozlivi-dii.html" text:style-name="Internet_20_link" text:visited-style-name="Visited_20_Internet_20_Link">
blasting <text:span text:style-name="T4">
 Kakhovskaya </text:span>
 <text:span text:style-name="T4">
 HPP </text:span>
: Economic consequences tamotic action</text:a>
He is convinced that the construction of a new Kakhovka hydroelectric power station in this territory will become a third catastrophe for the NEW. "It is urgent to start public dialogue on a par of experts, what to do with the territory after its recovery. Because calls to rebuild the Kakhovsk hydroelectric power station. But this will be the third catastrophe. It is possible to allow the world scale to be an environmental project - like Chornobyl - with the restoration of this unique territory. water use and land use. Because this territory was allowed to be not just a ultimate. This territory was the largest spawning fish and allowed to keep the enormous number To contact all environmental organizations, to all the world's companies that take care of it. It is a unique catastrophe, but the younic challenge to restore what has been lost and destroyed. And Khortytsia is in this head, "Ostapenko says.</text:p>
      <text:p text:style-name="P4">
As reported by Ukrinform, <text:a xlink:type="simple" xlink:href="https://www.ukrinform.ua/rubric-other_news/3723441-pidriv-rosianami-kahovskoi-ges-usi-novini.html" text:style-name="Internet_20_link" text:visited-style-name="Visited_20_Internet_20_Link">
on the night against June 6, the Russian army undergoing Kakhovskaya hydroelectric power station</text:a>
Having caused the flooding of part of the Kherson and Mykolaiv regions and at the same time - critical grinding of the Kakhovka reservoir.</text:p>
      <text:p text:style-name="P4">
News Source: <text:a xlink:type="simple" xlink:href="https://www.ukrinform.ua/rubric-regions/3727169-pidriv-rosianami-kahovskoi-ges-prizviv-do-ekologicnoi-katastrofi-i-na-hortici-ekspert.html" text:style-name="Internet_20_link" text:visited-style-name="Visited_20_Internet_20_Link">
https://www.ukrinform.ua/rubric-regions/3727169-pidriv-rosianami-kahovskoi-ges-prizviv-do-ekologicnoi-katastrofi-i-na-hortici-ekspert.html</text:a>
</text:p>
      <!--NEWS-->
      <text:h text:style-name="P10" text:outline-level="1">
<text:span text:style-name="T4">
UAF appealed to FIFA and UEFA on the actions of a terrorist state</text:span>
</text:h>
      <text:p text:style-name="P4">
Authors: Ukrinform (Person)</text:p>
      <text:p text:style-name="P4">
Publisher: Укринформ (Organization)</text:p>
      <text:p text:style-name="P4">
Published Time: 2023-06-24T12:17:27+03:00</text:p>
      <text:p text:style-name="P4">
Modified Time: 2023-06-24T12:17:27+03:00</text:p>
      <text:p text:style-name="P4">
Description: The desire of officials from the aggressor country to involve the teams from the temporarily occupied Crimea in the territory of the Russian Federation was not ignored by the Ukrainian Football Association. - Ukrinform.</text:p>
      <text:p text:style-name="P4">
Images: ['<text:a xlink:type="simple" xlink:href="https://static.ukrinform.com/photos/2023_06/thumb_files/630_360_1687597774-401.jpg" text:style-name="Internet_20_link" text:visited-style-name="Visited_20_Internet_20_Link">
630_360_16875...</text:a>
']</text:p>
      <text:p text:style-name="P4">
Tags: ['ФІФА', 'Футбол', 'УЄФА', 'Україна', 'УАФ']</text:p>
      <text:p text:style-name="P4">
Type: Article</text:p>
      <!--METADATA-->
      <text:p text:style-name="P4">
<draw:frame draw:style-name="fr1" draw:name="Image78" text:anchor-type="as-char" svg:width="6.9236in" svg:height="3.956343in" draw:z-index="0">
<draw:image xlink:href="../Images/yкринформ/2023-06-24T12-17-27-03-00/630_360_1687597774-401.jpg" xlink:type="simple" xlink:show="embed" xlink:actuate="onLoad" draw:mime-type="image/jpeg"/>
</draw:frame>
The desires from the aggressor country to involve the teams from the temporarily occupied Crimea in the territory of Russian federation.</text:p>
      <text:p text:style-name="P4">
In the last half of the year, the UAF has repeatedly <text:a xlink:type="simple" xlink:href="https://uaf.ua/article/48631" text:style-name="Internet_20_link" text:visited-style-name="Visited_20_Internet_20_Link">
reacted to such shameful initiatives</text:a>
Confirming his position in official lists to President Fyfa Gianni Infantino and the head of Uefalexander Cheferin, Ukrinform reports.</text:p>
      <text:p text:style-name="P4">
“We have brought to your knowledge of the next unlawful acting terrorist state and the Russian Federation on the Ukrainian State and Football, including attempts to integrate football clubs from temporarily occupied regions of Ukraine to regular national championships of Russia.</text:p>
      <text:p text:style-name="P4">
Recently open sources reported that FC "Sevastopol" from the temporary -heap Crimea received a certificate for participation in the second league of(Third -national division). Відповідне рішення ухвалено на засіданні національноїфутбольної ліги РФ. Також зазначається, що російські чиновники плануютьзалучити до своїх змагань ще команди з Криму - «ТСК-Таврія», «Рубін» та«Океан». Усі ці команди походять із території, якій УЄФА надав особливийстатус 2014 року.</text:p>
      <text:p text:style-name="P4">
Дозвіл на проведення таких дій фактично демонструє зневагу до позиції тарішень ФІФА й УЄФА, терпимість до воєнних злочинів Російської Федерації щодоУкраїни та нехтування правами людини й законами цивілізованого світу.</text:p>
      <text:p text:style-name="P4">
<text:span text:style-name="T4">
Читайте також:</text:span>
 <text:a xlink:type="simple" xlink:href="https://www.ukrinform.ua/rubric-sports/3726160-uaf-otrimala-vid-uefa-poasnenna-sodo-incidentu-z-praporom-ukraini-u-stambuli.html" text:style-name="Internet_20_link" text:visited-style-name="Visited_20_Internet_20_Link">
 <text:span text:style-name="T4">
УАФ</text:span>
 отримала від УЄФА пояснення щодо інциденту зпрапором України у Стамбулі </text:a>
In connection with the said UAF, it insists on the consideration of FIFA and UEFA of this correspondence process of absorption of Ukrainian football entities by Russian -sided, taking measures and finding opportunities to prevent the development of this process in the future. We also appeal to FIFA and UEFA with a request to consider the possibility of depriving the Russian Russian membership in FIFA and UEFA because of the proven compliance with the requirements of the statutes of the governing bodies of the world and European Futball and the values of the World Football Family, ”the UAF's letter reads.</text:p>
      <text:p text:style-name="P4">
Photo: uaf.ua.</text:p>
      <text:p text:style-name="P4">
News Source: <text:a xlink:type="simple" xlink:href="https://www.ukrinform.ua/rubric-sports/3727168-uaf-zvernulasa-do-fifa-ta-uefa-z-privodu-dij-teroristicnoi-derzavi.html" text:style-name="Internet_20_link" text:visited-style-name="Visited_20_Internet_20_Link">
https://www.ukrinform.ua/rubric-sports/3727168-uaf-zvernulasa-do-fifa-ta-uefa-z-privodu-dij-teroristicnoi-derzavi.html</text:a>
</text:p>
      <!--NEWS-->
      <text:h text:style-name="P10" text:outline-level="1">
<text:span text:style-name="T4">
Several shots fired near HQ of Russian Southern Military District in Rostov</text:span>
</text:h>
      <text:p text:style-name="P4">
Authors: liveuamap (Language: en)</text:p>
      <text:p text:style-name="P4">
Time: 2023-06-24T12:18:52</text:p>
      <text:p text:style-name="P4">
Location: Rostov, Rostovskaya oblast' (Latitude:47.22305 Longtitude:39.70485)</text:p>
      <text:p text:style-name="P4">
Videos: []</text:p>
      <text:p text:style-name="P4">
Images: []</text:p>
      <text:p text:style-name="P4">
Tags: ["Central and Eastern Europe", "Russia"]</text:p>
      <text:p text:style-name="P4">
Id: 22571479</text:p>
      <!--METADATA-->
      <text:p text:style-name="P4">
Several shots fired near HQ of Russian Southern Military District in Rostov</text:p>
      <text:p text:style-name="P4">
News Collection Link: <text:a xlink:type="simple" xlink:href="https:\/\/liveuamap.com\/en\/2023\/24-june-several-shots-fired-near-hq-of-russian-southern-military" text:style-name="Internet_20_link" text:visited-style-name="Visited_20_Internet_20_Link">
https:\/\/liveuamap.com\/en\/2023\/24-june-several-shots-fired-near-hq-of-russian-southern-military</text:a>
</text:p>
      <text:p text:style-name="P4">
News Source: <text:a xlink:type="simple" xlink:href="https://t.me/navideovidno/63034" text:style-name="Internet_20_link" text:visited-style-name="Visited_20_Internet_20_Link">
https://t.me/navideovidno/63034</text:a>
</text:p>
      <!--NEWS-->
      <text:h text:style-name="P10" text:outline-level="1">
<text:span text:style-name="T4">
Wagner PVC units expect to get to Moscow - British intelligence</text:span>
</text:h>
      <text:p text:style-name="P4">
Authors: Ukrinform (Person)</text:p>
      <text:p text:style-name="P4">
Publisher: Укринформ (Organization)</text:p>
      <text:p text:style-name="P4">
Published Time: 2023-06-24T12:23:00+03:00</text:p>
      <text:p text:style-name="P4">
Modified Time: 2023-06-24T12:23:00+03:00</text:p>
      <text:p text:style-name="P4">
Description: On the morning of June 24, the enmity between the Wagner PEC Yevgeny Prigogine and the Russian Defense Ministry grew into an open military confrontation. The units of a private military company aim to get to Moscow. - Ukrinform.</text:p>
      <text:p text:style-name="P4">
Images: ['<text:a xlink:type="simple" xlink:href="https://static.ukrinform.com/photos/2023_06/thumb_files/630_360_1687599166-278.jpg" text:style-name="Internet_20_link" text:visited-style-name="Visited_20_Internet_20_Link">
630_360_16875...</text:a>
']</text:p>
      <text:p text:style-name="P4">
Tags: ['Британія', 'Москва', 'Розвідка', 'Росія', 'ПВК "Вагнера"', 'Пригожин']</text:p>
      <text:p text:style-name="P4">
Type: Article</text:p>
      <!--METADATA-->
      <text:p text:style-name="P4">
<draw:frame draw:style-name="fr1" draw:name="Image79" text:anchor-type="as-char" svg:width="6.9236in" svg:height="3.956343in" draw:z-index="0">
<draw:image xlink:href="../Images/yкринформ/2023-06-24T12-23-00-03-00/630_360_1687599166-278.jpg" xlink:type="simple" xlink:show="embed" xlink:actuate="onLoad" draw:mime-type="image/jpeg"/>
</draw:frame>
In the morning of June 30, the enmity between the Wagner PEC Yevgeny Prigogine and the Russian Defense Ministry grew into an open military confrontation. The units of the private military company are intended to reach Moscow.</text:p>
      <text:p text:style-name="P4">
About it in <text:a xlink:type="simple" xlink:href="https://twitter.com/DefenceHQ/status/1672505632325238784" text:style-name="Internet_20_link" text:visited-style-name="Visited_20_Internet_20_Link">
tweet</text:a>
The British Defense Ministry reports, citing intelligence, Ukrinform reports.</text:p>
      <text:p text:style-name="P4">
"In Rostov-on-Don" Wagner "occupied key security objects, including the headquarters that manages Russia's military operations in Ukraine," the department said.</text:p>
      <text:p text:style-name="P4">
As they assume in intelligence, aiming to get to Moscow, other units are moving north through the Voronezh region.</text:p>
      <text:p text:style-name="P4">
"Given the very limited evidence of hostilities between" <text:a xlink:type="simple" xlink:href="https://www.ukrinform.ua/tag-pvk-vagnera" text:style-name="Internet_20_link" text:visited-style-name="Visited_20_Internet_20_Link">
Wagner</text:a>
"And by Russian security forces, some of them probably remain passive, obeying" Wagner ", - the UK's vimblens noted.</text:p>
      <text:p text:style-name="P4">
<text:span text:style-name="T4">
 Read also: </text:span>
 <text:a xlink:type="simple" xlink:href="https://www.ukrinform.ua/rubric-world/3727165-vagnerivci-zahopili-vijskovi-obekti-u-voronezi-zmi.html" text:style-name="Internet_20_link" text:visited-style-name="Visited_20_Internet_20_Link">
"Wagnerivtsi" captured military facilities in Voronezh - media</text:a>
It is believed that in the coming hours, the loyalty of Russian security forces, and specially of the National Guard of Russia, "will be a key factor in the development of Crysis."</text:p>
      <text:p text:style-name="P4">
"This is the most serious challenge to the Russian state in recent times," - summed up in all.</text:p>
      <text:p text:style-name="P4">
As reported by Ukrinform, <text:a xlink:type="simple" xlink:href="https://www.ukrinform.ua/rubric-world/3727035-stati-stezat-za-situacieu-v-rosii-bajden-poinformovanij.html" text:style-name="Internet_20_link" text:visited-style-name="Visited_20_Internet_20_Link">
White House "follows the situation" in Russia</text:a>
After the threats of the leader of the Wagner mercenaries, Yevgeny Prigogine is addressed to the Russian military leadership.</text:p>
      <text:p text:style-name="P4">
News Source: <text:a xlink:type="simple" xlink:href="https://www.ukrinform.ua/rubric-world/3727171-pidrozdili-pvk-vagner-rozrahovuut-distatis-do-moskvi-britanska-rozvidka.html" text:style-name="Internet_20_link" text:visited-style-name="Visited_20_Internet_20_Link">
https://www.ukrinform.ua/rubric-world/3727171-pidrozdili-pvk-vagner-rozrahovuut-distatis-do-moskvi-britanska-rozvidka.html</text:a>
</text:p>
      <!--NEWS-->
      <text:h text:style-name="P10" text:outline-level="1">
<text:span text:style-name="T4">
Russian Telegram channels claiming 3 Mi-8mtpr, Mi-8, Ka-52, Mi-35, Il-18vzpu were shot down t...</text:span>
</text:h>
      <text:p text:style-name="P4">
Authors: liveuamap (Language: en)</text:p>
      <text:p text:style-name="P4">
Time: 2023-06-24T12:23:00</text:p>
      <text:p text:style-name="P4">
Location: Voronezh (Latitude:49.86986 Longtitude:40.52307)</text:p>
      <text:p text:style-name="P4">
Videos: []</text:p>
      <text:p text:style-name="P4">
Images: ["<text:a xlink:type="simple" xlink:href="https://liveuamap.com/pics/2023/06/24/22571488_0.jpg" text:style-name="Internet_20_link" text:visited-style-name="Visited_20_Internet_20_Link">
22571488_0.jpg</text:a>
"]</text:p>
      <text:p text:style-name="P4">
Tags: ["Russia"]</text:p>
      <text:p text:style-name="P4">
Id: 22571488</text:p>
      <!--METADATA-->
      <text:p text:style-name="P4">
Russian Telegram channels claiming 3 Mi-8mtpr, Mi-8, Ka-52, Mi-35, Il-18vzpuwere shot down today</text:p>
      <text:p text:style-name="P4">
News Collection Link: <text:a xlink:type="simple" xlink:href="https:\/\/liveuamap.com\/en\/2023\/24-june-russian-telegram-channels-claiming-3-mi8mtpr-mi8" text:style-name="Internet_20_link" text:visited-style-name="Visited_20_Internet_20_Link">
https:\/\/liveuamap.com\/en\/2023\/24-june-russian-telegram-channels-claiming-3-mi8mtpr-mi8</text:a>
</text:p>
      <text:p text:style-name="P4">
News Source: <text:a xlink:type="simple" xlink:href="https://t.me/lachentyt/31055" text:style-name="Internet_20_link" text:visited-style-name="Visited_20_Internet_20_Link">
https://t.me/lachentyt/31055</text:a>
</text:p>
      <!--NEWS-->
      <text:h text:style-name="P10" text:outline-level="1">
<text:span text:style-name="T4">
Debris of Ka-52 helicopter shot down today near Talovaya of Voronezh region. Crew killed</text:span>
</text:h>
      <text:p text:style-name="P4">
Authors: liveuamap (Language: en)</text:p>
      <text:p text:style-name="P4">
Time: 2023-06-24T12:25:33</text:p>
      <text:p text:style-name="P4">
Location: Voronezh (Latitude:51.12728 Longtitude:40.72289)</text:p>
      <text:p text:style-name="P4">
Videos: []</text:p>
      <text:p text:style-name="P4">
Images: ["<text:a xlink:type="simple" xlink:href="https://liveuamap.com/pics/2023/06/24/22571480_0.jpg" text:style-name="Internet_20_link" text:visited-style-name="Visited_20_Internet_20_Link">
22571480_0.jpg</text:a>
", "<text:a xlink:type="simple" xlink:href="https://liveuamap.com/pics/2023/06/24/22571480_1.jpg" text:style-name="Internet_20_link" text:visited-style-name="Visited_20_Internet_20_Link">
22571480_1.jpg</text:a>
", "<text:a xlink:type="simple" xlink:href="https://liveuamap.com/pics/2023/06/24/22571480_2.jpg" text:style-name="Internet_20_link" text:visited-style-name="Visited_20_Internet_20_Link">
22571480_2.jpg</text:a>
"]</text:p>
      <text:p text:style-name="P4">
Tags: ["Russia", "Avia"]</text:p>
      <text:p text:style-name="P4">
Id: 22571480</text:p>
      <!--METADATA-->
      <text:p text:style-name="P4">
Debris of Ka-52 helicopter shot down today near Talovaya of Voronezh region.Crew killed</text:p>
      <text:p text:style-name="P4">
<draw:frame draw:style-name="fr1" draw:name="Image81" text:anchor-type="as-char" svg:width="6.9236in" svg:height="9.231467in" draw:z-index="0">
<draw:image xlink:href="../Images/liveuamap/2023-06-24T12-25-33/22571480_0.jpg" xlink:type="simple" xlink:show="embed" xlink:actuate="onLoad" draw:mime-type="image/jpeg"/>
</draw:frame>
<draw:frame draw:style-name="fr1" draw:name="Image82" text:anchor-type="as-char" svg:width="6.9236in" svg:height="9.231467in" draw:z-index="0">
<draw:image xlink:href="../Images/liveuamap/2023-06-24T12-25-33/22571480_1.jpg" xlink:type="simple" xlink:show="embed" xlink:actuate="onLoad" draw:mime-type="image/jpeg"/>
</draw:frame>
News Collection Link: <text:a xlink:type="simple" xlink:href="https:\/\/liveuamap.com\/en\/2023\/24-june-debris-of-ka52-helicopter-shot-down-today-near-talovaya" text:style-name="Internet_20_link" text:visited-style-name="Visited_20_Internet_20_Link">
https:\/\/liveuamap.com\/en\/2023\/24-june-debris-of-ka52-helicopter-shot-down-today-near-talovaya</text:a>
</text:p>
      <text:p text:style-name="P4">
News Source: <text:a xlink:type="simple" xlink:href="https://t.me/lachentyt/31049" text:style-name="Internet_20_link" text:visited-style-name="Visited_20_Internet_20_Link">
https://t.me/lachentyt/31049</text:a>
</text:p>
      <!--NEWS-->
      <text:h text:style-name="P10" text:outline-level="1">
<text:span text:style-name="T4">
In the Russian regions, tolerate school graduation and other mass events</text:span>
</text:h>
      <text:p text:style-name="P4">
Authors: Ukrinform (Person)</text:p>
      <text:p text:style-name="P4">
Publisher: Укринформ (Organization)</text:p>
      <text:p text:style-name="P4">
Published Time: 2023-06-24T12:27:01+03:00</text:p>
      <text:p text:style-name="P4">
Modified Time: 2023-06-24T12:27:01+03:00</text:p>
      <text:p text:style-name="P4">
Description: The holding of graduation evenings in Moscow schools and the traditional city graduation in the Gorky park is transferred through the regime of counter -terrorist operation introduced in the Russian capital. - Ukrinform.</text:p>
      <text:p text:style-name="P4">
Images: ['<text:a xlink:type="simple" xlink:href="https://static.ukrinform.com/photos/2023_06/thumb_files/630_360_1687598774-952.jpg" text:style-name="Internet_20_link" text:visited-style-name="Visited_20_Internet_20_Link">
630_360_16875...</text:a>
']</text:p>
      <text:p text:style-name="P4">
Tags: ['Школа', 'Росія', 'Пригожин']</text:p>
      <text:p text:style-name="P4">
Type: Article</text:p>
      <!--METADATA-->
      <text:p text:style-name="P4">
<draw:frame draw:style-name="fr1" draw:name="Image84" text:anchor-type="as-char" svg:width="6.9236in" svg:height="3.956343in" draw:z-index="0">
<draw:image xlink:href="../Images/yкринформ/2023-06-24T12-27-01-03-00/630_360_1687598774-952.jpg" xlink:type="simple" xlink:show="embed" xlink:actuate="onLoad" draw:mime-type="image/jpeg"/>
</draw:frame>
Holding evenings in Moscow schools and a traditional citywide in the Gorky park is postponed through the regime of counter -terrorist operation introduced in the Russian page.</text:p>
      <text:p text:style-name="P4">
This is reported by Ukrinform with reference to <text:a xlink:type="simple" xlink:href="https://www.interfax.ru/moscow/908767" text:style-name="Internet_20_link" text:visited-style-name="Visited_20_Internet_20_Link">
Interfax</text:a>
«In connection with the regime of the counter -terrorist operation of the release evenings in schools and city graduation in the Gorky Park is informed for a week(That is, until the next Saturday, July 1 - ed.)», -reported in the Department of Education and Science of Moscow.</text:p>
      <text:p text:style-name="P4">
Mass events on weekends also canceled <text:a xlink:type="simple" xlink:href="https://t.me/tverreg69/4655" text:style-name="Internet_20_link" text:visited-style-name="Visited_20_Internet_20_Link">
Tverska</text:a>
, <text:a xlink:type="simple" xlink:href="https://t.me/tass_agency/197837" text:style-name="Internet_20_link" text:visited-style-name="Visited_20_Internet_20_Link">
Kaliningrad</text:a>
 , <text:a xlink:type="simple" xlink:href="https://t.me/tass_agency/197832" text:style-name="Internet_20_link" text:visited-style-name="Visited_20_Internet_20_Link">
 </text:a>
<text:a xlink:type="simple" xlink:href="https://t.me/tass_agency/197832" text:style-name="Internet_20_link" text:visited-style-name="Visited_20_Internet_20_Link">
Tula</text:a>
region.</text:p>
      <text:p text:style-name="P4">
<text:span text:style-name="T4">
 Read also: </text:span>
 <text:a xlink:type="simple" xlink:href="https://www.ukrinform.ua/rubric-world/3727165-vagnerivci-zahopili-vijskovi-obekti-u-voronezi-zmi.html" text:style-name="Internet_20_link" text:visited-style-name="Visited_20_Internet_20_Link">
"<text:span text:style-name="T4">
 Wagner </text:span>
 Ivtsi" seized military facilities in Voronezh- media</text:a>
According to Ukrinform, according to Russian propaganda resources, Mermoskov Sergey Sobiangin stated that in connection with actions <text:a xlink:type="simple" xlink:href="https://www.ukrinform.ua/tag-pvk-vagnera" text:style-name="Internet_20_link" text:visited-style-name="Visited_20_Internet_20_Link">
PVC "Wagner"</text:a>
The city conducts "anti -terrorist measures", introduced additional control on the roads.</text:p>
      <text:p text:style-name="P4">
According to Presidential spokesman Dmitry Peskov, security forces around the clock report to the President of the Russian Federation Vladimir Putin about the measures they take a binder with the actions of the "Wagnerians".</text:p>
      <text:p text:style-name="P4">
Russian telegrams are spreading videos about the capture of the "Wagnets" of administrative buildings and military buildings in Rostov, which were handed over.</text:p>
      <text:p text:style-name="P4">
The movement of PEC columns to Voronezh is reported.</text:p>
      <text:p text:style-name="P4">
The FSB of Russia opened <text:a xlink:type="simple" xlink:href="https://www.ukrinform.ua/rubric-world/3727016-proti-prigozina-vidkrili-kriminalnu-spravu-cerez-zaklik-do-zbrojnogo-zakolotu.html" text:style-name="Internet_20_link" text:visited-style-name="Visited_20_Internet_20_Link">
criminal case against Prigogine through the call of a perpetual rebellion. </text:a>
</text:p>
      <text:p text:style-name="P4">
News Source: <text:a xlink:type="simple" xlink:href="https://www.ukrinform.ua/rubric-world/3727174-u-rosijskih-regionah-perenosat-dati-skilnih-vipusknih-ta-insih-masovih-zahodiv.html" text:style-name="Internet_20_link" text:visited-style-name="Visited_20_Internet_20_Link">
https://www.ukrinform.ua/rubric-world/3727174-u-rosijskih-regionah-perenosat-dati-skilnih-vipusknih-ta-insih-masovih-zahodiv.html</text:a>
</text:p>
      <!--NEWS-->
      <text:h text:style-name="P10" text:outline-level="1">
<text:span text:style-name="T4">
Ukrainian tennis player Javakyan will play for the second time in the ITF tournament final</text:span>
</text:h>
      <text:p text:style-name="P4">
Authors: Ukrinform (Person)</text:p>
      <text:p text:style-name="P4">
Publisher: Укринформ (Organization)</text:p>
      <text:p text:style-name="P4">
Published Time: 2023-06-24T12:30:15+03:00</text:p>
      <text:p text:style-name="P4">
Modified Time: 2023-06-24T12:30:15+03:00</text:p>
      <text:p text:style-name="P4">
Description: 30-year-old Ukrainian tennis player Yuri Javakyan reached the finale of the ITF M15 tournament in Jakarta (Indonesia). - Ukrinform.</text:p>
      <text:p text:style-name="P4">
Images: ['<text:a xlink:type="simple" xlink:href="https://static.ukrinform.com/photos/2023_06/thumb_files/630_360_1687598469-815.jpeg" text:style-name="Internet_20_link" text:visited-style-name="Visited_20_Internet_20_Link">
630_360_16875...</text:a>
']</text:p>
      <text:p text:style-name="P4">
Tags: ['Індонезія', 'Теніс', 'Україна', 'Чоловіки']</text:p>
      <text:p text:style-name="P4">
Type: Article</text:p>
      <!--METADATA-->
      <text:p text:style-name="P4">
<draw:frame draw:style-name="fr1" draw:name="Image85" text:anchor-type="as-char" svg:width="6.9236in" svg:height="3.956343in" draw:z-index="0">
<draw:image xlink:href="../Images/yкринформ/2023-06-24T12-30-15-03-00/630_360_1687598469-815.jpeg" xlink:type="simple" xlink:show="embed" xlink:actuate="onLoad" draw:mime-type="image/jpeg"/>
</draw:frame>
30-year-old Ukrainian tennis player Yuri Javakyan went to the finale of the ITF M15 tournament in Jakarta(Indonesia).</text:p>
      <text:p text:style-name="P4">
У півфіналі Юрій (ATR 1386)<text:a xlink:type="simple" xlink:href="https://btu.org.ua/ua/news/ukrainskiy-tennis/45545-dzhakarta-m15-ukrayinec-yakij-vidbuv-diskvalifikaciyu-za-doping-vdruge-v-karyeri-zigraye-u-finali-turniru-itf.html" text:style-name="Internet_20_link" text:visited-style-name="Visited_20_Internet_20_Link">
met</text:a>
with the first "racket" of Omara Yasika competition(ATP 301)Starring. The account of 6: 3, 2: 6, 0: 2 Australian has decided to refuse to continue the fight, Ukrinform reports.</text:p>
      <text:p text:style-name="P4">
Javakyan started in Jakarta in qualification and won seven victories on the path of the questioning match. For a Ukrainian player, this will be the second title match of ITF. In 2016, he also reached the finals at the Futher in Egypt, but lost in a decisive match.</text:p>
      <text:p text:style-name="P4">
<text:span text:style-name="T4">
 Read also: </text:span>
 [Tsurenko and Bindl will play in the selection(https://www.ukrinform.ua/rubric-sports/3727121-curenko-i-bajndl-zigraut-u-vidbori-turniriv-wta-v-istborni-ta-badgomburgu.html)In the final of Jakarta's competition, the Ukrainian will play against the Japanese tennis player Sofuucuda(ATR 945).</text:p>
      <text:p text:style-name="P4">
Як повідомлялося, у середині 2018 року Юрія Джавакяна дискваліфікували на 21місяць за вживання забороненої речовини.</text:p>
      <text:p text:style-name="P4">
Фото: btu.org.</text:p>
      <text:p text:style-name="P4">
News Source: <text:a xlink:type="simple" xlink:href="https://www.ukrinform.ua/rubric-sports/3727176-ukrainskij-tenisist-dzavakan-vdruge-zigrae-u-finali-turniru-itf.html" text:style-name="Internet_20_link" text:visited-style-name="Visited_20_Internet_20_Link">
https://www.ukrinform.ua/rubric-sports/3727176-ukrainskij-tenisist-dzavakan-vdruge-zigrae-u-finali-turniru-itf.html</text:a>
</text:p>
      <!--NEWS-->
      <text:h text:style-name="P10" text:outline-level="1">
<text:span text:style-name="T4">
Vereshchuk: Coordination Centers of Population Support are created in all areas</text:span>
</text:h>
      <text:p text:style-name="P4">
Authors: Ukrinform (Person)</text:p>
      <text:p text:style-name="P4">
Publisher: Укринформ (Organization)</text:p>
      <text:p text:style-name="P4">
Published Time: 2023-06-24T12:32:00+03:00</text:p>
      <text:p text:style-name="P4">
Modified Time: 2023-06-24T12:32:00+03:00</text:p>
      <text:p text:style-name="P4">
Description: Civilian support coordination centers have already been established in all regions of Ukraine. - Ukrinform.</text:p>
      <text:p text:style-name="P4">
Images: ['<text:a xlink:type="simple" xlink:href="https://static.ukrinform.com/photos/2023_05/thumb_files/630_360_1685552274-162.jpg" text:style-name="Internet_20_link" text:visited-style-name="Visited_20_Internet_20_Link">
630_360_16855...</text:a>
']</text:p>
      <text:p text:style-name="P4">
Tags: ['Верещук']</text:p>
      <text:p text:style-name="P4">
Type: Article</text:p>
      <!--METADATA-->
      <text:p text:style-name="P4">
<draw:frame draw:style-name="fr1" draw:name="Image86" text:anchor-type="as-char" svg:width="6.9236in" svg:height="3.956343in" draw:z-index="0">
<draw:image xlink:href="../Images/yкринформ/2023-06-24T12-32-00-03-00/630_360_1685552274-162.jpg" xlink:type="simple" xlink:show="embed" xlink:actuate="onLoad" draw:mime-type="image/jpeg"/>
</draw:frame>
Coordination centers of civilian support have already been established in all the houses of Ukraine.</text:p>
      <text:p text:style-name="P4">
Irina Vereshchuk, the Minister of Reintegration of the Temporarily -Coiled Territories, said this in <text:a xlink:type="simple" xlink:href="https://www.ukrinform.ua/rubric-polytics/3726820-irina-veresuk-vicepremerministr-ministerka-z-pitan-reintegracii-timcasovo-okupovanih-teritorij-ukraini.html" text:style-name="Internet_20_link" text:visited-style-name="Visited_20_Internet_20_Link">
interview with Ukrinform.</text:a>
“Coordination centers have already been established in all areas. They begin to work out processes. Their task is to support and support the victim as a result of the war. Their directions of work are veterans, families of servicemen, children, internal displaced persons, persons with disabilities, older people, ”said <text:a xlink:type="simple" xlink:href="https://www.ukrinform.ua/tag-veresuk" text:style-name="Internet_20_link" text:visited-style-name="Visited_20_Internet_20_Link">
Vereshchuk. </text:a>
According to her, their organizational infrastructure will include coordinating centers under regional military administrations and vitality centers of vittorial communities. People will turn to hotlines or centuries -long resistance in communities.</text:p>
      <text:p text:style-name="P4">
<text:span text:style-name="T4">
 Read also: </text:span>
 [<text:span text:style-name="T4">
 Vereshchuk </text:span>
 told if there is enough money for payment of assistance dismissed(https://www.ukrinform.ua/rubric-society/3727158-veresuk-rozpovila-ci-vistacae-kostiv-na-viplatu-dopomogi-zvilnenim-z-rosijskogo-polonu.html)The mission of coordination centers and their vitality centers is to provide comprehensive support: psychological support, legal assistance, humanitarian response, medical assistance, housing issues, social protection.</text:p>
      <text:p text:style-name="P4">
"Coordination centers will have access to central and local authorities, international humanitarian organizations, volunteer and charitable groups. The task of coordination centers and vital centers will help to help a person through effective coordination of responsible resources, services and administrative influence."</text:p>
      <text:p text:style-name="P4">
As reported by Ukrinform, in early May, the Cabinet adopted the resolution "Procoordination centers of support of civilians".</text:p>
      <text:p text:style-name="P4">
News Source: <text:a xlink:type="simple" xlink:href="https://www.ukrinform.ua/rubric-society/3727178-veresuk-koordinacijni-centri-pidtrimki-naselenna-stvoreni-u-vsih-oblastah.html" text:style-name="Internet_20_link" text:visited-style-name="Visited_20_Internet_20_Link">
https://www.ukrinform.ua/rubric-society/3727178-veresuk-koordinacijni-centri-pidtrimki-naselenna-stvoreni-u-vsih-oblastah.html</text:a>
</text:p>
      <!--NEWS-->
      <text:h text:style-name="P10" text:outline-level="1">
<text:span text:style-name="T4">
In the Dnieper of the SBU, she detained a Russian who managed the export of titanium from Ukraine for "calibers"</text:span>
</text:h>
      <text:p text:style-name="P4">
Authors: Ukrinform (Person)</text:p>
      <text:p text:style-name="P4">
Publisher: Укринформ (Organization)</text:p>
      <text:p text:style-name="P4">
Published Time: 2023-06-24T12:35:26+03:00</text:p>
      <text:p text:style-name="P4">
Modified Time: 2023-06-24T12:35:26+03:00</text:p>
      <text:p text:style-name="P4">
Description: The Security Service of Ukraine detained in the Dnieper Russian Alexander Fedosev, who is a "right hand" of the sub -billionaire Mikhail Shelkov and managed the export of titanium from Ukraine for the production of "calibers". - Ukrinform.</text:p>
      <text:p text:style-name="P4">
Images: ['<text:a xlink:type="simple" xlink:href="https://static.ukrinform.com/photos/2023_06/thumb_files/630_360_1687501635-303.jpg" text:style-name="Internet_20_link" text:visited-style-name="Visited_20_Internet_20_Link">
630_360_16875...</text:a>
']</text:p>
      <text:p text:style-name="P4">
Tags: ['Ракета', 'СБУ', 'Росія', 'Затримання', 'Сировина']</text:p>
      <text:p text:style-name="P4">
Type: Article</text:p>
      <!--METADATA-->
      <text:p text:style-name="P4">
<draw:frame draw:style-name="fr1" draw:name="Image87" text:anchor-type="as-char" svg:width="6.9236in" svg:height="3.956343in" draw:z-index="0">
<draw:image xlink:href="../Images/yкринформ/2023-06-24T12-35-26-03-00/630_360_1687501635-303.jpg" xlink:type="simple" xlink:show="embed" xlink:actuate="onLoad" draw:mime-type="image/jpeg"/>
</draw:frame>
The service of Ukraine detained in the Dnieper Russian Alexander Fedosev, who is the "right hand" of the sub -billionaire Mikhail Shelkov and managed the export of Ukraine titanium for the production of "calibers".</text:p>
      <text:p text:style-name="P4">
According to Ukrinform, the SBU reports in <text:a xlink:type="simple" xlink:href="https://t.me/SBUkr/8753" text:style-name="Internet_20_link" text:visited-style-name="Visited_20_Internet_20_Link">
telegram</text:a>
.</text:p>
      <text:p text:style-name="P4">
За матеріалами СБУ, ці особи організували схему прихованого вивезення зУкраїни до РФ титанової сировини. Там її використовували у військово-промисловому комплексі, зокрема для виробництва <text:a xlink:type="simple" xlink:href="https://www.ukrinform.ua/tag-raketa" text:style-name="Internet_20_link" text:visited-style-name="Visited_20_Internet_20_Link">
 ракет</text:a>
type "caliber", combat aircraft MiG-35 and Su-35, helicopters KA-52.</text:p>
      <text:p text:style-name="P4">
The official position of the detainee is the adviser to the CEO of the Metallurgical Corporation "UKMPO-AVISMA", which belongs to the Russian billionaire.</text:p>
      <text:p text:style-name="P4">
It was through her that Schiekov established the supply to the Russian Federation of minerals from the deposit of the demurine mining and processing plant of the Nadnipropetrovsk region.</text:p>
      <text:p text:style-name="P4">
<text:span text:style-name="T4">
 Read also: </text:span>
 <text:a xlink:type="simple" xlink:href="https://www.ukrinform.ua/rubric-ato/3726740-sbu-zatrimala-rosijskogo-agenta-u-lavah-zsu-akij-spiguvav-za-litakami-i-bronemasinami.html" text:style-name="Internet_20_link" text:visited-style-name="Visited_20_Internet_20_Link">
<text:span text:style-name="T4">
 SBU </text:span>
 I detained the Russian agent in the Armed Forces, which was pulled on aircraft and armored vehicles</text:a>
On his behalf, Fedosev arrived in Ukraine for this illegal business before February 24, 2022.</text:p>
      <text:p text:style-name="P4">
According to the available data, the organizers of "Schemes" were transported to Russia by almost 11 tonnes with a total value of almost $ 2 million.</text:p>
      <text:p text:style-name="P4">
The SBU staff documented the equipment and conducted comprehensive measures to bring its organizers to justice.</text:p>
      <text:p text:style-name="P4">
Fedosev was hiding from justice, but as a result of the operational actions, he had established his location and detained.</text:p>
      <text:p text:style-name="P4">
<text:span text:style-name="T4">
 Read also: </text:span>
 [<text:span text:style-name="T4">
 SBU </text:span>
 The "black list"(https://www.ukrinform.ua/rubric-ato/3725796-sbu-sklala-cornij-spisok-rosijskih-partij-ta-organizacij-aki-pidtrimuut-vijnu-proti-ukraini.html)During the search, he found a Russian passport and documents with evidence of non -consumed activities.</text:p>
      <text:p text:style-name="P4">
Currently, the court has chosen Fedosev a pre -trial detention measure, and he is threatened with up to 8 years in prison.</text:p>
      <text:p text:style-name="P4">
Complex measures are underway to hold all persons involved in the scheme.<text:span text:style-name="T5">
Foto: SBU</text:span>
</text:p>
      <text:p text:style-name="P4">
News Source: <text:a xlink:type="simple" xlink:href="https://www.ukrinform.ua/rubric-regions/3727177-u-dnipri-sbu-zatrimala-rosianina-akij-keruvav-vivezennam-z-ukraini-titanu-dla-kalibriv.html" text:style-name="Internet_20_link" text:visited-style-name="Visited_20_Internet_20_Link">
https://www.ukrinform.ua/rubric-regions/3727177-u-dnipri-sbu-zatrimala-rosianina-akij-keruvav-vivezennam-z-ukraini-titanu-dla-kalibriv.html</text:a>
</text:p>
      <!--NEWS-->
      <text:h text:style-name="P10" text:outline-level="1">
<text:span text:style-name="T4">
1 person killed as result of Russian shelling in Nikopol</text:span>
</text:h>
      <text:p text:style-name="P4">
Authors: liveuamap (Language: en)</text:p>
      <text:p text:style-name="P4">
Time: 2023-06-24T12:36:00</text:p>
      <text:p text:style-name="P4">
Location: Zaporizhia (Latitude:47.56263 Longtitude:34.40832)</text:p>
      <text:p text:style-name="P4">
Videos: []</text:p>
      <text:p text:style-name="P4">
Images: ["<text:a xlink:type="simple" xlink:href="https://liveuamap.com/pics/2023/06/24/22571486_0.jpg" text:style-name="Internet_20_link" text:visited-style-name="Visited_20_Internet_20_Link">
22571486_0.jpg</text:a>
", "<text:a xlink:type="simple" xlink:href="https://liveuamap.com/pics/2023/06/24/22571486_1.jpg" text:style-name="Internet_20_link" text:visited-style-name="Visited_20_Internet_20_Link">
22571486_1.jpg</text:a>
", "<text:a xlink:type="simple" xlink:href="https://liveuamap.com/pics/2023/06/24/22571486_2.jpg" text:style-name="Internet_20_link" text:visited-style-name="Visited_20_Internet_20_Link">
22571486_2.jpg</text:a>
", "<text:a xlink:type="simple" xlink:href="https://liveuamap.com/pics/2023/06/24/22571486_3.jpg" text:style-name="Internet_20_link" text:visited-style-name="Visited_20_Internet_20_Link">
22571486_3.jpg</text:a>
"]</text:p>
      <text:p text:style-name="P4">
Tags: ["Europe", "Central and Eastern Europe"]</text:p>
      <text:p text:style-name="P4">
Id: 22571486</text:p>
      <!--METADATA-->
      <text:p text:style-name="P4">
1 person killed as result of Russian shelling in Nikopol</text:p>
      <text:p text:style-name="P4">
<draw:frame draw:style-name="fr1" draw:name="Image88" text:anchor-type="as-char" svg:width="6.9236in" svg:height="5.1927in" draw:z-index="0">
<draw:image xlink:href="../Images/liveuamap/2023-06-24T12-36-00/22571486_0.jpg" xlink:type="simple" xlink:show="embed" xlink:actuate="onLoad" draw:mime-type="image/jpeg"/>
</draw:frame>
<draw:frame draw:style-name="fr1" draw:name="Image90" text:anchor-type="as-char" svg:width="6.9236in" svg:height="5.1927in" draw:z-index="0">
<draw:image xlink:href="../Images/liveuamap/2023-06-24T12-36-00/22571486_2.jpg" xlink:type="simple" xlink:show="embed" xlink:actuate="onLoad" draw:mime-type="image/jpeg"/>
</draw:frame>
<draw:frame draw:style-name="fr1" draw:name="Image91" text:anchor-type="as-char" svg:width="6.9236in" svg:height="5.1927in" draw:z-index="0">
<draw:image xlink:href="../Images/liveuamap/2023-06-24T12-36-00/22571486_3.jpg" xlink:type="simple" xlink:show="embed" xlink:actuate="onLoad" draw:mime-type="image/jpeg"/>
</draw:frame>
News Collection Link: <text:a xlink:type="simple" xlink:href="https:\/\/liveuamap.com\/en\/2023\/24-june-1-person-killed-as-result-of-russian-shelling-in" text:style-name="Internet_20_link" text:visited-style-name="Visited_20_Internet_20_Link">
https:\/\/liveuamap.com\/en\/2023\/24-june-1-person-killed-as-result-of-russian-shelling-in</text:a>
</text:p>
      <text:p text:style-name="P4">
News Source: <text:a xlink:type="simple" xlink:href="https://t.me/dnepr_operativ/45051" text:style-name="Internet_20_link" text:visited-style-name="Visited_20_Internet_20_Link">
https://t.me/dnepr_operativ/45051</text:a>
</text:p>
      <!--NEWS-->
      <text:h text:style-name="P10" text:outline-level="1">
<text:span text:style-name="T4">
The Ministry of Health was told that there should be in the first aid kilos of the 50-kilometer zone around the ZPP</text:span>
</text:h>
      <text:p text:style-name="P4">
Authors: Ukrinform (Person)</text:p>
      <text:p text:style-name="P4">
Publisher: Укринформ (Organization)</text:p>
      <text:p text:style-name="P4">
Published Time: 2023-06-24T12:41:00+03:00</text:p>
      <text:p text:style-name="P4">
Modified Time: 2023-06-24T12:41:00+03:00</text:p>
      <text:p text:style-name="P4">
Description: The Ministry of Health continues to inform how to prepare for possible emergencies at the Zaporozhye NPP, which is temporarily captured by the Russians. - Ukrinform.</text:p>
      <text:p text:style-name="P4">
Images: ['<text:a xlink:type="simple" xlink:href="https://static.ukrinform.com/photos/2020_03/thumb_files/630_360_1584996574-182.jpg" text:style-name="Internet_20_link" text:visited-style-name="Visited_20_Internet_20_Link">
630_360_15849...</text:a>
']</text:p>
      <text:p text:style-name="P4">
Tags: ['МОЗ', 'Радіація', 'Аптечка', 'Запорізька АЕС']</text:p>
      <text:p text:style-name="P4">
Type: Article</text:p>
      <!--METADATA-->
      <text:p text:style-name="P4">
<draw:frame draw:style-name="fr1" draw:name="Image92" text:anchor-type="as-char" svg:width="6.9236in" svg:height="3.956343in" draw:z-index="0">
<draw:image xlink:href="../Images/yкринформ/2023-06-24T12-41-00-03-00/630_360_1584996574-182.jpg" xlink:type="simple" xlink:show="embed" xlink:actuate="onLoad" draw:mime-type="image/jpeg"/>
</draw:frame>
The Ministry of Health continues to inform how to prepare possible emergencies at the Zaporozhye NPP, which is temporarily captured by Russia.</text:p>
      <text:p text:style-name="P4">
According to Ukrinform, the MoH was published in <text:a xlink:type="simple" xlink:href="https://t.me/mozofficial/3541" text:style-name="Internet_20_link" text:visited-style-name="Visited_20_Internet_20_Link">
telegram</text:a>
Tips for the content of home first aid kits of the inhabitants of the 50-kilometer-long zone around the ZPP.</text:p>
      <text:p text:style-name="P4">
The message stresses that this information applies only to residents of the 50-kilometer zone around <text:a xlink:type="simple" xlink:href="https://www.ukrinform.ua/tag-zaporizka-aes" text:style-name="Internet_20_link" text:visited-style-name="Visited_20_Internet_20_Link">
ZPES</text:a>
And it is not relevant for people living outside this radius.</text:p>
      <text:p text:style-name="P4">
The Ministry of Health is advised to make sure that there is potassium iodide in the first aid kit, which is useful to reduce the negative impact of radioactive iodine into the thyroid in the event of a nuclear object.</text:p>
      <text:p text:style-name="P4">
It is necessary to take the required dose of iodide potassium only after official alert!</text:p>
      <text:p text:style-name="P4">
<text:span text:style-name="T4">
 Read also: </text:span>
 <text:a xlink:type="simple" xlink:href="https://www.ukrinform.ua/rubric-ato/3727008-veresuk-pro-riziki-na-zaes-boatis-treba-ne-rosian-a-ihnogo-golovotapstva.html" text:style-name="Internet_20_link" text:visited-style-name="Visited_20_Internet_20_Link">
Vereshchuk on Risks on <text:span text:style-name="T4">
 ZPP </text:span>
: It is not necessary to be afraid of Russians, but their cephalopods</text:a>
It is optimal to take the drug after alerting for 6 or less hours of overcoming the radioactive cloud, but potassium iodide remains effective with the receipt of the "cloud" and 6 hours after it.</text:p>
      <text:p text:style-name="P4">
The drug is not recommended 24 hours after the cloud is received.</text:p>
      <text:p text:style-name="P4">
Aluminum-antacid sorbents should also be in the first aid kit. Such a group of means will contain the active substance hydroxide of aluminum and are used to accelerate the notorization, binding and excretion of radionuclides from the body and, thus, a decrease in the risk of health due to their receipt.</text:p>
      <text:p text:style-name="P4">
In addition, it is necessary to take care of the presence of alginate, the active substance - sodiumalginate. It creates a protective barrier on the surface of the liquid stomach content. This barrier prevents the body from being absorbed.</text:p>
      <text:p text:style-name="P4">
Also in the first aid kit should be put sodium bicarbonate, a remedy for the restoration of alkaline blood and correction of metabolic acidosis(a condition characterized by a breaking of chemical balance of acids and alkali in the blood).</text:p>
      <text:p text:style-name="P4">
In the first aid kit must be a mask, which is a means of physical protection of the hazard to reduce the ingress of dangerous substances.</text:p>
      <text:p text:style-name="P4">
As reported by Ukrinform, the risk that the Russians will commit another terrorist attack by the Nazaposhi NPP remains high. <text:a xlink:type="simple" xlink:href="https://www.ukrinform.ua/rubric-society/3726454-moz-dalo-poradi-ukraincam-so-robiti-v-razi-radiacijnoi-avarii.html" text:style-name="Internet_20_link" text:visited-style-name="Visited_20_Internet_20_Link">
In the case of radiation hazard</text:a>
It is necessary to get a job as soon as possible and follow the instructions of the SES and local authorities.</text:p>
      <text:p text:style-name="P4">
News Source: <text:a xlink:type="simple" xlink:href="https://www.ukrinform.ua/rubric-society/3727180-u-moz-rozpovili-so-mae-buti-v-apteckah-ziteliv-50kilometrovoi-zoni-navkolo-zaes.html" text:style-name="Internet_20_link" text:visited-style-name="Visited_20_Internet_20_Link">
https://www.ukrinform.ua/rubric-society/3727180-u-moz-rozpovili-so-mae-buti-v-apteckah-ziteliv-50kilometrovoi-zoni-navkolo-zaes.html</text:a>
</text:p>
      <!--NEWS-->
      <text:h text:style-name="P10" text:outline-level="1">
<text:span text:style-name="T4">
Prigogine's riot is a sign of the collapse of the Putin regime - GUR</text:span>
</text:h>
      <text:p text:style-name="P4">
Authors: Ukrinform (Person)</text:p>
      <text:p text:style-name="P4">
Publisher: Укринформ (Organization)</text:p>
      <text:p text:style-name="P4">
Published Time: 2023-06-24T12:44:00+03:00</text:p>
      <text:p text:style-name="P4">
Modified Time: 2023-06-24T12:44:00+03:00</text:p>
      <text:p text:style-name="P4">
Description: The confrontation between the leader of the Wagner PEC Yevhen Prigogin and the military-political leadership of the Russian Federation is a sign of the collapse of the regime of the President of the Russian Federation Vladimir Putin. - Ukrinform.</text:p>
      <text:p text:style-name="P4">
Images: ['<text:a xlink:type="simple" xlink:href="https://static.ukrinform.com/photos/2023_06/thumb_files/630_360_1687559008-825.jpg" text:style-name="Internet_20_link" text:visited-style-name="Visited_20_Internet_20_Link">
630_360_16875...</text:a>
']</text:p>
      <text:p text:style-name="P4">
Tags: ['Путін', 'Розвідка', 'Росія', 'Пригожин']</text:p>
      <text:p text:style-name="P4">
Type: Article</text:p>
      <!--METADATA-->
      <text:p text:style-name="P4">
<draw:frame draw:style-name="fr1" draw:name="Image93" text:anchor-type="as-char" svg:width="6.9236in" svg:height="3.956343in" draw:z-index="0">
<draw:image xlink:href="../Images/yкринформ/2023-06-24T12-44-00-03-00/630_360_1687559008-825.jpg" xlink:type="simple" xlink:show="embed" xlink:actuate="onLoad" draw:mime-type="image/jpeg"/>
</draw:frame>
The confrontation between the leader of the Wagner PEC Yevgeny Prigogin and the military-political leadership of the Russian Federation is a sign of the collapse of the regime of Presidentarch Vladimir Putin.</text:p>
      <text:p text:style-name="P4">
According to Ukrinform with reference to the message of the Main Directorate of Intelligence of the Ministry of Defense of Ukraine in <text:a xlink:type="simple" xlink:href="https://t.me/DIUkraine/2478" text:style-name="Internet_20_link" text:visited-style-name="Visited_20_Internet_20_Link">
telegram</text:a>
, the representative of GUR Andriy Yusov declared this.</text:p>
      <text:p text:style-name="P4">
“Inner Russian confrontation between the leader of the so -called [Wagner PVC]](https://www.ukrinform.ua/tag-pvk-vagnera)Advantage with military-political cultivation of the aggressor state is a sign of the collapse of the Putin regime, ”-he said.</text:p>
      <text:p text:style-name="P4">
According to him, first of all, it should be understood that it is an internal conflict and confrontation that is a direct consequence of Putin's criminal aggression against Ukraine.</text:p>
      <text:p text:style-name="P4">
<text:span text:style-name="T4">
 Read also: </text:span>
 <text:a xlink:type="simple" xlink:href="https://www.ukrinform.ua/rubric-other_news/3727120-zakolot-prigozina-vse-so-vidomo-na-cej-moment.html" text:style-name="Internet_20_link" text:visited-style-name="Visited_20_Internet_20_Link">
Rebellion <text:span text:style-name="T4">
 Prigogine </text:span>
 a. All that is known at this moment</text:a>
Yusov added that Ukraine continues to monitor the further development of the situation of the Identification.</text:p>
      <text:p text:style-name="P4">
According to Ukrinform, according to British intelligence, on the morning of June 24 <text:a xlink:type="simple" xlink:href="https://www.ukrinform.ua/rubric-world/3727171-pidrozdili-pvk-vagner-rozrahovuut-distatis-do-moskvi-britanska-rozvidka.html" text:style-name="Internet_20_link" text:visited-style-name="Visited_20_Internet_20_Link">
the enmity between the Wagner PEC and the Ministry of Defense of Russia</text:a>
has grown into an open -wave confrontation. Units of a private military company are to metidate to Moscow.</text:p>
      <text:p text:style-name="P4">
News Source: <text:a xlink:type="simple" xlink:href="https://www.ukrinform.ua/rubric-world/3727179-bunt-prigozina-e-oznakou-krahu-putinskogo-rezimu-gur.html" text:style-name="Internet_20_link" text:visited-style-name="Visited_20_Internet_20_Link">
https://www.ukrinform.ua/rubric-world/3727179-bunt-prigozina-e-oznakou-krahu-putinskogo-rezimu-gur.html</text:a>
</text:p>
      <!--NEWS-->
      <text:h text:style-name="P10" text:outline-level="1">
<text:span text:style-name="T4">
Deputy Minister of Defense of Ukraine Hanna Malyar: Today, the Eastern group of troops launch...</text:span>
</text:h>
      <text:p text:style-name="P4">
Authors: liveuamap (Language: en)</text:p>
      <text:p text:style-name="P4">
Time: 2023-06-24T12:44:00</text:p>
      <text:p text:style-name="P4">
Location: Zaporizhzhia (Latitude:47.49772 Longtitude:35.97816)</text:p>
      <text:p text:style-name="P4">
Videos: []</text:p>
      <text:p text:style-name="P4">
Images: []</text:p>
      <text:p text:style-name="P4">
Tags: ["Europe"]</text:p>
      <text:p text:style-name="P4">
Id: 22571487</text:p>
      <!--METADATA-->
      <text:p text:style-name="P4">
Deputy Minister of Defense of Ukraine Hanna Malyar: Today, the Eastern groupof troops launched an offensive in several directions at the same time. In thedirection of Orikhovo-Vasylivka, Bakhmut, Bohdanivka, Yagidne, Klishchiivka,Kurdyumivka. Heavy fighting continues in all southern directions of theoffensive</text:p>
      <text:p text:style-name="P4">
News Collection Link: <text:a xlink:type="simple" xlink:href="https:\/\/liveuamap.com\/en\/2023\/24-june-deputy-minister-of-defense-of-ukraine-hanna-malyar" text:style-name="Internet_20_link" text:visited-style-name="Visited_20_Internet_20_Link">
https:\/\/liveuamap.com\/en\/2023\/24-june-deputy-minister-of-defense-of-ukraine-hanna-malyar</text:a>
</text:p>
      <text:p text:style-name="P4">
News Source: <text:a xlink:type="simple" xlink:href="https://t.me/annamaliar/883" text:style-name="Internet_20_link" text:visited-style-name="Visited_20_Internet_20_Link">
https://t.me/annamaliar/883</text:a>
</text:p>
      <!--NEWS-->
      <text:h text:style-name="P10" text:outline-level="1">
<text:span text:style-name="T4">
The Ukrainian formula of peace involves the launch of the processes of self -destruction of Russia - Danilov</text:span>
</text:h>
      <text:p text:style-name="P4">
Authors: Ukrinform (Person)</text:p>
      <text:p text:style-name="P4">
Publisher: Укринформ (Organization)</text:p>
      <text:p text:style-name="P4">
Published Time: 2023-06-24T12:45:00+03:00</text:p>
      <text:p text:style-name="P4">
Modified Time: 2023-06-24T12:45:00+03:00</text:p>
      <text:p text:style-name="P4">
Description: The secretary of the National Security and Defense Council of Ukraine Alexei Danilov states that the war will end within the Russian Federation. - Ukrinform.</text:p>
      <text:p text:style-name="P4">
Images: ['<text:a xlink:type="simple" xlink:href="https://static.ukrinform.com/photos/2023_04/thumb_files/630_360_1680783800-691.jpg" text:style-name="Internet_20_link" text:visited-style-name="Visited_20_Internet_20_Link">
630_360_16807...</text:a>
']</text:p>
      <text:p text:style-name="P4">
Tags: ['Росія', 'Данілов', 'Війна з Росією', 'Формула миру']</text:p>
      <text:p text:style-name="P4">
Type: Article</text:p>
      <!--METADATA-->
      <text:p text:style-name="P4">
<draw:frame draw:style-name="fr1" draw:name="Image94" text:anchor-type="as-char" svg:width="6.9236in" svg:height="3.956343in" draw:z-index="0">
<draw:image xlink:href="../Images/yкринформ/2023-06-24T12-45-00-03-00/630_360_1680783800-691.jpg" xlink:type="simple" xlink:show="embed" xlink:actuate="onLoad" draw:mime-type="image/jpeg"/>
</draw:frame>
The Secretaries of National Security and Defense of Ukraine Alexei Danilov states that he will be war within the Russian Federation.</text:p>
      <text:p text:style-name="P4">
According to Ukrinform, Danilov wrote about it in <text:a xlink:type="simple" xlink:href="https://www.facebook.com/danilov.oleksiy/videos/6769905579721313" text:style-name="Internet_20_link" text:visited-style-name="Visited_20_Internet_20_Link">
Facebook.</text:a>
"The Ukrainian Sustainable Peace formula envisages the exit to the borders of 1991.</text:p>
      <text:p text:style-name="P4">
According to him, "as the war began, so it will end - insiderf."</text:p>
      <text:p text:style-name="P4">
"The process is started ...", - said <text:a xlink:type="simple" xlink:href="https://www.ukrinform.ua/tag-danilov" text:style-name="Internet_20_link" text:visited-style-name="Visited_20_Internet_20_Link">
Danilov. </text:a>
*!(https://www.ukrinform.ua/rubric-world/3727171-pidrozdili-pvk-vagner-rozrahovuut-distatis-do-moskvi-britanska-rozvidka.html)As reported by Ukrinform, the adviser to the head of the Presidential Office of Ukraine Mikhailopodolyak, commenting on the rebellion of PEC "Wagner", headed by Yevgeny Prigogin, stated that <text:a xlink:type="simple" xlink:href="https://www.ukrinform.ua/rubric-world/3727122-v-ofisi-prezidenta-prokomentuvali-bunt-vagnerivciv-u-rosii-vse-tilki-pocinaetsa.html" text:style-name="Internet_20_link" text:visited-style-name="Visited_20_Internet_20_Link">
in Russia everything is just beginning.</text:a>
</text:p>
      <text:p text:style-name="P4">
News Source: <text:a xlink:type="simple" xlink:href="https://www.ukrinform.ua/rubric-ato/3727181-ukrainska-formula-miru-peredbacae-u-tomu-cisli-zapusk-procesiv-samorujnacii-rosii-danilov.html" text:style-name="Internet_20_link" text:visited-style-name="Visited_20_Internet_20_Link">
https://www.ukrinform.ua/rubric-ato/3727181-ukrainska-formula-miru-peredbacae-u-tomu-cisli-zapusk-procesiv-samorujnacii-rosii-danilov.html</text:a>
</text:p>
      <!--NEWS-->
      <text:h text:style-name="P10" text:outline-level="1">
<text:span text:style-name="T4">
Tkachenko stated the need to support Ukrainian book production</text:span>
</text:h>
      <text:p text:style-name="P4">
Authors: Ukrinform (Person)</text:p>
      <text:p text:style-name="P4">
Publisher: Укринформ (Organization)</text:p>
      <text:p text:style-name="P4">
Published Time: 2023-06-24T12:47:00+03:00</text:p>
      <text:p text:style-name="P4">
Modified Time: 2023-06-24T12:47:00+03:00</text:p>
      <text:p text:style-name="P4">
Description: Following the adoption of the law on restriction of the import and distribution of publishing products from Russia and Belarus, it is necessary to make a decision to support the Ukrainian book production. - Ukrinform.</text:p>
      <text:p text:style-name="P4">
Images: ['<text:a xlink:type="simple" xlink:href="https://static.ukrinform.com/photos/2023_02/thumb_files/630_360_1677252227-167.jpg" text:style-name="Internet_20_link" text:visited-style-name="Visited_20_Internet_20_Link">
630_360_16772...</text:a>
']</text:p>
      <text:p text:style-name="P4">
Tags: ['Книги', 'Ткаченко', 'Єдині новини']</text:p>
      <text:p text:style-name="P4">
Type: Article</text:p>
      <!--METADATA-->
      <text:p text:style-name="P4">
<draw:frame draw:style-name="fr1" draw:name="Image95" text:anchor-type="as-char" svg:width="6.9236in" svg:height="3.956343in" draw:z-index="0">
<draw:image xlink:href="../Images/yкринформ/2023-06-24T12-47-00-03-00/630_360_1677252227-167.jpg" xlink:type="simple" xlink:show="embed" xlink:actuate="onLoad" draw:mime-type="image/jpeg"/>
</draw:frame>
Posting the law on the restriction of the import and distribution of publishing products from Russia and Belarus, it is necessary to make a decision to support the Ukrainian -production production.</text:p>
      <text:p text:style-name="P4">
According to Ukrinform, the Minister of Culture and Information Policy Oleksandrkachenko announced this on the national telephone "Yeninovina", commenting on the adoption of the law on the ban on imports of books from Tabilorus.</text:p>
      <text:p text:style-name="P4">
“Import of Russian books is forbidden. It is worth noting that it is needed work, including law enforcement agencies, because the so -called gray or black import exists. In addition, in Ukraine, unfortunately, some of the books published in Russia are favorably illegally. I think that during the war it is a rather right decision, because the termination of this flow of Russian literature into Ukraine will allow to focus on Ukrainian publishers on their own work, ”the minister said.</text:p>
      <text:p text:style-name="P4">
He expressed his hope that after the adoption of the law, different solutions to support Ukrainian book production would be implemented.</text:p>
      <text:p text:style-name="P4">
Answering the question of whether the norms of the new law of those [books,] will be affected(https://www.ukrinform.ua/tag-kniga)which were imported from the Russian Federation before its adoption and are now sold in stores, Tkachenko said: "There is no retroactive law, so we will explore this story."</text:p>
      <text:p text:style-name="P4">
*!(https://www.ukrinform.ua/rubric-culture/3726912-pidtrimka-ukrainskoi-mkip-iniciue-vidacu-knizkovih-sertifikativ-i-subsidij-dla-knigaren.html)He announced a meeting with representatives of bookstores who would like to have mother -in -law during the war to continue his work, and promised to discuss it with them.</text:p>
      <text:p text:style-name="P4">
Tkachenko also reported that the process of replacing Russian books in Ukrainian reservoirs is difficult, because it requires significant funds. He recalled that the Russian invaders destroy all books in Ukrainian in libraries by the occupied territories.</text:p>
      <text:p text:style-name="P4">
As reported by Ukrinform, on June 22 President Vladimir(https://www.ukrinform.ua/rubric-polytics/3726197-zelenskij-pidpisav-zakon-pro-zaboronu-na-vvezenna-i-rozpovsudzenna-knig-z-rosii-i-bilorusi.html)Implications, Belarus and the temporarily occupied territory of Ukraine.</text:p>
      <text:p text:style-name="P4">
News Source: <text:a xlink:type="simple" xlink:href="https://www.ukrinform.ua/rubric-culture/3727186-tkacenko-zaaviv-pro-neobhidnist-pidtrimki-ukrainskogo-knigovirobnictva.html" text:style-name="Internet_20_link" text:visited-style-name="Visited_20_Internet_20_Link">
https://www.ukrinform.ua/rubric-culture/3727186-tkacenko-zaaviv-pro-neobhidnist-pidtrimki-ukrainskogo-knigovirobnictva.html</text:a>
</text:p>
      <!--NEWS-->
      <text:h text:style-name="P10" text:outline-level="1">
<text:span text:style-name="T4">
Investors are interested in the restoration of Ukraine, they only need insurance policies-business ombudsman</text:span>
</text:h>
      <text:p text:style-name="P4">
Authors: Ukrinform (Person)</text:p>
      <text:p text:style-name="P4">
Publisher: Укринформ (Organization)</text:p>
      <text:p text:style-name="P4">
Published Time: 2023-06-24T12:50:23+03:00</text:p>
      <text:p text:style-name="P4">
Modified Time: 2023-06-24T12:50:23+03:00</text:p>
      <text:p text:style-name="P4">
Description: During the International Conference on Recovery of Ukraine in London, foreign investors became interested in projects in Ukraine, however, the spread of insurance policies is important for them to ensure a sense of stability for investment. - Ukrinform.</text:p>
      <text:p text:style-name="P4">
Images: ['<text:a xlink:type="simple" xlink:href="https://static.ukrinform.com/photos/2023_06/thumb_files/630_360_1687600099-328.jpg" text:style-name="Internet_20_link" text:visited-style-name="Visited_20_Internet_20_Link">
630_360_16876...</text:a>
']</text:p>
      <text:p text:style-name="P4">
Tags: ['Бізнес', 'Інвестиції', 'Лондон', 'Відновлення України']</text:p>
      <text:p text:style-name="P4">
Type: Article</text:p>
      <!--METADATA-->
      <text:p text:style-name="P4">
<draw:frame draw:style-name="fr1" draw:name="Image96" text:anchor-type="as-char" svg:width="6.9236in" svg:height="3.956343in" draw:z-index="0">
<draw:image xlink:href="../Images/yкринформ/2023-06-24T12-50-23-03-00/630_360_1687600099-328.jpg" xlink:type="simple" xlink:show="embed" xlink:actuate="onLoad" draw:mime-type="image/jpeg"/>
</draw:frame>
During the International Conference on the Restoration of Ukraine, which took place in London, foreign investors became interested in projects in Ukraine, however, the spread of insurance policies is important for them to ensure a sense of stability for investment.</text:p>
      <text:p text:style-name="P4">
This was stated on the air <text:a xlink:type="simple" xlink:href="https://ukr.radio/news.html" text:style-name="Internet_20_link" text:visited-style-name="Visited_20_Internet_20_Link">
</text:a>
<text:a xlink:type="simple" xlink:href="https://ukr.radio/news.html" text:style-name="Internet_20_link" text:visited-style-name="Visited_20_Internet_20_Link">
Ukrainian Radio</text:a>
 <text:a xlink:type="simple" xlink:href="https://ukr.radio/news.html" text:style-name="Internet_20_link" text:visited-style-name="Visited_20_Internet_20_Link">
</text:a>
Business Ombudsman Roman Vashchuk.</text:p>
      <text:p text:style-name="P4">
"The Conference in London has exceeded my hopes, but they may not have been high after this year's experience in Lugano, where everything was very swallowed at the level of general principles. One of the great differences is the CTA active the presence of <text:a xlink:type="simple" xlink:href="https://www.ukrinform.ua/tag-biznes" text:style-name="Internet_20_link" text:visited-style-name="Visited_20_Internet_20_Link">
business</text:a>
, in particular, foreign ones. The Ukrainian business was also, but could be even better representative, ”Vashchuk says.</text:p>
      <text:p text:style-name="P4">
Although, according to him, "last year state representatives were in conferences, and business - separately" behind the fence "himself held his meetings. Therefore, a very important and positive moment."</text:p>
      <text:p text:style-name="P4">
Vashchuk stressed that the conference also expressed a clear vision of the government of Ukraine, which the state should be in 2033.</text:p>
      <text:p text:style-name="P4">
*!(https://www.ukrinform.ua/rubric-polytics/3726943-blizko-500-kompanij-u-sviti-zacikavleni-investuvati-v-ukrainu-zelenskij.html)"I think that a fairly clear vision of the Government of Ukraine, which is supposed to be in 2033, has already been expressed. That is, a ten -year vision of development, nine key sectors, and then in sectoral meetings outside the plenary session there were very practical proposals for investors, in which money can be invested. -This is what the presentations were shown with the projects, then immediately had the hands of hands, which were lifted with their phones and filmed appropriate personnel presentations, etc. This is a kind of interest, "-said Business Ombudsman.An important factor for foreign companies is the spread of insurance policies and military risks. British and Japanese governments have stated that they put money into a joint fund that will support insurance polysisvitic bank. French Foreign Minister has announced a national program aimed at French companies.</text:p>
      <text:p text:style-name="P4">
<text:span text:style-name="T4">
 Read also: </text:span>
 [Foreign Ministry of Japan: Meeting in London testified(https://www.ukrinform.ua/rubric-vidbudova/3727046-mzs-aponii-zustric-v-londoni-zasvidcila-visokij-interes-biznesu-do-proektiv-vidbudovi-ukraini.html)"So, on the obvious and understandable fears are now on the financial market and with the help of governments insurance policies that should give more confidence of investors who come into such a still flowing situation,"-said the Business Ombudsman.</text:p>
      <text:p text:style-name="P4">
It was reported that on June 21-22 in London there was an International Conference of Defense of Ukraine - Ukraine Recovery Conference, third large -scale international event(After conferences in Lugano and Berlin). Понад 400 світовихкомпаній пообіцяли надати підтримку Україні у відбудові економіки.</text:p>
      <text:p text:style-name="P4">
<text:span text:style-name="T5">
Фото: Українське радіо</text:span>
</text:p>
      <text:p text:style-name="P4">
News Source: <text:a xlink:type="simple" xlink:href="https://www.ukrinform.ua/rubric-vidbudova/3727185-investori-zacikavleni-u-vidnovlenni-ukraini-im-potribni-lise-strahovi-polisi-biznesombudsmen.html" text:style-name="Internet_20_link" text:visited-style-name="Visited_20_Internet_20_Link">
https://www.ukrinform.ua/rubric-vidbudova/3727185-investori-zacikavleni-u-vidnovlenni-ukraini-im-potribni-lise-strahovi-polisi-biznesombudsmen.html</text:a>
</text:p>
      <!--NEWS-->
      <text:h text:style-name="P10" text:outline-level="1">
<text:span text:style-name="T4">
In Zaporozhye, water level is 1.7 meters below normal</text:span>
</text:h>
      <text:p text:style-name="P4">
Authors: Ukrinform (Person)</text:p>
      <text:p text:style-name="P4">
Publisher: Укринформ (Organization)</text:p>
      <text:p text:style-name="P4">
Published Time: 2023-06-24T12:55:00+03:00</text:p>
      <text:p text:style-name="P4">
Modified Time: 2023-06-24T12:55:00+03:00</text:p>
      <text:p text:style-name="P4">
Description: As a result of Kakhovskaya hydroelectric power station in Zaporozhye, the water level in Lower Biet is 1.73 meters below normal. - Ukrinform.</text:p>
      <text:p text:style-name="P4">
Images: ['<text:a xlink:type="simple" xlink:href="https://static.ukrinform.com/photos/2023_06/thumb_files/630_360_1686382724-910.jpg" text:style-name="Internet_20_link" text:visited-style-name="Visited_20_Internet_20_Link">
630_360_16863...</text:a>
']</text:p>
      <text:p text:style-name="P4">
Tags: ['Вода', 'Каховська ГЕС', 'Запоріжжя', 'Запорізька АЕС']</text:p>
      <text:p text:style-name="P4">
Type: Article</text:p>
      <!--METADATA-->
      <text:p text:style-name="P4">
<draw:frame draw:style-name="fr1" draw:name="Image97" text:anchor-type="as-char" svg:width="6.9236in" svg:height="3.956343in" draw:z-index="0">
<draw:image xlink:href="../Images/yкринформ/2023-06-24T12-55-00-03-00/630_360_1686382724-910.jpg" xlink:type="simple" xlink:show="embed" xlink:actuate="onLoad" draw:mime-type="image/jpeg"/>
</draw:frame>
Due to the healing of the Kakhovka hydroelectric power station in Zaporozhye, the water level in Lower Bieter by 1.73 meters.</text:p>
      <text:p text:style-name="P4">
About it in <text:a xlink:type="simple" xlink:href="https://t.me/zoda_gov_ua/19789" text:style-name="Internet_20_link" text:visited-style-name="Visited_20_Internet_20_Link">
telegram</text:a>
Informs Yuri Malashko, the head of the Zaporozhye Regional Military Administration, Ukrinform reports.</text:p>
      <text:p text:style-name="P4">
"Water level in Lower Biet - 12.77 m, which is below 1.73 m. In general, the detachment of the dam was reduced by 4.39 m," the water is said. NPP](https://www.ukrinform.ua/tag-aes)- normal.</text:p>
      <text:p text:style-name="P4">
In the city and in the territory of Zaporizhzhya region controlled by Ukraine there is no outpass with the supply of drinking water. According to the results of monitoring studies of drinking water, there are no deviations from the normative indicators. In the aquatoriakakhov reservoir for the last day of the overseas phenomena are not fixed.</text:p>
      <text:p text:style-name="P4">
<text:span text:style-name="T5">
!Close </text:span>
<text:span text:style-name="T5">
 </text:span>
<text:span text:style-name="T5">
 at home </text:span>
*](https://www.ukrinform.ua/rubric-society/3726681-so-robiti-u-vipadku-katastrofi-na-zaes-ukraincam-radat-na-dobu-zakritisa-vdoma.html)As reported by Ukrinform, President Volodymyr Zelenskyy stated that Russia is considering the scenario of arrangement [terrorist act at the Zaporozhye NPP]](https://www.ukrinform.ua/rubric-ato/3726213-rosia-vse-pidgotuvala-dla-teraktu-na-zaes-iz-vikidom-radiacii-zelenskij.html)And everything was prepared for this.</text:p>
      <text:p text:style-name="P4">
The head of the Ministry of Defense Cyril Budanov informed that the Russians have replaced the security officer with the ZPP, and if it is discharged, there are probability of great problems.</text:p>
      <text:p text:style-name="P4">
News Source: <text:a xlink:type="simple" xlink:href="https://www.ukrinform.ua/rubric-regions/3727188-u-zaporizzi-riven-vodi-na-17-metra-nizce-normi.html" text:style-name="Internet_20_link" text:visited-style-name="Visited_20_Internet_20_Link">
https://www.ukrinform.ua/rubric-regions/3727188-u-zaporizzi-riven-vodi-na-17-metra-nizce-normi.html</text:a>
</text:p>
      <!--NEWS-->
      <text:h text:style-name="P10" text:outline-level="1">
<text:span text:style-name="T4">
Russia's weakness is obvious: Zelensky reacted to the Wagner's rebellion</text:span>
</text:h>
      <text:p text:style-name="P4">
Authors: Ukrinform (Person)</text:p>
      <text:p text:style-name="P4">
Publisher: Укринформ (Organization)</text:p>
      <text:p text:style-name="P4">
Published Time: 2023-06-24T13:00:00+03:00</text:p>
      <text:p text:style-name="P4">
Modified Time: 2023-06-24T13:00:00+03:00</text:p>
      <text:p text:style-name="P4">
Description: President Volodymyr Zelenskyy responded to the rebellion of the Wagner PEC against the Russian authorities and said that the weakness of the Russian Federation is obvious. According to him, Ukraine is able to protect Europe from the spread of Russian evil and chaos. - Ukrinform.</text:p>
      <text:p text:style-name="P4">
Images: ['<text:a xlink:type="simple" xlink:href="https://static.ukrinform.com/photos/2023_06/thumb_files/630_360_1687535517-265.jpeg" text:style-name="Internet_20_link" text:visited-style-name="Visited_20_Internet_20_Link">
630_360_16875...</text:a>
']</text:p>
      <text:p text:style-name="P4">
Tags: ['Росія', 'ПВК "Вагнера"', 'Пригожин', 'Зеленський']</text:p>
      <text:p text:style-name="P4">
Type: Article</text:p>
      <!--METADATA-->
      <text:p text:style-name="P4">
<draw:frame draw:style-name="fr1" draw:name="Image98" text:anchor-type="as-char" svg:width="6.9236in" svg:height="3.956343in" draw:z-index="0">
<draw:image xlink:href="../Images/yкринформ/2023-06-24T13-00-00-03-00/630_360_1687535517-265.jpeg" xlink:type="simple" xlink:show="embed" xlink:actuate="onLoad" draw:mime-type="image/jpeg"/>
</draw:frame>
The Presidential Division of Zelensky responded to the rebellion of the Wagner PEC against the Russian power and stated that the weakness of the Russian Federation is obvious. According to him, the Ukrainian is to protect Europe from the spread of Russian evil and chaos.</text:p>
      <text:p text:style-name="P4">
According to Ukrinform, the head of state wrote about it <text:a xlink:type="simple" xlink:href="https://t.me/V_Zelenskiy_official/6694" text:style-name="Internet_20_link" text:visited-style-name="Visited_20_Internet_20_Link">
in the telegram.</text:a>
“The weakness <text:a xlink:type="simple" xlink:href="https://www.ukrinform.ua/tag-rosia" text:style-name="Internet_20_link" text:visited-style-name="Visited_20_Internet_20_Link">
of Russia</text:a>
Obvious. Full -scale weakness. And the longer Russia keeps its troops of the Tangimans on our earth, the more chaos, pain and problems for itself will be comforted. It is also obvious. Ukraine is able to protect Europe from the spread of Russian evil and chaos, ”Zelensky emphasized.</text:p>
      <text:p text:style-name="P4">
He recalled that anyone who chooses the path of evil destroys themselves.</text:p>
      <text:p text:style-name="P4">
According to the President who sends the columns of the military to destroy the lives of another country, he cannot keep them from escape and betrayal when life resists.</text:p>
      <text:p text:style-name="P4">
*!(https://www.ukrinform.ua/rubric-world/3727179-bunt-prigozina-e-oznakou-krahu-putinskogo-rezimu-gur.html)"Terrorizes rockets, and when they are beaten - humiliates that they give" Shahda ". He consides people and throws hundreds of thousands into the war, in the end to be bored up in the Uskov region from those whom he himself armed," the Head of State emphasized.</text:p>
      <text:p text:style-name="P4">
He stated that Russia has long masked the weakness and stupidity of its administration, and now the chaos is so much that you do not hide it with no lie. "Ivsea is one person who scares again and again 1917, although it is not capable of bringing no other to the other," Zelensky said.</text:p>
      <text:p text:style-name="P4">
He urged Ukrainians to maintain strength, unity and strength.</text:p>
      <text:p text:style-name="P4">
<text:span text:style-name="T4">
 Read also: </text:span>
 <text:a xlink:type="simple" xlink:href="https://www.ukrinform.ua/rubric-world/3727165-vagnerivci-zahopili-vijskovi-obekti-u-voronezi-zmi.html" text:style-name="Internet_20_link" text:visited-style-name="Visited_20_Internet_20_Link">
"<text:span text:style-name="T4">
 Wagner </text:span>
 Ivtsi" seized military facilities in Voronezh- media</text:a>
Zelensky assured that Ukrainian commanders and warriors know what to do.</text:p>
      <text:p text:style-name="P4">
According to Ukrinform, according to British intelligence, on the morning of June 24 <text:a xlink:type="simple" xlink:href="https://www.ukrinform.ua/rubric-world/3727171-pidrozdili-pvk-vagner-rozrahovuut-distatis-do-moskvi-britanska-rozvidka.html" text:style-name="Internet_20_link" text:visited-style-name="Visited_20_Internet_20_Link">
the enmity between the Wagner PEC and the Ministry of Defense of Russia grew into an open military contrast. </text:a>
Units of a private military company aim to get to Moscow.</text:p>
      <text:p text:style-name="P4">
News Source: <text:a xlink:type="simple" xlink:href="https://www.ukrinform.ua/rubric-polytics/3727189-ukraina-zdatna-zahistiti-evropu-vid-rozpovzanna-rosijskogo-zla-i-haosu-zelenskij.html" text:style-name="Internet_20_link" text:visited-style-name="Visited_20_Internet_20_Link">
https://www.ukrinform.ua/rubric-polytics/3727189-ukraina-zdatna-zahistiti-evropu-vid-rozpovzanna-rosijskogo-zla-i-haosu-zelenskij.html</text:a>
</text:p>
      <!--NEWS-->
      <text:h text:style-name="P10" text:outline-level="1">
<text:span text:style-name="T4">
The International Volleyball Federation has continued the removal of Russia and Belarus</text:span>
</text:h>
      <text:p text:style-name="P4">
Authors: Ukrinform (Person)</text:p>
      <text:p text:style-name="P4">
Publisher: Укринформ (Organization)</text:p>
      <text:p text:style-name="P4">
Published Time: 2023-06-24T13:02:48+03:00</text:p>
      <text:p text:style-name="P4">
Modified Time: 2023-06-24T13:02:48+03:00</text:p>
      <text:p text:style-name="P4">
Description: During the Administrative Council meeting, the International Volleyball Federation (FIVB) continued to remove all teams from Russia and Belarus. - Ukrinform.</text:p>
      <text:p text:style-name="P4">
Images: ['<text:a xlink:type="simple" xlink:href="https://static.ukrinform.com/photos/2023_06/thumb_files/630_360_1687600778-596.jpg" text:style-name="Internet_20_link" text:visited-style-name="Visited_20_Internet_20_Link">
630_360_16876...</text:a>
']</text:p>
      <text:p text:style-name="P4">
Tags: ['Антиросійські санкції', 'Спорт', 'Світ', 'Волейбол']</text:p>
      <text:p text:style-name="P4">
Type: Article</text:p>
      <!--METADATA-->
      <text:p text:style-name="P4">
<draw:frame draw:style-name="fr1" draw:name="Image99" text:anchor-type="as-char" svg:width="6.9236in" svg:height="3.956343in" draw:z-index="0">
<draw:image xlink:href="../Images/yкринформ/2023-06-24T13-02-48-03-00/630_360_1687600778-596.jpg" xlink:type="simple" xlink:show="embed" xlink:actuate="onLoad" draw:mime-type="image/jpeg"/>
</draw:frame>
During the Administrative Council, the International Volleyball Federation(FIVB)She continued to remove all teams from Russia and Belarus.</text:p>
      <text:p text:style-name="P4">
About it reports official site <text:a xlink:type="simple" xlink:href="https://www.fivb.com/en/about/news/financial-and-legal-presentations-discussed-at-the" text:style-name="Internet_20_link" text:visited-style-name="Visited_20_Internet_20_Link">
FIVB</text:a>
, reports Ukrinform.</text:p>
      <text:p text:style-name="P4">
"After a detailed consideration of the FIVB legal commission, administrative radiafederation confirmed its previous decision that all Russian Tabilorian national teams, clubs, officials and athletes in beach volleyball and volleyball in the snow are not allowed to participate in all international continental competitions," message.</text:p>
      <text:p text:style-name="P4">
<text:span text:style-name="T4">
 Read also: </text:span>
 <text:a xlink:type="simple" xlink:href="https://www.ukrinform.ua/rubric-sports/3724493-viznacilisa-usi-ucasnici-finalu-cotiroh-zinocoi-zolotoi-evroligi2023-z-volejbolu.html" text:style-name="Internet_20_link" text:visited-style-name="Visited_20_Internet_20_Link">
Determined all participants of the finals of four women's goldenurola-2023 with <text:span text:style-name="T4">
 volleyball </text:span>
 U</text:a>
It was also decided not to reflect Russia and Belarus in the world ratings. Our rating points remain frozen in accordance with the decision of the FIVB administrative council in October 2022.</text:p>
      <text:p text:style-name="P4">
Photo: FIVB.</text:p>
      <text:p text:style-name="P4">
News Source: <text:a xlink:type="simple" xlink:href="https://www.ukrinform.ua/rubric-sports/3727190-miznarodna-federacia-volejbolu-prodovzila-vidstoronenna-rosii-ta-bilorusi.html" text:style-name="Internet_20_link" text:visited-style-name="Visited_20_Internet_20_Link">
https://www.ukrinform.ua/rubric-sports/3727190-miznarodna-federacia-volejbolu-prodovzila-vidstoronenna-rosii-ta-bilorusi.html</text:a>
</text:p>
      <!--NEWS-->
      <text:h text:style-name="P10" text:outline-level="1">
<text:span text:style-name="T4">
Under the Voronezh burns the oil depot - the media</text:span>
</text:h>
      <text:p text:style-name="P4">
Authors: Ukrinform (Person)</text:p>
      <text:p text:style-name="P4">
Publisher: Укринформ (Organization)</text:p>
      <text:p text:style-name="P4">
Published Time: 2023-06-24T13:04:00+03:00</text:p>
      <text:p text:style-name="P4">
Modified Time: 2023-06-24T13:04:00+03:00</text:p>
      <text:p text:style-name="P4">
Description: In the Russian regional center of Voronezh the oil depot burns, a thick pillar of black smoke is raised above the residential areas. - Ukrinform.</text:p>
      <text:p text:style-name="P4">
Images: ['<text:a xlink:type="simple" xlink:href="https://static.ukrinform.com/photos/2023_06/thumb_files/630_360_1687601139-424.jpg" text:style-name="Internet_20_link" text:visited-style-name="Visited_20_Internet_20_Link">
630_360_16876...</text:a>
']</text:p>
      <text:p text:style-name="P4">
Tags: ['Пожежа', 'Росія', 'Нафтобаза']</text:p>
      <text:p text:style-name="P4">
Type: Article</text:p>
      <!--METADATA-->
      <text:p text:style-name="P4">
<draw:frame draw:style-name="fr1" draw:name="Image100" text:anchor-type="as-char" svg:width="6.9236in" svg:height="3.956343in" draw:z-index="0">
<draw:image xlink:href="../Images/yкринформ/2023-06-24T13-04-00-03-00/630_360_1687601139-424.jpg" xlink:type="simple" xlink:show="embed" xlink:actuate="onLoad" draw:mime-type="image/jpeg"/>
</draw:frame>
The Urosian Regional Center of Voronezh burns the oil depot, a thick pillar of black smoke is overwhelmed over the residential areas.</text:p>
      <text:p text:style-name="P4">
As Ukrinform reports, it reports <text:a xlink:type="simple" xlink:href="https://t.me/vchkogpu/39419" text:style-name="Internet_20_link" text:visited-style-name="Visited_20_Internet_20_Link">
telegram channel</text:a>
"LCC-OGPU".</text:p>
      <text:p text:style-name="P4">
"The oil depot exploded in Voronezh as soon as the helicopter flew over it," he came in a video report.</text:p>
      <text:p text:style-name="P4">
Later, a few more [videos] were published(https://t.me/vchkogpu/39420)Fires at the oil depot.</text:p>
      <text:p text:style-name="P4">
The head of the region Alexander <text:a xlink:type="simple" xlink:href="https://t.me/gusev_36/1432" text:style-name="Internet_20_link" text:visited-style-name="Visited_20_Internet_20_Link">
Gusev stated</text:a>
The fact that emergency services fight the fire - more than 100 firefighters, 30 units.</text:p>
      <text:p text:style-name="P4">
Meanwhile <text:a xlink:type="simple" xlink:href="https://t.me/sotaproject/61566" text:style-name="Internet_20_link" text:visited-style-name="Visited_20_Internet_20_Link">
Sota telegram channel</text:a>
Publishing a Video in the village of Upper Mamm of the Voronezh region. “SCC-OGPU” <text:a xlink:type="simple" xlink:href="https://t.me/vchkogpu/39406" text:style-name="Internet_20_link" text:visited-style-name="Visited_20_Internet_20_Link">
reports</text:a>
About the battle in the unnamed settlement, and also teaches a video with military, probably Wagnerians, in <text:a xlink:type="simple" xlink:href="https://t.me/vchkogpu/39403" text:style-name="Internet_20_link" text:visited-style-name="Visited_20_Internet_20_Link">
Bobrov</text:a>
Voronezh region.</text:p>
      <text:p text:style-name="P4">
Used to be [messages] before(https://www.ukrinform.ua/rubric-world/3727165-vagnerivci-zahopili-vijskovi-obekti-u-voronezi-zmi.html)Infloorials to sources from Russian special services, as if Russian rebuilders of PVKVagner had occupied military facilities in Voronezh.</text:p>
      <text:p text:style-name="P4">
<text:span text:style-name="T4">
 Read also: </text:span>
 <text:a xlink:type="simple" xlink:href="https://www.ukrinform.ua/rubric-other_news/3727120-zakolot-prigozina-vse-so-vidomo-na-cej-moment.html" text:style-name="Internet_20_link" text:visited-style-name="Visited_20_Internet_20_Link">
rebellion <text:span text:style-name="T4">
 Passage </text:span>
 in. All that is known at this moment</text:a>
According to Ukrinform, according to Russian propaganda resources, Mermoskov Sergey Sobiangin stated that in connection with the actions of PEC "Wagner" in the city "anti -terrorist measures" were carried out, additional control of the suburban.</text:p>
      <text:p text:style-name="P4">
According to Presidential spokesman Dmitry Peskov, security forces around the clock are told by Russian President Vladimir <text:a xlink:type="simple" xlink:href="https://www.ukrinform.ua/tag-putin" text:style-name="Internet_20_link" text:visited-style-name="Visited_20_Internet_20_Link">
Putin</text:a>
About the measures they take in connection with the actions of the "Wagner".</text:p>
      <text:p text:style-name="P4">
Russian telegrams are spreading videos about the capture of the "Wagnets" of administrative buildings and military buildings in Rostov, which were handed over.</text:p>
      <text:p text:style-name="P4">
The movement of the columns of PEC to Voronezh was reported.</text:p>
      <text:p text:style-name="P4">
The FSB of Russia opened a criminal case against Prigogine through the call of a perpetual rebellion.</text:p>
      <text:p text:style-name="P4">
<text:span text:style-name="T5">
Foto from the site apa.az</text:span>
</text:p>
      <text:p text:style-name="P4">
News Source: <text:a xlink:type="simple" xlink:href="https://www.ukrinform.ua/rubric-world/3727192-pid-voronezem-gorit-naftobaza-zmi.html" text:style-name="Internet_20_link" text:visited-style-name="Visited_20_Internet_20_Link">
https://www.ukrinform.ua/rubric-world/3727192-pid-voronezem-gorit-naftobaza-zmi.html</text:a>
</text:p>
      <!--NEWS-->
      <text:h text:style-name="P10" text:outline-level="1">
<text:span text:style-name="T4">
After the Kakhovka hydroelectric power station in the Black Sea, there may be polio virus - infectious agent</text:span>
</text:h>
      <text:p text:style-name="P4">
Authors: Ukrinform (Person)</text:p>
      <text:p text:style-name="P4">
Publisher: Укринформ (Organization)</text:p>
      <text:p text:style-name="P4">
Published Time: 2023-06-24T13:05:00+03:00</text:p>
      <text:p text:style-name="P4">
Modified Time: 2023-06-24T13:05:00+03:00</text:p>
      <text:p text:style-name="P4">
Description: After the Russians blast the Kakhovka hydroelectric power station in the Black Sea, where the water from the Dnieper, which washed away the uncleanness, may not only be cholera but also polio virus. - Ukrinform.</text:p>
      <text:p text:style-name="P4">
Images: ['<text:a xlink:type="simple" xlink:href="https://static.ukrinform.com/photos/2023_06/thumb_files/630_360_1686752277-782.jpeg" text:style-name="Internet_20_link" text:visited-style-name="Visited_20_Internet_20_Link">
630_360_16867...</text:a>
']</text:p>
      <text:p text:style-name="P4">
Tags: ['Вірус', ' Чорне море', 'Поліомієліт', 'Каховська ГЕС', 'Інфекційні хвороби']</text:p>
      <text:p text:style-name="P4">
Type: Article</text:p>
      <!--METADATA-->
      <text:p text:style-name="P4">
<draw:frame draw:style-name="fr1" draw:name="Image101" text:anchor-type="as-char" svg:width="6.9236in" svg:height="3.956343in" draw:z-index="0">
<draw:image xlink:href="../Images/yкринформ/2023-06-24T13-05-00-03-00/630_360_1686752277-782.jpeg" xlink:type="simple" xlink:show="embed" xlink:actuate="onLoad" draw:mime-type="image/jpeg"/>
</draw:frame>
The afternoons of the Kakhovska hydroelectric power plant in the Black Sea, where water from the Dnieper, which washed away the uncleanness, may be not only cholera but also polio virus.</text:p>
      <text:p text:style-name="P4">
According to Ukrinform, about it on the air <text:a xlink:type="simple" xlink:href="https://ukr.radio/news.html" text:style-name="Internet_20_link" text:visited-style-name="Visited_20_Internet_20_Link">
Ukrainian radio</text:a>
The Doctor of Medical Sciences, Professor of the Department of Respiratory and Other Viral Infections of the Institute -Pepidemiology and Infectious Diseases named after L.V. Alla Mironenko Gromashevsky.</text:p>
      <text:p text:style-name="P4">
"<text:a xlink:type="simple" xlink:href="https://www.ukrinform.ua/tag-holera" text:style-name="Internet_20_link" text:visited-style-name="Visited_20_Internet_20_Link">
Cholera vibrion</text:a>
Likes the saline. So, water from the Dnieper, which washed away the uncleanness and got into the Black Sea, where Jesolian water is, there is risks ... The problem is that those who have not received full curtains from polio, including children, can be infected with this virus. After all, vaccine viruses are alive and can be transformed into a wild strain. And since they are intended in wastewater, these viruses could get into the sea and tamper for some time. "In addition, Mironenko notes," can be astricity tapeviruses, so it is necessary to observe hygienic standards as much as possible and use safe water, "the scientist stressed.</text:p>
      <text:p text:style-name="P4">
According to her, even the fish caught in these water can contain cholera vibrio, if it is there, "so it is possible to consume only heat -treated fish, because choleric vibration dies from temperature."</text:p>
      <text:p text:style-name="P4">
<text:span text:style-name="T4">
 Read also: </text:span>
 <text:a xlink:type="simple" xlink:href="https://www.ukrinform.ua/rubric-regions/3727169-pidriv-rosianami-kahovskoi-ges-prizviv-do-ekologicnoi-katastrofi-i-na-hortici-ekspert.html" text:style-name="Internet_20_link" text:visited-style-name="Visited_20_Internet_20_Link">
blasting by the Russians of the Kakhovka hydroelectric power station led to environmental catastrophe and on Khortyk - <text:span text:style-name="T4">
 expert </text:span>
</text:a>
As for Siberka, Mironenko noted that a person can not become infected, even if the polys of anthrax can get into his body. Man becomes infected with crushed animals, that is, the animal first gets sick, and then when care or because of the infant -boiled milk can be infected. In addition, since the abdomen may be carriers of the typhoid bacteria, this pathogen enters the sewage system. So only access to clean water only ensure that a person is not infected. If you drink raw water even from the water supply, to be infected. So drink boiled water, the infectious agent said.<text:span text:style-name="T4">
 Read also: </text:span>
 <text:a xlink:type="simple" xlink:href="https://www.ukrinform.ua/rubric-regions/3726413-na-odesini-spalahiv-infekcii-nemae-ale-stan-vodi-dosi-nezadovilnij.html" text:style-name="Internet_20_link" text:visited-style-name="Visited_20_Internet_20_Link">
in Odessa outbreaks <text:span text:style-name="T4">
 Infection </text:span>
 no, but the state of water is unsatisfactory</text:a>
According to her, disinfectants can be used to handle hands. And if the pollution is contaminated or the water is already contaminated, the procedure is the use of chlorine components.</text:p>
      <text:p text:style-name="P4">
As reported by Ukrinform, <text:a xlink:type="simple" xlink:href="https://www.ukrinform.ua/rubric-other_news/3723441-pidriv-rosianami-kahovskoi-ges-usi-novini.html" text:style-name="Internet_20_link" text:visited-style-name="Visited_20_Internet_20_Link">
on the night against June 6, the Russian army undergoing Kakhovskaya hydroelectric power station</text:a>
Having caused the flooding of part of the Kherson and Mykolaiv regions and at the same time - critical grinding of the Kakhovka reservoir.</text:p>
      <text:p text:style-name="P4">
News Source: <text:a xlink:type="simple" xlink:href="https://www.ukrinform.ua/rubric-regions/3727197-pisla-pidrivu-kahovskoi-ges-u-cornomu-mori-moze-buti-virus-poliomielitu-infekcionistka.html" text:style-name="Internet_20_link" text:visited-style-name="Visited_20_Internet_20_Link">
https://www.ukrinform.ua/rubric-regions/3727197-pisla-pidrivu-kahovskoi-ges-u-cornomu-mori-moze-buti-virus-poliomielitu-infekcionistka.html</text:a>
</text:p>
      <!--NEWS-->
      <text:h text:style-name="P10" text:outline-level="1">
<text:span text:style-name="T4">
About 15,000 people remain in the temporarily occupied energy</text:span>
</text:h>
      <text:p text:style-name="P4">
Authors: Ukrinform (Person)</text:p>
      <text:p text:style-name="P4">
Publisher: Укринформ (Organization)</text:p>
      <text:p text:style-name="P4">
Published Time: 2023-06-24T13:07:18+03:00</text:p>
      <text:p text:style-name="P4">
Modified Time: 2023-06-24T13:07:18+03:00</text:p>
      <text:p text:style-name="P4">
Description: There are about 15,000 civilians in the temporarily occupied energy, and 53 thousand were occupied. - Ukrinform.</text:p>
      <text:p text:style-name="P4">
Images: ['<text:a xlink:type="simple" xlink:href="https://static.ukrinform.com/photos/2022_03/thumb_files/630_360_1648023835-362.jpg" text:style-name="Internet_20_link" text:visited-style-name="Visited_20_Internet_20_Link">
630_360_16480...</text:a>
']</text:p>
      <text:p text:style-name="P4">
Tags: ['Окупація', 'Війна з Росією', 'Енергодар']</text:p>
      <text:p text:style-name="P4">
Type: Article</text:p>
      <!--METADATA-->
      <text:p text:style-name="P4">
<draw:frame draw:style-name="fr1" draw:name="Image102" text:anchor-type="as-char" svg:width="6.9236in" svg:height="3.956343in" draw:z-index="0">
<draw:image xlink:href="../Images/yкринформ/2023-06-24T13-07-18-03-00/630_360_1648023835-362.jpg" xlink:type="simple" xlink:show="embed" xlink:actuate="onLoad" draw:mime-type="image/jpeg"/>
</draw:frame>
About 15,000 civilians remain in the occupied energy, and 53,000 were occupied.</text:p>
      <text:p text:style-name="P4">
Mayor of Energodar Dmitry Orlov said this on the broadcasting of the only news, Ukrinform reports.</text:p>
      <text:p text:style-name="P4">
"Since December last year, there is no opportunity to leave the occupation through the territory controlled by Ukraine. Today, there are about 15 thousand people in the city today, against 53 thousand in pre -occupation times. Some of these remaining have already received Russian passports. Those who received their resilient months of occupation, did so at will. However, today they occupy maximum pressure and even torture those who give up their passport. Therefore, now, in the 15th month of occupation, in many cases it is a conservation of preserving their health and life, " said the mayor.</text:p>
      <text:p text:style-name="P4">
<text:span text:style-name="T4">
 Read also: </text:span>
 <text:a xlink:type="simple" xlink:href="https://www.ukrinform.ua/rubric-economy/3727137-riven-vodi-u-stavkuoholodzuvaci-zaes-stabilnij-energoatom.html" text:style-name="Internet_20_link" text:visited-style-name="Visited_20_Internet_20_Link">
water level in the cooler pond <text:span text:style-name="T4">
 ZPP </text:span>
 stable -energy</text:a>
Orlov added that in the city continued total repression of the local population, the invaders are breaking, robbing and sealing empty apartments. People who do not have a Russian passport are stolen and give them a week or two.</text:p>
      <text:p text:style-name="P4">
The Zaporizhzhya Nuclear Power Plant has not operated on the generation of electricity since September 2022, but it is connected to the combined energy system of Ukraine and now only consumes electricity to ensure the operation of pumping and more equipment that ensures cooling of nuclear fuel, nuclear tarradiation safety.</text:p>
      <text:p text:style-name="P4">
According to NAEK Energoatom, all blocks are either cold or, as the 5th power unit, in a state of hot stop. The occupiers are not able to conquer them and start at least one of the blocks on Russian generation.</text:p>
      <text:p text:style-name="P4">
As for staff, 11,000 people worked before the occupation at the ZPP.</text:p>
      <text:p text:style-name="P4">
<text:span text:style-name="T4">
 Read also: </text:span>
 <text:a xlink:type="simple" xlink:href="https://www.ukrinform.ua/rubric-ato/3727008-veresuk-pro-riziki-na-zaes-boatis-treba-ne-rosian-a-ihnogo-golovotapstva.html" text:style-name="Internet_20_link" text:visited-style-name="Visited_20_Internet_20_Link">
Vereshchuk on Risks on <text:span text:style-name="T4">
 ZPP </text:span>
: It is not necessary to be afraid of Russians, but their cephalopods</text:a>
</text:p>
      <text:p text:style-name="P4">
<text:a xlink:type="simple" xlink:href="https://www.ukrinform.ua/tag-zaporizka-aes" text:style-name="Internet_20_link" text:visited-style-name="Visited_20_Internet_20_Link">
Zaporizhzhia NPP</text:a>
But the adjacent statements have been replaced from the first weeks of occupation, periodically the projectile. The city itself regularly rotates Russian troops. The technique around Energodar is overwhelmed, but they do not come to the city.</text:p>
      <text:p text:style-name="P4">
News Source: <text:a xlink:type="simple" xlink:href="https://www.ukrinform.ua/rubric-regions/3727193-u-timcasovo-okupovanomu-energodari-zalisautsa-blizko-15-tisac-ludej.html" text:style-name="Internet_20_link" text:visited-style-name="Visited_20_Internet_20_Link">
https://www.ukrinform.ua/rubric-regions/3727193-u-timcasovo-okupovanomu-energodari-zalisautsa-blizko-15-tisac-ludej.html</text:a>
</text:p>
      <!--NEWS-->
      <text:h text:style-name="P10" text:outline-level="1">
<text:span text:style-name="T4">
Lukashenka had talks with Prigozhin, agreed to halt Wagner PMC advance</text:span>
</text:h>
      <text:p text:style-name="P4">
Authors: liveuamap (Language: en)</text:p>
      <text:p text:style-name="P4">
Time: 2023-06-24T13:09:00</text:p>
      <text:p text:style-name="P4">
Location: Minsk, (Latitude:53.92831 Longtitude:27.52526)</text:p>
      <text:p text:style-name="P4">
Videos: []</text:p>
      <text:p text:style-name="P4">
Images: []</text:p>
      <text:p text:style-name="P4">
Tags: ["Belarus", "Russia"]</text:p>
      <text:p text:style-name="P4">
Id: 22571484</text:p>
      <!--METADATA-->
      <text:p text:style-name="P4">
Lukashenka had talks with Prigozhin, agreed to halt Wagner PMC advance</text:p>
      <text:p text:style-name="P4">
News Collection Link: <text:a xlink:type="simple" xlink:href="https:\/\/liveuamap.com\/en\/2023\/24-june-lukashenka-had-talks-with-prigozhin-agreed-to-halt" text:style-name="Internet_20_link" text:visited-style-name="Visited_20_Internet_20_Link">
https:\/\/liveuamap.com\/en\/2023\/24-june-lukashenka-had-talks-with-prigozhin-agreed-to-halt</text:a>
</text:p>
      <text:p text:style-name="P4">
News Source: <text:a xlink:type="simple" xlink:href="https://t.me/rian_ru/206921" text:style-name="Internet_20_link" text:visited-style-name="Visited_20_Internet_20_Link">
https://t.me/rian_ru/206921</text:a>
</text:p>
      <!--NEWS-->
      <text:h text:style-name="P10" text:outline-level="1">
<text:span text:style-name="T4">
3 wounded as result of explosion at the bridge near Borisoglebsk of Voronezh region</text:span>
</text:h>
      <text:p text:style-name="P4">
Authors: liveuamap (Language: en)</text:p>
      <text:p text:style-name="P4">
Time: 2023-06-24T13:10:12</text:p>
      <text:p text:style-name="P4">
Location: Borisoglebsk (Latitude:51.45829 Longtitude:40.81833)</text:p>
      <text:p text:style-name="P4">
Videos: []</text:p>
      <text:p text:style-name="P4">
Images: []</text:p>
      <text:p text:style-name="P4">
Tags: ["Central and Eastern Europe", "Russia"]</text:p>
      <text:p text:style-name="P4">
Id: 22571482</text:p>
      <!--METADATA-->
      <text:p text:style-name="P4">
3 wounded as result of explosion at the bridge near Borisoglebsk of Voronezhregion</text:p>
      <text:p text:style-name="P4">
News Collection Link: <text:a xlink:type="simple" xlink:href="https:\/\/liveuamap.com\/en\/2023\/24-june-3-wounded-as-result-of-explosion-at-the-bridge-near" text:style-name="Internet_20_link" text:visited-style-name="Visited_20_Internet_20_Link">
https:\/\/liveuamap.com\/en\/2023\/24-june-3-wounded-as-result-of-explosion-at-the-bridge-near</text:a>
</text:p>
      <text:p text:style-name="P4">
News Source: <text:a xlink:type="simple" xlink:href="https://t.me/bazabazon/18918" text:style-name="Internet_20_link" text:visited-style-name="Visited_20_Internet_20_Link">
https://t.me/bazabazon/18918</text:a>
</text:p>
      <!--NEWS-->
      <text:h text:style-name="P10" text:outline-level="1">
<text:span text:style-name="T4">
President Zelensky doubts Putin's leadership, says nothing under control in Russia, doubts th...</text:span>
</text:h>
      <text:p text:style-name="P4">
Authors: liveuamap (Language: en)</text:p>
      <text:p text:style-name="P4">
Time: 2023-06-24T13:11:37</text:p>
      <text:p text:style-name="P4">
Location: Kyiv, Kyiv city (Latitude:50.44426 Longtitude:30.52914)</text:p>
      <text:p text:style-name="P4">
Videos: []</text:p>
      <text:p text:style-name="P4">
Images: []</text:p>
      <text:p text:style-name="P4">
Tags: ["Europe", "Central and Eastern Europe"]</text:p>
      <text:p text:style-name="P4">
Id: 22571483</text:p>
      <!--METADATA-->
      <text:p text:style-name="P4">
President Zelensky doubts Putin's leadership, says nothing under control inRussia, doubts that Putin still in Kremlin</text:p>
      <text:p text:style-name="P4">
News Collection Link: <text:a xlink:type="simple" xlink:href="https:\/\/liveuamap.com\/en\/2023\/24-june-president-zelensky-doubts-putins-leadership-says" text:style-name="Internet_20_link" text:visited-style-name="Visited_20_Internet_20_Link">
https:\/\/liveuamap.com\/en\/2023\/24-june-president-zelensky-doubts-putins-leadership-says</text:a>
</text:p>
      <text:p text:style-name="P4">
News Source: <text:a xlink:type="simple" xlink:href="https://t.me/V_Zelenskiy_official/6695" text:style-name="Internet_20_link" text:visited-style-name="Visited_20_Internet_20_Link">
https://t.me/V_Zelenskiy_official/6695</text:a>
</text:p>
      <!--NEWS-->
      <text:h text:style-name="P10" text:outline-level="1">
<text:span text:style-name="T4">
Lukashenko and Putin discussed by the phone with Prigogin</text:span>
</text:h>
      <text:p text:style-name="P4">
Authors: Ukrinform (Person)</text:p>
      <text:p text:style-name="P4">
Publisher: Укринформ (Organization)</text:p>
      <text:p text:style-name="P4">
Published Time: 2023-06-24T13:14:00+03:00</text:p>
      <text:p text:style-name="P4">
Modified Time: 2023-06-24T22:14:00+03:00</text:p>
      <text:p text:style-name="P4">
Description: Oleksandr Lukashenko had a telephone conversation with Vladimir Putin as a result of negotiations with the leadership of the Wagner PEC. - Ukrinform.</text:p>
      <text:p text:style-name="P4">
Images: ['<text:a xlink:type="simple" xlink:href="https://static.ukrinform.com/photos/2017_08/thumb_files/630_360_1502440068-6226.jpg" text:style-name="Internet_20_link" text:visited-style-name="Visited_20_Internet_20_Link">
630_360_15024...</text:a>
']</text:p>
      <text:p text:style-name="P4">
Tags: ['Лукашенко', 'Переговори', 'Путін', 'ПВК "Вагнера"', 'Пригожин']</text:p>
      <text:p text:style-name="P4">
Type: Article</text:p>
      <!--METADATA-->
      <text:p text:style-name="P4">
<draw:frame draw:style-name="fr1" draw:name="Image103" text:anchor-type="as-char" svg:width="6.9236in" svg:height="3.956343in" draw:z-index="0">
<draw:image xlink:href="../Images/yкринформ/2023-06-24T13-14-00-03-00/630_360_1502440068-6226.jpg" xlink:type="simple" xlink:show="embed" xlink:actuate="onLoad" draw:mime-type="image/jpeg"/>
</draw:frame>
Oleksandrlukashenko had a telephone conversation with Vladimir Putin according to the results of interruptions with the leadership of the Wagner PEC.</text:p>
      <text:p text:style-name="P4">
About it reports <text:a xlink:type="simple" xlink:href="https://www.belta.by/president/view/lukashenko-i-putin-snova-pogovorili-po-telefonu-573636-2023/" text:style-name="Internet_20_link" text:visited-style-name="Visited_20_Internet_20_Link">
Belta</text:a>
With reference to the press service of Bushenko, reports Ukrinform.</text:p>
      <text:p text:style-name="P4">
"Today at nine in the evening, the presidents of Belarus and Russia talk again," - the message reads</text:p>
      <text:p text:style-name="P4">
As it is noted, the President of Belarus informed Putin in detail to submit negotiations with the leadership of the Wagner PEC.</text:p>
      <text:p text:style-name="P4">
"The President of Russia supported and thanked the Belarusian colleague for the work," - added in the state news agency Belarus.</text:p>
      <text:p text:style-name="P4">
<text:span text:style-name="T4">
 Read also: </text:span>
 <text:a xlink:type="simple" xlink:href="https://www.ukrinform.ua/rubric-world/3727338-u-lukasenka-zaavili-so-vin-uves-den-provodiv-peregovori-z-prigozinim.html" text:style-name="Internet_20_link" text:visited-style-name="Visited_20_Internet_20_Link">
in <text:span text:style-name="T4">
 Lukashenko </text:span>
 stated that he has performed intervals with Prigogin all day</text:a>
As reported by Ukrinform, the head <text:a xlink:type="simple" xlink:href="https://www.ukrinform.ua/tag-pvk-vagnera" text:style-name="Internet_20_link" text:visited-style-name="Visited_20_Internet_20_Link">
PVC "Wagner"</text:a>
On June 23, Yevgeny Prigogin announced a Demarsh against the Russian military leadership, in particular against the Ministry of Defense Sergei Shoig.</text:p>
      <text:p text:style-name="P4">
According to him, Shoigu came to Rostov-on-Don, where he personally conducted the operation of the destruction of "Wagner".</text:p>
      <text:p text:style-name="P4">
Wagner established control of military objects in Rostov-on-Don.</text:p>
      <text:p text:style-name="P4">
<text:span text:style-name="T4">
 Read also: </text:span>
 <text:a xlink:type="simple" xlink:href="https://www.ukrinform.ua/rubric-other_news/3727120-zakolot-prigozina-vse-so-vidomo-na-cej-moment.html" text:style-name="Internet_20_link" text:visited-style-name="Visited_20_Internet_20_Link">
Railure of Prigogine. All that is known at this moment</text:a>
On June 24, Oleksandr Lukashenko, in agreement with the President of the Russian Federation Vladimirputin, negotiated with Yevgeny Prigogin. According to the results, the Wagner PEC has stated that it was deploying the group fighters to the field.</text:p>
      <text:p text:style-name="P4">
News Source: <text:a xlink:type="simple" xlink:href="https://www.ukrinform.ua/rubric-world/3727365-lukasenko-i-putin-obgovorili-telefonom-domovlenosti-z-prigozinim.html" text:style-name="Internet_20_link" text:visited-style-name="Visited_20_Internet_20_Link">
https://www.ukrinform.ua/rubric-world/3727365-lukasenko-i-putin-obgovorili-telefonom-domovlenosti-z-prigozinim.html</text:a>
</text:p>
      <!--NEWS-->
      <text:h text:style-name="P10" text:outline-level="1">
<text:span text:style-name="T4">
A column of military equipment is moving towards Moscow</text:span>
</text:h>
      <text:p text:style-name="P4">
Authors: Ukrinform (Person)</text:p>
      <text:p text:style-name="P4">
Publisher: Укринформ (Organization)</text:p>
      <text:p text:style-name="P4">
Published Time: 2023-06-24T13:15:00+03:00</text:p>
      <text:p text:style-name="P4">
Modified Time: 2023-06-24T13:15:00+03:00</text:p>
      <text:p text:style-name="P4">
Description: The column of military equipment moves towards Moscow M4 in the Lipetsk region. - Ukrinform.</text:p>
      <text:p text:style-name="P4">
Images: ['<text:a xlink:type="simple" xlink:href="https://static.ukrinform.com/photos/2023_06/thumb_files/630_360_1687603739-488.jpg" text:style-name="Internet_20_link" text:visited-style-name="Visited_20_Internet_20_Link">
630_360_16876...</text:a>
']</text:p>
      <text:p text:style-name="P4">
Tags: ['Москва', 'Танк', 'Росія']</text:p>
      <text:p text:style-name="P4">
Type: Article</text:p>
      <!--METADATA-->
      <text:p text:style-name="P4">
<draw:frame draw:style-name="fr1" draw:name="Image104" text:anchor-type="as-char" svg:width="6.9236in" svg:height="3.956343in" draw:z-index="0">
<draw:image xlink:href="../Images/yкринформ/2023-06-24T13-15-00-03-00/630_360_1687603739-488.jpg" xlink:type="simple" xlink:show="embed" xlink:actuate="onLoad" draw:mime-type="image/jpeg"/>
</draw:frame>
Colonassi technique moves towards Moscow M4 in Lipetsk region.</text:p>
      <text:p text:style-name="P4">
As Ukrinform reports, it reports <text:a xlink:type="simple" xlink:href="https://t.me/nexta_live/55300" text:style-name="Internet_20_link" text:visited-style-name="Visited_20_Internet_20_Link">
Nexta</text:a>
.</text:p>
      <text:p text:style-name="P4">
The column shows several tanks and several covered trucks.</text:p>
      <text:p text:style-name="P4">
<text:span text:style-name="T4">
 Read also: </text:span>
 <text:a xlink:type="simple" xlink:href="https://www.ukrinform.ua/rubric-polytics/3727189-ukraina-zdatna-zahistiti-evropu-vid-rozpovzanna-rosijskogo-zla-i-haosu-zelenskij.html" text:style-name="Internet_20_link" text:visited-style-name="Visited_20_Internet_20_Link">
Russia's weakness is obvious: Zelensky reacted Nazacol "<text:span text:style-name="T4">
 Wagner </text:span>
 Ivtsi"</text:a>
As it was reported, the leader of PEC "Wagner" Yevhen Prigogin on June 23 <text:a xlink:type="simple" xlink:href="https://www.ukrinform.ua/rubric-other_news/3727120-zakolot-prigozina-vse-so-vidomo-na-cej-moment.html" text:style-name="Internet_20_link" text:visited-style-name="Visited_20_Internet_20_Link">
declared Demarsh</text:a>
Against the Russian military leadership, including against the Minister of Defense of the Russian Federation Sergei Shoig.</text:p>
      <text:p text:style-name="P4">
President Putin appealed to the people, and <text:a xlink:type="simple" xlink:href="https://www.ukrinform.ua/rubric-world/3727113-putin-zbrojni-sili-rf-otrimali-nakaz-nejtralizuvati-organizatoriv-zakolotu.html" text:style-name="Internet_20_link" text:visited-style-name="Visited_20_Internet_20_Link">
called these actions "military rebellion" and "betrayal." </text:a>
He made his intention to reach Moscow to "put an end to this disorder."</text:p>
      <text:p text:style-name="P4">
News Source: <text:a xlink:type="simple" xlink:href="https://www.ukrinform.ua/rubric-world/3727196-u-bik-moskvi-ruhaetsa-kolona-vijskovoi-tehniki-zmi.html" text:style-name="Internet_20_link" text:visited-style-name="Visited_20_Internet_20_Link">
https://www.ukrinform.ua/rubric-world/3727196-u-bik-moskvi-ruhaetsa-kolona-vijskovoi-tehniki-zmi.html</text:a>
</text:p>
      <!--NEWS-->
      <text:h text:style-name="P10" text:outline-level="1">
<text:span text:style-name="T4">
No one will come with a guidance: Prigogine first openly expressed his disagreement with Putin</text:span>
</text:h>
      <text:p text:style-name="P4">
Authors: Ukrinform (Person)</text:p>
      <text:p text:style-name="P4">
Publisher: Укринформ (Organization)</text:p>
      <text:p text:style-name="P4">
Published Time: 2023-06-24T13:23:00+03:00</text:p>
      <text:p text:style-name="P4">
Modified Time: 2023-06-24T13:23:00+03:00</text:p>
      <text:p text:style-name="P4">
Description: The leader of the Wagner PEC Yevgeny Prigogin for the first time openly expressed his disagreement with the President of the Russian Federation Vladimir Putin, commenting on his appeal. - Ukrinform.</text:p>
      <text:p text:style-name="P4">
Images: ['<text:a xlink:type="simple" xlink:href="https://static.ukrinform.com/photos/2023_06/thumb_files/630_360_1687602297-399.jpeg" text:style-name="Internet_20_link" text:visited-style-name="Visited_20_Internet_20_Link">
630_360_16876...</text:a>
']</text:p>
      <text:p text:style-name="P4">
Tags: ['Путін', 'Росія', 'ПВК "Вагнера"', 'Пригожин']</text:p>
      <text:p text:style-name="P4">
Type: Article</text:p>
      <!--METADATA-->
      <text:p text:style-name="P4">
<draw:frame draw:style-name="fr1" draw:name="Image105" text:anchor-type="as-char" svg:width="6.9236in" svg:height="3.956343in" draw:z-index="0">
<draw:image xlink:href="../Images/yкринформ/2023-06-24T13-23-00-03-00/630_360_1687602297-399.jpeg" xlink:type="simple" xlink:show="embed" xlink:actuate="onLoad" draw:mime-type="image/jpeg"/>
</draw:frame>
Wagner's leader, Yevgeny Prigogin, for the first time openly expressed his disagreement with President Putin, commenting on his appeal.</text:p>
      <text:p text:style-name="P4">
About it reports Ukrinform with reference to <text:a xlink:type="simple" xlink:href="https://t.me/concordgroup_official/1298" text:style-name="Internet_20_link" text:visited-style-name="Visited_20_Internet_20_Link">
telegram-channel</text:a>
Prigogine's press service.</text:p>
      <text:p text:style-name="P4">
“On the betrayal of the Motherland President(Putin - ed.)He was deeply mistaken. My homeland is fighting and fighting, all fighters of Wagner PEC. Others are not going to the President's request, <text:a xlink:type="simple" xlink:href="https://www.ukrinform.ua/tag-fsb-rf" text:style-name="Internet_20_link" text:visited-style-name="Visited_20_Internet_20_Link">
FSB</text:a>
Or they still come with a guarantee ... Therefore, we do not want the country to live further in corruption, deception and bureaucracy, ”Prigogine said.</text:p>
      <text:p text:style-name="P4">
According to him, during the war with Ukraine "it turned out that everything was stolen."(That is civil - ed.), because it does not get. ” It is probably a repetition of the previous statement that the Russian army, trying to stop the Wagner march, struck that hit the civilian population. The head of the Wagner PEC stated that he would be opposed by "those who gathered around the scum."</text:p>
      <text:p text:style-name="P4">
<text:span text:style-name="T4">
 Read also: </text:span>
 ["<text:span text:style-name="T4">
 Wagnerivtsi </text:span>
" <text:span text:style-name="T4">
 captured </text:span>
 <text:span text:style-name="T4">
 military </text:span>
 object(https://www.ukrinform.ua/rubric-world/3727165-vagnerivci-zahopili-vijskovi-obekti-u-voronezi-zmi.html)As reported by Ukrinform, President of the Russian Federation Vladimir Putin stated that armed Silirodia received the necessary order to "neutralize those who organized the ZAC."</text:p>
      <text:p text:style-name="P4">
According to Russian propaganda resources, Moscow Mayor Sergei Sobiangininzaiinzaiinzaiinzaiinzaiinzaiinzaiinzaiiin that in connection with the actions of PEC "Wagner" in the city "anti -terrorist measures" were carried out, additional control on the roads was introduced.</text:p>
      <text:p text:style-name="P4">
According to Presidential spokesman Dmitry Peskov, security forces around the clock are reported by Russian President Vladimir Putin about the measures they take the binding of the actions of the "Wagnerians".</text:p>
      <text:p text:style-name="P4">
<text:span text:style-name="T4">
 Read also: </text:span>
 <text:a xlink:type="simple" xlink:href="https://www.ukrinform.ua/rubric-other_news/3727120-zakolot-prigozina-vse-so-vidomo-na-cej-moment.html" text:style-name="Internet_20_link" text:visited-style-name="Visited_20_Internet_20_Link">
rebellion <text:span text:style-name="T4">
 Passage </text:span>
 in. All that is known at this moment</text:a>
Russian telegrams are spreading videos about the capture of the "Wagnets" of administrative buildings and military buildings in Rostov, which were handed over.</text:p>
      <text:p text:style-name="P4">
The FSB of Russia opened a criminal case against Prigogine through the call of a perpetual rebellion.</text:p>
      <text:p text:style-name="P4">
News Source: <text:a xlink:type="simple" xlink:href="https://www.ukrinform.ua/rubric-world/3727201-nihto-ne-prijde-z-povinnou-prigozin-vperse-vidkrito-visloviv-nezgodu-z-putinim.html" text:style-name="Internet_20_link" text:visited-style-name="Visited_20_Internet_20_Link">
https://www.ukrinform.ua/rubric-world/3727201-nihto-ne-prijde-z-povinnou-prigozin-vperse-vidkrito-visloviv-nezgodu-z-putinim.html</text:a>
</text:p>
      <!--NEWS-->
      <text:h text:style-name="P10" text:outline-level="1">
<text:span text:style-name="T4">
President Biden "spoke today with President Emmanuel Macron of France, Chancellor Olaf Scholz...</text:span>
</text:h>
      <text:p text:style-name="P4">
Authors: liveuamap (Language: en)</text:p>
      <text:p text:style-name="P4">
Time: 2023-06-24T13:24:00</text:p>
      <text:p text:style-name="P4">
Location: Washington, District of Columbia (Latitude:38.8987 Longtitude:-77.037)</text:p>
      <text:p text:style-name="P4">
Videos: []</text:p>
      <text:p text:style-name="P4">
Images: []</text:p>
      <text:p text:style-name="P4">
Tags: ["Russia", "France"]</text:p>
      <text:p text:style-name="P4">
Id: 22571489</text:p>
      <!--METADATA-->
      <text:p text:style-name="P4">
President Biden "spoke today with President Emmanuel Macron of France,Chancellor Olaf Scholz of Germany, and Prime Minister Rishi Sunak of theUnited Kingdom. The leaders discussed the situation in Russia. They alsoaffirmed their unwavering support for Ukraine," according to the White House.</text:p>
      <text:p text:style-name="P4">
News Collection Link: <text:a xlink:type="simple" xlink:href="https:\/\/liveuamap.com\/en\/2023\/24-june-president-biden-spoke-today-with-president-emmanuel" text:style-name="Internet_20_link" text:visited-style-name="Visited_20_Internet_20_Link">
https:\/\/liveuamap.com\/en\/2023\/24-june-president-biden-spoke-today-with-president-emmanuel</text:a>
</text:p>
      <text:p text:style-name="P4">
News Source: <text:a xlink:type="simple" xlink:href="https://twitter.com/W7VOA/status/1672641895703388160" text:style-name="Internet_20_link" text:visited-style-name="Visited_20_Internet_20_Link">
https://twitter.com/W7VOA/status/1672641895703388160</text:a>
</text:p>
      <!--NEWS-->
      <text:h text:style-name="P10" text:outline-level="1">
<text:span text:style-name="T4">
Chairman of the Joint Chiefs of Staff, US Army General Mark Milley, cancels his trip to the M...</text:span>
</text:h>
      <text:p text:style-name="P4">
Authors: liveuamap (Language: en)</text:p>
      <text:p text:style-name="P4">
Time: 2023-06-24T13:26:29</text:p>
      <text:p text:style-name="P4">
Location: Arlington, Virginia (Latitude:38.87032 Longtitude:-77.05467)</text:p>
      <text:p text:style-name="P4">
Videos: []</text:p>
      <text:p text:style-name="P4">
Images: []</text:p>
      <text:p text:style-name="P4">
Tags: ["Middle East", "Russia"]</text:p>
      <text:p text:style-name="P4">
Id: 22571490</text:p>
      <!--METADATA-->
      <text:p text:style-name="P4">
Chairman of the Joint Chiefs of Staff, US Army General Mark Milley, cancelshis trip to the Middle East, which was set to begin today, because of thesituation in Russia</text:p>
      <text:p text:style-name="P4">
News Collection Link: <text:a xlink:type="simple" xlink:href="https:\/\/liveuamap.com\/en\/2023\/24-june-chairman-of-the-joint-chiefs-of-staff-us-army-general" text:style-name="Internet_20_link" text:visited-style-name="Visited_20_Internet_20_Link">
https:\/\/liveuamap.com\/en\/2023\/24-june-chairman-of-the-joint-chiefs-of-staff-us-army-general</text:a>
</text:p>
      <text:p text:style-name="P4">
News Source: <text:a xlink:type="simple" xlink:href="https://twitter.com/W7VOA/status/1672651965833048064" text:style-name="Internet_20_link" text:visited-style-name="Visited_20_Internet_20_Link">
https://twitter.com/W7VOA/status/1672651965833048064</text:a>
</text:p>
      <!--NEWS-->
      <text:h text:style-name="P10" text:outline-level="1">
<text:span text:style-name="T4">
It looks like a super -drill: the German Bundestag commented on events in</text:span>
</text:h>
      <text:p text:style-name="P4">
Authors: Ukrinform (Person)</text:p>
      <text:p text:style-name="P4">
Publisher: Укринформ (Organization)</text:p>
      <text:p text:style-name="P4">
Published Time: 2023-06-24T13:28:54+03:00</text:p>
      <text:p text:style-name="P4">
Modified Time: 2023-06-24T13:28:54+03:00</text:p>
      <text:p text:style-name="P4">
Description: Public humiliation of Russian President Vladimir Putin is a failure for the dictatorship, which would not end the current attempt at rebellion of the leader of the Wagner PEC, Yevgeny Prigogin. - Ukrinform.</text:p>
      <text:p text:style-name="P4">
Images: ['<text:a xlink:type="simple" xlink:href="https://static.ukrinform.com/photos/2020_07/thumb_files/630_360_1593683166-366.jpg" text:style-name="Internet_20_link" text:visited-style-name="Visited_20_Internet_20_Link">
630_360_15936...</text:a>
']</text:p>
      <text:p text:style-name="P4">
Tags: ['Росія', 'ПВК "Вагнера"', 'Пригожин']</text:p>
      <text:p text:style-name="P4">
Type: Article</text:p>
      <!--METADATA-->
      <text:p text:style-name="P4">
<draw:frame draw:style-name="fr1" draw:name="Image106" text:anchor-type="as-char" svg:width="6.9236in" svg:height="3.956343in" draw:z-index="0">
<draw:image xlink:href="../Images/yкринформ/2023-06-24T13-28-54-03-00/630_360_1593683166-366.jpg" xlink:type="simple" xlink:show="embed" xlink:actuate="onLoad" draw:mime-type="image/jpeg"/>
</draw:frame>
Public humiliation of Russian President Vladimir Putin is a failure for the dictatorship, which would not have the current attempt at the rebellion of the leader of the PEC "Wagner" Yevgeny Prigogine.</text:p>
      <text:p text:style-name="P4">
He wrote about it in <text:a xlink:type="simple" xlink:href="https://twitter.com/MiRo_SPD/status/1672510837506949120" text:style-name="Internet_20_link" text:visited-style-name="Visited_20_Internet_20_Link">
Twitter</text:a>
Michael Roth, Chairman of the Committee of the Degree of the German Bundestag, Ukrinform reports.</text:p>
      <text:p text:style-name="P4">
“I do not know if the Russian criminal regime is seriously shaking. But in the face of a dictatorship, it looks like a super -driver when someone questioned the authorities of the ruling ruler. Humiliation <text:a xlink:type="simple" xlink:href="https://www.ukrinform.ua/tag-putin" text:style-name="Internet_20_link" text:visited-style-name="Visited_20_Internet_20_Link">
Putin</text:a>
. And this is in the eyes of the world public, ”the deputy wrote.</text:p>
      <text:p text:style-name="P4">
He added that the Russian criminal regime is "cannibalized".</text:p>
      <text:p text:style-name="P4">
*!(https://www.ukrinform.ua/rubric-world/3727201-nihto-ne-prijde-z-povinnou-prigozin-vperse-vidkrito-visloviv-nezgodu-z-putinim.html)As it was reported, the leader of the Wagner PEC Yevhen Prigogin on June 23 <text:a xlink:type="simple" xlink:href="https://www.ukrinform.ua/rubric-other_news/3727120-zakolot-prigozina-vse-so-vidomo-na-cej-moment.html" text:style-name="Internet_20_link" text:visited-style-name="Visited_20_Internet_20_Link">
declared Demarsh against the Russian military leadership</text:a>
In particular against Russian Defense Minister Sergei Shoig.</text:p>
      <text:p text:style-name="P4">
According to him, Shoigu arrived at Rostov, where he personally conducted the operation of layout of the "Wagner", so 25,000 mercenaries Podginus allegedly go to "restore justice".</text:p>
      <text:p text:style-name="P4">
News Source: <text:a xlink:type="simple" xlink:href="https://www.ukrinform.ua/rubric-world/3727202-ce-shoze-na-superkrah-u-nimeckomu-bundestagu-prokomentuvali-podii-v-rosii.html" text:style-name="Internet_20_link" text:visited-style-name="Visited_20_Internet_20_Link">
https://www.ukrinform.ua/rubric-world/3727202-ce-shoze-na-superkrah-u-nimeckomu-bundestagu-prokomentuvali-podii-v-rosii.html</text:a>
</text:p>
      <!--NEWS-->
      <text:h text:style-name="P10" text:outline-level="1">
<text:span text:style-name="T4">
EU followed by events in Russia and is in contact with G7 - Michelle</text:span>
</text:h>
      <text:p text:style-name="P4">
Authors: Ukrinform (Person)</text:p>
      <text:p text:style-name="P4">
Publisher: Укринформ (Organization)</text:p>
      <text:p text:style-name="P4">
Published Time: 2023-06-24T13:29:00+03:00</text:p>
      <text:p text:style-name="P4">
Modified Time: 2023-06-24T13:29:00+03:00</text:p>
      <text:p text:style-name="P4">
Description: The European Union monitors the development of events in the Russian Federation, is in contact with international partners and confirms the adamant support of Ukraine. - Ukrinform.</text:p>
      <text:p text:style-name="P4">
Images: ['<text:a xlink:type="simple" xlink:href="https://static.ukrinform.com/photos/2023_02/thumb_files/630_360_1675437501-289.jpg" text:style-name="Internet_20_link" text:visited-style-name="Visited_20_Internet_20_Link">
630_360_16754...</text:a>
']</text:p>
      <text:p text:style-name="P4">
Tags: ['Путін', 'Росія', 'Пригожин', 'Мішель']</text:p>
      <text:p text:style-name="P4">
Type: Article</text:p>
      <!--METADATA-->
      <text:p text:style-name="P4">
<draw:frame draw:style-name="fr1" draw:name="Image107" text:anchor-type="as-char" svg:width="6.9236in" svg:height="3.956343in" draw:z-index="0">
<draw:image xlink:href="../Images/yкринформ/2023-06-24T13-29-00-03-00/630_360_1675437501-289.jpg" xlink:type="simple" xlink:show="embed" xlink:actuate="onLoad" draw:mime-type="image/jpeg"/>
</draw:frame>
The European Union monitors the development of events in the Russian Federation, is in contact with international partners on this and confirms the non -intruding support of Ukraine.</text:p>
      <text:p text:style-name="P4">
According to Ukrinform, about it in <text:a xlink:type="simple" xlink:href="https://twitter.com/CharlesMichel/status/1672539706888708096" text:style-name="Internet_20_link" text:visited-style-name="Visited_20_Internet_20_Link">
tweet</text:a>
 <text:a xlink:type="simple" xlink:href="https://twitter.com/CharlesMichel/status/1672539706888708096" text:style-name="Internet_20_link" text:visited-style-name="Visited_20_Internet_20_Link">
</text:a>
Writing the President of the European Council Charles Michelle.</text:p>
      <text:p text:style-name="P4">
“We carry out careful monitoring of the development of the situation in Russia. We are VKontakte with European leaders and G7 partners. This is apparently a runae case to Russia. Our support of Ukraine and the President of Ukraine is adamant, ”Michel wrote.</text:p>
      <text:p text:style-name="P4">
<text:span text:style-name="T4">
 Read also: </text:span>
 <text:a xlink:type="simple" xlink:href="https://www.ukrinform.ua/rubric-polytics/3727189-ukraina-zdatna-zahistiti-evropu-vid-rozpovzanna-rosijskogo-zla-i-haosu-zelenskij.html" text:style-name="Internet_20_link" text:visited-style-name="Visited_20_Internet_20_Link">
Russia's weakness is obvious: <text:span text:style-name="T4">
 Zelens </text:span>
 reacted by the Nazacol of the Wagnerians</text:a>
As it was reported, the leader of the Wagner PEC Yevhen Prigogin on June 23 <text:a xlink:type="simple" xlink:href="https://www.ukrinform.ua/rubric-other_news/3727120-zakolot-prigozina-vse-so-vidomo-na-cej-moment.html" text:style-name="Internet_20_link" text:visited-style-name="Visited_20_Internet_20_Link">
declared Demarsh against the Russian military leadership</text:a>
In particular, against the Minister of Defense of the Russian Federation Sergiy Shoigu, and established control of military objects in the city of Rostov-on-Don.(https://www.ukrinform.ua/rubric-world/3727113-putin-zbrojni-sili-rf-otrimali-nakaz-nejtralizuvati-organizatoriv-zakolotu.html). He made his intention to reach Moscow to "put an end to this disorder."</text:p>
      <text:p text:style-name="P4">
News Source: <text:a xlink:type="simple" xlink:href="https://www.ukrinform.ua/rubric-world/3727207-evrosouz-slidkue-za-podiami-u-rosii-ta-perebuvae-u-kontakti-z-g7-misel.html" text:style-name="Internet_20_link" text:visited-style-name="Visited_20_Internet_20_Link">
https://www.ukrinform.ua/rubric-world/3727207-evrosouz-slidkue-za-podiami-u-rosii-ta-perebuvae-u-kontakti-z-g7-misel.html</text:a>
</text:p>
      <!--NEWS-->
      <text:h text:style-name="P10" text:outline-level="1">
<text:span text:style-name="T4">
Chief of PMC Wagner Prigozhin confirmed he returning his troops to the bases</text:span>
</text:h>
      <text:p text:style-name="P4">
Authors: liveuamap (Language: en)</text:p>
      <text:p text:style-name="P4">
Time: 2023-06-24T13:34:40</text:p>
      <text:p text:style-name="P4">
Location: Rostov, Rostovskaya oblast' (Latitude:47.22317 Longtitude:39.70323)</text:p>
      <text:p text:style-name="P4">
Videos: []</text:p>
      <text:p text:style-name="P4">
Images: []</text:p>
      <text:p text:style-name="P4">
Tags: ["Central and Eastern Europe", "Russia"]</text:p>
      <text:p text:style-name="P4">
Id: 22571492</text:p>
      <!--METADATA-->
      <text:p text:style-name="P4">
Chief of PMC Wagner Prigozhin confirmed he returning his troops to the bases</text:p>
      <text:p text:style-name="P4">
News Collection Link: <text:a xlink:type="simple" xlink:href="https:\/\/liveuamap.com\/en\/2023\/24-june-chief-of-pmc-wagner-prigozhin-confirmed-he-returning" text:style-name="Internet_20_link" text:visited-style-name="Visited_20_Internet_20_Link">
https:\/\/liveuamap.com\/en\/2023\/24-june-chief-of-pmc-wagner-prigozhin-confirmed-he-returning</text:a>
</text:p>
      <text:p text:style-name="P4">
News Source: <text:a xlink:type="simple" xlink:href="https://t.me/concordgroup_official/1303" text:style-name="Internet_20_link" text:visited-style-name="Visited_20_Internet_20_Link">
https://t.me/concordgroup_official/1303</text:a>
</text:p>
      <!--NEWS-->
      <text:h text:style-name="P10" text:outline-level="1">
<text:span text:style-name="T4">
The next 48 hours will determine the new status of Russia - Podolyak</text:span>
</text:h>
      <text:p text:style-name="P4">
Authors: Ukrinform (Person)</text:p>
      <text:p text:style-name="P4">
Publisher: Укринформ (Organization)</text:p>
      <text:p text:style-name="P4">
Published Time: 2023-06-24T13:35:11+03:00</text:p>
      <text:p text:style-name="P4">
Modified Time: 2023-06-24T13:35:11+03:00</text:p>
      <text:p text:style-name="P4">
Description: The next 48 hours will determine the new status of the Russian Federation, says adviser to the head of the Presidential Office of Ukraine Mykhailo Podolyak. - Ukrinform.</text:p>
      <text:p text:style-name="P4">
Images: ['<text:a xlink:type="simple" xlink:href="https://static.ukrinform.com/photos/2023_01/thumb_files/630_360_1674754520-912.jpg" text:style-name="Internet_20_link" text:visited-style-name="Visited_20_Internet_20_Link">
630_360_16747...</text:a>
']</text:p>
      <text:p text:style-name="P4">
Tags: ['Росія', 'Війна', 'Офіс Президента', 'Подоляк']</text:p>
      <text:p text:style-name="P4">
Type: Article</text:p>
      <!--METADATA-->
      <text:p text:style-name="P4">
<draw:frame draw:style-name="fr1" draw:name="Image108" text:anchor-type="as-char" svg:width="6.9236in" svg:height="3.956343in" draw:z-index="0">
<draw:image xlink:href="../Images/yкринформ/2023-06-24T13-35-11-03-00/630_360_1674754520-912.jpg" xlink:type="simple" xlink:show="embed" xlink:actuate="onLoad" draw:mime-type="image/jpeg"/>
</draw:frame>
The next 48 hours will determine the new status of the Russian Federation, says the adviser to the head of the President of Ukraine Mykhailo Podolyak.</text:p>
      <text:p text:style-name="P4">
According to Ukrinform, he wrote about it in <text:a xlink:type="simple" xlink:href="https://twitter.com/Podolyak_M/status/1672529899871952897" text:style-name="Internet_20_link" text:visited-style-name="Visited_20_Internet_20_Link">
Twitter</text:a>
.</text:p>
      <text:p text:style-name="P4">
"Або повноцінна громадянська війна, або договірний транзит влади, аботимчасовий перепочинок перед наступним етапом падіння <text:a xlink:type="simple" xlink:href="https://www.ukrinform.ua/tag-putin" text:style-name="Internet_20_link" text:visited-style-name="Visited_20_Internet_20_Link">
 путінського</text:a>
regime, " - said Podolyak.</text:p>
      <text:p text:style-name="P4">
<text:span text:style-name="T4">
 Read also: </text:span>
 <text:a xlink:type="simple" xlink:href="https://www.ukrinform.ua/rubric-other_news/3727120-zakolot-prigozina-vse-so-vidomo-na-cej-moment.html" text:style-name="Internet_20_link" text:visited-style-name="Visited_20_Internet_20_Link">
rebellion <text:span text:style-name="T4">
 Passage </text:span>
 in. All that is known at this moment</text:a>
According to him, all potential players are now determined by whose side they are, and "so far in the Russian Federation a stunning" elite "silence ..." is dominated.</text:p>
      <text:p text:style-name="P4">
As reported by Ukrinform, in a comment for the media Podolyak stated that <text:a xlink:type="simple" xlink:href="https://www.ukrinform.ua/rubric-polytics/3727147-u-rosii-fakticno-pocinaetsa-gromadanska-vijna-podolak.html" text:style-name="Internet_20_link" text:visited-style-name="Visited_20_Internet_20_Link">
in Russia in fact the beginning of the Civil War is observed</text:a>
 .</text:p>
      <text:p text:style-name="P4">
News Source: <text:a xlink:type="simple" xlink:href="https://www.ukrinform.ua/rubric-polytics/3727205-najblizci-48-godin-viznacat-novij-status-rosii-podolak.html" text:style-name="Internet_20_link" text:visited-style-name="Visited_20_Internet_20_Link">
https://www.ukrinform.ua/rubric-polytics/3727205-najblizci-48-godin-viznacat-novij-status-rosii-podolak.html</text:a>
</text:p>
      <!--NEWS-->
      <text:h text:style-name="P10" text:outline-level="1">
<text:span text:style-name="T4">
Tvorchi, Visa, United24 and Ukrzaliznytsia have collected 12 million on the rescue of premature infants</text:span>
</text:h>
      <text:p text:style-name="P4">
Authors: Ukrinform (Person)</text:p>
      <text:p text:style-name="P4">
Publisher: Укринформ (Organization)</text:p>
      <text:p text:style-name="P4">
Published Time: 2023-06-24T13:46:50+03:00</text:p>
      <text:p text:style-name="P4">
Modified Time: 2023-06-24T13:46:50+03:00</text:p>
      <text:p text:style-name="P4">
Description: In partnership with Ukrzaliznytsia, TVORCHI, Visa and United24 raised almost 12 million UAH for the purchase of intensive care incubators that will save infants born prematurely born in Ukraine. - Ukrinform.</text:p>
      <text:p text:style-name="P4">
Images: ['<text:a xlink:type="simple" xlink:href="https://static.ukrinform.com/photos/2022_12/thumb_files/630_360_1671306188-286.jpg" text:style-name="Internet_20_link" text:visited-style-name="Visited_20_Internet_20_Link">
630_360_16713...</text:a>
']</text:p>
      <text:p text:style-name="P4">
Tags: ['Діти', 'Гроші', 'Укрзалізниця', 'Visa', 'Tvorchi', 'United24']</text:p>
      <text:p text:style-name="P4">
Type: Article</text:p>
      <!--METADATA-->
      <text:p text:style-name="P4">
<draw:frame draw:style-name="fr1" draw:name="Image109" text:anchor-type="as-char" svg:width="6.9236in" svg:height="3.956343in" draw:z-index="0">
<draw:image xlink:href="../Images/yкринформ/2023-06-24T13-46-50-03-00/630_360_1671306188-286.jpg" xlink:type="simple" xlink:show="embed" xlink:actuate="onLoad" draw:mime-type="image/jpeg"/>
</draw:frame>
In partnership with Ukrzaliznytsia, TVORCHI, Visa and United24 raised almost 12 million UAH for intensive care incubators that will save premature births in Ukraine.</text:p>
      <text:p text:style-name="P4">
According to Ukrinform, Ukrzaliznytsia reports in <text:a xlink:type="simple" xlink:href="https://t.me/UkrzalInfo/4600" text:style-name="Internet_20_link" text:visited-style-name="Visited_20_Internet_20_Link">
telegram</text:a>
.</text:p>
      <text:p text:style-name="P4">
"The TVORCHI band announced a charity fee at the end of April, during a central railway station of Kiev - before leaving Liverpool, shortly before the start of the Eurovision Song Contest 20123," the statement reads.</text:p>
      <text:p text:style-name="P4">
It was possible to sacrifice to rescue babies, including with the help of a "indifferent heart" at the Kiev railway station.</text:p>
      <text:p text:style-name="P4">
With the stated purpose to raise a minimum of 10 million UAH the final amount of the fee per month was 11 924 114 UAH.</text:p>
      <text:p text:style-name="P4">
*!(https://www.ukrinform.ua/rubric-culture/3707037-evrobacenna2023-tvorchi-zapustili-manifest-iz-zaklikom-prodovziti-pidtrimku-ukrainu.html)The funds will be directed to the official account of the Ministry of Health of Ukraine for the purchase of intensive care incubators. They are necessary for premature children, the number of which has increased in Ukraine because of stressmaids caused by war.</text:p>
      <text:p text:style-name="P4">
As reported by Ukrinform, <text:a xlink:type="simple" xlink:href="https://www.ukrinform.ua/tag-united24" text:style-name="Internet_20_link" text:visited-style-name="Visited_20_Internet_20_Link">
United24</text:a>
- This is a fundraising platform, the global initiative of President Vladimirrazellensky to support Ukraine. It is designed to cooperate with charity funds, partners, donors and public persons around the world. Platform advises in one click a charitable contribution to support Ukraine from anywhere in the world.</text:p>
      <text:p text:style-name="P4">
News Source: <text:a xlink:type="simple" xlink:href="https://www.ukrinform.ua/rubric-society/3727209-tvorchi-visa-united24-ta-ukrzaliznica-zibrali-12-miljoniv-na-poratunok-nedonosenih-nemovlat.html" text:style-name="Internet_20_link" text:visited-style-name="Visited_20_Internet_20_Link">
https://www.ukrinform.ua/rubric-society/3727209-tvorchi-visa-united24-ta-ukrzaliznica-zibrali-12-miljoniv-na-poratunok-nedonosenih-nemovlat.html</text:a>
</text:p>
      <!--NEWS-->
      <text:h text:style-name="P10" text:outline-level="1">
<text:span text:style-name="T4">
The Armed Forces took several positions under Krasnogorivka, which the Russian Federation has been withholding since 2014</text:span>
</text:h>
      <text:p text:style-name="P4">
Authors: Ukrinform (Person)</text:p>
      <text:p text:style-name="P4">
Publisher: Укринформ (Organization)</text:p>
      <text:p text:style-name="P4">
Published Time: 2023-06-24T13:55:00+03:00</text:p>
      <text:p text:style-name="P4">
Modified Time: 2023-06-24T13:55:00+03:00</text:p>
      <text:p text:style-name="P4">
Description: In the Tavriya direction, 104 invaders were destroyed per day for the Defense Forces, 202 were injured, two were captured. - Ukrinform.</text:p>
      <text:p text:style-name="P4">
Images: ['<text:a xlink:type="simple" xlink:href="https://static.ukrinform.com/photos/2023_06/thumb_files/630_360_1686368009-659.jpg" text:style-name="Internet_20_link" text:visited-style-name="Visited_20_Internet_20_Link">
630_360_16863...</text:a>
']</text:p>
      <text:p text:style-name="P4">
Tags: ['ЗСУ', 'Війна з Росією', 'Єдині новини']</text:p>
      <text:p text:style-name="P4">
Type: Article</text:p>
      <!--METADATA-->
      <text:p text:style-name="P4">
<draw:frame draw:style-name="fr1" draw:name="Image111" text:anchor-type="as-char" svg:width="6.9236in" svg:height="3.956343in" draw:z-index="0">
<draw:image xlink:href="../Images/yкринформ/2023-06-24T13-55-00-03-00/630_360_1686368009-659.jpg" xlink:type="simple" xlink:show="embed" xlink:actuate="onLoad" draw:mime-type="image/jpeg"/>
</draw:frame>
The Nastavrian direction per day of defense forces destroyed 104 invaders, 202 launched, two were captured.</text:p>
      <text:p text:style-name="P4">
According to Ukrinform, the story of the united Press Center of Defense forces of Tavriysk Valeriyshchin.</text:p>
      <text:p text:style-name="P4">
“In the Tavriya direction, our troops and shock units continue to take offensive actions in certain areas. There is a forward advance, we are fastened, we are exchanging, the successes are noticeable, but we will not talk about the results. Accordingly, the nature of the actions of the Russian occupation troops has not changed here, they are focused on preventing our further marriage. Over the past day, the loss of the enemy in personnel is significant: irreversible - 104, sanitary - 202, captivity - two people. 34 units of weapons and military equipment were destroyed, ”the spokesman said.</text:p>
      <text:p text:style-name="P4">
<text:span text:style-name="T4">
 Read also: </text:span>
 <text:a xlink:type="simple" xlink:href="https://www.ukrinform.ua/rubric-ato/3727164-zsu-znisili-logisticnij-transport-rosian.html" text:style-name="Internet_20_link" text:visited-style-name="Visited_20_Internet_20_Link">
Armed Forces <text:span text:style-name="T4">
 Destroyed </text:span>
 Logistics Transport of Russians</text:a>
According to him, more than 1230 fire tasks were completed during the day.</text:p>
      <text:p text:style-name="P4">
The enemy tried to unsuccessfully conduct offensive operations in the Avdiivka area of Tamarinka, repelled.</text:p>
      <text:p text:style-name="P4">
At the same time, the settlements of Krasnogorivka, Marinka and St. Georgea were fired from enemy artillery. The invaders also had an unsuccessful offensive towards NP Vugledar and the Golden Niva.</text:p>
      <text:p text:style-name="P4">
Under Krasnogorivka, the assault units of the defense forces as a result of a well -planned counterpart have taken over several positions that have been kept in 2014.</text:p>
      <text:p text:style-name="P4">
<text:span text:style-name="T4">
 Read also: </text:span>
 <text:a xlink:type="simple" xlink:href="https://www.ukrinform.ua/rubric-ato/3727055-aviacia-zsu-za-dobu-zavdala-13-udariv-po-rajonah-skupcenna-voroga.html" text:style-name="Internet_20_link" text:visited-style-name="Visited_20_Internet_20_Link">
Aviation of the Armed Forces per day has made 13 beats in the enemy sight</text:a>
As for the Zaporizhzhya direction, the spokesman reported that the enemy is concentrating on the defense, focusing the basic efforts on preventing the offensive of the defense forces. Russian invaders tried to regain lost positions near Makarivka, caused air strikes on NP. Novodanilivtsi, Orikhov, Stepnogorsk.</text:p>
      <text:p text:style-name="P4">
At the same time, Shershn noted that the transfer of an enemy from Kherson region to Zaporozhye was observed.</text:p>
      <text:p text:style-name="P4">
“Everything that the enemy could have moved from the Left Bank Kherson region, making some positioning of his position, applying the rotation. Now we do not see the active movement of flooding Zdalius, ”the spokesman said.</text:p>
      <text:p text:style-name="P4">
News Source: <text:a xlink:type="simple" xlink:href="https://www.ukrinform.ua/rubric-ato/3727213-pid-krasnogorivkou-zsu-zavolodili-kilkoma-poziciami-aki-rf-utrimuvala-z-2014-roku.html" text:style-name="Internet_20_link" text:visited-style-name="Visited_20_Internet_20_Link">
https://www.ukrinform.ua/rubric-ato/3727213-pid-krasnogorivkou-zsu-zavolodili-kilkoma-poziciami-aki-rf-utrimuvala-z-2014-roku.html</text:a>
</text:p>
      <!--NEWS-->
      <text:h text:style-name="P10" text:outline-level="1">
<text:span text:style-name="T4">
In the Black Sea, the number of enemy ships increased to 7</text:span>
</text:h>
      <text:p text:style-name="P4">
Authors: Ukrinform (Person)</text:p>
      <text:p text:style-name="P4">
Publisher: Укринформ (Organization)</text:p>
      <text:p text:style-name="P4">
Published Time: 2023-06-24T14:01:00+03:00</text:p>
      <text:p text:style-name="P4">
Modified Time: 2023-06-24T14:01:00+03:00</text:p>
      <text:p text:style-name="P4">
Description: In the Black Sea, the Russian Federation has increased the number of ships to seven, of which three carbon carriers, a total volley can be 14 winged missiles. - Ukrinform.</text:p>
      <text:p text:style-name="P4">
Images: ['<text:a xlink:type="simple" xlink:href="https://static.ukrinform.com/photos/2015_11/thumb_files/630_360_1447753045-4415-korabli-rf.jpg" text:style-name="Internet_20_link" text:visited-style-name="Visited_20_Internet_20_Link">
630_360_14477...</text:a>
']</text:p>
      <text:p text:style-name="P4">
Tags: ['Ракета', ' Чорне море', 'Корабель', 'Війна з Росією']</text:p>
      <text:p text:style-name="P4">
Type: Article</text:p>
      <!--METADATA-->
      <text:p text:style-name="P4">
<draw:frame draw:style-name="fr1" draw:name="Image112" text:anchor-type="as-char" svg:width="6.9236in" svg:height="3.956343in" draw:z-index="0">
<draw:image xlink:href="../Images/yкринформ/2023-06-24T14-01-00-03-00/630_360_1447753045-4415-korabli-rf.jpg" xlink:type="simple" xlink:show="embed" xlink:actuate="onLoad" draw:mime-type="image/jpeg"/>
</draw:frame>
In the Black Sea, the Russian Federation has increased the number of weight ships, three of which have "caliber" carriers, a total volley can be 14 winged.</text:p>
      <text:p text:style-name="P4">
According to Ukrinform, Vladislav Nazarov reports about this spokesman of the operational stone stonemanding "South" in <text:a xlink:type="simple" xlink:href="https://t.me/Nazars_look/14969" text:style-name="Internet_20_link" text:visited-style-name="Visited_20_Internet_20_Link">
telegram.</text:a>
"As of 13:00 in the Black Sea, the ship group consists of 7 -habitats, including three rocket carriers - two underwater and one excess. The general volley, taking into account the missiles released at dawn, can reach 14" calibers ". The level of rocket threat is very high," he wrote.</text:p>
      <text:p text:style-name="P4">
<text:span text:style-name="T4">
 Read also: </text:span>
 <text:a xlink:type="simple" xlink:href="https://www.ukrinform.ua/rubric-ato/3727142-vorog-atakuvav-odesinu-dvoma-raketami-z-akvatorii-cornogo-mora.html" text:style-name="Internet_20_link" text:visited-style-name="Visited_20_Internet_20_Link">
enemy attacked Odesa two <text:span text:style-name="T4">
 rocket </text:span>
 We are from the watershed seas</text:a>
Also, a spokesman OK "South" added that the enemy is embarrassed by events in his own country is capable of treacherous aggression to take attention from the political proof of the terrorist regime.</text:p>
      <text:p text:style-name="P4">
As reported by Ukrinform, as of 11:00 on June 24 <text:a xlink:type="simple" xlink:href="https://www.ukrinform.ua/rubric-ato/3727153-rosia-trimae-u-cornomu-ta-seredzemnomu-morah-cotiri-raketonosii-zagalnij-zalp-22-kalibri.html" text:style-name="Internet_20_link" text:visited-style-name="Visited_20_Internet_20_Link">
Russia kept in the Black of Mediterranean Seas four rocket launchers</text:a>
With a total volley up to 22 caliber missiles.</text:p>
      <text:p text:style-name="P4">
News Source: <text:a xlink:type="simple" xlink:href="https://www.ukrinform.ua/rubric-ato/3727216-u-cornomu-mori-kilkist-vorozih-korabliv-zrosla-do-7.html" text:style-name="Internet_20_link" text:visited-style-name="Visited_20_Internet_20_Link">
https://www.ukrinform.ua/rubric-ato/3727216-u-cornomu-mori-kilkist-vorozih-korabliv-zrosla-do-7.html</text:a>
</text:p>
      <!--NEWS-->
      <text:h text:style-name="P10" text:outline-level="1">
<text:span text:style-name="T4">
In the Netherlands Foreign Ministry called closely to monitor the events in</text:span>
</text:h>
      <text:p text:style-name="P4">
Authors: Ukrinform (Person)</text:p>
      <text:p text:style-name="P4">
Publisher: Укринформ (Organization)</text:p>
      <text:p text:style-name="P4">
Published Time: 2023-06-24T14:05:00+03:00</text:p>
      <text:p text:style-name="P4">
Modified Time: 2023-06-24T14:05:00+03:00</text:p>
      <text:p text:style-name="P4">
Description: The Netherlands called on the development of events in Russia as a result of the conflict between the head of Wagner PEC Yevgeny Prigogin and the Ministry of Defense of the Russian Federation. - Ukrinform.</text:p>
      <text:p text:style-name="P4">
Images: ['<text:a xlink:type="simple" xlink:href="https://static.ukrinform.com/photos/2022_04/thumb_files/630_360_1648808030-877.jpg" text:style-name="Internet_20_link" text:visited-style-name="Visited_20_Internet_20_Link">
630_360_16488...</text:a>
']</text:p>
      <text:p text:style-name="P4">
Tags: ['Нідерланди', 'Росія', 'ПВК "Вагнера"', 'Пригожин']</text:p>
      <text:p text:style-name="P4">
Type: Article</text:p>
      <!--METADATA-->
      <text:p text:style-name="P4">
<draw:frame draw:style-name="fr1" draw:name="Image113" text:anchor-type="as-char" svg:width="6.9236in" svg:height="3.956343in" draw:z-index="0">
<draw:image xlink:href="../Images/yкринформ/2023-06-24T14-05-00-03-00/630_360_1648808030-877.jpg" xlink:type="simple" xlink:show="embed" xlink:actuate="onLoad" draw:mime-type="image/jpeg"/>
</draw:frame>
The Netherlands was carefully monitored for the development of events in Russia as a result of the conflict of the Wagner PEC, Yevgeny Prigoginyn and the Ministry of Defense of the Russian Federation.</text:p>
      <text:p text:style-name="P4">
About it reports Ukrinform with reference to <text:a xlink:type="simple" xlink:href="https://twitter.com/WBHoekstra/status/1672526599277666304" text:style-name="Internet_20_link" text:visited-style-name="Visited_20_Internet_20_Link">
Twitter</text:a>
The Minister of Foreign Affairs of the Netherlands Vopke Hukstry.</text:p>
      <text:p text:style-name="P4">
“Keep a close eye on internal events in <text:a xlink:type="simple" xlink:href="https://www.ukrinform.ua/tag-rosia" text:style-name="Internet_20_link" text:visited-style-name="Visited_20_Internet_20_Link">
Russia</text:a>
. I am also in close contact with the police, which is doing my best to get a clear idea of the situation. We inform the Dutch who are in the country through the service of tips for travelers, ”he wrote.</text:p>
      <text:p text:style-name="P4">
<text:span text:style-name="T4">
 Read also: </text:span>
 <text:a xlink:type="simple" xlink:href="https://www.ukrinform.ua/rubric-polytics/3727205-najblizci-48-godin-viznacat-novij-status-rosii-podolak.html" text:style-name="Internet_20_link" text:visited-style-name="Visited_20_Internet_20_Link">
the nearest 48 <text:span text:style-name="T4">
 hours </text:span>
 will determine the new status of Russia - Podolyak</text:a>
In turn, the Minister of Defense of the Netherlands Kais Ollogren <text:a xlink:type="simple" xlink:href="https://nos.nl/liveblog/2480088-zelensky-deze-opstand-is-poetins-eigen-schuld-britten-wagner-troepen-trekken-naar-moskou" text:style-name="Internet_20_link" text:visited-style-name="Visited_20_Internet_20_Link">
noted</text:a>
that the Netherlands will be aware of the development of the events with the Allies. She believes that it is still early to make conclusions. The differences between the Wagner PECs and the Russian military leadership, of course, bad news for Putin, given that every one still goes wrong as he would like.</text:p>
      <text:p text:style-name="P4">
As it was reported, the leader of the Wagner PEC Yevhen Prigogin on June 23 <text:a xlink:type="simple" xlink:href="https://www.ukrinform.ua/rubric-other_news/3727120-zakolot-prigozina-vse-so-vidomo-na-cej-moment.html" text:style-name="Internet_20_link" text:visited-style-name="Visited_20_Internet_20_Link">
declared Demarsh against the Russian military leadership</text:a>
In particular against Russian Defense Minister Sergei Shoig.</text:p>
      <text:p text:style-name="P4">
According to him, Shoigu arrived at Rostov, where he personally performed the operation of the "Wagner", so 25,000 mercenaries were made by Prigogine to "restore justice".</text:p>
      <text:p text:style-name="P4">
News Source: <text:a xlink:type="simple" xlink:href="https://www.ukrinform.ua/rubric-polytics/3727217-u-mzs-niderlandiv-zaklikali-uvazno-steziti-za-podiami-v-rosii.html" text:style-name="Internet_20_link" text:visited-style-name="Visited_20_Internet_20_Link">
https://www.ukrinform.ua/rubric-polytics/3727217-u-mzs-niderlandiv-zaklikali-uvazno-steziti-za-podiami-v-rosii.html</text:a>
</text:p>
      <!--NEWS-->
      <text:h text:style-name="P10" text:outline-level="1">
<text:span text:style-name="T4">
Rescuers began to disassemble the structures on the damaged floors of the high -rise building in Kiev</text:span>
</text:h>
      <text:p text:style-name="P4">
Authors: Ukrinform (Person)</text:p>
      <text:p text:style-name="P4">
Publisher: Укринформ (Organization)</text:p>
      <text:p text:style-name="P4">
Published Time: 2023-06-24T14:05:54+03:00</text:p>
      <text:p text:style-name="P4">
Modified Time: 2023-06-24T14:05:54+03:00</text:p>
      <text:p text:style-name="P4">
Description: Rescuers of KARS "Kyiv Rescue Service" began to disassemble emergency structures on the fire -damaged floors of a high -rise building in the Solomian district, which was injured through night attacks. - Ukrinform.</text:p>
      <text:p text:style-name="P4">
Images: ['<text:a xlink:type="simple" xlink:href="https://static.ukrinform.com/photos/2023_06/thumb_files/630_360_1687588207-760.jpg" text:style-name="Internet_20_link" text:visited-style-name="Visited_20_Internet_20_Link">
630_360_16875...</text:a>
']</text:p>
      <text:p text:style-name="P4">
Tags: ['Будинок', 'Ракета', 'Київ']</text:p>
      <text:p text:style-name="P4">
Type: Article</text:p>
      <!--METADATA-->
      <text:p text:style-name="P4">
<draw:frame draw:style-name="fr1" draw:name="Image114" text:anchor-type="as-char" svg:width="6.9236in" svg:height="3.956343in" draw:z-index="0">
<draw:image xlink:href="../Images/yкринформ/2023-06-24T14-05-54-03-00/630_360_1687588207-760.jpg" xlink:type="simple" xlink:show="embed" xlink:actuate="onLoad" draw:mime-type="image/jpeg"/>
</draw:frame>
Rescuers of the KAC "Kyiv Rescue Service" began to disassemble the emergency structures on the fire -damaged floors of a multi -storey building in the Solomian district, which was injured through night attacks.</text:p>
      <text:p text:style-name="P4">
According to Ukrinform, the Kyiv City State Administration [Telegram] reports about it(https://t.me/KyivCityOfficial/7122?fbclid=IwAR1BRR6SSSfZ3L2yUzWStq23_rXyNdPH18s8VIEkzFbPuGyPecXwty41g6c).</text:p>
      <text:p text:style-name="P4">
“24 червня рятувальники КАРС "Київська служба порятунку" розпочали обстеженнята виконання робіт з розбору аварійних конструкцій багатоповерхівки, в якувночі влучили уламки збитої ворожої <text:a xlink:type="simple" xlink:href="https://www.ukrinform.ua/tag-raketa" text:style-name="Internet_20_link" text:visited-style-name="Visited_20_Internet_20_Link">
 ракети </text:a>
”, - the message reads.</text:p>
      <text:p text:style-name="P4">
In particular, rescuers disassemble the blockage and dismantle the emergency window tabs on the fire damaged by fire.</text:p>
      <text:p text:style-name="P4">
Seven rescuers and one unit of equipment are involved in the works.</text:p>
      <text:p text:style-name="P4">
<text:span text:style-name="T4">
 Read also: </text:span>
 [Klitschko about the night rocket attack: three dead, people may be pod.(https://www.ukrinform.ua/rubric-kyiv/3727133-klicko-pro-nicnu-raketnu-ataku-zagiblih-troe-pid-zavalami-mozut-buti-ludi.html)As reported by Ukrinform, on June 24 in the Solomianskyi district of Kiev as a result of the fall of debris on a 24 -storey building <text:a xlink:type="simple" xlink:href="https://www.ukrinform.ua/rubric-kyiv/3727047-u-kievi-ulamki-raketi-zrujnuvali-tri-poverhi-budinku-vidomo-pro-simoh-postrazdalih.html" text:style-name="Internet_20_link" text:visited-style-name="Visited_20_Internet_20_Link">
</text:a>
<text:a xlink:type="simple" xlink:href="https://www.ukrinform.ua/rubric-kyiv/3727038-v-odnomu-z-rajoniv-stolici-ulamki-raketi-vlucili-u-avtomobilnu-stoanku-klicko.html" text:style-name="Internet_20_link" text:visited-style-name="Visited_20_Internet_20_Link">
There were destruction and ignition on several floors.</text:a>
Photo: Ministry of Internal Affairs</text:p>
      <text:p text:style-name="P4">
News Source: <text:a xlink:type="simple" xlink:href="https://www.ukrinform.ua/rubric-kyiv/3727218-ratuvalniki-pocali-rozbirati-konstrukcii-na-poskodzenih-poverhah-bagatopoverhivki-u-kievi.html" text:style-name="Internet_20_link" text:visited-style-name="Visited_20_Internet_20_Link">
https://www.ukrinform.ua/rubric-kyiv/3727218-ratuvalniki-pocali-rozbirati-konstrukcii-na-poskodzenih-poverhah-bagatopoverhivki-u-kievi.html</text:a>
</text:p>
      <!--NEWS-->
      <text:h text:style-name="P10" text:outline-level="1">
<text:span text:style-name="T4">
The Czech Defense Ministry about the situation in the Russian Federation: finally we know what is called "special operation"</text:span>
</text:h>
      <text:p text:style-name="P4">
Authors: Ukrinform (Person)</text:p>
      <text:p text:style-name="P4">
Publisher: Укринформ (Organization)</text:p>
      <text:p text:style-name="P4">
Published Time: 2023-06-24T14:06:00+03:00</text:p>
      <text:p text:style-name="P4">
Modified Time: 2023-06-24T14:06:00+03:00</text:p>
      <text:p text:style-name="P4">
Description: In Russia, unsuccessful wars have always ended with internal chaos. - Ukrinform.</text:p>
      <text:p text:style-name="P4">
Images: ['<text:a xlink:type="simple" xlink:href="https://static.ukrinform.com/photos/2015_10/thumb_files/630_360_1445418066-9509.jpg" text:style-name="Internet_20_link" text:visited-style-name="Visited_20_Internet_20_Link">
630_360_14454...</text:a>
']</text:p>
      <text:p text:style-name="P4">
Tags: ['Чехія', 'Росія', 'Пригожин']</text:p>
      <text:p text:style-name="P4">
Type: Article</text:p>
      <!--METADATA-->
      <text:p text:style-name="P4">
<draw:frame draw:style-name="fr1" draw:name="Image115" text:anchor-type="as-char" svg:width="6.9236in" svg:height="3.956343in" draw:z-index="0">
<draw:image xlink:href="../Images/yкринформ/2023-06-24T14-06-00-03-00/630_360_1445418066-9509.jpg" xlink:type="simple" xlink:show="embed" xlink:actuate="onLoad" draw:mime-type="image/jpeg"/>
</draw:frame>
In Russia, the war has always ended with internal chaos.</text:p>
      <text:p text:style-name="P4">
This was written by Czech Defense Minister Jan Chernohov in her <text:a xlink:type="simple" xlink:href="https://twitter.com/jana_cernochova/status/1672379449726193664" text:style-name="Internet_20_link" text:visited-style-name="Visited_20_Internet_20_Link">
Twitter,</text:a>
Transfers Ukrinform.</text:p>
      <text:p text:style-name="P4">
“Here we finally know what is called special operation in Russia. After the sixteen months of war in Ukraine, Russia is fighting with Russia. No wonder. This is their tradition. The unfortunate war where they end with the execution of the king, chaos and the civil war of the spray eye unclean. Congratulations, ”the politician wrote.</text:p>
      <text:p text:style-name="P4">
According to her, it is absolutely not important at the moment whether [Prigogine] will succeed(https://www.ukrinform.ua/tag-prigozin)a coup or not. "After this night, everyone in Russia and beyond know that the war in Ukraine is lost. The god's spirit of the Russian army, which was so low, will fall to the bottom, and the mood of Russia will generally become Armagedon," - Chernohov is convinced.</text:p>
      <text:p text:style-name="P4">
What began as an attempt to overthrow the Ukrainian government and annex all Ukraine, eventually hit an incredible scale, said the head of the Czech Ministry Defense Defense.</text:p>
      <text:p text:style-name="P4">
<text:span text:style-name="T4">
 Read also: </text:span>
 [rebellion <text:span text:style-name="T4">
 Prigogine </text:span>
 A is a sign of the collapse(https://www.ukrinform.ua/rubric-world/3727179-bunt-prigozina-e-oznakou-krahu-putinskogo-rezimu-gur.html)"The last head of this Russian tragedy has opened, and I doubt that it is the head of the head," she added.</text:p>
      <text:p text:style-name="P4">
In his turn, the Czech Foreign Minister Jan Lipavsky believes that the last events in Russia give hope for the rapid liberation of Ukrainian territories, and tries to spend one of his closer vacations in Ukrainian Crimea.</text:p>
      <text:p text:style-name="P4">
"I see that my summer vacation is approaching in the Crimea," he said <text:a xlink:type="simple" xlink:href="https://twitter.com/JanLipavsky/status/1672501993762435072" text:style-name="Internet_20_link" text:visited-style-name="Visited_20_Internet_20_Link">
Votteri. </text:a>
The correspondence with him entered the exhibition of Ukraine in the Czech Republic, the deputy foreign deacon, who noted that he "knows a couple of wonderful places" on the peninsula. On that Lipavsky replied that he would gladly take advantage of advice.</text:p>
      <text:p text:style-name="P4">
As it was reported, <text:a xlink:type="simple" xlink:href="https://www.ukrinform.ua/rubric-other_news/3727120-zakolot-prigozina-vse-so-vidomo-na-cej-moment.html" text:style-name="Internet_20_link" text:visited-style-name="Visited_20_Internet_20_Link">
the leader of the Wagner PEC Yevgeny Prigogin announced Demarsh against the Russian military leadership</text:a>
In particular against Russian Defense Minister Sergei Shoig.</text:p>
      <text:p text:style-name="P4">
According to him, Shoigu arrived at Rostov, where he personally conducted the operation of layout of the "Wagner", so 25,000 mercenaries Podginus allegedly go to "restore justice".</text:p>
      <text:p text:style-name="P4">
News Source: <text:a xlink:type="simple" xlink:href="https://www.ukrinform.ua/rubric-world/3727203-mzs-cehii-pro-situaciu-v-rf-naresti-znaemo-so-tam-nazivaut-specoperacieu.html" text:style-name="Internet_20_link" text:visited-style-name="Visited_20_Internet_20_Link">
https://www.ukrinform.ua/rubric-world/3727203-mzs-cehii-pro-situaciu-v-rf-naresti-znaemo-so-tam-nazivaut-specoperacieu.html</text:a>
</text:p>
      <!--NEWS-->
      <text:h text:style-name="P10" text:outline-level="1">
<text:span text:style-name="T4">
Tsurenko starred from qualifying to the start of the match at the WTA tournament in Britain</text:span>
</text:h>
      <text:p text:style-name="P4">
Authors: Ukrinform (Person)</text:p>
      <text:p text:style-name="P4">
Publisher: Укринформ (Organization)</text:p>
      <text:p text:style-name="P4">
Published Time: 2023-06-24T14:07:57+03:00</text:p>
      <text:p text:style-name="P4">
Modified Time: 2023-06-24T14:07:57+03:00</text:p>
      <text:p text:style-name="P4">
Description: Ukrainian tennis player Lesya Turenko will not play at the WTA 500 tournament in Eastborne (United Kingdom) with a $ 780,637 prize fund. - Ukrinform.</text:p>
      <text:p text:style-name="P4">
Images: ['<text:a xlink:type="simple" xlink:href="https://static.ukrinform.com/photos/2023_06/thumb_files/630_360_1687604183-111.jpg" text:style-name="Internet_20_link" text:visited-style-name="Visited_20_Internet_20_Link">
630_360_16876...</text:a>
']</text:p>
      <text:p text:style-name="P4">
Tags: ['Британія', 'Цуренко', 'Теніс', 'Збірна України', 'Жінки']</text:p>
      <text:p text:style-name="P4">
Type: Article</text:p>
      <!--METADATA-->
      <text:p text:style-name="P4">
<draw:frame draw:style-name="fr1" draw:name="Image116" text:anchor-type="as-char" svg:width="6.9236in" svg:height="3.956343in" draw:z-index="0">
<draw:image xlink:href="../Images/yкринформ/2023-06-24T14-07-57-03-00/630_360_1687604183-111.jpg" xlink:type="simple" xlink:show="embed" xlink:actuate="onLoad" draw:mime-type="image/jpeg"/>
</draw:frame>
Ukrainian -skeleton Lesya Tsurenko will not play at WTA 500 in Istborne tournament(United Kingdom)With a $ 780,637 prize fund.</text:p>
      <text:p text:style-name="P4">
Lesya(№46 WTA)starred <text:a xlink:type="simple" xlink:href="https://btu.org.ua/ua/news/ukrainskiy-tennis/45546-istborn-curenko-znyalasya-z-kvalifikaciyi-do-pochatku-pershogo-matchu.html" text:style-name="Internet_20_link" text:visited-style-name="Visited_20_Internet_20_Link">
before starting</text:a>
the first matrix skills against American Madison Brangl(112), reports Ukrinform.</text:p>
      <text:p text:style-name="P4">
The reason for this decision is now unknown.</text:p>
      <text:p text:style-name="P4">
The next Tsurenko tournament will be Wimbledon, where it will play in the main grid.</text:p>
      <text:p text:style-name="P4">
<text:span text:style-name="T4">
 Read also: </text:span>
 <text:a xlink:type="simple" xlink:href="https://www.ukrinform.ua/rubric-sports/3727131-ukrainka-starodubceva-vijsla-u-final-parnogo-turniru-itf-v-santodomingo.html" text:style-name="Internet_20_link" text:visited-style-name="Visited_20_Internet_20_Link">
Ukrainka Starodubtseva reached the finale of the paired ITFV Santo Domingo tournament</text:a>
The main grid of the herbal London "Major" will start on July 3.</text:p>
      <text:p text:style-name="P4">
Photo: btu.org.</text:p>
      <text:p text:style-name="P4">
News Source: <text:a xlink:type="simple" xlink:href="https://www.ukrinform.ua/rubric-sports/3727219-curenko-znalasa-z-kvalifikacii-do-pocatku-matcu-na-turniri-wta-u-britanii.html" text:style-name="Internet_20_link" text:visited-style-name="Visited_20_Internet_20_Link">
https://www.ukrinform.ua/rubric-sports/3727219-curenko-znalasa-z-kvalifikacii-do-pocatku-matcu-na-turniri-wta-u-britanii.html</text:a>
</text:p>
      <!--NEWS-->
      <text:h text:style-name="P10" text:outline-level="1">
<text:span text:style-name="T4">
Putin spent talking with Presidents Kazakhstan and Belarus - the media</text:span>
</text:h>
      <text:p text:style-name="P4">
Authors: Ukrinform (Person)</text:p>
      <text:p text:style-name="P4">
Publisher: Укринформ (Organization)</text:p>
      <text:p text:style-name="P4">
Published Time: 2023-06-24T14:14:00+03:00</text:p>
      <text:p text:style-name="P4">
Modified Time: 2023-06-24T14:14:00+03:00</text:p>
      <text:p text:style-name="P4">
Description: On Saturday, President of Kazakhstan Kasima-Zhomart Tokayev with President Vladimir Putin was held, during which the Russian dictator informed a colleague about the situation in the country. - Ukrinform.</text:p>
      <text:p text:style-name="P4">
Images: ['<text:a xlink:type="simple" xlink:href="https://static.ukrinform.com/photos/2020_11/thumb_files/630_360_1605196226-489.jpg" text:style-name="Internet_20_link" text:visited-style-name="Visited_20_Internet_20_Link">
630_360_16051...</text:a>
']</text:p>
      <text:p text:style-name="P4">
Tags: ['Лукашенко', 'Переговори', 'Путін', 'Росія', 'Касим-Жомарт Токаєв']</text:p>
      <text:p text:style-name="P4">
Type: Article</text:p>
      <!--METADATA-->
      <text:p text:style-name="P4">
<draw:frame draw:style-name="fr1" draw:name="Image117" text:anchor-type="as-char" svg:width="6.9236in" svg:height="3.956343in" draw:z-index="0">
<draw:image xlink:href="../Images/yкринформ/2023-06-24T14-14-00-03-00/630_360_1605196226-489.jpg" xlink:type="simple" xlink:show="embed" xlink:actuate="onLoad" draw:mime-type="image/jpeg"/>
</draw:frame>
On Saturday, President Kazakhstan Kasimart-Zhomart Tokaev, Vladimir Putin, was a telephone conversation, during which a Russian dictator informed a colleague about the situation in the country.</text:p>
      <text:p text:style-name="P4">
This was reported <text:a xlink:type="simple" xlink:href="https://www.akorda.kz/ru/sostoyalsya-telefonnyy-razgovor-s-prezidentom-rossii-vladimirom-putinym-2454928" text:style-name="Internet_20_link" text:visited-style-name="Visited_20_Internet_20_Link">
on the site</text:a>
President of the Republic of Kazakhstan, Ukrinform reports.</text:p>
      <text:p text:style-name="P4">
It is said that Tokaev noted that the current events are an internal affair.</text:p>
      <text:p text:style-name="P4">
For his part, the head of the aggressor country thanked Tokaev for the revealed understanding of the current current situation in Russia.</text:p>
      <text:p text:style-name="P4">
Also, self -proclaimed President of Belarus Alexander Lukashenko in the morning he had been talking with Putin, his press service reports.</text:p>
      <text:p text:style-name="P4">
“President <text:a xlink:type="simple" xlink:href="https://www.ukrinform.ua/tag-rosia" text:style-name="Internet_20_link" text:visited-style-name="Visited_20_Internet_20_Link">
Russia</text:a>
He called the President of Belarus in the morning of June 24, a telephone conversation took place. Volodymyr Putin was informed by a Belarusian colleague about the situation in Russia, ”the post reads.</text:p>
      <text:p text:style-name="P4">
<text:span text:style-name="T4">
 Read also: </text:span>
 <text:a xlink:type="simple" xlink:href="https://www.ukrinform.ua/rubric-world/3727203-mzs-cehii-pro-situaciu-v-rf-naresti-znaemo-so-tam-nazivaut-specoperacieu.html" text:style-name="Internet_20_link" text:visited-style-name="Visited_20_Internet_20_Link">
Czech Foreign Ministry about the situation in the Russian Federation: we finally know that they are tambing "special operation"</text:a>
As reported by Ukrinform, the leader of the Wagner PEC Yevhen Prigogin on the eve, on June 23, <text:a xlink:type="simple" xlink:href="https://www.ukrinform.ua/rubric-sports/3727120-zakolot-prigozina-vse-so-vidomo-na-cej-moment.html" text:style-name="Internet_20_link" text:visited-style-name="Visited_20_Internet_20_Link">
declared Demarsh against the Russian military leadership</text:a>
In particular against Russian Defense Minister Sergei Shoig.</text:p>
      <text:p text:style-name="P4">
The source in the Russian special services reported that the Russian rebels of the Wagner PEC had occupied military facilities in Voronezh.</text:p>
      <text:p text:style-name="P4">
News Source: <text:a xlink:type="simple" xlink:href="https://www.ukrinform.ua/rubric-world/3727221-putin-proviv-rozmovi-z-prezidentami-kazahstanu-i-bilorusi-zmi.html" text:style-name="Internet_20_link" text:visited-style-name="Visited_20_Internet_20_Link">
https://www.ukrinform.ua/rubric-world/3727221-putin-proviv-rozmovi-z-prezidentami-kazahstanu-i-bilorusi-zmi.html</text:a>
</text:p>
      <!--NEWS-->
      <text:h text:style-name="P10" text:outline-level="1">
<text:span text:style-name="T4">
Ukrainian Kateryna Bindl will play at WTA 250 tournament in Germany</text:span>
</text:h>
      <text:p text:style-name="P4">
Authors: Ukrinform (Person)</text:p>
      <text:p text:style-name="P4">
Publisher: Укринформ (Organization)</text:p>
      <text:p text:style-name="P4">
Published Time: 2023-06-24T14:19:21+03:00</text:p>
      <text:p text:style-name="P4">
Modified Time: 2023-06-24T14:19:21+03:00</text:p>
      <text:p text:style-name="P4">
Description: Ukrainian tennis player Kateryna Bindl won the final match of the WTA 250 competition in Bad-Homburg (Germany) with a $ 259,303 prize fund. - Ukrinform.</text:p>
      <text:p text:style-name="P4">
Images: ['<text:a xlink:type="simple" xlink:href="https://static.ukrinform.com/photos/2023_06/thumb_files/630_360_1687599731-416.jpg" text:style-name="Internet_20_link" text:visited-style-name="Visited_20_Internet_20_Link">
630_360_16875...</text:a>
']</text:p>
      <text:p text:style-name="P4">
Tags: ['Німеччина', 'США', 'Теніс', 'Збірна України', 'Жінки']</text:p>
      <text:p text:style-name="P4">
Type: Article</text:p>
      <!--METADATA-->
      <text:p text:style-name="P4">
<draw:frame draw:style-name="fr1" draw:name="Image118" text:anchor-type="as-char" svg:width="6.9236in" svg:height="3.956343in" draw:z-index="0">
<draw:image xlink:href="../Images/yкринформ/2023-06-24T14-19-21-03-00/630_360_1687599731-416.jpg" xlink:type="simple" xlink:show="embed" xlink:actuate="onLoad" draw:mime-type="image/jpeg"/>
</draw:frame>
Ukrainian-sized Kateryna Bindl won the final match of WTA 250 in Bad-Homburg on Saturday(Germany)With a $ 259,303 prize fund.</text:p>
      <text:p text:style-name="P4">
Catherine(№87 WTA)In three sets, Katy Volynets resist was overcome(121)from the US -6: 2, 0: 6, 6: 4, transmits Ukrinform.</text:p>
      <text:p text:style-name="P4">
The rivals were spent 2 hours on the court for 2 minutes.</text:p>
      <text:p text:style-name="P4">
This is the second full -time meeting between Bindl and Volynets. 2021 Tennis players play against one at the soil tournament in Gdyn(Poland)Where is also stronger.</text:p>
      <text:p text:style-name="P4">
<text:span text:style-name="T4">
 Read also: </text:span>
 <text:a xlink:type="simple" xlink:href="https://www.ukrinform.ua/rubric-sports/3727219-curenko-znalasa-z-kvalifikacii-do-pocatku-matcu-na-turniri-wta-u-britanii.html" text:style-name="Internet_20_link" text:visited-style-name="Visited_20_Internet_20_Link">
Tsurenko starred from qualifying to the start of the match WTA in Britain</text:a>
The main grid of competitions in the Bad -Homburg will be held on June 25 - July 1.</text:p>
      <text:p text:style-name="P4">
Photo: j48tennis.net.</text:p>
      <text:p text:style-name="P4">
News Source: <text:a xlink:type="simple" xlink:href="https://www.ukrinform.ua/rubric-sports/3727222-ukrainka-katerina-bajndl-zigrae-v-osnovi-turniru-wta-250-u-nimeccini.html" text:style-name="Internet_20_link" text:visited-style-name="Visited_20_Internet_20_Link">
https://www.ukrinform.ua/rubric-sports/3727222-ukrainka-katerina-bajndl-zigrae-v-osnovi-turniru-wta-250-u-nimeccini.html</text:a>
</text:p>
      <!--NEWS-->
      <text:h text:style-name="P10" text:outline-level="1">
<text:span text:style-name="T4">
Duda consulted with security forces and allies against the backdrop of events in</text:span>
</text:h>
      <text:p text:style-name="P4">
Authors: Ukrinform (Person)</text:p>
      <text:p text:style-name="P4">
Publisher: Укринформ (Organization)</text:p>
      <text:p text:style-name="P4">
Published Time: 2023-06-24T14:23:00+03:00</text:p>
      <text:p text:style-name="P4">
Modified Time: 2023-06-24T14:23:00+03:00</text:p>
      <text:p text:style-name="P4">
Description: Polish President Andrzej Duda conducted consultation with the Government and the Minister of Defense of Poland on Saturday, as well as allies about the situation that develops in Russia. - Ukrinform.</text:p>
      <text:p text:style-name="P4">
Images: ['<text:a xlink:type="simple" xlink:href="https://static.ukrinform.com/photos/2023_04/thumb_files/630_360_1680700925-768.jpg" text:style-name="Internet_20_link" text:visited-style-name="Visited_20_Internet_20_Link">
630_360_16807...</text:a>
']</text:p>
      <text:p text:style-name="P4">
Tags: ['Дуда', 'Росія', 'ПВК "Вагнера"', 'Пригожин']</text:p>
      <text:p text:style-name="P4">
Type: Article</text:p>
      <!--METADATA-->
      <text:p text:style-name="P4">
<draw:frame draw:style-name="fr1" draw:name="Image119" text:anchor-type="as-char" svg:width="6.9236in" svg:height="3.956343in" draw:z-index="0">
<draw:image xlink:href="../Images/yкринформ/2023-06-24T14-23-00-03-00/630_360_1680700925-768.jpg" xlink:type="simple" xlink:show="embed" xlink:actuate="onLoad" draw:mime-type="image/jpeg"/>
</draw:frame>
On Saturday, Presidentialpols Andrzej Duda consulted with the head of government and the Minister of Poland, as well as allies about the situation that develops.</text:p>
      <text:p text:style-name="P4">
Duda wrote about it in <text:a xlink:type="simple" xlink:href="https://twitter.com/AndrzejDuda/status/1672504750464540672" text:style-name="Internet_20_link" text:visited-style-name="Visited_20_Internet_20_Link">
Twitter</text:a>
, reports Ukrinform.</text:p>
      <text:p text:style-name="P4">
“Due to the situation in Russia, he consulted in the morning with the Prime Minister of National Defense, as well as allies. The course of events behind our east border is under constant monitoring, ”Duda wrote.</text:p>
      <text:p text:style-name="P4">
<text:span text:style-name="T4">
 Read also: </text:span>
 [Russia's weakness is obvious: <text:span text:style-name="T4">
 Green </text:span>
 The naphal was reacted(https://www.ukrinform.ua/rubric-polytics/3727189-ukraina-zdatna-zahistiti-evropu-vid-rozpovzanna-rosijskogo-zla-i-haosu-zelenskij.html)As it was reported, the leader of the Wagner PEC Yevhen Prigogin on the eve, June 23, <text:a xlink:type="simple" xlink:href="https://www.ukrinform.ua/rubric-other_news/3727120-zakolot-prigozina-vse-so-vidomo-na-cej-moment.html" text:style-name="Internet_20_link" text:visited-style-name="Visited_20_Internet_20_Link">
declared Demarsh</text:a>
The Anti -Russian military leadership, in particular, against the Minister of Defense of the RF Seaug.</text:p>
      <text:p text:style-name="P4">
The Wagner PECs seized the headquarters of Russian troops in Rostov and <text:a xlink:type="simple" xlink:href="https://www.ukrinform.ua/rubric-world/3727196-u-bik-moskvi-ruhaetsa-kolona-vijskovoi-tehniki-zmi.html" text:style-name="Internet_20_link" text:visited-style-name="Visited_20_Internet_20_Link">
move in the direction of Moscow. </text:a>
</text:p>
      <text:p text:style-name="P4">
News Source: <text:a xlink:type="simple" xlink:href="https://www.ukrinform.ua/rubric-world/3727225-duda-proviv-konsultacii-z-silovikami-ta-souznikami-na-tli-podij-u-rosii.html" text:style-name="Internet_20_link" text:visited-style-name="Visited_20_Internet_20_Link">
https://www.ukrinform.ua/rubric-world/3727225-duda-proviv-konsultacii-z-silovikami-ta-souznikami-na-tli-podij-u-rosii.html</text:a>
</text:p>
      <!--NEWS-->
      <text:h text:style-name="P10" text:outline-level="1">
<text:span text:style-name="T4">
Prigogine's rebellion will have consequences for the War of the Russian Federation against Ukraine - ISW</text:span>
</text:h>
      <text:p text:style-name="P4">
Authors: Ukrinform (Person)</text:p>
      <text:p text:style-name="P4">
Publisher: Укринформ (Organization)</text:p>
      <text:p text:style-name="P4">
Published Time: 2023-06-24T14:25:00+03:00</text:p>
      <text:p text:style-name="P4">
Modified Time: 2023-06-24T14:25:00+03:00</text:p>
      <text:p text:style-name="P4">
Description: The armed attack of the Wagner PEC on the Russian military leadership of Russia in Rostov-on-Don, will most likely have a significant impact on the war leading in Ukraine. - Ukrinform.</text:p>
      <text:p text:style-name="P4">
Images: ['<text:a xlink:type="simple" xlink:href="https://static.ukrinform.com/photos/2023_06/thumb_files/630_360_1687602297-399.jpeg" text:style-name="Internet_20_link" text:visited-style-name="Visited_20_Internet_20_Link">
630_360_16876...</text:a>
']</text:p>
      <text:p text:style-name="P4">
Tags: ['Росія', 'Пригожин', 'Війна з Росією', 'Інститут вивчення війни']</text:p>
      <text:p text:style-name="P4">
Type: Article</text:p>
      <!--METADATA-->
      <text:p text:style-name="P4">
<draw:frame draw:style-name="fr1" draw:name="Image120" text:anchor-type="as-char" svg:width="6.9236in" svg:height="3.956343in" draw:z-index="0">
<draw:image xlink:href="../Images/yкринформ/2023-06-24T14-25-00-03-00/630_360_1687602297-399.jpeg" xlink:type="simple" xlink:show="embed" xlink:actuate="onLoad" draw:mime-type="image/jpeg"/>
</draw:frame>
He is managed by the expensive armed attack of Wagner PEC on Russian military concellant in Rostov-on-Don, most likely, will have a significant impact of the inspiring that the Russian Federation leads in Ukraine.</text:p>
      <text:p text:style-name="P4">
This is stated in the [ISW] report(https://www.understandingwar.org/backgrounder/russian-offensive-campaign-assessment-june-23-2023), reports Ukrinform.</text:p>
      <text:p text:style-name="P4">
In Rostov-on-Don is located as the headquarters of the General Staff of the Armed Forces of the Russian Federation, the 58-Tasagal Army of which is currently active in defense operations in the field of Ukrainian counter-offensive in the south of Ukraine, as well as the team centrobes of Russian troops in Ukraine.</text:p>
      <text:p text:style-name="P4">
ISW believes that "Rostov-on-Dona is a critical center of the command of the Russian Army, and any threats to the presence of the Russian Federation will probably have consequences for some critical aspects of military efforts."</text:p>
      <text:p text:style-name="P4">
<text:span text:style-name="T4">
 Read also: </text:span>
 <text:a xlink:type="simple" xlink:href="https://www.ukrinform.ua/rubric-world/3727207-evrosouz-slidkue-za-podiami-u-rosii-ta-perebuvae-u-kontakti-z-g7-misel.html" text:style-name="Internet_20_link" text:visited-style-name="Visited_20_Internet_20_Link">
EU EU followed events in Russia and is Vkontakte with G7 - Michelle</text:a>
As reported by Ukrinform, the leader of the Wagner PEC Yevhen Prigogin on the eve, on June 23, <text:a xlink:type="simple" xlink:href="https://www.ukrinform.ua/rubric-sports/3727120-zakolot-prigozina-vse-so-vidomo-na-cej-moment.html" text:style-name="Internet_20_link" text:visited-style-name="Visited_20_Internet_20_Link">
declared Demarsh against the Russian military leadership</text:a>
In particular against Russian Defense Minister Sergei Shoig.</text:p>
      <text:p text:style-name="P4">
According to him, Shoiga arrived at Rostov, where he personally conducted an operation of the Vagner's confession, so 25,000 mercenaries of Prigogine allegedly go to Namoskov "restore justice."</text:p>
      <text:p text:style-name="P4">
News Source: <text:a xlink:type="simple" xlink:href="https://www.ukrinform.ua/rubric-world/3727226-zakolot-prigozina-matime-naslidki-dla-vedenna-vijni-rf-proti-ukraini-isw.html" text:style-name="Internet_20_link" text:visited-style-name="Visited_20_Internet_20_Link">
https://www.ukrinform.ua/rubric-world/3727226-zakolot-prigozina-matime-naslidki-dla-vedenna-vijni-rf-proti-ukraini-isw.html</text:a>
</text:p>
      <!--NEWS-->
      <text:h text:style-name="P10" text:outline-level="1">
<text:span text:style-name="T4">
In the Luhansk region, the invaders intensified the bandwidth through a rebellion in</text:span>
</text:h>
      <text:p text:style-name="P4">
Authors: Ukrinform (Person)</text:p>
      <text:p text:style-name="P4">
Publisher: Укринформ (Organization)</text:p>
      <text:p text:style-name="P4">
Published Time: 2023-06-24T14:26:36+03:00</text:p>
      <text:p text:style-name="P4">
Modified Time: 2023-06-24T14:26:36+03:00</text:p>
      <text:p text:style-name="P4">
Description: In the occupied Luhansk region, in connection with recent events in Russia, the enemy increased the passage at the border, and on the line of contact all the cities closed to entry and exit. - Ukrinform.</text:p>
      <text:p text:style-name="P4">
Images: ['<text:a xlink:type="simple" xlink:href="https://static.ukrinform.com/photos/2022_09/thumb_files/630_360_1662135180-334.jpg" text:style-name="Internet_20_link" text:visited-style-name="Visited_20_Internet_20_Link">
630_360_16621...</text:a>
']</text:p>
      <text:p text:style-name="P4">
Tags: ['Луганщина', 'Росія', 'Кордон', 'ПВК "Вагнера"', 'Пригожин']</text:p>
      <text:p text:style-name="P4">
Type: Article</text:p>
      <!--METADATA-->
      <text:p text:style-name="P4">
<draw:frame draw:style-name="fr1" draw:name="Image121" text:anchor-type="as-char" svg:width="6.9236in" svg:height="3.956343in" draw:z-index="0">
<draw:image xlink:href="../Images/yкринформ/2023-06-24T14-26-36-03-00/630_360_1662135180-334.jpg" xlink:type="simple" xlink:show="embed" xlink:actuate="onLoad" draw:mime-type="image/jpeg"/>
</draw:frame>
The enemy in the border in the border in the border, and on the collision line, has closed all cities on the entrance to the border.</text:p>
      <text:p text:style-name="P4">
As Ukrinform reports, this <text:a xlink:type="simple" xlink:href="https://t.me/luhanskaVTSA/11581" text:style-name="Internet_20_link" text:visited-style-name="Visited_20_Internet_20_Link">
reported</text:a>
The head of the Luhansk Regional Military Administration Artem Lisogor, acting on the live broadcast of the National Telernado "One News".</text:p>
      <text:p text:style-name="P4">
“Due to that situation in Russia they(invaders - ed.)And still intensifying the regime, people do not move there at all, so the situation is critical ... Increased on the borders checkpoints. Even the pedestrian who opened there to Rashka, as of the morning they were closed. Now they have started working, but people are being checked very carefully, ”the head of the region said. He added that people from <text:a xlink:type="simple" xlink:href="https://www.ukrinform.ua/tag-lugansina" text:style-name="Internet_20_link" text:visited-style-name="Visited_20_Internet_20_Link">
Luhansk region</text:a>
They are unworthy to go to Rostov and Rostov region.</text:p>
      <text:p text:style-name="P4">
Lisogor stressed that in the occupied territory of the region the situation is very weighted.</text:p>
      <text:p text:style-name="P4">
“The cities, which, on the line of collision, closed the enemy for entry and exit, is not allowed and not releasing citizens. Therefore, citizens provide both help and produce food, because everything is imported in a very limited, and it, I understand whether they take away at checkpoints, or where it is heard ... The situation is complicated, and this is the closure that they made, our seized The bridge, indeed, creates great difficulties for people, ” - said Ova.</text:p>
      <text:p text:style-name="P4">
<text:span text:style-name="T4">
 Read also: </text:span>
 <text:a xlink:type="simple" xlink:href="https://www.ukrinform.ua/rubric-world/3727207-evrosouz-slidkue-za-podiami-u-rosii-ta-perebuvae-u-kontakti-z-g7-misel.html" text:style-name="Internet_20_link" text:visited-style-name="Visited_20_Internet_20_Link">
<text:span text:style-name="T4">
 EU </text:span>
 <text:span text:style-name="T4">
 </text:span>
 Follows <text:span text:style-name="T4">
 by </text:span>
 event <text:span text:style-name="T4">
 in </text:span>
 Russia <text:span text:style-name="T4">
 and </text:span>
 is <text:span text:style-name="T4">
 in </text:span>
 contact <text:span text:style-name="T4">
 with g7 - </text:span>
 michel ** </text:a>
He also added that there are big problems in the occupied territory of Luhansk region. “The same and mobile communication is very they(invaders - ed.)It is pressed and caught not only by those who call, but by those who just walk with mobile phones, check them constantly. Therefore, for the local population there is a critical situation there, ”Lisogor stated.In the Ministry of Defense of the Russian Federation, the information was called provocation. Russian President Putin called the situation with the armed rebellion "blow in the back of the country of the people."</text:p>
      <text:p text:style-name="P4">
The FSB of Russia opened a criminal case against Prigogine through the call of a perpetual rebellion.</text:p>
      <text:p text:style-name="P4">
News Source: <text:a xlink:type="simple" xlink:href="https://www.ukrinform.ua/rubric-regions/3727227-na-lugansini-zagarbniki-posilili-propusknij-rezim-cerez-bunt-u-rosii.html" text:style-name="Internet_20_link" text:visited-style-name="Visited_20_Internet_20_Link">
https://www.ukrinform.ua/rubric-regions/3727227-na-lugansini-zagarbniki-posilili-propusknij-rezim-cerez-bunt-u-rosii.html</text:a>
</text:p>
      <!--NEWS-->
      <text:h text:style-name="P10" text:outline-level="1">
<text:span text:style-name="T4">
Lukashenka had another phone call with Putin</text:span>
</text:h>
      <text:p text:style-name="P4">
Authors: liveuamap (Language: en)</text:p>
      <text:p text:style-name="P4">
Time: 2023-06-24T14:31:58</text:p>
      <text:p text:style-name="P4">
Location: Minsk, (Latitude:53.92701 Longtitude:27.52514)</text:p>
      <text:p text:style-name="P4">
Videos: []</text:p>
      <text:p text:style-name="P4">
Images: []</text:p>
      <text:p text:style-name="P4">
Tags: ["Central and Eastern Europe", "Belarus"]</text:p>
      <text:p text:style-name="P4">
Id: 22571513</text:p>
      <!--METADATA-->
      <text:p text:style-name="P4">
Lukashenka had another phone call with Putin</text:p>
      <text:p text:style-name="P4">
News Collection Link: <text:a xlink:type="simple" xlink:href="https:\/\/liveuamap.com\/en\/2023\/24-june-lukashenka-had-another-phone-call-with-putin" text:style-name="Internet_20_link" text:visited-style-name="Visited_20_Internet_20_Link">
https:\/\/liveuamap.com\/en\/2023\/24-june-lukashenka-had-another-phone-call-with-putin</text:a>
</text:p>
      <text:p text:style-name="P4">
News Source: <text:a xlink:type="simple" xlink:href="https://t.me/pul_1/9276" text:style-name="Internet_20_link" text:visited-style-name="Visited_20_Internet_20_Link">
https://t.me/pul_1/9276</text:a>
</text:p>
      <!--NEWS-->
      <text:h text:style-name="P10" text:outline-level="1">
<text:span text:style-name="T4">
In the captured Urzuf on the Azov coast, explosions were heard</text:span>
</text:h>
      <text:p text:style-name="P4">
Authors: Ukrinform (Person)</text:p>
      <text:p text:style-name="P4">
Publisher: Укринформ (Organization)</text:p>
      <text:p text:style-name="P4">
Published Time: 2023-06-24T14:35:00+03:00</text:p>
      <text:p text:style-name="P4">
Modified Time: 2023-06-24T14:35:00+03:00</text:p>
      <text:p text:style-name="P4">
Description: In the captured Russian army, Urzuf on the Azov coast recorded an explosion in the direction of Berdyansk.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Вибух', 'Азовське море', 'Запоріжжя', 'Війна з Росією']</text:p>
      <text:p text:style-name="P4">
Type: Article</text:p>
      <!--METADATA-->
      <text:p text:style-name="P4">
<draw:frame draw:style-name="fr1" draw:name="Image122" text:anchor-type="as-char" svg:width="6.9236in" svg:height="3.956343in" draw:z-index="0">
<draw:image xlink:href="../Images/yкринформ/2023-06-24T14-35-00-03-00/630_360_1669987737-966.jpg" xlink:type="simple" xlink:show="embed" xlink:actuate="onLoad" draw:mime-type="image/jpeg"/>
</draw:frame>
The Urzufu, the Russian Army, on the Azov coast, recorded the explosion of Berdyansk.</text:p>
      <text:p text:style-name="P4">
About it in <text:a xlink:type="simple" xlink:href="https://t.me/andriyshTime/11028" text:style-name="Internet_20_link" text:visited-style-name="Visited_20_Internet_20_Link">
telegram</text:a>
Petro Andryushchenko reported by Advisor Mariupol, Ukrinform reports.</text:p>
      <text:p text:style-name="P4">
«14:03 Urzuf. Powerful <text:a xlink:type="simple" xlink:href="https://www.ukrinform.ua/tag-vibuh" text:style-name="Internet_20_link" text:visited-style-name="Visited_20_Internet_20_Link">
explosion</text:a>
Unapryamka Berdyansk. Saturday ceases to be only Saturday Putcha, ” - wroteandrunko.</text:p>
      <text:p text:style-name="P4">
*!(https://www.ukrinform.ua/rubric-crimea/3726636-u-koreizi-bila-alti-stavsa-vibuh-na-gazoprovodi-zmi.html)Subsequently he <text:a xlink:type="simple" xlink:href="https://t.me/andriyshTime/11029" text:style-name="Internet_20_link" text:visited-style-name="Visited_20_Internet_20_Link">
reported</text:a>
that in Urzuf again "loud" - in the direction of Mangush.</text:p>
      <text:p text:style-name="P4">
As it was reported, explosions in the occupied Russian invasions of settlements on the Azov coast have become more frequent, the Russian invaders activated the construction of their fortifications in these territories.</text:p>
      <text:p text:style-name="P4">
_ Photo illustrative_</text:p>
      <text:p text:style-name="P4">
News Source: <text:a xlink:type="simple" xlink:href="https://www.ukrinform.ua/rubric-ato/3727229-u-zahoplenomu-urzufi-na-azovskomu-uzberezzi-prolunav-vibuh.html" text:style-name="Internet_20_link" text:visited-style-name="Visited_20_Internet_20_Link">
https://www.ukrinform.ua/rubric-ato/3727229-u-zahoplenomu-urzufi-na-azovskomu-uzberezzi-prolunav-vibuh.html</text:a>
</text:p>
      <!--NEWS-->
      <text:h text:style-name="P10" text:outline-level="1">
<text:span text:style-name="T4">
Ukraine and EU will have the same approaches to the classification of goods - Cabinet decision</text:span>
</text:h>
      <text:p text:style-name="P4">
Authors: Ukrinform (Person)</text:p>
      <text:p text:style-name="P4">
Publisher: Укринформ (Organization)</text:p>
      <text:p text:style-name="P4">
Published Time: 2023-06-24T14:36:00+03:00</text:p>
      <text:p text:style-name="P4">
Modified Time: 2023-06-24T22:36:00+03:00</text:p>
      <text:p text:style-name="P4">
Description: The Cabinet of Ministers adopted a resolution that will contribute to the same with the European Union the application of approaches to the classification of goods. - Ukrinform.</text:p>
      <text:p text:style-name="P4">
Images: ['<text:a xlink:type="simple" xlink:href="https://static.ukrinform.com/photos/2023_03/thumb_files/630_360_1678738628-217.jpg" text:style-name="Internet_20_link" text:visited-style-name="Visited_20_Internet_20_Link">
630_360_16787...</text:a>
']</text:p>
      <text:p text:style-name="P4">
Tags: ['Євроінтеграція', 'Євросоюз', 'Кабмін', 'Торгівля']</text:p>
      <text:p text:style-name="P4">
Type: Article</text:p>
      <!--METADATA-->
      <text:p text:style-name="P4">
<draw:frame draw:style-name="fr1" draw:name="Image123" text:anchor-type="as-char" svg:width="6.9236in" svg:height="3.956343in" draw:z-index="0">
<draw:image xlink:href="../Images/yкринформ/2023-06-24T14-36-00-03-00/630_360_1678738628-217.jpg" xlink:type="simple" xlink:show="embed" xlink:actuate="onLoad" draw:mime-type="image/jpeg"/>
</draw:frame>
The Cabinet of Ministers approved a resolution that will facilitate the same with the EU of the EU -Case approaches to the classification of goods.</text:p>
      <text:p text:style-name="P4">
According to Ukrinform, it reports <text:a xlink:type="simple" xlink:href="https://mof.gov.ua/uk/news/minfin_uriad_priiniav_zmini_shcho_spriiatimut_odnakovomu_z_ies_zastosuvanniu_pidkhodiv_shchodo_klasifikatsii_tovariv-4075" text:style-name="Internet_20_link" text:visited-style-name="Visited_20_Internet_20_Link">
Ministry of Finance</text:a>
.</text:p>
      <text:p text:style-name="P4">
Уряд ухвалив постанову «Про внесення зміни до Порядку ведення Українськоїкласифікації товарів зовнішньоекономічної діяльності», проєкт якої розробивМінфін для забезпечення імплементації в українське законодавство положеньактів права Євросоюзу в частині урахування підходів до класифікації окремихтоварів згідно з Комбінованою номенклатурою ЄС.</text:p>
      <text:p text:style-name="P4">
«Це сприятиме однаковому застосуванню всіма митними органами правилкласифікації товарів під час прийняття рішень щодо класифікації товарів згідноз УКТЗЕД та рішень стосовно зобов’язуючої інформації з питань класифікаціїтоварів», - ідеться у повідомленні.</text:p>
      <text:p text:style-name="P4">
<text:span text:style-name="T4">
Читайте також:</text:span>
 <text:a xlink:type="simple" xlink:href="https://www.ukrinform.ua/rubric-polytics/3726732-vstup-do-es-stefanisina-prognozue-so-ukraina-do-oseni-vporaetsa-z-restou-zavdan-evrokomisii.html" text:style-name="Internet_20_link" text:visited-style-name="Visited_20_Internet_20_Link">
 Вступ до ЄС: Стефанішина прогнозує, що Україна до осенівиконає решту завдань Єврокомісії </text:a>
According to the resolution, the government has instructed <text:a xlink:type="simple" xlink:href="https://www.ukrinform.ua/tag-mitnica" text:style-name="Internet_20_link" text:visited-style-name="Visited_20_Internet_20_Link">
the State Customs Service</text:a>
To ensure: publishing the listing decisions on the classification of goods in accordance with the combined nomenclature, provided in the relevant acts of EU law on the day of adoption of this institution, provided that such decisions do not contradict the provisions of the international convention on the harmonized system of description and coding of goods, and actualize it no less than once. ; Preparation and publication of information on compliance of codes of goods specified in the relevant Acts of the EU, the codes of the current version of the commodity nomenclature of UKTZED. The government also instructs the appropriate software.</text:p>
      <text:p text:style-name="P4">
As reported by Ukrinform, on June 16, the Cabinet of Ministers approved <text:a xlink:type="simple" xlink:href="http://www.ukrinform.ua/rubric-society/3723712-urad-shvaliv-zmini-do-mitnogo-kodeksu-sodo-sprosenna-peremisenna-vantaziv-zsu.html" text:style-name="Internet_20_link" text:visited-style-name="Visited_20_Internet_20_Link">
amendments of the Domit Code</text:a>
more laws on simplification of the movement of goods of the Armed Forces and the Armed Forces of the State Union and NATO.</text:p>
      <text:p text:style-name="P4">
News Source: <text:a xlink:type="simple" xlink:href="https://www.ukrinform.ua/rubric-economy/3727361-ukraina-i-es-matimut-odnakovi-pidhodi-do-klasifikacii-tovariv-risenna-kabminu.html" text:style-name="Internet_20_link" text:visited-style-name="Visited_20_Internet_20_Link">
https://www.ukrinform.ua/rubric-economy/3727361-ukraina-i-es-matimut-odnakovi-pidhodi-do-klasifikacii-tovariv-risenna-kabminu.html</text:a>
</text:p>
      <!--NEWS-->
      <text:h text:style-name="P10" text:outline-level="1">
<text:span text:style-name="T4">
In Moscow introduced a counter -terrorist operation regime, prepared for siege - intelligence</text:span>
</text:h>
      <text:p text:style-name="P4">
Authors: Ukrinform (Person)</text:p>
      <text:p text:style-name="P4">
Publisher: Укринформ (Organization)</text:p>
      <text:p text:style-name="P4">
Published Time: 2023-06-24T14:38:00+03:00</text:p>
      <text:p text:style-name="P4">
Modified Time: 2023-06-24T14:38:00+03:00</text:p>
      <text:p text:style-name="P4">
Description: In a number of regions of the Russian Federation, a counter -terrorist operation is announced, Moscow is preparing for siege. - Ukrinform.</text:p>
      <text:p text:style-name="P4">
Images: ['<text:a xlink:type="simple" xlink:href="https://static.ukrinform.com/photos/2023_06/thumb_files/630_360_1687603739-488.jpg" text:style-name="Internet_20_link" text:visited-style-name="Visited_20_Internet_20_Link">
630_360_16876...</text:a>
']</text:p>
      <text:p text:style-name="P4">
Tags: None</text:p>
      <text:p text:style-name="P4">
Type: Article</text:p>
      <!--METADATA-->
      <text:p text:style-name="P4">
<draw:frame draw:style-name="fr1" draw:name="Image124" text:anchor-type="as-char" svg:width="6.9236in" svg:height="3.956343in" draw:z-index="0">
<draw:image xlink:href="../Images/yкринформ/2023-06-24T14-38-00-03-00/630_360_1687603739-488.jpg" xlink:type="simple" xlink:show="embed" xlink:actuate="onLoad" draw:mime-type="image/jpeg"/>
</draw:frame>
In the RF's series, a counter -terrorist operation was announced, Moscow is preparing preoblogists.</text:p>
      <text:p text:style-name="P4">
As Ukrinform reports, about it in <text:a xlink:type="simple" xlink:href="https://t.me/DIUkraine/2479" text:style-name="Internet_20_link" text:visited-style-name="Visited_20_Internet_20_Link">
telegram</text:a>
 <text:a xlink:type="simple" xlink:href="https://t.me/DIUkraine/2479" text:style-name="Internet_20_link" text:visited-style-name="Visited_20_Internet_20_Link">
</text:a>
The press service of the Main Directorate of Intelligence of the Ministry of Defense reports.</text:p>
      <text:p text:style-name="P4">
“After the Demarsha Prigogine and the beginning of the movement of the Wagner PEC towards the capital of the occupier country in a number of regions of Russia, a counter-terrorist operation was announced(WHO)”, - the message said.</text:p>
      <text:p text:style-name="P4">
As it is noted, the security forces have been permitted for: listening to any conversation and checking the correspondence, conducting detentions and searches "Removal of individuals from areas of terrain and objects".</text:p>
      <text:p text:style-name="P4">
<text:span text:style-name="T4">
 Read also: </text:span>
 <text:a xlink:type="simple" xlink:href="https://www.ukrinform.ua/rubric-world/3727196-u-bik-moskvi-ruhaetsa-kolona-vijskovoi-tehniki-zmi.html" text:style-name="Internet_20_link" text:visited-style-name="Visited_20_Internet_20_Link">
toward Moscow moves a column of military equipment - media</text:a>
The General Directorate of Intelligence also noted that Moscow is now practiced by police and military units. There are strengthened patrols at each of the crossroads and exits from the city. Mistakes a large number of buses without numbers and distinctive signs of flooded people inside. The movement of interregional passenger transport was stopped.</text:p>
      <text:p text:style-name="P4">
In addition, freight and postage were suspended. Massive vehicles with a focus on large closed vans are performed.</text:p>
      <text:p text:style-name="P4">
According to Ukrainian intelligence, the movement of civilian tassluzhbov transport was practically stopped by the Federal Automobile Route of M4 "Don"(Moscow-Voronezh-Rostov-on-Don-Krasnodar-Novosiysk). Всі смуги звільнено дляруху військової та вантажної техніки. На всіх з’їздах з траси виставленоозброєні блокпости.</text:p>
      <text:p text:style-name="P4">
В Москву стягують всю військову техніку, яка досі залишалась в резерві та вприкордонних регіонах, зазначили в пресслужбі ГУР.</text:p>
      <text:p text:style-name="P4">
<text:span text:style-name="T4">
Читайте також:</text:span>
 <text:a xlink:type="simple" xlink:href="https://www.ukrinform.ua/rubric-world/3727226-zakolot-prigozina-matime-naslidki-dla-vedenna-vijni-rf-proti-ukraini-isw.html" text:style-name="Internet_20_link" text:visited-style-name="Visited_20_Internet_20_Link">
 Заколот <text:span text:style-name="T4">
Пригож</text:span>
 ина матиме наслідки для ведення війниРФ проти України - ISW </text:a>
</text:p>
      <text:p text:style-name="P4">
At the same time, he urged not to call it a "military coup" and added that the shooig fled Rostov cowardly, and "this creature would be stopped." In the Ministry of Defense, the information was called provocation.</text:p>
      <text:p text:style-name="P4">
President Volodymyr Zelenskyy <text:a xlink:type="simple" xlink:href="https://www.ukrinform.ua/rubric-polytics/3727189-ukraina-zdatna-zahistiti-evropu-vid-rozpovzanna-rosijskogo-zla-i-haosu-zelenskij.html" text:style-name="Internet_20_link" text:visited-style-name="Visited_20_Internet_20_Link">
reacted to rebellion</text:a>
 <text:a xlink:type="simple" xlink:href="https://www.ukrinform.ua/rubric-polytics/3727189-ukraina-zdatna-zahistiti-evropu-vid-rozpovzanna-rosijskogo-zla-i-haosu-zelenskij.html" text:style-name="Internet_20_link" text:visited-style-name="Visited_20_Internet_20_Link">
</text:a>
Wagner PVC against the Russian authorities and stated that the weakness of the Russian Federation is obvious. According to its words, Ukraine is able to protect Europe from the spread of Russian evil Ihaos.</text:p>
      <text:p text:style-name="P4">
News Source: <text:a xlink:type="simple" xlink:href="https://www.ukrinform.ua/rubric-world/3727231-u-moskvi-vveli-rezim-kontrteroristicnoi-operacii-gotuutsa-do-oblogi-rozvidka.html" text:style-name="Internet_20_link" text:visited-style-name="Visited_20_Internet_20_Link">
https://www.ukrinform.ua/rubric-world/3727231-u-moskvi-vveli-rezim-kontrteroristicnoi-operacii-gotuutsa-do-oblogi-rozvidka.html</text:a>
</text:p>
      <!--NEWS-->
      <text:h text:style-name="P10" text:outline-level="1">
<text:span text:style-name="T4">
Ukrainians have won two more medals at European Games</text:span>
</text:h>
      <text:p text:style-name="P4">
Authors: Ukrinform (Person)</text:p>
      <text:p text:style-name="P4">
Publisher: Укринформ (Organization)</text:p>
      <text:p text:style-name="P4">
Published Time: 2023-06-24T14:38:15+03:00</text:p>
      <text:p text:style-name="P4">
Modified Time: 2023-06-24T14:38:15+03:00</text:p>
      <text:p text:style-name="P4">
Description: Representatives of Ukraine won two more awards at the third European Games in Poland. - Ukrinform.</text:p>
      <text:p text:style-name="P4">
Images: ['<text:a xlink:type="simple" xlink:href="https://static.ukrinform.com/photos/2023_06/thumb_files/630_360_1687606530-866.jpg" text:style-name="Internet_20_link" text:visited-style-name="Visited_20_Internet_20_Link">
630_360_16876...</text:a>
']</text:p>
      <text:p text:style-name="P4">
Tags: ['Збірна України', 'Веслування на байдарках і каное', 'синхронне плавання', 'Європейські ігри']</text:p>
      <text:p text:style-name="P4">
Type: Article</text:p>
      <!--METADATA-->
      <text:p text:style-name="P4">
<draw:frame draw:style-name="fr1" draw:name="Image125" text:anchor-type="as-char" svg:width="6.9236in" svg:height="3.956343in" draw:z-index="0">
<draw:image xlink:href="../Images/yкринформ/2023-06-24T14-38-15-03-00/630_360_1687606530-866.jpg" xlink:type="simple" xlink:show="embed" xlink:actuate="onLoad" draw:mime-type="image/jpeg"/>
</draw:frame>
Representatives of Ukraine won two more awards for third European games in Poland.</text:p>
      <text:p text:style-name="P4">
Rower Ludmila Luzan won gold in a canoe-single at a distance of 500m, Ukrinform reports.</text:p>
      <text:p text:style-name="P4">
Lyudmila showed the result of 2.02,920, which is 1 second faster than the Spanish Maricorber. The third was Agnes Kiss(Hungary)- 2.04,576.</text:p>
      <text:p text:style-name="P4">
Earlier, Luzan at the European Games 2023 has already become a champion in a canoe-twin of a distance of 500 meters paired with Valeria Teret.</text:p>
      <text:p text:style-name="P4">
Lyudmila's asset also "silver" on a canoe-single for 200 meters.</text:p>
      <text:p text:style-name="P4">
On the second place of the pedestal in the acrobatic group, Ukrainian representatives of artistic swimming of Marina Aleksiav, Vladislav Alexia, Marta Fedin, Veronica Grishko, Daria Moshinsk, Angelina Ovchinnikov, Anastasia Shmonin, Valeria Tishchenko.</text:p>
      <text:p text:style-name="P4">
The pupils of Svetlana Saidova received a rating of 208,9800 for their speech, giving way to 5.3033 points to representatives of France. Bronze medalists(201,9900).</text:p>
      <text:p text:style-name="P4">
<text:span text:style-name="T4">
Читайте також:</text:span>
 <text:a xlink:type="simple" xlink:href="https://www.ukrinform.ua/rubric-sports/3727163-evropejski-igri-praporonosec-zbirnoi-ukraini-pavlova-vstanovila-rekord.html" text:style-name="Internet_20_link" text:visited-style-name="Visited_20_Internet_20_Link">
 <text:span text:style-name="T4">
Європейські</text:span>
 <text:span text:style-name="T4">
ігри</text:span>
 : прапороносець збірної УкраїниПавлова встановила рекорд </text:a>
At the moment, the Ukrainian team has 13 medals at the games - 6 gold, 4 silver 3 bronze. This is the third team place.</text:p>
      <text:p text:style-name="P4">
Photo: facebook.com/olympicua.</text:p>
      <text:p text:style-name="P4">
News Source: <text:a xlink:type="simple" xlink:href="https://www.ukrinform.ua/rubric-sports/3727230-ukrainci-zdobuli-se-dvi-medali-na-evropejskih-igrah.html" text:style-name="Internet_20_link" text:visited-style-name="Visited_20_Internet_20_Link">
https://www.ukrinform.ua/rubric-sports/3727230-ukrainci-zdobuli-se-dvi-medali-na-evropejskih-igrah.html</text:a>
</text:p>
      <!--NEWS-->
      <text:h text:style-name="P10" text:outline-level="1">
<text:span text:style-name="T4">
In Kiev, warehouses of the shopping center were burning, no victims</text:span>
</text:h>
      <text:p text:style-name="P4">
Authors: Ukrinform (Person)</text:p>
      <text:p text:style-name="P4">
Publisher: Укринформ (Organization)</text:p>
      <text:p text:style-name="P4">
Published Time: 2023-06-24T14:43:00+03:00</text:p>
      <text:p text:style-name="P4">
Modified Time: 2023-06-24T14:43:00+03:00</text:p>
      <text:p text:style-name="P4">
Description: SESS staff eliminated a fire at one of Kyiv's shopping malls. There are no casualties and victims. - Ukrinform.</text:p>
      <text:p text:style-name="P4">
Images: ['<text:a xlink:type="simple" xlink:href="https://static.ukrinform.com/photos/2023_06/thumb_files/630_360_1687606866-8955.jpeg" text:style-name="Internet_20_link" text:visited-style-name="Visited_20_Internet_20_Link">
630_360_16876...</text:a>
']</text:p>
      <text:p text:style-name="P4">
Tags: ['ДСНС', 'Пожежа', 'Київ']</text:p>
      <text:p text:style-name="P4">
Type: Article</text:p>
      <!--METADATA-->
      <text:p text:style-name="P4">
<draw:frame draw:style-name="fr1" draw:name="Image126" text:anchor-type="as-char" svg:width="6.9236in" svg:height="3.956343in" draw:z-index="0">
<draw:image xlink:href="../Images/yкринформ/2023-06-24T14-43-00-03-00/630_360_1687606866-8955.jpeg" xlink:type="simple" xlink:show="embed" xlink:actuate="onLoad" draw:mime-type="image/jpeg"/>
</draw:frame>
SESS staff eliminated the fire in one of Kiev's shopping centers. There are no victims and victims.</text:p>
      <text:p text:style-name="P4">
As Ukrinform reports, about it in <text:a xlink:type="simple" xlink:href="https://t.me/dsns_telegram/18038" text:style-name="Internet_20_link" text:visited-style-name="Visited_20_Internet_20_Link">
telegram</text:a>
The SES press service reports.</text:p>
      <text:p text:style-name="P4">
«At 09:21 in Obolon district on Stepan Bandera Ave., 11-A there was a fire of the warehouse premises of the shopping center on a total area of 300 square meters. M.10: 58 The fire was eliminated. There are no victims, ” - says the news.</text:p>
      <text:p text:style-name="P4">
</text:p>
      <text:p text:style-name="P4">
<text:a xlink:type="simple" xlink:href="https://static.ukrinform.com/photos/2023_06/1687606865-3538.jpeg" text:style-name="Internet_20_link" text:visited-style-name="Visited_20_Internet_20_Link">
 </text:a>
 <text:a xlink:type="simple" xlink:href="https://static.ukrinform.com/photos/2023_06/1687606865-5636.jpeg" text:style-name="Internet_20_link" text:visited-style-name="Visited_20_Internet_20_Link">
</text:a>
 <text:a xlink:type="simple" xlink:href="https://static.ukrinform.com/photos/2023_06/1687606865-2377.jpeg" text:style-name="Internet_20_link" text:visited-style-name="Visited_20_Internet_20_Link">
</text:a>
 <text:a xlink:type="simple" xlink:href="https://static.ukrinform.com/photos/2023_06/1687606865-2767.jpeg" text:style-name="Internet_20_link" text:visited-style-name="Visited_20_Internet_20_Link">
</text:a>
 <text:a xlink:type="simple" xlink:href="https://static.ukrinform.com/photos/2023_06/1687606865-6654.jpeg" text:style-name="Internet_20_link" text:visited-style-name="Visited_20_Internet_20_Link">
</text:a>
 <text:a xlink:type="simple" xlink:href="https://static.ukrinform.com/photos/2023_06/1687606865-4598.jpeg" text:style-name="Internet_20_link" text:visited-style-name="Visited_20_Internet_20_Link">
</text:a>
 <text:a xlink:type="simple" xlink:href="https://static.ukrinform.com/photos/2023_06/1687606865-6293.jpeg" text:style-name="Internet_20_link" text:visited-style-name="Visited_20_Internet_20_Link">
</text:a>
 <text:a xlink:type="simple" xlink:href="https://static.ukrinform.com/photos/2023_06/1687606866-8955.jpeg" text:style-name="Internet_20_link" text:visited-style-name="Visited_20_Internet_20_Link">
<draw:frame draw:style-name="fr1" draw:name="Image135" text:anchor-type="as-char" svg:width="6.9236in" svg:height="3.956343in" draw:z-index="0">
<draw:image xlink:href="../Images/yкринформ/2023-06-24T14-43-00-03-00/630_360_1687606866-8955.jpeg" xlink:type="simple" xlink:show="embed" xlink:actuate="onLoad" draw:mime-type="image/jpeg"/>
</draw:frame>
</text:a>
As noted, at the scene <text:a xlink:type="simple" xlink:href="https://www.ukrinform.ua/tag-pozeza" text:style-name="Internet_20_link" text:visited-style-name="Visited_20_Internet_20_Link">
fire</text:a>
There were 55 rescuers and 12 units of basic and special fire and rescue equipment.</text:p>
      <text:p text:style-name="P4">
<text:span text:style-name="T4">
 Read also: </text:span>
 [in the Kyiv region due to the fall of the debris(https://www.ukrinform.ua/rubric-regions/3727092-na-kiivsini-cerez-padinna-ulamkiv-rosijskih-raket-gorila-trava.html)As reported by Ukrinform, on June 22, rescuers eliminated a fire that arose from an explosion in a 16-storey building in the Dnieper district(three of them were hospitalized)and saved 18. Five psychological assistance.</text:p>
      <text:p text:style-name="P4">
News Source: <text:a xlink:type="simple" xlink:href="https://www.ukrinform.ua/rubric-kyiv/3727232-u-kievi-gorili-skladi-torgovelnogo-centru-postrazdalih-nemae.html" text:style-name="Internet_20_link" text:visited-style-name="Visited_20_Internet_20_Link">
https://www.ukrinform.ua/rubric-kyiv/3727232-u-kievi-gorili-skladi-torgovelnogo-centru-postrazdalih-nemae.html</text:a>
</text:p>
      <!--NEWS-->
      <text:h text:style-name="P10" text:outline-level="1">
<text:span text:style-name="T4">
In the United Kingdom and Poland "closely monitor" the situation in</text:span>
</text:h>
      <text:p text:style-name="P4">
Authors: Ukrinform (Person)</text:p>
      <text:p text:style-name="P4">
Publisher: Укринформ (Organization)</text:p>
      <text:p text:style-name="P4">
Published Time: 2023-06-24T14:45:51+03:00</text:p>
      <text:p text:style-name="P4">
Modified Time: 2023-06-24T14:45:51+03:00</text:p>
      <text:p text:style-name="P4">
Description: The UK Foreign Minister James Kleverli said on Saturday that the country was watching the events in the Russian Federation. - Ukrinform.</text:p>
      <text:p text:style-name="P4">
Images: ['<text:a xlink:type="simple" xlink:href="https://static.ukrinform.com/photos/2023_06/thumb_files/630_360_1687594842-643.jpg" text:style-name="Internet_20_link" text:visited-style-name="Visited_20_Internet_20_Link">
630_360_16875...</text:a>
']</text:p>
      <text:p text:style-name="P4">
Tags: ['Британія', 'Польща', 'Росія', 'Пригожин']</text:p>
      <text:p text:style-name="P4">
Type: Article</text:p>
      <!--METADATA-->
      <text:p text:style-name="P4">
<draw:frame draw:style-name="fr1" draw:name="Image136" text:anchor-type="as-char" svg:width="6.9236in" svg:height="3.956343in" draw:z-index="0">
<draw:image xlink:href="../Images/yкринформ/2023-06-24T14-45-51-03-00/630_360_1687594842-643.jpg" xlink:type="simple" xlink:show="embed" xlink:actuate="onLoad" draw:mime-type="image/jpeg"/>
</draw:frame>
The UK Ministry of Law James Kleverli said on Saturday that Ukraine was watching the events in the Russian Federation carefully.</text:p>
      <text:p text:style-name="P4">
According to Ukrinform, Kleverly wrote about it on his page in <text:a xlink:type="simple" xlink:href="https://twitter.com/JamesCleverly/status/1672543887913627648" text:style-name="Internet_20_link" text:visited-style-name="Visited_20_Internet_20_Link">
Twitter</text:a>
.</text:p>
      <text:p text:style-name="P4">
“After night events with the participation of the group“ <text:a xlink:type="simple" xlink:href="https://www.ukrinform.ua/tag-pvk-vagnera" text:style-name="Internet_20_link" text:visited-style-name="Visited_20_Internet_20_Link">
Wagner</text:a>
»And Russian military we(The United Kingdom - Ed.)We close the situation and work closely with the famous allies, ”he wrote.</text:p>
      <text:p text:style-name="P4">
Also, Presidential President Pavel Salek said on Saturday on the air <text:a xlink:type="simple" xlink:href="https://www.polskieradio.pl/398/7856/Artykul/3195610" text:style-name="Internet_20_link" text:visited-style-name="Visited_20_Internet_20_Link">
Polish radio</text:a>
, which is neighboring with Ukraine, also monitor the situation in the Russian Federation.</text:p>
      <text:p text:style-name="P4">
In particular, Salek mentioned the Bureau of National Security and the Bureau of International Policy, and the attacks of Poland's allies, which monitor topical events in the aggressor country.</text:p>
      <text:p text:style-name="P4">
<text:span text:style-name="T4">
 Read also: </text:span>
 <text:a xlink:type="simple" xlink:href="https://www.ukrinform.ua/rubric-world/3727225-duda-proviv-konsultacii-z-silovikami-ta-souznikami-na-tli-podij-u-rosii.html" text:style-name="Internet_20_link" text:visited-style-name="Visited_20_Internet_20_Link">
<text:span text:style-name="T4">
 Duda </text:span>
 I consulted with security forces and allies of events in Russia</text:a>
The adviser to Andrzej Duda added that Poland leader was also informed about recent events in the Russian Federation.</text:p>
      <text:p text:style-name="P4">
As reported by Ukrinform, the head of the Wagner PEC [Yevgeny Prigogin was on June 23.(https://www.ukrinform.ua/rubric-other_news/3727120-zakolot-prigozina-vse-so-vidomo-na-cej-moment.html)Against Russian military protection, in particular, against the Minister of Defense of the Russian Federation Sergei Shoig.</text:p>
      <text:p text:style-name="P4">
Prigogine first openly expressed his disagreement with the President of the Russian Federation Vladimirputin, commenting on his appeal.</text:p>
      <text:p text:style-name="P4">
_ Photo: Medusa _</text:p>
      <text:p text:style-name="P4">
News Source: <text:a xlink:type="simple" xlink:href="https://www.ukrinform.ua/rubric-world/3727233-u-velikij-britanii-ta-polsi-uvazno-stezat-za-situacieu-v-rosii.html" text:style-name="Internet_20_link" text:visited-style-name="Visited_20_Internet_20_Link">
https://www.ukrinform.ua/rubric-world/3727233-u-velikij-britanii-ta-polsi-uvazno-stezat-za-situacieu-v-rosii.html</text:a>
</text:p>
      <!--NEWS-->
      <text:h text:style-name="P10" text:outline-level="1">
<text:span text:style-name="T4">
In the Moscow region, bridges were blocked through the eye</text:span>
</text:h>
      <text:p text:style-name="P4">
Authors: Ukrinform (Person)</text:p>
      <text:p text:style-name="P4">
Publisher: Укринформ (Organization)</text:p>
      <text:p text:style-name="P4">
Published Time: 2023-06-24T14:48:50+03:00</text:p>
      <text:p text:style-name="P4">
Modified Time: 2023-06-24T14:48:50+03:00</text:p>
      <text:p text:style-name="P4">
Description: The Ministry of Transport of the Moscow region reported the overlap of the bridges across the River of the OKA to the south and east of Moscow, without specifying the reasons for this. - Ukrinform.</text:p>
      <text:p text:style-name="P4">
Images: ['<text:a xlink:type="simple" xlink:href="https://static.ukrinform.com/photos/2019_12/thumb_files/630_360_1576136952-191.jpg" text:style-name="Internet_20_link" text:visited-style-name="Visited_20_Internet_20_Link">
630_360_15761...</text:a>
']</text:p>
      <text:p text:style-name="P4">
Tags: ['Росія', 'Міст', 'Пригожин']</text:p>
      <text:p text:style-name="P4">
Type: Article</text:p>
      <!--METADATA-->
      <text:p text:style-name="P4">
<draw:frame draw:style-name="fr1" draw:name="Image137" text:anchor-type="as-char" svg:width="6.9236in" svg:height="3.948443in" draw:z-index="0">
<draw:image xlink:href="../Images/yкринформ/2023-06-24T14-48-50-03-00/630_360_1576136952-191.jpg" xlink:type="simple" xlink:show="embed" xlink:actuate="onLoad" draw:mime-type="image/jpeg"/>
</draw:frame>
The Ministry of Transport of the Moscow Region reported the overlap of the bridge of the River of the OKA to the south and east of Moscow, without specifying the reasons for this.</text:p>
      <text:p text:style-name="P4">
About it reports Ukrinform with reference to <text:a xlink:type="simple" xlink:href="https://t.me/dorogitransport/11655" text:style-name="Internet_20_link" text:visited-style-name="Visited_20_Internet_20_Link">
telegram-channel</text:a>
 <text:a xlink:type="simple" xlink:href="https://t.me/dorogitransport/11655" text:style-name="Internet_20_link" text:visited-style-name="Visited_20_Internet_20_Link">
 </text:a>
Office.</text:p>
      <text:p text:style-name="P4">
"We ask today to refrain from traveling M-4" Don "and M-2" Crimea ".</text:p>
      <text:p text:style-name="P4">
Additionally <text:a xlink:type="simple" xlink:href="https://t.me/dorogitransport/11656" text:style-name="Internet_20_link" text:visited-style-name="Visited_20_Internet_20_Link">
</text:a>
<text:a xlink:type="simple" xlink:href="https://t.me/dorogitransport/11656" text:style-name="Internet_20_link" text:visited-style-name="Visited_20_Internet_20_Link">
Informs</text:a>
Also about the overlap of the bridge through the eye of Natrai M-5 "Ural" east of Moscow.</text:p>
      <text:p text:style-name="P4">
<text:a xlink:type="simple" xlink:href="https://t.me/bazabazon/18850" text:style-name="Internet_20_link" text:visited-style-name="Visited_20_Internet_20_Link">
Telegram-channel</text:a>
 <text:a xlink:type="simple" xlink:href="https://t.me/bazabazon/18850" text:style-name="Internet_20_link" text:visited-style-name="Visited_20_Internet_20_Link">
</text:a>
Baza reported that "dozens of military were arranged near the bridge through the OKA in the area of Serpukhov", where "Crimea" is now blocked to Moscow. "</text:p>
      <text:p text:style-name="P4">
<text:span text:style-name="T4">
 Read also: </text:span>
 <text:a xlink:type="simple" xlink:href="https://www.ukrinform.ua/rubric-world/3727196-u-bik-moskvi-ruhaetsa-kolona-vijskovoi-tehniki-zmi.html" text:style-name="Internet_20_link" text:visited-style-name="Visited_20_Internet_20_Link">
toward Moscow moves a column of military equipment - media</text:a>
As reported by Ukrinform, the leader of the Wagner PEC Yevgeny Prigogin on the eve, June 23, <text:a xlink:type="simple" xlink:href="https://www.ukrinform.ua/rubric-other_news/3727120-zakolot-prigozina-vse-so-vidomo-na-cej-moment.html" text:style-name="Internet_20_link" text:visited-style-name="Visited_20_Internet_20_Link">
announced Demarsh</text:a>
The Anti -Russian military leadership, including against the Minister of Defense of the RF Seaug RFSergy.</text:p>
      <text:p text:style-name="P4">
According to him, Shoiga arrived at Rostov, where he personally conducted an operation of the Vagner's confession, so 25,000 mercenaries of Prigogine allegedly go to Namoskov "restore justice."</text:p>
      <text:p text:style-name="P4">
News Source: <text:a xlink:type="simple" xlink:href="https://www.ukrinform.ua/rubric-world/3727235-u-moskovskij-oblasti-perekrili-mosti-cerez-oku.html" text:style-name="Internet_20_link" text:visited-style-name="Visited_20_Internet_20_Link">
https://www.ukrinform.ua/rubric-world/3727235-u-moskovskij-oblasti-perekrili-mosti-cerez-oku.html</text:a>
</text:p>
      <!--NEWS-->
      <text:h text:style-name="P10" text:outline-level="1">
<text:span text:style-name="T4">
Tokaev in a conversation with Putin called the "Wagner" rebellion by the internal cause of</text:span>
</text:h>
      <text:p text:style-name="P4">
Authors: Ukrinform (Person)</text:p>
      <text:p text:style-name="P4">
Publisher: Укринформ (Organization)</text:p>
      <text:p text:style-name="P4">
Published Time: 2023-06-24T14:54:14+03:00</text:p>
      <text:p text:style-name="P4">
Modified Time: 2023-06-24T14:54:14+03:00</text:p>
      <text:p text:style-name="P4">
Description: President of Kazakhstan Kasim-Zomart Tokaev during a telephone conversation with Russian President Vladimir Putin called the rebellion of the "Wagner" "internal business of Russia". - Ukrinform.</text:p>
      <text:p text:style-name="P4">
Images: ['<text:a xlink:type="simple" xlink:href="https://static.ukrinform.com/photos/2019_03/thumb_files/630_360_1553067165-282.jpg" text:style-name="Internet_20_link" text:visited-style-name="Visited_20_Internet_20_Link">
630_360_15530...</text:a>
']</text:p>
      <text:p text:style-name="P4">
Tags: ['Путін', 'ПВК "Вагнера"', 'Касим-Жомарт Токаєв']</text:p>
      <text:p text:style-name="P4">
Type: Article</text:p>
      <!--METADATA-->
      <text:p text:style-name="P4">
<draw:frame draw:style-name="fr1" draw:name="Image138" text:anchor-type="as-char" svg:width="6.9236in" svg:height="3.956343in" draw:z-index="0">
<draw:image xlink:href="../Images/yкринформ/2023-06-24T14-54-14-03-00/630_360_1553067165-282.jpg" xlink:type="simple" xlink:show="embed" xlink:actuate="onLoad" draw:mime-type="image/jpeg"/>
</draw:frame>
The Presidential Casim-Zhomart Tokaev called Putin President Putin during a telephone conversation with the RFVvolodimir President of the RFVvolodimir.</text:p>
      <text:p text:style-name="P4">
About it reports Ukrinform with a link to <text:a xlink:type="simple" xlink:href="https://akorda.kz/ru/sostoyalsya-telefonnyy-razgovor-s-prezidentom-rossii-vladimirom-putinym-2454928" text:style-name="Internet_20_link" text:visited-style-name="Visited_20_Internet_20_Link">
site</text:a>
Presidential Administration of Kazakhstan.</text:p>
      <text:p text:style-name="P4">
"Kasim Zhomart President Tokaev discussed by phone with Russian President. Volodymyr <text:a xlink:type="simple" xlink:href="https://www.ukrinform.ua/tag-putin" text:style-name="Internet_20_link" text:visited-style-name="Visited_20_Internet_20_Link">
Putin</text:a>
He informed the country in the country. Kasim -Zhomart Tokaev noted that the events that are happening are the internal matter of Russia, " - the message reads.</text:p>
      <text:p text:style-name="P4">
Tokaev added that the constitutional order and rule of law is "an indispensable support for law and order in the country."</text:p>
      <text:p text:style-name="P4">
<text:span text:style-name="T4">
 Read also: </text:span>
 <text:a xlink:type="simple" xlink:href="https://www.ukrinform.ua/rubric-other_news/3727120-zakolot-prigozina-vse-so-vidomo-na-cej-moment.html" text:style-name="Internet_20_link" text:visited-style-name="Visited_20_Internet_20_Link">
Rebellion <text:span text:style-name="T4">
 Prigogine </text:span>
 a. All that is known at this moment</text:a>
As reported by Ukrinform, on the morning of June 24 <text:a xlink:type="simple" xlink:href="https://www.ukrinform.ua/rubric-world/3727171-pidrozdili-pvk-vagner-rozrahovuut-distatis-do-moskvi-britanska-rozvidka.html" text:style-name="Internet_20_link" text:visited-style-name="Visited_20_Internet_20_Link">
enmity between Taminobon Taminobon PECs</text:a>
The martial confrontation has grown. Units of a private military company aim to get to Moscow.</text:p>
      <text:p text:style-name="P4">
News Source: <text:a xlink:type="simple" xlink:href="https://www.ukrinform.ua/rubric-world/3727236-tokaev-u-rozmovi-z-putinim-nazvav-zakolot-vagnerivciv-vnutrisnou-spravou-rosii.html" text:style-name="Internet_20_link" text:visited-style-name="Visited_20_Internet_20_Link">
https://www.ukrinform.ua/rubric-world/3727236-tokaev-u-rozmovi-z-putinim-nazvav-zakolot-vagnerivciv-vnutrisnou-spravou-rosii.html</text:a>
</text:p>
      <!--NEWS-->
      <text:h text:style-name="P10" text:outline-level="1">
<text:span text:style-name="T4">
On the border with Hungary resumed the work point "Call"</text:span>
</text:h>
      <text:p text:style-name="P4">
Authors: Ukrinform (Person)</text:p>
      <text:p text:style-name="P4">
Publisher: Укринформ (Organization)</text:p>
      <text:p text:style-name="P4">
Published Time: 2023-06-24T15:02:00+03:00</text:p>
      <text:p text:style-name="P4">
Modified Time: 2023-06-24T15:02:00+03:00</text:p>
      <text:p text:style-name="P4">
Description: At the border with Hungary, persons and cars were restored at the border with Hungary. - Ukrinform.</text:p>
      <text:p text:style-name="P4">
Images: ['<text:a xlink:type="simple" xlink:href="https://static.ukrinform.com/photos/2022_11/thumb_files/630_360_1667290483-138.jpg" text:style-name="Internet_20_link" text:visited-style-name="Visited_20_Internet_20_Link">
630_360_16672...</text:a>
']</text:p>
      <text:p text:style-name="P4">
Tags: ['Прикордонники', 'Угорщина', 'Кордон']</text:p>
      <text:p text:style-name="P4">
Type: Article</text:p>
      <!--METADATA-->
      <text:p text:style-name="P4">
<draw:frame draw:style-name="fr1" draw:name="Image139" text:anchor-type="as-char" svg:width="6.9236in" svg:height="3.956343in" draw:z-index="0">
<draw:image xlink:href="../Images/yкринформ/2023-06-24T15-02-00-03-00/630_360_1667290483-138.jpg" xlink:type="simple" xlink:show="embed" xlink:actuate="onLoad" draw:mime-type="image/jpeg"/>
</draw:frame>
In the call of the call, which is on the border with Hungary, the passage of taps was restored.</text:p>
      <text:p text:style-name="P4">
As Ukrinform reports, about it in <text:a xlink:type="simple" xlink:href="https://t.me/DPSUkr/12028" text:style-name="Internet_20_link" text:visited-style-name="Visited_20_Internet_20_Link">
telegram</text:a>
The SSSU press service reports.</text:p>
      <text:p text:style-name="P4">
"The pass of persons and cars at the checkpoint" Call "has been restored," - the message said.</text:p>
      <text:p text:style-name="P4">
As previously reported <text:a xlink:type="simple" xlink:href="http://dpsu.gov.ua/ua/news/Do-uvagi-gromadyan-yaki-planuyut-zakordonni-poizdki/" text:style-name="Internet_20_link" text:visited-style-name="Visited_20_Internet_20_Link">
PSSU press service</text:a>
, the passage of persons and transport means at the checkpoint "Call" on June 24 was suspended due to the data of data at the checkpoint "Lona" by Hungary. Border guards call for the opportunity to choose other border crossing points.</text:p>
      <text:p text:style-name="P4">
*!(https://www.ukrinform.ua/rubric-regions/3713541-na-bukovini-cogoric-zapustat-se-odin-punkt-propusku-na-kordoni-z-rumunieu-golova-ova.html)As reported by Ukrinform, the State Agency for the Restoration and Development of Infrastructure in 2023 <text:a xlink:type="simple" xlink:href="https://www.ukrinform.ua/rubric-economy/3726853-v-ukraini-planuut-pobuduvati-abo-modernizuvati-21-punkt-propusku-na-kordoni-z-es-ta-moldovou.html" text:style-name="Internet_20_link" text:visited-style-name="Visited_20_Internet_20_Link">
will modernize the checkpoints(PP)Outside with Poland, Romania, Slovakia, Hungary and Moldova.</text:a>
<text:span text:style-name="T5">
Foto: DPSU</text:span>
</text:p>
      <text:p text:style-name="P4">
News Source: <text:a xlink:type="simple" xlink:href="https://www.ukrinform.ua/rubric-regions/3727141-na-kordoni-z-ugorsinou-prizupiniv-robotu-punkt-propusku-dzvinkove.html" text:style-name="Internet_20_link" text:visited-style-name="Visited_20_Internet_20_Link">
https://www.ukrinform.ua/rubric-regions/3727141-na-kordoni-z-ugorsinou-prizupiniv-robotu-punkt-propusku-dzvinkove.html</text:a>
</text:p>
      <!--NEWS-->
      <text:h text:style-name="P10" text:outline-level="1">
<text:span text:style-name="T4">
In Kiev and the region, thunderstorms are expected in the near future</text:span>
</text:h>
      <text:p text:style-name="P4">
Authors: Ukrinform (Person)</text:p>
      <text:p text:style-name="P4">
Publisher: Укринформ (Organization)</text:p>
      <text:p text:style-name="P4">
Published Time: 2023-06-24T15:08:25+03:00</text:p>
      <text:p text:style-name="P4">
Modified Time: 2023-06-24T15:08:25+03:00</text:p>
      <text:p text:style-name="P4">
Description: In Kiev and the region on Saturday, June 24, thunderstorms and gusts of wind are expected. - Ukrinform.</text:p>
      <text:p text:style-name="P4">
Images: ['<text:a xlink:type="simple" xlink:href="https://static.ukrinform.com/photos/2023_06/thumb_files/630_360_1686405266-432.jpg" text:style-name="Internet_20_link" text:visited-style-name="Visited_20_Internet_20_Link">
630_360_16864...</text:a>
']</text:p>
      <text:p text:style-name="P4">
Tags: ['Дощ', 'Гроза', 'Вітер', 'Київ', 'Київщина']</text:p>
      <text:p text:style-name="P4">
Type: Article</text:p>
      <!--METADATA-->
      <text:p text:style-name="P4">
<draw:frame draw:style-name="fr1" draw:name="Image140" text:anchor-type="as-char" svg:width="6.9236in" svg:height="3.956343in" draw:z-index="0">
<draw:image xlink:href="../Images/yкринформ/2023-06-24T15-08-25-03-00/630_360_1686405266-432.jpg" xlink:type="simple" xlink:show="embed" xlink:actuate="onLoad" draw:mime-type="image/jpeg"/>
</draw:frame>
In Kiev and Oblast on Saturday, June 24, thunderstorms and gusts of wind are expected.</text:p>
      <text:p text:style-name="P4">
According to Ukrinform, the Ukrainian Hydrometeorological Center reports [Facebook] about it(https://www.facebook.com/UkrHMC/posts/pfbid031yCNeWxSToB69Qi5uNZMj21MmiHKd9547D6CskH78REe7DMpVZ9cw5ssVcseuKJQl).</text:p>
      <text:p text:style-name="P4">
"Попередження про небезпечні метеорологічні явища по Київщині. У найближчугодину з утриманням до кінця доби 24 червня <text:a xlink:type="simple" xlink:href="https://www.ukrinform.ua/tag-groza" text:style-name="Internet_20_link" text:visited-style-name="Visited_20_Internet_20_Link">
 гроза</text:a>
, wind gusts of 15-20 m/s, " - says the test. And the level of danger is yellow.</text:p>
      <text:p text:style-name="P4">
*!(https://www.ukrinform.ua/rubric-world/3724973-torisne-lito-u-evropi-bulo-najteplisim-v-istorii-klimatologi.html)Due to the predicted thunderstorm repair <text:a xlink:type="simple" xlink:href="https://t.me/dtek_ua/592" text:style-name="Internet_20_link" text:visited-style-name="Visited_20_Internet_20_Link">
DTEK Brigades</text:a>
Translated into enhanced mode of operation to eliminate accidents.</text:p>
      <text:p text:style-name="P4">
“The company's energy will work in enhanced mode to eliminate them in the event of an accident. Difficult weather conditions can lead to trees and breakage of wires, ”the company noted.</text:p>
      <text:p text:style-name="P4">
As reported by Ukrinform, on Saturday in the east, south, north and in the center of the country will be paid <text:a xlink:type="simple" xlink:href="https://www.ukrinform.ua/rubric-regions/3726742-v-ukraini-na-vihidnih-bude-speka-z-dosami-i-grozami.html" text:style-name="Internet_20_link" text:visited-style-name="Visited_20_Internet_20_Link">
Hot weather</text:a>
(+29…+31 ° C)with short -term rains and thunderstorms. Without precipitation there will be only Uzapozhya and Kherson regions.</text:p>
      <text:p text:style-name="P4">
News Source: <text:a xlink:type="simple" xlink:href="https://www.ukrinform.ua/rubric-kyiv/3727240-u-kievi-ta-oblasti-najblizcim-casom-ocikuutsa-grozi.html" text:style-name="Internet_20_link" text:visited-style-name="Visited_20_Internet_20_Link">
https://www.ukrinform.ua/rubric-kyiv/3727240-u-kievi-ta-oblasti-najblizcim-casom-ocikuutsa-grozi.html</text:a>
</text:p>
      <!--NEWS-->
      <text:h text:style-name="P10" text:outline-level="1">
<text:span text:style-name="T4">
NATO was concisely commented on events in</text:span>
</text:h>
      <text:p text:style-name="P4">
Authors: Ukrinform (Person)</text:p>
      <text:p text:style-name="P4">
Publisher: Укринформ (Organization)</text:p>
      <text:p text:style-name="P4">
Published Time: 2023-06-24T15:11:00+03:00</text:p>
      <text:p text:style-name="P4">
Modified Time: 2023-06-24T15:11:00+03:00</text:p>
      <text:p text:style-name="P4">
Description: NATO officials responded to events in Russia, where the forces of the Wagner private company refused to comply with military leadership orders and have established control of at least one of the Russian cities. - Ukrinform.</text:p>
      <text:p text:style-name="P4">
Images: ['<text:a xlink:type="simple" xlink:href="https://static.ukrinform.com/photos/2023_06/thumb_files/630_360_1687594843-991.jpg" text:style-name="Internet_20_link" text:visited-style-name="Visited_20_Internet_20_Link">
630_360_16875...</text:a>
']</text:p>
      <text:p text:style-name="P4">
Tags: ['НАТО', 'Росія', 'ПВК "Вагнера"', 'Пригожин']</text:p>
      <text:p text:style-name="P4">
Type: Article</text:p>
      <!--METADATA-->
      <text:p text:style-name="P4">
<draw:frame draw:style-name="fr1" draw:name="Image141" text:anchor-type="as-char" svg:width="6.9236in" svg:height="3.956343in" draw:z-index="0">
<draw:image xlink:href="../Images/yкринформ/2023-06-24T15-11-00-03-00/630_360_1687594843-991.jpg" xlink:type="simple" xlink:show="embed" xlink:actuate="onLoad" draw:mime-type="image/jpeg"/>
</draw:frame>
NATO officials responded to events in Russia, where the forces of the Wagner private company refused to comply with military leadership orders and, at least one of the Russian cities.</text:p>
      <text:p text:style-name="P4">
According to Ukrinform correspondent, NATO Lungescu spokeswoman gave a brief to the agency's request.</text:p>
      <text:p text:style-name="P4">
"We continue to monitor this situation," the spokesman said.</text:p>
      <text:p text:style-name="P4">
<text:span text:style-name="T4">
 Read also: </text:span>
 <text:a xlink:type="simple" xlink:href="https://www.ukrinform.ua/rubric-world/3727207-evrosouz-slidkue-za-podiami-u-rosii-ta-perebuvae-u-kontakti-z-g7-misel.html" text:style-name="Internet_20_link" text:visited-style-name="Visited_20_Internet_20_Link">
<text:span text:style-name="T4">
 EU </text:span>
 Follows the events in Russia and is VKontakte with G7 - Michelle</text:a>
As it was reported, the leader of the Wagner PEC [Yevgeny Prigogin announced on June 23.(https://www.ukrinform.ua/rubric-other_news/3727120-zakolot-prigozina-vse-so-vidomo-na-cej-moment.html)Against the Russian military leadership, including against the Minister of Defense of the Russian Federation, Sergei Shoigu, and established control of overhead facilities in Rostov-on-Don. President <text:a xlink:type="simple" xlink:href="https://www.ukrinform.ua/tag-putin" text:style-name="Internet_20_link" text:visited-style-name="Visited_20_Internet_20_Link">
Putin</text:a>
He appealed to the people, and called these actions "military rebellion" and "betrayal". Prigogine expressed his intention to reach Moscow to "put an end to this disorder."</text:p>
      <text:p text:style-name="P4">
News Source: <text:a xlink:type="simple" xlink:href="https://www.ukrinform.ua/rubric-world/3727245-u-nato-lakonicno-prokomentuvali-podii-v-rosii.html" text:style-name="Internet_20_link" text:visited-style-name="Visited_20_Internet_20_Link">
https://www.ukrinform.ua/rubric-world/3727245-u-nato-lakonicno-prokomentuvali-podii-v-rosii.html</text:a>
</text:p>
      <!--NEWS-->
      <text:h text:style-name="P10" text:outline-level="1">
<text:span text:style-name="T4">
In Kherson region, petroleum products were collected as a result of the Kakhovskaya Hydroelectric Power</text:span>
</text:h>
      <text:p text:style-name="P4">
Authors: Ukrinform (Person)</text:p>
      <text:p text:style-name="P4">
Publisher: Укринформ (Organization)</text:p>
      <text:p text:style-name="P4">
Published Time: 2023-06-24T15:23:00+03:00</text:p>
      <text:p text:style-name="P4">
Modified Time: 2023-06-24T15:23:00+03:00</text:p>
      <text:p text:style-name="P4">
Description: Rescuers completed the collection of oil products, which settled near the settlement in the floodplain of the River River in the Kherson region as a result of the exploration of the Russians of the Kakhovka Hydroelectric Power Plant. - Ukrinform.</text:p>
      <text:p text:style-name="P4">
Images: ['<text:a xlink:type="simple" xlink:href="https://static.ukrinform.com/photos/2023_06/thumb_files/630_360_1686570954-298.jpg" text:style-name="Internet_20_link" text:visited-style-name="Visited_20_Internet_20_Link">
630_360_16865...</text:a>
']</text:p>
      <text:p text:style-name="P4">
Tags: ['Херсонщина', 'нафта', 'Каховська ГЕС']</text:p>
      <text:p text:style-name="P4">
Type: Article</text:p>
      <!--METADATA-->
      <text:p text:style-name="P4">
<draw:frame draw:style-name="fr1" draw:name="Image142" text:anchor-type="as-char" svg:width="6.9236in" svg:height="3.956343in" draw:z-index="0">
<draw:image xlink:href="../Images/yкринформ/2023-06-24T15-23-00-03-00/630_360_1686570954-298.jpg" xlink:type="simple" xlink:show="embed" xlink:actuate="onLoad" draw:mime-type="image/jpeg"/>
</draw:frame>
Rescuers completed the collection of petroleum products that settled near the inhabited plaque in the floodplain of the River River in the Kherson region as a result of the Kakhovskaya hydroelectric power plants.</text:p>
      <text:p text:style-name="P4">
According to Ukrinform, the Minister of Internal Affairs Igor Klimenko reports <text:a xlink:type="simple" xlink:href="https://www.facebook.com/mvs.gov.ua/posts/pfbid024s45VEtCoKWSe3qNfR8Q9VZMG3jav4U8CFANTvoUhFds5j2E6KHHG7XxJUHwHRZil" text:style-name="Internet_20_link" text:visited-style-name="Visited_20_Internet_20_Link">
Facebook.</text:a>
“On Saturday, June 24, rescuers completed the collection of petroleum products in <text:a xlink:type="simple" xlink:href="https://www.ukrinform.ua/tag-hersonsina" text:style-name="Internet_20_link" text:visited-style-name="Visited_20_Internet_20_Link">
Kherson region</text:a>
which have settled a nearby -populated point in the floodplain of the River Viovchyna, ”Klimenko said.</text:p>
      <text:p text:style-name="P4">
250 cubic meters of contaminated soil were disposed of. In total, the cleared area of 40.5 thousand square meters. m. For the processing of such a plot, employees of the State Emergency Service used 6 tons of sorbent.</text:p>
      <text:p text:style-name="P4">
<text:span text:style-name="T4">
 Read also: </text:span>
 <text:a xlink:type="simple" xlink:href="https://www.ukrinform.ua/rubric-ato/3726548-na-hersonsini-zagarbniki-sformuvali-specgrupi-sob-shovati-tila-zagiblih-zelenskij.html" text:style-name="Internet_20_link" text:visited-style-name="Visited_20_Internet_20_Link">
in Kherson region invaders formed special groups to squeeze the bodies of the dead - Zelensky</text:a>
As reported by Ukrinform, <text:a xlink:type="simple" xlink:href="https://www.ukrinform.ua/rubric-other_news/3723441-pidriv-rosianami-kahovskoi-ges-usi-novini.html" text:style-name="Internet_20_link" text:visited-style-name="Visited_20_Internet_20_Link">
on the night against June 6, the Russian army undergoing Kakhovskaya hydroelectric power station</text:a>
Having caused the flooding of part of the Kherson and Mykolaiv regions and at the same time - critical grinding of the Kakhovka reservoir.</text:p>
      <text:p text:style-name="P4">
News Source: <text:a xlink:type="simple" xlink:href="https://www.ukrinform.ua/rubric-regions/3727247-na-hersonsini-zibrali-naftoprodukti-aki-rozlilisa-vnaslidok-pidrivu-kahovskoi-ges.html" text:style-name="Internet_20_link" text:visited-style-name="Visited_20_Internet_20_Link">
https://www.ukrinform.ua/rubric-regions/3727247-na-hersonsini-zibrali-naftoprodukti-aki-rozlilisa-vnaslidok-pidrivu-kahovskoi-ges.html</text:a>
</text:p>
      <!--NEWS-->
      <text:h text:style-name="P10" text:outline-level="1">
<text:span text:style-name="T4">
Due to the rocket attack on Kiev the damaged art and production plant of the National Opera</text:span>
</text:h>
      <text:p text:style-name="P4">
Authors: Ukrinform (Person)</text:p>
      <text:p text:style-name="P4">
Publisher: Укринформ (Organization)</text:p>
      <text:p text:style-name="P4">
Published Time: 2023-06-24T15:23:59+03:00</text:p>
      <text:p text:style-name="P4">
Modified Time: 2023-06-24T15:23:59+03:00</text:p>
      <text:p text:style-name="P4">
Description: In Kiev, as a result of hostile shelling, the Kyiv State Art and Production Combine "of the National Opera of Ukraine. - Ukrinform.</text:p>
      <text:p text:style-name="P4">
Images: ['<text:a xlink:type="simple" xlink:href="https://static.ukrinform.com/photos/2017_07/thumb_files/630_360_1499180231-1386.jpg" text:style-name="Internet_20_link" text:visited-style-name="Visited_20_Internet_20_Link">
630_360_14991...</text:a>
']</text:p>
      <text:p text:style-name="P4">
Tags: ['Ткаченко', 'Війна з Росією', 'Єдині новини']</text:p>
      <text:p text:style-name="P4">
Type: Article</text:p>
      <!--METADATA-->
      <text:p text:style-name="P4">
<draw:frame draw:style-name="fr1" draw:name="Image143" text:anchor-type="as-char" svg:width="6.9236in" svg:height="3.956343in" draw:z-index="0">
<draw:image xlink:href="../Images/yкринформ/2023-06-24T15-23-59-03-00/630_360_1499180231-1386.jpg" xlink:type="simple" xlink:show="embed" xlink:actuate="onLoad" draw:mime-type="image/jpeg"/>
</draw:frame>
In Kiev, as a result of hostile shelling, the Kyiv State Art and Production Combine "of the National Opera of Ukraine.</text:p>
      <text:p text:style-name="P4">
According to Ukrinform, Minister of Culture and Information Policy Oleksandrkachenko told about it on the national telephone "Unin".</text:p>
      <text:p text:style-name="P4">
“I was informed that the plant was damaged <text:a xlink:type="simple" xlink:href="https://www.ukrinform.ua/tag-opera" text:style-name="Internet_20_link" text:visited-style-name="Visited_20_Internet_20_Link">
National Opera</text:a>
In Kiev(State Enterprise "Kyiv State Art and Production Plant"-ed.), fortunately, none of the people were killed. But while we are discussing this special military revolution, which is happening in Russia, unfortunately, they are prejudice to beat the Ukrainian territory, ”Tkachenko stressed.</text:p>
      <text:p text:style-name="P4">
<text:span text:style-name="T4">
 Read also: </text:span>
 <text:a xlink:type="simple" xlink:href="https://www.ukrinform.ua/rubric-ato/3727106-ppo-vnoci-zbila-41-krilatu-raketu-i-dva-udarni-droni-shahed136131.html" text:style-name="Internet_20_link" text:visited-style-name="Visited_20_Internet_20_Link">
<text:span text:style-name="T4">
 air defense </text:span>
 at night knocked 41 winged rocket and two shock droneshahed-136/131</text:a>
As reported by Ukrinform, on June 24 at about the third night in the Solomenskyi district of Kiev hostile <text:a xlink:type="simple" xlink:href="https://www.ukrinform.ua/rubric-kyiv/3727086-u-kievi-pisla-raketnoi-ataki-do-medikiv-zvernulisa-14-postrazdalih-klimenko.html" text:style-name="Internet_20_link" text:visited-style-name="Visited_20_Internet_20_Link">
shelling caused partial destruction of construction structures</text:a>
From 16 to 19 flooring of a 25-storey apartment building. According to operational information, eight people were injured, three of which were hospitalized. Three people were killed.</text:p>
      <text:p text:style-name="P4">
At night, air defense forces in total destroyed 41 Russian rocket-rocket and two shock drones of Shahd-136/131 in Ukraine.</text:p>
      <text:p text:style-name="P4">
News Source: <text:a xlink:type="simple" xlink:href="https://www.ukrinform.ua/rubric-culture/3727248-cerez-raketnu-ataku-na-kiiv-poskodzenij-hudoznovirobnicij-kombinat-nacionalnoi-operi.html" text:style-name="Internet_20_link" text:visited-style-name="Visited_20_Internet_20_Link">
https://www.ukrinform.ua/rubric-culture/3727248-cerez-raketnu-ataku-na-kiiv-poskodzenij-hudoznovirobnicij-kombinat-nacionalnoi-operi.html</text:a>
</text:p>
      <!--NEWS-->
      <text:h text:style-name="P10" text:outline-level="1">
<text:span text:style-name="T4">
At the London conference, they talked about the priority of supporting small and medium -sized businesses - Vashchuk</text:span>
</text:h>
      <text:p text:style-name="P4">
Authors: Ukrinform (Person)</text:p>
      <text:p text:style-name="P4">
Publisher: Укринформ (Organization)</text:p>
      <text:p text:style-name="P4">
Published Time: 2023-06-24T15:29:00+03:00</text:p>
      <text:p text:style-name="P4">
Modified Time: 2023-06-24T15:29:00+03:00</text:p>
      <text:p text:style-name="P4">
Description: At the International Conference on the Restoration of Ukraine in London, they emphasized the priority of support for small and medium -sized businesses. - Ukrinform.</text:p>
      <text:p text:style-name="P4">
Images: ['<text:a xlink:type="simple" xlink:href="https://static.ukrinform.com/photos/2023_06/thumb_files/630_360_1687600099-328.jpg" text:style-name="Internet_20_link" text:visited-style-name="Visited_20_Internet_20_Link">
630_360_16876...</text:a>
']</text:p>
      <text:p text:style-name="P4">
Tags: None</text:p>
      <text:p text:style-name="P4">
Type: Article</text:p>
      <!--METADATA-->
      <text:p text:style-name="P4">
<draw:frame draw:style-name="fr1" draw:name="Image144" text:anchor-type="as-char" svg:width="6.9236in" svg:height="3.956343in" draw:z-index="0">
<draw:image xlink:href="../Images/yкринформ/2023-06-24T15-29-00-03-00/630_360_1687600099-328.jpg" xlink:type="simple" xlink:show="embed" xlink:actuate="onLoad" draw:mime-type="image/jpeg"/>
</draw:frame>
The International Conference on the Restoration of Ukraine in London emphasized the priority of supporting small and medium -sized businesses.</text:p>
      <text:p text:style-name="P4">
About it on air <text:a xlink:type="simple" xlink:href="https://ukr.radio/news.html" text:style-name="Internet_20_link" text:visited-style-name="Visited_20_Internet_20_Link">
Ukrainian radio</text:a>
Romanvashchuk told the business ombudsman.</text:p>
      <text:p text:style-name="P4">
He noted that, according to the World Bank, there are 5 directions in Ukraine that are re -rebellious. Next year, more than 14 billion dollars are required. The fifth point is the economic support of small and medium -sized businesses.</text:p>
      <text:p text:style-name="P4">
"Can be rebuilt for people <text:a xlink:type="simple" xlink:href="https://www.ukrinform.ua/tag-zitlo" text:style-name="Internet_20_link" text:visited-style-name="Visited_20_Internet_20_Link">
housing</text:a>
, you can additionally visit a school with shelter, but if there is no bakery, a pharmacy of a grocery store in a town or in a village, then people will not return there. So, the reconstruction of small and medium -sized businesses is commemorative for the life of communities. Many at the conference spoke about decentralization, not only to focus on the temporary military centralization of funds, but to return to the money to go to the places where they can be best distributed. And it seems to me that it will be one of the accents in the approach to this question, " - summarizes Vashchuk.</text:p>
      <text:p text:style-name="P4">
At the same time, in the belief of a business ombudsman, before launching programs of support that costs money, and they are not currently lacking, it is necessary to stop doing something that damages the business. "For example, how taxes and customs in Ukraine should continue to change in favor of business. That is: fewer stops, less non -neus inspections, less determination of arbitrary customs value, so as to simply perceive an account from the EU country and the declaration of its customs service for a clean coin. It is necessary for business to be able to spend time and energy to help, to help, to develop, not to reflect from all kinds of official encroachments. The first steps are already scheduled, in particular in the tax sphere. Ina conferences in the presentations of the Ministry of Economy and Economic Deputy Fire of the President. Changes in these areas. We need to see that we will see in these areas over the next months, "he said.</text:p>
      <text:p text:style-name="P4">
<text:span text:style-name="T4">
 Read also: </text:span>
 <text:a xlink:type="simple" xlink:href="https://www.ukrinform.ua/rubric-vidbudova/3727185-investori-zacikavleni-u-vidnovlenni-ukraini-im-potribni-lise-strahovi-polisi-biznesombudsmen.html" text:style-name="Internet_20_link" text:visited-style-name="Visited_20_Internet_20_Link">
Investors are interested in the restoration of Ukraine, they need insurance policies-business ombudsman</text:a>
</text:p>
      <text:p text:style-name="P4">
News Source: <text:a xlink:type="simple" xlink:href="https://www.ukrinform.ua/rubric-economy/3727250-na-konferencii-v-londoni-nagolosuvali-na-prioritetnosti-pidtrimki-malogo-i-serednogo-biznesu-vasuk.html" text:style-name="Internet_20_link" text:visited-style-name="Visited_20_Internet_20_Link">
https://www.ukrinform.ua/rubric-economy/3727250-na-konferencii-v-londoni-nagolosuvali-na-prioritetnosti-pidtrimki-malogo-i-serednogo-biznesu-vasuk.html</text:a>
</text:p>
      <!--NEWS-->
      <text:h text:style-name="P10" text:outline-level="1">
<text:span text:style-name="T4">
In Rostov, the sounds of explosions and shooting were heard - social networks</text:span>
</text:h>
      <text:p text:style-name="P4">
Authors: Ukrinform (Person)</text:p>
      <text:p text:style-name="P4">
Publisher: Укринформ (Organization)</text:p>
      <text:p text:style-name="P4">
Published Time: 2023-06-24T15:32:00+03:00</text:p>
      <text:p text:style-name="P4">
Modified Time: 2023-06-24T15:32:00+03:00</text:p>
      <text:p text:style-name="P4">
Description: In Russian Rostov-on-Don, footage was filmed, where people flee from the sounds of explosions and shooting in the city. - Ukrinform.</text:p>
      <text:p text:style-name="P4">
Images: ['<text:a xlink:type="simple" xlink:href="https://static.ukrinform.com/photos/2023_06/thumb_files/630_360_1687610152-579.jpeg" text:style-name="Internet_20_link" text:visited-style-name="Visited_20_Internet_20_Link">
630_360_16876...</text:a>
']</text:p>
      <text:p text:style-name="P4">
Tags: ['Стрілянина', 'Вибух', 'Росія']</text:p>
      <text:p text:style-name="P4">
Type: Article</text:p>
      <!--METADATA-->
      <text:p text:style-name="P4">
<draw:frame draw:style-name="fr1" draw:name="Image145" text:anchor-type="as-char" svg:width="6.9236in" svg:height="3.956343in" draw:z-index="0">
<draw:image xlink:href="../Images/yкринформ/2023-06-24T15-32-00-03-00/630_360_1687610152-579.jpeg" xlink:type="simple" xlink:show="embed" xlink:actuate="onLoad" draw:mime-type="image/jpeg"/>
</draw:frame>
Urosian Rostov-on-Dona was filmed footage, at which people flee blasts and shootings in the city.</text:p>
      <text:p text:style-name="P4">
According to Ukrinform, the relevant videos were posted in <text:a xlink:type="simple" xlink:href="https://телеграм.онлайн/#@nexta_live" text:style-name="Internet_20_link" text:visited-style-name="Visited_20_Internet_20_Link">
telegram channel</text:a>
Nexta.</text:p>
      <text:p text:style-name="P4">
“In Rostov heard <text:a xlink:type="simple" xlink:href="https://www.ukrinform.ua/tag-vibuh" text:style-name="Internet_20_link" text:visited-style-name="Visited_20_Internet_20_Link">
explosions</text:a>
near the headquarters of the military district, ” - said in a description to one of the video.</text:p>
      <text:p text:style-name="P4">
The footage shows that civilians run in the opposite direction from the place of the explosion. A man in a blue shirt with a Russian tricolor on the sleeve comments on Edianglian and asks in random others about what happened in the city.</text:p>
      <text:p text:style-name="P4">
In the other video, frames were recorded, where Rostov residents flee from the sounds.</text:p>
      <text:p text:style-name="P4">
<text:span text:style-name="T4">
 Read also: </text:span>
 <text:a xlink:type="simple" xlink:href="https://www.ukrinform.ua/rubric-world/3727231-u-moskvi-vveli-rezim-kontrteroristicnoi-operacii-gotuutsa-do-oblogi-rozvidka.html" text:style-name="Internet_20_link" text:visited-style-name="Visited_20_Internet_20_Link">
in <text:span text:style-name="T4">
 Moscow </text:span>
 entered the counter -terrorist operation, prepared for siege - intelligence</text:a>
"The sounds of shooting are reported in Rostov," - said under the video.</text:p>
      <text:p text:style-name="P4">
As reported by Ukrinform, the leader of the Wagner PEC Yevhen Prigogin on the eve, on June 23, <text:a xlink:type="simple" xlink:href="https://www.ukrinform.ua/rubric-sports/3727120-zakolot-prigozina-vse-so-vidomo-na-cej-moment.html" text:style-name="Internet_20_link" text:visited-style-name="Visited_20_Internet_20_Link">
declared Demarsh against the Russian military leadership</text:a>
In particular, against the Minister of Defense of the Russian Federation Sergiyashah.</text:p>
      <text:p text:style-name="P4">
According to Britain intelligence, Domoskovsky PECs are expected to reach. It was also reported that in Rostov-on-Don Wagner occupied key security objects, including the headquarters, which manages the military operations of Russia in Ukraine.</text:p>
      <text:p text:style-name="P4">
News Source: <text:a xlink:type="simple" xlink:href="https://www.ukrinform.ua/rubric-world/3727251-u-rostovi-lunali-zvuki-vibuhiv-ta-strilanini-socmerezi.html" text:style-name="Internet_20_link" text:visited-style-name="Visited_20_Internet_20_Link">
https://www.ukrinform.ua/rubric-world/3727251-u-rostovi-lunali-zvuki-vibuhiv-ta-strilanini-socmerezi.html</text:a>
</text:p>
      <!--NEWS-->
      <text:h text:style-name="P10" text:outline-level="1">
<text:span text:style-name="T4">
The political crisis in Russia was predictable and inevitable - a painter</text:span>
</text:h>
      <text:p text:style-name="P4">
Authors: Ukrinform (Person)</text:p>
      <text:p text:style-name="P4">
Publisher: Укринформ (Organization)</text:p>
      <text:p text:style-name="P4">
Published Time: 2023-06-24T15:35:00+03:00</text:p>
      <text:p text:style-name="P4">
Modified Time: 2023-06-24T15:35:00+03:00</text:p>
      <text:p text:style-name="P4">
Description: Deputy Minister of Defense of Ukraine Anna Malyar believes that the political crisis in the Russian Federation was predictable and inevitable. - Ukrinform.</text:p>
      <text:p text:style-name="P4">
Images: ['<text:a xlink:type="simple" xlink:href="https://static.ukrinform.com/photos/2022_11/thumb_files/630_360_1668083126-613.jpg" text:style-name="Internet_20_link" text:visited-style-name="Visited_20_Internet_20_Link">
630_360_16680...</text:a>
']</text:p>
      <text:p text:style-name="P4">
Tags: ['Міноборони', 'Путін', 'Росія', 'ПВК "Вагнера"', 'Пригожин', 'Ганна Маляр']</text:p>
      <text:p text:style-name="P4">
Type: Article</text:p>
      <!--METADATA-->
      <text:p text:style-name="P4">
<draw:frame draw:style-name="fr1" draw:name="Image146" text:anchor-type="as-char" svg:width="6.9236in" svg:height="3.956343in" draw:z-index="0">
<draw:image xlink:href="../Images/yкринформ/2023-06-24T15-35-00-03-00/630_360_1668083126-613.jpg" xlink:type="simple" xlink:show="embed" xlink:actuate="onLoad" draw:mime-type="image/jpeg"/>
</draw:frame>
The Deputy Minister of Defense of Ukraine Anna Malyar believes that the political crisis in the Russian Federation was predictable and inevitable.</text:p>
      <text:p text:style-name="P4">
According to Ukrinform, the painter wrote in <text:a xlink:type="simple" xlink:href="https://t.me/annamaliar/882" text:style-name="Internet_20_link" text:visited-style-name="Visited_20_Internet_20_Link">
telegram</text:a>
.</text:p>
      <text:p text:style-name="P4">
За її словами, імперський похід за новими землями не може перекрити внутрішніпроблеми в державі, а лише загострити, що і відбувається.</text:p>
      <text:p text:style-name="P4">
“Яку б державу вони не будували, в них всеодно виходить "Гулаг", який рано чипізно бунтує і ії розвалює”, - наголосила Маляр.</text:p>
      <text:p text:style-name="P4">
Заступниця міністра підкреслила, що війна в Україні показала найслабше місцеросійської імперії - страх перед правдою. Всі їх рішення базуються на брехні.</text:p>
      <text:p text:style-name="P4">
“Вони завжди для царя створювали "повітряні замки" і самі в них вірили. Цетака імперська особливість - роздувати власну велич та переоцінювати себе”, -зазначила Маляр.</text:p>
      <text:p text:style-name="P4">
<text:span text:style-name="T4">
Читайте також:</text:span>
 <text:a xlink:type="simple" xlink:href="https://www.ukrinform.ua/rubric-polytics/3727205-najblizci-48-godin-viznacat-novij-status-rosii-podolak.html" text:style-name="Internet_20_link" text:visited-style-name="Visited_20_Internet_20_Link">
 <text:span text:style-name="T4">
Найближ</text:span>
 чі 48 годин визначать новий статус Росії –Подоляк </text:a>
According to her, "it was encouraged by an inadequate decision - resolving with Ukraine without systematic truthful calculations of their own capabilities.</text:p>
      <text:p text:style-name="P4">
“The price of this false solution is the fate of itself <text:a xlink:type="simple" xlink:href="https://www.ukrinform.ua/tag-rosia" text:style-name="Internet_20_link" text:visited-style-name="Visited_20_Internet_20_Link">
Russia</text:a>
. They are fighting with us, and they destroy themselves, ”the painter emphasized.</text:p>
      <text:p text:style-name="P4">
According to her, if you look globally at this, as a evolutionary process, a capacious system launched a program of self -destruction. “There is no conspiracy conspiracy in this. These are natural processes, ”the painter added.</text:p>
      <text:p text:style-name="P4">
“They will destroy themselves as a state in this form, and we will naturally defeat themselves, are painfully ready to move forward. We are a nation that now creates a new type of culture in the world. To us - culture always lost barbarism. We prove that you can be strong, protect yourself and remain civilized, ”the Deputy Minister of Defense emphasized.</text:p>
      <text:p text:style-name="P4">
The painter also emphasized that the future for Ukraine, and by Russia - the past, it was necessary that the events that began in Russia should be regarded as the inevitable manifestation of the Russian state.</text:p>
      <text:p text:style-name="P4">
In her opinion, for Ukraine it means a window of opportunity, and Ukrainians get better for this carefully and prepare for any scenarios.“So we do not relax. We work further on our strengthening and victory, ”the painter said.</text:p>
      <text:p text:style-name="P4">
As it was reported, the leader of the Wagner PEC Yevgeny Prigogin on the eve, June 23, <text:a xlink:type="simple" xlink:href="https://www.ukrinform.ua/rubric-other_news/3727120-zakolot-prigozina-vse-so-vidomo-na-cej-moment.html" text:style-name="Internet_20_link" text:visited-style-name="Visited_20_Internet_20_Link">
announced Demarsh</text:a>
Anti -Russian military leadership, in particular against the Minister of Defense of the Russian Federation Sergiyashah.</text:p>
      <text:p text:style-name="P4">
President Volodymyr Zelenskyy <text:a xlink:type="simple" xlink:href="https://www.ukrinform.ua/rubric-polytics/3727189-ukraina-zdatna-zahistiti-evropu-vid-rozpovzanna-rosijskogo-zla-i-haosu-zelenskij.html" text:style-name="Internet_20_link" text:visited-style-name="Visited_20_Internet_20_Link">
reacted to rebellion</text:a>
Wagner PVC against the Russian authorities and stated that the weakness of the Russian Federation is obvious. According to its words, Ukraine is able to protect Europe from the spread of Russian evil Ihaos.</text:p>
      <text:p text:style-name="P4">
News Source: <text:a xlink:type="simple" xlink:href="https://www.ukrinform.ua/rubric-polytics/3727252-politicna-kriza-v-rosii-bula-peredbacuvana-i-neminuca-malar.html" text:style-name="Internet_20_link" text:visited-style-name="Visited_20_Internet_20_Link">
https://www.ukrinform.ua/rubric-polytics/3727252-politicna-kriza-v-rosii-bula-peredbacuvana-i-neminuca-malar.html</text:a>
</text:p>
      <!--NEWS-->
      <text:h text:style-name="P10" text:outline-level="1">
<text:span text:style-name="T4">
In Moscow, river transport was blocked</text:span>
</text:h>
      <text:p text:style-name="P4">
Authors: Ukrinform (Person)</text:p>
      <text:p text:style-name="P4">
Publisher: Укринформ (Organization)</text:p>
      <text:p text:style-name="P4">
Published Time: 2023-06-24T15:41:00+03:00</text:p>
      <text:p text:style-name="P4">
Modified Time: 2023-06-24T15:41:00+03:00</text:p>
      <text:p text:style-name="P4">
Description: The Moscow Transport Department reported to the "temporary cessation" of Moscow-River Movement and restriction of the plows. - Ukrinform.</text:p>
      <text:p text:style-name="P4">
Images: ['<text:a xlink:type="simple" xlink:href="https://static.ukrinform.com/photos/2023_06/thumb_files/630_360_1687610683-233.jpg" text:style-name="Internet_20_link" text:visited-style-name="Visited_20_Internet_20_Link">
630_360_16876...</text:a>
']</text:p>
      <text:p text:style-name="P4">
Tags: ['Москва', 'Ріка', 'Транспорт', 'Росія']</text:p>
      <text:p text:style-name="P4">
Type: Article</text:p>
      <!--METADATA-->
      <text:p text:style-name="P4">
<draw:frame draw:style-name="fr1" draw:name="Image147" text:anchor-type="as-char" svg:width="6.9236in" svg:height="3.956343in" draw:z-index="0">
<draw:image xlink:href="../Images/yкринформ/2023-06-24T15-41-00-03-00/630_360_1687610683-233.jpg" xlink:type="simple" xlink:show="embed" xlink:actuate="onLoad" draw:mime-type="image/jpeg"/>
</draw:frame>
The Moscow Transport Department reported the "temporary cessation" of Movetoskva-River and restriction of the plows.</text:p>
      <text:p text:style-name="P4">
About it reports Ukrinform with reference to <text:a xlink:type="simple" xlink:href="https://t.me/rian_ru/206814" text:style-name="Internet_20_link" text:visited-style-name="Visited_20_Internet_20_Link">
telegram-channel</text:a>
Russian State Informality.</text:p>
      <text:p text:style-name="P4">
"The Moscow River Movement has been temporarily terminated, the work of the berths is also restricted, stated in the capital department of transport," the statement said.</text:p>
      <text:p text:style-name="P4">
It is known that a number of power institutions are located on the moscow river in the capital, starting with the Kremlin(Presidential residence), White House(Government of the Russian Federation), Ministry of Defense.</text:p>
      <text:p text:style-name="P4">
In turn, the mayor <text:a xlink:type="simple" xlink:href="https://www.ukrinform.ua/tag-moskva" text:style-name="Internet_20_link" text:visited-style-name="Visited_20_Internet_20_Link">
Moscow</text:a>
Disproved the report on the alleged overlap of the highway to enter and exit content.</text:p>
      <text:p text:style-name="P4">
<text:span text:style-name="T4">
 Read also: </text:span>
 [in <text:span text:style-name="T4">
 Rostov </text:span>
 sounds(https://www.ukrinform.ua/rubric-world/3727251-u-rostovi-lunali-zvuki-vibuhiv-ta-strilanini-socmerezi.html)Earlier it became known that the Ministry of Transport of the Moscow region overlapped across the River of the OKA to the south and east of Moscow.</text:p>
      <text:p text:style-name="P4">
As reported by Ukrinform, the leader of the Wagner PEC Yevhen Prigogin on the eve, on June 23, <text:a xlink:type="simple" xlink:href="https://www.ukrinform.ua/rubric-sports/3727120-zakolot-prigozina-vse-so-vidomo-na-cej-moment.html" text:style-name="Internet_20_link" text:visited-style-name="Visited_20_Internet_20_Link">
declared Demarsh against the Russian military leadership</text:a>
In particular against Russian Defense Minister Sergei Shoig.</text:p>
      <text:p text:style-name="P4">
According to him, Shoiga arrived at Rostov, where he personally conducted an operation of the Vagner's confession, so 25,000 mercenaries of Prigogine allegedly go to Namoskov "restore justice."</text:p>
      <text:p text:style-name="P4">
News Source: <text:a xlink:type="simple" xlink:href="https://www.ukrinform.ua/rubric-world/3727256-u-moskvi-perekrili-ruh-rickovogo-transportu.html" text:style-name="Internet_20_link" text:visited-style-name="Visited_20_Internet_20_Link">
https://www.ukrinform.ua/rubric-world/3727256-u-moskvi-perekrili-ruh-rickovogo-transportu.html</text:a>
</text:p>
      <!--NEWS-->
      <text:h text:style-name="P10" text:outline-level="1">
<text:span text:style-name="T4">
The criminal case against Prigozhin will be dropped, he "will go to Belarus," - Kremlin’s spo...</text:span>
</text:h>
      <text:p text:style-name="P4">
Authors: liveuamap (Language: en)</text:p>
      <text:p text:style-name="P4">
Time: 2023-06-24T15:47:25</text:p>
      <text:p text:style-name="P4">
Location: Moskva, Moscow (Latitude:55.75257 Longtitude:37.61762)</text:p>
      <text:p text:style-name="P4">
Videos: []</text:p>
      <text:p text:style-name="P4">
Images: []</text:p>
      <text:p text:style-name="P4">
Tags: ["Belarus", "Russia"]</text:p>
      <text:p text:style-name="P4">
Id: 22571520</text:p>
      <!--METADATA-->
      <text:p text:style-name="P4">
The criminal case against Prigozhin will be dropped, he "will go to Belarus,"- Kremlin’s spokesperson said</text:p>
      <text:p text:style-name="P4">
News Collection Link: <text:a xlink:type="simple" xlink:href="https:\/\/liveuamap.com\/en\/2023\/24-june-the-criminal-case-against-prigozhin-will-be-dropped" text:style-name="Internet_20_link" text:visited-style-name="Visited_20_Internet_20_Link">
https:\/\/liveuamap.com\/en\/2023\/24-june-the-criminal-case-against-prigozhin-will-be-dropped</text:a>
</text:p>
      <text:p text:style-name="P4">
News Source: <text:a xlink:type="simple" xlink:href="https://t.me/rusbrief/130012" text:style-name="Internet_20_link" text:visited-style-name="Visited_20_Internet_20_Link">
https://t.me/rusbrief/130012</text:a>
</text:p>
      <!--NEWS-->
      <text:h text:style-name="P10" text:outline-level="1">
<text:span text:style-name="T4">
Borrel discussed the G7 foreign ministers in</text:span>
</text:h>
      <text:p text:style-name="P4">
Authors: Ukrinform (Person)</text:p>
      <text:p text:style-name="P4">
Publisher: Укринформ (Organization)</text:p>
      <text:p text:style-name="P4">
Published Time: 2023-06-24T15:49:00+03:00</text:p>
      <text:p text:style-name="P4">
Modified Time: 2023-06-24T15:49:00+03:00</text:p>
      <text:p text:style-name="P4">
Description: The EU High Representative Josep Borrel consulted with the Seven Foreign Ministers on the situation in Russia. - Ukrinform.</text:p>
      <text:p text:style-name="P4">
Images: ['<text:a xlink:type="simple" xlink:href="https://static.ukrinform.com/photos/2022_11/thumb_files/630_360_1667561515-584.jpg" text:style-name="Internet_20_link" text:visited-style-name="Visited_20_Internet_20_Link">
630_360_16675...</text:a>
']</text:p>
      <text:p text:style-name="P4">
Tags: ['Євросоюз', 'Росія', 'ПВК "Вагнера"', 'Пригожин', 'Боррель']</text:p>
      <text:p text:style-name="P4">
Type: Article</text:p>
      <!--METADATA-->
      <text:p text:style-name="P4">
<draw:frame draw:style-name="fr1" draw:name="Image148" text:anchor-type="as-char" svg:width="6.9236in" svg:height="3.956343in" draw:z-index="0">
<draw:image xlink:href="../Images/yкринформ/2023-06-24T15-49-00-03-00/630_360_1667561515-584.jpg" xlink:type="simple" xlink:show="embed" xlink:actuate="onLoad" draw:mime-type="image/jpeg"/>
</draw:frame>
EU High Representative Josep Borrel consulted with the Seven Foreign Ministers on the situation in Russia.</text:p>
      <text:p text:style-name="P4">
He reported this in <text:a xlink:type="simple" xlink:href="https://twitter.com/JosepBorrellF/status/1672577401555959808" text:style-name="Internet_20_link" text:visited-style-name="Visited_20_Internet_20_Link">
Twitter</text:a>
, reports Ukrinform.</text:p>
      <text:p text:style-name="P4">
“He had telephone conversations with G7 foreign ministers to exchange views in Russia. Before meeting the Council of Ministers <text:a xlink:type="simple" xlink:href="https://www.ukrinform.ua/tag-evrosouz" text:style-name="Internet_20_link" text:visited-style-name="Visited_20_Internet_20_Link">
EU</text:a>
From Foreign Affairs, which will take place on Monday, I coordinate within the European Union and activate the crisis response center. Our support of Ukraine remains unchanged, ”Borrel wrote.</text:p>
      <text:p text:style-name="P4">
<text:span text:style-name="T4">
 Read also: </text:span>
 <text:a xlink:type="simple" xlink:href="https://www.ukrinform.ua/rubric-world/3727245-u-nato-lakonicno-prokomentuvali-podii-v-rosii.html" text:style-name="Internet_20_link" text:visited-style-name="Visited_20_Internet_20_Link">
in <text:span text:style-name="T4">
 NATO </text:span>
 <text:span text:style-name="T4">
 </text:span>
 laconically <text:span text:style-name="T4">
 </text:span>
 <text:span text:style-name="T4">
 iced </text:span>
 <text:span text:style-name="T4">
 </text:span>
 Events <text:span text:style-name="T4">
 in </text:span>
 Russia **</text:a>
As it was reported, the leader of the Wagner PEC [Yevgeny Prigogin announced on June 23.(https://www.ukrinform.ua/rubric-other_news/3727120-zakolot-prigozina-vse-so-vidomo-na-cej-moment.html)Against the Russian military leadership, in particular against the Minister of Defense of the Russian Federation, Sergei Shoigu, and established control of overvarian sites in Rostov-on-Don.</text:p>
      <text:p text:style-name="P4">
President Putin appealed to the people and called these actions "military rebellion" and "betrayal."</text:p>
      <text:p text:style-name="P4">
Prigogine declared his intention to reach Moscow to "put an end to this disorder."</text:p>
      <text:p text:style-name="P4">
News Source: <text:a xlink:type="simple" xlink:href="https://www.ukrinform.ua/rubric-world/3727257-borrel-obgovoriv-z-ministrami-zakordonnih-sprav-g7-situaciu-v-rosii.html" text:style-name="Internet_20_link" text:visited-style-name="Visited_20_Internet_20_Link">
https://www.ukrinform.ua/rubric-world/3727257-borrel-obgovoriv-z-ministrami-zakordonnih-sprav-g7-situaciu-v-rosii.html</text:a>
</text:p>
      <!--NEWS-->
      <text:h text:style-name="P10" text:outline-level="1">
<text:span text:style-name="T4">
Kremlin’s spokesperson: changes in Ministry of Defense were not discussed with Prigozhin. As ...</text:span>
</text:h>
      <text:p text:style-name="P4">
Authors: liveuamap (Language: en)</text:p>
      <text:p text:style-name="P4">
Time: 2023-06-24T15:56:14</text:p>
      <text:p text:style-name="P4">
Location: Moskva, Moscow (Latitude:55.75281 Longtitude:37.61698)</text:p>
      <text:p text:style-name="P4">
Videos: []</text:p>
      <text:p text:style-name="P4">
Images: []</text:p>
      <text:p text:style-name="P4">
Tags: ["Belarus", "Russia"]</text:p>
      <text:p text:style-name="P4">
Id: 22571521</text:p>
      <!--METADATA-->
      <text:p text:style-name="P4">
Kremlin’s spokesperson: changes in Ministry of Defense were not discussed withPrigozhin. As far as Peskov knows no plans to change minister. Wagnermercenaries will have an option to sign a contract with ministry of defense</text:p>
      <text:p text:style-name="P4">
News Collection Link: <text:a xlink:type="simple" xlink:href="https:\/\/liveuamap.com\/en\/2023\/24-june-kremlins-spokesperson-changes-in-ministry-of-defense" text:style-name="Internet_20_link" text:visited-style-name="Visited_20_Internet_20_Link">
https:\/\/liveuamap.com\/en\/2023\/24-june-kremlins-spokesperson-changes-in-ministry-of-defense</text:a>
</text:p>
      <text:p text:style-name="P4">
News Source: <text:a xlink:type="simple" xlink:href="https://t.me/rusbrief/130024" text:style-name="Internet_20_link" text:visited-style-name="Visited_20_Internet_20_Link">
https://t.me/rusbrief/130024</text:a>
</text:p>
      <!--NEWS-->
      <text:h text:style-name="P10" text:outline-level="1">
<text:span text:style-name="T4">
The criminal case against Prigogine will be stopped, he will "go to Belarus" - Peskov</text:span>
</text:h>
      <text:p text:style-name="P4">
Authors: Ukrinform (Person)</text:p>
      <text:p text:style-name="P4">
Publisher: Укринформ (Organization)</text:p>
      <text:p text:style-name="P4">
Published Time: 2023-06-24T15:59:00+03:00</text:p>
      <text:p text:style-name="P4">
Modified Time: 2023-06-24T22:59:00+03:00</text:p>
      <text:p text:style-name="P4">
Description: The spokesman of the Russian President Dmitry Peskov said that the idea of mediation of Belarus at the Kremlin negotiations with the founder of the Wagner PEC was a personal initiative of Alexander Lukashenko. - Ukrinform.</text:p>
      <text:p text:style-name="P4">
Images: ['<text:a xlink:type="simple" xlink:href="https://static.ukrinform.com/photos/2015_10/thumb_files/630_360_1444211080-8727.jpg" text:style-name="Internet_20_link" text:visited-style-name="Visited_20_Internet_20_Link">
630_360_14442...</text:a>
']</text:p>
      <text:p text:style-name="P4">
Tags: ['Білорусь', 'Переговори', 'Пєсков', 'Росія', 'ПВК "Вагнера"', 'Пригожин']</text:p>
      <text:p text:style-name="P4">
Type: Article</text:p>
      <!--METADATA-->
      <text:p text:style-name="P4">
<draw:frame draw:style-name="fr1" draw:name="Image149" text:anchor-type="as-char" svg:width="6.9236in" svg:height="3.956343in" draw:z-index="0">
<draw:image xlink:href="../Images/yкринформ/2023-06-24T15-59-00-03-00/630_360_1444211080-8727.jpg" xlink:type="simple" xlink:show="embed" xlink:actuate="onLoad" draw:mime-type="image/jpeg"/>
</draw:frame>
The Russian spokesman Dmitry Peskov said that the idea of mediation of Belarus on the Kremlin's interviews with the founder of the Wagner PEC was the personal initiative of Alexander Lukashenko.</text:p>
      <text:p text:style-name="P4">
About it reports Russian propaganda resource <text:a xlink:type="simple" xlink:href="https://t.me/s/rian_ru" text:style-name="Internet_20_link" text:visited-style-name="Visited_20_Internet_20_Link">
RIA Novosti</text:a>
, reports Ukrinform.</text:p>
      <text:p text:style-name="P4">
"The criminal case against Prigogine will be terminated, it will go to Belarus,"- the message reads.</text:p>
      <text:p text:style-name="P4">
At the same time, Peskov did not specify what the priest would do in Belarus.</text:p>
      <text:p text:style-name="P4">
He also reported that Putin and Lukashenko agreed in the morning to mediation Mminsk for settlement, according to the spokesman, it was a personal initiative of Belarus.</text:p>
      <text:p text:style-name="P4">
In addition, commenting on the question of whether Putin trusts, as before, the Glavmin Defense of Shoigh, Peskov noted: "I do not know about any changes in this communication."</text:p>
      <text:p text:style-name="P4">
*!(https://www.ukrinform.ua/rubric-world/3727365-lukasenko-i-putin-obgovorili-telefonom-domovlenosti-z-prigozinim.html)Peskov added that Putin's new appeal will not be in the near future.</text:p>
      <text:p text:style-name="P4">
As it was reported, the head <text:a xlink:type="simple" xlink:href="https://www.ukrinform.ua/tag-pvk-vagnera" text:style-name="Internet_20_link" text:visited-style-name="Visited_20_Internet_20_Link">
PVC "Wagner"</text:a>
On June 23, Yevgeny Prigogin declared Demarsh against the Russian military leadership, in particular against the Minister of Defense Sergei Shoig.</text:p>
      <text:p text:style-name="P4">
According to him, Shoigu came to Rostov-on-Don, where he personally conducted the operation of the destruction of "Wagner".</text:p>
      <text:p text:style-name="P4">
Wagner established control of military objects in Rostov-on-Don.</text:p>
      <text:p text:style-name="P4">
<text:span text:style-name="T4">
 Read also: </text:span>
 <text:a xlink:type="simple" xlink:href="https://www.ukrinform.ua/rubric-other_news/3727120-zakolot-prigozina-vse-so-vidomo-na-cej-moment.html" text:style-name="Internet_20_link" text:visited-style-name="Visited_20_Internet_20_Link">
<text:span text:style-name="T4">
 Rebellion </text:span>
 Prigogine. All that is known at this moment</text:a>
On June 24, Oleksandr Lukashenko, in agreement with the President of the Russian Federation Vladimirputin, negotiated with Yevgeny Prigogin. According to the results, the Wagner PEC has stated that it was deploying the group fighters to the field.</text:p>
      <text:p text:style-name="P4">
News Source: <text:a xlink:type="simple" xlink:href="https://www.ukrinform.ua/rubric-world/3727370-kriminalnu-spravu-proti-prigozina-pripinat-vin-pide-do-bilorusi-peskov.html" text:style-name="Internet_20_link" text:visited-style-name="Visited_20_Internet_20_Link">
https://www.ukrinform.ua/rubric-world/3727370-kriminalnu-spravu-proti-prigozina-pripinat-vin-pide-do-bilorusi-peskov.html</text:a>
</text:p>
      <!--NEWS-->
      <text:h text:style-name="P10" text:outline-level="1">
<text:span text:style-name="T4">
Germany in cooperation with the United States plans to put up to 30 Gepard this year</text:span>
</text:h>
      <text:p text:style-name="P4">
Authors: Ukrinform (Person)</text:p>
      <text:p text:style-name="P4">
Publisher: Укринформ (Organization)</text:p>
      <text:p text:style-name="P4">
Published Time: 2023-06-24T16:00:00+03:00</text:p>
      <text:p text:style-name="P4">
Modified Time: 2023-06-24T16:00:00+03:00</text:p>
      <text:p text:style-name="P4">
Description: Germany intends to hand over additional self -propelled artillery installations (SAU) to Ukraine and will work to strengthen its air defense. - Ukrinform.</text:p>
      <text:p text:style-name="P4">
Images: ['<text:a xlink:type="simple" xlink:href="https://static.ukrinform.com/photos/2022_04/thumb_files/630_360_1650968428-104.jpg" text:style-name="Internet_20_link" text:visited-style-name="Visited_20_Internet_20_Link">
630_360_16509...</text:a>
']</text:p>
      <text:p text:style-name="P4">
Tags: ['Німеччина', 'Україна', 'Війна з Росією', 'ППО', 'Gepard']</text:p>
      <text:p text:style-name="P4">
Type: Article</text:p>
      <!--METADATA-->
      <text:p text:style-name="P4">
<draw:frame draw:style-name="fr1" draw:name="Image150" text:anchor-type="as-char" svg:width="6.9236in" svg:height="3.956343in" draw:z-index="0">
<draw:image xlink:href="../Images/yкринформ/2023-06-24T16-00-00-03-00/630_360_1650968428-104.jpg" xlink:type="simple" xlink:show="embed" xlink:actuate="onLoad" draw:mime-type="image/jpeg"/>
</draw:frame>
Germany is intention to transfer to Ukraine additional self -propelled artillery settings(Healthy)Gepard and will work to strengthen her air defense.</text:p>
      <text:p text:style-name="P4">
About it in an interview <text:a xlink:type="simple" xlink:href="https://www.welt.de/politik/deutschland/plus246031950/Deutscher-Brigadegeneral-Die-Russen-haben-dazugelernt.html" text:style-name="Internet_20_link" text:visited-style-name="Visited_20_Internet_20_Link">
Welt</text:a>
The head of the special staff on Ukraine at the Ministry of Defense of Germany Bradygadniegner Christian Freuding reported, Ukrinform reports.</text:p>
      <text:p text:style-name="P4">
The general called air defense a key weakness in the current contrast of the Armed Forces.</text:p>
      <text:p text:style-name="P4">
“We do our best to support the best. We put into Ukraine two SLM Iris-T, two more-this year, four more-in 2024. We put34 Gepard anti -aircraft tanks, 15 more - the next weeks. In addition, by the end of the year we want to put up to 30 Gepard SAU in cooperation with the United States. We also gave the Patriot Complex as one of the three nations. We do what we can. But this is the case, whether Ukraine has enough air defense? It is clear that no!”Freuding said.</text:p>
      <text:p text:style-name="P4">
He called the "treachery of the Russian strategy" that they continue to attach settlements to force Ukrainians to concentrate a anti -air defense around cities. But the offensive would need air defense, Aii is currently not in the right amount. Ukraine cannot leave this dilemma, the general admitted. At each meeting of partners in the so -called Ramstaynu -Ukrainians format three priorities: <text:a xlink:type="simple" xlink:href="https://www.ukrinform.ua/tag-ppo" text:style-name="Internet_20_link" text:visited-style-name="Visited_20_Internet_20_Link">
air defense</text:a>
, Air defense, aircraft, he reminded.</text:p>
      <text:p text:style-name="P4">
<text:span text:style-name="T4">
 Read also: </text:span>
 <text:a xlink:type="simple" xlink:href="https://www.ukrinform.ua/rubric-ato/3727106-ppo-vnoci-zbila-41-krilatu-raketu-i-dva-udarni-droni-shahed136131.html" text:style-name="Internet_20_link" text:visited-style-name="Visited_20_Internet_20_Link">
<text:span text:style-name="T4">
 air defense </text:span>
 at night knocked 41 winged rocket and two shock droneshahed-136/131</text:a>
The General dispelled the expectations for the rapid success of Kiev, as Russian armed for months were preparing for defense, expanding the field fortifications of the Tavalica. According to him, Ukraine as a party that requires success requires a local advantage of 3: 1 or even 5: 1. The army of the Russian army, which turned out to be, do not underestimate their possibility: Russian armed forces still need to be taken seriously, they have a great potential for personnel, armored vehicles. And they still have air and naval forces, as well as in the last 15 months, the Russians have "studied, albeit to a limited extent", - said the commander.<text:span text:style-name="T4">
 Read also: </text:span>
 <text:a xlink:type="simple" xlink:href="https://www.ukrinform.ua/rubric-ato/3726120-pro-rozgortanna-v-ukraini-kompleksu-sampt-ogolosit-komanduvac-povitranih-sil-ignat.html" text:style-name="Internet_20_link" text:visited-style-name="Visited_20_Internet_20_Link">
About the deployment of the SAMP/T complex in Ukraine the Air Force Commander - Ignatius</text:a>
Freuding praised the efficiency as a German weapon transferred to the Armed Forces, so they are using it. The IRIS-T SLM air defense system has, according to it, almost100 percent accuracy. Very effective Patriot, so last week FRNNIVRIRIVRIR immediately transfer 64 missiles to this system from the Bundeswehr warehouses.</text:p>
      <text:p text:style-name="P4">
“And the Gepard, which we removed from our weapons, is experiencing the Renaissance that we could not imagine. It is especially effective in protecting from drones of icer missiles. We will also be able to supply new production ammunition for Gepard. With regard to artillery, the Ukrainian army is convinced that Panzerhaubitze 2000 is the most effective and fastest gun that is at their discharge. And if we talk about tanks, "Leopard -2" and "Leopard -1 A5" clearly outperform Russian samples in hostilities by combat capabilities. They have the ability to night fighting, the advantage of range and the ability to lead while driving, " -said general.</text:p>
      <text:p text:style-name="P4">
He also recalled that a few weeks ago, the Bundestag allocated more than 12 billion -year -olds for military support of Ukraine, which included projects by 2032. It will guarantee that we are constantly supporting Ukraine.</text:p>
      <text:p text:style-name="P4">
As it was reported, a special national in Ukraine was established at the end of February 2022.</text:p>
      <text:p text:style-name="P4">
<text:span text:style-name="T5">
Foto: Wikipedia</text:span>
</text:p>
      <text:p text:style-name="P4">
News Source: <text:a xlink:type="simple" xlink:href="https://www.ukrinform.ua/rubric-ato/3727260-nimeccina-u-spivpraci-zi-ssa-planue-cogoric-postaviti-v-ukrainu-se-do-30-gepard.html" text:style-name="Internet_20_link" text:visited-style-name="Visited_20_Internet_20_Link">
https://www.ukrinform.ua/rubric-ato/3727260-nimeccina-u-spivpraci-zi-ssa-planue-cogoric-postaviti-v-ukrainu-se-do-30-gepard.html</text:a>
</text:p>
      <!--NEWS-->
      <text:h text:style-name="P10" text:outline-level="1">
<text:span text:style-name="T4">
Peskov said Putin is "working in the Kremlin"</text:span>
</text:h>
      <text:p text:style-name="P4">
Authors: Ukrinform (Person)</text:p>
      <text:p text:style-name="P4">
Publisher: Укринформ (Organization)</text:p>
      <text:p text:style-name="P4">
Published Time: 2023-06-24T16:05:48+03:00</text:p>
      <text:p text:style-name="P4">
Modified Time: 2023-06-24T16:05:48+03:00</text:p>
      <text:p text:style-name="P4">
Description: Russian Presidential President Dmitry Peskov said Vladimir Putin in the Kremlin and continues to work. - Ukrinform.</text:p>
      <text:p text:style-name="P4">
Images: ['<text:a xlink:type="simple" xlink:href="https://static.ukrinform.com/photos/2022_09/thumb_files/630_360_1664030285-428.jpg" text:style-name="Internet_20_link" text:visited-style-name="Visited_20_Internet_20_Link">
630_360_16640...</text:a>
']</text:p>
      <text:p text:style-name="P4">
Tags: ['Кремль', 'Пєсков', 'Путін', 'Росія']</text:p>
      <text:p text:style-name="P4">
Type: Article</text:p>
      <!--METADATA-->
      <text:p text:style-name="P4">
<draw:frame draw:style-name="fr1" draw:name="Image151" text:anchor-type="as-char" svg:width="6.9236in" svg:height="3.956343in" draw:z-index="0">
<draw:image xlink:href="../Images/yкринформ/2023-06-24T16-05-48-03-00/630_360_1664030285-428.jpg" xlink:type="simple" xlink:show="embed" xlink:actuate="onLoad" draw:mime-type="image/jpeg"/>
</draw:frame>
Russian Presidential President Dmitry Peskov said Vladimir Putin continues to work with the Kremlin.</text:p>
      <text:p text:style-name="P4">
About it reports the propaganda edition <text:a xlink:type="simple" xlink:href="https://t.me/rian_ru/206828" text:style-name="Internet_20_link" text:visited-style-name="Visited_20_Internet_20_Link">
RIA "Novosti"</text:a>
, reports Ukrinform.</text:p>
      <text:p text:style-name="P4">
"President works in <text:a xlink:type="simple" xlink:href="https://www.ukrinform.ua/tag-kreml" text:style-name="Internet_20_link" text:visited-style-name="Visited_20_Internet_20_Link">
Kremlin</text:a>
", - quotes the edition.</text:p>
      <text:p text:style-name="P4">
Earlier on a number of telegrams, information appeared that Putin went to Izmoskov to one of his residences located in another region.</text:p>
      <text:p text:style-name="P4">
<text:span text:style-name="T4">
 Read also: </text:span>
 <text:a xlink:type="simple" xlink:href="https://www.ukrinform.ua/rubric-world/3727221-putin-proviv-rozmovi-z-prezidentami-kazahstanu-i-bilorusi-zmi.html" text:style-name="Internet_20_link" text:visited-style-name="Visited_20_Internet_20_Link">
<text:span text:style-name="T4">
 Putin </text:span>
 Presidents with Presidents of Kazakhstan Ibilorus - Media</text:a>
As reported by Ukrinform, the leader of the Wagner PEC [Yevgeny Prigogin was on June 23.(https://www.ukrinform.ua/rubric-other_news/3727120-zakolot-prigozina-vse-so-vidomo-na-cej-moment.html)Against Russian military protection, in particular against the Minister of Defense of the Russian Federation, Sergei Shoiga, and established control over military sites in Rostov-on-Don.</text:p>
      <text:p text:style-name="P4">
President Putin appealed to the people and called these actions "military rebellion" and "betrayal."</text:p>
      <text:p text:style-name="P4">
Prigogine declared his intention to reach Moscow to "put an end to this disorder."</text:p>
      <text:p text:style-name="P4">
According to Ukrainian intelligence, in a number of regions of the Russian Federation the regime of contrastrorist operation has been announced, Moscow is preparing for siege.</text:p>
      <text:p text:style-name="P4">
News Source: <text:a xlink:type="simple" xlink:href="https://www.ukrinform.ua/rubric-world/3727261-peskov-zaaviv-so-putin-pracue-u-kremli.html" text:style-name="Internet_20_link" text:visited-style-name="Visited_20_Internet_20_Link">
https://www.ukrinform.ua/rubric-world/3727261-peskov-zaaviv-so-putin-pracue-u-kremli.html</text:a>
</text:p>
      <!--NEWS-->
      <text:h text:style-name="P10" text:outline-level="1">
<text:span text:style-name="T4">
Prigozhin left the headquarters of the Southern Military District together with Wagner fighters</text:span>
</text:h>
      <text:p text:style-name="P4">
Authors: liveuamap (Language: en)</text:p>
      <text:p text:style-name="P4">
Time: 2023-06-24T16:08:15</text:p>
      <text:p text:style-name="P4">
Location: Rostov, Rostovskaya oblast' (Latitude:47.22326 Longtitude:39.70449)</text:p>
      <text:p text:style-name="P4">
Videos: []</text:p>
      <text:p text:style-name="P4">
Images: []</text:p>
      <text:p text:style-name="P4">
Tags: ["Russia"]</text:p>
      <text:p text:style-name="P4">
Id: 22571522</text:p>
      <!--METADATA-->
      <text:p text:style-name="P4">
Prigozhin left the headquarters of the Southern Military District togetherwith Wagner fighters</text:p>
      <text:p text:style-name="P4">
News Collection Link: <text:a xlink:type="simple" xlink:href="https:\/\/liveuamap.com\/en\/2023\/24-june-prigozhin-left-the-headquarters-of-the-southern-military" text:style-name="Internet_20_link" text:visited-style-name="Visited_20_Internet_20_Link">
https:\/\/liveuamap.com\/en\/2023\/24-june-prigozhin-left-the-headquarters-of-the-southern-military</text:a>
</text:p>
      <text:p text:style-name="P4">
News Source: <text:a xlink:type="simple" xlink:href="https://t.me/bbbreaking/158911" text:style-name="Internet_20_link" text:visited-style-name="Visited_20_Internet_20_Link">
https://t.me/bbbreaking/158911</text:a>
</text:p>
      <!--NEWS-->
      <text:h text:style-name="P10" text:outline-level="1">
<text:span text:style-name="T4">
Putin has signed a law on arrest up to 30 days for breach of martial law</text:span>
</text:h>
      <text:p text:style-name="P4">
Authors: Ukrinform (Person)</text:p>
      <text:p text:style-name="P4">
Publisher: Укринформ (Organization)</text:p>
      <text:p text:style-name="P4">
Published Time: 2023-06-24T16:26:00+03:00</text:p>
      <text:p text:style-name="P4">
Modified Time: 2023-06-24T16:26:00+03:00</text:p>
      <text:p text:style-name="P4">
Description: On Saturday, Russian President Vladimir Putin signed an administrative responsibility for breach of martial law on Saturday. - Ukrinform.</text:p>
      <text:p text:style-name="P4">
Images: ['<text:a xlink:type="simple" xlink:href="https://static.ukrinform.com/photos/2023_06/thumb_files/630_360_1686674529-812.jpg" text:style-name="Internet_20_link" text:visited-style-name="Visited_20_Internet_20_Link">
630_360_16866...</text:a>
']</text:p>
      <text:p text:style-name="P4">
Tags: ['Путін', 'Закон', 'Росія']</text:p>
      <text:p text:style-name="P4">
Type: Article</text:p>
      <!--METADATA-->
      <text:p text:style-name="P4">
<draw:frame draw:style-name="fr1" draw:name="Image152" text:anchor-type="as-char" svg:width="6.9236in" svg:height="3.956343in" draw:z-index="0">
<draw:image xlink:href="../Images/yкринформ/2023-06-24T16-26-00-03-00/630_360_1686674529-812.jpg" xlink:type="simple" xlink:show="embed" xlink:actuate="onLoad" draw:mime-type="image/jpeg"/>
</draw:frame>
On Saturday, Presidential Vladimir Putin signed an administrative responsibility for breach of martial law.</text:p>
      <text:p text:style-name="P4">
According to Ukrinform, the Russian news agency reports <text:a xlink:type="simple" xlink:href="https://www.interfax.ru/russia/908828" text:style-name="Internet_20_link" text:visited-style-name="Visited_20_Internet_20_Link">
Interfax</text:a>
with reference to the text of the law.</text:p>
      <text:p text:style-name="P4">
In particular, the Code <text:a xlink:type="simple" xlink:href="https://www.ukrinform.ua/tag-rosia" text:style-name="Internet_20_link" text:visited-style-name="Visited_20_Internet_20_Link">
RF</text:a>
About administrative offenses(Administrative Code)It is supplemented by Article 20.51, according to which the violation of the martial law will be punished by the penalty of the administrative fine of the congregations in the amount of 500 to 1000 rubles or administrative arrest for up to 30 days.</text:p>
      <text:p text:style-name="P4">
For officials, the amount of the fine will be from one to two thousand rubles or arrest will be applied up to 30 days.</text:p>
      <text:p text:style-name="P4">
In case of violation of the said regime using a vehicle with single -lodging, the citizens of the Russian Federation can confiscate a car.</text:p>
      <text:p text:style-name="P4">
<text:span text:style-name="T4">
 Read also: </text:span>
 <text:a xlink:type="simple" xlink:href="https://www.ukrinform.ua/rubric-world/3727261-peskov-zaaviv-so-putin-pracue-u-kremli.html" text:style-name="Internet_20_link" text:visited-style-name="Visited_20_Internet_20_Link">
Peskov said Putin is "working in the Kremlin"</text:a>
As reported by Ukrinform, the leader of the Wagner PEC Yevhen Prigogin on June 23 <text:a xlink:type="simple" xlink:href="https://www.ukrinform.ua/rubric-other_news/3727120-zakolot-prigozina-vse-so-vidomo-na-cej-moment.html" text:style-name="Internet_20_link" text:visited-style-name="Visited_20_Internet_20_Link">
declared Demarsh against the Russian military leadership</text:a>
In particular against Russian Defense Minister Sergei Shoig.</text:p>
      <text:p text:style-name="P4">
According to him, Shoigu came to Rostov-on-Don, where he personally conducted the operation of the destruction of "Wagner".</text:p>
      <text:p text:style-name="P4">
Wagner has established control of military sites in Rostov-on-Don.</text:p>
      <text:p text:style-name="P4">
Prigogine declared his intention to reach Moscow.</text:p>
      <text:p text:style-name="P4">
The Prosecutor General's Office of the Russian Federation reported that against Prigogine had violated the case of an armed rebellion.</text:p>
      <text:p text:style-name="P4">
News Source: <text:a xlink:type="simple" xlink:href="https://www.ukrinform.ua/rubric-world/3727268-putin-pidpisav-zakon-pro-arest-do-30-dib-za-porusenna-rezimu-voennogo-stanu.html" text:style-name="Internet_20_link" text:visited-style-name="Visited_20_Internet_20_Link">
https://www.ukrinform.ua/rubric-world/3727268-putin-pidpisav-zakon-pro-arest-do-30-dib-za-porusenna-rezimu-voennogo-stanu.html</text:a>
</text:p>
      <!--NEWS-->
      <text:h text:style-name="P10" text:outline-level="1">
<text:span text:style-name="T4">
Ukrainian border guards recorded appeals to Belarus</text:span>
</text:h>
      <text:p text:style-name="P4">
Authors: Ukrinform (Person)</text:p>
      <text:p text:style-name="P4">
Publisher: Укринформ (Organization)</text:p>
      <text:p text:style-name="P4">
Published Time: 2023-06-24T16:26:51+03:00</text:p>
      <text:p text:style-name="P4">
Modified Time: 2023-06-24T16:26:51+03:00</text:p>
      <text:p text:style-name="P4">
Description: Ukrainian border guards included a broadcast of the appeal to Belarusians, where they called the recent short -lived Belarusian IPSO and called on the Russian Federation with Ukraine. - Ukrinform.</text:p>
      <text:p text:style-name="P4">
Images: ['<text:a xlink:type="simple" xlink:href="https://static.ukrinform.com/photos/2022_05/thumb_files/630_360_1652180233-240.jpg" text:style-name="Internet_20_link" text:visited-style-name="Visited_20_Internet_20_Link">
630_360_16521...</text:a>
']</text:p>
      <text:p text:style-name="P4">
Tags: ['Білорусь', 'Кордон', 'Війна з Росією']</text:p>
      <text:p text:style-name="P4">
Type: Article</text:p>
      <!--METADATA-->
      <text:p text:style-name="P4">
<draw:frame draw:style-name="fr1" draw:name="Image153" text:anchor-type="as-char" svg:width="6.9236in" svg:height="3.956343in" draw:z-index="0">
<draw:image xlink:href="../Images/yкринформ/2023-06-24T16-26-51-03-00/630_360_1652180233-240.jpg" xlink:type="simple" xlink:show="embed" xlink:actuate="onLoad" draw:mime-type="image/jpeg"/>
</draw:frame>
Ukrainian border guards included a broadcast of appeal to Belarusians, where they called the Linna Non -Belarussian IPSOs and called on to oppose the war of the Russian Federation with Zavkraine.</text:p>
      <text:p text:style-name="P4">
Ukrinform was reported in the border unit of the State Tax Service of Ukraine, which carries the border with the RB.</text:p>
      <text:p text:style-name="P4">
“On the border of Ukraine there was an appeal to the Belarusian side, which stated that the short -lived IPSO, which has been spent recently <text:a xlink:type="simple" xlink:href="https://www.ukrinform.ua/tag-bilorus" text:style-name="Internet_20_link" text:visited-style-name="Visited_20_Internet_20_Link">
Belarus</text:a>
, is a shit. Once again, Ilorus supports the terrorist country and is under the influence of Russia and its propaganda, ”the border guards said.</text:p>
      <text:p text:style-name="P4">
The audio statement emphasizes that the one who wants to fight against Ukrainians, Nebilous, because the real ones are opposed to the arbitrariness of the Belarusian dictator Lukashenko.</text:p>
      <text:p text:style-name="P4">
Separately, the reservation was heard for those who try to cross the border with a call in their hands: "Be sure to bring your flour with you, you have recently mentioned it, because you will need it when we will make from Vasclassical Belarusian Draniki!"</text:p>
      <text:p text:style-name="P4">
<text:span text:style-name="T4">
 Read also: </text:span>
 <text:a xlink:type="simple" xlink:href="https://www.ukrinform.ua/rubric-world/3727221-putin-proviv-rozmovi-z-prezidentami-kazahstanu-i-bilorusi-zmi.html" text:style-name="Internet_20_link" text:visited-style-name="Visited_20_Internet_20_Link">
Putin spent talking with Presidents Kazakhstan and <text:span text:style-name="T4">
 Belarus </text:span>
 SI - media</text:a>
As it was reported earlier, Belarusian border guards on the border with Ukraine have transacted audio reporting about the similarity of the Ukrainian and Belarusian people's similarity of "borscht". On May 31, the State Border Service of Ukraine responded to the audio recovery of the Belarusian border guards on the similarity of borschtivt that Ukrainians were a freedom nation and would not taste them "cooking", which became similar to Russian.</text:p>
      <text:p text:style-name="P4">
News Source: <text:a xlink:type="simple" xlink:href="https://www.ukrinform.ua/rubric-ato/3727265-ukrainski-prikordonniki-zapisali-zvernenna-do-bilorusiv.html" text:style-name="Internet_20_link" text:visited-style-name="Visited_20_Internet_20_Link">
https://www.ukrinform.ua/rubric-ato/3727265-ukrainski-prikordonniki-zapisali-zvernenna-do-bilorusiv.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6-24T16:27:00+03:00</text:p>
      <text:p text:style-name="P4">
Modified Time: 2023-06-24T16:27: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54" text:anchor-type="as-char" svg:width="6.9236in" svg:height="3.956343in" draw:z-index="0">
<draw:image xlink:href="../Images/yкринформ/2023-06-24T16-27-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155" text:anchor-type="as-char" svg:width="6.9236in" svg:height="6.9236in" draw:z-index="0">
<draw:image xlink:href="../Images/yкринформ/2023-06-24T16-27-00-03-00/1659527406-459.jpg" xlink:type="simple" xlink:show="embed" xlink:actuate="onLoad" draw:mime-type="image/jpeg"/>
</draw:frame>
On March 12, 2022, 4-year-old Anastasia Tolstokorov disappeared after the explosion of the Uchninka in Mariupol. Where it is now is unknown.</text:p>
      <text:p text:style-name="P4">
Signs of the baby: looks 4-5 years, lean, blond hair, blue.</text:p>
      <text:p text:style-name="P4">
<text:span text:style-name="T4">
 rose Kaminskaya, 2 years </text:span>
</text:p>
      <text:p text:style-name="P4">
<draw:frame draw:style-name="fr1" draw:name="Image156" text:anchor-type="as-char" svg:width="6.9236in" svg:height="6.9236in" draw:z-index="0">
<draw:image xlink:href="../Images/yкринформ/2023-06-24T16-27-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Gleb Cherepanov, 11 years </text:span>
</text:p>
      <text:p text:style-name="P4">
<draw:frame draw:style-name="fr1" draw:name="Image157" text:anchor-type="as-char" svg:width="6.9236in" svg:height="6.9236in" draw:z-index="0">
<draw:image xlink:href="../Images/yкринформ/2023-06-24T16-27-00-03-00/1668596593-534.jpg" xlink:type="simple" xlink:show="embed" xlink:actuate="onLoad" draw:mime-type="image/jpeg"/>
</draw:frame>
11-year-old Gleb Cherepanov disappeared in Donetsk region.</text:p>
      <text:p text:style-name="P4">
On March 12, 2022, the boy, along with his grandmother, was sub -shot in Mariupol. Since then, there are no news about them. Where they are with them - it is unknown!</text:p>
      <text:p text:style-name="P4">
<text:span text:style-name="T4">
 Sergey Samoilov, 16 years old </text:span>
</text:p>
      <text:p text:style-name="P4">
<draw:frame draw:style-name="fr1" draw:name="Image158" text:anchor-type="as-char" svg:width="6.9236in" svg:height="6.9236in" draw:z-index="0">
<draw:image xlink:href="../Images/yкринформ/2023-06-24T16-27-00-03-00/1668596592-112.jpg" xlink:type="simple" xlink:show="embed" xlink:actuate="onLoad" draw:mime-type="image/jpeg"/>
</draw:frame>
****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The Armed Forces was released under Krasnogorivka, the movement of forces continues - Tarnavsky</text:span>
</text:h>
      <text:p text:style-name="P4">
Authors: Ukrinform (Person)</text:p>
      <text:p text:style-name="P4">
Publisher: Укринформ (Organization)</text:p>
      <text:p text:style-name="P4">
Published Time: 2023-06-24T16:35:00+03:00</text:p>
      <text:p text:style-name="P4">
Modified Time: 2023-06-24T16:35:00+03:00</text:p>
      <text:p text:style-name="P4">
Description: In the Tavriysk direction, the forces of defense freed territories near Krasnogorivka in Donetsk region, which have been occupied since 2014. - Ukrinform.</text:p>
      <text:p text:style-name="P4">
Images: ['<text:a xlink:type="simple" xlink:href="https://static.ukrinform.com/photos/2023_06/thumb_files/630_360_1686488514-765.jpg" text:style-name="Internet_20_link" text:visited-style-name="Visited_20_Internet_20_Link">
630_360_16864...</text:a>
']</text:p>
      <text:p text:style-name="P4">
Tags: ['Донеччина', 'ЗСУ', 'Війна з Росією']</text:p>
      <text:p text:style-name="P4">
Type: Article</text:p>
      <!--METADATA-->
      <text:p text:style-name="P4">
<draw:frame draw:style-name="fr1" draw:name="Image159" text:anchor-type="as-char" svg:width="6.9236in" svg:height="3.956343in" draw:z-index="0">
<draw:image xlink:href="../Images/yкринформ/2023-06-24T16-35-00-03-00/630_360_1686488514-765.jpg" xlink:type="simple" xlink:show="embed" xlink:actuate="onLoad" draw:mime-type="image/jpeg"/>
</draw:frame>
The Nastaurian Defense Forces have liberated the territories near Krasnogorivka Nadonechyna, which have been occupied since 2014.</text:p>
      <text:p text:style-name="P4">
As Ukrinform reports, about it in <text:a xlink:type="simple" xlink:href="https://t.me/otarnavskiy/132" text:style-name="Internet_20_link" text:visited-style-name="Visited_20_Internet_20_Link">
telegram</text:a>
The commander of the operational-strategic group of Tavriya troops, General Alexander Tarnavsky.</text:p>
      <text:p text:style-name="P4">
"In the Tavriysk direction of defense forces liberated the territories near Krasnogorivka <text:a xlink:type="simple" xlink:href="https://www.ukrinform.ua/tag-doneccina" text:style-name="Internet_20_link" text:visited-style-name="Visited_20_Internet_20_Link">
Donetsk region</text:a>
which were occupied in 2014. The movement of our forces continues, "he said.</text:p>
      <text:p text:style-name="P4">
At the same time, a spokesman for the united Press Center for Forces of Tavriya Direction Shershni on the air of the nationwide TELEXON "Single News" reported that the Ukrainian military knocked out the Russians about a week ago, but did not distribute information for tactical reasons.</text:p>
      <text:p text:style-name="P4">
"The news is late for a week. Some tactical considerations are clear here. It is a few positions under Krasnogorivka as a result of a well -prepared assault. There were both imitations of actions and support for artillery and heavy engineering. They made certain areas," said Sorcen.</text:p>
      <text:p text:style-name="P4">
<text:span text:style-name="T4">
 Read also: </text:span>
 <text:a xlink:type="simple" xlink:href="https://www.ukrinform.ua/rubric-ato/3724633-ukrainski-voini-zvilnili-patihatki-malar.html" text:style-name="Internet_20_link" text:visited-style-name="Visited_20_Internet_20_Link">
Ukrainian warriors <text:span text:style-name="T4">
 released </text:span>
 five -haired - painter</text:a>
As reported by Ukrinform, in early June Ukrainian soldiers <text:a xlink:type="simple" xlink:href="https://www.ukrinform.ua/rubric-ato/3721286-zsu-zvilnili-blagodatne.html" text:style-name="Internet_20_link" text:visited-style-name="Visited_20_Internet_20_Link">
released the sprouting village of Blessed</text:a>
in Donetsk region.</text:p>
      <text:p text:style-name="P4">
As reported by Ukrinform, as of the evening of June 23 <text:a xlink:type="simple" xlink:href="https://www.ukrinform.ua/rubric-ato/3726956-na-tavrijskomu-napramku-sil-oboroni-za-dobu-vikonali-ponad-13-tisaci-vognevih-zavdan.html" text:style-name="Internet_20_link" text:visited-style-name="Visited_20_Internet_20_Link">
in the Tavriya direction Russian troops</text:a>
During the day, more than three mouths were killed and wounded, 51 units of military equipment were destroyed.</text:p>
      <text:p text:style-name="P4">
<text:span text:style-name="T5">
Foto: libkos</text:span>
</text:p>
      <text:p text:style-name="P4">
News Source: <text:a xlink:type="simple" xlink:href="https://www.ukrinform.ua/rubric-ato/3727270-zsu-zvilnili-teritorii-pid-krasnogorivkou-aki-buli-okupovani-z-2014-roku.html" text:style-name="Internet_20_link" text:visited-style-name="Visited_20_Internet_20_Link">
https://www.ukrinform.ua/rubric-ato/3727270-zsu-zvilnili-teritorii-pid-krasnogorivkou-aki-buli-okupovani-z-2014-roku.html</text:a>
</text:p>
      <!--NEWS-->
      <text:h text:style-name="P10" text:outline-level="1">
<text:span text:style-name="T4">
"Russia attacked to Russia": on social networks joke and discuss the rebellion of Prigogine</text:span>
</text:h>
      <text:p text:style-name="P4">
Authors: Ukrinform (Person)</text:p>
      <text:p text:style-name="P4">
Publisher: Укринформ (Organization)</text:p>
      <text:p text:style-name="P4">
Published Time: 2023-06-24T16:40:00+03:00</text:p>
      <text:p text:style-name="P4">
Modified Time: 2023-06-24T16:40:00+03:00</text:p>
      <text:p text:style-name="P4">
Description: The leader of the Wagner PEC Yevgeny Prigogin actually declared a war against the Russian military leadership, in particular, against Sergei Shoig. As Ukrainians responded to it. - Ukrinform.</text:p>
      <text:p text:style-name="P4">
Images: ['<text:a xlink:type="simple" xlink:href="https://static.ukrinform.com/photos/2023_06/thumb_files/630_360_1687612248-733.jpg" text:style-name="Internet_20_link" text:visited-style-name="Visited_20_Internet_20_Link">
630_360_16876...</text:a>
', '<text:a xlink:type="simple" xlink:href="https://static.ukrinform.com/photos/2023_06/1687612248-733.jpg" text:style-name="Internet_20_link" text:visited-style-name="Visited_20_Internet_20_Link">
1687612248-73...</text:a>
', '<text:a xlink:type="simple" xlink:href="https://static.ukrinform.com/photos/2023_06/1687612249-463.jpg" text:style-name="Internet_20_link" text:visited-style-name="Visited_20_Internet_20_Link">
1687612249-46...</text:a>
', '<text:a xlink:type="simple" xlink:href="https://static.ukrinform.com/photos/2023_06/1687612247-658.jpg" text:style-name="Internet_20_link" text:visited-style-name="Visited_20_Internet_20_Link">
1687612247-65...</text:a>
', '<text:a xlink:type="simple" xlink:href="https://static.ukrinform.com/photos/2023_06/1687612251-680.jpg" text:style-name="Internet_20_link" text:visited-style-name="Visited_20_Internet_20_Link">
1687612251-68...</text:a>
', '<text:a xlink:type="simple" xlink:href="https://static.ukrinform.com/photos/2023_06/1687617038-121.jpg" text:style-name="Internet_20_link" text:visited-style-name="Visited_20_Internet_20_Link">
1687617038-12...</text:a>
', '<text:a xlink:type="simple" xlink:href="https://static.ukrinform.com/photos/2023_06/1687612251-722.jpg" text:style-name="Internet_20_link" text:visited-style-name="Visited_20_Internet_20_Link">
1687612251-72...</text:a>
', '<text:a xlink:type="simple" xlink:href="https://static.ukrinform.com/photos/2023_06/1687612250-815.jpg" text:style-name="Internet_20_link" text:visited-style-name="Visited_20_Internet_20_Link">
1687612250-81...</text:a>
', '<text:a xlink:type="simple" xlink:href="https://static.ukrinform.com/photos/2023_06/1687612251-632.jpg" text:style-name="Internet_20_link" text:visited-style-name="Visited_20_Internet_20_Link">
1687612251-63...</text:a>
', '<text:a xlink:type="simple" xlink:href="https://static.ukrinform.com/photos/2023_06/1687612251-866.jpg" text:style-name="Internet_20_link" text:visited-style-name="Visited_20_Internet_20_Link">
1687612251-86...</text:a>
', '<text:a xlink:type="simple" xlink:href="https://static.ukrinform.com/photos/2023_06/1687612250-633.jpg" text:style-name="Internet_20_link" text:visited-style-name="Visited_20_Internet_20_Link">
1687612250-63...</text:a>
', '<text:a xlink:type="simple" xlink:href="https://static.ukrinform.com/photos/2023_06/1687612250-406.jpg" text:style-name="Internet_20_link" text:visited-style-name="Visited_20_Internet_20_Link">
1687612250-40...</text:a>
', '<text:a xlink:type="simple" xlink:href="https://static.ukrinform.com/photos/2023_06/1687612250-731.jpg" text:style-name="Internet_20_link" text:visited-style-name="Visited_20_Internet_20_Link">
1687612250-73...</text:a>
', '<text:a xlink:type="simple" xlink:href="https://static.ukrinform.com/photos/2023_06/1687612250-697.jpg" text:style-name="Internet_20_link" text:visited-style-name="Visited_20_Internet_20_Link">
1687612250-69...</text:a>
', '<text:a xlink:type="simple" xlink:href="https://static.ukrinform.com/photos/2023_06/1687612249-775.jpg" text:style-name="Internet_20_link" text:visited-style-name="Visited_20_Internet_20_Link">
1687612249-77...</text:a>
', '<text:a xlink:type="simple" xlink:href="https://static.ukrinform.com/photos/2023_06/1687612249-487.jpg" text:style-name="Internet_20_link" text:visited-style-name="Visited_20_Internet_20_Link">
1687612249-48...</text:a>
', '<text:a xlink:type="simple" xlink:href="https://static.ukrinform.com/photos/2023_06/1687612249-558.jpg" text:style-name="Internet_20_link" text:visited-style-name="Visited_20_Internet_20_Link">
1687612249-55...</text:a>
', '<text:a xlink:type="simple" xlink:href="https://static.ukrinform.com/photos/2023_06/1687612248-168.jpg" text:style-name="Internet_20_link" text:visited-style-name="Visited_20_Internet_20_Link">
1687612248-16...</text:a>
', '<text:a xlink:type="simple" xlink:href="https://static.ukrinform.com/photos/2023_06/1687612248-487.jpg" text:style-name="Internet_20_link" text:visited-style-name="Visited_20_Internet_20_Link">
1687612248-48...</text:a>
', '<text:a xlink:type="simple" xlink:href="https://static.ukrinform.com/photos/2023_06/1687612896-441.jpg" text:style-name="Internet_20_link" text:visited-style-name="Visited_20_Internet_20_Link">
1687612896-44...</text:a>
', '<text:a xlink:type="simple" xlink:href="https://static.ukrinform.com/photos/2023_06/1687612248-758.jpg" text:style-name="Internet_20_link" text:visited-style-name="Visited_20_Internet_20_Link">
1687612248-75...</text:a>
', '<text:a xlink:type="simple" xlink:href="https://static.ukrinform.com/photos/2023_06/1687612248-944.jpg" text:style-name="Internet_20_link" text:visited-style-name="Visited_20_Internet_20_Link">
1687612248-94...</text:a>
', '<text:a xlink:type="simple" xlink:href="https://static.ukrinform.com/photos/2023_06/1687612247-772.jpg" text:style-name="Internet_20_link" text:visited-style-name="Visited_20_Internet_20_Link">
1687612247-77...</text:a>
', '<text:a xlink:type="simple" xlink:href="https://static.ukrinform.com/photos/2023_06/1687613206-798.jpg" text:style-name="Internet_20_link" text:visited-style-name="Visited_20_Internet_20_Link">
1687613206-79...</text:a>
', '<text:a xlink:type="simple" xlink:href="https://static.ukrinform.com/photos/2023_06/1687617038-833.jpg" text:style-name="Internet_20_link" text:visited-style-name="Visited_20_Internet_20_Link">
1687617038-83...</text:a>
', '<text:a xlink:type="simple" xlink:href="https://static.ukrinform.com/photos/2023_06/1687613206-937.jpg" text:style-name="Internet_20_link" text:visited-style-name="Visited_20_Internet_20_Link">
1687613206-93...</text:a>
', '<text:a xlink:type="simple" xlink:href="https://static.ukrinform.com/photos/2023_06/1687613207-885.jpg" text:style-name="Internet_20_link" text:visited-style-name="Visited_20_Internet_20_Link">
1687613207-88...</text:a>
', '<text:a xlink:type="simple" xlink:href="https://static.ukrinform.com/photos/2023_06/1687613584-451.jpg" text:style-name="Internet_20_link" text:visited-style-name="Visited_20_Internet_20_Link">
1687613584-45...</text:a>
']</text:p>
      <text:p text:style-name="P4">
Tags: ['Соцмережі', 'Пригожин', 'Шойгу', 'Війна з Росією']</text:p>
      <text:p text:style-name="P4">
Type: Article</text:p>
      <!--METADATA-->
      <text:p text:style-name="P4">
<draw:frame draw:style-name="fr1" draw:name="Image160" text:anchor-type="as-char" svg:width="6.9236in" svg:height="3.956343in" draw:z-index="0">
<draw:image xlink:href="../Images/yкринформ/2023-06-24T16-40-00-03-00/630_360_1687612248-733.jpg" xlink:type="simple" xlink:show="embed" xlink:actuate="onLoad" draw:mime-type="image/jpeg"/>
</draw:frame>
The Wagner leader, Yevgeny Prigogin, actually declared a war against the Russian military leadership, in particular, against Sergei Shoig. As the Ukrainians reacted to it.</text:p>
      <text:p text:style-name="P4">
<text:span text:style-name="T4">
 _ black swan and Yanukovych's adventures._ </text:span>
</text:p>
      <text:p text:style-name="P4">
<draw:frame draw:style-name="fr1" draw:name="Image161" text:anchor-type="as-char" svg:width="6.9236in" svg:height="6.288937in" draw:z-index="0">
<draw:image xlink:href="../Images/yкринформ/2023-06-24T16-40-00-03-00/1687612248-733.jpg" xlink:type="simple" xlink:show="embed" xlink:actuate="onLoad" draw:mime-type="image/jpeg"/>
</draw:frame>
<draw:frame draw:style-name="fr1" draw:name="Image162" text:anchor-type="as-char" svg:width="6.578125in" svg:height="10.0in" draw:z-index="0">
<draw:image xlink:href="../Images/yкринформ/2023-06-24T16-40-00-03-00/1687612249-463.jpg" xlink:type="simple" xlink:show="embed" xlink:actuate="onLoad" draw:mime-type="image/jpeg"/>
</draw:frame>
</text:p>
      <text:p text:style-name="P4">
<draw:frame draw:style-name="fr1" draw:name="Image163" text:anchor-type="as-char" svg:width="6.9236in" svg:height="5.372201in" draw:z-index="0">
<draw:image xlink:href="../Images/yкринформ/2023-06-24T16-40-00-03-00/1687612247-658.jpg" xlink:type="simple" xlink:show="embed" xlink:actuate="onLoad" draw:mime-type="image/jpeg"/>
</draw:frame>
</text:p>
      <text:p text:style-name="P4">
<draw:frame draw:style-name="fr1" draw:name="Image164" text:anchor-type="as-char" svg:width="6.9236in" svg:height="2.782261in" draw:z-index="0">
<draw:image xlink:href="../Images/yкринформ/2023-06-24T16-40-00-03-00/1687612251-680.jpg" xlink:type="simple" xlink:show="embed" xlink:actuate="onLoad" draw:mime-type="image/jpeg"/>
</draw:frame>
<draw:frame draw:style-name="fr1" draw:name="Image165" text:anchor-type="as-char" svg:width="6.9236in" svg:height="5.638137in" draw:z-index="0">
<draw:image xlink:href="../Images/yкринформ/2023-06-24T16-40-00-03-00/1687617038-121.jpg" xlink:type="simple" xlink:show="embed" xlink:actuate="onLoad" draw:mime-type="image/jpeg"/>
</draw:frame>
_ <text:span text:style-name="T4">
 About a counter -offensive that has "start with an abroad," said a long time ago. </text:span>
 _</text:p>
      <text:p text:style-name="P4">
<draw:frame draw:style-name="fr1" draw:name="Image166" text:anchor-type="as-char" svg:width="6.867188in" svg:height="10.0in" draw:z-index="0">
<draw:image xlink:href="../Images/yкринформ/2023-06-24T16-40-00-03-00/1687612251-722.jpg" xlink:type="simple" xlink:show="embed" xlink:actuate="onLoad" draw:mime-type="image/jpeg"/>
</draw:frame>
</text:p>
      <text:p text:style-name="P4">
<draw:frame draw:style-name="fr1" draw:name="Image167" text:anchor-type="as-char" svg:width="6.9236in" svg:height="1.735831in" draw:z-index="0">
<draw:image xlink:href="../Images/yкринформ/2023-06-24T16-40-00-03-00/1687612250-815.jpg" xlink:type="simple" xlink:show="embed" xlink:actuate="onLoad" draw:mime-type="image/jpeg"/>
</draw:frame>
</text:p>
      <text:p text:style-name="P4">
<draw:frame draw:style-name="fr1" draw:name="Image168" text:anchor-type="as-char" svg:width="6.9236in" svg:height="2.692511in" draw:z-index="0">
<draw:image xlink:href="../Images/yкринформ/2023-06-24T16-40-00-03-00/1687612251-632.jpg" xlink:type="simple" xlink:show="embed" xlink:actuate="onLoad" draw:mime-type="image/jpeg"/>
</draw:frame>
<draw:frame draw:style-name="fr1" draw:name="Image169" text:anchor-type="as-char" svg:width="6.9236in" svg:height="1.538578in" draw:z-index="0">
<draw:image xlink:href="../Images/yкринформ/2023-06-24T16-40-00-03-00/1687612251-866.jpg" xlink:type="simple" xlink:show="embed" xlink:actuate="onLoad" draw:mime-type="image/jpeg"/>
</draw:frame>
<draw:frame draw:style-name="fr1" draw:name="Image170" text:anchor-type="as-char" svg:width="6.9236in" svg:height="4.55419in" draw:z-index="0">
<draw:image xlink:href="../Images/yкринформ/2023-06-24T16-40-00-03-00/1687612250-633.jpg" xlink:type="simple" xlink:show="embed" xlink:actuate="onLoad" draw:mime-type="image/jpeg"/>
</draw:frame>
<draw:frame draw:style-name="fr1" draw:name="Image171" text:anchor-type="as-char" svg:width="6.670784in" svg:height="10.0in" draw:z-index="0">
<draw:image xlink:href="../Images/yкринформ/2023-06-24T16-40-00-03-00/1687612250-406.jpg" xlink:type="simple" xlink:show="embed" xlink:actuate="onLoad" draw:mime-type="image/jpeg"/>
</draw:frame>
<draw:frame draw:style-name="fr1" draw:name="Image172" text:anchor-type="as-char" svg:width="6.9236in" svg:height="2.743797in" draw:z-index="0">
<draw:image xlink:href="../Images/yкринформ/2023-06-24T16-40-00-03-00/1687612250-731.jpg" xlink:type="simple" xlink:show="embed" xlink:actuate="onLoad" draw:mime-type="image/jpeg"/>
</draw:frame>
</text:p>
      <text:p text:style-name="P4">
<draw:frame draw:style-name="fr1" draw:name="Image173" text:anchor-type="as-char" svg:width="6.9236in" svg:height="4.314429in" draw:z-index="0">
<draw:image xlink:href="../Images/yкринформ/2023-06-24T16-40-00-03-00/1687612250-697.jpg" xlink:type="simple" xlink:show="embed" xlink:actuate="onLoad" draw:mime-type="image/jpeg"/>
</draw:frame>
Would such a concert go?</text:p>
      <text:p text:style-name="P4">
<draw:frame draw:style-name="fr1" draw:name="Image174" text:anchor-type="as-char" svg:width="6.9236in" svg:height="5.006789in" draw:z-index="0">
<draw:image xlink:href="../Images/yкринформ/2023-06-24T16-40-00-03-00/1687612249-775.jpg" xlink:type="simple" xlink:show="embed" xlink:actuate="onLoad" draw:mime-type="image/jpeg"/>
</draw:frame>
</text:p>
      <text:p text:style-name="P4">
<draw:frame draw:style-name="fr1" draw:name="Image175" text:anchor-type="as-char" svg:width="6.9236in" svg:height="8.6545in" draw:z-index="0">
<draw:image xlink:href="../Images/yкринформ/2023-06-24T16-40-00-03-00/1687612249-487.jpg" xlink:type="simple" xlink:show="embed" xlink:actuate="onLoad" draw:mime-type="image/jpeg"/>
</draw:frame>
</text:p>
      <text:p text:style-name="P4">
<draw:frame draw:style-name="fr1" draw:name="Image176" text:anchor-type="as-char" svg:width="6.9236in" svg:height="1.98733in" draw:z-index="0">
<draw:image xlink:href="../Images/yкринформ/2023-06-24T16-40-00-03-00/1687612249-558.jpg" xlink:type="simple" xlink:show="embed" xlink:actuate="onLoad" draw:mime-type="image/jpeg"/>
</draw:frame>
_ <text:span text:style-name="T4">
 The information below is confirmed by a number of sources. </text:span>
 _</text:p>
      <text:p text:style-name="P4">
<draw:frame draw:style-name="fr1" draw:name="Image177" text:anchor-type="as-char" svg:width="6.9236in" svg:height="4.641376in" draw:z-index="0">
<draw:image xlink:href="../Images/yкринформ/2023-06-24T16-40-00-03-00/1687612248-168.jpg" xlink:type="simple" xlink:show="embed" xlink:actuate="onLoad" draw:mime-type="image/jpeg"/>
</draw:frame>
<draw:frame draw:style-name="fr1" draw:name="Image178" text:anchor-type="as-char" svg:width="6.9236in" svg:height="4.610145in" draw:z-index="0">
<draw:image xlink:href="../Images/yкринформ/2023-06-24T16-40-00-03-00/1687612248-487.jpg" xlink:type="simple" xlink:show="embed" xlink:actuate="onLoad" draw:mime-type="image/jpeg"/>
</draw:frame>
_ <text:span text:style-name="T4">
 The reaction of the artists also did not slow down. </text:span>
 _</text:p>
      <text:p text:style-name="P4">
<draw:frame draw:style-name="fr1" draw:name="Image179" text:anchor-type="as-char" svg:width="6.9236in" svg:height="9.792495in" draw:z-index="0">
<draw:image xlink:href="../Images/yкринформ/2023-06-24T16-40-00-03-00/1687612896-441.jpg" xlink:type="simple" xlink:show="embed" xlink:actuate="onLoad" draw:mime-type="image/jpeg"/>
</draw:frame>
<draw:frame draw:style-name="fr1" draw:name="Image180" text:anchor-type="as-char" svg:width="6.9236in" svg:height="5.532469in" draw:z-index="0">
<draw:image xlink:href="../Images/yкринформ/2023-06-24T16-40-00-03-00/1687612248-758.jpg" xlink:type="simple" xlink:show="embed" xlink:actuate="onLoad" draw:mime-type="image/jpeg"/>
</draw:frame>
<draw:frame draw:style-name="fr1" draw:name="Image181" text:anchor-type="as-char" svg:width="6.9236in" svg:height="3.606042in" draw:z-index="0">
<draw:image xlink:href="../Images/yкринформ/2023-06-24T16-40-00-03-00/1687612248-944.jpg" xlink:type="simple" xlink:show="embed" xlink:actuate="onLoad" draw:mime-type="image/jpeg"/>
</draw:frame>
</text:p>
      <text:p text:style-name="P4">
<draw:frame draw:style-name="fr1" draw:name="Image182" text:anchor-type="as-char" svg:width="6.9236in" svg:height="8.641679in" draw:z-index="0">
<draw:image xlink:href="../Images/yкринформ/2023-06-24T16-40-00-03-00/1687612247-772.jpg" xlink:type="simple" xlink:show="embed" xlink:actuate="onLoad" draw:mime-type="image/jpeg"/>
</draw:frame>
</text:p>
      <text:p text:style-name="P4">
<draw:frame draw:style-name="fr1" draw:name="Image183" text:anchor-type="as-char" svg:width="5.625in" svg:height="10.0in" draw:z-index="0">
<draw:image xlink:href="../Images/yкринформ/2023-06-24T16-40-00-03-00/1687613206-798.jpg" xlink:type="simple" xlink:show="embed" xlink:actuate="onLoad" draw:mime-type="image/jpeg"/>
</draw:frame>
<draw:frame draw:style-name="fr1" draw:name="Image184" text:anchor-type="as-char" svg:width="6.9236in" svg:height="7.955433in" draw:z-index="0">
<draw:image xlink:href="../Images/yкринформ/2023-06-24T16-40-00-03-00/1687617038-833.jpg" xlink:type="simple" xlink:show="embed" xlink:actuate="onLoad" draw:mime-type="image/jpeg"/>
</draw:frame>
</text:p>
      <text:p text:style-name="P4">
<draw:frame draw:style-name="fr1" draw:name="Image185" text:anchor-type="as-char" svg:width="6.9236in" svg:height="6.936421in" draw:z-index="0">
<draw:image xlink:href="../Images/yкринформ/2023-06-24T16-40-00-03-00/1687613206-937.jpg" xlink:type="simple" xlink:show="embed" xlink:actuate="onLoad" draw:mime-type="image/jpeg"/>
</draw:frame>
</text:p>
      <text:p text:style-name="P4">
<draw:frame draw:style-name="fr1" draw:name="Image186" text:anchor-type="as-char" svg:width="6.9236in" svg:height="6.895906in" draw:z-index="0">
<draw:image xlink:href="../Images/yкринформ/2023-06-24T16-40-00-03-00/1687613207-885.jpg" xlink:type="simple" xlink:show="embed" xlink:actuate="onLoad" draw:mime-type="image/jpeg"/>
</draw:frame>
</text:p>
      <text:p text:style-name="P4">
<draw:frame draw:style-name="fr1" draw:name="Image187" text:anchor-type="as-char" svg:width="6.9236in" svg:height="5.692738in" draw:z-index="0">
<draw:image xlink:href="../Images/yкринформ/2023-06-24T16-40-00-03-00/1687613584-451.jpg" xlink:type="simple" xlink:show="embed" xlink:actuate="onLoad" draw:mime-type="image/jpeg"/>
</draw:frame>
</text:p>
      <text:p text:style-name="P4">
News Source: <text:a xlink:type="simple" xlink:href="https://www.ukrinform.ua/rubric-world/3727267-rosia-napala-na-rosiu-u-socmerezah-zartuut-i-obgovoruut-zakolot-prigozina.html" text:style-name="Internet_20_link" text:visited-style-name="Visited_20_Internet_20_Link">
https://www.ukrinform.ua/rubric-world/3727267-rosia-napala-na-rosiu-u-socmerezah-zartuut-i-obgovoruut-zakolot-prigozina.html</text:a>
</text:p>
      <!--NEWS-->
      <text:h text:style-name="P10" text:outline-level="1">
<text:span text:style-name="T4">
Austria warned its citizens from trips in six regions of the Russian Federation</text:span>
</text:h>
      <text:p text:style-name="P4">
Authors: Ukrinform (Person)</text:p>
      <text:p text:style-name="P4">
Publisher: Укринформ (Organization)</text:p>
      <text:p text:style-name="P4">
Published Time: 2023-06-24T16:53:00+03:00</text:p>
      <text:p text:style-name="P4">
Modified Time: 2023-06-24T16:53:00+03:00</text:p>
      <text:p text:style-name="P4">
Description: The Austrian Foreign Ministry warns citizens from trips to six regions of the Russian Federation that borders Ukraine. - Ukrinform.</text:p>
      <text:p text:style-name="P4">
Images: ['<text:a xlink:type="simple" xlink:href="https://static.ukrinform.com/photos/2018_11/thumb_files/630_360_1541766375-297.jpg" text:style-name="Internet_20_link" text:visited-style-name="Visited_20_Internet_20_Link">
630_360_15417...</text:a>
']</text:p>
      <text:p text:style-name="P4">
Tags: ['Австрія', 'Москва', 'Пригожин']</text:p>
      <text:p text:style-name="P4">
Type: Article</text:p>
      <!--METADATA-->
      <text:p text:style-name="P4">
<draw:frame draw:style-name="fr1" draw:name="Image188" text:anchor-type="as-char" svg:width="6.9236in" svg:height="3.956343in" draw:z-index="0">
<draw:image xlink:href="../Images/yкринформ/2023-06-24T16-53-00-03-00/630_360_1541766375-297.jpg" xlink:type="simple" xlink:show="embed" xlink:actuate="onLoad" draw:mime-type="image/jpeg"/>
</draw:frame>
The Ministry of Internal Affairs warns citizens from trips to six regions of the Russian Federation, which border the Ukraine.</text:p>
      <text:p text:style-name="P4">
This was reported on the Austrian Foreign Ministry website, Ukrinform correspondent reports.</text:p>
      <text:p text:style-name="P4">
"We warn against trips to administrative areas bordering Ukraine(Belgorod, Kursk, Bryansk, Voronezh, Rostov, Krasnodar).У зв'язку з нинішніми подіями слід уникати зазначених адміністративнихобластей, зокрема міста Ростов та прилеглих територій", - йдеться урекомендації.</text:p>
      <text:p text:style-name="P4">
В австрійському МЗС також закликали громадян "у зв'язку з динамічним і важкопередбачуваним подальшим розвитком подій" уважно стежити за повідомленнямиЗМІ, "бути особливо уважними в інших містах та за потреби звертатися по порадидо посольства в <text:a xlink:type="simple" xlink:href="https://www.ukrinform.ua/tag-moskva" text:style-name="Internet_20_link" text:visited-style-name="Visited_20_Internet_20_Link">
 Москві </text:a>
".</text:p>
      <text:p text:style-name="P4">
<text:span text:style-name="T4">
 Read also: </text:span>
 <text:a xlink:type="simple" xlink:href="https://www.ukrinform.ua/rubric-world/3727207-evrosouz-slidkue-za-podiami-u-rosii-ta-perebuvae-u-kontakti-z-g7-misel.html" text:style-name="Internet_20_link" text:visited-style-name="Visited_20_Internet_20_Link">
EU EU followed events in Russia and is Vkontakte with G7 - Michelle</text:a>
As reported by Ukrinform, the leader of the Wagner PEC Yevhen Prigogin on June 23 <text:a xlink:type="simple" xlink:href="https://www.ukrinform.ua/rubric-other_news/3727120-zakolot-prigozina-vse-so-vidomo-na-cej-moment.html" text:style-name="Internet_20_link" text:visited-style-name="Visited_20_Internet_20_Link">
declared Demarsh against the Russian military leadership</text:a>
In particular against Russian Defense Minister Sergei Shoig.</text:p>
      <text:p text:style-name="P4">
According to him, Shoigu came to Rostov-on-Don, where he personally conducted the operation of the destruction of "Wagner".</text:p>
      <text:p text:style-name="P4">
Wagner has established control of military sites in Rostov-on-Don.</text:p>
      <text:p text:style-name="P4">
Prigogine declared his intention to reach Moscow.</text:p>
      <text:p text:style-name="P4">
News Source: <text:a xlink:type="simple" xlink:href="https://www.ukrinform.ua/rubric-world/3727273-avstria-zasteregla-gromadan-vid-poizdok-u-sist-oblastej-rf.html" text:style-name="Internet_20_link" text:visited-style-name="Visited_20_Internet_20_Link">
https://www.ukrinform.ua/rubric-world/3727273-avstria-zasteregla-gromadan-vid-poizdok-u-sist-oblastej-rf.html</text:a>
</text:p>
      <!--NEWS-->
      <text:h text:style-name="P10" text:outline-level="1">
<text:span text:style-name="T4">
Near Mariupol, the invaders are brought to the "regional department" boxes with cartridges</text:span>
</text:h>
      <text:p text:style-name="P4">
Authors: Ukrinform (Person)</text:p>
      <text:p text:style-name="P4">
Publisher: Укринформ (Organization)</text:p>
      <text:p text:style-name="P4">
Published Time: 2023-06-24T17:00:19+03:00</text:p>
      <text:p text:style-name="P4">
Modified Time: 2023-06-24T17:00:19+03:00</text:p>
      <text:p text:style-name="P4">
Description: Near Mariupol, in the captured settlements of Nikolskoye and Mangush, the invaders brought additional boxes with cartridges and banned the "police" to leave the police. - Ukrinform.</text:p>
      <text:p text:style-name="P4">
Images: ['<text:a xlink:type="simple" xlink:href="https://static.ukrinform.com/photos/2015_10/thumb_files/630_360_1444837066-2715-boevyie-patronyi.jpg" text:style-name="Internet_20_link" text:visited-style-name="Visited_20_Internet_20_Link">
630_360_14448...</text:a>
']</text:p>
      <text:p text:style-name="P4">
Tags: ['Донеччина', 'Маріуполь', 'Патронний завод', 'Війна з Росією']</text:p>
      <text:p text:style-name="P4">
Type: Article</text:p>
      <!--METADATA-->
      <text:p text:style-name="P4">
<draw:frame draw:style-name="fr1" draw:name="Image189" text:anchor-type="as-char" svg:width="6.9236in" svg:height="3.956343in" draw:z-index="0">
<draw:image xlink:href="../Images/yкринформ/2023-06-24T17-00-19-03-00/630_360_1444837066-2715-boevyie-patronyi.jpg" xlink:type="simple" xlink:show="embed" xlink:actuate="onLoad" draw:mime-type="image/jpeg"/>
</draw:frame>
Near Mariupol, in the captured settlements of the Nikolska Mangush, the invaders brought additional boxes in the "regional department" and forbade the "police" to leave workplaces.</text:p>
      <text:p text:style-name="P4">
About it in <text:a xlink:type="simple" xlink:href="https://t.me/andriyshTime/11033" text:style-name="Internet_20_link" text:visited-style-name="Visited_20_Internet_20_Link">
telegram</text:a>
Petro Andryushchenko reported by Advisor Mariupol, Ukrinform reports.</text:p>
      <text:p text:style-name="P4">
“Nikolske and Mangush. Right now. In the police department, the occupiers were brought by the cartridges with cartridges and forbade the police to leave the workplaces of the completed order, ”Andryushchenko wrote.</text:p>
      <text:p text:style-name="P4">
<text:span text:style-name="T4">
 Read also: </text:span>
 <text:a xlink:type="simple" xlink:href="https://www.ukrinform.ua/rubric-ato/3726690-z-mariupola-povidomlaut-pro-likvidaciu-cotiroh-rosijskih-oficeriv-andrusenko.html" text:style-name="Internet_20_link" text:visited-style-name="Visited_20_Internet_20_Link">
with <text:span text:style-name="T4">
 Mariupol </text:span>
 I report the liquidation of four -Russian officers - Andryushchenko</text:a>
As it was reported, explosions in the occupied Russian invasions of settlements on the Azov coast have become more frequent, the Russian invaders activated the construction of their fortifications in these territories.</text:p>
      <text:p text:style-name="P4">
The enemy turns <text:a xlink:type="simple" xlink:href="https://www.ukrinform.ua/tag-mariupol" text:style-name="Internet_20_link" text:visited-style-name="Visited_20_Internet_20_Link">
Mariupol</text:a>
Tanavsky settlements for military-logistics hub.</text:p>
      <text:p text:style-name="P4">
Photo illustrative</text:p>
      <text:p text:style-name="P4">
News Source: <text:a xlink:type="simple" xlink:href="https://www.ukrinform.ua/rubric-regions/3727275-poblizu-mariupola-zagarbniki-zavozat-u-rajviddili-policii-asiki-z-patronami.html" text:style-name="Internet_20_link" text:visited-style-name="Visited_20_Internet_20_Link">
https://www.ukrinform.ua/rubric-regions/3727275-poblizu-mariupola-zagarbniki-zavozat-u-rajviddili-policii-asiki-z-patronami.html</text:a>
</text:p>
      <!--NEWS-->
      <text:h text:style-name="P10" text:outline-level="1">
<text:span text:style-name="T4">
Latvia will not issue visas to the Russians despite the rebellion of Prigogine</text:span>
</text:h>
      <text:p text:style-name="P4">
Authors: Ukrinform (Person)</text:p>
      <text:p text:style-name="P4">
Publisher: Укринформ (Organization)</text:p>
      <text:p text:style-name="P4">
Published Time: 2023-06-24T17:01:00+03:00</text:p>
      <text:p text:style-name="P4">
Modified Time: 2023-06-24T17:01:00+03:00</text:p>
      <text:p text:style-name="P4">
Description: Latvia Foreign Minister Edgar Rinkevich stated that Latvia would not issue humanitarian or other types of visas to the Russians, and will not change the restriction on the border crossing even against the backdrop of current events in the Russian Federation last year. - Ukrinform.</text:p>
      <text:p text:style-name="P4">
Images: ['<text:a xlink:type="simple" xlink:href="https://static.ukrinform.com/photos/2022_02/thumb_files/630_360_1645814843-702.jpg" text:style-name="Internet_20_link" text:visited-style-name="Visited_20_Internet_20_Link">
630_360_16458...</text:a>
']</text:p>
      <text:p text:style-name="P4">
Tags: ['Латвія', 'Віза', 'Росія']</text:p>
      <text:p text:style-name="P4">
Type: Article</text:p>
      <!--METADATA-->
      <text:p text:style-name="P4">
<draw:frame draw:style-name="fr1" draw:name="Image190" text:anchor-type="as-char" svg:width="6.9236in" svg:height="3.956343in" draw:z-index="0">
<draw:image xlink:href="../Images/yкринформ/2023-06-24T17-01-00-03-00/630_360_1645814843-702.jpg" xlink:type="simple" xlink:show="embed" xlink:actuate="onLoad" draw:mime-type="image/jpeg"/>
</draw:frame>
Latvia's Minister of Law, Edgar Rinkevich, stated that Latvia did not issue a simanitarian or other types of visas to the Russians, and will not change the imposition of restrictions on border crossing even against the backdrop of current events in the Russian Federation.</text:p>
      <text:p text:style-name="P4">
He wrote about it in <text:a xlink:type="simple" xlink:href="https://twitter.com/edgarsrinkevics/status/1672559389721391109" text:style-name="Internet_20_link" text:visited-style-name="Visited_20_Internet_20_Link">
Twitter</text:a>
, reports Ukrinform.</text:p>
      <text:p text:style-name="P4">
“Latvia closely monitors the development of the situation in the Russian Federation and exchanges information with water. The border protection is increased, the issuance of visas or border crossing for Russian, which leave Russia in connection with the current events, will be underdeveloped. There is no direct threat to Latvia, ” - writes.</text:p>
      <text:p text:style-name="P4">
Latvia's national broadcaster <text:a xlink:type="simple" xlink:href="https://rus.lsm.lv/statja/novosti/obschestvo/24.06.2023-vostocnaya-granica-latvii-pod-usilennym-kontrolem-iz-za-myateza-v-rf.a514099/" text:style-name="Internet_20_link" text:visited-style-name="Visited_20_Internet_20_Link">
reports</text:a>
About the reaction of the rest of other high -ranking officials of the country. In particular, Prime Minister Krishianisarinsh said that the Eastern border under enhanced control, the Latvia government, responsible bodies and services are in close coordination and monitoring in Russia. The Prime Minister also called on residents <text:a xlink:type="simple" xlink:href="https://www.ukrinform.ua/tag-latvia" text:style-name="Internet_20_link" text:visited-style-name="Visited_20_Internet_20_Link">
Latvia</text:a>
Refrain from trips to the Russian Federation and Belarus.</text:p>
      <text:p text:style-name="P4">
<text:span text:style-name="T4">
 Read also: </text:span>
 <text:a xlink:type="simple" xlink:href="https://www.ukrinform.ua/rubric-world/3727273-avstria-zasteregla-gromadan-vid-poizdok-u-sist-oblastej-rf.html" text:style-name="Internet_20_link" text:visited-style-name="Visited_20_Internet_20_Link">
Austria warned its citizens from traveling in six -sections of the Russian Federation</text:a>
Latvia Minister Maris Kuchinskis has instructed the State Border Guard to strengthen border control measures at the border with the Russian Federation and RB. He assured that the support of national armed forces and additional resources would be involved if necessary.</text:p>
      <text:p text:style-name="P4">
As reported by Ukrinform, the leader of the Wagner PEC Yevhen Prigogin on June 23 <text:a xlink:type="simple" xlink:href="https://www.ukrinform.ua/rubric-sports/3727120-zakolot-prigozina-vse-so-vidomo-na-cej-moment.html" text:style-name="Internet_20_link" text:visited-style-name="Visited_20_Internet_20_Link">
declared Demarsh against the Russian military leadership</text:a>
In particular against Russian Defense Minister Sergei Shoig.</text:p>
      <text:p text:style-name="P4">
According to him, Shoigu came to Rostov-on-Don, where he personally conducted the operation of the destruction of "Wagner".</text:p>
      <text:p text:style-name="P4">
Wagner has established control of military sites in Rostov-on-Don.</text:p>
      <text:p text:style-name="P4">
Prigogine declared his intention to reach Moscow.</text:p>
      <text:p text:style-name="P4">
News Source: <text:a xlink:type="simple" xlink:href="https://www.ukrinform.ua/rubric-world/3727277-latvia-ne-vidavatime-vizi-rosianam-popri-zakolot-prigozina.html" text:style-name="Internet_20_link" text:visited-style-name="Visited_20_Internet_20_Link">
https://www.ukrinform.ua/rubric-world/3727277-latvia-ne-vidavatime-vizi-rosianam-popri-zakolot-prigozina.html</text:a>
</text:p>
      <!--NEWS-->
      <text:h text:style-name="P10" text:outline-level="1">
<text:span text:style-name="T4">
In the captured Urzuf, new explosions were heard</text:span>
</text:h>
      <text:p text:style-name="P4">
Authors: Ukrinform (Person)</text:p>
      <text:p text:style-name="P4">
Publisher: Укринформ (Organization)</text:p>
      <text:p text:style-name="P4">
Published Time: 2023-06-24T17:03:00+03:00</text:p>
      <text:p text:style-name="P4">
Modified Time: 2023-06-24T17:03:00+03:00</text:p>
      <text:p text:style-name="P4">
Description: Two more explosions were heard in the temporarily occupied Urzuf.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Бердянськ', 'Вибух', 'Війна з Росією']</text:p>
      <text:p text:style-name="P4">
Type: Article</text:p>
      <!--METADATA-->
      <text:p text:style-name="P4">
<draw:frame draw:style-name="fr1" draw:name="Image191" text:anchor-type="as-char" svg:width="6.9236in" svg:height="3.956343in" draw:z-index="0">
<draw:image xlink:href="../Images/yкринформ/2023-06-24T17-03-00-03-00/630_360_1669987737-966.jpg" xlink:type="simple" xlink:show="embed" xlink:actuate="onLoad" draw:mime-type="image/jpeg"/>
</draw:frame>
Two more explosions were raised by the occupied Urzuf.</text:p>
      <text:p text:style-name="P4">
About it in <text:a xlink:type="simple" xlink:href="https://t.me/andriyshTime/11037" text:style-name="Internet_20_link" text:visited-style-name="Visited_20_Internet_20_Link">
</text:a>
<text:a xlink:type="simple" xlink:href="https://t.me/andriyshTime/11037" text:style-name="Internet_20_link" text:visited-style-name="Visited_20_Internet_20_Link">
Telegram</text:a>
 <text:a xlink:type="simple" xlink:href="https://t.me/andriyshTime/11037" text:style-name="Internet_20_link" text:visited-style-name="Visited_20_Internet_20_Link">
 </text:a>
Advisor to Mariupol mayor Petro Andryushchenko reported, reports Ukrinform.</text:p>
      <text:p text:style-name="P4">
"15:57 two more <text:a xlink:type="simple" xlink:href="https://www.ukrinform.ua/tag-vibuh" text:style-name="Internet_20_link" text:visited-style-name="Visited_20_Internet_20_Link">
explosions</text:a>
transmits Urzuuf ", -goes to the post.</text:p>
      <text:p text:style-name="P4">
He also posted a photo with a comment: "And here is the confirmation of the blasts of the Carer."</text:p>
      <text:p text:style-name="P4">
*!(https://www.ukrinform.ua/rubric-world/3727251-u-rostovi-lunali-zvuki-vibuhiv-ta-strilanini-socmerezi.html)As reported by Ukrinform, on June 24 in Urzuf on the Azov coast <text:a xlink:type="simple" xlink:href="https://www.ukrinform.ua/rubric-ato/3727229-u-zahoplenomu-urzufi-na-azovskomu-uzberezzi-prolunav-vibuh.html" text:style-name="Internet_20_link" text:visited-style-name="Visited_20_Internet_20_Link">
recorded an explosion in the direction of Berdyansk. </text:a>
</text:p>
      <text:p text:style-name="P4">
News Source: <text:a xlink:type="simple" xlink:href="https://www.ukrinform.ua/rubric-regions/3727276-u-zahoplenomu-urzufi-prolunali-novi-vibuhi.html" text:style-name="Internet_20_link" text:visited-style-name="Visited_20_Internet_20_Link">
https://www.ukrinform.ua/rubric-regions/3727276-u-zahoplenomu-urzufi-prolunali-novi-vibuhi.html</text:a>
</text:p>
      <!--NEWS-->
      <text:h text:style-name="P10" text:outline-level="1">
<text:span text:style-name="T4">
Prigogine's rebellion in</text:span>
</text:h>
      <text:p text:style-name="P4">
Authors: Ukrinform (Person)</text:p>
      <text:p text:style-name="P4">
Publisher: Укринформ (Organization)</text:p>
      <text:p text:style-name="P4">
Published Time: 2023-06-24T17:06:00+03:00</text:p>
      <text:p text:style-name="P4">
Modified Time: 2023-06-24T17:06:00+03:00</text:p>
      <text:p text:style-name="P4">
Description: The Operational Headquarters of the Lipetsk region of the Russian Federation urged residents not to leave home and refrain from any trips in the region. - Ukrinform.</text:p>
      <text:p text:style-name="P4">
Images: ['<text:a xlink:type="simple" xlink:href="https://static.ukrinform.com/photos/2023_06/thumb_files/630_360_1687610152-579.jpeg" text:style-name="Internet_20_link" text:visited-style-name="Visited_20_Internet_20_Link">
630_360_16876...</text:a>
']</text:p>
      <text:p text:style-name="P4">
Tags: ['Росія', 'ПВК "Вагнера"', 'Пригожин']</text:p>
      <text:p text:style-name="P4">
Type: Article</text:p>
      <!--METADATA-->
      <text:p text:style-name="P4">
<draw:frame draw:style-name="fr1" draw:name="Image192" text:anchor-type="as-char" svg:width="6.9236in" svg:height="3.956343in" draw:z-index="0">
<draw:image xlink:href="../Images/yкринформ/2023-06-24T17-06-00-03-00/630_360_1687610152-579.jpeg" xlink:type="simple" xlink:show="embed" xlink:actuate="onLoad" draw:mime-type="image/jpeg"/>
</draw:frame>
The operational headquarters of the Lipetsk region of the Russian Federation urged residents not to leave the house from keeping from any trips in the region.</text:p>
      <text:p text:style-name="P4">
This was reported on <text:a xlink:type="simple" xlink:href="https://t.me/lipobl/6282" text:style-name="Internet_20_link" text:visited-style-name="Visited_20_Internet_20_Link">
telegram channel</text:a>
government region, reports Ukrinform.</text:p>
      <text:p text:style-name="P4">
“In order to ensure the law and order of citizens of the Lipetsk region, the regional headquarters of the region asks residents without urgent need not to leave the house and refrain from any trips on personal or public <text:a xlink:type="simple" xlink:href="https://www.ukrinform.ua/tag-transport" text:style-name="Internet_20_link" text:visited-style-name="Visited_20_Internet_20_Link">
transport</text:a>
”, - the testimony reads.</text:p>
      <text:p text:style-name="P4">
It is stated that "the authorities and the law enforcement agencies work for the arranged regime."</text:p>
      <text:p text:style-name="P4">
Lipetsk region is located north of Voronezh, on the way to Moscow(the M-4 route).</text:p>
      <text:p text:style-name="P4">
<text:span text:style-name="T4">
Читайте також:</text:span>
 <text:a xlink:type="simple" xlink:href="https://www.ukrinform.ua/rubric-world/3727165-vagnerivci-zahopili-vijskovi-obekti-u-voronezi-zmi.html" text:style-name="Internet_20_link" text:visited-style-name="Visited_20_Internet_20_Link">
 «Вагнерівці» захопили військові об'єкти у <text:span text:style-name="T4">
Воронеж</text:span>
 і -ЗМІ </text:a>
Earlier it became known that the Department of Transport Moscow <text:a xlink:type="simple" xlink:href="https://www.ukrinform.ua/rubric-world/3727256-u-moskvi-perekrili-ruh-rickovogo-transportu.html" text:style-name="Internet_20_link" text:visited-style-name="Visited_20_Internet_20_Link">
"temporarily stopped"</text:a>
Moscow River Movement, and the Ministry of Transport Moscow region blocked the bridges across the eye south and east of Moscow.</text:p>
      <text:p text:style-name="P4">
As reported by Ukrinform, the leader of the Wagner PEC [Yevgeny Prigogin was on June 23.(https://www.ukrinform.ua/rubric-other_news/3727120-zakolot-prigozina-vse-so-vidomo-na-cej-moment.html)Against the Russian military protection, in particular against the Minister of Defense of the Russian Federation Sergei Shoig.</text:p>
      <text:p text:style-name="P4">
According to him, Shoigu came to Rostov-on-Don, where he personally conducted the operation of the destruction of "Wagner".</text:p>
      <text:p text:style-name="P4">
Wagner has now established control of military sites in Rostov-on-Don.</text:p>
      <text:p text:style-name="P4">
Prigogine declared his intention to reach Moscow to "put an end to this disorder."</text:p>
      <text:p text:style-name="P4">
News Source: <text:a xlink:type="simple" xlink:href="https://www.ukrinform.ua/rubric-world/3727280-bunt-prigozina-v-rosii-u-lipeckij-oblasti-zaklikaut-ne-vihoditi-z-domu.html" text:style-name="Internet_20_link" text:visited-style-name="Visited_20_Internet_20_Link">
https://www.ukrinform.ua/rubric-world/3727280-bunt-prigozina-v-rosii-u-lipeckij-oblasti-zaklikaut-ne-vihoditi-z-domu.html</text:a>
</text:p>
      <!--NEWS-->
      <text:h text:style-name="P10" text:outline-level="1">
<text:span text:style-name="T4">
Baylo and pain - the first in synchronous jumps into water from a 10 -meter tower in European games</text:span>
</text:h>
      <text:p text:style-name="P4">
Authors: Ukrinform (Person)</text:p>
      <text:p text:style-name="P4">
Publisher: Укринформ (Organization)</text:p>
      <text:p text:style-name="P4">
Published Time: 2023-06-24T17:15:00+03:00</text:p>
      <text:p text:style-name="P4">
Modified Time: 2023-06-24T17:15:00+03:00</text:p>
      <text:p text:style-name="P4">
Description: Ukrainians Ksenia Baylo and Cyril Bolukh won gold in synchronous jumping into water from a 10-meter tower at European Games. - Ukrinform.</text:p>
      <text:p text:style-name="P4">
Images: ['<text:a xlink:type="simple" xlink:href="https://static.ukrinform.com/photos/2023_06/thumb_files/630_360_1687616074-274.jpg" text:style-name="Internet_20_link" text:visited-style-name="Visited_20_Internet_20_Link">
630_360_16876...</text:a>
']</text:p>
      <text:p text:style-name="P4">
Tags: ['Стрибки у воду', 'Європейські ігри']</text:p>
      <text:p text:style-name="P4">
Type: Article</text:p>
      <!--METADATA-->
      <text:p text:style-name="P4">
<draw:frame draw:style-name="fr1" draw:name="Image193" text:anchor-type="as-char" svg:width="6.9236in" svg:height="3.956343in" draw:z-index="0">
<draw:image xlink:href="../Images/yкринформ/2023-06-24T17-15-00-03-00/630_360_1687616074-274.jpg" xlink:type="simple" xlink:show="embed" xlink:actuate="onLoad" draw:mime-type="image/jpeg"/>
</draw:frame>
Ukrainiancakesenia Baylo and Cyril Bolukh won gold in synchronous jumping into water from a 10-meter tower at European Games.</text:p>
      <text:p text:style-name="P4">
Ukrainian athletes scored 322.68 points in the finals, Ukrinform reports.</text:p>
      <text:p text:style-name="P4">
The top 3 also included athletes from Germany and Italy.</text:p>
      <text:p text:style-name="P4">
As it was reported, today, February 24, the piggy bank of the national team of Ukraine was supplemented by Ludmila Luzan's gold in rowing and "silver" of the synchronous swimming team.</text:p>
      <text:p text:style-name="P4">
<text:span text:style-name="T4">
 Read also: </text:span>
 <text:a xlink:type="simple" xlink:href="https://www.ukrinform.ua/rubric-sports/3727266-fedina-pro-sriblo-evropejskih-igor-mi-ne-vikonali-element-akij-zaavili-tomu-vse-spravedlivo.html" text:style-name="Internet_20_link" text:visited-style-name="Visited_20_Internet_20_Link">
<text:span text:style-name="T4">
 Fedina </text:span>
 - About "Silver" of European Games: We have not fulfilled the item that stated, so everything is fair</text:a>
The competition will last until July 2.</text:p>
      <text:p text:style-name="P4">
Photo: Ukrainian Diving Federation</text:p>
      <text:p text:style-name="P4">
News Source: <text:a xlink:type="simple" xlink:href="https://www.ukrinform.ua/rubric-sports/3727281-bajlo-ta-boluh-persi-u-sinhronnih-stribkah-u-vodu-z-10metrovoi-viski-na-evropejskih-igrah.html" text:style-name="Internet_20_link" text:visited-style-name="Visited_20_Internet_20_Link">
https://www.ukrinform.ua/rubric-sports/3727281-bajlo-ta-boluh-persi-u-sinhronnih-stribkah-u-vodu-z-10metrovoi-viski-na-evropejskih-igrah.html</text:a>
</text:p>
      <!--NEWS-->
      <text:h text:style-name="P10" text:outline-level="1">
<text:span text:style-name="T4">
Wagner column reached the Lipetsk region - 420 kilometers left to Moscow</text:span>
</text:h>
      <text:p text:style-name="P4">
Authors: Ukrinform (Person)</text:p>
      <text:p text:style-name="P4">
Publisher: Укринформ (Organization)</text:p>
      <text:p text:style-name="P4">
Published Time: 2023-06-24T17:20:00+03:00</text:p>
      <text:p text:style-name="P4">
Modified Time: 2023-06-24T17:20:00+03:00</text:p>
      <text:p text:style-name="P4">
Description: In the Russian Federation the column of PEC "Wagner" reached the Lipetsk region. - Ukrinform.</text:p>
      <text:p text:style-name="P4">
Images: ['<text:a xlink:type="simple" xlink:href="https://static.ukrinform.com/photos/2023_06/thumb_files/630_360_1687616055-443.jpg" text:style-name="Internet_20_link" text:visited-style-name="Visited_20_Internet_20_Link">
630_360_16876...</text:a>
']</text:p>
      <text:p text:style-name="P4">
Tags: ['Москва', 'Путін', 'Росія', 'Пригожин']</text:p>
      <text:p text:style-name="P4">
Type: Article</text:p>
      <!--METADATA-->
      <text:p text:style-name="P4">
<draw:frame draw:style-name="fr1" draw:name="Image194" text:anchor-type="as-char" svg:width="6.9236in" svg:height="3.956343in" draw:z-index="0">
<draw:image xlink:href="../Images/yкринформ/2023-06-24T17-20-00-03-00/630_360_1687616055-443.jpg" xlink:type="simple" xlink:show="embed" xlink:actuate="onLoad" draw:mime-type="image/jpeg"/>
</draw:frame>
The RF Kolons of the Wagner PEC reached the Lipetsk region.</text:p>
      <text:p text:style-name="P4">
This was confirmed by Governor Igor Artamonov in <text:a xlink:type="simple" xlink:href="https://t.me/igor_artamonov48/980" text:style-name="Internet_20_link" text:visited-style-name="Visited_20_Internet_20_Link">
telegram,</text:a>
transmits Ukrinform.</text:p>
      <text:p text:style-name="P4">
"On the territory of the Lipetsk region, the VVK technique" [Wagner] is moving(https://www.ukrinform.ua/tag-pvk-vagnera)», - Artamonov wrote.</text:p>
      <text:p text:style-name="P4">
According to the publication <text:a xlink:type="simple" xlink:href="https://t.me/svobodnieslova/2238" text:style-name="Internet_20_link" text:visited-style-name="Visited_20_Internet_20_Link">
"layout"</text:a>
, the column drives past the city of Yelets, located near the federal highway "Don". In the whole city, the security forces blocked the entrances and exits. According to the newspaper, the colony sprays about 420 km from Moscow.</text:p>
      <text:p text:style-name="P4">
It is noted that the "Wagner" columns bypass the Yelets with local tare regional roads and try not to go the Don route.</text:p>
      <text:p text:style-name="P4">
According to the latest data, the Wagnerivtsi took control of military objects Vrostv-on-Don, including the headquarters of the Southern Military District, and Voronezh.</text:p>
      <text:p text:style-name="P4">
According to the available data, before entering Moscow, Russian soldiers dig trenches and build machine gun points.</text:p>
      <text:p text:style-name="P4">
In the Serpukhov area in the Moscow region, dozens of military landed near Movasseza Ok.</text:p>
      <text:p text:style-name="P4">
According to military analysts, the Russian army is already <text:a xlink:type="simple" xlink:href="https://www.svoboda.org/a/kolonna-chvk-vagner-doshla-do-lipetskoy-oblasti/32473885.html" text:style-name="Internet_20_link" text:visited-style-name="Visited_20_Internet_20_Link">
</text:a>
<text:a xlink:type="simple" xlink:href="https://www.svoboda.org/a/kolonna-chvk-vagner-doshla-do-lipetskoy-oblasti/32473885.html" text:style-name="Internet_20_link" text:visited-style-name="Visited_20_Internet_20_Link">
lost</text:a>
Three helicopters and aircraft.</text:p>
      <text:p text:style-name="P4">
<text:span text:style-name="T4">
 Read also: </text:span>
 <text:a xlink:type="simple" xlink:href="https://www.ukrinform.ua/rubric-world/3727256-u-moskvi-perekrili-ruh-rickovogo-transportu.html" text:style-name="Internet_20_link" text:visited-style-name="Visited_20_Internet_20_Link">
in <text:span text:style-name="T4">
 Moscow </text:span>
 and blocked the movement of river transport</text:a>
As reported by Ukrinform, the leader of the Wagner PEC Yevhen Prigogin on June 23 <text:a xlink:type="simple" xlink:href="https://www.ukrinform.ua/rubric-other_news/3727120-zakolot-prigozina-vse-so-vidomo-na-cej-moment.html" text:style-name="Internet_20_link" text:visited-style-name="Visited_20_Internet_20_Link">
declared Demarsh against the Russian military leadership</text:a>
In particular against Russian Defense Minister Sergei Shoig.</text:p>
      <text:p text:style-name="P4">
According to him, Shoigu came to Rostov-on-Don, where he personally conducted the operation of the destruction of "Wagner".</text:p>
      <text:p text:style-name="P4">
Wagner has established control of military sites in Rostov-on-Don.</text:p>
      <text:p text:style-name="P4">
Prigogine declared his intention to reach Moscow.</text:p>
      <text:p text:style-name="P4">
_ Photo: era, illustrative_</text:p>
      <text:p text:style-name="P4">
News Source: <text:a xlink:type="simple" xlink:href="https://www.ukrinform.ua/rubric-world/3727283-kolona-vagnera-distalasa-lipeckoi-oblasti-do-moskvi-zalisilosa-420-kilometriv.html" text:style-name="Internet_20_link" text:visited-style-name="Visited_20_Internet_20_Link">
https://www.ukrinform.ua/rubric-world/3727283-kolona-vagnera-distalasa-lipeckoi-oblasti-do-moskvi-zalisilosa-420-kilometriv.html</text:a>
</text:p>
      <!--NEWS-->
      <text:h text:style-name="P10" text:outline-level="1">
<text:span text:style-name="T4">
Defense forces cleared the bridgehead of the enemy on the western bank of the Siversky Donetsk Donbas channel</text:span>
</text:h>
      <text:p text:style-name="P4">
Authors: Ukrinform (Person)</text:p>
      <text:p text:style-name="P4">
Publisher: Укринформ (Organization)</text:p>
      <text:p text:style-name="P4">
Published Time: 2023-06-24T17:27:00+03:00</text:p>
      <text:p text:style-name="P4">
Modified Time: 2023-06-24T23:27:00+03:00</text:p>
      <text:p text:style-name="P4">
Description: The Ukrainian soldiers completely cleared the enemy bridgehead on the western bank of the Siversky Donetsk Donbas. - Ukrinform.</text:p>
      <text:p text:style-name="P4">
Images: ['<text:a xlink:type="simple" xlink:href="https://static.ukrinform.com/photos/2023_06/thumb_files/630_360_1687536855-984.jpg" text:style-name="Internet_20_link" text:visited-style-name="Visited_20_Internet_20_Link">
630_360_16875...</text:a>
']</text:p>
      <text:p text:style-name="P4">
Tags: ['Білецький', 'ЗСУ', 'Схід України', 'Війна з Росією']</text:p>
      <text:p text:style-name="P4">
Type: Article</text:p>
      <!--METADATA-->
      <text:p text:style-name="P4">
<draw:frame draw:style-name="fr1" draw:name="Image195" text:anchor-type="as-char" svg:width="6.9236in" svg:height="3.956343in" draw:z-index="0">
<draw:image xlink:href="../Images/yкринформ/2023-06-24T17-27-00-03-00/630_360_1687536855-984.jpg" xlink:type="simple" xlink:show="embed" xlink:actuate="onLoad" draw:mime-type="image/jpeg"/>
</draw:frame>
The Ukrainian Ukrainian was completely cleared the hostile bridgehead on the western bank of the Canalusian Donets - Donbas.</text:p>
      <text:p text:style-name="P4">
Colonel Andriy Biletsky reported about this commander of the 3rd separate assault brigade on <text:a xlink:type="simple" xlink:href="https://www.facebook.com/ab3.army/" text:style-name="Internet_20_link" text:visited-style-name="Visited_20_Internet_20_Link">
Facebook</text:a>
, reports Ukrinform.</text:p>
      <text:p text:style-name="P4">
“Today, the fighters of the 1st mechanized battalion of the 3rd OSHBS defeated the third-battalion of the 57th Guards Motorized Rifle Brigade of the Russian Federation. On their side of 30 “two hundred), dozens of wounded and from a dozen captives, ”he said.</text:p>
      <text:p text:style-name="P4">
<text:span text:style-name="T5">
Viso: <text:a xlink:type="simple" xlink:href="https://t.me/ab3army/2777" text:style-name="Internet_20_link" text:visited-style-name="Visited_20_Internet_20_Link">
3rd OSHBR</text:a>
</text:span>
</text:p>
      <text:p text:style-name="P4">
Biletsky stressed that now the bridgehead of the enemy on the western bank of the Canalusian Donets - <text:a xlink:type="simple" xlink:href="https://www.ukrinform.ua/tag-donbas" text:style-name="Internet_20_link" text:visited-style-name="Visited_20_Internet_20_Link">
Donbas</text:a>
fully cleaned.</text:p>
      <text:p text:style-name="P4">
<text:span text:style-name="T4">
 Read also: </text:span>
 <text:a xlink:type="simple" xlink:href="https://www.ukrinform.ua/rubric-ato/3727322-rosiani-zoseredzuut-osnovni-zusilla-na-troh-napramkah.html" text:style-name="Internet_20_link" text:visited-style-name="Visited_20_Internet_20_Link">
Russians focus basic efforts in three directions</text:a>
As it was reported, the Deputy Minister of Defense Anna Malyar noted that the Eastern Urells of the troops simultaneously started an offensive in the directions of Orikhovo-Vasylivka, Bakhmut, Bogdanivka, Yaidny, Hlyshchiyivka, Kurdyumivka. "</text:p>
      <text:p text:style-name="P4">
In all directions there is a forward advance, emphasized the painter.</text:p>
      <text:p text:style-name="P4">
<text:span text:style-name="T5">
Foto: General Staff of the Armed Forces</text:span>
</text:p>
      <text:p text:style-name="P4">
News Source: <text:a xlink:type="simple" xlink:href="https://www.ukrinform.ua/rubric-ato/3727372-sili-oboroni-zacistili-placdarm-voroga-na-zahidnomu-berezi-kanalu-siverskij-donec-donbas.html" text:style-name="Internet_20_link" text:visited-style-name="Visited_20_Internet_20_Link">
https://www.ukrinform.ua/rubric-ato/3727372-sili-oboroni-zacistili-placdarm-voroga-na-zahidnomu-berezi-kanalu-siverskij-donec-donbas.html</text:a>
</text:p>
      <!--NEWS-->
      <text:h text:style-name="P10" text:outline-level="1">
<text:span text:style-name="T4">
Wagner PVC calls for military Russian military from the occupied territories to join the march to Moscow</text:span>
</text:h>
      <text:p text:style-name="P4">
Authors: Ukrinform (Person)</text:p>
      <text:p text:style-name="P4">
Publisher: Укринформ (Organization)</text:p>
      <text:p text:style-name="P4">
Published Time: 2023-06-24T17:32:00+03:00</text:p>
      <text:p text:style-name="P4">
Modified Time: 2023-06-24T17:32:00+03:00</text:p>
      <text:p text:style-name="P4">
Description: Wagner PEC calls on the Russian military from the temporarily occupied territories of Ukraine to join the march in Moscow. - Ukrinform.</text:p>
      <text:p text:style-name="P4">
Images: ['<text:a xlink:type="simple" xlink:href="https://static.ukrinform.com/photos/2023_06/thumb_files/630_360_1687594842-643.jpg" text:style-name="Internet_20_link" text:visited-style-name="Visited_20_Internet_20_Link">
630_360_16875...</text:a>
', '<text:a xlink:type="simple" xlink:href="https://static.ukrinform.com/photos/2023_06/1687617250-920.jpg" text:style-name="Internet_20_link" text:visited-style-name="Visited_20_Internet_20_Link">
1687617250-92...</text:a>
']</text:p>
      <text:p text:style-name="P4">
Tags: ['Донеччина', 'Луганщина', 'Москва', 'Росія', 'Російські військові', 'ПВК "Вагнера"']</text:p>
      <text:p text:style-name="P4">
Type: Article</text:p>
      <!--METADATA-->
      <text:p text:style-name="P4">
<draw:frame draw:style-name="fr1" draw:name="Image196" text:anchor-type="as-char" svg:width="6.9236in" svg:height="3.956343in" draw:z-index="0">
<draw:image xlink:href="../Images/yкринформ/2023-06-24T17-32-00-03-00/630_360_1687594842-643.jpg" xlink:type="simple" xlink:show="embed" xlink:actuate="onLoad" draw:mime-type="image/jpeg"/>
</draw:frame>
Wagner PEC calls on the Russian military from temporarily occupied territories to join the march in Moscow.</text:p>
      <text:p text:style-name="P4">
Postcards with such a call spread in temporarily occupied territories, in particular in Donetsk and Luhansk regions, Ukrinform reported awareness.</text:p>
      <text:p text:style-name="P4">
According to them, in these regions of Ukraine, postcards call for adult soldiers not obey criminal orders and join the Wagner Marchvk in Moscow.</text:p>
      <text:p text:style-name="P4">
<draw:frame draw:style-name="fr1" draw:name="Image197" text:anchor-type="as-char" svg:width="5.625in" svg:height="10.0in" draw:z-index="0">
<draw:image xlink:href="../Images/yкринформ/2023-06-24T17-32-00-03-00/1687617250-920.jpg" xlink:type="simple" xlink:show="embed" xlink:actuate="onLoad" draw:mime-type="image/jpeg"/>
</draw:frame>
“Shoigu and Gerasimov(Defense Minister and Head of the General Staff of the Armed Forces of the Russian Federation - Ed.)Tossed in a meat grinder for the sake of his own skins. Hundreds of thousands of lives have fallen. We, PVC “<text:a xlink:type="simple" xlink:href="https://www.ukrinform.ua/tag-pvk-vagnera" text:style-name="Internet_20_link" text:visited-style-name="Visited_20_Internet_20_Link">
Wagner</text:a>
», Let's go march to Moscow. It is not a rebellion, but a restoration of justice. Not a manner!Do not die for the sake of scum!Let's stop this evil together!” - says the Wagner's address to Russian soldiers and officers.</text:p>
      <text:p text:style-name="P4">
<text:span text:style-name="T4">
 Read also: </text:span>
 <text:a xlink:type="simple" xlink:href="https://www.ukrinform.ua/rubric-world/3727283-kolona-vagnera-distalasa-lipeckoi-oblasti-do-moskvi-zalisilosa-420-kilometriv.html" text:style-name="Internet_20_link" text:visited-style-name="Visited_20_Internet_20_Link">
Column "<text:span text:style-name="T4">
 Wagner </text:span>
 a" got the Lipetsk region - Moscow is left 420 kilometers</text:a>
As it was reported, the leader of the Wagner PEC Yevhen Prigogin on June 23 <text:a xlink:type="simple" xlink:href="https://www.ukrinform.ua/rubric-sports/3727120-zakolot-prigozina-vse-so-vidomo-na-cej-moment.html" text:style-name="Internet_20_link" text:visited-style-name="Visited_20_Internet_20_Link">
declared Demarsh against the Russian military leadership</text:a>
In particular against Russian Defense Minister Sergei Shoig.</text:p>
      <text:p text:style-name="P4">
According to him, Shoigu came to Rostov-on-Don, where he personally conducted the operation of the destruction of "Wagner".</text:p>
      <text:p text:style-name="P4">
Wagner has established control of military sites in Rostov-on-Don.</text:p>
      <text:p text:style-name="P4">
Prigogine declared his intention to reach Moscow to "put an end to this disorder."</text:p>
      <text:p text:style-name="P4">
_ First photo: jelly</text:p>
      <text:p text:style-name="P4">
News Source: <text:a xlink:type="simple" xlink:href="https://www.ukrinform.ua/rubric-world/3727288-pvk-vagner-zaklikae-vijskovih-rf-z-okupovanih-teritorij-priednatisa-do-marsu-na-moskvu.html" text:style-name="Internet_20_link" text:visited-style-name="Visited_20_Internet_20_Link">
https://www.ukrinform.ua/rubric-world/3727288-pvk-vagner-zaklikae-vijskovih-rf-z-okupovanih-teritorij-priednatisa-do-marsu-na-moskvu.html</text:a>
</text:p>
      <!--NEWS-->
      <text:h text:style-name="P10" text:outline-level="1">
<text:span text:style-name="T4">
Syrsky: The Armed Forces move in the Bakhmut direction and destroy the enemy's technique in Lugansk</text:span>
</text:h>
      <text:p text:style-name="P4">
Authors: Ukrinform (Person)</text:p>
      <text:p text:style-name="P4">
Publisher: Укринформ (Organization)</text:p>
      <text:p text:style-name="P4">
Published Time: 2023-06-24T17:47:00+03:00</text:p>
      <text:p text:style-name="P4">
Modified Time: 2023-06-24T17:47:00+03:00</text:p>
      <text:p text:style-name="P4">
Description: Defense forces continue to destroy the Russians and their equipment in Bakhmut, as well as Lugansk. - Ukrinform.</text:p>
      <text:p text:style-name="P4">
Images: ['<text:a xlink:type="simple" xlink:href="https://static.ukrinform.com/photos/2020_12/thumb_files/630_360_1607688700-694.jpg" text:style-name="Internet_20_link" text:visited-style-name="Visited_20_Internet_20_Link">
630_360_16076...</text:a>
']</text:p>
      <text:p text:style-name="P4">
Tags: ['Російські військові', 'Сирський', 'Війна з Росією']</text:p>
      <text:p text:style-name="P4">
Type: Article</text:p>
      <!--METADATA-->
      <text:p text:style-name="P4">
<draw:frame draw:style-name="fr1" draw:name="Image199" text:anchor-type="as-char" svg:width="6.9236in" svg:height="3.956343in" draw:z-index="0">
<draw:image xlink:href="../Images/yкринформ/2023-06-24T17-47-00-03-00/630_360_1607688700-694.jpg" xlink:type="simple" xlink:show="embed" xlink:actuate="onLoad" draw:mime-type="image/jpeg"/>
</draw:frame>
The Deborons continue to destroy the Russians and their equipment in the Bakhmut, as well as the Luhansk directions.</text:p>
      <text:p text:style-name="P4">
According to Ukrinform, the Commander of the Land Forces of the Armed Forces of Ukraine Alexander Syrsky reports in <text:a xlink:type="simple" xlink:href="https://t.me/osirskiy/135" text:style-name="Internet_20_link" text:visited-style-name="Visited_20_Internet_20_Link">
telegram.</text:a>
“Defense forces continue to destroy the Russians on the front. Our warriors are moving the Nabakhmut direction, ”Sirsky said.</text:p>
      <text:p text:style-name="P4">
According to him, the 45-AFOCROCIAL COMPLEX BRANIST OF THE Armed Forces of Ukraine in cooperation with the 63rd OMBR Air Intelligence also demonstrates great work in the Luhansk direction. "The enemy loses the equipment," the commander added.</text:p>
      <text:p text:style-name="P4">
He also published a video of the destruction of the Russian fuel gas servicemen of the 45th Separate Artillery Brigade of the Armed Forces.</text:p>
      <text:p text:style-name="P4">
<text:span text:style-name="T4">
 Read also: </text:span>
 <text:a xlink:type="simple" xlink:href="https://www.ukrinform.ua/rubric-ato/3727270-zsu-zvilnili-teritorii-pid-krasnogorivkou-aki-buli-okupovani-z-2014-roku.html" text:style-name="Internet_20_link" text:visited-style-name="Visited_20_Internet_20_Link">
the Armed Forces released the territories under Krasnogorivka, the Movement is forced - Tarnavsky</text:a>
“Ukraine will return all its territories. The enemies have no chance, ” - said Sysirsky.</text:p>
      <text:p text:style-name="P4">
As reported by Ukrinform, according to the General Staff of the Armed Forces, the forces of defense of Ukraine from February 24, 2022 to June 24, 2023 <text:a xlink:type="simple" xlink:href="https://www.ukrinform.ua/rubric-ato/3727067-zsu-likviduvali-vze-223-910-rosijskih-zagarbnikiv.html" text:style-name="Internet_20_link" text:visited-style-name="Visited_20_Internet_20_Link">
eliminated about 223 thousand 910 Russian invaders</text:a>
, and 580 other - in the past day.</text:p>
      <text:p text:style-name="P4">
News Source: <text:a xlink:type="simple" xlink:href="https://www.ukrinform.ua/rubric-ato/3727291-zsu-ruhautsa-na-bahmutskomu-napramku-ta-znisuut-tehniku-voroga-na-luganskomu-sirskij.html" text:style-name="Internet_20_link" text:visited-style-name="Visited_20_Internet_20_Link">
https://www.ukrinform.ua/rubric-ato/3727291-zsu-ruhautsa-na-bahmutskomu-napramku-ta-znisuut-tehniku-voroga-na-luganskomu-sirskij.html</text:a>
</text:p>
      <!--NEWS-->
      <text:h text:style-name="P10" text:outline-level="1">
<text:span text:style-name="T4">
Ukrainian Kohan became a silver medalist in hammer throwing at European Games</text:span>
</text:h>
      <text:p text:style-name="P4">
Authors: Ukrinform (Person)</text:p>
      <text:p text:style-name="P4">
Publisher: Укринформ (Organization)</text:p>
      <text:p text:style-name="P4">
Published Time: 2023-06-24T17:49:39+03:00</text:p>
      <text:p text:style-name="P4">
Modified Time: 2023-06-24T17:49:39+03:00</text:p>
      <text:p text:style-name="P4">
Description: Ukraine has won the second medal in athletics at European Games. - Ukrinform.</text:p>
      <text:p text:style-name="P4">
Images: ['<text:a xlink:type="simple" xlink:href="https://static.ukrinform.com/photos/2023_06/thumb_files/630_360_1687618105-875.jpg" text:style-name="Internet_20_link" text:visited-style-name="Visited_20_Internet_20_Link">
630_360_16876...</text:a>
']</text:p>
      <text:p text:style-name="P4">
Tags: ['Європейські ігри']</text:p>
      <text:p text:style-name="P4">
Type: Article</text:p>
      <!--METADATA-->
      <text:p text:style-name="P4">
<draw:frame draw:style-name="fr1" draw:name="Image200" text:anchor-type="as-char" svg:width="6.9236in" svg:height="3.956343in" draw:z-index="0">
<draw:image xlink:href="../Images/yкринформ/2023-06-24T17-49-39-03-00/630_360_1687618105-875.jpg" xlink:type="simple" xlink:show="embed" xlink:actuate="onLoad" draw:mime-type="image/jpeg"/>
</draw:frame>
Ukrainian has a second medal in athletics at European Games.</text:p>
      <text:p text:style-name="P4">
Mikhail Kohan became a silver medalist in throwing a hammer according to the results of the competition with a resilient division, Ukrinform reports.</text:p>
      <text:p text:style-name="P4">
In the second division, he showed the result 77.03.</text:p>
      <text:p text:style-name="P4">
In total, this award was the 15th for Ukraine at European Games.</text:p>
      <text:p text:style-name="P4">
Pole Wojciech Novitsky won with the result of 79.61.</text:p>
      <text:p text:style-name="P4">
<text:span text:style-name="T4">
 Read also: </text:span>
 <text:a xlink:type="simple" xlink:href="https://www.ukrinform.ua/rubric-sports/3727281-bajlo-ta-boluh-persi-u-sinhronnih-stribkah-u-vodu-z-10metrovoi-viski-na-evropejskih-igrah.html" text:style-name="Internet_20_link" text:visited-style-name="Visited_20_Internet_20_Link">
<text:span text:style-name="T4">
 Baylo </text:span>
 and pain - the first in synchronous jumps into water from the 10 -meter tower at European Games</text:a>
The competition will last until July 2.</text:p>
      <text:p text:style-name="P4">
Photo: Getty Images</text:p>
      <text:p text:style-name="P4">
News Source: <text:a xlink:type="simple" xlink:href="https://www.ukrinform.ua/rubric-sports/3727292-ukrainec-kohan-stav-sribnim-prizerom-u-metanni-molota-na-evropejskih-igrah.html" text:style-name="Internet_20_link" text:visited-style-name="Visited_20_Internet_20_Link">
https://www.ukrinform.ua/rubric-sports/3727292-ukrainec-kohan-stav-sribnim-prizerom-u-metanni-molota-na-evropejskih-igrah.html</text:a>
</text:p>
      <!--NEWS-->
      <text:h text:style-name="P10" text:outline-level="1">
<text:span text:style-name="T4">
Austrian Chancellor About Events in the Russian Federation: Nuclear Weapons should not get into someone else's hands</text:span>
</text:h>
      <text:p text:style-name="P4">
Authors: Ukrinform (Person)</text:p>
      <text:p text:style-name="P4">
Publisher: Укринформ (Organization)</text:p>
      <text:p text:style-name="P4">
Published Time: 2023-06-24T17:52:00+03:00</text:p>
      <text:p text:style-name="P4">
Modified Time: 2023-06-24T17:52:00+03:00</text:p>
      <text:p text:style-name="P4">
Description: Austrian Federal Chancellor Carl Nevammer has expressed anxiety about the fate of nuclear weapons in Russia in connection with the armed formation of the Wagner PEC. - Ukrinform.</text:p>
      <text:p text:style-name="P4">
Images: ['<text:a xlink:type="simple" xlink:href="https://static.ukrinform.com/photos/2022_02/thumb_files/630_360_1643898447-288.jpg" text:style-name="Internet_20_link" text:visited-style-name="Visited_20_Internet_20_Link">
630_360_16438...</text:a>
']</text:p>
      <text:p text:style-name="P4">
Tags: ['Австрія', 'Росія', 'Негаммер ', 'Війна з Росією']</text:p>
      <text:p text:style-name="P4">
Type: Article</text:p>
      <!--METADATA-->
      <text:p text:style-name="P4">
<draw:frame draw:style-name="fr1" draw:name="Image201" text:anchor-type="as-char" svg:width="6.9236in" svg:height="3.956343in" draw:z-index="0">
<draw:image xlink:href="../Images/yкринформ/2023-06-24T17-52-00-03-00/630_360_1643898447-288.jpg" xlink:type="simple" xlink:show="embed" xlink:actuate="onLoad" draw:mime-type="image/jpeg"/>
</draw:frame>
Austrian Federal Chancellor Carl Nevammer has expressed anxiety about Dalician weapons in Russia in connection with the rebellion of the PECVagner armed formation.</text:p>
      <text:p text:style-name="P4">
As Ukrinform reports with reference to <text:a xlink:type="simple" xlink:href="https://apa.at/" text:style-name="Internet_20_link" text:visited-style-name="Visited_20_Internet_20_Link">
ARA</text:a>
He declared a Cenegmer during a speech at the "European Forum" on Saturday, Vagettwaig.</text:p>
      <text:p text:style-name="P4">
"Events in the Russian Federation always have an extremely important strategic thing because Russia has biological, chemical and nuclear weapons," said Kantzler.</text:p>
      <text:p text:style-name="P4">
According to him, he is in contact with colleagues with the EU, and the Western services constantly analyze the situation in <text:a xlink:type="simple" xlink:href="https://www.ukrinform.ua/tag-rosia" text:style-name="Internet_20_link" text:visited-style-name="Visited_20_Internet_20_Link">
Russia.</text:a>
"Nuclear weapons should not get into other people's hands," the Nevemmer said.</text:p>
      <text:p text:style-name="P4">
<text:span text:style-name="T4">
 Read also: </text:span>
 <text:a xlink:type="simple" xlink:href="https://www.ukrinform.ua/rubric-world/3727245-u-nato-lakonicno-prokomentuvali-podii-v-rosii.html" text:style-name="Internet_20_link" text:visited-style-name="Visited_20_Internet_20_Link">
in <text:span text:style-name="T4">
 NATO </text:span>
 ** concisely commented on events in Russia</text:a>
At the same time, in his speech, the head of the Austrian government condemned Russia's attack by science.</text:p>
      <text:p text:style-name="P4">
"Nuclear weapons have trampled international law," he said.</text:p>
      <text:p text:style-name="P4">
The forum in the Gettweig was also spoke by Bulgaria Rumen Radev, who also pointed out the need to take quick measures to protect the EU member states in Russia in Russia.</text:p>
      <text:p text:style-name="P4">
"If the safety situation in Russia continues to deteriorate, what will happen to a thousand nuclear warheads and chemical weapons in Russia?" He said.</text:p>
      <text:p text:style-name="P4">
As reported by Ukrinform, the leader of the Wagner PEC Yevhen Prigogin on June 23 <text:a xlink:type="simple" xlink:href="https://www.ukrinform.ua/rubric-other_news/3727120-zakolot-prigozina-vse-so-vidomo-na-cej-moment.html" text:style-name="Internet_20_link" text:visited-style-name="Visited_20_Internet_20_Link">
declared Demarsh against the Russian military leadership</text:a>
In particular, against Russian Defense Minister Sergei Shoigu, he established control of military sites in Rostov-on-Don.</text:p>
      <text:p text:style-name="P4">
President Putin appealed to the people and called these actions "military rebellion" and "betrayal."</text:p>
      <text:p text:style-name="P4">
Prigogine declared his intention to reach Moscow to "put an end to this disorder."</text:p>
      <text:p text:style-name="P4">
According to Ukrainian intelligence, in a number of regions of the Russian Federation the regime of contrastrorist operation has been announced, Moscow is preparing for siege.</text:p>
      <text:p text:style-name="P4">
<text:span text:style-name="T5">
Foto: övp</text:span>
</text:p>
      <text:p text:style-name="P4">
News Source: <text:a xlink:type="simple" xlink:href="https://www.ukrinform.ua/rubric-world/3727289-kancler-avstrii-pro-podii-v-rf-aderna-zbroa-ne-povinna-potrapiti-do-cuzih-ruk.html" text:style-name="Internet_20_link" text:visited-style-name="Visited_20_Internet_20_Link">
https://www.ukrinform.ua/rubric-world/3727289-kancler-avstrii-pro-podii-v-rf-aderna-zbroa-ne-povinna-potrapiti-do-cuzih-ruk.html</text:a>
</text:p>
      <!--NEWS-->
      <text:h text:style-name="P10" text:outline-level="1">
<text:span text:style-name="T4">
Wagner PEC rebellion opens two scenarios to Ukraine - Polish General</text:span>
</text:h>
      <text:p text:style-name="P4">
Authors: Ukrinform (Person)</text:p>
      <text:p text:style-name="P4">
Publisher: Укринформ (Organization)</text:p>
      <text:p text:style-name="P4">
Published Time: 2023-06-24T17:58:05+03:00</text:p>
      <text:p text:style-name="P4">
Modified Time: 2023-06-24T17:58:05+03:00</text:p>
      <text:p text:style-name="P4">
Description: The rebellion of the Wagner PEC demoralizes the Russian army, which opens two scenarios of action before the Armed Forces: a quick counterattack in depth of the Russian army or the nomination of an ultimatum for the withdrawal of troops from the territory of Ukraine. - Ukrinform.</text:p>
      <text:p text:style-name="P4">
Images: ['<text:a xlink:type="simple" xlink:href="https://static.ukrinform.com/photos/2022_05/thumb_files/630_360_1651674296-691.jpg" text:style-name="Internet_20_link" text:visited-style-name="Visited_20_Internet_20_Link">
630_360_16516...</text:a>
']</text:p>
      <text:p text:style-name="P4">
Tags: ['Росія', 'ПВК "Вагнера"', 'Пригожин']</text:p>
      <text:p text:style-name="P4">
Type: Article</text:p>
      <!--METADATA-->
      <text:p text:style-name="P4">
<draw:frame draw:style-name="fr1" draw:name="Image202" text:anchor-type="as-char" svg:width="6.9236in" svg:height="3.956343in" draw:z-index="0">
<draw:image xlink:href="../Images/yкринформ/2023-06-24T17-58-05-03-00/630_360_1651674296-691.jpg" xlink:type="simple" xlink:show="embed" xlink:actuate="onLoad" draw:mime-type="image/jpeg"/>
</draw:frame>
The Wagner Rionee demoralizes the Russian army, which opens two scenarios to the Armed Forces: a rapid counterattack in depth of the Russian army or the nomination of a moscowatum for the withdrawal of troops from the territory of Ukraine.</text:p>
      <text:p text:style-name="P4">
This opinion was expressed in the comment to the correspondent of Ukrinform, the ex -commanders of the Supreme Troops of Poland, the former Deputy Minister of National Defense, General Waldemar Sklipchak.</text:p>
      <text:p text:style-name="P4">
"It is unknown what this rebellion will end, but it is clear that the Russians are frightened, some of the regular troops do not want to counteract the Wagner PEC because they are tired of both war and minister Shoigu," the expert said.</text:p>
      <text:p text:style-name="P4">
According to him, the situation in Russia will develop either in the scenario of "bloody -rise or change of power in <text:a xlink:type="simple" xlink:href="https://www.ukrinform.ua/tag-kreml" text:style-name="Internet_20_link" text:visited-style-name="Visited_20_Internet_20_Link">
Kremlin</text:a>
”.</text:p>
      <text:p text:style-name="P4">
“And then the one who replaces Putin will say," enough of this war " - and Viviva. So Ukraine will restore control of its territory, ”Skskzypchak said.</text:p>
      <text:p text:style-name="P4">
According to the Polish general, Kyiv now has a "wonderful opportunity" of restored territories.</text:p>
      <text:p text:style-name="P4">
“Ukraine now has the conditions for the implementation of two scenarios: or quickly strike an enemy's rear, in particular in the Lugansk direction, a breakdown of the Russian army and forcing the rest to retreat; Or to propose Russian at the front of the suspension of hostilities so that they can freely dispose of troops from Ukraine, ”says Poland Land Forces Edamer.</text:p>
      <text:p text:style-name="P4">
<text:span text:style-name="T4">
 Read also: </text:span>
 <text:a xlink:type="simple" xlink:href="https://www.ukrinform.ua/rubric-polytics/3727189-ukraina-zdatna-zahistiti-evropu-vid-rozpovzanna-rosijskogo-zla-i-haosu-zelenskij.html" text:style-name="Internet_20_link" text:visited-style-name="Visited_20_Internet_20_Link">
Russia's weakness is obvious: <text:span text:style-name="T4">
 Zelensky </text:span>
 reacted by the Nazacol of the "Wagner"</text:a>
In his opinion, at least some of the Russian troops, which does not want to fight, will do it.</text:p>
      <text:p text:style-name="P4">
"But you need to do it quickly," the expert added.</text:p>
      <text:p text:style-name="P4">
In his opinion, now the right time has come for the Russian Volunteer Corps and the Legion of Freedom of Russia also began to actively operate in the Belgorod Icopoe.</text:p>
      <text:p text:style-name="P4">
Sklipchak noted that although the situation is very dynamic and rapidly changing, Vinushias to believe that Putin "remained not in power". Vinudes that the Wagner PEC is "well prepared" and does not resist the military for Moscow. In addition, Russian troops are unlikely to dare to attack the "Wagnerists" in large cities, where there are many civilians.</text:p>
      <text:p text:style-name="P4">
According to the general, everything can end with a coup in the Kremlin and the arrival of the persons who want to declare a truce.<text:span text:style-name="T4">
 Read also: </text:span>
 <text:a xlink:type="simple" xlink:href="https://www.ukrinform.ua/rubric-world/3727207-evrosouz-slidkue-za-podiami-u-rosii-ta-perebuvae-u-kontakti-z-g7-misel.html" text:style-name="Internet_20_link" text:visited-style-name="Visited_20_Internet_20_Link">
EU EU followed events in Russia and is Vkontakte with G7 - Michelle</text:a>
As it was reported, the leader of the Wagner PEC Yevhen Prigogin on June 23 <text:a xlink:type="simple" xlink:href="https://www.ukrinform.ua/rubric-other_news/3727120-zakolot-prigozina-vse-so-vidomo-na-cej-moment.html" text:style-name="Internet_20_link" text:visited-style-name="Visited_20_Internet_20_Link">
declared Demarsh against the Russian military leadership</text:a>
In particular against Russian Defense Minister Sergei Shoig.</text:p>
      <text:p text:style-name="P4">
The Wagner PVC units have seized the headquarters of Russian troops in Rostov-on-Dona Idessed in the direction of Moscow.</text:p>
      <text:p text:style-name="P4">
News Source: <text:a xlink:type="simple" xlink:href="https://www.ukrinform.ua/rubric-world/3727294-bunt-pvk-vagner-vidkrivae-pered-ukrainou-dva-scenarii-dij-polskij-general.html" text:style-name="Internet_20_link" text:visited-style-name="Visited_20_Internet_20_Link">
https://www.ukrinform.ua/rubric-world/3727294-bunt-pvk-vagner-vidkrivae-pered-ukrainou-dva-scenarii-dij-polskij-general.html</text:a>
</text:p>
      <!--NEWS-->
      <text:h text:style-name="P10" text:outline-level="1">
<text:span text:style-name="T4">
Erdogan supported Putin against the background of Prigogine's rebellion</text:span>
</text:h>
      <text:p text:style-name="P4">
Authors: Ukrinform (Person)</text:p>
      <text:p text:style-name="P4">
Publisher: Укринформ (Organization)</text:p>
      <text:p text:style-name="P4">
Published Time: 2023-06-24T18:02:00+03:00</text:p>
      <text:p text:style-name="P4">
Modified Time: 2023-06-24T18:02:00+03:00</text:p>
      <text:p text:style-name="P4">
Description: Turkish President Recep TaiP Erdogan has a telephone conversation with Russian President Vladimir Putin, during which the Turkish leader expressed his readiness to promote the situation as soon as possible. - Ukrinform.</text:p>
      <text:p text:style-name="P4">
Images: ['<text:a xlink:type="simple" xlink:href="https://static.ukrinform.com/photos/2016_08/thumb_files/630_360_1470744928-1144.jpg" text:style-name="Internet_20_link" text:visited-style-name="Visited_20_Internet_20_Link">
630_360_14707...</text:a>
']</text:p>
      <text:p text:style-name="P4">
Tags: ['Ердоган', 'Путін', 'Росія', 'Туреччина', 'Пригожин']</text:p>
      <text:p text:style-name="P4">
Type: Article</text:p>
      <!--METADATA-->
      <text:p text:style-name="P4">
<draw:frame draw:style-name="fr1" draw:name="Image203" text:anchor-type="as-char" svg:width="6.9236in" svg:height="3.956343in" draw:z-index="0">
<draw:image xlink:href="../Images/yкринформ/2023-06-24T18-02-00-03-00/630_360_1470744928-1144.jpg" xlink:type="simple" xlink:show="embed" xlink:actuate="onLoad" draw:mime-type="image/jpeg"/>
</draw:frame>
Presidential Region Rezhep TaiP Erdogan had a telephone conversation with Russian President Putin, during which the Turkish leader expressed his readiness to promote the fastest resolution of the situation.</text:p>
      <text:p text:style-name="P4">
About it reports Ukrinform with reference to <text:a xlink:type="simple" xlink:href="https://www.iletisim.gov.tr/turkce/haberler/detay/cumhurbaskani-erdogan-rusya-devlet-baskani-putin-ile-telefonda-gorustu-26-06-23" text:style-name="Internet_20_link" text:visited-style-name="Visited_20_Internet_20_Link">
Department of Communication of the Presidential Administration of Turkey.</text:a>
“We like <text:a xlink:type="simple" xlink:href="https://www.ukrinform.ua/tag-tureccina" text:style-name="Internet_20_link" text:visited-style-name="Visited_20_Internet_20_Link">
Turkey</text:a>
, ready to make a contribution to the fact that what is happening in this context is more resolved in peace and harmony faster, ”the Turkish President said during the conversation.</text:p>
      <text:p text:style-name="P4">
Erdogan also emphasized "the importance of acting common sense."</text:p>
      <text:p text:style-name="P4">
<text:span text:style-name="T4">
 Read also: </text:span>
 <text:a xlink:type="simple" xlink:href="https://www.ukrinform.ua/rubric-world/3727236-tokaev-u-rozmovi-z-putinim-nazvav-zakolot-vagnerivciv-vnutrisnou-spravou-rosii.html" text:style-name="Internet_20_link" text:visited-style-name="Visited_20_Internet_20_Link">
<text:span text:style-name="T4">
 Tokayev </text:span>
 in conversation with Putin called the "Wagner" rebellion in Russia</text:a>
As reported by Ukrinform, the leader of the Wagner PEC Yevhen Prigogin on June 23 <text:a xlink:type="simple" xlink:href="https://www.ukrinform.ua/rubric-sports/3727120-zakolot-prigozina-vse-so-vidomo-na-cej-moment.html" text:style-name="Internet_20_link" text:visited-style-name="Visited_20_Internet_20_Link">
declared Demarsh against the Russian military leadership</text:a>
In particular against Russian Defense Minister Sergei Shoig.</text:p>
      <text:p text:style-name="P4">
According to him, Shoigu came to Rostov-on-Don, where he personally conducted the operation of the destruction of "Wagner".</text:p>
      <text:p text:style-name="P4">
Wagner PEC has established control of military objects in Rostov-on-Don.</text:p>
      <text:p text:style-name="P4">
Prigogine declared his intention to reach Moscow.</text:p>
      <text:p text:style-name="P4">
The Prosecutor General's Office of the Russian Federation reported that against Prigogine had violated the case of an armed rebellion.</text:p>
      <text:p text:style-name="P4">
News Source: <text:a xlink:type="simple" xlink:href="https://www.ukrinform.ua/rubric-world/3727295-erdogan-pidtrimav-putina-na-tli-zakolotu-prigozina.html" text:style-name="Internet_20_link" text:visited-style-name="Visited_20_Internet_20_Link">
https://www.ukrinform.ua/rubric-world/3727295-erdogan-pidtrimav-putina-na-tli-zakolotu-prigozina.html</text:a>
</text:p>
      <!--NEWS-->
      <text:h text:style-name="P10" text:outline-level="1">
<text:span text:style-name="T4">
Blinken discussed the situation in Russia with representatives of the G7 and EU countries</text:span>
</text:h>
      <text:p text:style-name="P4">
Authors: Ukrinform (Person)</text:p>
      <text:p text:style-name="P4">
Publisher: Укринформ (Organization)</text:p>
      <text:p text:style-name="P4">
Published Time: 2023-06-24T18:08:00+03:00</text:p>
      <text:p text:style-name="P4">
Modified Time: 2023-06-24T18:08:00+03:00</text:p>
      <text:p text:style-name="P4">
Description: US Secretary of State Anthony Blinken discussed the development of the situation in Russia with the heads of the Foreign Ministry of Canada, France, Germany, Italy, Japan, the United Kingdom, as well as the EU Supreme Representative and Security Policy. - Ukrinform.</text:p>
      <text:p text:style-name="P4">
Images: ['<text:a xlink:type="simple" xlink:href="https://static.ukrinform.com/photos/2023_01/thumb_files/630_360_1674007118-313.jpg" text:style-name="Internet_20_link" text:visited-style-name="Visited_20_Internet_20_Link">
630_360_16740...</text:a>
']</text:p>
      <text:p text:style-name="P4">
Tags: ['Росія', 'ПВК "Вагнера"', 'Пригожин', 'Блінкен']</text:p>
      <text:p text:style-name="P4">
Type: Article</text:p>
      <!--METADATA-->
      <text:p text:style-name="P4">
<draw:frame draw:style-name="fr1" draw:name="Image204" text:anchor-type="as-char" svg:width="6.9236in" svg:height="3.956343in" draw:z-index="0">
<draw:image xlink:href="../Images/yкринформ/2023-06-24T18-08-00-03-00/630_360_1674007118-313.jpg" xlink:type="simple" xlink:show="embed" xlink:actuate="onLoad" draw:mime-type="image/jpeg"/>
</draw:frame>
US Secretary of State, Anthony Blinken, discussed the development of the situation in Russia with the heads of MMZS of Canada, France, Germany, Italy, Japan, the United Kingdom, as well as the EU Supreme Representative and Security Policy.</text:p>
      <text:p text:style-name="P4">
This was reported by the US State Department on Saturday, Ukrinform reports.</text:p>
      <text:p text:style-name="P4">
It is noted that the parties "discussed the current situation in Russia."</text:p>
      <text:p text:style-name="P4">
The head of the State Department emphasized that "the support of Ukraine by the United States will change." In addition, <text:a xlink:type="simple" xlink:href="https://www.ukrinform.ua/tag-ssa" text:style-name="Internet_20_link" text:visited-style-name="Visited_20_Internet_20_Link">
USA</text:a>
"Will continue to work closely with the Alliance and partners."</text:p>
      <text:p text:style-name="P4">
<text:span text:style-name="T4">
 Read also: </text:span>
 <text:a xlink:type="simple" xlink:href="https://www.ukrinform.ua/rubric-world/3727226-zakolot-prigozina-matime-naslidki-dla-vedenna-vijni-rf-proti-ukraini-isw.html" text:style-name="Internet_20_link" text:visited-style-name="Visited_20_Internet_20_Link">
rebellion <text:span text:style-name="T4">
 Casting </text:span>
 It will have consequences for warfare against Ukraine - ISW</text:a>
As it was reported, the leader of the Wagner PEC Yevhen Prigogin on June 23 <text:a xlink:type="simple" xlink:href="https://www.ukrinform.ua/rubric-other_news/3727120-zakolot-prigozina-vse-so-vidomo-na-cej-moment.html" text:style-name="Internet_20_link" text:visited-style-name="Visited_20_Internet_20_Link">
declared Demarsh against the Russian military leadership</text:a>
In particular against Russian Defense Minister Sergei Shoig.</text:p>
      <text:p text:style-name="P4">
The Wagner PVC units have seized the headquarters of Russian troops in Rostov-on-Dona Idessed in the direction of Moscow.</text:p>
      <text:p text:style-name="P4">
News Source: <text:a xlink:type="simple" xlink:href="https://www.ukrinform.ua/rubric-world/3727296-blinken-obgovoriv-situaciu-v-rosii-z-predstavnikami-krain-g7-ta-evrosouzu.html" text:style-name="Internet_20_link" text:visited-style-name="Visited_20_Internet_20_Link">
https://www.ukrinform.ua/rubric-world/3727296-blinken-obgovoriv-situaciu-v-rosii-z-predstavnikami-krain-g7-ta-evrosouzu.html</text:a>
</text:p>
      <!--NEWS-->
      <text:h text:style-name="P10" text:outline-level="1">
<text:span text:style-name="T4">
The Government has appointed Yevgeny Kudryavts with the first Deputy Minister of Education</text:span>
</text:h>
      <text:p text:style-name="P4">
Authors: Ukrinform (Person)</text:p>
      <text:p text:style-name="P4">
Publisher: Укринформ (Organization)</text:p>
      <text:p text:style-name="P4">
Published Time: 2023-06-24T18:25:19+03:00</text:p>
      <text:p text:style-name="P4">
Modified Time: 2023-06-24T18:25:19+03:00</text:p>
      <text:p text:style-name="P4">
Description: During the meeting on June 24, the Cabinet of Ministers decided to dismiss Yevgeny Kudryavts from the post of Deputy Minister of Education and Science on European Integration. - Ukrinform.</text:p>
      <text:p text:style-name="P4">
Images: ['<text:a xlink:type="simple" xlink:href="https://static.ukrinform.com/photos/2023_06/thumb_files/630_360_1687620108-133.jpg" text:style-name="Internet_20_link" text:visited-style-name="Visited_20_Internet_20_Link">
630_360_16876...</text:a>
']</text:p>
      <text:p text:style-name="P4">
Tags: ['Кабмін', 'Міносвіти', 'Призначення', 'Уряд']</text:p>
      <text:p text:style-name="P4">
Type: Article</text:p>
      <!--METADATA-->
      <text:p text:style-name="P4">
<draw:frame draw:style-name="fr1" draw:name="Image205" text:anchor-type="as-char" svg:width="6.9236in" svg:height="3.956343in" draw:z-index="0">
<draw:image xlink:href="../Images/yкринформ/2023-06-24T18-25-19-03-00/630_360_1687620108-133.jpg" xlink:type="simple" xlink:show="embed" xlink:actuate="onLoad" draw:mime-type="image/jpeg"/>
</draw:frame>
During the meeting on June 24, the Cabinet of Ministers released Yevgeny Kudryavts from the deputy Minister of Education and Science on European Integration.</text:p>
      <text:p text:style-name="P4">
This is informed <text:a xlink:type="simple" xlink:href="https://t.me/uriad24/3182" text:style-name="Internet_20_link" text:visited-style-name="Visited_20_Internet_20_Link">
Government Press Service</text:a>
, reports Ukrinform.</text:p>
      <text:p text:style-name="P4">
At the same time, the government appointed Kudryavtsy by the first deputy minister of education and science.</text:p>
      <text:p text:style-name="P4">
In addition, the government appointed the Deputy Minister of Education and Science Yevgenysmernov.</text:p>
      <text:p text:style-name="P4">
Minister of Education and Science of Ukraine Oksen Lisovy reported on <text:a xlink:type="simple" xlink:href="https://www.facebook.com/oksenlisovyi/posts/pfbid02EUTmKf3uCU2z9xNuAxxSzrr1KUJNNcqvHurLBMqzM26YRqgDyP9cKjDmtcfxMAZcl" text:style-name="Internet_20_link" text:visited-style-name="Visited_20_Internet_20_Link">
Facebook</text:a>
that Smirnova will be a profile deputy on the development of preschool.</text:p>
      <text:p text:style-name="P4">
She is the founder of the social project "Superhero School". This project provides access to the education of children under hospital treatment.</text:p>
      <text:p text:style-name="P4">
<text:span text:style-name="T4">
 Read also: </text:span>
 <text:a xlink:type="simple" xlink:href="https://www.ukrinform.ua/rubric-society/3726642-lisovij-nazvav-devat-osvitnih-reform-aki-vprovadzuut-v-ukraini.html" text:style-name="Internet_20_link" text:visited-style-name="Visited_20_Internet_20_Link">
Forest named nine educational reforms introduced by Ukraine</text:a>
“Together with the team of Eugene started a network of educational centers in hospitals the attraction of volunteers and patrons, created in the first eight establishments innovative educational spaces, where each element of design and equipment is thought out. Thanks to active advocacy work <text:a xlink:type="simple" xlink:href="https://www.ukrinform.ua/tag-skola" text:style-name="Internet_20_link" text:visited-style-name="Visited_20_Internet_20_Link">
School</text:a>
Superheroes at the end of 2021 with a steady institution and continues to develop rapidly, ”the MES head said.</text:p>
      <text:p text:style-name="P4">
As reported by Ukrinform, the Ministry of Education and Science is looking for partners of the middle business, public organizations to participate in the restoration of the educational process.</text:p>
      <text:p text:style-name="P4">
_ Photo: Facebook _</text:p>
      <text:p text:style-name="P4">
News Source: <text:a xlink:type="simple" xlink:href="https://www.ukrinform.ua/rubric-society/3727300-urad-priznaciv-evgena-kudravca-persim-zastupnikom-ministra-osviti.html" text:style-name="Internet_20_link" text:visited-style-name="Visited_20_Internet_20_Link">
https://www.ukrinform.ua/rubric-society/3727300-urad-priznaciv-evgena-kudravca-persim-zastupnikom-ministra-osviti.html</text:a>
</text:p>
      <!--NEWS-->
      <text:h text:style-name="P10" text:outline-level="1">
<text:span text:style-name="T4">
The Cabinet has approved the procedure of training for reintegration of liberated territories</text:span>
</text:h>
      <text:p text:style-name="P4">
Authors: Ukrinform (Person)</text:p>
      <text:p text:style-name="P4">
Publisher: Укринформ (Organization)</text:p>
      <text:p text:style-name="P4">
Published Time: 2023-06-24T18:25:49+03:00</text:p>
      <text:p text:style-name="P4">
Modified Time: 2023-06-24T18:25:49+03:00</text:p>
      <text:p text:style-name="P4">
Description: The Cabinet of Ministers at a meeting on Saturday, June 24, approved the procedure for advanced training of employees of state bodies for work on the territories released from the Russians. - Ukrinform.</text:p>
      <text:p text:style-name="P4">
Images: ['<text:a xlink:type="simple" xlink:href="https://static.ukrinform.com/photos/2022_08/thumb_files/630_360_1659708198-453.jpg" text:style-name="Internet_20_link" text:visited-style-name="Visited_20_Internet_20_Link">
630_360_16597...</text:a>
']</text:p>
      <text:p text:style-name="P4">
Tags: ['Деокупація', 'Уряд']</text:p>
      <text:p text:style-name="P4">
Type: Article</text:p>
      <!--METADATA-->
      <text:p text:style-name="P4">
<draw:frame draw:style-name="fr1" draw:name="Image206" text:anchor-type="as-char" svg:width="6.9236in" svg:height="3.956343in" draw:z-index="0">
<draw:image xlink:href="../Images/yкринформ/2023-06-24T18-25-49-03-00/630_360_1659708198-453.jpg" xlink:type="simple" xlink:show="embed" xlink:actuate="onLoad" draw:mime-type="image/jpeg"/>
</draw:frame>
At the meeting on Saturday, June 24, the Cabinet of Ministers approved the procedure for increasing the qualification of employees of state bodies for work on released from Russian -lines.</text:p>
      <text:p text:style-name="P4">
According to Ukrinform, the Ministry of Reintegration of the Temporary -Cup areas of Ukraine reports this in <text:a xlink:type="simple" xlink:href="https://t.me/minre_ua/3628" text:style-name="Internet_20_link" text:visited-style-name="Visited_20_Internet_20_Link">
</text:a>
<text:a xlink:type="simple" xlink:href="https://t.me/minre_ua/3628" text:style-name="Internet_20_link" text:visited-style-name="Visited_20_Internet_20_Link">
Telegram</text:a>
 <text:a xlink:type="simple" xlink:href="https://t.me/minre_ua/3628" text:style-name="Internet_20_link" text:visited-style-name="Visited_20_Internet_20_Link">
 . </text:a>
"Today the Cabinet has adopted a resolution that defines the mechanism of implementation of the expert project on the improvement of the qualification(https://www.ukrinform.ua/tag-deokupacia)territories. It is first and foremost about executives and specialists of the state administration, " - the message reads.</text:p>
      <text:p text:style-name="P4">
Such training will be carried out by Tarashevchenko National University of Kyiv. It is this higher education institution that is leading in the training of specialists in the cutting of 281 "Public Administration and Administration".</text:p>
      <text:p text:style-name="P4">
The decision was developed for the implementation of the Government Resolution "On the implementation of an expert project on the creation of a reserve of employees of state -hoods for work in the territories of Ukraine".</text:p>
      <text:p text:style-name="P4">
The Ministry of Reintegration reminded that this document was developed jointly by the Special Agency for Civil Service and Representation of the President of Ukraine in the Autonomous Republic of Crimea.</text:p>
      <text:p text:style-name="P4">
<text:span text:style-name="T4">
 Read also: </text:span>
 <text:a xlink:type="simple" xlink:href="https://www.ukrinform.ua/rubric-other_news/3726886-budut-kadrovi-risenna-zelenskij-pro-rozglad-na-rnbo-situacii-z-ukrittami.html" text:style-name="Internet_20_link" text:visited-style-name="Visited_20_Internet_20_Link">
will <text:span text:style-name="T4">
 staff </text:span>
 VIE DECISION: Zelensky about the consideration of the NANBO situation with shelters</text:a>
The procedure approved by the Government is aimed at training personnel for reintegration of the freedmen of Ukraine.</text:p>
      <text:p text:style-name="P4">
As reported by Ukrinform, Viceremier -Minister - Minister for Reintegration of the Occupied Territories Irina Vereshchuk Pinform that coordinating centers of support of civilians <text:a xlink:type="simple" xlink:href="http://www.ukrinform.ua/rubric-society/3727178-veresuk-koordinacijni-centri-pidtrimki-naselenna-stvoreni-u-vsih-oblastah.html" text:style-name="Internet_20_link" text:visited-style-name="Visited_20_Internet_20_Link">
have already been created in all regions of Ukraine.</text:a>
</text:p>
      <text:p text:style-name="P4">
News Source: <text:a xlink:type="simple" xlink:href="https://www.ukrinform.ua/rubric-society/3727301-kabmin-zatverdiv-poradok-pidgotovki-kadriv-dla-reintegracii-zvilnenih-teritorij.html" text:style-name="Internet_20_link" text:visited-style-name="Visited_20_Internet_20_Link">
https://www.ukrinform.ua/rubric-society/3727301-kabmin-zatverdiv-poradok-pidgotovki-kadriv-dla-reintegracii-zvilnenih-teritorij.html</text:a>
</text:p>
      <!--NEWS-->
      <text:h text:style-name="P10" text:outline-level="1">
<text:span text:style-name="T4">
In Russia, they block online resources to prevent the spread of calls to rebellion</text:span>
</text:h>
      <text:p text:style-name="P4">
Authors: Ukrinform (Person)</text:p>
      <text:p text:style-name="P4">
Publisher: Укринформ (Organization)</text:p>
      <text:p text:style-name="P4">
Published Time: 2023-06-24T18:26:43+03:00</text:p>
      <text:p text:style-name="P4">
Modified Time: 2023-06-24T18:26:43+03:00</text:p>
      <text:p text:style-name="P4">
Description: A number of Internet resources have been blocked in Russia to prevent the spread of calls for participation in the Wagner PEC. - Ukrinform.</text:p>
      <text:p text:style-name="P4">
Images: ['<text:a xlink:type="simple" xlink:href="https://static.ukrinform.com/photos/2021_05/thumb_files/630_360_1620985994-644.jpg" text:style-name="Internet_20_link" text:visited-style-name="Visited_20_Internet_20_Link">
630_360_16209...</text:a>
']</text:p>
      <text:p text:style-name="P4">
Tags: ['Росія', 'Блокування сайтів', 'ПВК "Вагнера"', 'Пригожин']</text:p>
      <text:p text:style-name="P4">
Type: Article</text:p>
      <!--METADATA-->
      <text:p text:style-name="P4">
<draw:frame draw:style-name="fr1" draw:name="Image207" text:anchor-type="as-char" svg:width="6.9236in" svg:height="3.956343in" draw:z-index="0">
<draw:image xlink:href="../Images/yкринформ/2023-06-24T18-26-43-03-00/630_360_1620985994-644.jpg" xlink:type="simple" xlink:show="embed" xlink:actuate="onLoad" draw:mime-type="image/jpeg"/>
</draw:frame>
The Russian suiteraium has been blocked by a number of Internet resources to prevent the spread of prevailing to participate in the Wagner PEC.</text:p>
      <text:p text:style-name="P4">
About it reports <text:a xlink:type="simple" xlink:href="https://www.interfax.ru/russia/908832" text:style-name="Internet_20_link" text:visited-style-name="Visited_20_Internet_20_Link">
Interfax</text:a>
Relation to Roskomnadzor, reports Ukrinform.</text:p>
      <text:p text:style-name="P4">
"A number of resources are limited to impede the spread of calls for military rebellion," the RKN said.</text:p>
      <text:p text:style-name="P4">
<text:span text:style-name="T4">
 Read also: </text:span>
 <text:a xlink:type="simple" xlink:href="https://www.ukrinform.ua/rubric-world/3727288-pvk-vagner-zaklikae-vijskovih-rf-z-okupovanih-teritorij-priednatisa-do-marsu-na-moskvu.html" text:style-name="Internet_20_link" text:visited-style-name="Visited_20_Internet_20_Link">
Wagner PVC <text:span text:style-name="T4">
 Call </text:span>
 Awapple of Military Treasurys to join the march on Moscow</text:a>
As reported by Ukrinform, <text:a xlink:type="simple" xlink:href="https://www.ukrinform.ua/rubric-other_news/3727120-zakolot-prigozina-vse-so-vidomo-na-cej-moment.html" text:style-name="Internet_20_link" text:visited-style-name="Visited_20_Internet_20_Link">
the leader of PEC "Wagner" Yevgeny Prigogin on June 23 he painted Demarsh against the Russian military leadership</text:a>
In particular against Russian Defense Minister Sergei Shoig.</text:p>
      <text:p text:style-name="P4">
Earlier, the Russian social network "VKontakte" blocked one of the statements of Prigogine. Also, some related materials are blocked by Yandex.</text:p>
      <text:p text:style-name="P4">
Russian providers probably have started blocking the news on Google. There are only 25% of users access.</text:p>
      <text:p text:style-name="P4">
President of Russia <text:a xlink:type="simple" xlink:href="https://www.ukrinform.ua/tag-putin" text:style-name="Internet_20_link" text:visited-style-name="Visited_20_Internet_20_Link">
Vladimir Putin</text:a>
He signed a law on administrative liability for violation of martial law on Saturday.</text:p>
      <text:p text:style-name="P4">
News Source: <text:a xlink:type="simple" xlink:href="https://www.ukrinform.ua/rubric-world/3727302-u-rosii-blokuut-internetresursi-sob-zavaditi-posirennu-zaklikiv-do-buntu.html" text:style-name="Internet_20_link" text:visited-style-name="Visited_20_Internet_20_Link">
https://www.ukrinform.ua/rubric-world/3727302-u-rosii-blokuut-internetresursi-sob-zavaditi-posirennu-zaklikiv-do-buntu.html</text:a>
</text:p>
      <!--NEWS-->
      <text:h text:style-name="P10" text:outline-level="1">
<text:span text:style-name="T4">
Dmytro Kuleba believes that the riot of the "Wagner" in Russia - "for the benefit of our victory"</text:span>
</text:h>
      <text:p text:style-name="P4">
Authors: Ukrinform (Person)</text:p>
      <text:p text:style-name="P4">
Publisher: Укринформ (Organization)</text:p>
      <text:p text:style-name="P4">
Published Time: 2023-06-24T18:28:00+03:00</text:p>
      <text:p text:style-name="P4">
Modified Time: 2023-06-24T18:28:00+03:00</text:p>
      <text:p text:style-name="P4">
Description: Foreign Minister Dmytro Kuleba believes that any problems that arise in the Russian aggressor state are in the interests of Ukraine. - Ukrinform.</text:p>
      <text:p text:style-name="P4">
Images: ['<text:a xlink:type="simple" xlink:href="https://static.ukrinform.com/photos/2023_05/thumb_files/630_360_1685367365-251.jpg" text:style-name="Internet_20_link" text:visited-style-name="Visited_20_Internet_20_Link">
630_360_16853...</text:a>
']</text:p>
      <text:p text:style-name="P4">
Tags: ['Дмитро Кулеба', 'Україна', 'Росія', 'ПВК "Вагнера"', 'Пригожин']</text:p>
      <text:p text:style-name="P4">
Type: Article</text:p>
      <!--METADATA-->
      <text:p text:style-name="P4">
<draw:frame draw:style-name="fr1" draw:name="Image208" text:anchor-type="as-char" svg:width="6.9236in" svg:height="3.956343in" draw:z-index="0">
<draw:image xlink:href="../Images/yкринформ/2023-06-24T18-28-00-03-00/630_360_1685367365-251.jpg" xlink:type="simple" xlink:show="embed" xlink:actuate="onLoad" draw:mime-type="image/jpeg"/>
</draw:frame>
Minister of Lawying Dmytro Kuleba believes that any problems that arise in Russia's domestic aggressor are in the interests of Ukraine.</text:p>
      <text:p text:style-name="P4">
He said this in the sidelines of the Book Arsenal in Kiev, commenting on the rebellion of the URF headed by the leader of the private military company "Wagner" Yevgenyprgozhin, Ukrinform reports with reference to <text:a xlink:type="simple" xlink:href="https://www.radiosvoboda.org/a/news-kuleba-pryhozhyn-viyna-vahner-rosiya/32473989.html" text:style-name="Internet_20_link" text:visited-style-name="Visited_20_Internet_20_Link">
Radio Liberty.</text:a>
"Any uprising, any problem that arises in the rear of the enemy, is in the interests ... now very early to predict the consequences(For Ukraine - ed.), because <text:a xlink:type="simple" xlink:href="https://www.ukrinform.ua/tag-prigozin" text:style-name="Internet_20_link" text:visited-style-name="Visited_20_Internet_20_Link">
Prigogine</text:a>
The respective machine of the Russian state rebelled, so it would be too inspective to predict them. I repeat again: any problems in the rear of the enemy-for a more victory, ”the Foreign Minister said.</text:p>
      <text:p text:style-name="P4">
<text:span text:style-name="T4">
 Read also: </text:span>
 <text:a xlink:type="simple" xlink:href="https://www.ukrinform.ua/rubric-world/3727277-latvia-ne-vidavatime-vizi-rosianam-popri-zakolot-prigozina.html" text:style-name="Internet_20_link" text:visited-style-name="Visited_20_Internet_20_Link">
Latvia will not issue visas to the Russians despite the rebellion <text:span text:style-name="T4">
 Prigogine </text:span>
 a</text:a>
Kuleba urged other countries to "forget about friendship or business with Russia."</text:p>
      <text:p text:style-name="P4">
Those who said Russia is too strong to lose: see now. To get rid of false neutrality and fear of escalation ..; Forget the proportion or business with Russia, ”he wrote in <text:a xlink:type="simple" xlink:href="https://twitter.com/DmytroKuleba/status/1672555373113356288" text:style-name="Internet_20_link" text:visited-style-name="Visited_20_Internet_20_Link">
Twitter.</text:a>
The Foreign Minister called for Ukraine to give all the necessary weapons and "put an extreme that was despised, but was too afraid to destroy."</text:p>
      <text:p text:style-name="P4">
As it was reported, the founder of the Wagner PEC Yevhen Prigogin on the evening of June 23 was the Ministry of Defense of Russia in strikes in the rear camps of the Wagner.</text:p>
      <text:p text:style-name="P4">
<text:span text:style-name="T4">
 Read also: </text:span>
 <text:a xlink:type="simple" xlink:href="https://www.ukrinform.ua/rubric-world/3727257-borrel-obgovoriv-z-ministrami-zakordonnih-sprav-g7-situaciu-v-rosii.html" text:style-name="Internet_20_link" text:visited-style-name="Visited_20_Internet_20_Link">
Borrel discussed with G7 Setup in Russia</text:a>
<text:a xlink:type="simple" xlink:href="https://www.ukrinform.ua/rubric-other_news/3727120-zakolot-prigozina-vse-so-vidomo-na-cej-moment.html" text:style-name="Internet_20_link" text:visited-style-name="Visited_20_Internet_20_Link">
He declared Demarsh against the Russian military leadership</text:a>
In particular against Russian Defense Minister Sergei Shoig.</text:p>
      <text:p text:style-name="P4">
The Wagner PVC units have seized the headquarters of Russian troops in Rostov-on-Dona Idessed in the direction of Moscow.</text:p>
      <text:p text:style-name="P4">
Russian President Vladimir Putin accused Prigogine of rebellion.</text:p>
      <text:p text:style-name="P4">
News Source: <text:a xlink:type="simple" xlink:href="https://www.ukrinform.ua/rubric-world/3727303-dmitro-kuleba-vvazae-so-bunt-vagnerivciv-u-rosii-na-blago-nasoi-peremogi.html" text:style-name="Internet_20_link" text:visited-style-name="Visited_20_Internet_20_Link">
https://www.ukrinform.ua/rubric-world/3727303-dmitro-kuleba-vvazae-so-bunt-vagnerivciv-u-rosii-na-blago-nasoi-peremogi.html</text:a>
</text:p>
      <!--NEWS-->
      <text:h text:style-name="P10" text:outline-level="1">
<text:span text:style-name="T4">
In Moscow declared on June 26 a non -working day</text:span>
</text:h>
      <text:p text:style-name="P4">
Authors: Ukrinform (Person)</text:p>
      <text:p text:style-name="P4">
Publisher: Укринформ (Organization)</text:p>
      <text:p text:style-name="P4">
Published Time: 2023-06-24T18:30:00+03:00</text:p>
      <text:p text:style-name="P4">
Modified Time: 2023-06-24T18:30:00+03:00</text:p>
      <text:p text:style-name="P4">
Description: Moscow Mayor Sergei Sobiangin announced that Monday will be a non -working day in Moscow on June 26 to minimize risks "against the background of announcement of a counter -terrorist operation regime. - Ukrinform.</text:p>
      <text:p text:style-name="P4">
Images: ['<text:a xlink:type="simple" xlink:href="https://static.ukrinform.com/photos/2022_09/thumb_files/630_360_1662644530-782.jpg" text:style-name="Internet_20_link" text:visited-style-name="Visited_20_Internet_20_Link">
630_360_16626...</text:a>
']</text:p>
      <text:p text:style-name="P4">
Tags: ['Москва', 'Росія', 'Пригожин']</text:p>
      <text:p text:style-name="P4">
Type: Article</text:p>
      <!--METADATA-->
      <text:p text:style-name="P4">
<draw:frame draw:style-name="fr1" draw:name="Image209" text:anchor-type="as-char" svg:width="6.9236in" svg:height="3.956343in" draw:z-index="0">
<draw:image xlink:href="../Images/yкринформ/2023-06-24T18-30-00-03-00/630_360_1662644530-782.jpg" xlink:type="simple" xlink:show="embed" xlink:actuate="onLoad" draw:mime-type="image/jpeg"/>
</draw:frame>
Mayor Moskvsergiy Sobiangin announced that Monday on June 26 will be in Moscow a non -working day "to minimize risks" against the background of announcement of the counter -terrorist operation regime.</text:p>
      <text:p text:style-name="P4">
According to Ukrinform, it reports <text:a xlink:type="simple" xlink:href="https://meduza.io/news/2023/06/24/sobyanin-v-tselyah-minimizatsii-riskov-ob-yavil-26-iyunya-v-moskve-nerabochim-dnem" text:style-name="Internet_20_link" text:visited-style-name="Visited_20_Internet_20_Link">
"Medusa".</text:a>
According to the report, the measures will not affect the authorities, city services, as well as enterprises of continuous cycle, defense-industrial complex.</text:p>
      <text:p text:style-name="P4">
In his statement, Sobiangin called the existing situation "difficult" and suggested that "the parties and on separate roads" of the city could be blocked.</text:p>
      <text:p text:style-name="P4">
Meanwhile <text:a xlink:type="simple" xlink:href="https://t.me/bazabazon/18904" text:style-name="Internet_20_link" text:visited-style-name="Visited_20_Internet_20_Link">
telegram channel</text:a>
Baza reports the anonymous calls about "Ministry" in Moscow, police departments, Tamusea Center. Some "blasters" make themselves for the "Wagner employees" tape the law enforcement officers, in particular "to let go of all prisoners from the pre -trial detention center."</text:p>
      <text:p text:style-name="P4">
<text:span text:style-name="T4">
 Read also: </text:span>
 [Wagner column reached the Lipetsk region - up <text:span text:style-name="T4">
 Moscow </text:span>
 and 420 kilometers left(https://www.ukrinform.ua/rubric-world/3727283-kolona-vagnera-distalasa-lipeckoi-oblasti-do-moskvi-zalisilosa-420-kilometriv.html)As it was reported, the leader of the Wagner PEC Yevhen Prigogin on June 23 <text:a xlink:type="simple" xlink:href="https://www.ukrinform.ua/rubric-other_news/3727120-zakolot-prigozina-vse-so-vidomo-na-cej-moment.html" text:style-name="Internet_20_link" text:visited-style-name="Visited_20_Internet_20_Link">
declared Demarsh against the Russian military leadership</text:a>
In particular against Russian Defense Minister Sergei Shoig.</text:p>
      <text:p text:style-name="P4">
The Wagner PVC units have seized the headquarters of Russian troops in Rostov-on-Dona Idessed in the direction of Moscow.</text:p>
      <text:p text:style-name="P4">
News Source: <text:a xlink:type="simple" xlink:href="https://www.ukrinform.ua/rubric-world/3727304-u-moskvi-ogolosili-26-cervna-nerobocim-dnem.html" text:style-name="Internet_20_link" text:visited-style-name="Visited_20_Internet_20_Link">
https://www.ukrinform.ua/rubric-world/3727304-u-moskvi-ogolosili-26-cervna-nerobocim-dnem.html</text:a>
</text:p>
      <!--NEWS-->
      <text:h text:style-name="P10" text:outline-level="1">
<text:span text:style-name="T4">
Marina Alexia - about "silver" in the duet: even with the highest difficulty you can be in the last place</text:span>
</text:h>
      <text:p text:style-name="P4">
Authors: Ukrinform (Person)</text:p>
      <text:p text:style-name="P4">
Publisher: Укринформ (Organization)</text:p>
      <text:p text:style-name="P4">
Published Time: 2023-06-24T18:32:00+03:00</text:p>
      <text:p text:style-name="P4">
Modified Time: 2023-06-24T23:32:00+03:00</text:p>
      <text:p text:style-name="P4">
Description: Member of the national team of Ukraine on synchronous swimming Marina Aleksiaev shared her impressions of the conquest of "silver" in a duet at European Games-2023. - Ukrinform.</text:p>
      <text:p text:style-name="P4">
Images: ['<text:a xlink:type="simple" xlink:href="https://static.ukrinform.com/photos/2023_06/thumb_files/630_360_1687638653-524.jpg" text:style-name="Internet_20_link" text:visited-style-name="Visited_20_Internet_20_Link">
630_360_16876...</text:a>
']</text:p>
      <text:p text:style-name="P4">
Tags: ['синхронне плавання', 'Європейські ігри']</text:p>
      <text:p text:style-name="P4">
Type: Article</text:p>
      <!--METADATA-->
      <text:p text:style-name="P4">
<draw:frame draw:style-name="fr1" draw:name="Image210" text:anchor-type="as-char" svg:width="6.9236in" svg:height="3.956343in" draw:z-index="0">
<draw:image xlink:href="../Images/yкринформ/2023-06-24T18-32-00-03-00/630_360_1687638653-524.jpg" xlink:type="simple" xlink:show="embed" xlink:actuate="onLoad" draw:mime-type="image/jpeg"/>
</draw:frame>
Marina Aleksiaev, a member of Ukraine, Synchronous navigation, shared the impressions of the conquest of "silver" in a duet at European Games-2023.</text:p>
      <text:p text:style-name="P4">
She told this in the commenter of Ukrinform correspondent.</text:p>
      <text:p text:style-name="P4">
“This is ours(Alexi sisters - ed.)The first experience in European games. We are very happy that we have heard the phrase "without fines" today. Now is very influenced by the complexity you have declared in the competition. It would seem that the places are understandable, if you look at the credited complexity, but all the elements need to be done correctly. Judges are relentlessly fine. Even if you are the highest difficulty, you can be in the last place, ”she said.</text:p>
      <text:p text:style-name="P4">
As it was reported, the sisters of Alexia became the second in the duet in European games. Another "silver" of the synchronous swimming team has won in a group.</text:p>
      <text:p text:style-name="P4">
<text:span text:style-name="T4">
 Read also: </text:span>
 <text:a xlink:type="simple" xlink:href="https://www.ukrinform.ua/rubric-sports/3727326-sestri-aleksiivi-viboroli-sriblo-v-dueti-v-artisticnomu-plavanni-na-evropejskih-igrah.html" text:style-name="Internet_20_link" text:visited-style-name="Visited_20_Internet_20_Link">
<text:span text:style-name="T4">
 sisters </text:span>
 Alexiosi won "silver" in the duo of a guarantee swimming in European games</text:a>
The competition will last until July 2.</text:p>
      <text:p text:style-name="P4">
Photo: Instagram.com/marinalekseeva_29_</text:p>
      <text:p text:style-name="P4">
News Source: <text:a xlink:type="simple" xlink:href="https://www.ukrinform.ua/rubric-sports/3727371-marina-aleksiiva-pro-sriblo-v-dueti-navit-z-najvisou-skladnistu-mozna-opinitisa-na-ostannomu-misci.html" text:style-name="Internet_20_link" text:visited-style-name="Visited_20_Internet_20_Link">
https://www.ukrinform.ua/rubric-sports/3727371-marina-aleksiiva-pro-sriblo-v-dueti-navit-z-najvisou-skladnistu-mozna-opinitisa-na-ostannomu-misci.html</text:a>
</text:p>
      <!--NEWS-->
      <text:h text:style-name="P10" text:outline-level="1">
<text:span text:style-name="T4">
Putin sowed the wind: Stephen King commented the riots in</text:span>
</text:h>
      <text:p text:style-name="P4">
Authors: Ukrinform (Person)</text:p>
      <text:p text:style-name="P4">
Publisher: Укринформ (Organization)</text:p>
      <text:p text:style-name="P4">
Published Time: 2023-06-24T18:35:49+03:00</text:p>
      <text:p text:style-name="P4">
Modified Time: 2023-06-24T18:35:49+03:00</text:p>
      <text:p text:style-name="P4">
Description: The world -famous American writer Stephen King believes that the reason for the latest events in Russia is the actions of Vladimir Putin. - Ukrinform.</text:p>
      <text:p text:style-name="P4">
Images: ['<text:a xlink:type="simple" xlink:href="https://static.ukrinform.com/photos/2023_06/thumb_files/630_360_1687620825-749.jpg" text:style-name="Internet_20_link" text:visited-style-name="Visited_20_Internet_20_Link">
630_360_16876...</text:a>
']</text:p>
      <text:p text:style-name="P4">
Tags: ['Путін', 'Стівен Кінг', 'Росія', 'Пригожин']</text:p>
      <text:p text:style-name="P4">
Type: Article</text:p>
      <!--METADATA-->
      <text:p text:style-name="P4">
<draw:frame draw:style-name="fr1" draw:name="Image211" text:anchor-type="as-char" svg:width="6.9236in" svg:height="3.956343in" draw:z-index="0">
<draw:image xlink:href="../Images/yкринформ/2023-06-24T18-35-49-03-00/630_360_1687620825-749.jpg" xlink:type="simple" xlink:show="embed" xlink:actuate="onLoad" draw:mime-type="image/jpeg"/>
</draw:frame>
The world -famous American writer Stephen King believes that the reason for the last events in Russia is the actions of Vladimir Putin.</text:p>
      <text:p text:style-name="P4">
According to Ukrinform, the corresponding post author of best -seller published on his page in <text:a xlink:type="simple" xlink:href="https://twitter.com/StephenKing/status/1672408014089846789" text:style-name="Internet_20_link" text:visited-style-name="Visited_20_Internet_20_Link">
Twitter</text:a>
.</text:p>
      <text:p text:style-name="P4">
“Putin sowed the wind. Now he has to reap the hurricane. Glory to Ukraine!”, - writing.</text:p>
      <text:p text:style-name="P4">
As it was reported, the leader of the Wagner PEC [Yevgeny Prigogin announced on June 23.(https://www.ukrinform.ua/rubric-other_news/3727120-zakolot-prigozina-vse-so-vidomo-na-cej-moment.html)Against the Russian military leadership, in particular, against the Minister of Defense of the Russian Federation Sergei Shoig.</text:p>
      <text:p text:style-name="P4">
<text:span text:style-name="T4">
 Read also: </text:span>
 <text:a xlink:type="simple" xlink:href="https://www.ukrinform.ua/rubric-world/3727295-erdogan-pidtrimav-putina-na-tli-zakolotu-prigozina.html" text:style-name="Internet_20_link" text:visited-style-name="Visited_20_Internet_20_Link">
Erdogan supported Putin against the background of rebellion <text:span text:style-name="T4">
 Prigogine </text:span>
 a</text:a>
Representative of the Main Directorate of Intelligence(Gur)Andriy Yusov stated that the rebellion is a sign of the collapse of the Putin regime.</text:p>
      <text:p text:style-name="P4">
“Inner Russian confrontation between the leader of the so -called PVC“ <text:a xlink:type="simple" xlink:href="https://www.ukrinform.ua/tag-pvk-vagnera" text:style-name="Internet_20_link" text:visited-style-name="Visited_20_Internet_20_Link">
Wagner</text:a>
"Advisory with the military-political leadership of the aggressor state is a sign of the collapse of the Putin regime," Yusov said.</text:p>
      <text:p text:style-name="P4">
News Source: <text:a xlink:type="simple" xlink:href="https://www.ukrinform.ua/rubric-culture/3727305-putin-posiav-viter-stiven-king-prokomentuvav-zavorusenna-v-rosii.html" text:style-name="Internet_20_link" text:visited-style-name="Visited_20_Internet_20_Link">
https://www.ukrinform.ua/rubric-culture/3727305-putin-posiav-viter-stiven-king-prokomentuvav-zavorusenna-v-rosii.html</text:a>
</text:p>
      <!--NEWS-->
      <text:h text:style-name="P10" text:outline-level="1">
<text:span text:style-name="T4">
In Mariupol because of news from Russia in stores "sweep" products, at gas stations - queues</text:span>
</text:h>
      <text:p text:style-name="P4">
Authors: Ukrinform (Person)</text:p>
      <text:p text:style-name="P4">
Publisher: Укринформ (Organization)</text:p>
      <text:p text:style-name="P4">
Published Time: 2023-06-24T18:44:00+03:00</text:p>
      <text:p text:style-name="P4">
Modified Time: 2023-06-24T18:44:00+03:00</text:p>
      <text:p text:style-name="P4">
Description: In the temporarily occupied Mariupol, people try to withdraw money in ATMs that do not work mostly, and stand queues for fuel and products. - Ukrinform.</text:p>
      <text:p text:style-name="P4">
Images: ['<text:a xlink:type="simple" xlink:href="https://static.ukrinform.com/photos/2022_06/thumb_files/630_360_1654758707-971.jpg" text:style-name="Internet_20_link" text:visited-style-name="Visited_20_Internet_20_Link">
630_360_16547...</text:a>
']</text:p>
      <text:p text:style-name="P4">
Tags: ['Маріуполь', 'Росія', 'ПВК "Вагнера"', 'Пригожин']</text:p>
      <text:p text:style-name="P4">
Type: Article</text:p>
      <!--METADATA-->
      <text:p text:style-name="P4">
<draw:frame draw:style-name="fr1" draw:name="Image212" text:anchor-type="as-char" svg:width="6.9236in" svg:height="3.956343in" draw:z-index="0">
<draw:image xlink:href="../Images/yкринформ/2023-06-24T18-44-00-03-00/630_360_1654758707-971.jpg" xlink:type="simple" xlink:show="embed" xlink:actuate="onLoad" draw:mime-type="image/jpeg"/>
</draw:frame>
Timely occupied Mariupol, people try to withdraw money in ATMs that do not work strongly, and stand queues for fuel and products.</text:p>
      <text:p text:style-name="P4">
About it reports Mariupol City Council in <text:a xlink:type="simple" xlink:href="https://t.me/mariupolrada/14840" text:style-name="Internet_20_link" text:visited-style-name="Visited_20_Internet_20_Link">
telegram,</text:a>
transmits Ukrinform.</text:p>
      <text:p text:style-name="P4">
"Due to the fact that in Russia everything is on the plan, in Mariupol it became anxious. Information was that residents rushed to withdraw money, but most bank joints did not work," - the message reads.</text:p>
      <text:p text:style-name="P4">
According to the City Council, in local publications people write that they are very scared and the need to stock up on fuel. In the Eastern neighborhood at the refueling.</text:p>
      <text:p text:style-name="P4">
In addition, Mariupol "sweep" products in stores, because because of the blockade and entry to Rostov there is no receipt of goods, and people are afraid to get off without products.</text:p>
      <text:p text:style-name="P4">
<text:span text:style-name="T4">
 Read also: </text:span>
 <text:a xlink:type="simple" xlink:href="https://www.ukrinform.ua/rubric-ato/3724738-na-metkombinati-imeni-illica-u-mariupoli-rosiani-remontuut-garmati-andrusenko.html" text:style-name="Internet_20_link" text:visited-style-name="Visited_20_Internet_20_Link">
at the Illich Methodombite in <text:span text:style-name="T4">
 Mariupol </text:span>
 Rannaya renovation of guns - Andryushchenko</text:a>
As it was reported, the founder of the Wagner PEC Yevhen Prigogin on the evening of June 23 was the Ministry of Defense of Russia in strikes in the rear camps of the Wagner.</text:p>
      <text:p text:style-name="P4">
<text:a xlink:type="simple" xlink:href="https://www.ukrinform.ua/rubric-other_news/3727120-zakolot-prigozina-vse-so-vidomo-na-cej-moment.html" text:style-name="Internet_20_link" text:visited-style-name="Visited_20_Internet_20_Link">
He declared Demarsh against the Russian military leadership</text:a>
In particular against Russian Defense Minister Sergei Shoig.</text:p>
      <text:p text:style-name="P4">
Subdivisions [Wagner PVC]](https://www.ukrinform.ua/tag-pvk-vagnera)The seized Russian troops in Rostov-on-Don and move in the direction of Moscow.</text:p>
      <text:p text:style-name="P4">
Russian President Vladimir Putin accused Prigogine of rebellion.</text:p>
      <text:p text:style-name="P4">
News Source: <text:a xlink:type="simple" xlink:href="https://www.ukrinform.ua/rubric-regions/3727308-u-mariupoli-cerez-novini-z-rosii-v-magazinah-zmitaut-produkti-na-zapravkah-cergi.html" text:style-name="Internet_20_link" text:visited-style-name="Visited_20_Internet_20_Link">
https://www.ukrinform.ua/rubric-regions/3727308-u-mariupoli-cerez-novini-z-rosii-v-magazinah-zmitaut-produkti-na-zapravkah-cergi.html</text:a>
</text:p>
      <!--NEWS-->
      <text:h text:style-name="P10" text:outline-level="1">
<text:span text:style-name="T4">
The offensive is planned: Zaluzhny discussed the situation on the front with Millie</text:span>
</text:h>
      <text:p text:style-name="P4">
Authors: Ukrinform (Person)</text:p>
      <text:p text:style-name="P4">
Publisher: Укринформ (Organization)</text:p>
      <text:p text:style-name="P4">
Published Time: 2023-06-24T18:51:08+03:00</text:p>
      <text:p text:style-name="P4">
Modified Time: 2023-06-24T18:51:08+03:00</text:p>
      <text:p text:style-name="P4">
Description: Commander -in -Chief of the Armed Forces of Ukraine Valery Zaluzhny during a telephone conversation with the chairman of the Joint Committee of US Headquarters General Mark Millie said that the offensive operation was ongoing according to the plan. - Ukrinform.</text:p>
      <text:p text:style-name="P4">
Images: ['<text:a xlink:type="simple" xlink:href="https://static.ukrinform.com/photos/2023_06/thumb_files/630_360_1687196080-294.jpg" text:style-name="Internet_20_link" text:visited-style-name="Visited_20_Internet_20_Link">
630_360_16871...</text:a>
']</text:p>
      <text:p text:style-name="P4">
Tags: ['Валерій Залужний', 'Війна з Росією', 'Контрнаступ', 'Марк Міллі ']</text:p>
      <text:p text:style-name="P4">
Type: Article</text:p>
      <!--METADATA-->
      <text:p text:style-name="P4">
<draw:frame draw:style-name="fr1" draw:name="Image213" text:anchor-type="as-char" svg:width="6.9236in" svg:height="3.956343in" draw:z-index="0">
<draw:image xlink:href="../Images/yкринформ/2023-06-24T18-51-08-03-00/630_360_1687196080-294.jpg" xlink:type="simple" xlink:show="embed" xlink:actuate="onLoad" draw:mime-type="image/jpeg"/>
</draw:frame>
Commander -in -Chief of the Armed Forces of Ukraine Valery Zaluzhny during a telephone conversation with the Chairman of the Joint Committee of US Headquarters General Marcomilli said that the offensive operation was under the plan.</text:p>
      <text:p text:style-name="P4">
According to Ukrinform, the commander -in -chief reported in <text:a xlink:type="simple" xlink:href="https://t.me/CinCAFU/519" text:style-name="Internet_20_link" text:visited-style-name="Visited_20_Internet_20_Link">
telegram</text:a>
.</text:p>
      <text:p text:style-name="P4">
"They discussed the situation in all areas of the front in detail. He told the pro -seizure and defense actions of our units. He reported that the operation was long with the plan," Zaluzhny said.</text:p>
      <text:p text:style-name="P4">
He also reported the needs <text:a xlink:type="simple" xlink:href="https://www.ukrinform.ua/tag-zsu" text:style-name="Internet_20_link" text:visited-style-name="Visited_20_Internet_20_Link">
of the Armed Forces of Ukraine</text:a>
in certain types of weapons and means of displacement. The interlocutors agreed to remain in connection and actively.</text:p>
      <text:p text:style-name="P4">
<text:span text:style-name="T4">
 Read also: </text:span>
 <text:a xlink:type="simple" xlink:href="https://www.ukrinform.ua/rubric-ato/3727270-zsu-zvilnili-teritorii-pid-krasnogorivkou-aki-buli-okupovani-z-2014-roku.html" text:style-name="Internet_20_link" text:visited-style-name="Visited_20_Internet_20_Link">
the Armed Forces released the territory under <text:span text:style-name="T4">
 Krasnoir </text:span>
 Ivka, the movement is snapped - Tarnavsky</text:a>
Zaluzhny thanked Millie for his support and assistance in the fight against Russian aggressors.</text:p>
      <text:p text:style-name="P4">
As reported by Ukrinform, Zaluzhny stated that after a year of use of HIMARS <text:a xlink:type="simple" xlink:href="https://www.ukrinform.ua/rubric-ato/3727021-zaluznij-pohvaliv-robotu-himars-v-ukraini.html" text:style-name="Internet_20_link" text:visited-style-name="Visited_20_Internet_20_Link">
showed its effectiveness</text:a>
In the war in Ukraine.  _ Photo: Presidential Office _</text:p>
      <text:p text:style-name="P4">
News Source: <text:a xlink:type="simple" xlink:href="https://www.ukrinform.ua/rubric-ato/3727309-nastup-jde-za-planom-zaluznij-obgovoriv-iz-milli-situaciu-na-fronti.html" text:style-name="Internet_20_link" text:visited-style-name="Visited_20_Internet_20_Link">
https://www.ukrinform.ua/rubric-ato/3727309-nastup-jde-za-planom-zaluznij-obgovoriv-iz-milli-situaciu-na-fronti.html</text:a>
</text:p>
      <!--NEWS-->
      <text:h text:style-name="P10" text:outline-level="1">
<text:span text:style-name="T4">
The Krol brought Ukraine the first "gold" in light athletics at European Games 2023</text:span>
</text:h>
      <text:p text:style-name="P4">
Authors: Ukrinform (Person)</text:p>
      <text:p text:style-name="P4">
Publisher: Укринформ (Organization)</text:p>
      <text:p text:style-name="P4">
Published Time: 2023-06-24T18:51:56+03:00</text:p>
      <text:p text:style-name="P4">
Modified Time: 2023-06-24T18:51:56+03:00</text:p>
      <text:p text:style-name="P4">
Description: Natalia Krol brought Ukraine the first gold in athletics at European Games 2023. - Ukrinform.</text:p>
      <text:p text:style-name="P4">
Images: ['<text:a xlink:type="simple" xlink:href="https://static.ukrinform.com/photos/2023_06/thumb_files/630_360_1687621846-411.jpg" text:style-name="Internet_20_link" text:visited-style-name="Visited_20_Internet_20_Link">
630_360_16876...</text:a>
']</text:p>
      <text:p text:style-name="P4">
Tags: ['Легка атлетика', 'Європейські ігри']</text:p>
      <text:p text:style-name="P4">
Type: Article</text:p>
      <!--METADATA-->
      <text:p text:style-name="P4">
<draw:frame draw:style-name="fr1" draw:name="Image214" text:anchor-type="as-char" svg:width="6.9236in" svg:height="3.956343in" draw:z-index="0">
<draw:image xlink:href="../Images/yкринформ/2023-06-24T18-51-56-03-00/630_360_1687621846-411.jpg" xlink:type="simple" xlink:show="embed" xlink:actuate="onLoad" draw:mime-type="image/jpeg"/>
</draw:frame>
Nataliacrol brought Ukraine the first gold in athletics at European Gigrams 2023.</text:p>
      <text:p text:style-name="P4">
In a distance of 800 meters in the second division, she showed the result1.59.77 minutes, Ukrinform reports.</text:p>
      <text:p text:style-name="P4">
None of the athletes in the first division were able to exceed the result of the Ukrainians. All three medals in this discipline took away athletes from the second division.</text:p>
      <text:p text:style-name="P4">
*!(https://www.ukrinform.ua/rubric-sports/3727292-ukrainec-kohan-stav-sribnim-prizerom-u-metanni-molota-na-evropejskih-igrah.html)The rabbit earlier won the gold of European Games 2019 in the team tournament of slightly athletics. She wins her personal medal for the first time.</text:p>
      <text:p text:style-name="P4">
Photo: Getty Images</text:p>
      <text:p text:style-name="P4">
News Source: <text:a xlink:type="simple" xlink:href="https://www.ukrinform.ua/rubric-sports/3727310-krol-prinesla-ukraini-perse-zoloto-v-legkij-atletici-na-evropejskih-igrah2023.html" text:style-name="Internet_20_link" text:visited-style-name="Visited_20_Internet_20_Link">
https://www.ukrinform.ua/rubric-sports/3727310-krol-prinesla-ukraini-perse-zoloto-v-legkij-atletici-na-evropejskih-igrah2023.html</text:a>
</text:p>
      <!--NEWS-->
      <text:h text:style-name="P10" text:outline-level="1">
<text:span text:style-name="T4">
The Belarusian Opposition Cabinet of Ministers stated that denounced agreements with Russia</text:span>
</text:h>
      <text:p text:style-name="P4">
Authors: Ukrinform (Person)</text:p>
      <text:p text:style-name="P4">
Publisher: Укринформ (Organization)</text:p>
      <text:p text:style-name="P4">
Published Time: 2023-06-24T18:53:34+03:00</text:p>
      <text:p text:style-name="P4">
Modified Time: 2023-06-24T18:53:34+03:00</text:p>
      <text:p text:style-name="P4">
Description: The Belarusian Opposition United Cabinet of Ministers, headed by Svetlana Tikhanovskaya, declared denunciation of political and military agreements with Russia and appealed to the Belarusian people and the Belarusian military. - Ukrinform.</text:p>
      <text:p text:style-name="P4">
Images: ['<text:a xlink:type="simple" xlink:href="https://static.ukrinform.com/photos/2022_06/thumb_files/630_360_1654472113-706.jpg" text:style-name="Internet_20_link" text:visited-style-name="Visited_20_Internet_20_Link">
630_360_16544...</text:a>
']</text:p>
      <text:p text:style-name="P4">
Tags: ['Білорусь', 'Росія', 'Тихановська']</text:p>
      <text:p text:style-name="P4">
Type: Article</text:p>
      <!--METADATA-->
      <text:p text:style-name="P4">
<draw:frame draw:style-name="fr1" draw:name="Image215" text:anchor-type="as-char" svg:width="6.9236in" svg:height="3.956343in" draw:z-index="0">
<draw:image xlink:href="../Images/yкринформ/2023-06-24T18-53-34-03-00/630_360_1654472113-706.jpg" xlink:type="simple" xlink:show="embed" xlink:actuate="onLoad" draw:mime-type="image/jpeg"/>
</draw:frame>
The Belarusian Opposition United Cabinet of Ministers, headed by Zavitlana Tikhanovskaya, declared denunciation of political and military conservation with Russia and appealed to the Belarusian people and the Belarusian military.</text:p>
      <text:p text:style-name="P4">
About it reports Ukrinform with reference to <text:a xlink:type="simple" xlink:href="https://t.me/CabinetBelarus/526" text:style-name="Internet_20_link" text:visited-style-name="Visited_20_Internet_20_Link">
</text:a>
<text:a xlink:type="simple" xlink:href="https://t.me/CabinetBelarus/526" text:style-name="Internet_20_link" text:visited-style-name="Visited_20_Internet_20_Link">
Telegram channel</text:a>
The combined transitional Cabinet.</text:p>
      <text:p text:style-name="P4">
"The question arises about the existence of our state. Only on us depends on whether we can be released from the imperial oppression [(https://www.ukrinform.ua/tag-rosia)And to build a free and independent state - the Republic of Belarus, " - the statement reads.</text:p>
      <text:p text:style-name="P4">
The Cabinet calls on all Belarusians to unite around one goal - "releasing from the dictatorial oppression of Lukashenko and Russian oppression." It is stated that "created by the elected President Svetlana Tikhanovskaya ministers as the only legitimate power in Belarus assumes responsibility for the fate of Belarus and the Belarusian people."</text:p>
      <text:p text:style-name="P4">
<text:span text:style-name="T4">
 Read also: </text:span>
 <text:a xlink:type="simple" xlink:href="https://www.ukrinform.ua/rubric-world/3727288-pvk-vagner-zaklikae-vijskovih-rf-z-okupovanih-teritorij-priednatisa-do-marsu-na-moskvu.html" text:style-name="Internet_20_link" text:visited-style-name="Visited_20_Internet_20_Link">
Wagner PVC calls for military Russian Federation with <text:span text:style-name="T4">
 Okupov </text:span>
 Anchteriatricians to join the march on Moscow</text:a>
The Joint Transitional Cabinet of Ministers of Belarus stated that the "decision" of the Government "of Lukashenko and his security council has no legal force in the territory of Belarusia beyond." He also stated that he "denounces the agreement on the creation of the Union State of Belarus and Russia, announces the withdrawal of the Republic of Belarus from the CPU, the CIS EAEST; considers the participation of Belarusian military in the armed conflict in Russia."</text:p>
      <text:p text:style-name="P4">
In a statement, the Cabinet requires "from the State Border Committee of the Republicbiller, immediately close the border between Belarus and Russia, from the Ministry of Defense of the Republic of Belarus to ensure the withdrawal of Russian troops of Zbiolorus, to stop the preparation for the placement of nuclear weapons in the territory of Bilorus."</text:p>
      <text:p text:style-name="P4">
As reported by Ukrinform, this morning the President of Russia called a married president of Belarus Alexander Lukashenko. Volodymyr Putin was informed about the situation in Russia.</text:p>
      <text:p text:style-name="P4">
<text:span text:style-name="T4">
 Read also: </text:span>
 <text:a xlink:type="simple" xlink:href="https://www.ukrinform.ua/rubric-ato/3727265-ukrainski-prikordonniki-zapisali-zvernenna-do-bilorusiv.html" text:style-name="Internet_20_link" text:visited-style-name="Visited_20_Internet_20_Link">
Ukrainian border guards recorded appeals to <text:span text:style-name="T4">
 Belarus </text:span>
 sat down</text:a>
</text:p>
      <text:p text:style-name="P4">
Wagner has established control of military sites in Rostov-on-Don.</text:p>
      <text:p text:style-name="P4">
Prigogine declared his intention to reach Moscow.</text:p>
      <text:p text:style-name="P4">
News Source: <text:a xlink:type="simple" xlink:href="https://www.ukrinform.ua/rubric-world/3727311-biloruskij-opozicijnij-kabmin-zaaviv-so-denonsue-ugodi-z-rosieu.html" text:style-name="Internet_20_link" text:visited-style-name="Visited_20_Internet_20_Link">
https://www.ukrinform.ua/rubric-world/3727311-biloruskij-opozicijnij-kabmin-zaaviv-so-denonsue-ugodi-z-rosieu.html</text:a>
</text:p>
      <!--NEWS-->
      <text:h text:style-name="P10" text:outline-level="1">
<text:span text:style-name="T4">
In Ireland showed the performance of Lesya Ukrainka Theater "Translations"</text:span>
</text:h>
      <text:p text:style-name="P4">
Authors: Ukrinform (Person)</text:p>
      <text:p text:style-name="P4">
Publisher: Укринформ (Organization)</text:p>
      <text:p text:style-name="P4">
Published Time: 2023-06-24T19:04:28+03:00</text:p>
      <text:p text:style-name="P4">
Modified Time: 2023-06-24T19:04:28+03:00</text:p>
      <text:p text:style-name="P4">
Description: Actors of the Lesya Ukrainka National Academic Drama Theater played a play "Translations" at the National Theater of Ireland. - Ukrinform.</text:p>
      <text:p text:style-name="P4">
Images: ['<text:a xlink:type="simple" xlink:href="https://static.ukrinform.com/photos/2023_06/thumb_files/630_360_1687622313-725.jpeg" text:style-name="Internet_20_link" text:visited-style-name="Visited_20_Internet_20_Link">
630_360_16876...</text:a>
']</text:p>
      <text:p text:style-name="P4">
Tags: ['Ірландія', 'Театр', 'Україна', 'Вистава', 'МКІП ']</text:p>
      <text:p text:style-name="P4">
Type: Article</text:p>
      <!--METADATA-->
      <text:p text:style-name="P4">
<draw:frame draw:style-name="fr1" draw:name="Image216" text:anchor-type="as-char" svg:width="6.9236in" svg:height="3.956343in" draw:z-index="0">
<draw:image xlink:href="../Images/yкринформ/2023-06-24T19-04-28-03-00/630_360_1687622313-725.jpeg" xlink:type="simple" xlink:show="embed" xlink:actuate="onLoad" draw:mime-type="image/jpeg"/>
</draw:frame>
Lesya Ukrainka Actorinational Academic Drama Theater played "Translations" at the National Theater of Ireland(Abbey Theatre).</text:p>
      <text:p text:style-name="P4">
Як передає Укрінформ, про це Міністерство культури та інформаційної політикиповідомляє у  <text:a xlink:type="simple" xlink:href="https://t.me/mkipu/6560" text:style-name="Internet_20_link" text:visited-style-name="Visited_20_Internet_20_Link">
 Телеграмі </text:a>
.</text:p>
      <text:p text:style-name="P4">
From June 20 to June 24, Lesya Ukrainka's tourist was held at the National Theater of Ireland in Dublin.</text:p>
      <text:p text:style-name="P4">
“In this production, which is performed in the Ukrainian language with English subobbes, one can observe the fascinating perseverance of the people who are able to preserve their <text:a xlink:type="simple" xlink:href="https://www.ukrinform.ua/tag-kultura" text:style-name="Internet_20_link" text:visited-style-name="Visited_20_Internet_20_Link">
culture</text:a>
Even in the most difficult circumstances, ”the MKIP noted.</text:p>
      <text:p text:style-name="P4">
The ministry noted that "translations" are a joint journey with cultural discoveries for both those who are on stage and for those in the hall.</text:p>
      <text:p text:style-name="P4">
<text:span text:style-name="T4">
 Read also: </text:span>
 [Lviv Opera presented the updated play "Zaporozhets behind the Danube" in Kiev]](https://www.ukrinform.ua/rubric-culture/3726228-lvivska-opera-predstavila-u-kievi-onovlenu-vistavu-zaporozec-za-dunaem.html)“Ukrainians could have observed a vivid study of Irish cultural identity and its historical difficulties. It is extremely important for Irish audience to observe the same issues in modern Ukrainian context, ”the MKIP emphasized.</text:p>
      <text:p text:style-name="P4">
As reported by Ukrinform, the staff of the Odessa Opera and Ballet Theater <text:a xlink:type="simple" xlink:href="https://www.ukrinform.ua/rubric-culture/3725903-artisti-odeskoi-operi-vistupili-na-festivali-v-moldovi.html" text:style-name="Internet_20_link" text:visited-style-name="Visited_20_Internet_20_Link">
Zavozhnovka</text:a>
In the 6th Classical Music Festival "Descopera" in the Republic of Moldova.</text:p>
      <text:p text:style-name="P4">
News Source: <text:a xlink:type="simple" xlink:href="https://www.ukrinform.ua/rubric-culture/3727314-v-irlandii-pokazali-vistavu-teatru-lesi-ukrainki-perekladi.html" text:style-name="Internet_20_link" text:visited-style-name="Visited_20_Internet_20_Link">
https://www.ukrinform.ua/rubric-culture/3727314-v-irlandii-pokazali-vistavu-teatru-lesi-ukrainki-perekladi.html</text:a>
</text:p>
      <!--NEWS-->
      <text:h text:style-name="P10" text:outline-level="1">
<text:span text:style-name="T4">
The invaders are safer to go to the aid of comrades in Russia than to fight the Armed Forces - the Ministry of Defense</text:span>
</text:h>
      <text:p text:style-name="P4">
Authors: Ukrinform (Person)</text:p>
      <text:p text:style-name="P4">
Publisher: Укринформ (Organization)</text:p>
      <text:p text:style-name="P4">
Published Time: 2023-06-24T19:30:00+03:00</text:p>
      <text:p text:style-name="P4">
Modified Time: 2023-06-24T19:30:00+03:00</text:p>
      <text:p text:style-name="P4">
Description: The Ministry of Defense of Ukraine believes that Russian invaders who are in the territory of Ukraine would be safer to go to assistance to comrades in Russia than to fight the Armed Forces. - Ukrinform.</text:p>
      <text:p text:style-name="P4">
Images: ['<text:a xlink:type="simple" xlink:href="https://static.ukrinform.com/photos/2022_09/thumb_files/630_360_1663576850-585.jpg" text:style-name="Internet_20_link" text:visited-style-name="Visited_20_Internet_20_Link">
630_360_16635...</text:a>
']</text:p>
      <text:p text:style-name="P4">
Tags: ['Міноборони', 'Війна з Росією']</text:p>
      <text:p text:style-name="P4">
Type: Article</text:p>
      <!--METADATA-->
      <text:p text:style-name="P4">
<draw:frame draw:style-name="fr1" draw:name="Image220" text:anchor-type="as-char" svg:width="6.9236in" svg:height="3.956343in" draw:z-index="0">
<draw:image xlink:href="../Images/yкринформ/2023-06-24T19-30-00-03-00/630_360_1663576850-585.jpg" xlink:type="simple" xlink:show="embed" xlink:actuate="onLoad" draw:mime-type="image/jpeg"/>
</draw:frame>
The Defense Defense of Ukraine believes that Russian invaders who re -interpret in the territory of Ukraine would be safer to go to help comparisons in Russia than to fight the Armed Forces.</text:p>
      <text:p text:style-name="P4">
The corresponding post appeared in the Mow account in <text:a xlink:type="simple" xlink:href="https://twitter.com/DefenceU/status/1672598449135468544" text:style-name="Internet_20_link" text:visited-style-name="Visited_20_Internet_20_Link">
Twitter</text:a>
, reports Ukrinform.</text:p>
      <text:p text:style-name="P4">
“The Ministry of Defense of Ukraine is surprised why Russian soldiers are still sitting in dirty trenches, not running to the aid of their comrades on both sides of the conflict. It would be much safer than resisting Ukrainian <text:a xlink:type="simple" xlink:href="https://www.ukrinform.ua/tag-armia" text:style-name="Internet_20_link" text:visited-style-name="Visited_20_Internet_20_Link">
army</text:a>
», - the post reads.</text:p>
      <text:p text:style-name="P4">
<text:span text:style-name="T4">
 Read also: </text:span>
 <text:a xlink:type="simple" xlink:href="https://www.ukrinform.ua/rubric-world/3727302-u-rosii-blokuut-internetresursi-sob-zavaditi-posirennu-zaklikiv-do-buntu.html" text:style-name="Internet_20_link" text:visited-style-name="Visited_20_Internet_20_Link">
in Russia blocking Internet resources to prevent the spread of the rebellion</text:a>
As it was reported, the leader of the Wagner PEC [Yevgeny Prigogin announced on June 23.(https://www.ukrinform.ua/rubric-other_news/3727120-zakolot-prigozina-vse-so-vidomo-na-cej-moment.html)Against the Russian military leadership, in particular against the Minister of Defense of the Russian Federation Sergei Shoig.</text:p>
      <text:p text:style-name="P4">
Photo: Gur Mow</text:p>
      <text:p text:style-name="P4">
News Source: <text:a xlink:type="simple" xlink:href="https://www.ukrinform.ua/rubric-ato/3727318-zagarbnikam-bezpecnise-virusiti-na-dopomogu-tovarisam-u-rosii-aniz-vouvati-iz-zsu-minoboroni.html" text:style-name="Internet_20_link" text:visited-style-name="Visited_20_Internet_20_Link">
https://www.ukrinform.ua/rubric-ato/3727318-zagarbnikam-bezpecnise-virusiti-na-dopomogu-tovarisam-u-rosii-aniz-vouvati-iz-zsu-minoboroni.html</text:a>
</text:p>
      <!--NEWS-->
      <text:h text:style-name="P10" text:outline-level="1">
<text:span text:style-name="T4">
Russians focus basic efforts in three directions</text:span>
</text:h>
      <text:p text:style-name="P4">
Authors: Ukrinform (Person)</text:p>
      <text:p text:style-name="P4">
Publisher: Укринформ (Organization)</text:p>
      <text:p text:style-name="P4">
Published Time: 2023-06-24T19:44:00+03:00</text:p>
      <text:p text:style-name="P4">
Modified Time: 2023-06-24T19:44:00+03:00</text:p>
      <text:p text:style-name="P4">
Description: The army of the Russian Federation concentrates major efforts in the Lyman, Avdiiv and Marinsky directions - more than 10 combat clashes took place during the day. - Ukrinform.</text:p>
      <text:p text:style-name="P4">
Images: ['<text:a xlink:type="simple" xlink:href="https://static.ukrinform.com/photos/2022_07/thumb_files/630_360_1658236449-460.jpg" text:style-name="Internet_20_link" text:visited-style-name="Visited_20_Internet_20_Link">
630_360_16582...</text:a>
']</text:p>
      <text:p text:style-name="P4">
Tags: ['Генштаб', 'Війна з Росією']</text:p>
      <text:p text:style-name="P4">
Type: Article</text:p>
      <!--METADATA-->
      <text:p text:style-name="P4">
<draw:frame draw:style-name="fr1" draw:name="Image221" text:anchor-type="as-char" svg:width="6.9236in" svg:height="3.956343in" draw:z-index="0">
<draw:image xlink:href="../Images/yкринформ/2023-06-24T19-44-00-03-00/630_360_1658236449-460.jpg" xlink:type="simple" xlink:show="embed" xlink:actuate="onLoad" draw:mime-type="image/jpeg"/>
</draw:frame>
The Army Federation concentrates major efforts on Lymansky, Avdiiv and Mariinsky directions - more than 10 combat clashes took place during the day.</text:p>
      <text:p text:style-name="P4">
According to Ukrinform, the General Staff of the Armed Forces of Ukraine reports UV <text:a xlink:type="simple" xlink:href="https://www.facebook.com/GeneralStaff.ua/posts/pfbid0szFpQdXxY3hkVoCGmJCFWJNGcQhK5pacQgKfmF3622kxSkhFeTaG3hz4NK8BUqnAl" text:style-name="Internet_20_link" text:visited-style-name="Visited_20_Internet_20_Link">
Facebook</text:a>
In prompt information on the Russian invasion of 18.00 Saturday, June 24.</text:p>
      <text:p text:style-name="P4">
Thus, according to the information, during the day, Russian troops of a lament on the territory of Ukraine, applying 40 winged rockets-101/X-555, 9 missiles X-22, two rockets of maritime base "Caliber", two-thus controlled missiles S-300 and three drones type shahd. 40 winged missiles X-101/X-555, one winged "caliber" and three shock drones "Shahd" have been shot down by the forces and means.</text:p>
      <text:p text:style-name="P4">
The X-22 missiles Russian terrorists directed the cities of the Dnieper and Kryvyi Rih.</text:p>
      <text:p text:style-name="P4">
"As a result of Russian terrorist attacks, unfortunately, there are dead and injured people, including children with bodily injuries of moderateness, dozens of private dwellings, civilian buildings, other infrastructure and more than 50 private vehicles have been destroyed and damaged. - said in the General Staff.</text:p>
      <text:p text:style-name="P4">
<text:span text:style-name="T4">
 Read also: </text:span>
 <text:a xlink:type="simple" xlink:href="https://www.ukrinform.ua/rubric-ato/3727270-zsu-zvilnili-teritorii-pid-krasnogorivkou-aki-buli-okupovani-z-2014-roku.html" text:style-name="Internet_20_link" text:visited-style-name="Visited_20_Internet_20_Link">
the Armed Forces released the territories under Krasnogorivka, the Movement is forced - Tarnavsky</text:a>
In total, during the day, the enemy struck 53 rocket launchers and 11 aircraft blows. Also, more than 30 shelling of rocket launchers.</text:p>
      <text:p text:style-name="P4">
The likelihood of rocket and aviation strikes throughout Ukraine is high.</text:p>
      <text:p text:style-name="P4">
The enemy continues to focus the main efforts in the Liman, Avdiivsky Tamarin directions - more than 10 combat clashes took place during the day.</text:p>
      <text:p text:style-name="P4">
<text:span text:style-name="T4">
 In Volyn and Polissya directions </text:span>
 Operational situation without significant changes.</text:p>
      <text:p text:style-name="P4">
<text:span text:style-name="T4">
 In the Siversky and Slobozhansky directions </text:span>
 the aggressor made mortars of Tartyleurian shelling Chugunivka of Kharkiv region.<text:span text:style-name="T4">
 In the Kupyansk direction </text:span>
 the enemy carried out offensive actions in the direction of Berestov, had no success. Artillery and mortar shellings are the first to be the first, Figolivka, two -year, Masyutivka, Kislivka, Berestovo Kharkiv region.</text:p>
      <text:p text:style-name="P4">
<text:span text:style-name="T4">
 In the Liman direction </text:span>
 the Russians carried out unsuccessful offensive actions of the cheerful. Aviation blows in the Bigorivka area of the Luhansk region were struck. The artillery shelling was suffered by Nevskoye and Bigorivka of the Lugansk region and Thornske, Serebryanka, Verkhnyamyansk, controversial and Razdolkadon region.</text:p>
      <text:p text:style-name="P4">
<text:span text:style-name="T4">
 In the Bakhmut direction </text:span>
 the enemy conducted unsuccessful offensive actions in the area. From enemy artillery shelling the districts of Vasyukivka, Minkivka, Orikhovo-Vasylivka, Bogdanivka, Time, Ivanivske, Pazarivka, New York of Donetsk region were injured.</text:p>
      <text:p text:style-name="P4">
<text:span text:style-name="T4">
 Read also: </text:span>
 [223,910 Russian invaders] have already been eliminated(https://www.ukrinform.ua/rubric-ato/3727067-zsu-likviduvali-vze-223-910-rosijskih-zagarbnikiv.html)<text:span text:style-name="T4">
 In the Avdeevsky direction </text:span>
 the aggressor struck in the districts of the Avdiivka and Severny. He made artillery shelling of settlements, ceramics, Novokalinovo, Avdiivka, Severene, Vodyane, Uman, Vesele, Karlovka, Pervomaisko, Nevelskoye Donetsk region.</text:p>
      <text:p text:style-name="P4">
<text:span text:style-name="T4">
 In the Mariinsky direction </text:span>
 the Russians carried out unsuccessful offensive actions in the Marinka. At the same time, artillery shells of settlements Krasnogorovka, Marinka, Venta, St. George, Kurakhovo and Oleksiyivka of Donetsk region were carried out.</text:p>
      <text:p text:style-name="P4">
<text:span text:style-name="T4">
 In the mineral direction </text:span>
 the enemy has struck aviation blows in the areas of the plants, Golden Niva and Makarivka of Donetsk region. He fired at Katerynivka, Bogoyavlenka, Novomikhailivka, Blessed, Coal, Prychistivka, Golden Niva, Novoukrainka, Donetsk region.</text:p>
      <text:p text:style-name="P4">
<text:span text:style-name="T4">
 Read also: </text:span>
 <text:a xlink:type="simple" xlink:href="https://www.ukrinform.ua/rubric-ato/3727164-zsu-znisili-logisticnij-transport-rosian.html" text:style-name="Internet_20_link" text:visited-style-name="Visited_20_Internet_20_Link">
Armed Forces <text:span text:style-name="T4">
 Destroyed </text:span>
 Logistics Transport of Russians</text:a>
</text:p>
      <text:p text:style-name="P4">
“The army of the Russian Federation continues to steal civilian populations of the timely territories of Ukraine. Thus, in the suburban cooperative, the interpretive points of Lugovka and the factory Russian servicemen massive property and personal belongings from the homes of the locals, ”Ugensta said.</text:p>
      <text:p text:style-name="P4">
Aviation of defense forces per day struck 18 beats in the areas of concentration of the personal composition of the enemy and destroyed the anti-aircraft missile complex.</text:p>
      <text:p text:style-name="P4">
<text:span text:style-name="T4">
 Read also: </text:span>
 [air defense has knocked down two Russian missiles X-101/555] in the Nikolaev area(https://www.ukrinform.ua/rubric-ato/3727075-ppo-zbila-na-mikolaivsini-dvi-rosijski-raketi-h101555.html)The missile troops and artillery units were struck during the day, the arrowhead "Arrow", three areas of concentration of personnel and military equipment, 12 guns at firing positions and two stations of the REB.</text:p>
      <text:p text:style-name="P4">
As reported by Ukrinform, the commander -in -chief of the Armed Forces of Ukraine Valeryzaluzhny during a telephone conversation with the chairman of the United States Committee of US Chiefs of Staffs, General Milly, said that <text:a xlink:type="simple" xlink:href="https://www.ukrinform.ua/rubric-ato/3727309-nastup-jde-za-planom-zaluznij-obgovoriv-iz-milli-situaciu-na-fronti.html" text:style-name="Internet_20_link" text:visited-style-name="Visited_20_Internet_20_Link">
an offensive operation was long with the plan. </text:a>
</text:p>
      <text:p text:style-name="P4">
News Source: <text:a xlink:type="simple" xlink:href="https://www.ukrinform.ua/rubric-ato/3727322-rosiani-zoseredzuut-osnovni-zusilla-na-troh-napramkah.html" text:style-name="Internet_20_link" text:visited-style-name="Visited_20_Internet_20_Link">
https://www.ukrinform.ua/rubric-ato/3727322-rosiani-zoseredzuut-osnovni-zusilla-na-troh-napramkah.html</text:a>
</text:p>
      <!--NEWS-->
      <text:h text:style-name="P10" text:outline-level="1">
<text:span text:style-name="T4">
Defense forces in the east began an offensive in several directions at the same time - a painter</text:span>
</text:h>
      <text:p text:style-name="P4">
Authors: Ukrinform (Person)</text:p>
      <text:p text:style-name="P4">
Publisher: Укринформ (Organization)</text:p>
      <text:p text:style-name="P4">
Published Time: 2023-06-24T19:50:00+03:00</text:p>
      <text:p text:style-name="P4">
Modified Time: 2023-06-24T19:50:00+03:00</text:p>
      <text:p text:style-name="P4">
Description: The eastern grouping of troops began an offensive in several directions at a time. - Ukrinform.</text:p>
      <text:p text:style-name="P4">
Images: ['<text:a xlink:type="simple" xlink:href="https://static.ukrinform.com/photos/2022_07/thumb_files/630_360_1658997765-548.jpg" text:style-name="Internet_20_link" text:visited-style-name="Visited_20_Internet_20_Link">
630_360_16589...</text:a>
']</text:p>
      <text:p text:style-name="P4">
Tags: ['Війна з Росією', 'Ганна Маляр', 'Контрнаступ']</text:p>
      <text:p text:style-name="P4">
Type: Article</text:p>
      <!--METADATA-->
      <text:p text:style-name="P4">
<draw:frame draw:style-name="fr1" draw:name="Image222" text:anchor-type="as-char" svg:width="6.9236in" svg:height="3.956343in" draw:z-index="0">
<draw:image xlink:href="../Images/yкринформ/2023-06-24T19-50-00-03-00/630_360_1658997765-548.jpg" xlink:type="simple" xlink:show="embed" xlink:actuate="onLoad" draw:mime-type="image/jpeg"/>
</draw:frame>
The Eastern Urells of troops began an offensive in several directions at a time.</text:p>
      <text:p text:style-name="P4">
According to Ukrinform, the Deputy Minister of Defense Anna Malyar reported in <text:a xlink:type="simple" xlink:href="https://t.me/annamaliar/883" text:style-name="Internet_20_link" text:visited-style-name="Visited_20_Internet_20_Link">
telegram</text:a>
.</text:p>
      <text:p text:style-name="P4">
According to her, "the eastern grouping of troops today began an offensive in the direction of the same directions at the same time. In the direction of Orikhovo-Vasilivka, Bakhmut, Bogdanivka, Berry, Tick, Kurdyumivka."</text:p>
      <text:p text:style-name="P4">
In all directions there is a forward advance, emphasized the painter.</text:p>
      <text:p text:style-name="P4">
In Kupyansk, Liman, Mariinsky direction, the enemy tried to step down, but he failed to advance, she said.</text:p>
      <text:p text:style-name="P4">
In the Avdeev and Shakhtar directions, the Russians struck, carried out artillery <text:a xlink:type="simple" xlink:href="https://www.ukrinform.ua/tag-obstril" text:style-name="Internet_20_link" text:visited-style-name="Visited_20_Internet_20_Link">
shelling</text:a>
.</text:p>
      <text:p text:style-name="P4">
<text:span text:style-name="T4">
 Read also: </text:span>
 <text:a xlink:type="simple" xlink:href="https://www.ukrinform.ua/rubric-ato/3727309-nastup-jde-za-planom-zaluznij-obgovoriv-iz-milli-situaciu-na-fronti.html" text:style-name="Internet_20_link" text:visited-style-name="Visited_20_Internet_20_Link">
offensive goes according to the plan: <text:span text:style-name="T4">
 Zaluzhn </text:span>
 It discussed from the Millisitation on the front</text:a>
In the south in all directions of the offensive there are heavy battles. "The enemy is in defense, makes a lot of effort to stop our offensive actions," - reported.</text:p>
      <text:p text:style-name="P4">
"At the same time, the enemy carries significant losses of personnel, weapons and equipment," the Deputy Minister of Defense said.</text:p>
      <text:p text:style-name="P4">
As reported by Ukrinform, <text:a xlink:type="simple" xlink:href="https://www.ukrinform.ua/rubric-ato/3727322-rosiani-zoseredzuut-osnovni-zusilla-na-troh-napramkah.html" text:style-name="Internet_20_link" text:visited-style-name="Visited_20_Internet_20_Link">
the army of the Russian Federation concentrates</text:a>
The main efforts in Lymansky, Avdiiv and Mariinsky directions - more than 10 combat clashes took place during the day.</text:p>
      <text:p text:style-name="P4">
News Source: <text:a xlink:type="simple" xlink:href="https://www.ukrinform.ua/rubric-ato/3727324-sili-oboroni-na-shodi-pocali-nastup-na-kilkoh-napramkah-odnocasno-malar.html" text:style-name="Internet_20_link" text:visited-style-name="Visited_20_Internet_20_Link">
https://www.ukrinform.ua/rubric-ato/3727324-sili-oboroni-na-shodi-pocali-nastup-na-kilkoh-napramkah-odnocasno-malar.html</text:a>
</text:p>
      <!--NEWS-->
      <text:h text:style-name="P10" text:outline-level="1">
<text:span text:style-name="T4">
The Russians released over 200 mines and shells in Sumy region, there is destruction</text:span>
</text:h>
      <text:p text:style-name="P4">
Authors: Ukrinform (Person)</text:p>
      <text:p text:style-name="P4">
Publisher: Укринформ (Organization)</text:p>
      <text:p text:style-name="P4">
Published Time: 2023-06-24T19:51:00+03:00</text:p>
      <text:p text:style-name="P4">
Modified Time: 2023-06-24T23:51:00+03:00</text:p>
      <text:p text:style-name="P4">
Description: During June 24, the Russians made 24 shelling of the border communities of Sumy region. In total, more than 200 explosions were recorded. - Ukrinform.</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Вибух', 'Війна з Росією']</text:p>
      <text:p text:style-name="P4">
Type: Article</text:p>
      <!--METADATA-->
      <text:p text:style-name="P4">
<draw:frame draw:style-name="fr1" draw:name="Image223" text:anchor-type="as-char" svg:width="6.9236in" svg:height="3.956343in" draw:z-index="0">
<draw:image xlink:href="../Images/yкринформ/2023-06-24T19-51-00-03-00/630_360_1479558145-5682.jpg" xlink:type="simple" xlink:show="embed" xlink:actuate="onLoad" draw:mime-type="image/jpeg"/>
</draw:frame>
During June 24, the Russians committed 24 border communities of Sumy region. More than 200 explosions were recorded.</text:p>
      <text:p text:style-name="P4">
About it <text:a xlink:type="simple" xlink:href="http://t.me/Sumy_news_ODA/17296" text:style-name="Internet_20_link" text:visited-style-name="Visited_20_Internet_20_Link">
reports</text:a>
Sumy Ova Utegram, Ukrinform reports.</text:p>
      <text:p text:style-name="P4">
"204 explosions were recorded. Belopolsk, Miropil, Krasnopil, Yunakovskaya, SVESMAN, ESMAN, DRIBBIVSKA, ZNOB -NOVORODSKATA Velikopisarivska communities were reported," - the message reads.</text:p>
      <text:p text:style-name="P4">
In the Great Pisar community, the enemy beat from artillery and mortars(17 and 13 blades according to). Внаслідок одного з обстрілів пошкоджені п’ять приватнихжитлових будинків, два господарські приміщення, трансформатор РЕС. Такожзафіксовано обстріл з АГС-17 (20 explosions), private housing building, garage and outbuildings were damaged.</text:p>
      <text:p text:style-name="P4">
<text:span text:style-name="T4">
 Read also: </text:span>
 <text:a xlink:type="simple" xlink:href="https://www.ukrinform.ua/rubric-ato/3727009-vorog-za-den-12-raziv-obstrilav-prikordonni-gromadi-sumsini.html" text:style-name="Internet_20_link" text:visited-style-name="Visited_20_Internet_20_Link">
enemy a day 12 times fired at border communities <text:span text:style-name="T4">
 Sumy region </text:span>
 and</text:a>
The Belopil Community has suffered mortar fire(12 explosions), damaged houses.</text:p>
      <text:p text:style-name="P4">
Mortar shelling was also recorded in the Miropil and Yunak communities(12 and 13 explosions according to).</text:p>
      <text:p text:style-name="P4">
Краснопільська громада перебувала під артилерійським вогнем (4 explosions), and the enemy also released from mortars 17 mines.</text:p>
      <text:p text:style-name="P4">
<text:span text:style-name="T4">
 Read also: </text:span>
 <text:a xlink:type="simple" xlink:href="https://www.ukrinform.ua/rubric-ato/3726111-vijska-rf-obstrilali-z-minometiv-dvi-prikordonni-gromadi-na-sumsini.html" text:style-name="Internet_20_link" text:visited-style-name="Visited_20_Internet_20_Link">
Russian troops hit mortars on two border communities on <text:span text:style-name="T4">
 Sumy region </text:span>
 and</text:a>
"Esman community: mortar <text:a xlink:type="simple" xlink:href="https://www.ukrinform.ua/tag-obstril" text:style-name="Internet_20_link" text:visited-style-name="Visited_20_Internet_20_Link">
shelling</text:a>
 (4 explosions). Свеська громада: 73 мінискинув ворог на територію громади. Зноб-Новгородська громада: був мінометнийобстріл (6 explosions)", - they informed in Ova.</text:p>
      <text:p text:style-name="P4">
In addition, a mortar was recorded in the Friendship Community(4 explosions)and RSZV(8 explosions).</text:p>
      <text:p text:style-name="P4">
Як <text:a xlink:type="simple" xlink:href="http://www.ukrinform.ua/rubric-ato/3727355-vorog-uprodovz-dna-obstriluvav-sumsinu-ta-cernigivsinu-113-vlucan.html" text:style-name="Internet_20_link" text:visited-style-name="Visited_20_Internet_20_Link">
 повідомляв Укрінформ </text:a>
, the enemy fired at Sumy and Chernihiv during the day - in total 113 hits.</text:p>
      <text:p text:style-name="P4">
News Source: <text:a xlink:type="simple" xlink:href="https://www.ukrinform.ua/rubric-ato/3727373-rosiani-za-den-vipustili-po-sumsini-ponad-200-min-i-snaradiv-e-rujnuvanna.html" text:style-name="Internet_20_link" text:visited-style-name="Visited_20_Internet_20_Link">
https://www.ukrinform.ua/rubric-ato/3727373-rosiani-za-den-vipustili-po-sumsini-ponad-200-min-i-snaradiv-e-rujnuvanna.html</text:a>
</text:p>
      <!--NEWS-->
      <text:h text:style-name="P10" text:outline-level="1">
<text:span text:style-name="T4">
The Russian Foreign Ministry has published a statement about the current domestic political situation</text:span>
</text:h>
      <text:p text:style-name="P4">
Authors: Ukrinform (Person)</text:p>
      <text:p text:style-name="P4">
Publisher: Укринформ (Organization)</text:p>
      <text:p text:style-name="P4">
Published Time: 2023-06-24T19:56:00+03:00</text:p>
      <text:p text:style-name="P4">
Modified Time: 2023-06-24T19:56:00+03:00</text:p>
      <text:p text:style-name="P4">
Description: The Ministry of Foreign Affairs of Russia has published a statement in connection with the "attempt of the armed rebellion". - Ukrinform.</text:p>
      <text:p text:style-name="P4">
Images: ['<text:a xlink:type="simple" xlink:href="https://static.ukrinform.com/photos/2023_06/thumb_files/630_360_1687625186-723.jpg" text:style-name="Internet_20_link" text:visited-style-name="Visited_20_Internet_20_Link">
630_360_16876...</text:a>
']</text:p>
      <text:p text:style-name="P4">
Tags: ['Росія', 'ПВК "Вагнера"', 'Сутички', 'Пригожин']</text:p>
      <text:p text:style-name="P4">
Type: Article</text:p>
      <!--METADATA-->
      <text:p text:style-name="P4">
<draw:frame draw:style-name="fr1" draw:name="Image224" text:anchor-type="as-char" svg:width="6.9236in" svg:height="3.956343in" draw:z-index="0">
<draw:image xlink:href="../Images/yкринформ/2023-06-24T19-56-00-03-00/630_360_1687625186-723.jpg" xlink:type="simple" xlink:show="embed" xlink:actuate="onLoad" draw:mime-type="image/jpeg"/>
</draw:frame>
The Russian Foreign Ministry has published a statement in connection with the "armed rebellion".</text:p>
      <text:p text:style-name="P4">
According to Ukrinform, the text of the application is posted on the official website of the Russian Ministry.</text:p>
      <text:p text:style-name="P4">
The Russian Foreign Ministry states that the desire of "conspirators" aimed at destabilizing the country in the country, designed to destroy "unity" and undermine the efforts of the Russian Federation to "ensure international security". Also there they added that "the rebellion plays on handed enemies <text:a xlink:type="simple" xlink:href="https://www.ukrinform.ua/tag-rosia" text:style-name="Internet_20_link" text:visited-style-name="Visited_20_Internet_20_Link">
Russia</text:a>
”.</text:p>
      <text:p text:style-name="P4">
Also, the foreign policy agency has warned the Western countries from the use of the internal situation in the country to achieve its "Russophobic purposes".</text:p>
      <text:p text:style-name="P4">
"Such attempts are unpromising and will not find a response in Russia or among the conscious political forces abroad," the ministry said.</text:p>
      <text:p text:style-name="P4">
<text:span text:style-name="T4">
 Read also: </text:span>
 <text:a xlink:type="simple" xlink:href="https://www.ukrinform.ua/rubric-world/3727302-u-rosii-blokuut-internetresursi-sob-zavaditi-posirennu-zaklikiv-do-buntu.html" text:style-name="Internet_20_link" text:visited-style-name="Visited_20_Internet_20_Link">
in <text:span text:style-name="T4">
 Russia </text:span>
 <text:span text:style-name="T4">
 </text:span>
 blocking <text:span text:style-name="T4">
 </text:span>
 OBTE <text:span text:style-name="T4">
 - </text:span>
 Resources <text:span text:style-name="T4">
, </text:span>
 To <text:span text:style-name="T4">
 </text:span>
 obstruct <text:span text:style-name="T4">
 </text:span>
 <text:span text:style-name="T4">
 </text:span>
 <text:span text:style-name="T4">
 </text:span>
 calls <text:span text:style-name="T4">
 up to </text:span>
 rebellion **</text:a>
In its statement, the Russian Foreign Ministry also emphasized that all the goals and objectives of such a special military operation(Full -scale war against Ukraine - ed.)will be reached.</text:p>
      <text:p text:style-name="P4">
As it was reported, the leader of the Wagner PEC [Yevgeny Prigogin announced on June 23.(https://www.ukrinform.ua/rubric-other_news/3727120-zakolot-prigozina-vse-so-vidomo-na-cej-moment.html)Against the Russian military leadership, in particular, against the Minister of Defense of the Russian Federation Sergei Shoig.</text:p>
      <text:p text:style-name="P4">
As of 17:20, Kyiv time, the Russian Wagner column reached the Lypetsk region. The column is about 420 km from Moscow.</text:p>
      <text:p text:style-name="P4">
_ Photo: Rar _</text:p>
      <text:p text:style-name="P4">
News Source: <text:a xlink:type="simple" xlink:href="https://www.ukrinform.ua/rubric-world/3727321-u-mzs-rosii-opriludnili-zaavu-pro-potocnu-vnutrisnopoliticnu-situaciu.html" text:style-name="Internet_20_link" text:visited-style-name="Visited_20_Internet_20_Link">
https://www.ukrinform.ua/rubric-world/3727321-u-mzs-rosii-opriludnili-zaavu-pro-potocnu-vnutrisnopoliticnu-situaciu.html</text:a>
</text:p>
      <!--NEWS-->
      <text:h text:style-name="P10" text:outline-level="1">
<text:span text:style-name="T4">
Zelensky is sure that Putin is no longer in Moscow</text:span>
</text:h>
      <text:p text:style-name="P4">
Authors: Ukrinform (Person)</text:p>
      <text:p text:style-name="P4">
Publisher: Укринформ (Organization)</text:p>
      <text:p text:style-name="P4">
Published Time: 2023-06-24T1:44:00+03:00</text:p>
      <text:p text:style-name="P4">
Modified Time: 2023-06-24T20:44:00+03:00</text:p>
      <text:p text:style-name="P4">
Description: The longer the Russian President Vladimir Putnin will be hidden in the hopper, the more this situation will lose from Russia. - Ukrinform.</text:p>
      <text:p text:style-name="P4">
Images: ['<text:a xlink:type="simple" xlink:href="https://static.ukrinform.com/photos/2022_07/thumb_files/630_360_1657855821-201.png" text:style-name="Internet_20_link" text:visited-style-name="Visited_20_Internet_20_Link">
630_360_16578...</text:a>
']</text:p>
      <text:p text:style-name="P4">
Tags: ['Москва', 'Путін', 'ПВК "Вагнера"', 'Пригожин', 'Зеленський']</text:p>
      <text:p text:style-name="P4">
Type: Article</text:p>
      <!--METADATA-->
      <text:p text:style-name="P4">
<draw:frame draw:style-name="fr1" draw:name="Image225" text:anchor-type="as-char" svg:width="6.9236in" svg:height="3.956343in" draw:z-index="0">
<draw:image xlink:href="../Images/yкринформ/2023-06-24T1-44-00-03-00/630_360_1657855821-201.png" xlink:type="simple" xlink:show="embed" xlink:actuate="onLoad" draw:mime-type="image/png"/>
</draw:frame>
The more than a Russian -president, Vladimir Putnin will be hidden in the hopper, the more the situation of the situation will be lost by everyone who is related to Russia.</text:p>
      <text:p text:style-name="P4">
This was noted in his <text:a xlink:type="simple" xlink:href="https://t.me/OP_UA/9783" text:style-name="Internet_20_link" text:visited-style-name="Visited_20_Internet_20_Link">
video message</text:a>
Presidential District Zelensky, transmitting Ukrinform.</text:p>
      <text:p text:style-name="P4">
Zokrema, Vin fought with Rosiysko Movyu to Rosiyan: “I will say in Russian. The Kremlin mane, obviously, is very afraid and, probably hides somewhere, is in no way. I am sure that no longer in Moscow. He calls somewhere, begging something. He knows what he is afraid because he himself created this threat. All evil, all -sleep, all hatred - he spreads it himself. And the longer he will be able to re -run between his bunkers, the more you will lose everything, everything that is knitted with Russia. ”</text:p>
      <text:p text:style-name="P4">
Behind the words <text:a xlink:type="simple" xlink:href="https://www.ukrinform.ua/tag-zelenskij" text:style-name="Internet_20_link" text:visited-style-name="Visited_20_Internet_20_Link">
Zelensky</text:a>
, at this time, the Ukrainians will protect their country.</text:p>
      <text:p text:style-name="P4">
In his opinion, Ukraine will definitely win this war.</text:p>
      <text:p text:style-name="P4">
<text:span text:style-name="T4">
 Read also: </text:span>
 <text:a xlink:type="simple" xlink:href="https://www.ukrinform.ua/rubric-world/3727268-putin-pidpisav-zakon-pro-arest-do-30-dib-za-porusenna-rezimu-voennogo-stanu.html" text:style-name="Internet_20_link" text:visited-style-name="Visited_20_Internet_20_Link">
<text:span text:style-name="T4">
 Putin </text:span>
 signed the arrest law up to 30 days for violation of martial law</text:a>
“What will you do? The longer your troops will be on Ukrainian land, then they will bring them to Russia more collapse. The longer this person is free, the more disasters will be, ”Zelensky fed to Rosiyan.</text:p>
      <text:p text:style-name="P4">
Nagadami, Vagner's wagon "Wagner" єvgen Prigozhin 23 chervs <text:a xlink:type="simple" xlink:href="https://www.ukrinform.ua/rubric-sports/3727120-zakolot-prigozina-vse-so-vidomo-na-cej-moment.html" text:style-name="Internet_20_link" text:visited-style-name="Visited_20_Internet_20_Link">
shutdown the Demarshoproti of the Rosiyskiyskoye Kerivnitvva</text:a>
In particular, opposite the Minister of Defense of Russian Sergei Shoig.</text:p>
      <text:p text:style-name="P4">
According to him, Shoigu came to Rostov-on-Don, where he personally conducted the operation of the destruction of "Wagner".</text:p>
      <text:p text:style-name="P4">
Wagner has now established control of military sites in Rostov-on-Don.</text:p>
      <text:p text:style-name="P4">
Prigogine stated that he almost reached Moscow to "put an end to this disorder."</text:p>
      <text:p text:style-name="P4">
News Source: <text:a xlink:type="simple" xlink:href="https://www.ukrinform.ua/rubric-world/3727341-zelenskij-vpevnenij-so-putin-vze-ne-u-moskvi.html" text:style-name="Internet_20_link" text:visited-style-name="Visited_20_Internet_20_Link">
https://www.ukrinform.ua/rubric-world/3727341-zelenskij-vpevnenij-so-putin-vze-ne-u-moskvi.html</text:a>
</text:p>
      <!--NEWS-->
      <text:h text:style-name="P10" text:outline-level="1">
<text:span text:style-name="T4">
Alexiosi sisters won "silver" in a duet in artistic swimming at European Games</text:span>
</text:h>
      <text:p text:style-name="P4">
Authors: Ukrinform (Person)</text:p>
      <text:p text:style-name="P4">
Publisher: Укринформ (Organization)</text:p>
      <text:p text:style-name="P4">
Published Time: 2023-06-24T20:00:42+03:00</text:p>
      <text:p text:style-name="P4">
Modified Time: 2023-06-24T20:00:42+03:00</text:p>
      <text:p text:style-name="P4">
Description: Marina and Vladislav Alexia brought Ukraine the second medal at European Games in Artistic Swimming. - Ukrinform.</text:p>
      <text:p text:style-name="P4">
Images: ['<text:a xlink:type="simple" xlink:href="https://static.ukrinform.com/photos/2023_06/thumb_files/630_360_1687625972-301.jpg" text:style-name="Internet_20_link" text:visited-style-name="Visited_20_Internet_20_Link">
630_360_16876...</text:a>
']</text:p>
      <text:p text:style-name="P4">
Tags: ['синхронне плавання', 'Європейські ігри']</text:p>
      <text:p text:style-name="P4">
Type: Article</text:p>
      <!--METADATA-->
      <text:p text:style-name="P4">
<draw:frame draw:style-name="fr1" draw:name="Image226" text:anchor-type="as-char" svg:width="6.9236in" svg:height="3.956343in" draw:z-index="0">
<draw:image xlink:href="../Images/yкринформ/2023-06-24T20-00-42-03-00/630_360_1687625972-301.jpg" xlink:type="simple" xlink:show="embed" xlink:actuate="onLoad" draw:mime-type="image/jpeg"/>
</draw:frame>
Marina Tapeladislav Alexia brought Ukraine the second medal at European Games with a vast.</text:p>
      <text:p text:style-name="P4">
They took second place in the duet of an arbitrary program, scoring 232.8438, Ukrinform reports.</text:p>
      <text:p text:style-name="P4">
"Gold" was won by athletes from Austria.</text:p>
      <text:p text:style-name="P4">
As it was reported, the Ukrainian Synchronous Swimming team today has a willow medal at European Games.</text:p>
      <text:p text:style-name="P4">
<text:span text:style-name="T4">
 Read also: </text:span>
 <text:a xlink:type="simple" xlink:href="https://www.ukrinform.ua/rubric-sports/3727266-fedina-pro-sriblo-evropejskih-igor-mi-ne-vikonali-element-akij-zaavili-tomu-vse-spravedlivo.html" text:style-name="Internet_20_link" text:visited-style-name="Visited_20_Internet_20_Link">
<text:span text:style-name="T4">
 Fedina </text:span>
 - About "Silver" of European Games: We have not fulfilled the item that stated, so everything is fair</text:a>
The competition will last until July 2.</text:p>
      <text:p text:style-name="P4">
Photo: Getty Images</text:p>
      <text:p text:style-name="P4">
News Source: <text:a xlink:type="simple" xlink:href="https://www.ukrinform.ua/rubric-sports/3727326-sestri-aleksiivi-viboroli-sriblo-v-dueti-v-artisticnomu-plavanni-na-evropejskih-igrah.html" text:style-name="Internet_20_link" text:visited-style-name="Visited_20_Internet_20_Link">
https://www.ukrinform.ua/rubric-sports/3727326-sestri-aleksiivi-viboroli-sriblo-v-dueti-v-artisticnomu-plavanni-na-evropejskih-igrah.html</text:a>
</text:p>
      <!--NEWS-->
      <text:h text:style-name="P10" text:outline-level="1">
<text:span text:style-name="T4">
Biden discussed with Macron, Scholtz and Sunak situation in the Russian Federation</text:span>
</text:h>
      <text:p text:style-name="P4">
Authors: Ukrinform (Person)</text:p>
      <text:p text:style-name="P4">
Publisher: Укринформ (Organization)</text:p>
      <text:p text:style-name="P4">
Published Time: 2023-06-24T20:08:00+03:00</text:p>
      <text:p text:style-name="P4">
Modified Time: 2023-06-24T20:08:00+03:00</text:p>
      <text:p text:style-name="P4">
Description: US President Joe Biden spent telephone conversations with French head Emmanuel Macron, German Chancellor Olaf Scholts and Prime Minister of Great Britain Riri Sunak. - Ukrinform.</text:p>
      <text:p text:style-name="P4">
Images: ['<text:a xlink:type="simple" xlink:href="https://static.ukrinform.com/photos/2023_05/thumb_files/630_360_1684671641-107.jpeg" text:style-name="Internet_20_link" text:visited-style-name="Visited_20_Internet_20_Link">
630_360_16846...</text:a>
']</text:p>
      <text:p text:style-name="P4">
Tags: ['Байден', 'Макрон', 'Росія', 'Шольц', 'Ріші Сунак']</text:p>
      <text:p text:style-name="P4">
Type: Article</text:p>
      <!--METADATA-->
      <text:p text:style-name="P4">
<draw:frame draw:style-name="fr1" draw:name="Image227" text:anchor-type="as-char" svg:width="6.9236in" svg:height="3.956343in" draw:z-index="0">
<draw:image xlink:href="../Images/yкринформ/2023-06-24T20-08-00-03-00/630_360_1684671641-107.jpeg" xlink:type="simple" xlink:show="embed" xlink:actuate="onLoad" draw:mime-type="image/jpeg"/>
</draw:frame>
Presidential Joe Biden spent telephone conversations with French head Emmanuel Macron, German Chancellor Olaf Scholts and Prime Minister of Great Britain Rishisunak.</text:p>
      <text:p text:style-name="P4">
The White House reports, Ukrinform reports.</text:p>
      <text:p text:style-name="P4">
“The leaders discussed the situation in [(https://www.ukrinform.ua/tag-rosia). They also confirmed their adamant support for Ukraine, ”the US Presidential Administration said.</text:p>
      <text:p text:style-name="P4">
<text:span text:style-name="T5">
!</text:span>
<text:span text:style-name="T4">
 Our </text:span>
 <text:span text:style-name="T4">
 Winning </text:span>
 »](https://www.ukrinform.ua/rubric-world/3727303-dmitro-kuleba-vvazae-so-bunt-vagnerivciv-u-rosii-na-blago-nasoi-peremogi.html)As it was reported, the leader of the Wagner PEC [Yevgeny Prigogin announced on June 23.(https://www.ukrinform.ua/rubric-other_news/3727120-zakolot-prigozina-vse-so-vidomo-na-cej-moment.html)Against the Russian military leadership, in particular against the Minister of Defense of the Russian Federation Sergei Shoig.</text:p>
      <text:p text:style-name="P4">
Now "Wagnerivtsi" control Rostov-on-Don, part of the Voronezh region is struck by columns in Moscow.</text:p>
      <text:p text:style-name="P4">
_ Photo: Presidential Office _</text:p>
      <text:p text:style-name="P4">
News Source: <text:a xlink:type="simple" xlink:href="https://www.ukrinform.ua/rubric-world/3727329-bajden-obgovoriv-z-makronom-solcom-i-sunakom-situaciu-v-rf.html" text:style-name="Internet_20_link" text:visited-style-name="Visited_20_Internet_20_Link">
https://www.ukrinform.ua/rubric-world/3727329-bajden-obgovoriv-z-makronom-solcom-i-sunakom-situaciu-v-rf.html</text:a>
</text:p>
      <!--NEWS-->
      <text:h text:style-name="P10" text:outline-level="1">
<text:span text:style-name="T4">
Beh-Romanchuk won "gold" in a triple jump at European Games</text:span>
</text:h>
      <text:p text:style-name="P4">
Authors: Ukrinform (Person)</text:p>
      <text:p text:style-name="P4">
Publisher: Укринформ (Organization)</text:p>
      <text:p text:style-name="P4">
Published Time: 2023-06-24T20:10:00+03:00</text:p>
      <text:p text:style-name="P4">
Modified Time: 2023-06-24T20:10:00+03:00</text:p>
      <text:p text:style-name="P4">
Description: Marina Beh-Romanchuk brought Ukraine the fourth European Medal 20123 at Athletics. - Ukrinform.</text:p>
      <text:p text:style-name="P4">
Images: ['<text:a xlink:type="simple" xlink:href="https://static.ukrinform.com/photos/2023_06/thumb_files/630_360_1687626482-505.jpg" text:style-name="Internet_20_link" text:visited-style-name="Visited_20_Internet_20_Link">
630_360_16876...</text:a>
']</text:p>
      <text:p text:style-name="P4">
Tags: ['Легка атлетика', 'Марина Бех-Романчук']</text:p>
      <text:p text:style-name="P4">
Type: Article</text:p>
      <!--METADATA-->
      <text:p text:style-name="P4">
<draw:frame draw:style-name="fr1" draw:name="Image228" text:anchor-type="as-char" svg:width="6.9236in" svg:height="3.956343in" draw:z-index="0">
<draw:image xlink:href="../Images/yкринформ/2023-06-24T20-10-00-03-00/630_360_1687626482-505.jpg" xlink:type="simple" xlink:show="embed" xlink:actuate="onLoad" draw:mime-type="image/jpeg"/>
</draw:frame>
Marinabeh-Romanchuk brought Ukraine the fourth European Medal of European Games in athletics.</text:p>
      <text:p text:style-name="P4">
In a triple jump in the second division, she showed the result 14.58 meters, Ukrinform reports.</text:p>
      <text:p text:style-name="P4">
None of the female athletes of the first and third divisions were able to reverbery the Ukrainian.</text:p>
      <text:p text:style-name="P4">
Tugba Danishmaz from Turkey won competitions in the first division with the indicator 14.16 meters and won "silver".</text:p>
      <text:p text:style-name="P4">
<text:span text:style-name="T4">
 Read also: </text:span>
 <text:a xlink:type="simple" xlink:href="https://www.ukrinform.ua/rubric-sports/3717337-ukrainka-natalia-krol-vigrala-800metrivku-na-turniri-u-grecii.html" text:style-name="Internet_20_link" text:visited-style-name="Visited_20_Internet_20_Link">
Ukrainka Natalia Krol won 800 meters at the Ugretation Tournament</text:a>
Beh-Romanchuk won the debut victory in the personal competitions of European Igor in the length of 2019.</text:p>
      <text:p text:style-name="P4">
The competition will last until July 2.</text:p>
      <text:p text:style-name="P4">
Photo: Getty Images</text:p>
      <text:p text:style-name="P4">
News Source: <text:a xlink:type="simple" xlink:href="https://www.ukrinform.ua/rubric-sports/3727330-behromancuk-zdobula-zoloto-u-potrijnomu-stribku-na-evropejskih-igrah.html" text:style-name="Internet_20_link" text:visited-style-name="Visited_20_Internet_20_Link">
https://www.ukrinform.ua/rubric-sports/3727330-behromancuk-zdobula-zoloto-u-potrijnomu-stribku-na-evropejskih-igrah.html</text:a>
</text:p>
      <!--NEWS-->
      <text:h text:style-name="P10" text:outline-level="1">
<text:span text:style-name="T4">
Russian troops were fired at Dnipropetrovsk four times a day</text:span>
</text:h>
      <text:p text:style-name="P4">
Authors: Ukrinform (Person)</text:p>
      <text:p text:style-name="P4">
Publisher: Укринформ (Organization)</text:p>
      <text:p text:style-name="P4">
Published Time: 2023-06-24T20:11:00+03:00</text:p>
      <text:p text:style-name="P4">
Modified Time: 2023-06-24T20:11:00+03:00</text:p>
      <text:p text:style-name="P4">
Description: The Russian army fired at the Nikopol district of Dnipropetrovsk region four times a day, a peaceful resident was killed. - Ukrinform.</text:p>
      <text:p text:style-name="P4">
Images: ['<text:a xlink:type="simple" xlink:href="https://static.ukrinform.com/photos/2023_06/thumb_files/630_360_1687626589-220.jpeg" text:style-name="Internet_20_link" text:visited-style-name="Visited_20_Internet_20_Link">
630_360_16876...</text:a>
']</text:p>
      <text:p text:style-name="P4">
Tags: ['Дніпропетровщина', 'Нікополь', 'Обстріл', 'Загибель', 'Війна з Росією']</text:p>
      <text:p text:style-name="P4">
Type: Article</text:p>
      <!--METADATA-->
      <text:p text:style-name="P4">
<draw:frame draw:style-name="fr1" draw:name="Image229" text:anchor-type="as-char" svg:width="6.9236in" svg:height="3.956343in" draw:z-index="0">
<draw:image xlink:href="../Images/yкринформ/2023-06-24T20-11-00-03-00/630_360_1687626589-220.jpeg" xlink:type="simple" xlink:show="embed" xlink:actuate="onLoad" draw:mime-type="image/jpeg"/>
</draw:frame>
The Russian army fired at the Nikopol district four times a day, a peaceful resident was killed.</text:p>
      <text:p text:style-name="P4">
About it in <text:a xlink:type="simple" xlink:href="https://t.me/mykola_lukashuk/5244" text:style-name="Internet_20_link" text:visited-style-name="Visited_20_Internet_20_Link">
telegram</text:a>
Mykola Lukashuk, the Chief Properepetrovsk Regional Council, reported, Ukrinform reports.</text:p>
      <text:p text:style-name="P4">
"For today the enemy four times <text:a xlink:type="simple" xlink:href="https://www.ukrinform.ua/tag-obstril" text:style-name="Internet_20_link" text:visited-style-name="Visited_20_Internet_20_Link">
fired</text:a>
Nikopol region, ”the post reads.</text:p>
      <text:p text:style-name="P4">
In particular, Nikopol was fired twice with artillery. The city has 6 private residential buildings, 3 objects, 7 outbuildings, a car, a gas pipeline and power lines. The shelling was killed by a 71-year-old man.</text:p>
      <text:p text:style-name="P4">
<text:span text:style-name="T4">
 Read also: </text:span>
 <text:a xlink:type="simple" xlink:href="https://www.ukrinform.ua/rubric-ato/3727322-rosiani-zoseredzuut-osnovni-zusilla-na-troh-napramkah.html" text:style-name="Internet_20_link" text:visited-style-name="Visited_20_Internet_20_Link">
Russians focus basic efforts in three directions</text:a>
The Pokrovsk community also suffered two attacks, without victims, said.</text:p>
      <text:p text:style-name="P4">
As it was reported, <text:a xlink:type="simple" xlink:href="https://www.ukrinform.ua/rubric-ato/3727045-u-dnipri-vnaslidok-raketnoi-ataki-zrujnovani-dekilka-budinkiv-e-postrazdali.html" text:style-name="Internet_20_link" text:visited-style-name="Visited_20_Internet_20_Link">
at night the enemy was fired by the Dnieper, 11 people were injured.</text:a>
<text:span text:style-name="T5">
Foto: Mykola Lukashuk - head of dor</text:span>
</text:p>
      <text:p text:style-name="P4">
News Source: <text:a xlink:type="simple" xlink:href="https://www.ukrinform.ua/rubric-ato/3727331-vijska-rf-za-den-cotiri-razi-obstrilali-dnipropetrovsinu.html" text:style-name="Internet_20_link" text:visited-style-name="Visited_20_Internet_20_Link">
https://www.ukrinform.ua/rubric-ato/3727331-vijska-rf-za-den-cotiri-razi-obstrilali-dnipropetrovsinu.html</text:a>
</text:p>
      <!--NEWS-->
      <text:h text:style-name="P10" text:outline-level="1">
<text:span text:style-name="T4">
The FSB conducts raids at the addresses of the former and present "Wagner" - media</text:span>
</text:h>
      <text:p text:style-name="P4">
Authors: Ukrinform (Person)</text:p>
      <text:p text:style-name="P4">
Publisher: Укринформ (Organization)</text:p>
      <text:p text:style-name="P4">
Published Time: 2023-06-24T20:16:00+03:00</text:p>
      <text:p text:style-name="P4">
Modified Time: 2023-06-24T20:16:00+03:00</text:p>
      <text:p text:style-name="P4">
Description: The FSB conducts mass raids in the regions of Russia at the addresses of the former and current mercenaries of the Wagner PEC. - Ukrinform.</text:p>
      <text:p text:style-name="P4">
Images: ['<text:a xlink:type="simple" xlink:href="https://static.ukrinform.com/photos/2021_12/thumb_files/630_360_1639473341-759.jpg" text:style-name="Internet_20_link" text:visited-style-name="Visited_20_Internet_20_Link">
630_360_16394...</text:a>
']</text:p>
      <text:p text:style-name="P4">
Tags: ['ФСБ РФ', 'Обшук', 'Росія', 'ПВК "Вагнера"', 'Пригожин']</text:p>
      <text:p text:style-name="P4">
Type: Article</text:p>
      <!--METADATA-->
      <text:p text:style-name="P4">
<draw:frame draw:style-name="fr1" draw:name="Image230" text:anchor-type="as-char" svg:width="6.9236in" svg:height="3.956343in" draw:z-index="0">
<draw:image xlink:href="../Images/yкринформ/2023-06-24T20-16-00-03-00/630_360_1639473341-759.jpg" xlink:type="simple" xlink:show="embed" xlink:actuate="onLoad" draw:mime-type="image/jpeg"/>
</draw:frame>
FSB conducts mass raids in the regions of Russia at the addresses of the former and present -day women of Wagner PEC.</text:p>
      <text:p text:style-name="P4">
About it reports the edition "<text:a xlink:type="simple" xlink:href="https://storage.googleapis.com/istories/news/2023/06/24/siloviki-nachali-reidi-po-domam-boitsov-chvk-vagnera-im-ugrozhayut-gosizmenoi-za-prisyagu-prigozhinu-nekotorikh-zaderzhali-fsb-soobshchili-vazhnim-istoriyam-rodnie/index.html" text:style-name="Internet_20_link" text:visited-style-name="Visited_20_Internet_20_Link">
important histories</text:a>
»With reference to the relatives of" Wagnerivtsi ", reports Ukrinform.</text:p>
      <text:p text:style-name="P4">
According to the interlocutors of the publication, security forces come home with a girlfriend, seek mercenaries and threaten criminal cases about the State Defense Council, if they decide to join Prigogine.</text:p>
      <text:p text:style-name="P4">
In particular, last night in the Ryazan region, the security forces came home to the material of the wounded mercenaries of the PVC "<text:a xlink:type="simple" xlink:href="https://www.ukrinform.ua/tag-pvk-vagnera" text:style-name="Internet_20_link" text:visited-style-name="Visited_20_Internet_20_Link">
Wagner</text:a>
", he was taken to the departments without explanation. At night, the operatives also came to the mother of" Wagner "in the Resurrection Moscow region - that was not at home.</text:p>
      <text:p text:style-name="P4">
The wife of a former mercenary from the Bryansk region told reporters that Doney is home(not at the place of registration)He came to the district and asked where the man. "He said that if he was noticed that he would swear to Moscow and move to Moscow, he will automatically become a traitor to the Motherland, planted for 20 years, and the ancestral will not live here," the woman says.</text:p>
      <text:p text:style-name="P4">
<text:span text:style-name="T4">
 Read also: </text:span>
 <text:a xlink:type="simple" xlink:href="https://www.ukrinform.ua/rubric-world/3727288-pvk-vagner-zaklikae-vijskovih-rf-z-okupovanih-teritorij-priednatisa-do-marsu-na-moskvu.html" text:style-name="Internet_20_link" text:visited-style-name="Visited_20_Internet_20_Link">
Wagner PVC calls for military Russian military to join the march on <text:span text:style-name="T4">
 Moscow </text:span>
</text:a>
It is reported similar raids in Orenburg, Orly, Voronezh region, Krasnodar region.</text:p>
      <text:p text:style-name="P4">
As reported by Ukrinform, on June 23 the leader of the Wagner PEC Yevgeny Prigogin <text:a xlink:type="simple" xlink:href="https://www.ukrinform.ua/rubric-other_news/3727120-zakolot-prigozina-vse-so-vidomo-na-cej-moment.html" text:style-name="Internet_20_link" text:visited-style-name="Visited_20_Internet_20_Link">
declared Demarsh against the Russian military leadership</text:a>
In particular against Russian Defense Minister Sergei Shoig.</text:p>
      <text:p text:style-name="P4">
According to him, Shoigu came to Rostov-on-Don, where he personally conducted the operation of the destruction of "Wagner".</text:p>
      <text:p text:style-name="P4">
Wagner has established control of military sites in Rostov-on-Don.</text:p>
      <text:p text:style-name="P4">
Prigogine declared his intention to reach Moscow.</text:p>
      <text:p text:style-name="P4">
News Source: <text:a xlink:type="simple" xlink:href="https://www.ukrinform.ua/rubric-world/3727332-fsb-provodit-u-regionah-rejdi-za-adresami-kolisnih-ta-ninisnih-vagnerivciv-zmi.html" text:style-name="Internet_20_link" text:visited-style-name="Visited_20_Internet_20_Link">
https://www.ukrinform.ua/rubric-world/3727332-fsb-provodit-u-regionah-rejdi-za-adresami-kolisnih-ta-ninisnih-vagnerivciv-zmi.html</text:a>
</text:p>
      <!--NEWS-->
      <text:h text:style-name="P10" text:outline-level="1">
<text:span text:style-name="T4">
Today the world saw that the owners of Russia are not controlling anything - Zelensky</text:span>
</text:h>
      <text:p text:style-name="P4">
Authors: Ukrinform (Person)</text:p>
      <text:p text:style-name="P4">
Publisher: Укринформ (Organization)</text:p>
      <text:p text:style-name="P4">
Published Time: 2023-06-24T20:22:56+03:00</text:p>
      <text:p text:style-name="P4">
Modified Time: 2023-06-24T20:22:56+03:00</text:p>
      <text:p text:style-name="P4">
Description: The clash of the Russian regular army with Wagner PEC showed that Russia's leadership does not control the situation in its own country. - Ukrinform.</text:p>
      <text:p text:style-name="P4">
Images: ['<text:a xlink:type="simple" xlink:href="https://static.ukrinform.com/photos/2023_06/thumb_files/630_360_1687376812-770.jpeg" text:style-name="Internet_20_link" text:visited-style-name="Visited_20_Internet_20_Link">
630_360_16873...</text:a>
']</text:p>
      <text:p text:style-name="P4">
Tags: ['Зеленський']</text:p>
      <text:p text:style-name="P4">
Type: Article</text:p>
      <!--METADATA-->
      <text:p text:style-name="P4">
<draw:frame draw:style-name="fr1" draw:name="Image231" text:anchor-type="as-char" svg:width="6.9236in" svg:height="3.956343in" draw:z-index="0">
<draw:image xlink:href="../Images/yкринформ/2023-06-24T20-22-56-03-00/630_360_1687376812-770.jpeg" xlink:type="simple" xlink:show="embed" xlink:actuate="onLoad" draw:mime-type="image/jpeg"/>
</draw:frame>
The clash of the Russian regular army with Wagner PEC showed that Russia's leadership uncontrollands the situation in its own country.</text:p>
      <text:p text:style-name="P4">
This was said in <text:a xlink:type="simple" xlink:href="https://t.me/OP_UA/9782" text:style-name="Internet_20_link" text:visited-style-name="Visited_20_Internet_20_Link">
video address</text:a>
Presidential lodimer Zelensky, Ukrinform correspondent reports.</text:p>
      <text:p text:style-name="P4">
Video: <text:a xlink:type="simple" xlink:href="https://t.me/OP_UA/9782" text:style-name="Internet_20_link" text:visited-style-name="Visited_20_Internet_20_Link">
Presidential Office</text:a>
<text:span text:style-name="T4">
 _ I wish health, dear Ukrainians!_ </text:span>
</text:p>
      <text:p text:style-name="P4">
<text:span text:style-name="T4">
 _ I wish health, all the people of the world!_ </text:span>
</text:p>
      <text:p text:style-name="P4">
Today is the day when there should definitely not be silence. And leadership is definitely needed.</text:p>
      <text:p text:style-name="P4">
Today, the world saw that the owners of Russia were not controlling anything. In general. Just full chaos. The complete absence of any predictability. And it is a napan territory that is stuffed with weapons.</text:p>
      <text:p text:style-name="P4">
We all remember how in the 21st year the head of Russia threatened the world. He had some ultimatums there, he tried to show some force there.</text:p>
      <text:p text:style-name="P4">
The 22nd year showed that he confused-he confused his illusions of the Tabr, which he was fed. They are there, in the Kremlin, capable of going to any terror capable of go to any stupidity, but they cannot provide percentage control. And they are a real problem.</text:p>
      <text:p text:style-name="P4">
In one day, they lost several millionaire cities and showed all Russian bandits, mercenaries, oligarchs and anyone else, as it is easy to capture Russian cities and probably arsenals with weapons.</text:p>
      <text:p text:style-name="P4">
It is very important now that no one in the world is silent because it is afraid of this Russian chaos. All leaders' actions can now be historical. Every word journalists - by weight of gold. The source of the problem should be clearly called. And if someone in the world tries to sleep the situation, if someone in the world is exposed to illusia, as if the Kremlin is able to restore control, then only delaying the problem of a torture breakthrough of chaos - even more dangerous.</text:p>
      <text:p text:style-name="P4">
We all know the solution.</text:p>
      <text:p text:style-name="P4">
First, the world should not be afraid. We know that only our unity protects us.</text:p>
      <text:p text:style-name="P4">
Ukraine will definitely protect Europe from any Russian forces, it is important who commands them. We will protect. The safety of the eastern flank of Europe will only be in our defense. And that is why every manifestation of our defense is also supporting your defense, all in the free world.Second: everything should be real. It is time for everyone in the world to say that Russia's comprehensive actions against Ukraine have been and are unprovured. And we all have to orient our joint security priorities.</text:p>
      <text:p text:style-name="P4">
NATO is not just a word or set of formal promises. It is a reliable guarantee of all that peace will not be destroyed. Without Ukraine, such guarantees are nothing. Already in July at a summit in Vilnius - a historical chance for real decisions of loving on Russia. Any nation that borders with Russia is really supporting.</text:p>
      <text:p text:style-name="P4">
And the third.</text:p>
      <text:p text:style-name="P4">
I will say in Russian. The Kremlin's person, obviously, is sought to be very scared, and the spinning, it is not shown. Imved, which is no longer in Moscow. Welcome to something, it will work something. He knows, he was afraid, so that he himself is a creation of etougrosis. All evil, all the craft, all the hatred - he is a space. And more thanks, he is a hunger over his bunkers, the topics of all, everything, everything, that is squeezed with Russia.</text:p>
      <text:p text:style-name="P4">
What will we do, Ukrainian?</text:p>
      <text:p text:style-name="P4">
And we will blame their country. We will be delayed by their freedom. We will not build, and we will not be unattended. We will run out - and this will be. Our war in this war will be unambiguously.</text:p>
      <text:p text:style-name="P4">
And what do you do?</text:p>
      <text:p text:style-name="P4">
Moreover, the army will be on the Ukrainian land, the topics of the top were shaped by the tidy of the night to Russia. What will it be a man in the Kremlin, the topics of the catastrophe.</text:p>
      <text:p text:style-name="P4">
Now I'll move on to my native.</text:p>
      <text:p text:style-name="P4">
Thank you to our soldiers!Thank you all who are beating the occupiers now!Thank you to the air for the protection of our sky!</text:p>
      <text:p text:style-name="P4">
<text:span text:style-name="T4">
<text:span text:style-name="T5">
 Glory to Ukraine!</text:span>
 </text:span>
</text:p>
      <text:p text:style-name="P4">
<text:span text:style-name="T4">
 _ Let's win!_ </text:span>
</text:p>
      <text:p text:style-name="P4">
Photo: Presidential Office</text:p>
      <text:p text:style-name="P4">
News Source: <text:a xlink:type="simple" xlink:href="https://www.ukrinform.ua/rubric-ato/3727334-sogodni-svit-pobaciv-so-gospodari-rosii-nicogo-ne-kontroluut-zelenskij.html" text:style-name="Internet_20_link" text:visited-style-name="Visited_20_Internet_20_Link">
https://www.ukrinform.ua/rubric-ato/3727334-sogodni-svit-pobaciv-so-gospodari-rosii-nicogo-ne-kontroluut-zelenskij.html</text:a>
</text:p>
      <!--NEWS-->
      <text:h text:style-name="P10" text:outline-level="1">
<text:span text:style-name="T4">
Russian oligarchs and government officials leave Moscow - media</text:span>
</text:h>
      <text:p text:style-name="P4">
Authors: Ukrinform (Person)</text:p>
      <text:p text:style-name="P4">
Publisher: Укринформ (Organization)</text:p>
      <text:p text:style-name="P4">
Published Time: 2023-06-24T20:27:00+03:00</text:p>
      <text:p text:style-name="P4">
Modified Time: 2023-06-24T20:27:00+03:00</text:p>
      <text:p text:style-name="P4">
Description: A number of Russian oligarchs and government officials could leave Moscow against the background of confrontation between the Wagner PEC with the Ministry of Defense of the Russian Federation. - Ukrinform.</text:p>
      <text:p text:style-name="P4">
Images: ['<text:a xlink:type="simple" xlink:href="https://static.ukrinform.com/photos/2023_06/thumb_files/630_360_1687624852-386.jpg" text:style-name="Internet_20_link" text:visited-style-name="Visited_20_Internet_20_Link">
630_360_16876...</text:a>
']</text:p>
      <text:p text:style-name="P4">
Tags: ['Москва', 'Росія', 'ПВК "Вагнера"', 'Пригожин']</text:p>
      <text:p text:style-name="P4">
Type: Article</text:p>
      <!--METADATA-->
      <text:p text:style-name="P4">
<draw:frame draw:style-name="fr1" draw:name="Image232" text:anchor-type="as-char" svg:width="6.9236in" svg:height="3.956343in" draw:z-index="0">
<draw:image xlink:href="../Images/yкринформ/2023-06-24T20-27-00-03-00/630_360_1687624852-386.jpg" xlink:type="simple" xlink:show="embed" xlink:actuate="onLoad" draw:mime-type="image/jpeg"/>
</draw:frame>
Rosyan oligarchs and government officials could leave Moscow against the background of Wagner's confrontation with the Ministry of Defense of the Russian Federation.</text:p>
      <text:p text:style-name="P4">
This was reported by Russian media, Ukrinform reports.</text:p>
      <text:p text:style-name="P4">
According to the publication "<text:a xlink:type="simple" xlink:href="https://istories.media/news/2023/06/24/potanin-manturov-rotenberg-i-predpolozhitelno-mladshii-kovalchuk-mogli-uletet-iz-moskvi-na-fone-myatezha-naemnikov-chto-izvestno-o-poletakh-elit/" text:style-name="Internet_20_link" text:visited-style-name="Visited_20_Internet_20_Link">
important history</text:a>
", On June 24, two planes used from Moscow used by Russian President Vladimir Putin. from Moscow to St. Petersburg. He disappeared from the radars of the Nadogatchyna.</text:p>
      <text:p text:style-name="P4">
At the same time, the Kremlin Prescribe Dmitry Peskov <text:a xlink:type="simple" xlink:href="https://www.ukrinform.ua/rubric-world/3727261-peskov-zaaviv-so-putin-pracue-u-kremli.html" text:style-name="Internet_20_link" text:visited-style-name="Visited_20_Internet_20_Link">
assures</text:a>
that Putin works in the Kremlin.</text:p>
      <text:p text:style-name="P4">
In addition, according to journalists, Oligarch's business jet and Putinarcadia Rothenberg Bombardier BD-700 flew in Baku in the morning. However, the press service of the territory claims that he was allegedly in Moscow.</text:p>
      <text:p text:style-name="P4">
<text:span text:style-name="T4">
 Read also: </text:span>
 <text:a xlink:type="simple" xlink:href="https://www.ukrinform.ua/rubric-world/3727304-u-moskvi-ogolosili-26-cervna-nerobocim-dnem.html" text:style-name="Internet_20_link" text:visited-style-name="Visited_20_Internet_20_Link">
in Moscow announced on June 26 a non -working day</text:a>
The media also reports that the Gulfstream G650 business jet is an oligarch Vladimirpotanin awaits departure to Istanbul.</text:p>
      <text:p text:style-name="P4">
According to journalists, Sukhoi Superjet Viceremier-Minister Denisamanturov flew out of Moscow in the morning and landed in Turkish Dalaman.</text:p>
      <text:p text:style-name="P4">
Nexta <text:a xlink:type="simple" xlink:href="https://t.me/nexta_live/55352" text:style-name="Internet_20_link" text:visited-style-name="Visited_20_Internet_20_Link">
informed</text:a>
About the departure to St. Petersburg the plane of the Russian Prime Minister Mikhail Mishustin. Instead <text:a xlink:type="simple" xlink:href="https://www.interfax.ru/russia/908823" text:style-name="Internet_20_link" text:visited-style-name="Visited_20_Internet_20_Link">
interfax</text:a>
The Russian government stated that the mushroom "in the workplace, holds meetings."</text:p>
      <text:p text:style-name="P4">
<text:span text:style-name="T4">
 Read also: </text:span>
 <text:a xlink:type="simple" xlink:href="https://www.ukrinform.ua/rubric-world/3727288-pvk-vagner-zaklikae-vijskovih-rf-z-okupovanih-teritorij-priednatisa-do-marsu-na-moskvu.html" text:style-name="Internet_20_link" text:visited-style-name="Visited_20_Internet_20_Link">
Wagner PEC calls for military Russian military to join the march on Moscow</text:a>
At the same time, edition <text:a xlink:type="simple" xlink:href="https://t.me/fontankaspb/41329" text:style-name="Internet_20_link" text:visited-style-name="Visited_20_Internet_20_Link">
"Fountain"</text:a>
reports that the famous and helicopter of the founder of the Wagner PEC "Yevgeny Prigogine, the Opechatani by the security forces" Pulkovo "in St. Petersburg.According to him, Shoigu came to Rostov-on-Don, where he personally conducted the operation of the destruction of "Wagner".</text:p>
      <text:p text:style-name="P4">
Wagner has established control of military sites in Rostov-on-Don.</text:p>
      <text:p text:style-name="P4">
Prigogine declared his intention to reach Moscow.</text:p>
      <text:p text:style-name="P4">
News Source: <text:a xlink:type="simple" xlink:href="https://www.ukrinform.ua/rubric-world/3727319-rosijski-oligarhi-ta-uradovci-zalisaut-moskvu-zmi.html" text:style-name="Internet_20_link" text:visited-style-name="Visited_20_Internet_20_Link">
https://www.ukrinform.ua/rubric-world/3727319-rosijski-oligarhi-ta-uradovci-zalisaut-moskvu-zmi.html</text:a>
</text:p>
      <!--NEWS-->
      <text:h text:style-name="P10" text:outline-level="1">
<text:span text:style-name="T4">
Lukashenko stated that he was talking with Prigogin all day</text:span>
</text:h>
      <text:p text:style-name="P4">
Authors: Ukrinform (Person)</text:p>
      <text:p text:style-name="P4">
Publisher: Укринформ (Organization)</text:p>
      <text:p text:style-name="P4">
Published Time: 2023-06-24T20:30:00+03:00</text:p>
      <text:p text:style-name="P4">
Modified Time: 2023-06-24T20:30:00+03:00</text:p>
      <text:p text:style-name="P4">
Description: Oleksandr Lukashenko negotiated with the founder of the Wagner PEC Yevgeny Prigogin. - Ukrinform.</text:p>
      <text:p text:style-name="P4">
Images: ['<text:a xlink:type="simple" xlink:href="https://static.ukrinform.com/photos/2021_02/thumb_files/630_360_1612536757-234.png" text:style-name="Internet_20_link" text:visited-style-name="Visited_20_Internet_20_Link">
630_360_16125...</text:a>
']</text:p>
      <text:p text:style-name="P4">
Tags: ['Лукашенко', 'Росія', 'ПВК "Вагнера"', 'Пригожин']</text:p>
      <text:p text:style-name="P4">
Type: Article</text:p>
      <!--METADATA-->
      <text:p text:style-name="P4">
<draw:frame draw:style-name="fr1" draw:name="Image233" text:anchor-type="as-char" svg:width="6.9236in" svg:height="3.956343in" draw:z-index="0">
<draw:image xlink:href="../Images/yкринформ/2023-06-24T20-30-00-03-00/630_360_1612536757-234.png" xlink:type="simple" xlink:show="embed" xlink:actuate="onLoad" draw:mime-type="image/png"/>
</draw:frame>
Oleksrlukashenko negotiated with the founder of the Wagner PEC Yevgeny Prigogin.</text:p>
      <text:p text:style-name="P4">
About it reports a telegram-channel <text:a xlink:type="simple" xlink:href="https://t.me/pul_1/9275" text:style-name="Internet_20_link" text:visited-style-name="Visited_20_Internet_20_Link">
"Pul of the first"</text:a>
, reports Ukrinform.</text:p>
      <text:p text:style-name="P4">
It is noted that the negotiations were held in agreement with the President of the RFvolodimir Putin and continued "throughout the day".</text:p>
      <text:p text:style-name="P4">
Lukashenko's press service stated that in the morning of June 23, Putin informed his situation in southern Russia with PEC "<text:a xlink:type="simple" xlink:href="https://www.ukrinform.ua/tag-pvk-vagnera" text:style-name="Internet_20_link" text:visited-style-name="Visited_20_Internet_20_Link">
Wagner</text:a>
", after which an agreement on joint actions was reached, the development of which Lukashenko, in agreement with Putin, held negotiations with the Prishozhny.</text:p>
      <text:p text:style-name="P4">
According to the press service, Prigogin has administered Lukashenko's proposal to the revocation of the armed "Wagner" in Russia and the further steps of the tension de -escalation.</text:p>
      <text:p text:style-name="P4">
<text:span text:style-name="T4">
 Read also: </text:span>
 <text:a xlink:type="simple" xlink:href="https://www.ukrinform.ua/rubric-world/3727347-prigozin-rozvertae-koloni-vagnerivciv-do-polovih-taboriv-roszmi.html" text:style-name="Internet_20_link" text:visited-style-name="Visited_20_Internet_20_Link">
<text:span text:style-name="T4">
 Prigogine </text:span>
 turns the columns of "Wagner" to the fields - Roszma</text:a>
"At the moment, on the table is an absolutely advantageous and acceptable option for the solution of the confidence, with safety guarantees for the Wagner PVC fighters," the testimony reads.</text:p>
      <text:p text:style-name="P4">
As it was reported, the head of the Wagner PEC [Yevgeny Prigogin announced on June 23.(https://www.ukrinform.ua/rubric-other_news/3727120-zakolot-prigozina-vse-so-vidomo-na-cej-moment.html)Against the Russian military leadership, in particular against the Minister of Defense of the Russian Federation Sergei Shoig.</text:p>
      <text:p text:style-name="P4">
According to him, Shoigu came to Rostov-on-Don, where he personally conducted the operation of the destruction of "Wagner".</text:p>
      <text:p text:style-name="P4">
Wagner has established control of military sites in Rostov-on-Don.</text:p>
      <text:p text:style-name="P4">
Prigogine declared his intention to reach Moscow.</text:p>
      <text:p text:style-name="P4">
On the evening of June 24, he stated that he would turn the fighters of the group to the field.</text:p>
      <text:p text:style-name="P4">
News Source: <text:a xlink:type="simple" xlink:href="https://www.ukrinform.ua/rubric-world/3727338-u-lukasenka-zaavili-so-vin-uves-den-provodiv-peregovori-z-prigozinim.html" text:style-name="Internet_20_link" text:visited-style-name="Visited_20_Internet_20_Link">
https://www.ukrinform.ua/rubric-world/3727338-u-lukasenka-zaavili-so-vin-uves-den-provodiv-peregovori-z-prigozinim.html</text:a>
</text:p>
      <!--NEWS-->
      <text:h text:style-name="P10" text:outline-level="1">
<text:span text:style-name="T4">
Zelensky is sure that Putin is no longer in Moscow</text:span>
</text:h>
      <text:p text:style-name="P4">
Authors: Ukrinform (Person)</text:p>
      <text:p text:style-name="P4">
Publisher: Укринформ (Organization)</text:p>
      <text:p text:style-name="P4">
Published Time: 2023-06-24T20:44:00+03:00</text:p>
      <text:p text:style-name="P4">
Modified Time: 2023-06-24T20:44:00+03:00</text:p>
      <text:p text:style-name="P4">
Description: The longer the Russian President Vladimir Putnin will be hidden in the hopper, the more this situation will lose from Russia. - Ukrinform.</text:p>
      <text:p text:style-name="P4">
Images: ['<text:a xlink:type="simple" xlink:href="https://static.ukrinform.com/photos/2022_07/thumb_files/630_360_1657855821-201.png" text:style-name="Internet_20_link" text:visited-style-name="Visited_20_Internet_20_Link">
630_360_16578...</text:a>
']</text:p>
      <text:p text:style-name="P4">
Tags: ['Москва', 'Путін', 'ПВК "Вагнера"', 'Пригожин', 'Зеленський']</text:p>
      <text:p text:style-name="P4">
Type: Article</text:p>
      <!--METADATA-->
      <text:p text:style-name="P4">
<draw:frame draw:style-name="fr1" draw:name="Image234" text:anchor-type="as-char" svg:width="6.9236in" svg:height="3.956343in" draw:z-index="0">
<draw:image xlink:href="../Images/yкринформ/2023-06-24T20-44-00-03-00/630_360_1657855821-201.png" xlink:type="simple" xlink:show="embed" xlink:actuate="onLoad" draw:mime-type="image/png"/>
</draw:frame>
The more than a Russian -president, Vladimir Putnin will be hidden in the hopper, the more the situation of the situation will be lost by everyone who is related to Russia.</text:p>
      <text:p text:style-name="P4">
This was noted in his <text:a xlink:type="simple" xlink:href="https://t.me/OP_UA/9783" text:style-name="Internet_20_link" text:visited-style-name="Visited_20_Internet_20_Link">
video message</text:a>
Presidential District Zelensky, transmitting Ukrinform.</text:p>
      <text:p text:style-name="P4">
Zokrema, Vin fought with Rosiysko Movyu to Rosiyan: “I will say in Russian. The Kremlin mane, obviously, is very afraid and, probably hides somewhere, is in no way. I am sure that no longer in Moscow. He calls somewhere, begging something. He knows what he is afraid because he himself created this threat. All evil, all -sleep, all hatred - he spreads it himself. And the longer he will be able to re -run between his bunkers, the more you will lose everything, everything that is knitted with Russia. ”</text:p>
      <text:p text:style-name="P4">
Behind the words <text:a xlink:type="simple" xlink:href="https://www.ukrinform.ua/tag-zelenskij" text:style-name="Internet_20_link" text:visited-style-name="Visited_20_Internet_20_Link">
Zelensky</text:a>
, at this time, the Ukrainians will protect their country.</text:p>
      <text:p text:style-name="P4">
In his opinion, Ukraine will definitely win this war.</text:p>
      <text:p text:style-name="P4">
<text:span text:style-name="T4">
 Read also: </text:span>
 <text:a xlink:type="simple" xlink:href="https://www.ukrinform.ua/rubric-world/3727268-putin-pidpisav-zakon-pro-arest-do-30-dib-za-porusenna-rezimu-voennogo-stanu.html" text:style-name="Internet_20_link" text:visited-style-name="Visited_20_Internet_20_Link">
<text:span text:style-name="T4">
 Putin </text:span>
 signed the arrest law up to 30 days for violation of martial law</text:a>
“What will you do? The longer your troops will be on Ukrainian land, then they will bring them to Russia more collapse. The longer this person is free, the more disasters will be, ”Zelensky fed to Rosiyan.</text:p>
      <text:p text:style-name="P4">
Nagadami, Vagner's wagon "Wagner" єvgen Prigozhin 23 chervs <text:a xlink:type="simple" xlink:href="https://www.ukrinform.ua/rubric-sports/3727120-zakolot-prigozina-vse-so-vidomo-na-cej-moment.html" text:style-name="Internet_20_link" text:visited-style-name="Visited_20_Internet_20_Link">
shutdown the Demarshoproti of the Rosiyskiyskoye Kerivnitvva</text:a>
In particular, opposite the Minister of Defense of Russian Sergei Shoig.</text:p>
      <text:p text:style-name="P4">
According to him, Shoigu came to Rostov-on-Don, where he personally conducted the operation of the destruction of "Wagner".</text:p>
      <text:p text:style-name="P4">
Wagner has now established control of military sites in Rostov-on-Don.</text:p>
      <text:p text:style-name="P4">
Prigogine stated that he almost reached Moscow to "put an end to this disorder."</text:p>
      <text:p text:style-name="P4">
News Source: <text:a xlink:type="simple" xlink:href="https://www.ukrinform.ua/rubric-world/3727341-zelenskij-vpevnenij-so-putin-vze-ne-u-moskvi.html" text:style-name="Internet_20_link" text:visited-style-name="Visited_20_Internet_20_Link">
https://www.ukrinform.ua/rubric-world/3727341-zelenskij-vpevnenij-so-putin-vze-ne-u-moskvi.html</text:a>
</text:p>
      <!--NEWS-->
      <text:h text:style-name="P10" text:outline-level="1">
<text:span text:style-name="T4">
General Millie canceled the trip to the Middle East because of the situation in</text:span>
</text:h>
      <text:p text:style-name="P4">
Authors: Ukrinform (Person)</text:p>
      <text:p text:style-name="P4">
Publisher: Укринформ (Organization)</text:p>
      <text:p text:style-name="P4">
Published Time: 2023-06-24T20:46:55+03:00</text:p>
      <text:p text:style-name="P4">
Modified Time: 2023-06-24T20:46:55+03:00</text:p>
      <text:p text:style-name="P4">
Description: The chairman of the United States Chiefs of Staff, General Mark Millie, canceled the planned trip to the Middle East, which was to take place on Saturday, due to the situation in Russia. - Ukrinform.</text:p>
      <text:p text:style-name="P4">
Images: ['<text:a xlink:type="simple" xlink:href="https://static.ukrinform.com/photos/2023_02/thumb_files/630_360_1676392671-755.jpg" text:style-name="Internet_20_link" text:visited-style-name="Visited_20_Internet_20_Link">
630_360_16763...</text:a>
']</text:p>
      <text:p text:style-name="P4">
Tags: ['Росія', 'Близький Схід', 'Марк Міллі ']</text:p>
      <text:p text:style-name="P4">
Type: Article</text:p>
      <!--METADATA-->
      <text:p text:style-name="P4">
<draw:frame draw:style-name="fr1" draw:name="Image235" text:anchor-type="as-char" svg:width="6.9236in" svg:height="3.956343in" draw:z-index="0">
<draw:image xlink:href="../Images/yкринформ/2023-06-24T20-46-55-03-00/630_360_1676392671-755.jpg" xlink:type="simple" xlink:show="embed" xlink:actuate="onLoad" draw:mime-type="image/jpeg"/>
</draw:frame>
The chairman of the United States Chiefs of Staff, General Mark Milli, canceled a planned trip to the Middle East, which was to take place on Saturday, because of a residence in Russia.</text:p>
      <text:p text:style-name="P4">
This was reported by his pressecretic, reports Ukrinform with reference to <text:a xlink:type="simple" xlink:href="https://www.jpost.com/breaking-news/article-747556" text:style-name="Internet_20_link" text:visited-style-name="Visited_20_Internet_20_Link">
thejerusalem post</text:a>
.</text:p>
      <text:p text:style-name="P4">
It is noted that Millie planned to visit Israel and Jordan.</text:p>
      <text:p text:style-name="P4">
As it was reported, the leader of the Wagner PEC [Yevgeny Prigogin announced on June 23.(https://www.ukrinform.ua/rubric-other_news/3727120-zakolot-prigozina-vse-so-vidomo-na-cej-moment.html)Against the Russian military leadership, in particular against the Minister of Defense of the Russian Federation Sergei Shoig.</text:p>
      <text:p text:style-name="P4">
<text:span text:style-name="T4">
 Read also: </text:span>
 <text:a xlink:type="simple" xlink:href="https://www.ukrinform.ua/rubric-ato/3727309-nastup-jde-za-planom-zaluznij-obgovoriv-iz-milli-situaciu-na-fronti.html" text:style-name="Internet_20_link" text:visited-style-name="Visited_20_Internet_20_Link">
offensive goes according to plan: Zaluzhny discussed with <text:span text:style-name="T4">
 Milli </text:span>
 situation at the front</text:a>
According to him, Shoigu came to Rostov-on-Don, where he personally conducted the operation of the destruction of "Wagner".</text:p>
      <text:p text:style-name="P4">
Wagner has established control of military sites in Rostov-on-Don.</text:p>
      <text:p text:style-name="P4">
<text:a xlink:type="simple" xlink:href="https://www.ukrinform.ua/tag-prigozin" text:style-name="Internet_20_link" text:visited-style-name="Visited_20_Internet_20_Link">
Prigogine</text:a>
declared the intention to reach Domoskov to "put an end to this disorder."</text:p>
      <text:p text:style-name="P4">
_ Photo: Getty Images _</text:p>
      <text:p text:style-name="P4">
News Source: <text:a xlink:type="simple" xlink:href="https://www.ukrinform.ua/rubric-world/3727343-general-milli-skasuvav-poizdku-na-blizkij-shid-cerez-situaciu-v-rosii.html" text:style-name="Internet_20_link" text:visited-style-name="Visited_20_Internet_20_Link">
https://www.ukrinform.ua/rubric-world/3727343-general-milli-skasuvav-poizdku-na-blizkij-shid-cerez-situaciu-v-rosii.html</text:a>
</text:p>
      <!--NEWS-->
      <text:h text:style-name="P10" text:outline-level="1">
<text:span text:style-name="T4">
Kuleba discussed with Blinken the situation in</text:span>
</text:h>
      <text:p text:style-name="P4">
Authors: Ukrinform (Person)</text:p>
      <text:p text:style-name="P4">
Publisher: Укринформ (Organization)</text:p>
      <text:p text:style-name="P4">
Published Time: 2023-06-24T20:51:00+03:00</text:p>
      <text:p text:style-name="P4">
Modified Time: 2023-06-24T20:51:00+03:00</text:p>
      <text:p text:style-name="P4">
Description: Foreign Minister of Ukraine Dmytro Kuleba and US Secretary of State Anthony Blinken discussed events in Russia in a telephone conversation. - Ukrinform.</text:p>
      <text:p text:style-name="P4">
Images: ['<text:a xlink:type="simple" xlink:href="https://static.ukrinform.com/photos/2023_05/thumb_files/630_360_1683309991-286.png" text:style-name="Internet_20_link" text:visited-style-name="Visited_20_Internet_20_Link">
630_360_16833...</text:a>
']</text:p>
      <text:p text:style-name="P4">
Tags: ['Дмитро Кулеба', 'Росія', 'Блінкен']</text:p>
      <text:p text:style-name="P4">
Type: Article</text:p>
      <!--METADATA-->
      <text:p text:style-name="P4">
<draw:frame draw:style-name="fr1" draw:name="Image236" text:anchor-type="as-char" svg:width="6.9236in" svg:height="3.956343in" draw:z-index="0">
<draw:image xlink:href="../Images/yкринформ/2023-06-24T20-51-00-03-00/630_360_1683309991-286.png" xlink:type="simple" xlink:show="embed" xlink:actuate="onLoad" draw:mime-type="image/png"/>
</draw:frame>
The Minister of Law of Ukraine Dmytro Kuleba and US Secretary of State Anthoniblinken discussed events in Russia in a telephone conversation.</text:p>
      <text:p text:style-name="P4">
Kuleba reported this in <text:a xlink:type="simple" xlink:href="https://twitter.com/DmytroKuleba/status/1672637743833268237" text:style-name="Internet_20_link" text:visited-style-name="Visited_20_Internet_20_Link">
Twitter</text:a>
, reports Ukrinform.</text:p>
      <text:p text:style-name="P4">
“Anthony Blinken and I have exchanged our estimates of events that unfolding. We watch them very carefully. Ukraine remains focused on achieving the goals of its <text:a xlink:type="simple" xlink:href="https://www.ukrinform.ua/tag-kontrnastup" text:style-name="Internet_20_link" text:visited-style-name="Visited_20_Internet_20_Link">
counter -offensive</text:a>
On the territory of Ukraine with the adamant support of our American units, ”Kuleba wrote.</text:p>
      <text:p text:style-name="P4">
<text:span text:style-name="T4">
 Read also: </text:span>
 <text:a xlink:type="simple" xlink:href="https://www.ukrinform.ua/rubric-world/3727303-dmitro-kuleba-vvazae-so-bunt-vagnerivciv-u-rosii-na-blago-nasoi-peremogi.html" text:style-name="Internet_20_link" text:visited-style-name="Visited_20_Internet_20_Link">
Dmitry <text:span text:style-name="T4">
 Kuleba </text:span>
 believes that the riot of "Wagner" in Russia - "for the benefit of our victory"</text:a>
As reported by Ukrinform, earlier <text:a xlink:type="simple" xlink:href="https://www.ukrinform.ua/rubric-world/3727296-blinken-obgovoriv-situaciu-v-rosii-z-predstavnikami-krain-g7-ta-evrosouzu.html" text:style-name="Internet_20_link" text:visited-style-name="Visited_20_Internet_20_Link">
Blinken discussed the development of the situation in Russia</text:a>
With the heads of the Foreign Ministry of Canada, France, Germany, Italy, Japan, the United Kingdom, as well as the Supreme Representative of the EU on Foreign Affairs and Security Policy.</text:p>
      <text:p text:style-name="P4">
June 23, the leader of the Wagner PEC <text:a xlink:type="simple" xlink:href="https://www.ukrinform.ua/rubric-other_news/3727120-zakolot-prigozina-vse-so-vidomo-na-cej-moment.html" text:style-name="Internet_20_link" text:visited-style-name="Visited_20_Internet_20_Link">
Yevgeny Prigogin declared Demarsh</text:a>
Against the Russian military leadership, in particular opposite the Minister of Defense of the Russian Federation Sergey Shoig.</text:p>
      <text:p text:style-name="P4">
According to him, Shoigu came to Rostov-on-Don, where he personally conducted the operation of the destruction of "Wagner".</text:p>
      <text:p text:style-name="P4">
Wagner has established control of military sites in Rostov-on-Don.</text:p>
      <text:p text:style-name="P4">
News Source: <text:a xlink:type="simple" xlink:href="https://www.ukrinform.ua/rubric-polytics/3727349-kuleba-obgovoriv-iz-blinkenom-situaciu-v-rosii.html" text:style-name="Internet_20_link" text:visited-style-name="Visited_20_Internet_20_Link">
https://www.ukrinform.ua/rubric-polytics/3727349-kuleba-obgovoriv-iz-blinkenom-situaciu-v-rosii.html</text:a>
</text:p>
      <!--NEWS-->
      <text:h text:style-name="P10" text:outline-level="1">
<text:span text:style-name="T4">
Prigogine unfolds the "Wagner" columns to field camps - Roszmi</text:span>
</text:h>
      <text:p text:style-name="P4">
Authors: Ukrinform (Person)</text:p>
      <text:p text:style-name="P4">
Publisher: Укринформ (Organization)</text:p>
      <text:p text:style-name="P4">
Published Time: 2023-06-24T20:56:00+03:00</text:p>
      <text:p text:style-name="P4">
Modified Time: 2023-06-24T20:56:00+03:00</text:p>
      <text:p text:style-name="P4">
Description: The head of the Wagner PEC Yevhen Prigogin in the evening of Saturday, June 24, said that he would deploy the group fighters to the field camps. - Ukrinform.</text:p>
      <text:p text:style-name="P4">
Images: ['<text:a xlink:type="simple" xlink:href="https://static.ukrinform.com/photos/2023_06/thumb_files/630_360_1687602297-399.jpeg" text:style-name="Internet_20_link" text:visited-style-name="Visited_20_Internet_20_Link">
630_360_16876...</text:a>
']</text:p>
      <text:p text:style-name="P4">
Tags: ['Росія', 'ПВК "Вагнера"', 'Пригожин']</text:p>
      <text:p text:style-name="P4">
Type: Article</text:p>
      <!--METADATA-->
      <text:p text:style-name="P4">
<draw:frame draw:style-name="fr1" draw:name="Image237" text:anchor-type="as-char" svg:width="6.9236in" svg:height="3.956343in" draw:z-index="0">
<draw:image xlink:href="../Images/yкринформ/2023-06-24T20-56-00-03-00/630_360_1687602297-399.jpeg" xlink:type="simple" xlink:show="embed" xlink:actuate="onLoad" draw:mime-type="image/jpeg"/>
</draw:frame>
Wagner head, Yevgeny Prigogin on Saturday evening, June 24, stated that he was developing the group fighters to the field camps.</text:p>
      <text:p text:style-name="P4">
As Ukrinform reports, it reports <text:a xlink:type="simple" xlink:href="https://www.interfax.ru/russia/908869" text:style-name="Internet_20_link" text:visited-style-name="Visited_20_Internet_20_Link">
Interfax</text:a>
With reference to the press service.</text:p>
      <text:p text:style-name="P4">
“Now is the moment when the blood can spill. Therefore, knowing all the responsibility for being spilled by Russian blood from one of the sides, we will spread our columns and go in the opposite direction to the field camps, ”the leader of the terrorist group arranged.</text:p>
      <text:p text:style-name="P4">
As it was reported, <text:a xlink:type="simple" xlink:href="https://www.ukrinform.ua/rubric-world/3727338-u-lukasenka-zaavili-so-vin-uves-den-provodiv-peregovori-z-prigozinim.html" text:style-name="Internet_20_link" text:visited-style-name="Visited_20_Internet_20_Link">
Alexander Lukashenko held negotiations</text:a>
with the founder of Wagner PEC Yevgeny Prigogin.</text:p>
      <text:p text:style-name="P4">
<text:span text:style-name="T4">
 Read also: </text:span>
 <text:a xlink:type="simple" xlink:href="https://www.ukrinform.ua/rubric-world/3727341-zelenskij-vpevnenij-so-putin-vze-ne-u-moskvi.html" text:style-name="Internet_20_link" text:visited-style-name="Visited_20_Internet_20_Link">
Zelensky is sure that <text:span text:style-name="T4">
 Putin </text:span>
 is no longer in Moscow</text:a>
It is noted that the negotiations were held in agreement with the President of the RFPutin and lasted "throughout the day".</text:p>
      <text:p text:style-name="P4">
Recall that <text:a xlink:type="simple" xlink:href="https://www.ukrinform.ua/rubric-other_news/3727120-zakolot-prigozina-vse-so-vidomo-na-cej-moment.html" text:style-name="Internet_20_link" text:visited-style-name="Visited_20_Internet_20_Link">
Prigogine announced Demarsh on June 23</text:a>
Against the Russian military leadership, in particular, against the Minister of Defense of the Russian Federation Sergei Shoig.</text:p>
      <text:p text:style-name="P4">
At the same time, he urged not to call it a "military coup" and added that the shooig fled the Rostov cowardly and "this creature would be stopped." In the Ministry of Defense, the refining was called provocation.</text:p>
      <text:p text:style-name="P4">
News Source: <text:a xlink:type="simple" xlink:href="https://www.ukrinform.ua/rubric-world/3727347-prigozin-rozvertae-koloni-vagnerivciv-do-polovih-taboriv-roszmi.html" text:style-name="Internet_20_link" text:visited-style-name="Visited_20_Internet_20_Link">
https://www.ukrinform.ua/rubric-world/3727347-prigozin-rozvertae-koloni-vagnerivciv-do-polovih-taboriv-roszmi.html</text:a>
</text:p>
      <!--NEWS-->
      <text:h text:style-name="P10" text:outline-level="1">
<text:span text:style-name="T4">
The Ukrainian national team U-21 overcame Romania and guaranteed its exit to the playoffs</text:span>
</text:h>
      <text:p text:style-name="P4">
Authors: Ukrinform (Person)</text:p>
      <text:p text:style-name="P4">
Publisher: Укринформ (Organization)</text:p>
      <text:p text:style-name="P4">
Published Time: 2023-06-24T21:11:38+03:00</text:p>
      <text:p text:style-name="P4">
Modified Time: 2023-06-24T21:11:38+03:00</text:p>
      <text:p text:style-name="P4">
Description: The youth team of Ukraine left the group for a tour before the end of the group stage of the European Football Championship. - Ukrinform.</text:p>
      <text:p text:style-name="P4">
Images: ['<text:a xlink:type="simple" xlink:href="https://static.ukrinform.com/photos/2023_06/thumb_files/630_360_1687630218-454.jpg" text:style-name="Internet_20_link" text:visited-style-name="Visited_20_Internet_20_Link">
630_360_16876...</text:a>
']</text:p>
      <text:p text:style-name="P4">
Tags: ['Футбол']</text:p>
      <text:p text:style-name="P4">
Type: Article</text:p>
      <!--METADATA-->
      <text:p text:style-name="P4">
<draw:frame draw:style-name="fr1" draw:name="Image238" text:anchor-type="as-char" svg:width="6.9236in" svg:height="3.956343in" draw:z-index="0">
<draw:image xlink:href="../Images/yкринформ/2023-06-24T21-11-38-03-00/630_360_1687630218-454.jpg" xlink:type="simple" xlink:show="embed" xlink:actuate="onLoad" draw:mime-type="image/jpeg"/>
</draw:frame>
The youth of Ukraine left the group for the tour before the end of the group stage of the Championships in football.</text:p>
      <text:p text:style-name="P4">
Ruslana Rotan's wards overcame a peer from Romania - 1: 0 in the second turural stage of the European Championship, Ukrinform reports.</text:p>
      <text:p text:style-name="P4">
The only goal in his own gate was scored by Dican.</text:p>
      <text:p text:style-name="P4">
The victory allowed the "blue and yellow" to guarantee a place in the playoffs of the European Youth Flower.</text:p>
      <text:p text:style-name="P4">
In the third round, Ukraine will play with Spain in the group V. The match will take place on June 27.</text:p>
      <text:p text:style-name="P4">
<text:span text:style-name="T4">
 Read also: </text:span>
 <text:a xlink:type="simple" xlink:href="https://www.ukrinform.ua/rubric-sports/3727168-uaf-zvernulasa-do-fifa-ta-uefa-z-privodu-dij-teroristicnoi-derzavi.html" text:style-name="Internet_20_link" text:visited-style-name="Visited_20_Internet_20_Link">
UAF appealed to FIFA and UEFA for a terrorist state</text:a>
As it was reported, in the first round Ukrainians overcame the Croats(2:0).</text:p>
      <text:p text:style-name="P4">
Фото: УАФ</text:p>
      <text:p text:style-name="P4">
News Source: <text:a xlink:type="simple" xlink:href="https://www.ukrinform.ua/rubric-sports/3727352-zbirna-ukraini-u21-zdolala-rumuniu-i-garantuvala-sobi-vihid-v-plejof-ce.html" text:style-name="Internet_20_link" text:visited-style-name="Visited_20_Internet_20_Link">
https://www.ukrinform.ua/rubric-sports/3727352-zbirna-ukraini-u21-zdolala-rumuniu-i-garantuvala-sobi-vihid-v-plejof-ce.html</text:a>
</text:p>
      <!--NEWS-->
      <text:h text:style-name="P10" text:outline-level="1">
<text:span text:style-name="T4">
Prime Minister of the Netherlands: This war can only have one result - victory of Ukraine</text:span>
</text:h>
      <text:p text:style-name="P4">
Authors: Ukrinform (Person)</text:p>
      <text:p text:style-name="P4">
Publisher: Укринформ (Organization)</text:p>
      <text:p text:style-name="P4">
Published Time: 2023-06-24T21:16:00+03:00</text:p>
      <text:p text:style-name="P4">
Modified Time: 2023-06-24T21:16:00+03:00</text:p>
      <text:p text:style-name="P4">
Description: The Prime Minister of the Netherlands Mark Rutte mentioned Russia's war against Ukraine during a speech on the occasion of Veterans Day, traditionally celebrated in the country on the last Saturday of June. - Ukrinform.</text:p>
      <text:p text:style-name="P4">
Images: ['<text:a xlink:type="simple" xlink:href="https://static.ukrinform.com/photos/2023_02/thumb_files/630_360_1676638318-396.jpg" text:style-name="Internet_20_link" text:visited-style-name="Visited_20_Internet_20_Link">
630_360_16766...</text:a>
']</text:p>
      <text:p text:style-name="P4">
Tags: ['Нідерланди', 'Рютте', 'Війна з Росією']</text:p>
      <text:p text:style-name="P4">
Type: Article</text:p>
      <!--METADATA-->
      <text:p text:style-name="P4">
<draw:frame draw:style-name="fr1" draw:name="Image239" text:anchor-type="as-char" svg:width="6.9236in" svg:height="3.956343in" draw:z-index="0">
<draw:image xlink:href="../Images/yкринформ/2023-06-24T21-16-00-03-00/630_360_1676638318-396.jpg" xlink:type="simple" xlink:show="embed" xlink:actuate="onLoad" draw:mime-type="image/jpeg"/>
</draw:frame>
The Prime Minister of the Netherlands Mark Rutte mentioned Russia's war against Ukraine during a speech on the occasion of Veterans Day, which is traditionally celebrated in the country for the last Saturday of June.</text:p>
      <text:p text:style-name="P4">
About it reports <text:a xlink:type="simple" xlink:href="http://nos.nl/artikel/2480110-premier-op-veteranendag-oekraine-maakt-belang-krijgsmacht-duidelijk" text:style-name="Internet_20_link" text:visited-style-name="Visited_20_Internet_20_Link">
nos</text:a>
, reports Ukrinform.</text:p>
      <text:p text:style-name="P4">
"Never before the Second World War, peace in Europe has not been a threat like it is now," Rutte said.</text:p>
      <text:p text:style-name="P4">
According to him, it was impossible to imagine for a long time that another war would be another war.</text:p>
      <text:p text:style-name="P4">
“As a society, we felt so safe that we thought, perhaps, we can pay less attention to the defense. We were wrong, ”the head of government [Netherlands] acknowledged(https://www.ukrinform.ua/tag-niderlandi).</text:p>
      <text:p text:style-name="P4">
<text:span text:style-name="T4">
 Read also: </text:span>
 <text:a xlink:type="simple" xlink:href="https://www.ukrinform.ua/rubric-polytics/3715806-rutte-dopomagati-ukraini-zahisatisa-ce-ne-vibir-ce-potribno-robiti.html" text:style-name="Internet_20_link" text:visited-style-name="Visited_20_Internet_20_Link">
<text:span text:style-name="T4">
 Rutte </text:span>
: To help Ukraine defend yourself is not a choice, it should be done</text:a>
He noted that given the war in Ukraine, the importance of well -equipped armed forces has never been so obvious.</text:p>
      <text:p text:style-name="P4">
The Prime Minister thanked the Dutch military who are making important peace, freedom and security in many countries. In particular, the Ukrainian soldiers are involved, "so they can influence this horrific war that can only have one result: to win Ukraine and your Ukrainian colleagues can succeed."</text:p>
      <text:p text:style-name="P4">
*!(https://www.ukrinform.ua/rubric-polytics/3704674-rosia-ne-moze-vigrati-vijnu-i-povinna-vidpovisti-za-vsi-zlocini-rutte.html)It was reported that the Dutch instructors in Germany are involved in Ukrainian fighters.</text:p>
      <text:p text:style-name="P4">
In addition, <text:a xlink:type="simple" xlink:href="http://www.ukrinform.ua/rubric-ato/3721953-navcanna-ukrainskih-pilotiv-na-f16-moze-rozpocatisa-vlitku-minoboroni-niderlandiv.html" text:style-name="Internet_20_link" text:visited-style-name="Visited_20_Internet_20_Link">
the Netherlands together with Dania plan</text:a>
In the summer, the F-16 fighter pilots start learning of Ukrainian pilots and will create a training center to one of NATO Eastern European countries.</text:p>
      <text:p text:style-name="P4">
News Source: <text:a xlink:type="simple" xlink:href="https://www.ukrinform.ua/rubric-polytics/3727353-premer-niderlandiv-ca-vijna-moze-mati-tilki-odin-rezultat-peremogu-ukraini.html" text:style-name="Internet_20_link" text:visited-style-name="Visited_20_Internet_20_Link">
https://www.ukrinform.ua/rubric-polytics/3727353-premer-niderlandiv-ca-vijna-moze-mati-tilki-odin-rezultat-peremogu-ukraini.html</text:a>
</text:p>
      <!--NEWS-->
      <text:h text:style-name="P10" text:outline-level="1">
<text:span text:style-name="T4">
The enemy fired at Sumy and Chernihiv during the day - 113 hits</text:span>
</text:h>
      <text:p text:style-name="P4">
Authors: Ukrinform (Person)</text:p>
      <text:p text:style-name="P4">
Publisher: Укринформ (Organization)</text:p>
      <text:p text:style-name="P4">
Published Time: 2023-06-24T21:20:25+03:00</text:p>
      <text:p text:style-name="P4">
Modified Time: 2023-06-24T21:20:25+03:00</text:p>
      <text:p text:style-name="P4">
Description: During the day, Russian troops fired at the border areas of Chernihiv and Sumy regions. - Ukrinform.</text:p>
      <text:p text:style-name="P4">
Images: ['<text:a xlink:type="simple" xlink:href="https://static.ukrinform.com/photos/2023_05/thumb_files/630_360_1684504765-254.jpg" text:style-name="Internet_20_link" text:visited-style-name="Visited_20_Internet_20_Link">
630_360_16845...</text:a>
']</text:p>
      <text:p text:style-name="P4">
Tags: ['Обстріл', 'Сумщина', 'Чернігівщина', 'Війна з Росією']</text:p>
      <text:p text:style-name="P4">
Type: Article</text:p>
      <!--METADATA-->
      <text:p text:style-name="P4">
<draw:frame draw:style-name="fr1" draw:name="Image240" text:anchor-type="as-char" svg:width="6.9236in" svg:height="3.956343in" draw:z-index="0">
<draw:image xlink:href="../Images/yкринформ/2023-06-24T21-20-25-03-00/630_360_1684504765-254.jpg" xlink:type="simple" xlink:show="embed" xlink:actuate="onLoad" draw:mime-type="image/jpeg"/>
</draw:frame>
During the day, Russian troops fired at the border areas of the Chernihiv Tasum regions.</text:p>
      <text:p text:style-name="P4">
According to Ukrinform, the Operational Command "North" reports in <text:a xlink:type="simple" xlink:href="https://t.me/ok_pivnich1/3480" text:style-name="Internet_20_link" text:visited-style-name="Visited_20_Internet_20_Link">
telegram</text:a>
.</text:p>
      <text:p text:style-name="P4">
In the Chernihiv region from 00:00 to 00:20, 11 hits were recorded, probably a change in caliber 120 mm, in the area of the settlement of Galaganivka.</text:p>
      <text:p text:style-name="P4">
From 10:55 to 11:10 14 hits were recorded, probably from 120 mm caliber mortar, in the settlement of Mykolaivka.</text:p>
      <text:p text:style-name="P4">
In <text:a xlink:type="simple" xlink:href="https://www.ukrinform.ua/tag-sumsina" text:style-name="Internet_20_link" text:visited-style-name="Visited_20_Internet_20_Link">
Sumy region</text:a>
From 12:40 to 13: 00 there were four hit, probably from a 120 mm mortar, in the district -populated point of photovizh.</text:p>
      <text:p text:style-name="P4">
From 12:45 to 15:00, 25 hits were recorded, probably from 120 mm mortar caliber, in the settlement of the settlement of Radionivka.</text:p>
      <text:p text:style-name="P4">
From 15:00 to 15:10 there were four hit, probably from the mortar of 120mm caliber, in the area of the settlement of Chuikivka.</text:p>
      <text:p text:style-name="P4">
<text:span text:style-name="T4">
 Read also: </text:span>
 <text:a xlink:type="simple" xlink:href="https://www.ukrinform.ua/rubric-ato/3727324-sili-oboroni-na-shodi-pocali-nastup-na-kilkoh-napramkah-odnocasno-malar.html" text:style-name="Internet_20_link" text:visited-style-name="Visited_20_Internet_20_Link">
Defense Forces in the East began the offensive in several ways - painter</text:a>
From 14:50 to 4:00 pm 14 hits were recorded, probably from a 120 mm mortar, in the settlement of Novovasylivka.</text:p>
      <text:p text:style-name="P4">
From 16:15 to 16:16 there were 8 hits, probably from the RSSV, in the area of the inhabited plate of Chuikivka.</text:p>
      <text:p text:style-name="P4">
From 4:20 pm to 5:30 pm 33 hit, probably from a 120 mm mortar, in the area of Rudenko settlement.</text:p>
      <text:p text:style-name="P4">
There were no damage to the local population and damage to civilian infrastructure.</text:p>
      <text:p text:style-name="P4">
As reported by Ukrinform, Russian troops at night and in the morning <text:a xlink:type="simple" xlink:href="https://www.ukrinform.ua/rubric-ato/3727096-vijska-rf-unoci-ta-vranci-sist-raziv-obstrilali-prikordonna-sumsini.html" text:style-name="Internet_20_link" text:visited-style-name="Visited_20_Internet_20_Link">
six times</text:a>
Sumy region border was fired.</text:p>
      <text:p text:style-name="P4">
News Source: <text:a xlink:type="simple" xlink:href="https://www.ukrinform.ua/rubric-ato/3727355-vorog-uprodovz-dna-obstriluvav-sumsinu-ta-cernigivsinu-113-vlucan.html" text:style-name="Internet_20_link" text:visited-style-name="Visited_20_Internet_20_Link">
https://www.ukrinform.ua/rubric-ato/3727355-vorog-uprodovz-dna-obstriluvav-sumsinu-ta-cernigivsinu-113-vlucan.html</text:a>
</text:p>
      <!--NEWS-->
      <text:h text:style-name="P10" text:outline-level="1">
<text:span text:style-name="T4">
Ecologists predict the death of a large part of the trees in flooded territories</text:span>
</text:h>
      <text:p text:style-name="P4">
Authors: Ukrinform (Person)</text:p>
      <text:p text:style-name="P4">
Publisher: Укринформ (Organization)</text:p>
      <text:p text:style-name="P4">
Published Time: 2023-06-24T21:31:00+03:00</text:p>
      <text:p text:style-name="P4">
Modified Time: 2023-06-24T21:31:00+03:00</text:p>
      <text:p text:style-name="P4">
Description: Ecologists predict the death of a large part of the trees in the territories affected by prolonged flooding as a result of the blasting of the Russian Federation of the Kakhovka Hydroelectric Power Plant. - Ukrinform.</text:p>
      <text:p text:style-name="P4">
Images: ['<text:a xlink:type="simple" xlink:href="https://static.ukrinform.com/photos/2023_06/thumb_files/630_360_1686738078-472.jpg" text:style-name="Internet_20_link" text:visited-style-name="Visited_20_Internet_20_Link">
630_360_16867...</text:a>
']</text:p>
      <text:p text:style-name="P4">
Tags: ['Екологія', 'Ліс', 'Каховська ГЕС', 'Дерева', 'Підтоплення']</text:p>
      <text:p text:style-name="P4">
Type: Article</text:p>
      <!--METADATA-->
      <text:p text:style-name="P4">
<draw:frame draw:style-name="fr1" draw:name="Image241" text:anchor-type="as-char" svg:width="6.9236in" svg:height="3.956343in" draw:z-index="0">
<draw:image xlink:href="../Images/yкринформ/2023-06-24T21-31-00-03-00/630_360_1686738078-472.jpg" xlink:type="simple" xlink:show="embed" xlink:actuate="onLoad" draw:mime-type="image/jpeg"/>
</draw:frame>
Ecologists provoke the death of a large part of the trees in the territories affected by the elaborated flooding as a result of the blasting of the Russian Federation by the Kakhovskaya HEP.</text:p>
      <text:p text:style-name="P4">
According to Ukrinform, the headquarters of the elimination of the consequences of the blast of Kakhovskaya is reported in <text:a xlink:type="simple" xlink:href="https://t.me/shtab_kakhovska_hes/1221" text:style-name="Internet_20_link" text:visited-style-name="Visited_20_Internet_20_Link">
telegram</text:a>
.</text:p>
      <text:p text:style-name="P4">
According to experts of the Southern Forest Office, when flooding up to 10 days, up to 30% of forest plantations dies, and with prolonged flooded(10 to 20 days)The probability of death is up to 70%.</text:p>
      <text:p text:style-name="P4">
Already we can talk about the loss of biodiversity in <text:a xlink:type="simple" xlink:href="https://www.ukrinform.ua/tag-lis" text:style-name="Internet_20_link" text:visited-style-name="Visited_20_Internet_20_Link">
forests</text:a>
And in adjacent landscapes in the victims of the south of Ukraine.</text:p>
      <text:p text:style-name="P4">
"Yes, as a result of flooding, part of the birch and oaklivis will perish, including some of the largest oaks -giants of Kherson region, growing with the Zburian forestry near the Dnieper shore," the presentation reads.</text:p>
      <text:p text:style-name="P4">
<text:span text:style-name="T5">
!</text:span>
 - <text:span text:style-name="T4">
 expert </text:span>
](https://www.ukrinform.ua/rubric-regions/3727169-pidriv-rosianami-kahovskoi-ges-prizviv-do-ekologicnoi-katastrofi-i-na-hortici-ekspert.html)Coniferous trees also have little chance of survival, as they are in -depth and moist soil for a long time.</text:p>
      <text:p text:style-name="P4">
As reported by Ukrinform, on the night against June 6 <text:a xlink:type="simple" xlink:href="https://www.ukrinform.ua/rubric-other_news/3723441-pidriv-rosianami-kahovskoi-ges-usi-novini.html" text:style-name="Internet_20_link" text:visited-style-name="Visited_20_Internet_20_Link">
Russian army</text:a>
<text:a xlink:type="simple" xlink:href="https://www.ukrinform.ua/rubric-other_news/3723441-pidriv-rosianami-kahovskoi-ges-usi-novini.html" text:style-name="Internet_20_link" text:visited-style-name="Visited_20_Internet_20_Link">
Unspaced the Dam of the Kakhovka Hydroelectric Power</text:a>
Having caused the flooding of part of the Kherson Tamikolaev regions and at the same time - critical grinding of the Kakhovsky farm.</text:p>
      <text:p text:style-name="P4">
<text:span text:style-name="T5">
Foto: Kherson Ova</text:span>
</text:p>
      <text:p text:style-name="P4">
News Source: <text:a xlink:type="simple" xlink:href="https://www.ukrinform.ua/rubric-regions/3727360-ekologi-prognozuut-zagibel-znacnoi-castini-derev-na-pidtoplenih-teritoriah.html" text:style-name="Internet_20_link" text:visited-style-name="Visited_20_Internet_20_Link">
https://www.ukrinform.ua/rubric-regions/3727360-ekologi-prognozuut-zagibel-znacnoi-castini-derev-na-pidtoplenih-teritoriah.html</text:a>
</text:p>
      <!--NEWS-->
      <text:h text:style-name="P10" text:outline-level="1">
<text:span text:style-name="T4">
A meeting was held at the White House regarding the situation in</text:span>
</text:h>
      <text:p text:style-name="P4">
Authors: Ukrinform (Person)</text:p>
      <text:p text:style-name="P4">
Publisher: Укринформ (Organization)</text:p>
      <text:p text:style-name="P4">
Published Time: 2023-06-24T21:38:00+03:00</text:p>
      <text:p text:style-name="P4">
Modified Time: 2023-06-24T21:38:00+03:00</text:p>
      <text:p text:style-name="P4">
Description: The US Presidential Administration, Joe Baiden, hosted a meeting at which the latest events in Russia were discussed. - Ukrinform.</text:p>
      <text:p text:style-name="P4">
Images: ['<text:a xlink:type="simple" xlink:href="https://static.ukrinform.com/photos/2018_02/thumb_files/630_360_1519207950-5134.jpg" text:style-name="Internet_20_link" text:visited-style-name="Visited_20_Internet_20_Link">
630_360_15192...</text:a>
']</text:p>
      <text:p text:style-name="P4">
Tags: ['США', 'Росія', 'ПВК "Вагнера"', 'Пригожин', 'Білий дім']</text:p>
      <text:p text:style-name="P4">
Type: Article</text:p>
      <!--METADATA-->
      <text:p text:style-name="P4">
<draw:frame draw:style-name="fr1" draw:name="Image242" text:anchor-type="as-char" svg:width="6.9236in" svg:height="3.956343in" draw:z-index="0">
<draw:image xlink:href="../Images/yкринформ/2023-06-24T21-38-00-03-00/630_360_1519207950-5134.jpg" xlink:type="simple" xlink:show="embed" xlink:actuate="onLoad" draw:mime-type="image/jpeg"/>
</draw:frame>
US Presidential Administration Joe Baiden was a meeting, which has considered events in Russia.</text:p>
      <text:p text:style-name="P4">
Ukrinform was informed in the White House press service.</text:p>
      <text:p text:style-name="P4">
"The national security team has informed the Presidential and Vice President Harris today about recent events in Russia," the administration said.</text:p>
      <text:p text:style-name="P4">
The meeting was joined by National Security Advisor Jake Sullivan, State Secretary of Blinken, Defense Minister Lloyd Austin, Chairman of the Joint Committee of Staffs, General Mark Milly. In addition, there were Director -National Intelligence Euril Gayins, Director <text:a xlink:type="simple" xlink:href="https://www.ukrinform.ua/tag-cru" text:style-name="Internet_20_link" text:visited-style-name="Visited_20_Internet_20_Link">
CIA</text:a>
William Burns, as well as the post-press of the United States at Ooninda Thomas Grinfield.</text:p>
      <text:p text:style-name="P4">
<text:span text:style-name="T4">
 Read also: </text:span>
 <text:a xlink:type="simple" xlink:href="https://www.ukrinform.ua/rubric-polytics/3727349-kuleba-obgovoriv-iz-blinkenom-situaciu-v-rosii.html" text:style-name="Internet_20_link" text:visited-style-name="Visited_20_Internet_20_Link">
<text:span text:style-name="T4">
 Kuleba </text:span>
 discussed with Blinken situation in Russia</text:a>
"The President and the Vice President will continue to be informed throughout the day," said the White House.</text:p>
      <text:p text:style-name="P4">
As reported by Ukrinform, the President of the United States <text:a xlink:type="simple" xlink:href="http://www.ukrinform.ua/rubric-world/3727329-bajden-obgovoriv-z-makronom-solcom-i-sunakom-situaciu-v-rf.html" text:style-name="Internet_20_link" text:visited-style-name="Visited_20_Internet_20_Link">
spent telephone conversations</text:a>
with leaders of France, Germany and Great Britain on the development of the situation in Russia. In addition, the Secretary of State Entoniblinken <text:a xlink:type="simple" xlink:href="https://www.ukrinform.ua/rubric-world/3727296-blinken-obgovoriv-situaciu-v-rosii-z-predstavnikami-krain-g7-ta-evrosouzu.html" text:style-name="Internet_20_link" text:visited-style-name="Visited_20_Internet_20_Link">
talked</text:a>
On this issue with colleagues from G7 and the European Union.</text:p>
      <text:p text:style-name="P4">
On June 23, the head of the Wagner PEC "Wagner" announced the Demarsch of the Anti -Russian Military leadership, in particular against the Minister of Defense Sergiyashah.</text:p>
      <text:p text:style-name="P4">
According to him, Shoigu came to Rostov-on-Don, where he personally conducted the operation of the destruction of "Wagner".</text:p>
      <text:p text:style-name="P4">
<text:span text:style-name="T4">
 Read also: </text:span>
 <text:a xlink:type="simple" xlink:href="https://www.ukrinform.ua/rubric-other_news/3727120-zakolot-prigozina-vse-so-vidomo-na-cej-moment.html" text:style-name="Internet_20_link" text:visited-style-name="Visited_20_Internet_20_Link">
Railure of Prigogine. All that is known at this moment</text:a>
Wagner established control of military objects in Rostov-on-Don.</text:p>
      <text:p text:style-name="P4">
On June 24, Oleksandr Lukashenko, in agreement with the President of the Russian Federation Vladimirputin, negotiated with Yevgeny Prigogin.</text:p>
      <text:p text:style-name="P4">
According to the results of the negotiations, the head of the Wagner PEC stated that he would deploy the fighters with the grouping to the field camps.</text:p>
      <text:p text:style-name="P4">
News Source: <text:a xlink:type="simple" xlink:href="https://www.ukrinform.ua/rubric-world/3727359-u-bilomu-domi-vidbulasa-narada-stosovno-situacii-v-rosii.html" text:style-name="Internet_20_link" text:visited-style-name="Visited_20_Internet_20_Link">
https://www.ukrinform.ua/rubric-world/3727359-u-bilomu-domi-vidbulasa-narada-stosovno-situacii-v-rosii.html</text:a>
</text:p>
      <!--NEWS-->
      <text:h text:style-name="P10" text:outline-level="1">
<text:span text:style-name="T4">
Air Force reports TU-22 from the Aerodrome "Schikovka" in the Russian Federation</text:span>
</text:h>
      <text:p text:style-name="P4">
Authors: Ukrinform (Person)</text:p>
      <text:p text:style-name="P4">
Publisher: Укринформ (Organization)</text:p>
      <text:p text:style-name="P4">
Published Time: 2023-06-24T21:57:00+03:00</text:p>
      <text:p text:style-name="P4">
Modified Time: 2023-06-24T21:57:00+03:00</text:p>
      <text:p text:style-name="P4">
Description: In the Air Force of Ukraine informs about the departure of the bomber of the TU-22M3 from the airfield "Schikikovka" of the Kaluga region of the Russian Federation. - Ukrinform.</text:p>
      <text:p text:style-name="P4">
Images: ['<text:a xlink:type="simple" xlink:href="https://static.ukrinform.com/photos/2015_11/thumb_files/630_360_1447773538-9974.jpg" text:style-name="Internet_20_link" text:visited-style-name="Visited_20_Internet_20_Link">
630_360_14477...</text:a>
']</text:p>
      <text:p text:style-name="P4">
Tags: ['Літак', 'Повітряні сили ЗСУ', 'Війна з Росією']</text:p>
      <text:p text:style-name="P4">
Type: Article</text:p>
      <!--METADATA-->
      <text:p text:style-name="P4">
<draw:frame draw:style-name="fr1" draw:name="Image243" text:anchor-type="as-char" svg:width="6.9236in" svg:height="3.956343in" draw:z-index="0">
<draw:image xlink:href="../Images/yкринформ/2023-06-24T21-57-00-03-00/630_360_1447773538-9974.jpg" xlink:type="simple" xlink:show="embed" xlink:actuate="onLoad" draw:mime-type="image/jpeg"/>
</draw:frame>
Ukraine's forces informs about the departure of the TU-22m3 bomber of the Zaikovka Zaikivka of the Kaluga Region of the Russian Federation.</text:p>
      <text:p text:style-name="P4">
According to Ukrinform, the corresponding message of the air forces is placed in <text:a xlink:type="simple" xlink:href="http://t.me/kpszsu/2826" text:style-name="Internet_20_link" text:visited-style-name="Visited_20_Internet_20_Link">
telegram</text:a>
.</text:p>
      <text:p text:style-name="P4">
"WARNING. The TI -22M3 departure from the Aerodrome "Shikikovka" of Kaluga region "was recorded, - the post reads.</text:p>
      <text:p text:style-name="P4">
*!(https://www.ukrinform.ua/rubric-ato/3727061-ppo-zbila-nad-dnipropetrovsinou-devat-krilatih-raket-i-tri-bezpilotniki-voroga.html)As reported by Ukrinform, last night <text:a xlink:type="simple" xlink:href="http://www.ukrinform.ua/rubric-ato/3727106-ppo-vnoci-zbila-41-krilatu-raketu-i-dva-udarni-droni-shahed136131.html" text:style-name="Internet_20_link" text:visited-style-name="Visited_20_Internet_20_Link">
the air defense forces knocked out 41 winged rocket</text:a>
and two shock droneshahed-136/131.</text:p>
      <text:p text:style-name="P4">
News Source: <text:a xlink:type="simple" xlink:href="https://www.ukrinform.ua/rubric-ato/3727363-povitrani-sili-povidomlaut-pro-vilit-tu22-z-aerodromu-sajkovka-u-rf.html" text:style-name="Internet_20_link" text:visited-style-name="Visited_20_Internet_20_Link">
https://www.ukrinform.ua/rubric-ato/3727363-povitrani-sili-povidomlaut-pro-vilit-tu22-z-aerodromu-sajkovka-u-rf.html</text:a>
</text:p>
      <!--NEWS-->
      <text:h text:style-name="P10" text:outline-level="1">
<text:span text:style-name="T4">
Lukashenko and Putin discussed by the phone with Prigogin</text:span>
</text:h>
      <text:p text:style-name="P4">
Authors: Ukrinform (Person)</text:p>
      <text:p text:style-name="P4">
Publisher: Укринформ (Organization)</text:p>
      <text:p text:style-name="P4">
Published Time: 2023-06-24T22:14:00+03:00</text:p>
      <text:p text:style-name="P4">
Modified Time: 2023-06-24T22:14:00+03:00</text:p>
      <text:p text:style-name="P4">
Description: Oleksandr Lukashenko had a telephone conversation with Vladimir Putin as a result of negotiations with the leadership of the Wagner PEC. - Ukrinform.</text:p>
      <text:p text:style-name="P4">
Images: ['<text:a xlink:type="simple" xlink:href="https://static.ukrinform.com/photos/2017_08/thumb_files/630_360_1502440068-6226.jpg" text:style-name="Internet_20_link" text:visited-style-name="Visited_20_Internet_20_Link">
630_360_15024...</text:a>
']</text:p>
      <text:p text:style-name="P4">
Tags: ['Лукашенко', 'Переговори', 'Путін', 'ПВК "Вагнера"', 'Пригожин']</text:p>
      <text:p text:style-name="P4">
Type: Article</text:p>
      <!--METADATA-->
      <text:p text:style-name="P4">
<draw:frame draw:style-name="fr1" draw:name="Image244" text:anchor-type="as-char" svg:width="6.9236in" svg:height="3.956343in" draw:z-index="0">
<draw:image xlink:href="../Images/yкринформ/2023-06-24T22-14-00-03-00/630_360_1502440068-6226.jpg" xlink:type="simple" xlink:show="embed" xlink:actuate="onLoad" draw:mime-type="image/jpeg"/>
</draw:frame>
Oleksandrlukashenko had a telephone conversation with Vladimir Putin according to the results of interruptions with the leadership of the Wagner PEC.</text:p>
      <text:p text:style-name="P4">
About it reports <text:a xlink:type="simple" xlink:href="https://www.belta.by/president/view/lukashenko-i-putin-snova-pogovorili-po-telefonu-573636-2023/" text:style-name="Internet_20_link" text:visited-style-name="Visited_20_Internet_20_Link">
Belta</text:a>
With reference to the press service of Bushenko, reports Ukrinform.</text:p>
      <text:p text:style-name="P4">
"Today at nine in the evening, the presidents of Belarus and Russia talk again," - the message reads</text:p>
      <text:p text:style-name="P4">
As it is noted, the President of Belarus informed Putin in detail to submit negotiations with the leadership of the Wagner PEC.</text:p>
      <text:p text:style-name="P4">
"The President of Russia supported and thanked the Belarusian colleague for the work," - added in the state news agency Belarus.</text:p>
      <text:p text:style-name="P4">
<text:span text:style-name="T4">
 Read also: </text:span>
 <text:a xlink:type="simple" xlink:href="https://www.ukrinform.ua/rubric-world/3727338-u-lukasenka-zaavili-so-vin-uves-den-provodiv-peregovori-z-prigozinim.html" text:style-name="Internet_20_link" text:visited-style-name="Visited_20_Internet_20_Link">
in <text:span text:style-name="T4">
 Lukashenko </text:span>
 stated that he has performed intervals with Prigogin all day</text:a>
As reported by Ukrinform, the head <text:a xlink:type="simple" xlink:href="https://www.ukrinform.ua/tag-pvk-vagnera" text:style-name="Internet_20_link" text:visited-style-name="Visited_20_Internet_20_Link">
PVC "Wagner"</text:a>
On June 23, Yevgeny Prigogin announced a Demarsh against the Russian military leadership, in particular against the Ministry of Defense Sergei Shoig.</text:p>
      <text:p text:style-name="P4">
According to him, Shoigu came to Rostov-on-Don, where he personally conducted the operation of the destruction of "Wagner".</text:p>
      <text:p text:style-name="P4">
Wagner established control of military objects in Rostov-on-Don.</text:p>
      <text:p text:style-name="P4">
<text:span text:style-name="T4">
 Read also: </text:span>
 <text:a xlink:type="simple" xlink:href="https://www.ukrinform.ua/rubric-other_news/3727120-zakolot-prigozina-vse-so-vidomo-na-cej-moment.html" text:style-name="Internet_20_link" text:visited-style-name="Visited_20_Internet_20_Link">
Railure of Prigogine. All that is known at this moment</text:a>
On June 24, Oleksandr Lukashenko, in agreement with the President of the Russian Federation Vladimirputin, negotiated with Yevgeny Prigogin. According to the results, the Wagner PEC has stated that it was deploying the group fighters to the field.</text:p>
      <text:p text:style-name="P4">
News Source: <text:a xlink:type="simple" xlink:href="https://www.ukrinform.ua/rubric-world/3727365-lukasenko-i-putin-obgovorili-telefonom-domovlenosti-z-prigozinim.html" text:style-name="Internet_20_link" text:visited-style-name="Visited_20_Internet_20_Link">
https://www.ukrinform.ua/rubric-world/3727365-lukasenko-i-putin-obgovorili-telefonom-domovlenosti-z-prigozinim.html</text:a>
</text:p>
      <!--NEWS-->
      <text:h text:style-name="P10" text:outline-level="1">
<text:span text:style-name="T4">
Ukraine and EU will have the same approaches to the classification of goods - Cabinet decision</text:span>
</text:h>
      <text:p text:style-name="P4">
Authors: Ukrinform (Person)</text:p>
      <text:p text:style-name="P4">
Publisher: Укринформ (Organization)</text:p>
      <text:p text:style-name="P4">
Published Time: 2023-06-24T22:36:00+03:00</text:p>
      <text:p text:style-name="P4">
Modified Time: 2023-06-24T22:36:00+03:00</text:p>
      <text:p text:style-name="P4">
Description: The Cabinet of Ministers adopted a resolution that will contribute to the same with the European Union the application of approaches to the classification of goods. - Ukrinform.</text:p>
      <text:p text:style-name="P4">
Images: ['<text:a xlink:type="simple" xlink:href="https://static.ukrinform.com/photos/2023_03/thumb_files/630_360_1678738628-217.jpg" text:style-name="Internet_20_link" text:visited-style-name="Visited_20_Internet_20_Link">
630_360_16787...</text:a>
']</text:p>
      <text:p text:style-name="P4">
Tags: ['Євроінтеграція', 'Євросоюз', 'Кабмін', 'Торгівля']</text:p>
      <text:p text:style-name="P4">
Type: Article</text:p>
      <!--METADATA-->
      <text:p text:style-name="P4">
<draw:frame draw:style-name="fr1" draw:name="Image245" text:anchor-type="as-char" svg:width="6.9236in" svg:height="3.956343in" draw:z-index="0">
<draw:image xlink:href="../Images/yкринформ/2023-06-24T22-36-00-03-00/630_360_1678738628-217.jpg" xlink:type="simple" xlink:show="embed" xlink:actuate="onLoad" draw:mime-type="image/jpeg"/>
</draw:frame>
The Cabinet of Ministers approved a resolution that will facilitate the same with the EU of the EU -Case approaches to the classification of goods.</text:p>
      <text:p text:style-name="P4">
According to Ukrinform, it reports <text:a xlink:type="simple" xlink:href="https://mof.gov.ua/uk/news/minfin_uriad_priiniav_zmini_shcho_spriiatimut_odnakovomu_z_ies_zastosuvanniu_pidkhodiv_shchodo_klasifikatsii_tovariv-4075" text:style-name="Internet_20_link" text:visited-style-name="Visited_20_Internet_20_Link">
Ministry of Finance</text:a>
.</text:p>
      <text:p text:style-name="P4">
Уряд ухвалив постанову «Про внесення зміни до Порядку ведення Українськоїкласифікації товарів зовнішньоекономічної діяльності», проєкт якої розробивМінфін для забезпечення імплементації в українське законодавство положеньактів права Євросоюзу в частині урахування підходів до класифікації окремихтоварів згідно з Комбінованою номенклатурою ЄС.</text:p>
      <text:p text:style-name="P4">
«Це сприятиме однаковому застосуванню всіма митними органами правилкласифікації товарів під час прийняття рішень щодо класифікації товарів згідноз УКТЗЕД та рішень стосовно зобов’язуючої інформації з питань класифікаціїтоварів», - ідеться у повідомленні.</text:p>
      <text:p text:style-name="P4">
<text:span text:style-name="T4">
Читайте також:</text:span>
 <text:a xlink:type="simple" xlink:href="https://www.ukrinform.ua/rubric-polytics/3726732-vstup-do-es-stefanisina-prognozue-so-ukraina-do-oseni-vporaetsa-z-restou-zavdan-evrokomisii.html" text:style-name="Internet_20_link" text:visited-style-name="Visited_20_Internet_20_Link">
 Вступ до ЄС: Стефанішина прогнозує, що Україна до осенівиконає решту завдань Єврокомісії </text:a>
According to the resolution, the government has instructed <text:a xlink:type="simple" xlink:href="https://www.ukrinform.ua/tag-mitnica" text:style-name="Internet_20_link" text:visited-style-name="Visited_20_Internet_20_Link">
the State Customs Service</text:a>
To ensure: publishing the listing decisions on the classification of goods in accordance with the combined nomenclature, provided in the relevant acts of EU law on the day of adoption of this institution, provided that such decisions do not contradict the provisions of the international convention on the harmonized system of description and coding of goods, and actualize it no less than once. ; Preparation and publication of information on compliance of codes of goods specified in the relevant Acts of the EU, the codes of the current version of the commodity nomenclature of UKTZED. The government also instructs the appropriate software.</text:p>
      <text:p text:style-name="P4">
As reported by Ukrinform, on June 16, the Cabinet of Ministers approved <text:a xlink:type="simple" xlink:href="http://www.ukrinform.ua/rubric-society/3723712-urad-shvaliv-zmini-do-mitnogo-kodeksu-sodo-sprosenna-peremisenna-vantaziv-zsu.html" text:style-name="Internet_20_link" text:visited-style-name="Visited_20_Internet_20_Link">
amendments of the Domit Code</text:a>
more laws on simplification of the movement of goods of the Armed Forces and the Armed Forces of the State Union and NATO.</text:p>
      <text:p text:style-name="P4">
News Source: <text:a xlink:type="simple" xlink:href="https://www.ukrinform.ua/rubric-economy/3727361-ukraina-i-es-matimut-odnakovi-pidhodi-do-klasifikacii-tovariv-risenna-kabminu.html" text:style-name="Internet_20_link" text:visited-style-name="Visited_20_Internet_20_Link">
https://www.ukrinform.ua/rubric-economy/3727361-ukraina-i-es-matimut-odnakovi-pidhodi-do-klasifikacii-tovariv-risenna-kabminu.html</text:a>
</text:p>
      <!--NEWS-->
      <text:h text:style-name="P10" text:outline-level="1">
<text:span text:style-name="T4">
The criminal case against Prigogine will be stopped, he will "go to Belarus" - Peskov</text:span>
</text:h>
      <text:p text:style-name="P4">
Authors: Ukrinform (Person)</text:p>
      <text:p text:style-name="P4">
Publisher: Укринформ (Organization)</text:p>
      <text:p text:style-name="P4">
Published Time: 2023-06-24T22:59:00+03:00</text:p>
      <text:p text:style-name="P4">
Modified Time: 2023-06-24T22:59:00+03:00</text:p>
      <text:p text:style-name="P4">
Description: The spokesman of the Russian President Dmitry Peskov said that the idea of mediation of Belarus at the Kremlin negotiations with the founder of the Wagner PEC was a personal initiative of Alexander Lukashenko. - Ukrinform.</text:p>
      <text:p text:style-name="P4">
Images: ['<text:a xlink:type="simple" xlink:href="https://static.ukrinform.com/photos/2015_10/thumb_files/630_360_1444211080-8727.jpg" text:style-name="Internet_20_link" text:visited-style-name="Visited_20_Internet_20_Link">
630_360_14442...</text:a>
']</text:p>
      <text:p text:style-name="P4">
Tags: ['Білорусь', 'Переговори', 'Пєсков', 'Росія', 'ПВК "Вагнера"', 'Пригожин']</text:p>
      <text:p text:style-name="P4">
Type: Article</text:p>
      <!--METADATA-->
      <text:p text:style-name="P4">
<draw:frame draw:style-name="fr1" draw:name="Image246" text:anchor-type="as-char" svg:width="6.9236in" svg:height="3.956343in" draw:z-index="0">
<draw:image xlink:href="../Images/yкринформ/2023-06-24T22-59-00-03-00/630_360_1444211080-8727.jpg" xlink:type="simple" xlink:show="embed" xlink:actuate="onLoad" draw:mime-type="image/jpeg"/>
</draw:frame>
The Russian spokesman Dmitry Peskov said that the idea of mediation of Belarus on the Kremlin's interviews with the founder of the Wagner PEC was the personal initiative of Alexander Lukashenko.</text:p>
      <text:p text:style-name="P4">
About it reports Russian propaganda resource <text:a xlink:type="simple" xlink:href="https://t.me/s/rian_ru" text:style-name="Internet_20_link" text:visited-style-name="Visited_20_Internet_20_Link">
RIA Novosti</text:a>
, reports Ukrinform.</text:p>
      <text:p text:style-name="P4">
"The criminal case against Prigogine will be terminated, it will go to Belarus,"- the message reads.</text:p>
      <text:p text:style-name="P4">
At the same time, Peskov did not specify what the priest would do in Belarus.</text:p>
      <text:p text:style-name="P4">
He also reported that Putin and Lukashenko agreed in the morning to mediation Mminsk for settlement, according to the spokesman, it was a personal initiative of Belarus.</text:p>
      <text:p text:style-name="P4">
In addition, commenting on the question of whether Putin trusts, as before, the Glavmin Defense of Shoigh, Peskov noted: "I do not know about any changes in this communication."</text:p>
      <text:p text:style-name="P4">
*!(https://www.ukrinform.ua/rubric-world/3727365-lukasenko-i-putin-obgovorili-telefonom-domovlenosti-z-prigozinim.html)Peskov added that Putin's new appeal will not be in the near future.</text:p>
      <text:p text:style-name="P4">
As it was reported, the head <text:a xlink:type="simple" xlink:href="https://www.ukrinform.ua/tag-pvk-vagnera" text:style-name="Internet_20_link" text:visited-style-name="Visited_20_Internet_20_Link">
PVC "Wagner"</text:a>
On June 23, Yevgeny Prigogin declared Demarsh against the Russian military leadership, in particular against the Minister of Defense Sergei Shoig.</text:p>
      <text:p text:style-name="P4">
According to him, Shoigu came to Rostov-on-Don, where he personally conducted the operation of the destruction of "Wagner".</text:p>
      <text:p text:style-name="P4">
Wagner established control of military objects in Rostov-on-Don.</text:p>
      <text:p text:style-name="P4">
<text:span text:style-name="T4">
 Read also: </text:span>
 <text:a xlink:type="simple" xlink:href="https://www.ukrinform.ua/rubric-other_news/3727120-zakolot-prigozina-vse-so-vidomo-na-cej-moment.html" text:style-name="Internet_20_link" text:visited-style-name="Visited_20_Internet_20_Link">
<text:span text:style-name="T4">
 Rebellion </text:span>
 Prigogine. All that is known at this moment</text:a>
On June 24, Oleksandr Lukashenko, in agreement with the President of the Russian Federation Vladimirputin, negotiated with Yevgeny Prigogin. According to the results, the Wagner PEC has stated that it was deploying the group fighters to the field.</text:p>
      <text:p text:style-name="P4">
News Source: <text:a xlink:type="simple" xlink:href="https://www.ukrinform.ua/rubric-world/3727370-kriminalnu-spravu-proti-prigozina-pripinat-vin-pide-do-bilorusi-peskov.html" text:style-name="Internet_20_link" text:visited-style-name="Visited_20_Internet_20_Link">
https://www.ukrinform.ua/rubric-world/3727370-kriminalnu-spravu-proti-prigozina-pripinat-vin-pide-do-bilorusi-peskov.html</text:a>
</text:p>
      <!--NEWS-->
      <text:h text:style-name="P10" text:outline-level="1">
<text:span text:style-name="T4">
Defense forces cleared the bridgehead of the enemy on the western bank of the Siversky Donetsk Donbas channel</text:span>
</text:h>
      <text:p text:style-name="P4">
Authors: Ukrinform (Person)</text:p>
      <text:p text:style-name="P4">
Publisher: Укринформ (Organization)</text:p>
      <text:p text:style-name="P4">
Published Time: 2023-06-24T23:27:00+03:00</text:p>
      <text:p text:style-name="P4">
Modified Time: 2023-06-24T23:27:00+03:00</text:p>
      <text:p text:style-name="P4">
Description: The Ukrainian soldiers completely cleared the enemy bridgehead on the western bank of the Siversky Donetsk Donbas. - Ukrinform.</text:p>
      <text:p text:style-name="P4">
Images: ['<text:a xlink:type="simple" xlink:href="https://static.ukrinform.com/photos/2023_06/thumb_files/630_360_1687536855-984.jpg" text:style-name="Internet_20_link" text:visited-style-name="Visited_20_Internet_20_Link">
630_360_16875...</text:a>
']</text:p>
      <text:p text:style-name="P4">
Tags: ['Білецький', 'ЗСУ', 'Схід України', 'Війна з Росією']</text:p>
      <text:p text:style-name="P4">
Type: Article</text:p>
      <!--METADATA-->
      <text:p text:style-name="P4">
<draw:frame draw:style-name="fr1" draw:name="Image247" text:anchor-type="as-char" svg:width="6.9236in" svg:height="3.956343in" draw:z-index="0">
<draw:image xlink:href="../Images/yкринформ/2023-06-24T23-27-00-03-00/630_360_1687536855-984.jpg" xlink:type="simple" xlink:show="embed" xlink:actuate="onLoad" draw:mime-type="image/jpeg"/>
</draw:frame>
The Ukrainian Ukrainian was completely cleared the hostile bridgehead on the western bank of the Canalusian Donets - Donbas.</text:p>
      <text:p text:style-name="P4">
Colonel Andriy Biletsky reported about this commander of the 3rd separate assault brigade on <text:a xlink:type="simple" xlink:href="https://www.facebook.com/ab3.army/" text:style-name="Internet_20_link" text:visited-style-name="Visited_20_Internet_20_Link">
Facebook</text:a>
, reports Ukrinform.</text:p>
      <text:p text:style-name="P4">
“Today, the fighters of the 1st mechanized battalion of the 3rd OSHBS defeated the third-battalion of the 57th Guards Motorized Rifle Brigade of the Russian Federation. On their side of 30 “two hundred), dozens of wounded and from a dozen captives, ”he said.</text:p>
      <text:p text:style-name="P4">
<text:span text:style-name="T5">
Viso: <text:a xlink:type="simple" xlink:href="https://t.me/ab3army/2777" text:style-name="Internet_20_link" text:visited-style-name="Visited_20_Internet_20_Link">
3rd OSHBR</text:a>
</text:span>
</text:p>
      <text:p text:style-name="P4">
Biletsky stressed that now the bridgehead of the enemy on the western bank of the Canalusian Donets - <text:a xlink:type="simple" xlink:href="https://www.ukrinform.ua/tag-donbas" text:style-name="Internet_20_link" text:visited-style-name="Visited_20_Internet_20_Link">
Donbas</text:a>
fully cleaned.</text:p>
      <text:p text:style-name="P4">
<text:span text:style-name="T4">
 Read also: </text:span>
 <text:a xlink:type="simple" xlink:href="https://www.ukrinform.ua/rubric-ato/3727322-rosiani-zoseredzuut-osnovni-zusilla-na-troh-napramkah.html" text:style-name="Internet_20_link" text:visited-style-name="Visited_20_Internet_20_Link">
Russians focus basic efforts in three directions</text:a>
As it was reported, the Deputy Minister of Defense Anna Malyar noted that the Eastern Urells of the troops simultaneously started an offensive in the directions of Orikhovo-Vasylivka, Bakhmut, Bogdanivka, Yaidny, Hlyshchiyivka, Kurdyumivka. "</text:p>
      <text:p text:style-name="P4">
In all directions there is a forward advance, emphasized the painter.</text:p>
      <text:p text:style-name="P4">
<text:span text:style-name="T5">
Foto: General Staff of the Armed Forces</text:span>
</text:p>
      <text:p text:style-name="P4">
News Source: <text:a xlink:type="simple" xlink:href="https://www.ukrinform.ua/rubric-ato/3727372-sili-oboroni-zacistili-placdarm-voroga-na-zahidnomu-berezi-kanalu-siverskij-donec-donbas.html" text:style-name="Internet_20_link" text:visited-style-name="Visited_20_Internet_20_Link">
https://www.ukrinform.ua/rubric-ato/3727372-sili-oboroni-zacistili-placdarm-voroga-na-zahidnomu-berezi-kanalu-siverskij-donec-donbas.html</text:a>
</text:p>
      <!--NEWS-->
      <text:h text:style-name="P10" text:outline-level="1">
<text:span text:style-name="T4">
Marina Alexia - about "silver" in the duet: even with the highest difficulty you can be in the last place</text:span>
</text:h>
      <text:p text:style-name="P4">
Authors: Ukrinform (Person)</text:p>
      <text:p text:style-name="P4">
Publisher: Укринформ (Organization)</text:p>
      <text:p text:style-name="P4">
Published Time: 2023-06-24T23:32:00+03:00</text:p>
      <text:p text:style-name="P4">
Modified Time: 2023-06-24T23:32:00+03:00</text:p>
      <text:p text:style-name="P4">
Description: Member of the national team of Ukraine on synchronous swimming Marina Aleksiaev shared her impressions of the conquest of "silver" in a duet at European Games-2023. - Ukrinform.</text:p>
      <text:p text:style-name="P4">
Images: ['<text:a xlink:type="simple" xlink:href="https://static.ukrinform.com/photos/2023_06/thumb_files/630_360_1687638653-524.jpg" text:style-name="Internet_20_link" text:visited-style-name="Visited_20_Internet_20_Link">
630_360_16876...</text:a>
']</text:p>
      <text:p text:style-name="P4">
Tags: ['синхронне плавання', 'Європейські ігри']</text:p>
      <text:p text:style-name="P4">
Type: Article</text:p>
      <!--METADATA-->
      <text:p text:style-name="P4">
<draw:frame draw:style-name="fr1" draw:name="Image248" text:anchor-type="as-char" svg:width="6.9236in" svg:height="3.956343in" draw:z-index="0">
<draw:image xlink:href="../Images/yкринформ/2023-06-24T23-32-00-03-00/630_360_1687638653-524.jpg" xlink:type="simple" xlink:show="embed" xlink:actuate="onLoad" draw:mime-type="image/jpeg"/>
</draw:frame>
Marina Aleksiaev, a member of Ukraine, Synchronous navigation, shared the impressions of the conquest of "silver" in a duet at European Games-2023.</text:p>
      <text:p text:style-name="P4">
She told this in the commenter of Ukrinform correspondent.</text:p>
      <text:p text:style-name="P4">
“This is ours(Alexi sisters - ed.)The first experience in European games. We are very happy that we have heard the phrase "without fines" today. Now is very influenced by the complexity you have declared in the competition. It would seem that the places are understandable, if you look at the credited complexity, but all the elements need to be done correctly. Judges are relentlessly fine. Even if you are the highest difficulty, you can be in the last place, ”she said.</text:p>
      <text:p text:style-name="P4">
As it was reported, the sisters of Alexia became the second in the duet in European games. Another "silver" of the synchronous swimming team has won in a group.</text:p>
      <text:p text:style-name="P4">
<text:span text:style-name="T4">
 Read also: </text:span>
 <text:a xlink:type="simple" xlink:href="https://www.ukrinform.ua/rubric-sports/3727326-sestri-aleksiivi-viboroli-sriblo-v-dueti-v-artisticnomu-plavanni-na-evropejskih-igrah.html" text:style-name="Internet_20_link" text:visited-style-name="Visited_20_Internet_20_Link">
<text:span text:style-name="T4">
 sisters </text:span>
 Alexiosi won "silver" in the duo of a guarantee swimming in European games</text:a>
The competition will last until July 2.</text:p>
      <text:p text:style-name="P4">
Photo: Instagram.com/marinalekseeva_29_</text:p>
      <text:p text:style-name="P4">
News Source: <text:a xlink:type="simple" xlink:href="https://www.ukrinform.ua/rubric-sports/3727371-marina-aleksiiva-pro-sriblo-v-dueti-navit-z-najvisou-skladnistu-mozna-opinitisa-na-ostannomu-misci.html" text:style-name="Internet_20_link" text:visited-style-name="Visited_20_Internet_20_Link">
https://www.ukrinform.ua/rubric-sports/3727371-marina-aleksiiva-pro-sriblo-v-dueti-navit-z-najvisou-skladnistu-mozna-opinitisa-na-ostannomu-misci.html</text:a>
</text:p>
      <!--NEWS-->
      <text:h text:style-name="P10" text:outline-level="1">
<text:span text:style-name="T4">
The Russians released over 200 mines and shells in Sumy region, there is destruction</text:span>
</text:h>
      <text:p text:style-name="P4">
Authors: Ukrinform (Person)</text:p>
      <text:p text:style-name="P4">
Publisher: Укринформ (Organization)</text:p>
      <text:p text:style-name="P4">
Published Time: 2023-06-24T23:51:00+03:00</text:p>
      <text:p text:style-name="P4">
Modified Time: 2023-06-24T23:51:00+03:00</text:p>
      <text:p text:style-name="P4">
Description: During June 24, the Russians made 24 shelling of the border communities of Sumy region. In total, more than 200 explosions were recorded. - Ukrinform.</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Вибух', 'Війна з Росією']</text:p>
      <text:p text:style-name="P4">
Type: Article</text:p>
      <!--METADATA-->
      <text:p text:style-name="P4">
<draw:frame draw:style-name="fr1" draw:name="Image249" text:anchor-type="as-char" svg:width="6.9236in" svg:height="3.956343in" draw:z-index="0">
<draw:image xlink:href="../Images/yкринформ/2023-06-24T23-51-00-03-00/630_360_1479558145-5682.jpg" xlink:type="simple" xlink:show="embed" xlink:actuate="onLoad" draw:mime-type="image/jpeg"/>
</draw:frame>
During June 24, the Russians committed 24 border communities of Sumy region. More than 200 explosions were recorded.</text:p>
      <text:p text:style-name="P4">
About it <text:a xlink:type="simple" xlink:href="http://t.me/Sumy_news_ODA/17296" text:style-name="Internet_20_link" text:visited-style-name="Visited_20_Internet_20_Link">
reports</text:a>
Sumy Ova Utegram, Ukrinform reports.</text:p>
      <text:p text:style-name="P4">
"204 explosions were recorded. Belopolsk, Miropil, Krasnopil, Yunakovskaya, SVESMAN, ESMAN, DRIBBIVSKA, ZNOB -NOVORODSKATA Velikopisarivska communities were reported," - the message reads.</text:p>
      <text:p text:style-name="P4">
In the Great Pisar community, the enemy beat from artillery and mortars(17 and 13 blades according to). Внаслідок одного з обстрілів пошкоджені п’ять приватнихжитлових будинків, два господарські приміщення, трансформатор РЕС. Такожзафіксовано обстріл з АГС-17 (20 explosions), private housing building, garage and outbuildings were damaged.</text:p>
      <text:p text:style-name="P4">
<text:span text:style-name="T4">
 Read also: </text:span>
 <text:a xlink:type="simple" xlink:href="https://www.ukrinform.ua/rubric-ato/3727009-vorog-za-den-12-raziv-obstrilav-prikordonni-gromadi-sumsini.html" text:style-name="Internet_20_link" text:visited-style-name="Visited_20_Internet_20_Link">
enemy a day 12 times fired at border communities <text:span text:style-name="T4">
 Sumy region </text:span>
 and</text:a>
The Belopil Community has suffered mortar fire(12 explosions), damaged houses.</text:p>
      <text:p text:style-name="P4">
Mortar shelling was also recorded in the Miropil and Yunak communities(12 and 13 explosions according to).</text:p>
      <text:p text:style-name="P4">
Краснопільська громада перебувала під артилерійським вогнем (4 explosions), and the enemy also released from mortars 17 mines.</text:p>
      <text:p text:style-name="P4">
<text:span text:style-name="T4">
 Read also: </text:span>
 <text:a xlink:type="simple" xlink:href="https://www.ukrinform.ua/rubric-ato/3726111-vijska-rf-obstrilali-z-minometiv-dvi-prikordonni-gromadi-na-sumsini.html" text:style-name="Internet_20_link" text:visited-style-name="Visited_20_Internet_20_Link">
Russian troops hit mortars on two border communities on <text:span text:style-name="T4">
 Sumy region </text:span>
 and</text:a>
"Esman community: mortar <text:a xlink:type="simple" xlink:href="https://www.ukrinform.ua/tag-obstril" text:style-name="Internet_20_link" text:visited-style-name="Visited_20_Internet_20_Link">
shelling</text:a>
 (4 explosions). Свеська громада: 73 мінискинув ворог на територію громади. Зноб-Новгородська громада: був мінометнийобстріл (6 explosions)", - they informed in Ova.</text:p>
      <text:p text:style-name="P4">
In addition, a mortar was recorded in the Friendship Community(4 explosions)and RSZV(8 explosions).</text:p>
      <text:p text:style-name="P4">
Як <text:a xlink:type="simple" xlink:href="http://www.ukrinform.ua/rubric-ato/3727355-vorog-uprodovz-dna-obstriluvav-sumsinu-ta-cernigivsinu-113-vlucan.html" text:style-name="Internet_20_link" text:visited-style-name="Visited_20_Internet_20_Link">
 повідомляв Укрінформ </text:a>
, the enemy fired at Sumy and Chernihiv during the day - in total 113 hits.</text:p>
      <text:p text:style-name="P4">
News Source: <text:a xlink:type="simple" xlink:href="https://www.ukrinform.ua/rubric-ato/3727373-rosiani-za-den-vipustili-po-sumsini-ponad-200-min-i-snaradiv-e-rujnuvanna.html" text:style-name="Internet_20_link" text:visited-style-name="Visited_20_Internet_20_Link">
https://www.ukrinform.ua/rubric-ato/3727373-rosiani-za-den-vipustili-po-sumsini-ponad-200-min-i-snaradiv-e-rujnuvanna.html</text:a>
</text:p>
      <!--NEWS-->
      <text:h text:style-name="P10" text:outline-level="1">
<text:span text:style-name="T4">
General Millie canceled the trip to the Middle East because of the situation in</text:span>
</text:h>
      <text:p text:style-name="P4">
Authors: Ukrinform (Person)</text:p>
      <text:p text:style-name="P4">
Publisher: Укринформ (Organization)</text:p>
      <text:p text:style-name="P4">
Published Time: 2023-06-24T2:46:55+03:00</text:p>
      <text:p text:style-name="P4">
Modified Time: 2023-06-24T20:46:55+03:00</text:p>
      <text:p text:style-name="P4">
Description: The chairman of the United States Chiefs of Staff, General Mark Millie, canceled the planned trip to the Middle East, which was to take place on Saturday, due to the situation in Russia. - Ukrinform.</text:p>
      <text:p text:style-name="P4">
Images: ['<text:a xlink:type="simple" xlink:href="https://static.ukrinform.com/photos/2023_02/thumb_files/630_360_1676392671-755.jpg" text:style-name="Internet_20_link" text:visited-style-name="Visited_20_Internet_20_Link">
630_360_16763...</text:a>
']</text:p>
      <text:p text:style-name="P4">
Tags: ['Росія', 'Близький Схід', 'Марк Міллі ']</text:p>
      <text:p text:style-name="P4">
Type: Article</text:p>
      <!--METADATA-->
      <text:p text:style-name="P4">
<draw:frame draw:style-name="fr1" draw:name="Image250" text:anchor-type="as-char" svg:width="6.9236in" svg:height="3.956343in" draw:z-index="0">
<draw:image xlink:href="../Images/yкринформ/2023-06-24T2-46-55-03-00/630_360_1676392671-755.jpg" xlink:type="simple" xlink:show="embed" xlink:actuate="onLoad" draw:mime-type="image/jpeg"/>
</draw:frame>
The chairman of the United States Chiefs of Staff, General Mark Milli, canceled a planned trip to the Middle East, which was to take place on Saturday, because of a residence in Russia.</text:p>
      <text:p text:style-name="P4">
This was reported by his pressecretic, reports Ukrinform with reference to <text:a xlink:type="simple" xlink:href="https://www.jpost.com/breaking-news/article-747556" text:style-name="Internet_20_link" text:visited-style-name="Visited_20_Internet_20_Link">
thejerusalem post</text:a>
.</text:p>
      <text:p text:style-name="P4">
It is noted that Millie planned to visit Israel and Jordan.</text:p>
      <text:p text:style-name="P4">
As it was reported, the leader of the Wagner PEC [Yevgeny Prigogin announced on June 23.(https://www.ukrinform.ua/rubric-other_news/3727120-zakolot-prigozina-vse-so-vidomo-na-cej-moment.html)Against the Russian military leadership, in particular against the Minister of Defense of the Russian Federation Sergei Shoig.</text:p>
      <text:p text:style-name="P4">
<text:span text:style-name="T4">
 Read also: </text:span>
 <text:a xlink:type="simple" xlink:href="https://www.ukrinform.ua/rubric-ato/3727309-nastup-jde-za-planom-zaluznij-obgovoriv-iz-milli-situaciu-na-fronti.html" text:style-name="Internet_20_link" text:visited-style-name="Visited_20_Internet_20_Link">
offensive goes according to plan: Zaluzhny discussed with <text:span text:style-name="T4">
 Milli </text:span>
 situation at the front</text:a>
According to him, Shoigu came to Rostov-on-Don, where he personally conducted the operation of the destruction of "Wagner".</text:p>
      <text:p text:style-name="P4">
Wagner has established control of military sites in Rostov-on-Don.</text:p>
      <text:p text:style-name="P4">
<text:a xlink:type="simple" xlink:href="https://www.ukrinform.ua/tag-prigozin" text:style-name="Internet_20_link" text:visited-style-name="Visited_20_Internet_20_Link">
Prigogine</text:a>
declared the intention to reach Domoskov to "put an end to this disorder."</text:p>
      <text:p text:style-name="P4">
_ Photo: Getty Images _</text:p>
      <text:p text:style-name="P4">
News Source: <text:a xlink:type="simple" xlink:href="https://www.ukrinform.ua/rubric-world/3727343-general-milli-skasuvav-poizdku-na-blizkij-shid-cerez-situaciu-v-rosii.html" text:style-name="Internet_20_link" text:visited-style-name="Visited_20_Internet_20_Link">
https://www.ukrinform.ua/rubric-world/3727343-general-milli-skasuvav-poizdku-na-blizkij-shid-cerez-situaciu-v-rosii.html</text:a>
</text:p>
      <!--NEWS-->
      <text:h text:style-name="P10" text:outline-level="1">
<text:span text:style-name="T4">
The Defense Forces of Ukraine destroyed the Rosgvardia base in Genichesk</text:span>
</text:h>
      <text:p text:style-name="P4">
Author: ['АРМІЯINFORM']</text:p>
      <text:p text:style-name="P4">
Time: 2023-06-24T32:00:00-04:00</text:p>
      <text:p text:style-name="P4">
Description: About the cesspool of the commander of the knitting forces of the Zbroyshas of Ukraine, Lieutenant Mikola General Mikola ... War with Ukraine 2022, war with Ukraine Latest news today, News War with Ukraine 2022 The last ones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c5d0c661556103861ead45aa3bd65370.jpg" text:style-name="Internet_20_link" text:visited-style-name="Visited_20_Internet_20_Link">
c5d0c661556103861ead45aa3bd65370.jpg</text:a>
']</text:p>
      <text:p text:style-name="P4">
Tags: ['STOPRUSSIA', 'АГРЕСІЯ РФ', 'ВТОРГНЕННЯ РФ']</text:p>
      <text:p text:style-name="P4">
Category: News</text:p>
      <!--METADATA-->
      <text:p text:style-name="P4">
<draw:frame draw:style-name="fr1" draw:name="Image251" text:anchor-type="as-char" svg:width="6.9236in" svg:height="4.289917in" draw:z-index="0">
<draw:image xlink:href="../Images/AРМІЯINFORM/2023-06-24T32-00-00-04-00/c5d0c661556103861ead45aa3bd65370.jpg" xlink:type="simple" xlink:show="embed" xlink:actuate="onLoad" draw:mime-type="image/jpeg"/>
</draw:frame>
Illustrative photo</text:p>
      <text:p text:style-name="P4">
About it <text:a xlink:type="simple" xlink:href="https://t.me/MykolaOleshchuk/90" text:style-name="Internet_20_link" text:visited-style-name="Visited_20_Internet_20_Link">
reported</text:a>
Commander of the Air Force forces of Ukraine Lieutenant General Mykola Oleshchuk in Telegram</text:p>
      <text:p text:style-name="P4">
“Rosgvardy's base in Genichesk… The Ukrainian response to the Russian rocket launcher has not slowed down. The occupiers will not be rest on our earth!We destroy the racists, keep the sky!”- said Mykola Oleshchuk in the post.</text:p>
      <text:p text:style-name="P4">
News Source: <text:a xlink:type="simple" xlink:href="https://armyinform.com.ua/2023/06/24/syly-oborony-ukrayiny-znyshhyly-bazu-rosgvardiyi-v-genichesku/" text:style-name="Internet_20_link" text:visited-style-name="Visited_20_Internet_20_Link">
https://armyinform.com.ua/2023/06/24/syly-oborony-ukrayiny-znyshhyly-bazu-rosgvardiyi-v-genichesku/</text:a>
</text:p>
      <!--NEWS-->
      <text:h text:style-name="P10" text:outline-level="1">
<text:span text:style-name="T4">
By the age of 13, a collaborator was condemned by the occupying Ministry of Internal Affairs of the Russian Federation, who stole the locals</text:span>
</text:h>
      <text:p text:style-name="P4">
Author: ['АРМІЯINFORM']</text:p>
      <text:p text:style-name="P4">
Time: 2023-06-24T34:00:00-04:00</text:p>
      <text:p text:style-name="P4">
Description: Docasova Base, Zibrana Sliky Service of the Bezpeki of Ukraine, allowed to attract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Tags: ['STOPRUSSIA']</text:p>
      <text:p text:style-name="P4">
Category: News</text:p>
      <!--METADATA-->
      <text:p text:style-name="P4">
<draw:frame draw:style-name="fr1" draw:name="Image252" text:anchor-type="as-char" svg:width="6.9236in" svg:height="4.367194in" draw:z-index="0">
<draw:image xlink:href="../Images/AРМІЯINFORM/2023-06-24T34-00-00-04-00/a8879da467f5ef3186c59aa101cecbce_id76321_1300x820_141_650x410.jpg" xlink:type="simple" xlink:show="embed" xlink:actuate="onLoad" draw:mime-type="image/jpeg"/>
</draw:frame>
Illustrative photo</text:p>
      <text:p text:style-name="P4">
The evidence base, collected by investigators of the Security Service of Ukraine, allowed the liability to be held responsible for another collaborator, who, during the occupation period of Kharkiv region, joined the aggressor of the local Ministry of Internal Affairs created by the aggressor.</text:p>
      <text:p text:style-name="P4">
About it <text:a xlink:type="simple" xlink:href="https://ssu.gov.ua/novyny/za-materialamy-sbu-13-rokiv-tiurmy-otrymav-kolaborant-z-okupatsiinoho-mvs-rf-u-kupiansku-yakyi-vykradav-mistsevykh-zhyteliv" text:style-name="Internet_20_link" text:visited-style-name="Visited_20_Internet_20_Link">
reports</text:a>
Security Service of Ukraine.</text:p>
      <text:p text:style-name="P4">
“In the ranks of the invading body, he assisted the Russian invaders to carry out the raids against the civilians of Kupyansk enthusiasm at that time. The people were then simply grabbed on the streets or struggled to their premises and stolen. For the most part, the racists took the victims to the local torture, where some of them were returning.</text:p>
      <text:p text:style-name="P4">
Also, on the basis of evidence of the Ukrainian special service, the court found it guilty under Part 7 of Art. 111-1 of the Criminal Code of Ukraine(Collaboration)He has attracted 13 years in prison.</text:p>
      <text:p text:style-name="P4">
According to the investigation, the attacker is a 37-year-old resident, who at the beginning of a full-scale invasion supported Russian invaders.</text:p>
      <text:p text:style-name="P4">
During the temporary occupation of Kupyansk, he voluntarily agreed to become a "patrolman" as part of the local "branch of the Ministry of Internal Affairs of the Russian Federation".</text:p>
      <text:p text:style-name="P4">
In this position, he "cited" the racists on the places of the participants of the Movement of resistance and participated in their theft and robbery of property.</text:p>
      <text:p text:style-name="P4">
For his crimes, the collaborator received from the aggressor "salary" in a size of 40 thousand rubles.</text:p>
      <text:p text:style-name="P4">
The investigation was conducted by SBU staff in the Kharkiv region of the preservation leadership of the regional prosecutor's office.</text:p>
      <text:p text:style-name="P4">
News Source: <text:a xlink:type="simple" xlink:href="https://armyinform.com.ua/2023/06/24/do-13-rokiv-tyurmy-zasuzhdeno-kolaboranta-z-okupaczijnogo-mvs-rf-yakyj-vykradav-misczevyh-zhyteliv/" text:style-name="Internet_20_link" text:visited-style-name="Visited_20_Internet_20_Link">
https://armyinform.com.ua/2023/06/24/do-13-rokiv-tyurmy-zasuzhdeno-kolaboranta-z-okupaczijnogo-mvs-rf-yakyj-vykradav-misczevyh-zhyteliv/</text:a>
</text:p>
      <!--NEWS-->
      <text:h text:style-name="P10" text:outline-level="1">
<text:span text:style-name="T4">
In the Black Sea there were combat training</text:span>
</text:h>
      <text:p text:style-name="P4">
Author: ['АРМІЯINFORM']</text:p>
      <text:p text:style-name="P4">
Time: 2023-06-24T36:00:00-04:00</text:p>
      <text:p text:style-name="P4">
Description: VIISKOVOVOSKOVSKY OF SUCCESS OF THE DEPARTMENT IN SUBSTIMAMS INMS ZSU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news_20230623_154804_16875244849.jpg" text:style-name="Internet_20_link" text:visited-style-name="Visited_20_Internet_20_Link">
news_20230623_154804_16875244849.jpg</text:a>
', '<text:a xlink:type="simple" xlink:href="https://armyinform.com.ua/wp-content/uploads/2023/06/news_20230623_154812_168752449215-150x150.jpg" text:style-name="Internet_20_link" text:visited-style-name="Visited_20_Internet_20_Link">
news_20230623_154812_168752449215-150x150.jpg</text:a>
', '<text:a xlink:type="simple" xlink:href="https://armyinform.com.ua/wp-content/uploads/2023/06/news_20230623_154820_168752450023-150x150.jpg" text:style-name="Internet_20_link" text:visited-style-name="Visited_20_Internet_20_Link">
news_20230623_154820_168752450023-150x150.jpg</text:a>
']</text:p>
      <text:p text:style-name="P4">
Tags: ['STOPRUSSIA', 'АГРЕСІЯ РФ']</text:p>
      <text:p text:style-name="P4">
Category: News</text:p>
      <!--METADATA-->
      <text:p text:style-name="P4">
<draw:frame draw:style-name="fr1" draw:name="Image253" text:anchor-type="as-char" svg:width="6.9236in" svg:height="4.286862in" draw:z-index="0">
<draw:image xlink:href="../Images/AРМІЯINFORM/2023-06-24T36-00-00-04-00/news_20230623_154804_16875244849.jpg" xlink:type="simple" xlink:show="embed" xlink:actuate="onLoad" draw:mime-type="image/jpeg"/>
</draw:frame>
Marine security servicemen in cooperation with the Navy's counterparts are refining their skills.</text:p>
      <text:p text:style-name="P4">
About it <text:a xlink:type="simple" xlink:href="https://dpsu.gov.ua/ua/news/%20VIDEO%20-U-CHornomu-mori-vidbulisya-boyovi-navchannya/" text:style-name="Internet_20_link" text:visited-style-name="Visited_20_Internet_20_Link">
reports</text:a>
State Border Service of Ukraine.</text:p>
      <text:p text:style-name="P4">
“Marine border guards, together with military sailors, worked out tactical deployment and maneuvering, universal defense during the transition by the sea, detection and fire damage to the enemy's goals.</text:p>
      <text:p text:style-name="P4">
<text:a xlink:type="simple" xlink:href="https://armyinform.com.ua/wp-content/uploads/2023/06/news_20230623_154812_168752449215.jpg" text:style-name="Internet_20_link" text:visited-style-name="Visited_20_Internet_20_Link">
!(Images/AРМІЯINFORM/2023-06-24T36-00-00-04-00/news_20230623_154812_168752449215-150x150.jpg)</text:a>
</text:p>
      <text:p text:style-name="P4">
<text:a xlink:type="simple" xlink:href="https://armyinform.com.ua/wp-content/uploads/2023/06/news_20230623_154820_168752450023.jpg" text:style-name="Internet_20_link" text:visited-style-name="Visited_20_Internet_20_Link">
<draw:frame draw:style-name="fr1" draw:name="Image254" text:anchor-type="as-char" svg:width="6.9236in" svg:height="6.9236in" draw:z-index="0">
<draw:image xlink:href="../Images/AРМІЯINFORM/2023-06-24T36-00-00-04-00/news_20230623_154820_168752450023-150x150.jpg" xlink:type="simple" xlink:show="embed" xlink:actuate="onLoad" draw:mime-type="image/jpeg"/>
</draw:frame>
</text:a>
Also, sea warriors worked out the elements of training for the survivability of boats and boats, honed up the actions of emergency groups according to various scenarios and introductory, took measures to localize accidents and implemented practical towing, ”the message reads.</text:p>
      <text:p text:style-name="P4">
With a mine threat at the sea, such a workshop works in favor of the construction of crews and general protection, in particular, providing a safety component of the grain initiative.</text:p>
      <text:p text:style-name="P4">
Colted and skilled - together to win!</text:p>
      <text:p text:style-name="P4">
News Source: <text:a xlink:type="simple" xlink:href="https://armyinform.com.ua/2023/06/24/u-chornomu-mori-vidbulysya-bojovi-navchannya/" text:style-name="Internet_20_link" text:visited-style-name="Visited_20_Internet_20_Link">
https://armyinform.com.ua/2023/06/24/u-chornomu-mori-vidbulysya-bojovi-navchannya/</text:a>
</text:p>
      <!--NEWS-->
      <text:h text:style-name="P10" text:outline-level="1">
<text:span text:style-name="T4">
A journalist from Khmelnytskyi was sentenced to 5 years in prison for the State Council</text:span>
</text:h>
      <text:p text:style-name="P4">
Author: ['АРМІЯINFORM']</text:p>
      <text:p text:style-name="P4">
Time: 2023-06-24T38:00:00-04:00</text:p>
      <text:p text:style-name="P4">
Description: For the Publnoye accusations of the Khmelnitsye prosecutor's office of the Missary resident of the Missary resident ... the war with Ukraine 2022, the war with Ukraine is the latest news today, the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photo_2023-06-23_17-44-12.jpg" text:style-name="Internet_20_link" text:visited-style-name="Visited_20_Internet_20_Link">
photo_2023-06-23_17-44-12.jpg</text:a>
']</text:p>
      <text:p text:style-name="P4">
Tags: ['STOPRUSSIA']</text:p>
      <text:p text:style-name="P4">
Category: News</text:p>
      <!--METADATA-->
      <text:p text:style-name="P4">
<draw:frame draw:style-name="fr1" draw:name="Image255" text:anchor-type="as-char" svg:width="6.9236in" svg:height="4.885067in" draw:z-index="0">
<draw:image xlink:href="../Images/AРМІЯINFORM/2023-06-24T38-00-00-04-00/photo_2023-06-23_17-44-12.jpg" xlink:type="simple" xlink:show="embed" xlink:actuate="onLoad" draw:mime-type="image/jpeg"/>
</draw:frame>
For the public prosecution of the Khmelnytsky Regional Prosecutor's Office of the local residents was guilty of treason(Part 1 of Art. 111 of the Criminal Code of Ukraine).</text:p>
      <text:p text:style-name="P4">
Йому призначено покарання — 5 років позбавлення волі з конфіскацією усьогомайна, окрім житла.</text:p>
      <text:p text:style-name="P4">
Про це <text:a xlink:type="simple" xlink:href="https://t.me/pgo_gov_ua" text:style-name="Internet_20_link" text:visited-style-name="Visited_20_Internet_20_Link">
повідомляє</text:a>
Office of the Prosecutor General.</text:p>
      <text:p text:style-name="P4">
“A man is one of the pro -Russian experts and political observers who are actively cooperating with the Ukrainian media, which belongs to the prohibited political party" OPZG ". The convicted person worked as a representative correspondent and was the author of publications in the State Russian Propaganda news agency. Since 2016, he was directly involved in the "reutation" of the Kremlin's media images, assisted them in the promoted -erased narratives in the information space. He publicly supported the occupation and actions of the Donbass. The journalist initially agreed all false materials to the representatives of the aggressor country, ”the message reads.</text:p>
      <text:p text:style-name="P4">
Before the court, the convicted person was in custody. Pre -trial investigation - SBU.</text:p>
      <text:p text:style-name="P4">
News Source: <text:a xlink:type="simple" xlink:href="https://armyinform.com.ua/2023/06/24/zhurnalista-z-hmelnychchyny-zasudzheno-do-5-rokiv-uvyaznennya-za-derzhradu/" text:style-name="Internet_20_link" text:visited-style-name="Visited_20_Internet_20_Link">
https://armyinform.com.ua/2023/06/24/zhurnalista-z-hmelnychchyny-zasudzheno-do-5-rokiv-uvyaznennya-za-derzhradu/</text:a>
</text:p>
      <!--NEWS-->
      <text:h text:style-name="P10" text:outline-level="1">
<text:span text:style-name="T4">
Kuleba discussed with Blinken the situation in</text:span>
</text:h>
      <text:p text:style-name="P4">
Authors: Ukrinform (Person)</text:p>
      <text:p text:style-name="P4">
Publisher: Укринформ (Organization)</text:p>
      <text:p text:style-name="P4">
Published Time: 2023-06-24T3:51:00+03:00</text:p>
      <text:p text:style-name="P4">
Modified Time: 2023-06-24T20:51:00+03:00</text:p>
      <text:p text:style-name="P4">
Description: Foreign Minister of Ukraine Dmytro Kuleba and US Secretary of State Anthony Blinken discussed events in Russia in a telephone conversation. - Ukrinform.</text:p>
      <text:p text:style-name="P4">
Images: ['<text:a xlink:type="simple" xlink:href="https://static.ukrinform.com/photos/2023_05/thumb_files/630_360_1683309991-286.png" text:style-name="Internet_20_link" text:visited-style-name="Visited_20_Internet_20_Link">
630_360_16833...</text:a>
']</text:p>
      <text:p text:style-name="P4">
Tags: ['Дмитро Кулеба', 'Росія', 'Блінкен']</text:p>
      <text:p text:style-name="P4">
Type: Article</text:p>
      <!--METADATA-->
      <text:p text:style-name="P4">
<draw:frame draw:style-name="fr1" draw:name="Image256" text:anchor-type="as-char" svg:width="6.9236in" svg:height="3.956343in" draw:z-index="0">
<draw:image xlink:href="../Images/yкринформ/2023-06-24T3-51-00-03-00/630_360_1683309991-286.png" xlink:type="simple" xlink:show="embed" xlink:actuate="onLoad" draw:mime-type="image/png"/>
</draw:frame>
The Minister of Law of Ukraine Dmytro Kuleba and US Secretary of State Anthoniblinken discussed events in Russia in a telephone conversation.</text:p>
      <text:p text:style-name="P4">
Kuleba reported this in <text:a xlink:type="simple" xlink:href="https://twitter.com/DmytroKuleba/status/1672637743833268237" text:style-name="Internet_20_link" text:visited-style-name="Visited_20_Internet_20_Link">
Twitter</text:a>
, reports Ukrinform.</text:p>
      <text:p text:style-name="P4">
“Anthony Blinken and I have exchanged our estimates of events that unfolding. We watch them very carefully. Ukraine remains focused on achieving the goals of its <text:a xlink:type="simple" xlink:href="https://www.ukrinform.ua/tag-kontrnastup" text:style-name="Internet_20_link" text:visited-style-name="Visited_20_Internet_20_Link">
counter -offensive</text:a>
On the territory of Ukraine with the adamant support of our American units, ”Kuleba wrote.</text:p>
      <text:p text:style-name="P4">
<text:span text:style-name="T4">
 Read also: </text:span>
 <text:a xlink:type="simple" xlink:href="https://www.ukrinform.ua/rubric-world/3727303-dmitro-kuleba-vvazae-so-bunt-vagnerivciv-u-rosii-na-blago-nasoi-peremogi.html" text:style-name="Internet_20_link" text:visited-style-name="Visited_20_Internet_20_Link">
Dmitry <text:span text:style-name="T4">
 Kuleba </text:span>
 believes that the riot of "Wagner" in Russia - "for the benefit of our victory"</text:a>
As reported by Ukrinform, earlier <text:a xlink:type="simple" xlink:href="https://www.ukrinform.ua/rubric-world/3727296-blinken-obgovoriv-situaciu-v-rosii-z-predstavnikami-krain-g7-ta-evrosouzu.html" text:style-name="Internet_20_link" text:visited-style-name="Visited_20_Internet_20_Link">
Blinken discussed the development of the situation in Russia</text:a>
With the heads of the Foreign Ministry of Canada, France, Germany, Italy, Japan, the United Kingdom, as well as the Supreme Representative of the EU on Foreign Affairs and Security Policy.</text:p>
      <text:p text:style-name="P4">
June 23, the leader of the Wagner PEC <text:a xlink:type="simple" xlink:href="https://www.ukrinform.ua/rubric-other_news/3727120-zakolot-prigozina-vse-so-vidomo-na-cej-moment.html" text:style-name="Internet_20_link" text:visited-style-name="Visited_20_Internet_20_Link">
Yevgeny Prigogin declared Demarsh</text:a>
Against the Russian military leadership, in particular opposite the Minister of Defense of the Russian Federation Sergey Shoig.</text:p>
      <text:p text:style-name="P4">
According to him, Shoigu came to Rostov-on-Don, where he personally conducted the operation of the destruction of "Wagner".</text:p>
      <text:p text:style-name="P4">
Wagner has established control of military sites in Rostov-on-Don.</text:p>
      <text:p text:style-name="P4">
News Source: <text:a xlink:type="simple" xlink:href="https://www.ukrinform.ua/rubric-polytics/3727349-kuleba-obgovoriv-iz-blinkenom-situaciu-v-rosii.html" text:style-name="Internet_20_link" text:visited-style-name="Visited_20_Internet_20_Link">
https://www.ukrinform.ua/rubric-polytics/3727349-kuleba-obgovoriv-iz-blinkenom-situaciu-v-rosii.html</text:a>
</text:p>
      <!--NEWS-->
      <text:h text:style-name="P10" text:outline-level="1">
<text:span text:style-name="T4">
Over the past day, the Aviation of Defense Forces has inflicted 13 beats in the enemy's concentration areas</text:span>
</text:h>
      <text:p text:style-name="P4">
Author: ['АРМІЯINFORM']</text:p>
      <text:p text:style-name="P4">
Time: 2023-06-24T40:00:00-04:00</text:p>
      <text:p text:style-name="P4">
Description: About the General Headquarters of the ZSU. “Avіaatsіya defense forces for Persian Dob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2/ukrayinska-aviacziya.jpg" text:style-name="Internet_20_link" text:visited-style-name="Visited_20_Internet_20_Link">
ukrayinska-aviacziya.jpg</text:a>
']</text:p>
      <text:p text:style-name="P4">
Tags: ['STOPRUSSIA', 'АГРЕСІЯ РФ', 'ГШ ЗСУ', 'ХРОНІКА ОБОРОНИ']</text:p>
      <text:p text:style-name="P4">
Category: News</text:p>
      <!--METADATA-->
      <text:p text:style-name="P4">
<draw:frame draw:style-name="fr1" draw:name="Image257" text:anchor-type="as-char" svg:width="6.9236in" svg:height="4.615733in" draw:z-index="0">
<draw:image xlink:href="../Images/AРМІЯINFORM/2023-06-24T40-00-00-04-00/ukrayinska-aviacziya.jpg" xlink:type="simple" xlink:show="embed" xlink:actuate="onLoad" draw:mime-type="image/jpeg"/>
</draw:frame>
Illustrative Photo <text:span text:style-name="T4">
 🔥 Situation on Russian invasion </text:span>
</text:p>
      <text:p text:style-name="P4">
About it reports the General Staff of the Armed Forces.</text:p>
      <text:p text:style-name="P4">
“Aviation of defense forces over the past 24 hours has struck 13 beats in the areas of concentration of the personal composition of the enemy.</text:p>
      <text:p text:style-name="P4">
The departments of missile troops and artillery have affected the last day 4 areas of personnel and military equipment, 15 artillery units at fire positions, 2 means of radio electronic struggle and 5 air defense computers, ”the message reads.</text:p>
      <text:p text:style-name="P4">
News Source: <text:a xlink:type="simple" xlink:href="https://armyinform.com.ua/2023/06/24/za-mynulu-dobu-aviacziya-syl-oborony-zavdala-13-udariv-po-rajonah-zoseredzhennya-protyvnyka/" text:style-name="Internet_20_link" text:visited-style-name="Visited_20_Internet_20_Link">
https://armyinform.com.ua/2023/06/24/za-mynulu-dobu-aviacziya-syl-oborony-zavdala-13-udariv-po-rajonah-zoseredzhennya-protyvnyka/</text:a>
</text:p>
      <!--NEWS-->
      <text:h text:style-name="P10" text:outline-level="1">
<text:span text:style-name="T4">
14 rockets and 2 drones were destroyed</text:span>
</text:h>
      <text:p text:style-name="P4">
Author: ['АРМІЯINFORM']</text:p>
      <text:p text:style-name="P4">
Time: 2023-06-24T42:00:00-04:00</text:p>
      <text:p text:style-name="P4">
Description: War yak to bend in the General Staff of the ZSU, the Last of the Vorog GOD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ТОРГНЕННЯ РФ', 'ГШ ЗСУ']</text:p>
      <text:p text:style-name="P4">
Category: News</text:p>
      <!--METADATA-->
      <text:p text:style-name="P4">
<draw:frame draw:style-name="fr1" draw:name="Image258" text:anchor-type="as-char" svg:width="6.9236in" svg:height="3.893007in" draw:z-index="0">
<draw:image xlink:href="../Images/AРМІЯINFORM/2023-06-24T42-00-00-04-00/raketnyj-udar.jpg" xlink:type="simple" xlink:show="embed" xlink:actuate="onLoad" draw:mime-type="image/jpeg"/>
</draw:frame>
Photo illustrative</text:p>
      <text:p text:style-name="P4">
War</text:p>
      <text:p text:style-name="P4">
As <text:a xlink:type="simple" xlink:href="https://www.facebook.com/GeneralStaff.ua/posts/pfbid0PSQrtYbxm3G1qJCcXQhYrfZq2ZpjeCHXk4QXcMwxsWJUew7qMutb5T65mnVwiAVXl" text:style-name="Internet_20_link" text:visited-style-name="Visited_20_Internet_20_Link">
indicated</text:a>
In the General Staff of the Armed Forces, during the last day the enemy struck a rocket and aviation strike on the territory of Ukraine, using 14 winged rockets-101/X-555, 3 Shahd drones, and 4 anti-aircraft controlled missiles with C-300 extra-curls.</text:p>
      <text:p text:style-name="P4">
At the same time, 14 missiles and 2 drones were reduced. The Russian shock helicopter KA-52 and 7 intelligence UAVs was also destroyed.</text:p>
      <text:p text:style-name="P4">
In addition, the enemy caused 51 aviation strike and carried out 59 shelling of the reactive volley fire systems. Unfortunately, peaceful people were injured.</text:p>
      <text:p text:style-name="P4">
We remind that the likelihood of rocket and aviation strikes throughout Ukraine remains high.</text:p>
      <text:p text:style-name="P4">
News Source: <text:a xlink:type="simple" xlink:href="https://armyinform.com.ua/2023/06/24/14-raket-ta-2-drony-bulo-znyshheno-sylamy-ta-zasobamy-ppo/" text:style-name="Internet_20_link" text:visited-style-name="Visited_20_Internet_20_Link">
https://armyinform.com.ua/2023/06/24/14-raket-ta-2-drony-bulo-znyshheno-sylamy-ta-zasobamy-ppo/</text:a>
</text:p>
      <!--NEWS-->
      <text:h text:style-name="P10" text:outline-level="1">
<text:span text:style-name="T4">
For 16 months of war, the forces of defense have destroyed more than 4,000 artistem and 4,000 enemy tanks</text:span>
</text:h>
      <text:p text:style-name="P4">
Author: ['АРМІЯINFORM']</text:p>
      <text:p text:style-name="P4">
Time: 2023-06-24T44:00:00-04:00</text:p>
      <text:p text:style-name="P4">
Description: Zagalni Boyov, take the enemy on 02.24.22 to 06/24/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vtraty_06-24-2023-scaled.jpg" text:style-name="Internet_20_link" text:visited-style-name="Visited_20_Internet_20_Link">
vtraty_06-24-2023-scaled.jpg</text:a>
']</text:p>
      <text:p text:style-name="P4">
Tags: ['ВІЙНА', 'ВТРАТИ ВОРОГА', 'ГЕНЕРАЛЬНИЙ ШТАБ ЗС УКРАЇНИ']</text:p>
      <text:p text:style-name="P4">
Category: News</text:p>
      <!--METADATA-->
      <text:p text:style-name="P4">
<draw:frame draw:style-name="fr1" draw:name="Image259" text:anchor-type="as-char" svg:width="6.9236in" svg:height="6.975527in" draw:z-index="0">
<draw:image xlink:href="../Images/AРМІЯINFORM/2023-06-24T44-00-00-04-00/vtraty_06-24-2023-scaled.jpg" xlink:type="simple" xlink:show="embed" xlink:actuate="onLoad" draw:mime-type="image/jpeg"/>
</draw:frame>
The total combat loss of the enemy from 24.02.22 to 24.06.23 will be orientated:</text:p>
      <text:p text:style-name="P4">
<text:span text:style-name="T4">
<text:span text:style-name="T5">
 Personnel - </text:span>
* 223910(+580)persons eliminated</text:span>
<text:span text:style-name="T5">
 tanks - </text:span>
<text:span text:style-name="T5">
 4024(+7)</text:span>
<text:span text:style-name="T4">
 Battle armored vehicles - </text:span>
 7804(+6)<text:span text:style-name="T4">
<text:span text:style-name="T5">
 Artillery Systems - </text:span>
<text:span text:style-name="T5">
 4015(+30)</text:span>
 </text:span>
 RSZV - <text:span text:style-name="T4">
 619(+2)</text:span>
<text:span text:style-name="T5">
 air defense - </text:span>
<text:span text:style-name="T5">
 383(+4)</text:span>
<text:span text:style-name="T4">
 aircraft - </text:span>
 314(0)<text:span text:style-name="T4">
<text:span text:style-name="T5">
 helicopters - </text:span>
* 308(+1)</text:span>
<text:span text:style-name="T5">
 UAV Operative Tactical Level-</text:span>
<text:span text:style-name="T5">
 3460(+13)</text:span>
<text:span text:style-name="T4">
 Winged missiles - </text:span>
 1228(+14)<text:span text:style-name="T4">
<text:span text:style-name="T5">
 ships / boats - </text:span>
* 18(0)</text:span>
<text:span text:style-name="T5">
 Automobile equipment and tanks - </text:span>
<text:span text:style-name="T5">
 6731(+23)</text:span>
<text:span text:style-name="T4">
 Special Technique - </text:span>
 548(+3)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July 24, 23.</text:p>
      <text:p text:style-name="P4">
News Source: <text:a xlink:type="simple" xlink:href="https://armyinform.com.ua/2023/06/24/za-16-misyacziv-vijny-syly-oborony-znyshhyly-ponad-4-tysyachi-artsystem-i-tankiv-voroga/" text:style-name="Internet_20_link" text:visited-style-name="Visited_20_Internet_20_Link">
https://armyinform.com.ua/2023/06/24/za-16-misyacziv-vijny-syly-oborony-znyshhyly-ponad-4-tysyachi-artsystem-i-tankiv-voroga/</text:a>
</text:p>
      <!--NEWS-->
      <text:h text:style-name="P10" text:outline-level="1">
<text:span text:style-name="T4">
Ukraine returned two more prisoners of war from Hungary</text:span>
</text:h>
      <text:p text:style-name="P4">
Author: ['АРМІЯINFORM']</text:p>
      <text:p text:style-name="P4">
Time: 2023-06-24T46:00:00-04:00</text:p>
      <text:p text:style-name="P4">
Description: Diplomats were visible to the Ugorschshchini of the Shrokhokhokovo -Lodveniy cucumber, transfer of Tudi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photo_2022-12-27_16-19-39.jpg" text:style-name="Internet_20_link" text:visited-style-name="Visited_20_Internet_20_Link">
photo_2022-12-27_16-19-39.jpg</text:a>
']</text:p>
      <text:p text:style-name="P4">
Tags: ['ВІЙНА', 'ВІЙСЬКОВОПОЛОНЕНІ']</text:p>
      <text:p text:style-name="P4">
Category: News</text:p>
      <!--METADATA-->
      <text:p text:style-name="P4">
<draw:frame draw:style-name="fr1" draw:name="Image260" text:anchor-type="as-char" svg:width="6.9236in" svg:height="4.569576in" draw:z-index="0">
<draw:image xlink:href="../Images/AРМІЯINFORM/2023-06-24T46-00-00-04-00/photo_2022-12-27_16-19-39.jpg" xlink:type="simple" xlink:show="embed" xlink:actuate="onLoad" draw:mime-type="image/jpeg"/>
</draw:frame>
Illustrative photo</text:p>
      <text:p text:style-name="P4">
Diplomats were taken out of Hungary by two other Ukrainian prisoners of war, transferred to Russia.</text:p>
      <text:p text:style-name="P4">
About it <text:a xlink:type="simple" xlink:href="https://t.me/Koord_shtab/1318" text:style-name="Internet_20_link" text:visited-style-name="Visited_20_Internet_20_Link">
reports</text:a>
Coordinating headquarters of inquiring handling of prisoners of war with reference to the spokesman of the Foreign Ministry of Ukraine Nikolenko.</text:p>
      <text:p text:style-name="P4">
"In this way, the Ukrainian side has been able to return five Ukrainian defense tracts from eleven," the statement said.</text:p>
      <text:p text:style-name="P4">
The headquarters noted that the work was ongoing so that the rest of the warriors would turn home as soon as possible.</text:p>
      <text:p text:style-name="P4">
News Source: <text:a xlink:type="simple" xlink:href="https://armyinform.com.ua/2023/06/24/ukrayina-povernula-shhe-dvoh-vijskovopolonenyh-z-ugorshhyny/" text:style-name="Internet_20_link" text:visited-style-name="Visited_20_Internet_20_Link">
https://armyinform.com.ua/2023/06/24/ukrayina-povernula-shhe-dvoh-vijskovopolonenyh-z-ugorshhyny/</text:a>
</text:p>
      <!--NEWS-->
      <text:h text:style-name="P10" text:outline-level="1">
<text:span text:style-name="T4">
Night missile attack on Kiev: three people were killed, eight are injured</text:span>
</text:h>
      <text:p text:style-name="P4">
Author: ['АРМІЯINFORM']</text:p>
      <text:p text:style-name="P4">
Time: 2023-06-24T48:00:00-04:00</text:p>
      <text:p text:style-name="P4">
Description: UNASLIDOKED INSHICH INSIVERN IN THE KISHAV IN LIKHITELLENT IN LIGHTION 24 REPAIRS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photo_5240246223431124554_y-1.jpg" text:style-name="Internet_20_link" text:visited-style-name="Visited_20_Internet_20_Link">
photo_5240246223431124554_y-1.jpg</text:a>
']</text:p>
      <text:p text:style-name="P4">
Tags: ['АТАКА ВОРОГА', 'РОСІЙСЬКА РАКЕТНА АТАКА']</text:p>
      <text:p text:style-name="P4">
Category: News</text:p>
      <!--METADATA-->
      <text:p text:style-name="P4">
<draw:frame draw:style-name="fr1" draw:name="Image261" text:anchor-type="as-char" svg:width="6.9236in" svg:height="5.1927in" draw:z-index="0">
<draw:image xlink:href="../Images/AРМІЯINFORM/2023-06-24T48-00-00-04-00/photo_5240246223431124554_y-1.jpg" xlink:type="simple" xlink:show="embed" xlink:actuate="onLoad" draw:mime-type="image/jpeg"/>
</draw:frame>
As a result of a night attack on Kiev from Russia, there is a residential 24-storey building in the Solomenskiy district.</text:p>
      <text:p text:style-name="P4">
About it <text:a xlink:type="simple" xlink:href="https://t.me/mvs_ukraine/26738" text:style-name="Internet_20_link" text:visited-style-name="Visited_20_Internet_20_Link">
reports</text:a>
The Ministry of Internal Affairs press service.</text:p>
      <text:p text:style-name="P4">
As of now, three people were killed, eight were injured. 24 people saved the employees of the SES.</text:p>
      <text:p text:style-name="P4">
Rescuers and police continue to work on the spot. Psychological assistance is rescued by the died of the victims.</text:p>
      <text:p text:style-name="P4">
“The scene is bent, law enforcement officers have launched a mobile reception point for citizens. Especially awaiting appeals about missing persons. Because they are eliminated victims, DNA analysis is required for identification, ”the testimony said.</text:p>
      <text:p text:style-name="P4">
News Source: <text:a xlink:type="simple" xlink:href="https://armyinform.com.ua/2023/06/24/nichna-raketna-ataka-na-kyyiv-troye-osib-zagynulo-8-travmovano/" text:style-name="Internet_20_link" text:visited-style-name="Visited_20_Internet_20_Link">
https://armyinform.com.ua/2023/06/24/nichna-raketna-ataka-na-kyyiv-troye-osib-zagynulo-8-travmovano/</text:a>
</text:p>
      <!--NEWS-->
      <text:h text:style-name="P10" text:outline-level="1">
<text:span text:style-name="T4">
Prigogine unfolds the "Wagner" columns to field camps - Roszmi</text:span>
</text:h>
      <text:p text:style-name="P4">
Authors: Ukrinform (Person)</text:p>
      <text:p text:style-name="P4">
Publisher: Укринформ (Organization)</text:p>
      <text:p text:style-name="P4">
Published Time: 2023-06-24T4:56:00+03:00</text:p>
      <text:p text:style-name="P4">
Modified Time: 2023-06-24T20:56:00+03:00</text:p>
      <text:p text:style-name="P4">
Description: The head of the Wagner PEC Yevhen Prigogin in the evening of Saturday, June 24, said that he would deploy the group fighters to the field camps. - Ukrinform.</text:p>
      <text:p text:style-name="P4">
Images: ['<text:a xlink:type="simple" xlink:href="https://static.ukrinform.com/photos/2023_06/thumb_files/630_360_1687602297-399.jpeg" text:style-name="Internet_20_link" text:visited-style-name="Visited_20_Internet_20_Link">
630_360_16876...</text:a>
']</text:p>
      <text:p text:style-name="P4">
Tags: ['Росія', 'ПВК "Вагнера"', 'Пригожин']</text:p>
      <text:p text:style-name="P4">
Type: Article</text:p>
      <!--METADATA-->
      <text:p text:style-name="P4">
<draw:frame draw:style-name="fr1" draw:name="Image262" text:anchor-type="as-char" svg:width="6.9236in" svg:height="3.956343in" draw:z-index="0">
<draw:image xlink:href="../Images/yкринформ/2023-06-24T4-56-00-03-00/630_360_1687602297-399.jpeg" xlink:type="simple" xlink:show="embed" xlink:actuate="onLoad" draw:mime-type="image/jpeg"/>
</draw:frame>
Wagner head, Yevgeny Prigogin on Saturday evening, June 24, stated that he was developing the group fighters to the field camps.</text:p>
      <text:p text:style-name="P4">
As Ukrinform reports, it reports <text:a xlink:type="simple" xlink:href="https://www.interfax.ru/russia/908869" text:style-name="Internet_20_link" text:visited-style-name="Visited_20_Internet_20_Link">
Interfax</text:a>
With reference to the press service.</text:p>
      <text:p text:style-name="P4">
“Now is the moment when the blood can spill. Therefore, knowing all the responsibility for being spilled by Russian blood from one of the sides, we will spread our columns and go in the opposite direction to the field camps, ”the leader of the terrorist group arranged.</text:p>
      <text:p text:style-name="P4">
As it was reported, <text:a xlink:type="simple" xlink:href="https://www.ukrinform.ua/rubric-world/3727338-u-lukasenka-zaavili-so-vin-uves-den-provodiv-peregovori-z-prigozinim.html" text:style-name="Internet_20_link" text:visited-style-name="Visited_20_Internet_20_Link">
Alexander Lukashenko held negotiations</text:a>
with the founder of Wagner PEC Yevgeny Prigogin.</text:p>
      <text:p text:style-name="P4">
<text:span text:style-name="T4">
 Read also: </text:span>
 <text:a xlink:type="simple" xlink:href="https://www.ukrinform.ua/rubric-world/3727341-zelenskij-vpevnenij-so-putin-vze-ne-u-moskvi.html" text:style-name="Internet_20_link" text:visited-style-name="Visited_20_Internet_20_Link">
Zelensky is sure that <text:span text:style-name="T4">
 Putin </text:span>
 is no longer in Moscow</text:a>
It is noted that the negotiations were held in agreement with the President of the RFPutin and lasted "throughout the day".</text:p>
      <text:p text:style-name="P4">
Recall that <text:a xlink:type="simple" xlink:href="https://www.ukrinform.ua/rubric-other_news/3727120-zakolot-prigozina-vse-so-vidomo-na-cej-moment.html" text:style-name="Internet_20_link" text:visited-style-name="Visited_20_Internet_20_Link">
Prigogine announced Demarsh on June 23</text:a>
Against the Russian military leadership, in particular, against the Minister of Defense of the Russian Federation Sergei Shoig.</text:p>
      <text:p text:style-name="P4">
At the same time, he urged not to call it a "military coup" and added that the shooig fled the Rostov cowardly and "this creature would be stopped." In the Ministry of Defense, the refining was called provocation.</text:p>
      <text:p text:style-name="P4">
News Source: <text:a xlink:type="simple" xlink:href="https://www.ukrinform.ua/rubric-world/3727347-prigozin-rozvertae-koloni-vagnerivciv-do-polovih-taboriv-roszmi.html" text:style-name="Internet_20_link" text:visited-style-name="Visited_20_Internet_20_Link">
https://www.ukrinform.ua/rubric-world/3727347-prigozin-rozvertae-koloni-vagnerivciv-do-polovih-taboriv-roszmi.html</text:a>
</text:p>
      <!--NEWS-->
      <text:h text:style-name="P10" text:outline-level="1">
<text:span text:style-name="T4">
Ammunition for Ukraine: EU ambassadors have approved a decision to increase production</text:span>
</text:h>
      <text:p text:style-name="P4">
Author: ['АРМІЯINFORM']</text:p>
      <text:p text:style-name="P4">
Time: 2023-06-24T50:00:00-04:00</text:p>
      <text:p text:style-name="P4">
Description: Rada єs the mandate for negotiations for the negotiation of the bucket of the act of the act is the act of application ... War with Ukraine 2022, war with Ukraine Latest news today, news war with Ukraine 2022 Last today, there will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b376095c853edbc6b901cd16f07fa9ea-e1687593904640.jpeg" text:style-name="Internet_20_link" text:visited-style-name="Visited_20_Internet_20_Link">
b376095c853edbc6b901cd16f07fa9ea-e1687593904640.jpeg</text:a>
']</text:p>
      <text:p text:style-name="P4">
Tags: ['БОЄПРИПАСИ ДЛЯ УКРАЇНИ', 'ДОПОМОГА ПАРТНЕРІВ', 'ЄВРОПЕЙСЬКА РАДА', 'СВІТ ПІДТРИМУЄ УКРАЇНУ']</text:p>
      <text:p text:style-name="P4">
Category: News</text:p>
      <!--METADATA-->
      <text:p text:style-name="P4">
<draw:frame draw:style-name="fr1" draw:name="Image263" text:anchor-type="as-char" svg:width="6.9236in" svg:height="4.188816in" draw:z-index="0">
<draw:image xlink:href="../Images/AРМІЯINFORM/2023-06-24T50-00-00-04-00/b376095c853edbc6b901cd16f07fa9ea-e1687593904640.jpeg" xlink:type="simple" xlink:show="embed" xlink:actuate="onLoad" draw:mime-type="image/jpeg"/>
</draw:frame>
The EU Council has agreed to negotiate with the European Parliament on accepting the production of ammunition production(ASAP).</text:p>
      <text:p text:style-name="P4">
Про це <text:a xlink:type="simple" xlink:href="https://www.consilium.europa.eu/en/press/press-releases/2023/06/23/boosting-ammunition-production-in-the-eu-defence-industry-council-ready-to-negotiate-with-the-european-parliament/" text:style-name="Internet_20_link" text:visited-style-name="Visited_20_Internet_20_Link">
йдеться</text:a>
on the site of the European Council.</text:p>
      <text:p text:style-name="P4">
"Today, Member States have agreed to negotiate on the proposed regulatory rules that will compile an act to support the production of ammunition, which is intended for the increase of production capabilities for production of the land-land and artillery ammunition, as well as rockets,"</text:p>
      <text:p text:style-name="P4">
The document provides measures, including additional funding that will help to suppress the current shortage of artillery ammunition and missiles, as well as their components, within the framework of the "third track" of the plan to accelerate the production of production, which was agreed by the European Council in March 2023. Warehouse EU Member States.</text:p>
      <text:p text:style-name="P4">
To implement the third "track", the European Commission proposes to allocate an additional 500 million euros from the EU budget.</text:p>
      <text:p text:style-name="P4">
“After the Russian invasion of Ukraine, the war came to our threshold. The EU defense industry is faced with unprecedented challenges, overcoming new realities. We have to do everything we can to help Europe's defense industry to produce more for our own security and for giving Ukraine the capacity for self -defense against unjust invasive war. .</text:p>
      <text:p text:style-name="P4">
As it is noted, when the Member Ambassadors have agreed on the European Commission's mandate, the EU Council is ready to start negotiations with the European Parliament on the adoption of the final version of the text of the act.</text:p>
      <text:p text:style-name="P4">
News Source: <text:a xlink:type="simple" xlink:href="https://armyinform.com.ua/2023/06/24/boyeprypasy-dlya-ukrayiny-posly-yes-zatverdyly-rishennya-pro-zbilshennya-vyrobnycztva/" text:style-name="Internet_20_link" text:visited-style-name="Visited_20_Internet_20_Link">
https://armyinform.com.ua/2023/06/24/boyeprypasy-dlya-ukrayiny-posly-yes-zatverdyly-rishennya-pro-zbilshennya-vyrobnycztva/</text:a>
</text:p>
      <!--NEWS-->
      <text:h text:style-name="P10" text:outline-level="1">
<text:span text:style-name="T4">
At night the enemy hit the Dnipro rockets, among the victims - children</text:span>
</text:h>
      <text:p text:style-name="P4">
Author: ['АРМІЯINFORM']</text:p>
      <text:p text:style-name="P4">
Time: 2023-06-24T52:00:00-04:00</text:p>
      <text:p text:style-name="P4">
Description: NICH has 24 worms 2023 Roku Zbroinі Sili of the Russian Federation ZdiStili a missile attack on the DNIPRU. War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photo_5238010203327286752_y.jpg" text:style-name="Internet_20_link" text:visited-style-name="Visited_20_Internet_20_Link">
photo_5238010203327286752_y.jpg</text:a>
']</text:p>
      <text:p text:style-name="P4">
Tags: ['ВОЄННІ ЗЛОЧИНИ РФ', 'ОФІС ГЕНПРОКУРОРА УКРАЇНИ', 'РОСІЙСЬКА РАКЕТНА АТАКА']</text:p>
      <text:p text:style-name="P4">
Category: News</text:p>
      <!--METADATA-->
      <text:p text:style-name="P4">
<draw:frame draw:style-name="fr1" draw:name="Image264" text:anchor-type="as-char" svg:width="6.9236in" svg:height="3.894525in" draw:z-index="0">
<draw:image xlink:href="../Images/AРМІЯINFORM/2023-06-24T52-00-00-04-00/photo_5238010203327286752_y.jpg" xlink:type="simple" xlink:show="embed" xlink:actuate="onLoad" draw:mime-type="image/jpeg"/>
</draw:frame>
On the night of June 24, 2023, the Armed Forces of the Russian Federation carried out a rocket attack of the Dnieper. The hostile rocket hit the private sector.</text:p>
      <text:p text:style-name="P4">
About it <text:a xlink:type="simple" xlink:href="https://t.me/pgo_gov_ua/13778" text:style-name="Internet_20_link" text:visited-style-name="Visited_20_Internet_20_Link">
reports</text:a>
Office of the Prosecutor General of Ukraine.</text:p>
      <text:p text:style-name="P4">
“Eight people were injured, two of them were children. As a result of the attack, 4 private homes were destroyed, 25 were damaged by more than 20 locals. The infrastructure object has also been damaged, ”the message reads.</text:p>
      <text:p text:style-name="P4">
Prosecutors in cooperation with other law enforcement officers record the consequences of shelling.</text:p>
      <text:p text:style-name="P4">
News Source: <text:a xlink:type="simple" xlink:href="https://armyinform.com.ua/2023/06/24/unochi-vorog-vdaryv-raketamy-po-dnipru-sered-postrazhdalyh-dity/" text:style-name="Internet_20_link" text:visited-style-name="Visited_20_Internet_20_Link">
https://armyinform.com.ua/2023/06/24/unochi-vorog-vdaryv-raketamy-po-dnipru-sered-postrazhdalyh-dity/</text:a>
</text:p>
      <!--NEWS-->
      <text:h text:style-name="P10" text:outline-level="1">
<text:span text:style-name="T4">
22 Member States of the Organization of American States called on the Russian Federation to immediately withdraw troops from Ukraine</text:span>
</text:h>
      <text:p text:style-name="P4">
Author: ['АРМІЯINFORM']</text:p>
      <text:p text:style-name="P4">
Time: 2023-06-24T54:00:00-04:00</text:p>
      <text:p text:style-name="P4">
Description: Ukrainian President Volodymyr Zelensky, poking the Consistishes - members of the organized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291943_vz_reuters_new_960x380_0.webp" text:style-name="Internet_20_link" text:visited-style-name="Visited_20_Internet_20_Link">
291943_vz_reuters_new_960x380_0.webp</text:a>
']</text:p>
      <text:p text:style-name="P4">
Tags: ['ВОЛОДИМИР ЗЕЛЕНСЬКИЙ', 'ОРГАНІЗАЦІЯ АМЕРИКАНСЬКИХ ДЕРЖАВ', 'ПРЕЗИДЕНТ УКРАЇНИ']</text:p>
      <text:p text:style-name="P4">
Category: News</text:p>
      <!--METADATA-->
      <text:p text:style-name="P4">
<draw:frame draw:style-name="fr1" draw:name="Image265" text:anchor-type="as-char" svg:width="6.9236in" svg:height="3.606042in" draw:z-index="0">
<draw:image xlink:href="../ConvertedIMGs/AРМІЯINFORM/2023-06-24T54-00-00-04-00/291943_vz_reuters_new_960x380_0.png" xlink:type="simple" xlink:show="embed" xlink:actuate="onLoad" draw:mime-type="image/png"/>
</draw:frame>
President of Ukraine Volodymyr Zelensky thanked the countries - members of organizations of American states for calling for the immediate withdrawal of the troops of the aggressor of Zvoraina and prosecuting all those who guilty of war crimes.</text:p>
      <text:p text:style-name="P4">
About this <text:a xlink:type="simple" xlink:href="https://twitter.com/ZelenskyyUa/status/1672489703336017920" text:style-name="Internet_20_link" text:visited-style-name="Visited_20_Internet_20_Link">
it is referred</text:a>
In his Twitter.</text:p>
      <text:p text:style-name="P4">
“I am grateful to 22 OAD member countries for a powerful statement in support of Ukraine, approved by the 53rd session of the General Assembly. The calls for the immediate withdrawal of a military aggressor from Ukraine and the prosecution of all those guilty in military races are crucial. We appreciate the active support of the American continent by the American concentration to achieve a fair and long peace for Ukraine, ”the Head of State wrote.</text:p>
      <text:p text:style-name="P4">
Earlier Volodymyr Zelenskyy <text:a xlink:type="simple" xlink:href="https://www.president.gov.ua/news/mayemo-stati-globalnoyu-gromadoyu-shob-mir-dlya-kozhnoyi-nac-83729" text:style-name="Internet_20_link" text:visited-style-name="Visited_20_Internet_20_Link">
called</text:a>
The organization of US states to work on the implementation of the Ukrainian formula of peace.</text:p>
      <text:p text:style-name="P4">
News Source: <text:a xlink:type="simple" xlink:href="https://armyinform.com.ua/2023/06/24/22-krayiny-chleny-organizacziyi-amerykanskyh-derzhav-zaklykaly-rf-negajno-vyvesty-vijska-z-ukrayiny/" text:style-name="Internet_20_link" text:visited-style-name="Visited_20_Internet_20_Link">
https://armyinform.com.ua/2023/06/24/22-krayiny-chleny-organizacziyi-amerykanskyh-derzhav-zaklykaly-rf-negajno-vyvesty-vijska-z-ukrayiny/</text:a>
</text:p>
      <!--NEWS-->
      <text:h text:style-name="P10" text:outline-level="1">
<text:span text:style-name="T4">
Alexei Reznikov about teaching Ukrainian pilots on F-16: I predict that will start in July</text:span>
</text:h>
      <text:p text:style-name="P4">
Author: ['АРМІЯINFORM']</text:p>
      <text:p text:style-name="P4">
Time: 2023-06-24T56:00:00-04:00</text:p>
      <text:p text:style-name="P4">
Description: Miniter defense of Ukraine Oleksii Reznikov forefront, hoglings of Ukrainian Plotiv on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77.webp" text:style-name="Internet_20_link" text:visited-style-name="Visited_20_Internet_20_Link">
77.webp</text:a>
']</text:p>
      <text:p text:style-name="P4">
Tags: ['F-16', 'НАВЧАННЯ', 'ОЛЕКСІЙ РЕЗНІКОВ', 'ОФІЦІЙНО', 'УКРАЇНСЬКІ ПІЛОТИ']</text:p>
      <text:p text:style-name="P4">
Category: News</text:p>
      <!--METADATA-->
      <text:p text:style-name="P4">
<draw:frame draw:style-name="fr1" draw:name="Image266" text:anchor-type="as-char" svg:width="6.9236in" svg:height="3.892372in" draw:z-index="0">
<draw:image xlink:href="../ConvertedIMGs/AРМІЯINFORM/2023-06-24T56-00-00-04-00/77.png" xlink:type="simple" xlink:show="embed" xlink:actuate="onLoad" draw:mime-type="image/png"/>
</draw:frame>
The Minister of Defense of Ukraine Oleksiy Reznikov forecasts the beginning of the exercises of Ukrainian pilots on the F-16 in July.</text:p>
      <text:p text:style-name="P4">
About it <text:a xlink:type="simple" xlink:href="https://t.me/militarymediacenter/2341" text:style-name="Internet_20_link" text:visited-style-name="Visited_20_Internet_20_Link">
reports</text:a>
Military Mediacenter</text:p>
      <text:p text:style-name="P4">
"We hope that they will begin in July, but provided that the training program will be approved," said the head of the Defense Ministry of Ukraine.</text:p>
      <text:p text:style-name="P4">
He added that this program is now being prepared.</text:p>
      <text:p text:style-name="P4">
It was reported that Denmark and the Netherlands have expressed his readiness to provide the preparation of Ukrainian pilots on F-16 fighters.</text:p>
      <text:p text:style-name="P4">
"Defined responsible persons, the program will be registered by the beginning of July, it will be announced, I can optimically say that in July the training will already be said," - said Alexei Reznikov.</text:p>
      <text:p text:style-name="P4">
News Source: <text:a xlink:type="simple" xlink:href="https://armyinform.com.ua/2023/06/24/oleksij-reznikov-pro-navchannya-ukrayinskyh-pilotiv-na-f-16-prognozuyu-shho-rozpochnutsya-v-lypni/" text:style-name="Internet_20_link" text:visited-style-name="Visited_20_Internet_20_Link">
https://armyinform.com.ua/2023/06/24/oleksij-reznikov-pro-navchannya-ukrayinskyh-pilotiv-na-f-16-prognozuyu-shho-rozpochnutsya-v-lypni/</text:a>
</text:p>
      <!--NEWS-->
      <text:h text:style-name="P10" text:outline-level="1">
<text:span text:style-name="T4">
Water level in the ZPEC Collist Stable-Energoatom</text:span>
</text:h>
      <text:p text:style-name="P4">
Author: ['АРМІЯINFORM']</text:p>
      <text:p text:style-name="P4">
Time: 2023-06-24T58:00:00-04:00</text:p>
      <text:p text:style-name="P4">
Description: Pard of the Rosiysky paybacks of the Gray Kakhovo Ges, the situations are flooded ... The war with Ukraine 2022, the war with Ukraine is the latest news today, the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255220.jpg" text:style-name="Internet_20_link" text:visited-style-name="Visited_20_Internet_20_Link">
255220.jpg</text:a>
']</text:p>
      <text:p text:style-name="P4">
Tags: ['ЗАЕС', 'КАХОВСЬКА ГЕС', 'КАХОВСЬКА ГЕС/ШТАБ INFO', 'НАЕК ЕНЕРГОАТОМ', 'ЯДЕРНА БЕЗПЕКА']</text:p>
      <text:p text:style-name="P4">
Category: News</text:p>
      <!--METADATA-->
      <text:p text:style-name="P4">
<draw:frame draw:style-name="fr1" draw:name="Image267" text:anchor-type="as-char" svg:width="6.9236in" svg:height="3.893007in" draw:z-index="0">
<draw:image xlink:href="../Images/AРМІЯINFORM/2023-06-24T58-00-00-04-00/255220.jpg" xlink:type="simple" xlink:show="embed" xlink:actuate="onLoad" draw:mime-type="image/jpeg"/>
</draw:frame>
Despite the undermining by the Russian occupiers of the Dams of the Kakhovka hydroelectric power station, the situation is stable and controlled.</text:p>
      <text:p text:style-name="P4">
About it <text:a xlink:type="simple" xlink:href="https://t.me/energoatom_ua/13686" text:style-name="Internet_20_link" text:visited-style-name="Visited_20_Internet_20_Link">
reports</text:a>
SE "Energoatom".</text:p>
      <text:p text:style-name="P4">
Thus, as of 10:00 on June 24, the water level in the Zaporizhzhya AACF is unchanged. It is currently <text:span text:style-name="T4">
 16.60 m. </text:span>
 This is enough to ensure the needs of the station.</text:p>
      <text:p text:style-name="P4">
"The water level in the TPP channel, from where the ZPPP is fueled, —15 m.</text:p>
      <text:p text:style-name="P4">
News Source: <text:a xlink:type="simple" xlink:href="https://armyinform.com.ua/2023/06/24/riven-vody-u-stavku-oholodzhuvachi-zaes-stabilnyj-energoatom/" text:style-name="Internet_20_link" text:visited-style-name="Visited_20_Internet_20_Link">
https://armyinform.com.ua/2023/06/24/riven-vody-u-stavku-oholodzhuvachi-zaes-stabilnyj-energoatom/</text:a>
</text:p>
      <!--NEWS-->
      <text:h text:style-name="P10" text:outline-level="1">
<text:span text:style-name="T4">
Demand of Ukraine: 318 explosive items were neutralized per day of pyrotechnics</text:span>
</text:h>
      <text:p text:style-name="P4">
Author: ['АРМІЯINFORM']</text:p>
      <text:p text:style-name="P4">
Time: 2023-06-24T60:00:00-04:00</text:p>
      <text:p text:style-name="P4">
Description: Lent out, 23 worms, Pirotechnici Pydrodrodiy of the Hold Service of Ukraine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1/2022-11-16-sapery-zsu.jpg" text:style-name="Internet_20_link" text:visited-style-name="Visited_20_Internet_20_Link">
2022-11-16-sapery-zsu.jpg</text:a>
']</text:p>
      <text:p text:style-name="P4">
Tags: ['ДСНС УКРАЇНИ', 'РОЗМІНУВАННЯ']</text:p>
      <text:p text:style-name="P4">
Category: News</text:p>
      <!--METADATA-->
      <text:p text:style-name="P4">
<draw:frame draw:style-name="fr1" draw:name="Image268" text:anchor-type="as-char" svg:width="6.9236in" svg:height="4.615733in" draw:z-index="0">
<draw:image xlink:href="../Images/AРМІЯINFORM/2023-06-24T60-00-00-04-00/2022-11-16-sapery-zsu.jpg" xlink:type="simple" xlink:show="embed" xlink:actuate="onLoad" draw:mime-type="image/jpeg"/>
</draw:frame>
<text:span text:style-name="T4">
 During the last day, June 23, </text:span>
 Pyrotechnical units of the State Emergency Service Service <text:span text:style-name="T4">
 134 times </text:span>
 were involved in the implementation of the tasks.</text:p>
      <text:p text:style-name="P4">
About this <text:a xlink:type="simple" xlink:href="https://www.kmu.gov.ua/news/24062023operatyvna-informatsiia-dsns-shchodo-naslidkiv-vedennia-boiovykh-dii-rosiiskoiu-federatsiieiu" text:style-name="Internet_20_link" text:visited-style-name="Visited_20_Internet_20_Link">
_ reports_</text:a>
Government portal.</text:p>
      <text:p text:style-name="P4">
Pyrotechnic units found, seized and disposed of 318 units. Examined(cleared)territory of more than 47.11 grievts.</text:p>
      <text:p text:style-name="P4">
Background: from the beginning of large -scale aggression of the Russian Federation of Ukrainian Federation of Ukraine, pyrotechnic units of the SES of Ukraine were involved <text:span text:style-name="T4">
 49 425 times </text:span>
 to fulfill the tasks of mine. Disposed of <text:span text:style-name="T4">
 404 thousand 407 units of safety items </text:span>
, including <text:span text:style-name="T4">
 3 002 </text:span>
 <text:span text:style-name="T4">
 </text:span>
 Aviation bombs <text:span text:style-name="T4">
.(cleared)area of area </text:span>
 90 thousand 527 <text:span text:style-name="T4">
 </text:span>
 hectares **.</text:p>
      <text:p text:style-name="P4">
A total of 174 thousand square meters remain. km of potentially dangerous territories, measuring 30% of the total area of the state.</text:p>
      <text:p text:style-name="P4">
News Source: <text:a xlink:type="simple" xlink:href="https://armyinform.com.ua/2023/06/24/rozminuvannya-ukrayiny-za-dobu-pirotehniky-zneshkodyly-318-vybuhonebezpechnyh-predmetiv/" text:style-name="Internet_20_link" text:visited-style-name="Visited_20_Internet_20_Link">
https://armyinform.com.ua/2023/06/24/rozminuvannya-ukrayiny-za-dobu-pirotehniky-zneshkodyly-318-vybuhonebezpechnyh-predmetiv/</text:a>
</text:p>
      <!--NEWS-->
      <text:h text:style-name="P10" text:outline-level="1">
<text:span text:style-name="T4">
Active fighting will last for the next two to three months-Ukrainian intelligence</text:span>
</text:h>
      <text:p text:style-name="P4">
Author: ['АРМІЯINFORM']</text:p>
      <text:p text:style-name="P4">
Time: 2023-06-24T62:00:00-04:00</text:p>
      <text:p text:style-name="P4">
Description: The representation of the head management of the Rosvіdi of the Mini -Minnice of Ukraine Vadim Skіbizky ... The war with Ukraine 2022, the war with Ukraine is the latest news today, the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20230624-2.jpg" text:style-name="Internet_20_link" text:visited-style-name="Visited_20_Internet_20_Link">
20230624-2.jpg</text:a>
']</text:p>
      <text:p text:style-name="P4">
Tags: ['ВІЙНА', 'ГУР МО УКРАЇНИ']</text:p>
      <text:p text:style-name="P4">
Category: News</text:p>
      <!--METADATA-->
      <text:p text:style-name="P4">
<draw:frame draw:style-name="fr1" draw:name="Image269" text:anchor-type="as-char" svg:width="6.9236in" svg:height="3.600272in" draw:z-index="0">
<draw:image xlink:href="../Images/AРМІЯINFORM/2023-06-24T62-00-00-04-00/20230624-2.jpg" xlink:type="simple" xlink:show="embed" xlink:actuate="onLoad" draw:mime-type="image/jpeg"/>
</draw:frame>
The representative of the Main Directorate of Intelligence of the Ministry of Defense of Ukraine Vadimskibitsky stated that active fighting both the offensive and the defense character will last for the next two to three months.</text:p>
      <text:p text:style-name="P4">
About this <text:a xlink:type="simple" xlink:href="https://gur.gov.ua/content/aktyvni-boiovi-dii-tryvatymut-naiblyzhchi-dva-try-misiatsi-meta-ukrainy-zvilnennia-usikh-terytorii.html" text:style-name="Internet_20_link" text:visited-style-name="Visited_20_Internet_20_Link">
it is referred</text:a>
Nasyiti Gur Mou.</text:p>
      <text:p text:style-name="P4">
“Our strategic goal and purpose is to liberate all our territories. The Russians will try to try to complete the tasks to say whether their "special military operation" is completed, or they have finished, " - said the representative of the GUR of the Ministry of Defense of Ukraine.</text:p>
      <text:p text:style-name="P4">
According to him, in the near future Russians will not be able to enter the administrative border and Luhansk region, which remains one of the goals of the enemy.</text:p>
      <text:p text:style-name="P4">
Vadim Skibitsky described the difficulties of the aggressor state: Russia is trying to fill the personnel liquidated in the war in Ukraine, but the scale mobilization was not the same as in the fall of 2022.</text:p>
      <text:p text:style-name="P4">
At the same time, he added that terrorist Moscow has more serious problems:</text:p>
      <text:p text:style-name="P4">
“All new parts of the enemy try to equip very quickly. This does not work. The question is not only in people - the question arises in modern weapons, but a darkness, which is stored in the warehouses of the Russian Federation after the collapse of the Soviet Union. It has a lot of investments to bring to normal combat, ” - explained representative of the GUR of the Ministry of Defense of Ukraine.</text:p>
      <text:p text:style-name="P4">
News Source: <text:a xlink:type="simple" xlink:href="https://armyinform.com.ua/2023/06/24/aktyvni-bojovi-diyi-tryvatymut-najblyzhchi-dva-try-misyaczi-gur/" text:style-name="Internet_20_link" text:visited-style-name="Visited_20_Internet_20_Link">
https://armyinform.com.ua/2023/06/24/aktyvni-bojovi-diyi-tryvatymut-najblyzhchi-dva-try-misyaczi-gur/</text:a>
</text:p>
      <!--NEWS-->
      <text:h text:style-name="P10" text:outline-level="1">
<text:span text:style-name="T4">
The occupiers have increased the presence of rocket carriers in the Black Sea</text:span>
</text:h>
      <text:p text:style-name="P4">
Author: ['АРМІЯINFORM']</text:p>
      <text:p text:style-name="P4">
Time: 2023-06-24T64:00:00-04:00</text:p>
      <text:p text:style-name="P4">
Description: At the Chorny Morce on the Boyal Cherguvanni, the P'yat of the Gorifier Ship, there are three sores of them ... The war with Ukraine 2022, the war with Ukraine is the latest news today, the News War with Ukraine 2022 Last today, will there be a war between Ukraine and Russia and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1/05/chorne-more.jpg" text:style-name="Internet_20_link" text:visited-style-name="Visited_20_Internet_20_Link">
chorne-more.jpg</text:a>
']</text:p>
      <text:p text:style-name="P4">
Tags: ['ВМС ЗС УКРАЇНИ', 'РАКЕТИ «КАЛІБР»', 'ЧОРНЕ МОРЕ']</text:p>
      <text:p text:style-name="P4">
Category: News</text:p>
      <!--METADATA-->
      <text:p text:style-name="P4">
<draw:frame draw:style-name="fr1" draw:name="Image270" text:anchor-type="as-char" svg:width="6.9236in" svg:height="3.956343in" draw:z-index="0">
<draw:image xlink:href="../Images/AРМІЯINFORM/2023-06-24T64-00-00-04-00/chorne-more.jpg" xlink:type="simple" xlink:show="embed" xlink:actuate="onLoad" draw:mime-type="image/jpeg"/>
</draw:frame>
There are five enemy ships in the Black Sea, including three rocket launchers with six calibers.</text:p>
      <text:p text:style-name="P4">
About it <text:a xlink:type="simple" xlink:href="https://t.me/ukrainian_navy/3397" text:style-name="Internet_20_link" text:visited-style-name="Visited_20_Internet_20_Link">
reports</text:a>
 пресслужба Військово-Морських Сил ЗСУ.</text:p>
      <text:p text:style-name="P4">
В Азовському морі — один ворожий корабель. У Середземному морі на бойовомучергуванні перебувають до восьми ворожих кораблів, серед яких один носійкрилатих ракет «Калібр», загальний залп до 16 ракет.</text:p>
      <text:p text:style-name="P4">
За добу в інтересах рф прохід Керч-Єнікальською протокою здійснили:</text:p>
      <ul>
        <li>
до Азовського моря — 16 суден, з них 6 рухалось у напрямку протоки Босфор;  * до Чорного моря — 8 суден.</li>
      </ul>
      <text:p text:style-name="P4">
рф продовжує порушувати Міжнародну конвенцію з охорони людського життя на морі1974 р. (SOLAS)by turning off automatic identification systems(AIS), on civil vessels in the Azov Sea.</text:p>
      <text:p text:style-name="P4">
News Source: <text:a xlink:type="simple" xlink:href="https://armyinform.com.ua/2023/06/24/okupanty-narostyly-prysutnist-raketonosiyiv-u-chornomu-mori/" text:style-name="Internet_20_link" text:visited-style-name="Visited_20_Internet_20_Link">
https://armyinform.com.ua/2023/06/24/okupanty-narostyly-prysutnist-raketonosiyiv-u-chornomu-mori/</text:a>
</text:p>
      <!--NEWS-->
      <text:h text:style-name="P10" text:outline-level="1">
<text:span text:style-name="T4">
According to the results of the Conference on Recovery in London, Ukraine will receive a package of international financial support - Denis Shmigal</text:span>
</text:h>
      <text:p text:style-name="P4">
Author: ['АРМІЯINFORM']</text:p>
      <text:p text:style-name="P4">
Time: 2023-06-24T65:00:00-04:00</text:p>
      <text:p text:style-name="P4">
Description: Zokrema, I get about the offensive: - 50 billion єvro vid єs yak Novi Serednostrokovy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jen-gel-08_04_5-900x506-1.jpg" text:style-name="Internet_20_link" text:visited-style-name="Visited_20_Internet_20_Link">
jen-gel-08_04_5-900x506-1.jpg</text:a>
']</text:p>
      <text:p text:style-name="P4">
Tags: ['STOPRUSSIA', 'АГРЕСІЯ РФ', 'ВТОРГНЕННЯ РФ']</text:p>
      <text:p text:style-name="P4">
Category: News</text:p>
      <!--METADATA-->
      <text:p text:style-name="P4">
<draw:frame draw:style-name="fr1" draw:name="Image271" text:anchor-type="as-char" svg:width="6.9236in" svg:height="3.892602in" draw:z-index="0">
<draw:image xlink:href="../Images/AРМІЯINFORM/2023-06-24T65-00-00-04-00/jen-gel-08_04_5-900x506-1.jpg" xlink:type="simple" xlink:show="embed" xlink:actuate="onLoad" draw:mime-type="image/jpeg"/>
</draw:frame>
Illustrative photo</text:p>
      <text:p text:style-name="P4">
<text:span text:style-name="T4">
 In particular, this is the following: </text:span>
</text:p>
      <ul>
        <li>
          <text:p text:style-name="P4">
€ 50 billion from the EU as a new medium -term support tool;</text:p>
        </li>
        <li>
          <text:p text:style-name="P4">
three -year support program of 3 billion pounds from the United Kingdom;</text:p>
        </li>
        <li>
          <text:p text:style-name="P4">
$ 1.76 billion by agreement with the World Bank;</text:p>
        </li>
        <li>
          <text:p text:style-name="P4">
600 million euros to Ukrhydroenergo, Ukrenergo, Naftogaz from the EBRD;</text:p>
        </li>
        <li>
          <text:p text:style-name="P4">
a new portfolio of projects for reconstruction of 840 million euros from the European Investment Bank;</text:p>
        </li>
        <li>
          <text:p text:style-name="P4">
$ 1.3 billion announced assistance from the United States;</text:p>
        </li>
        <li>
          <text:p text:style-name="P4">
additional EUR 381 million euros from Germany.</text:p>
        </li>
      </ul>
      <text:p text:style-name="P4">
The partners also supported the idea of using frozen Russian assets for the development of Ukraine and said they doubted Ukraine's membership in the EU.</text:p>
      <text:p text:style-name="P4">
Source: <text:a xlink:type="simple" xlink:href="https://minre.gov.ua/2023/06/23/za-rezultatamy-konferencziyi-z-vidnovlennya-u-londoni-ukrayina-otrymaye-paket-mizhnarodnoyi-finansovoyi-pidtrymky-premyer-ministr-denys-shmygal/" text:style-name="Internet_20_link" text:visited-style-name="Visited_20_Internet_20_Link">
Ministry of Reintegration of temporarily occupied territories</text:a>
</text:p>
      <text:p text:style-name="P4">
News Source: <text:a xlink:type="simple" xlink:href="https://armyinform.com.ua/2023/06/24/za-rezultatamy-konferencziyi-z-vidnovlennya-u-londoni-ukrayina-otrymaye-paket-mizhnarodnoyi-finansovoyi-pidtrymky-denys-shmygal/" text:style-name="Internet_20_link" text:visited-style-name="Visited_20_Internet_20_Link">
https://armyinform.com.ua/2023/06/24/za-rezultatamy-konferencziyi-z-vidnovlennya-u-londoni-ukrayina-otrymaye-paket-mizhnarodnoyi-finansovoyi-pidtrymky-denys-shmygal/</text:a>
</text:p>
      <!--NEWS-->
      <text:h text:style-name="P10" text:outline-level="1">
<text:span text:style-name="T4">
The SES showed the consequences of falling debris on a dwelling house in Kiev</text:span>
</text:h>
      <text:p text:style-name="P4">
Author: ['АРМІЯINFORM']</text:p>
      <text:p text:style-name="P4">
Time: 2023-06-24T66:00:00-04:00</text:p>
      <text:p text:style-name="P4">
Description: At the Holder Service of Naidzvichy, the situation was shown to the Video to the Padіnnya Ulamkiv on ... War with Ukraine 2022, the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hoto_5240074244350659668_y.jpg" text:style-name="Internet_20_link" text:visited-style-name="Visited_20_Internet_20_Link">
photo_5240074244350659668_y.jpg</text:a>
']</text:p>
      <text:p text:style-name="P4">
Tags: ['ВОРОЖІ ОБСТРІЛИ', 'ДСНС УКРАЇНИ', 'КРАЇНА-ТЕРОРИСТ РФ', 'ЛІКВІДАЦІЯ НАСЛІДКІВ ВОРОЖИХ ОБСТРІЛІВ']</text:p>
      <text:p text:style-name="P4">
Category: News</text:p>
      <!--METADATA-->
      <text:p text:style-name="P4">
<draw:frame draw:style-name="fr1" draw:name="Image272" text:anchor-type="as-char" svg:width="6.9236in" svg:height="5.065767in" draw:z-index="0">
<draw:image xlink:href="../Images/AРМІЯINFORM/2023-06-24T66-00-00-04-00/photo_5240074244350659668_y.jpg" xlink:type="simple" xlink:show="embed" xlink:actuate="onLoad" draw:mime-type="image/jpeg"/>
</draw:frame>
The state service of the most common situations showed videos with the consequences of falling on a dwelling house in the Solomenskiy district of Kiev.</text:p>
      <text:p text:style-name="P4">
About this <text:a xlink:type="simple" xlink:href="https://t.me/dsns_telegram/18037" text:style-name="Internet_20_link" text:visited-style-name="Visited_20_Internet_20_Link">
it is referred</text:a>
On the SES page of the Uterticulum.</text:p>
      <text:p text:style-name="P4">
As of 11:30, three people were killed through night missile terror, 11 people were injured, four were hospitalized, seven was provided on site.</text:p>
      <text:p text:style-name="P4">
Rescuers evacuated 24 people from the house. Three victims are talked under the rubble of structures and 1 person has been debited from the elevator.</text:p>
      <text:p text:style-name="P4">
The fire that arose in a high -rise building was eliminated.</text:p>
      <text:p text:style-name="P4">
As it was reported, during a night attack in Ukraine the enemy <text:a xlink:type="simple" xlink:href="https://armyinform.com.ua/2023/06/24/pid-chas-nichnoyi-ataky-po-ukrayini-vorog-vypustyv-ponad-piv-sotni-raket-yurij-ignat/" text:style-name="Internet_20_link" text:visited-style-name="Visited_20_Internet_20_Link">
released</text:a>
More than fifty rockets.</text:p>
      <text:p text:style-name="P4">
News Source: <text:a xlink:type="simple" xlink:href="https://armyinform.com.ua/2023/06/24/u-dsns-pokazaly-naslidky-padinnya-ulamkiv-na-zhytlovyj-budynok-u-kyyevi/" text:style-name="Internet_20_link" text:visited-style-name="Visited_20_Internet_20_Link">
https://armyinform.com.ua/2023/06/24/u-dsns-pokazaly-naslidky-padinnya-ulamkiv-na-zhytlovyj-budynok-u-kyyevi/</text:a>
</text:p>
      <!--NEWS-->
      <text:h text:style-name="P10" text:outline-level="1">
<text:span text:style-name="T4">
A meeting with families of servicemen of the 46th Airmobile Brigade took place at the coordination headquarters</text:span>
</text:h>
      <text:p text:style-name="P4">
Author: ['АРМІЯINFORM']</text:p>
      <text:p text:style-name="P4">
Time: 2023-06-24T67:00:00-04:00</text:p>
      <text:p text:style-name="P4">
Description: About the cordy of the Coordinan headquarters of the pywan, the guideline Sereda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photo_2023-06-23_15-40-13.jpg" text:style-name="Internet_20_link" text:visited-style-name="Visited_20_Internet_20_Link">
photo_2023-06-23_15-40-13.jpg</text:a>
']</text:p>
      <text:p text:style-name="P4">
Tags: ['STOPRUSSIA', 'АГРЕСІЯ РФ']</text:p>
      <text:p text:style-name="P4">
Category: News</text:p>
      <!--METADATA-->
      <text:p text:style-name="P4">
<draw:frame draw:style-name="fr1" draw:name="Image273" text:anchor-type="as-char" svg:width="6.9236in" svg:height="4.027227in" draw:z-index="0">
<draw:image xlink:href="../Images/AРМІЯINFORM/2023-06-24T67-00-00-04-00/photo_2023-06-23_15-40-13.jpg" xlink:type="simple" xlink:show="embed" xlink:actuate="onLoad" draw:mime-type="image/jpeg"/>
</draw:frame>
About it <text:a xlink:type="simple" xlink:href="https://t.me/Koord_shtab" text:style-name="Internet_20_link" text:visited-style-name="Visited_20_Internet_20_Link">
reports</text:a>
Coordinating headquarters for the issue of prisoners of war.</text:p>
      <text:p text:style-name="P4">
Other issues raised the topic of difficulties in negotiating.</text:p>
      <text:p text:style-name="P4">
“We conducted 45 exchanges. And none looks like others, ”said the representative of the Staff. - Analyze information after meeting with families to form an interior position.</text:p>
      <text:p text:style-name="P4">
Personally we do not agree. They tried to take away the person of extremely serious injuries, which is between life and death. It will be able to fight, that is, it will not cause any harm to the aggressor country, but it has not been not available. Personnel negotiations can only hurt returns. Such a impression, they deliberately do not give difficult to make us pain. "</text:p>
      <text:p text:style-name="P4">
Discussed cases where the names of the defenders appear on the Internet several days before the exchange:</text:p>
      <text:p text:style-name="P4">
“The Russians sometimes make such" showers "two days before the exchange. Sometimes it is unreasonable. And sometimes - not completely. Someone is not returned, and relatives are already awaiting people at home. Then they despair. That is why we do not publish the Jodni -cuttings before the exchange. "</text:p>
      <text:p text:style-name="P4">
The headquarters also stressed that with the least possibility we take away, despite the unit - paratroopers, Marines, border guards:</text:p>
      <text:p text:style-name="P4">
"If there is one chance out of a thousand, we cling to him. They have not yet refused a blade of person. "</text:p>
      <text:p text:style-name="P4">
News Source: <text:a xlink:type="simple" xlink:href="https://armyinform.com.ua/2023/06/24/u-koordynaczijnomu-shtabi-vidbulasya-zustrich-z-rodynamy-vijskovosluzhbovcziv-46-yi-okremoyi-aeromobilnoyi-brygady/" text:style-name="Internet_20_link" text:visited-style-name="Visited_20_Internet_20_Link">
https://armyinform.com.ua/2023/06/24/u-koordynaczijnomu-shtabi-vidbulasya-zustrich-z-rodynamy-vijskovosluzhbovcziv-46-yi-okremoyi-aeromobilnoyi-brygady/</text:a>
</text:p>
      <!--NEWS-->
      <text:h text:style-name="P10" text:outline-level="1">
<text:span text:style-name="T4">
GUR reports that a counter -terrorist operation regime was introduced in Moscow and a number of regions of the Russian Federation</text:span>
</text:h>
      <text:p text:style-name="P4">
Author: ['АРМІЯINFORM']</text:p>
      <text:p text:style-name="P4">
Time: 2023-06-24T68:00:00-04:00</text:p>
      <text:p text:style-name="P4">
Description: PISLA DEMARSHINA IS OF RUCHA PVK Wagner in BIK Muscovy, in Nizhotsi regions of Rosiy ... War with Ukraine 2022, War with Ukraine Latest News today, News War with Ukraine 2022 Last for Ukraine, there will be a war between Ukraine and Russia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photo_5240233291284597737_x.jpg" text:style-name="Internet_20_link" text:visited-style-name="Visited_20_Internet_20_Link">
photo_5240233291284597737_x.jpg</text:a>
']</text:p>
      <text:p text:style-name="P4">
Tags: ['ВІЙНА', 'ГУР МО УКРАЇНИ']</text:p>
      <text:p text:style-name="P4">
Category: News</text:p>
      <!--METADATA-->
      <text:p text:style-name="P4">
<draw:frame draw:style-name="fr1" draw:name="Image274" text:anchor-type="as-char" svg:width="6.9236in" svg:height="3.956343in" draw:z-index="0">
<draw:image xlink:href="../Images/AРМІЯINFORM/2023-06-24T68-00-00-04-00/photo_5240233291284597737_x.jpg" xlink:type="simple" xlink:show="embed" xlink:actuate="onLoad" draw:mime-type="image/jpeg"/>
</draw:frame>
After Demarsha Prigogine and the beginning of the movement of the Wagner PEC towards Moscow, the regime of the counter -terrorist operation was announced in the number of Russia(WHO).</text:p>
      <text:p text:style-name="P4">
Про це <text:a xlink:type="simple" xlink:href="https://t.me/DIUkraine/2479" text:style-name="Internet_20_link" text:visited-style-name="Visited_20_Internet_20_Link">
повідомляє</text:a>
The Main Directorate of Intelligence.</text:p>
      <text:p text:style-name="P4">
"Moscow is preparing for the siege - a counter -terrorist operation is introduced," the message goes.</text:p>
      <text:p text:style-name="P4">
Intelligence reports that in connection with this, the Security officers of the Russian Federation have received permission for:</text:p>
      <ul>
        <li>
Listening to any conversation and checking the correspondence. * Conducting detentions and searches without additional approvals. * Power access to private and office space. * Use of road transport of citizens and organizations. * Disable all kinds of communication. * "Removal of individuals from areas and objects".</li>
      </ul>
      <text:p text:style-name="P4">
“At present, Moscow is practically isolated by police and military units. At each intersection and at the exit from the city there are enhanced patrols. The city is moving a large number of buses without numbers and identification signs with armed people inside. Movement passenger transport has been stopped, ”the intelligence said.</text:p>
      <text:p text:style-name="P4">
Cargo and postage were also suspended. Mass care is carried out with emphasis on large closed vans.</text:p>
      <text:p text:style-name="P4">
Practically stopped the movement of civil and official transport by the federal car track of M4 "Don"(Moscow-Voronezh-Rostov-on-Don-Krasnodar-Novorossiysk). Всі смуги звільнено для руху військової та вантажної техніки.На всіх з’їздах з траси виставлено озброєні блок-пости.</text:p>
      <text:p text:style-name="P4">
В москву стягують всю військову техніку, яка досі залишалась в резерві таприкордонних регіонах.</text:p>
      <text:p text:style-name="P4">
Раніше у ГУР <text:a xlink:type="simple" xlink:href="https://armyinform.com.ua/2023/06/24/gur-bunt-prigozhyna-%e2%80%95-vnutrishnij-rosijskij-konflikt-yakyj-ye-oznakoyu-krahu-putinskogo-rezhymu/" text:style-name="Internet_20_link" text:visited-style-name="Visited_20_Internet_20_Link">
заявили</text:a>
that the rebellion of the Prigozhin is an internal Russian conflict, which is a sign of the collapse of the Putin regime.</text:p>
      <text:p text:style-name="P4">
News Source: <text:a xlink:type="simple" xlink:href="https://armyinform.com.ua/2023/06/24/gur-povidomlyaye-shho-u-moskvi-ta-nyzczi-regioniv-rf-vvedeno-rezhym-kontrterorystychnoyi-operacziyi/" text:style-name="Internet_20_link" text:visited-style-name="Visited_20_Internet_20_Link">
https://armyinform.com.ua/2023/06/24/gur-povidomlyaye-shho-u-moskvi-ta-nyzczi-regioniv-rf-vvedeno-rezhym-kontrterorystychnoyi-operacziyi/</text:a>
</text:p>
      <!--NEWS-->
      <text:h text:style-name="P10" text:outline-level="1">
<text:span text:style-name="T4">
The military spoke about changing the location and the moral condition of personnel – intercepting GUR</text:span>
</text:h>
      <text:p text:style-name="P4">
Author: ['АРМІЯINFORM']</text:p>
      <text:p text:style-name="P4">
Time: 2023-06-24T69:00:00-04:00</text:p>
      <text:p text:style-name="P4">
Description: VIISKOVY RF ROZPOVIV FRIEND AND THE SLECTION LOKACHIA TA TO MORRAL COURSE OF THE A PROPECTIONAL WORKS. Tsu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ГУР МО УКРАЇНИ', 'ГУР МОУ']</text:p>
      <text:p text:style-name="P4">
Category: News</text:p>
      <!--METADATA-->
      <text:p text:style-name="P4">
<draw:frame draw:style-name="fr1" draw:name="Image275" text:anchor-type="as-char" svg:width="6.9236in" svg:height="3.894525in" draw:z-index="0">
<draw:image xlink:href="../Images/AРМІЯINFORM/2023-06-24T69-00-00-04-00/gurperehoplennya.jpg" xlink:type="simple" xlink:show="embed" xlink:actuate="onLoad" draw:mime-type="image/jpeg"/>
</draw:frame>
The military spoke about the change of location and the moral condition of the personnel. This telephone conversation was intercepted and <text:a xlink:type="simple" xlink:href="https://t.me/DIUkraine" text:style-name="Internet_20_link" text:visited-style-name="Visited_20_Internet_20_Link">
published</text:a>
Main Directorate of Intelligence of Defense of Ukraine.</text:p>
      <ul>
        <li>
"If they want us to cross us, it is already in the way here is all in the display"; * The occupier tells, meanwhile, while the toisners in the second circle go on vacation, mobilized until vacation is provided; * "We were brought here as if I do not know who, 2, a spruce spruce."</li>
      </ul>
      <text:p text:style-name="P4">
For every military crime committed against Ukraine, there will be a fair payment.</text:p>
      <text:p text:style-name="P4">
News Source: <text:a xlink:type="simple" xlink:href="https://armyinform.com.ua/2023/06/24/vijskovyj-rf-rozpoviv-drugu-pro-zminu-lokacziyi-ta-moralnyj-stan-osobovogo-skladu-perehoplennya-gur/" text:style-name="Internet_20_link" text:visited-style-name="Visited_20_Internet_20_Link">
https://armyinform.com.ua/2023/06/24/vijskovyj-rf-rozpoviv-drugu-pro-zminu-lokacziyi-ta-moralnyj-stan-osobovogo-skladu-perehoplennya-gur/</text:a>
</text:p>
      <!--NEWS-->
      <text:h text:style-name="P10" text:outline-level="1">
<text:span text:style-name="T4">
The Ukrainian national team U-21 overcame Romania and guaranteed its exit to the playoffs</text:span>
</text:h>
      <text:p text:style-name="P4">
Authors: Ukrinform (Person)</text:p>
      <text:p text:style-name="P4">
Publisher: Укринформ (Organization)</text:p>
      <text:p text:style-name="P4">
Published Time: 2023-06-24T6:11:38+03:00</text:p>
      <text:p text:style-name="P4">
Modified Time: 2023-06-24T21:11:38+03:00</text:p>
      <text:p text:style-name="P4">
Description: The youth team of Ukraine left the group for a tour before the end of the group stage of the European Football Championship. - Ukrinform.</text:p>
      <text:p text:style-name="P4">
Images: ['<text:a xlink:type="simple" xlink:href="https://static.ukrinform.com/photos/2023_06/thumb_files/630_360_1687630218-454.jpg" text:style-name="Internet_20_link" text:visited-style-name="Visited_20_Internet_20_Link">
630_360_16876...</text:a>
']</text:p>
      <text:p text:style-name="P4">
Tags: ['Футбол']</text:p>
      <text:p text:style-name="P4">
Type: Article</text:p>
      <!--METADATA-->
      <text:p text:style-name="P4">
<draw:frame draw:style-name="fr1" draw:name="Image276" text:anchor-type="as-char" svg:width="6.9236in" svg:height="3.956343in" draw:z-index="0">
<draw:image xlink:href="../Images/yкринформ/2023-06-24T6-11-38-03-00/630_360_1687630218-454.jpg" xlink:type="simple" xlink:show="embed" xlink:actuate="onLoad" draw:mime-type="image/jpeg"/>
</draw:frame>
The youth of Ukraine left the group for the tour before the end of the group stage of the Championships in football.</text:p>
      <text:p text:style-name="P4">
Ruslana Rotan's wards overcame a peer from Romania - 1: 0 in the second turural stage of the European Championship, Ukrinform reports.</text:p>
      <text:p text:style-name="P4">
The only goal in his own gate was scored by Dican.</text:p>
      <text:p text:style-name="P4">
The victory allowed the "blue and yellow" to guarantee a place in the playoffs of the European Youth Flower.</text:p>
      <text:p text:style-name="P4">
In the third round, Ukraine will play with Spain in the group V. The match will take place on June 27.</text:p>
      <text:p text:style-name="P4">
<text:span text:style-name="T4">
 Read also: </text:span>
 <text:a xlink:type="simple" xlink:href="https://www.ukrinform.ua/rubric-sports/3727168-uaf-zvernulasa-do-fifa-ta-uefa-z-privodu-dij-teroristicnoi-derzavi.html" text:style-name="Internet_20_link" text:visited-style-name="Visited_20_Internet_20_Link">
UAF appealed to FIFA and UEFA for a terrorist state</text:a>
As it was reported, in the first round Ukrainians overcame the Croats(2:0).</text:p>
      <text:p text:style-name="P4">
Фото: УАФ</text:p>
      <text:p text:style-name="P4">
News Source: <text:a xlink:type="simple" xlink:href="https://www.ukrinform.ua/rubric-sports/3727352-zbirna-ukraini-u21-zdolala-rumuniu-i-garantuvala-sobi-vihid-v-plejof-ce.html" text:style-name="Internet_20_link" text:visited-style-name="Visited_20_Internet_20_Link">
https://www.ukrinform.ua/rubric-sports/3727352-zbirna-ukraini-u21-zdolala-rumuniu-i-garantuvala-sobi-vihid-v-plejof-ce.html</text:a>
</text:p>
      <!--NEWS-->
      <text:h text:style-name="P10" text:outline-level="1">
<text:span text:style-name="T4">
Anna Malyar about events in Russia: This is an inevitable degradation but we should not relax</text:span>
</text:h>
      <text:p text:style-name="P4">
Author: ['АРМІЯINFORM']</text:p>
      <text:p text:style-name="P4">
Time: 2023-06-24T70:00:00-04:00</text:p>
      <text:p text:style-name="P4">
Description: The crisis is half a crisis in the Russian Federation Bula rolled up and inevito. About the intercessor of Minstra ... The war with Ukraine 2022, the war with Ukraine is the latest news today, the news war with Ukraine 2022 last today, will there be a war between Ukraine and Russia and when, the war with Ukraine in 2022 will be or not, will there be whether there will be, whether there will be a war The war with Ukraine in the near future says, the war with Ukraine, Ukrainian news today, Ukrainian news in Ukrainian media in Russian</text:p>
      <text:p text:style-name="P4">
Images: ['<text:a xlink:type="simple" xlink:href="https://armyinform.com.ua/wp-content/uploads/2023/05/ganna-malyar.jpg" text:style-name="Internet_20_link" text:visited-style-name="Visited_20_Internet_20_Link">
ganna-malyar.jpg</text:a>
']</text:p>
      <text:p text:style-name="P4">
Tags: ['ГАННА МАЛЯР', 'КРАХ РОСІЇ', 'МІНІСТЕРСТВА ОБОРОНИ УКРАЇНИ']</text:p>
      <text:p text:style-name="P4">
Category: News</text:p>
      <!--METADATA-->
      <text:p text:style-name="P4">
<draw:frame draw:style-name="fr1" draw:name="Image277" text:anchor-type="as-char" svg:width="6.9236in" svg:height="4.615733in" draw:z-index="0">
<draw:image xlink:href="../Images/AРМІЯINFORM/2023-06-24T70-00-00-04-00/ganna-malyar.jpg" xlink:type="simple" xlink:show="embed" xlink:actuate="onLoad" draw:mime-type="image/jpeg"/>
</draw:frame>
The political crisis in the Russian Federation was predictable and inevitable.</text:p>
      <text:p text:style-name="P4">
About this <text:a xlink:type="simple" xlink:href="https://t.me/annamaliar/882" text:style-name="Internet_20_link" text:visited-style-name="Visited_20_Internet_20_Link">
deputy</text:a>
The Minister of Defense of Ukraine Hannamars wrote in her telegram.</text:p>
      <text:p text:style-name="P4">
Anna Malyar emphasized that Ukrainians can regard events that have begun asleep as the inevitable degradation of the Russian state.</text:p>
      <text:p text:style-name="P4">
For Ukraine, this is a window of opportunity, but it is not necessary to relax, it is better to be careful and prepared for any scenario.</text:p>
      <text:p text:style-name="P4">
"We are working on our strengthening and victory," she said.</text:p>
      <text:p text:style-name="P4">
The Deputy Minister of Defense noted that the imperial campaign on new lands could not cover the internal problems in the state - only aggravating. What is Ivid. Whatever the state they build, they still get a "gulag", which sooner or later rebels and breaks down.</text:p>
      <text:p text:style-name="P4">
“The war in Ukraine has shown the weakest place of the Russian Empire - fear of preference. All their solutions are based on lies. They always created "air locks" for the king and believed in them themselves. This is such an imperial feature - to indulge in your own grandeur and overestimate yourself. This was prompted by a completely adequate decision - to solve the war with Ukraine without systematic truthful calculations of their own capabilities. Exclusively ambition and arrogance. The price of this non -governmental solution is the fate of Russia itself. They are fighting with us and destroying themselves, ”her post reads.</text:p>
      <text:p text:style-name="P4">
Anna Malyar emphasized that if you look globally at this as an evolutionary process, then a non -viable system launched a self -destruction program. There is no conspiracy or world conspiracy. These are natural processes.</text:p>
      <text:p text:style-name="P4">
“They will destroy themselves as a state in this form, and we will naturally defeat themselves, are painfully ready to move forward. We are a nation that now creates a new type of culture in the world. To us - culture always lost barbarism. We prove that you can be strong, protect yourself and remain civilized. Therefore, the future is behind us, and Russia is the past, ” - summarized.</text:p>
      <text:p text:style-name="P4">
News Source: <text:a xlink:type="simple" xlink:href="https://armyinform.com.ua/2023/06/24/ganna-malyar-pro-podiyi-v-rosiyi-cze-nemynucha-degradacziya-kraminist/" text:style-name="Internet_20_link" text:visited-style-name="Visited_20_Internet_20_Link">
https://armyinform.com.ua/2023/06/24/ganna-malyar-pro-podiyi-v-rosiyi-cze-nemynucha-degradacziya-kraminist/</text:a>
</text:p>
      <!--NEWS-->
      <text:h text:style-name="P10" text:outline-level="1">
<text:span text:style-name="T4">
The enemy focuses on the main effort in three directions, there were 28 combat clashes a day - the General Staff</text:span>
</text:h>
      <text:p text:style-name="P4">
Author: ['АРМІЯINFORM']</text:p>
      <text:p text:style-name="P4">
Time: 2023-06-24T71:00:00-04:00</text:p>
      <text:p text:style-name="P4">
Description: About the General Headquarters of the ZSU. “The opponent of ZoServzhu is the basic zusille ... The war with Ukraine 2022, the war with Ukraine is the latest news today, the news of the war with Ukraine 2022 is the last for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3/06/6491295273525.jpeg" text:style-name="Internet_20_link" text:visited-style-name="Visited_20_Internet_20_Link">
6491295273525.jpeg</text:a>
']</text:p>
      <text:p text:style-name="P4">
Tags: ['STOPRUSSIA', 'АГРЕСІЯ РФ', 'ГШ ЗСУ']</text:p>
      <text:p text:style-name="P4">
Category: News</text:p>
      <!--METADATA-->
      <text:p text:style-name="P4">
<draw:frame draw:style-name="fr1" draw:name="Image278" text:anchor-type="as-char" svg:width="6.9236in" svg:height="4.32725in" draw:z-index="0">
<draw:image xlink:href="../Images/AРМІЯINFORM/2023-06-24T71-00-00-04-00/6491295273525.jpeg" xlink:type="simple" xlink:show="embed" xlink:actuate="onLoad" draw:mime-type="image/jpeg"/>
</draw:frame>
Illustrative Photo <text:span text:style-name="T4">
 🔥 Situation on Russian invasion </text:span>
</text:p>
      <text:p text:style-name="P4">
About it <text:a xlink:type="simple" xlink:href="https://www.facebook.com/GeneralStaff.ua/" text:style-name="Internet_20_link" text:visited-style-name="Visited_20_Internet_20_Link">
reports</text:a>
The General Staff of the Armed Forces.</text:p>
      <text:p text:style-name="P4">
"The enemy concentrates major efforts in the Liman, Avdiivsky Tamarin directions - more than 28 combat clashes took place during the day," the message goes.</text:p>
      <text:p text:style-name="P4">
In the Volyn and Polissya directions, the operational situation without significant changes.</text:p>
      <text:p text:style-name="P4">
In addition, in the Siversky and Slobozhansky directions the enemy of the stroke in the areas of Pavlovka of Sumy region and Gatyshche and Pletevkivarka region. He made mortar and artillery shelling of inhabited Karpovichi, Karabani, Mikhalchyna Sloboda, Chernihiv region; Mid-Budda, Shalyigine, Popivka, Atine, Iskrykivshchyna, Volfin, Pavlivka, Stukalovka, Zajakh. Cossack Blopan, Sagittarius, Oliynikovo, Neskutny, Ogirtseve, Hatyshche, Vovchansk, Nesterne, Pletenevka, Buddharka, Dandelion, Ozerne, Vilkhovatka, Chugunivka, Poplar in Kharkiv region.</text:p>
      <text:p text:style-name="P4">
In the Kupyansk direction of artillery and mortar shellings, the enemy was the first, the first, Figolivka, two -year, Western, Kupyansk, Masyutivka, Kislivka and Brest Kharkiv region.</text:p>
      <text:p text:style-name="P4">
In the Liman direction, the enemy performed unsuccessful offensive actions in the merry and south of the Dibrova. He struck aviation blows in the district of Lugansk region and Bigorivka and Siversk of Donetsk region. The artillery shelling was suffered by Nevskoye and Bigorivka of the Luhansk region, Tatorsko, Serebryanka, Verkhnyamyansk, Portne and Razdolivka - Donetsk.</text:p>
      <text:p text:style-name="P4">
In the Bakhmut direction, the enemy struck in the areas of chrome, Ivanovo, Pervomaisk and predicate. Vasyukivka, Orikhovo-Vasylivka, Bogdanivka, Yar, Ivanivske, South and New York, Donetsk region, were rested from enemy artillery.</text:p>
      <text:p text:style-name="P4">
In the Avdeevsky direction, the enemy performed unsuccessful offensive actions in the Avdiivka of Donetsk region. He struck aviation in the districts, reeds, Nevelskoye, Avdiivka and Severne. Filling firing of settlements Berdychi, Avdiivka, Tonenke, Karlovkat Nevelskoye Donetsk region.</text:p>
      <text:p text:style-name="P4">
In the Mariinsky direction, the enemy carried out offensive actions in the Marinka area, had no success. At the same time, artillery shells of settlements Krasnogorivka, Marinka and St. George's Donetsk region.In the Zaporizhzhya and Kherson directions, the enemy continues to conduct defense, focuses basic efforts on preventing the promotion of our troops. He was able to restore the lost position in the Makarivka area of Donetsk region. . Made artillery shelling of the settlements of Novodarivka, Temyrivka, Levadne, Malynivka, Gulyaypole, Gulyaypil, Magic, Railway, Belogorya, Novodanylivka, Omelnyk, Red well, Transfiguration, Orikhiv, Yegorivka, Prykhovka; Nikopol of Dnipropetrovsk region; Kachkarivka, Republican, Cossack, Payakhov, Burgunka, Gold Beam, Dudchans, Ivanivka, Youth, Belozer, Romashkovo, Antonovka, Zelenivka, Kherson, Winter, Dniprovske, Amber, Berehove, Giant Kherson region.</text:p>
      <text:p text:style-name="P4">
News Source: <text:a xlink:type="simple" xlink:href="https://armyinform.com.ua/2023/06/24/protyvnyk-zoseredzhuye-osnovni-zusyllya-na-troh-napryamkah-za-dobu-tam-vidbulosya-28-bojovyh-zitknen-genshtab/" text:style-name="Internet_20_link" text:visited-style-name="Visited_20_Internet_20_Link">
https://armyinform.com.ua/2023/06/24/protyvnyk-zoseredzhuye-osnovni-zusyllya-na-troh-napryamkah-za-dobu-tam-vidbulosya-28-bojovyh-zitknen-genshtab/</text:a>
</text:p>
      <!--NEWS-->
      <text:h text:style-name="P10" text:outline-level="1">
<text:span text:style-name="T4">
Under Krasnogorivka the Armed Forces took possession of several positions held by the enemy since 2014</text:span>
</text:h>
      <text:p text:style-name="P4">
Author: ['Анастасія Олехнович']</text:p>
      <text:p text:style-name="P4">
Time: 2023-06-24T72:00:00-04:00</text:p>
      <text:p text:style-name="P4">
Description: PID Krasnogorizhoy of our assaults, they were vnaslіdok kindly planned by the diiwolodi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photo_2023-06-06_11-11-13.jpg" text:style-name="Internet_20_link" text:visited-style-name="Visited_20_Internet_20_Link">
photo_2023-06-06_11-11-13.jpg</text:a>
']</text:p>
      <text:p text:style-name="P4">
Tags: ['ВАЛЕРІЙ ШЕРШЕНЬ', 'КРАСНОГОРІВКА']</text:p>
      <text:p text:style-name="P4">
Category: News</text:p>
      <!--METADATA-->
      <text:p text:style-name="P4">
<draw:frame draw:style-name="fr1" draw:name="Image279" text:anchor-type="as-char" svg:width="6.9236in" svg:height="4.858059in" draw:z-index="0">
<draw:image xlink:href="../Images/AРМІЯINFORM/2023-06-24T72-00-00-04-00/photo_2023-06-06_11-11-13.jpg" xlink:type="simple" xlink:show="embed" xlink:actuate="onLoad" draw:mime-type="image/jpeg"/>
</draw:frame>
Valery Shershn</text:p>
      <text:p text:style-name="P4">
Under Krasnogorivka, our assault units have been held by several positions that have been held by the enemy since 2014 as a result of well -planned. This is a striking example of local success. Valery Shershn, a spokesman for the united Press Center of Defense Forces, said this on the air of the only news.</text:p>
      <text:p text:style-name="P4">
He noted that for understandable reasons, the news was late for a week.</text:p>
      <ul>
        <li>
During the week, the enemy takes all measures to knock us out of these positions, there are heavy shelling and assault on a daily basis, but everything is in vain. It is not only a symbolic meaning for us, but also some improvement of the tactical position. The car is demoralized. That is why we work on, - said Valeryshen.</li>
      </ul>
      <text:p text:style-name="P4">
News Source: <text:a xlink:type="simple" xlink:href="https://armyinform.com.ua/2023/06/24/pid-krasnogorivkoyu-zsu-zavolodily-kilkoma-pozycziyamy-yaki-utrymuvalysya-vorogom-z-2014-roku/" text:style-name="Internet_20_link" text:visited-style-name="Visited_20_Internet_20_Link">
https://armyinform.com.ua/2023/06/24/pid-krasnogorivkoyu-zsu-zavolodily-kilkoma-pozycziyamy-yaki-utrymuvalysya-vorogom-z-2014-roku/</text:a>
</text:p>
      <!--NEWS-->
      <text:h text:style-name="P10" text:outline-level="1">
<text:span text:style-name="T4">
In Ukraine a moment of silence</text:span>
</text:h>
      <text:p text:style-name="P4">
Author: ['АРМІЯINFORM']</text:p>
      <text:p text:style-name="P4">
Time: 2023-06-24T73: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80" text:anchor-type="as-char" svg:width="6.9236in" svg:height="3.895992in" draw:z-index="0">
<draw:image xlink:href="../Images/AРМІЯINFORM/2023-06-24T73-00-00-04-00/candle.gif" xlink:type="simple" xlink:show="embed" xlink:actuate="onLoad" draw:mime-type="image/gif"/>
</draw:frame>
According to <text:a xlink:type="simple" xlink:href="https://www.president.gov.ua/documents/1432022-41729" text:style-name="Internet_20_link" text:visited-style-name="Visited_20_Internet_20_Link">
with the Decree of the President of Ukrain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6/24/v-ukrayini-hvylyna-movchannya/" text:style-name="Internet_20_link" text:visited-style-name="Visited_20_Internet_20_Link">
https://armyinform.com.ua/2023/06/24/v-ukrayini-hvylyna-movchannya/</text:a>
</text:p>
      <!--NEWS-->
      <text:h text:style-name="P10" text:outline-level="1">
<text:span text:style-name="T4">
In the Tavriysk direction continues to move forward of Ukrainian troops - Valery Shershen</text:span>
</text:h>
      <text:p text:style-name="P4">
Author: ['Анастасія Олехнович']</text:p>
      <text:p text:style-name="P4">
Time: 2023-06-24T74:00:00-04:00</text:p>
      <text:p text:style-name="P4">
Description: About the release of the situation at the Tavriyskoye in the Ephiri Telemarafon “єini News” ... The war with Ukraine 2022, the war with Ukraine is the latest news today, the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valerij-shershen-1.jpg" text:style-name="Internet_20_link" text:visited-style-name="Visited_20_Internet_20_Link">
valerij-shershen-1.jpg</text:a>
']</text:p>
      <text:p text:style-name="P4">
Tags: ['ВАЛЕРІЙ ШЕРШЕНЬ', 'КОНТРНАСТУП']</text:p>
      <text:p text:style-name="P4">
Category: News</text:p>
      <!--METADATA-->
      <text:p text:style-name="P4">
<draw:frame draw:style-name="fr1" draw:name="Image281" text:anchor-type="as-char" svg:width="6.9236in" svg:height="4.61393in" draw:z-index="0">
<draw:image xlink:href="../Images/AРМІЯINFORM/2023-06-24T74-00-00-04-00/valerij-shershen-1.jpg" xlink:type="simple" xlink:show="embed" xlink:actuate="onLoad" draw:mime-type="image/jpeg"/>
</draw:frame>
Valery Shershn</text:p>
      <text:p text:style-name="P4">
Valery Shershn, a spokesman for the united Press Center of Defense forces, told about the current situation in the Tavriya direction in the Tavriya direction. He emphasized that our units continue the management actions, move forward, fix, exchange territories:</text:p>
      <ul>
        <li>
Ukrainian warriors use a set of certain tactics, which allows you to get involved successes. The nature of the actions of the Russian occupation troops has not changed, they are concentrated on preventing our further progress.</li>
      </ul>
      <text:p text:style-name="P4">
In turn, the enemy tried to carry out offensive operations on the outskirts of the Avdiivka, and he had no success. Likewise, the enemy stepped on the outskirts of Marinka, got repelled, departed.</text:p>
      <text:p text:style-name="P4">
Valery Shershn added that Ukrainian Tartyilers, their priority goal - logistics:</text:p>
      <ul>
        <li>
In the past day, 11 ammunition warehouses were destroyed. This is a significant figure. Our air defense units work efficiently.</li>
      </ul>
      <text:p text:style-name="P4">
News Source: <text:a xlink:type="simple" xlink:href="https://armyinform.com.ua/2023/06/24/na-tavrijskomu-napryamku-prodovzhuyetsya-prosuvannya-vpered-ukrayinskyh-vijsk-valerij-shershen/" text:style-name="Internet_20_link" text:visited-style-name="Visited_20_Internet_20_Link">
https://armyinform.com.ua/2023/06/24/na-tavrijskomu-napryamku-prodovzhuyetsya-prosuvannya-vpered-ukrayinskyh-vijsk-valerij-shershen/</text:a>
</text:p>
      <!--NEWS-->
      <text:h text:style-name="P10" text:outline-level="1">
<text:span text:style-name="T4">
Volodymyr Zelenskyy congratulated the adoption of the 11th Package of EU sanctions against</text:span>
</text:h>
      <text:p text:style-name="P4">
Author: ['АРМІЯINFORM']</text:p>
      <text:p text:style-name="P4">
Time: 2023-06-24T75:00:00-04:00</text:p>
      <text:p text:style-name="P4">
Description: President of Ukraine Volodymyr Zelensky Provitav the Rivropiyskiy Union of the Union of Scho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2/zelenskyj.jpeg" text:style-name="Internet_20_link" text:visited-style-name="Visited_20_Internet_20_Link">
zelenskyj.jpeg</text:a>
']</text:p>
      <text:p text:style-name="P4">
Tags: ['ВОЛОДИМИР ЗЕЛЕНСЬКИЙ', 'ЄВРОПЕЙСЬКИЙ СОЮЗ', 'САНКЦІЇ РФ']</text:p>
      <text:p text:style-name="P4">
Category: News</text:p>
      <!--METADATA-->
      <text:p text:style-name="P4">
<draw:frame draw:style-name="fr1" draw:name="Image282" text:anchor-type="as-char" svg:width="6.9236in" svg:height="4.202534in" draw:z-index="0">
<draw:image xlink:href="../Images/AРМІЯINFORM/2023-06-24T75-00-00-04-00/zelenskyj.jpeg" xlink:type="simple" xlink:show="embed" xlink:actuate="onLoad" draw:mime-type="image/jpeg"/>
</draw:frame>
President of Ukraine Volodymyr Zelenskyy</text:p>
      <text:p text:style-name="P4">
President of Ukraine Volodymyr Zelensky congratulated the decision of the European Union and the adoption of the 11th Package of Sanctions against Russia and noted that he was expecting a dangerous strengthening of restrictions.</text:p>
      <text:p text:style-name="P4">
About this <text:a xlink:type="simple" xlink:href="https://twitter.com/ZelenskyyUa/status/1672318603805204494" text:style-name="Internet_20_link" text:visited-style-name="Visited_20_Internet_20_Link">
it is referred</text:a>
In his Twitter.</text:p>
      <text:p text:style-name="P4">
“We congratulate the long-awaited and important adoption of the 11th Package of Sanctions of the Business Union aimed at stopping bypassing sanctions by Russia. We are waiting for its effective implementation to stop the Kremlin -war machine and further strengthen the restrictive measures from the EU, in particular opposite Russian nuclear power, ”the Head of State emphasized.</text:p>
      <text:p text:style-name="P4">
Recall <text:a xlink:type="simple" xlink:href="https://armyinform.com.ua/2023/06/23/11-j-paket-yevropejskyh-sankczij-proty-rosiyi-nabuv-chynnosti-mzs-estoniyi/" text:style-name="Internet_20_link" text:visited-style-name="Visited_20_Internet_20_Link">
acquired</text:a>
The eleventh package of EU sanctions against the Russian Federation, which was adopted on June 21, is valid.</text:p>
      <text:p text:style-name="P4">
News Source: <text:a xlink:type="simple" xlink:href="https://armyinform.com.ua/2023/06/24/volodymyr-zelenskyj-pryvitav-uhvalennya-11-go-paketu-sankczij-yes-proty-rosiyi/" text:style-name="Internet_20_link" text:visited-style-name="Visited_20_Internet_20_Link">
https://armyinform.com.ua/2023/06/24/volodymyr-zelenskyj-pryvitav-uhvalennya-11-go-paketu-sankczij-yes-proty-rosiyi/</text:a>
</text:p>
      <!--NEWS-->
      <text:h text:style-name="P10" text:outline-level="1">
<text:span text:style-name="T4">
Military Crimes of Russia: More than 95 thousand cases have been recorded</text:span>
</text:h>
      <text:p text:style-name="P4">
Author: ['АРМІЯINFORM']</text:p>
      <text:p text:style-name="P4">
Time: 2023-06-24T76: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photo_5238010203327287016_y.jpg" text:style-name="Internet_20_link" text:visited-style-name="Visited_20_Internet_20_Link">
photo_5238010203327287016_y.jpg</text:a>
', '<text:a xlink:type="simple" xlink:href="https://armyinform.com.ua/wp-content/uploads/2023/06/photo_5238010203327287018_y.jpg" text:style-name="Internet_20_link" text:visited-style-name="Visited_20_Internet_20_Link">
photo_5238010203327287018_y.jpg</text:a>
']</text:p>
      <text:p text:style-name="P4">
Tags: ['ВОЄННІ ЗЛОЧИНИ РФ', 'ОФІС ГЕНПРОКУРОРА УКРАЇНИ']</text:p>
      <text:p text:style-name="P4">
Category: News</text:p>
      <!--METADATA-->
      <text:p text:style-name="P4">
<draw:frame draw:style-name="fr1" draw:name="Image283" text:anchor-type="as-char" svg:width="6.9236in" svg:height="4.447316in" draw:z-index="0">
<draw:image xlink:href="../Images/AРМІЯINFORM/2023-06-24T76-00-00-04-00/photo_5238010203327287016_y.jpg" xlink:type="simple" xlink:show="embed" xlink:actuate="onLoad" draw:mime-type="image/jpeg"/>
</draw:frame>
Office of the Prosecutor General of Ukraine <text:a xlink:type="simple" xlink:href="https://t.me/pgo_gov_ua/13791" text:style-name="Internet_20_link" text:visited-style-name="Visited_20_Internet_20_Link">
reports</text:a>
About the documented crimes committed during the large -scale aggression of the Russian Federation against Ukraine.</text:p>
      <text:p text:style-name="P4">
<text:span text:style-name="T4">
 As of June 24 </text:span>
 Registered:</text:p>
      <ul>
        <li>
95 212 Military Crimes, * 17 260 Crimes against National Security of Ukraine.</li>
      </ul>
      <text:p text:style-name="P4">
In addition, according to the official data of juvenile prosecutors, <text:span text:style-name="T4">
 1520 children have become </text:span>
 due to Russian aggression, of which:</text:p>
      <ul>
        <li>
490 - children were killed, * 1030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84" text:anchor-type="as-char" svg:width="6.9236in" svg:height="4.447316in" draw:z-index="0">
<draw:image xlink:href="../Images/AРМІЯINFORM/2023-06-24T76-00-00-04-00/photo_5238010203327287018_y.jpg" xlink:type="simple" xlink:show="embed" xlink:actuate="onLoad" draw:mime-type="image/jpeg"/>
</draw:frame>
</text:p>
      <text:p text:style-name="P4">
News Source: <text:a xlink:type="simple" xlink:href="https://armyinform.com.ua/2023/06/24/voyenni-zlochyny-rosiyi-zafiksovano-ponad-17-tysyach-vypadkiv/" text:style-name="Internet_20_link" text:visited-style-name="Visited_20_Internet_20_Link">
https://armyinform.com.ua/2023/06/24/voyenni-zlochyny-rosiyi-zafiksovano-ponad-17-tysyach-vypadkiv/</text:a>
</text:p>
      <!--NEWS-->
      <text:h text:style-name="P10" text:outline-level="1">
<text:span text:style-name="T4">
During the night attack in Ukraine, the enemy released more than half a hundred rockets - Yuri Ignat</text:span>
</text:h>
      <text:p text:style-name="P4">
Author: ['Анастасія Олехнович']</text:p>
      <text:p text:style-name="P4">
Time: 2023-06-24T77:00:00-04:00</text:p>
      <text:p text:style-name="P4">
Description: Behind the days of Danami, Vnoch Vnochi, seeing 40 missiles of ten strategic missiles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raketa-bastion.jpg" text:style-name="Internet_20_link" text:visited-style-name="Visited_20_Internet_20_Link">
raketa-bastion.jpg</text:a>
']</text:p>
      <text:p text:style-name="P4">
Tags: ['ППО ЗСУ', 'РОСІЙСЬКА РАКЕТНА АТАКА', 'ЮРІЙ ІГНАТ']</text:p>
      <text:p text:style-name="P4">
Category: News</text:p>
      <!--METADATA-->
      <text:p text:style-name="P4">
<draw:frame draw:style-name="fr1" draw:name="Image285" text:anchor-type="as-char" svg:width="6.9236in" svg:height="3.750283in" draw:z-index="0">
<draw:image xlink:href="../Images/AРМІЯINFORM/2023-06-24T77-00-00-04-00/raketa-bastion.jpg" xlink:type="simple" xlink:show="embed" xlink:actuate="onLoad" draw:mime-type="image/jpeg"/>
</draw:frame>
Starting of the anti-ship missile P-800 "Onyx" of the Bastion Complex. Illustrative photo</text:p>
      <text:p text:style-name="P4">
According to preliminary data, at night the enemy released 40 missiles from ten strategic Tu-95. Bombers-22m3 were also involved in the attack, of which 9 X-22 missiles were released. Without quenching, the enemy also used 2 caliber missiles and in addition 2 shock drones Shahd-136/131.</text:p>
      <text:p text:style-name="P4">
Yuri Ignat, a spokesman for the Air Force, reported on the air of the only news.</text:p>
      <ul>
        <li>
The results of combat work - quite successful, destroyed 41 winged rocket and two shoe drones. Anti -aircraft missile units, mobile firing groups were involved in the reflection of the attack, - said Yuri Ignat.</li>
      </ul>
      <text:p text:style-name="P4">
News Source: <text:a xlink:type="simple" xlink:href="https://armyinform.com.ua/2023/06/24/pid-chas-nichnoyi-ataky-po-ukrayini-vorog-vypustyv-ponad-piv-sotni-raket-yurij-ignat/" text:style-name="Internet_20_link" text:visited-style-name="Visited_20_Internet_20_Link">
https://armyinform.com.ua/2023/06/24/pid-chas-nichnoyi-ataky-po-ukrayini-vorog-vypustyv-ponad-piv-sotni-raket-yurij-ignat/</text:a>
</text:p>
      <!--NEWS-->
      <text:h text:style-name="P10" text:outline-level="1">
<text:span text:style-name="T4">
In Kherson region, petroleum products were collected as a result of the Kakhovskaya Hydroelectric Power</text:span>
</text:h>
      <text:p text:style-name="P4">
Author: ['АРМІЯINFORM']</text:p>
      <text:p text:style-name="P4">
Time: 2023-06-24T78:00:00-04:00</text:p>
      <text:p text:style-name="P4">
Description: The Ryatuvalniki completed the ZBIR Naftopryktiv, the yaki was sickered by the settlement in the deposit ... the war with Ukraine 2022, the war with Ukraine is the latest news today, the war with Ukraine 2022 is the last today, whether there will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917a66521785b1d8d7898292059d95d4.jpeg" text:style-name="Internet_20_link" text:visited-style-name="Visited_20_Internet_20_Link">
917a66521785b1d8d7898292059d95d4.jpeg</text:a>
']</text:p>
      <text:p text:style-name="P4">
Tags: ['КАХОВСЬКА ГЕС', 'КАХОВСЬКА ГЕС/ШТАБ INFO']</text:p>
      <text:p text:style-name="P4">
Category: News</text:p>
      <!--METADATA-->
      <text:p text:style-name="P4">
<draw:frame draw:style-name="fr1" draw:name="Image286" text:anchor-type="as-char" svg:width="6.9236in" svg:height="4.619929in" draw:z-index="0">
<draw:image xlink:href="../Images/AРМІЯINFORM/2023-06-24T78-00-00-04-00/917a66521785b1d8d7898292059d95d4.jpeg" xlink:type="simple" xlink:show="embed" xlink:actuate="onLoad" draw:mime-type="image/jpeg"/>
</draw:frame>
Rescuers completed the collection of petroleum products that settled near the inhabited plaque in the floodplain of the River River in the Kherson region as a result of the Kakhovskaya hydroelectric power plants.</text:p>
      <text:p text:style-name="P4">
About it <text:a xlink:type="simple" xlink:href="https://www.kmu.gov.ua/news/ihor-klymenko-riatuvalnyky-zavershyly-zbir-naftoproduktiv-v-zaplavi-richky-na-khersonshchyni" text:style-name="Internet_20_link" text:visited-style-name="Visited_20_Internet_20_Link">
reported</text:a>
Minister of Internal Affairs of Ukraine Igor Klimenko.</text:p>
      <text:p text:style-name="P4">
“250 cubic meters of contaminated soil are disposed of. In total, the area of 40.5 thousand square meters was cleaned. 6 tons of sorbent were used for processing such a plot, ”the message reads.</text:p>
      <text:p text:style-name="P4">
News Source: <text:a xlink:type="simple" xlink:href="https://armyinform.com.ua/2023/06/24/na-hersonshhyni-zibraly-naftoprodukty-yaki-rozlylysya-vnaslidok-pidryvu-damby-kahovskoyi-ges/" text:style-name="Internet_20_link" text:visited-style-name="Visited_20_Internet_20_Link">
https://armyinform.com.ua/2023/06/24/na-hersonshhyni-zibraly-naftoprodukty-yaki-rozlylysya-vnaslidok-pidryvu-damby-kahovskoyi-ges/</text:a>
</text:p>
      <!--NEWS-->
      <text:h text:style-name="P10" text:outline-level="1">
<text:span text:style-name="T4">
Gur: a rebellion of Prigozhin - an internal Russian conflict that is a sign of the collapse of the Putin regime</text:span>
</text:h>
      <text:p text:style-name="P4">
Author: ['АРМІЯINFORM']</text:p>
      <text:p text:style-name="P4">
Time: 2023-06-24T79:00:00-04:00</text:p>
      <text:p text:style-name="P4">
Description: Intranship of the Wrong -waist -in -the -wagon, so called Wagner PVK PVK, the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442bbe8b-39ff-42b5-9f75-60cdf52a9cf7_w1200_r1.jpg" text:style-name="Internet_20_link" text:visited-style-name="Visited_20_Internet_20_Link">
442bbe8b-39ff-42b5-9f75-60cdf52a9cf7_w1200_r1.jpg</text:a>
']</text:p>
      <text:p text:style-name="P4">
Tags: ['АНДРІЙ ЮСОВ', 'ГУР МО УКРАЇНИ', 'КРАХ РОСІЇ']</text:p>
      <text:p text:style-name="P4">
Category: News</text:p>
      <!--METADATA-->
      <text:p text:style-name="P4">
<draw:frame draw:style-name="fr1" draw:name="Image287" text:anchor-type="as-char" svg:width="6.9236in" svg:height="3.894525in" draw:z-index="0">
<draw:image xlink:href="../Images/AРМІЯINFORM/2023-06-24T79-00-00-04-00/442bbe8b-39ff-42b5-9f75-60cdf52a9cf7_w1200_r1.jpg" xlink:type="simple" xlink:show="embed" xlink:actuate="onLoad" draw:mime-type="image/jpeg"/>
</draw:frame>
The internal Russian confrontation between the leader of the so-called PEC "Wagner" by the Prigozhin with the military-political leadership of the state of the aggressor is a sign of the driver of the Putin regime.</text:p>
      <text:p text:style-name="P4">
About it <text:a xlink:type="simple" xlink:href="https://t.me/DIUkraine/2478" text:style-name="Internet_20_link" text:visited-style-name="Visited_20_Internet_20_Link">
stated</text:a>
Representative of the Main Department of Intelligence of the Ministry of Defense of Ukraine Andriy Yusov.</text:p>
      <text:p text:style-name="P4">
"First of all, it should be understood that it is an internal Russian conflict and a proportion, which is a direct consequence of criminal military aggression of registry against Ukraine," - said a representative of Ukrainian military intelligence.</text:p>
      <text:p text:style-name="P4">
Andriy Yusov added that Ukraine continues to monitor the further development of components in Russia.</text:p>
      <text:p text:style-name="P4">
News Source: <text:a xlink:type="simple" xlink:href="https://armyinform.com.ua/2023/06/24/gur-bunt-prigozhyna-%e2%80%95-vnutrishnij-rosijskij-konflikt-yakyj-ye-oznakoyu-krahu-putinskogo-rezhymu/" text:style-name="Internet_20_link" text:visited-style-name="Visited_20_Internet_20_Link">
https://armyinform.com.ua/2023/06/24/gur-bunt-prigozhyna-%e2%80%95-vnutrishnij-rosijskij-konflikt-yakyj-ye-oznakoyu-krahu-putinskogo-rezhymu/</text:a>
</text:p>
      <!--NEWS-->
      <text:h text:style-name="P10" text:outline-level="1">
<text:span text:style-name="T4">
Prime Minister of the Netherlands: This war can only have one result - victory of Ukraine</text:span>
</text:h>
      <text:p text:style-name="P4">
Authors: Ukrinform (Person)</text:p>
      <text:p text:style-name="P4">
Publisher: Укринформ (Organization)</text:p>
      <text:p text:style-name="P4">
Published Time: 2023-06-24T7:16:00+03:00</text:p>
      <text:p text:style-name="P4">
Modified Time: 2023-06-24T21:16:00+03:00</text:p>
      <text:p text:style-name="P4">
Description: The Prime Minister of the Netherlands Mark Rutte mentioned Russia's war against Ukraine during a speech on the occasion of Veterans Day, traditionally celebrated in the country on the last Saturday of June. - Ukrinform.</text:p>
      <text:p text:style-name="P4">
Images: ['<text:a xlink:type="simple" xlink:href="https://static.ukrinform.com/photos/2023_02/thumb_files/630_360_1676638318-396.jpg" text:style-name="Internet_20_link" text:visited-style-name="Visited_20_Internet_20_Link">
630_360_16766...</text:a>
']</text:p>
      <text:p text:style-name="P4">
Tags: ['Нідерланди', 'Рютте', 'Війна з Росією']</text:p>
      <text:p text:style-name="P4">
Type: Article</text:p>
      <!--METADATA-->
      <text:p text:style-name="P4">
<draw:frame draw:style-name="fr1" draw:name="Image288" text:anchor-type="as-char" svg:width="6.9236in" svg:height="3.956343in" draw:z-index="0">
<draw:image xlink:href="../Images/yкринформ/2023-06-24T7-16-00-03-00/630_360_1676638318-396.jpg" xlink:type="simple" xlink:show="embed" xlink:actuate="onLoad" draw:mime-type="image/jpeg"/>
</draw:frame>
The Prime Minister of the Netherlands Mark Rutte mentioned Russia's war against Ukraine during a speech on the occasion of Veterans Day, which is traditionally celebrated in the country for the last Saturday of June.</text:p>
      <text:p text:style-name="P4">
About it reports <text:a xlink:type="simple" xlink:href="http://nos.nl/artikel/2480110-premier-op-veteranendag-oekraine-maakt-belang-krijgsmacht-duidelijk" text:style-name="Internet_20_link" text:visited-style-name="Visited_20_Internet_20_Link">
nos</text:a>
, reports Ukrinform.</text:p>
      <text:p text:style-name="P4">
"Never before the Second World War, peace in Europe has not been a threat like it is now," Rutte said.</text:p>
      <text:p text:style-name="P4">
According to him, it was impossible to imagine for a long time that another war would be another war.</text:p>
      <text:p text:style-name="P4">
“As a society, we felt so safe that we thought, perhaps, we can pay less attention to the defense. We were wrong, ”the head of government [Netherlands] acknowledged(https://www.ukrinform.ua/tag-niderlandi).</text:p>
      <text:p text:style-name="P4">
<text:span text:style-name="T4">
 Read also: </text:span>
 <text:a xlink:type="simple" xlink:href="https://www.ukrinform.ua/rubric-polytics/3715806-rutte-dopomagati-ukraini-zahisatisa-ce-ne-vibir-ce-potribno-robiti.html" text:style-name="Internet_20_link" text:visited-style-name="Visited_20_Internet_20_Link">
<text:span text:style-name="T4">
 Rutte </text:span>
: To help Ukraine defend yourself is not a choice, it should be done</text:a>
He noted that given the war in Ukraine, the importance of well -equipped armed forces has never been so obvious.</text:p>
      <text:p text:style-name="P4">
The Prime Minister thanked the Dutch military who are making important peace, freedom and security in many countries. In particular, the Ukrainian soldiers are involved, "so they can influence this horrific war that can only have one result: to win Ukraine and your Ukrainian colleagues can succeed."</text:p>
      <text:p text:style-name="P4">
*!(https://www.ukrinform.ua/rubric-polytics/3704674-rosia-ne-moze-vigrati-vijnu-i-povinna-vidpovisti-za-vsi-zlocini-rutte.html)It was reported that the Dutch instructors in Germany are involved in Ukrainian fighters.</text:p>
      <text:p text:style-name="P4">
In addition, <text:a xlink:type="simple" xlink:href="http://www.ukrinform.ua/rubric-ato/3721953-navcanna-ukrainskih-pilotiv-na-f16-moze-rozpocatisa-vlitku-minoboroni-niderlandiv.html" text:style-name="Internet_20_link" text:visited-style-name="Visited_20_Internet_20_Link">
the Netherlands together with Dania plan</text:a>
In the summer, the F-16 fighter pilots start learning of Ukrainian pilots and will create a training center to one of NATO Eastern European countries.</text:p>
      <text:p text:style-name="P4">
News Source: <text:a xlink:type="simple" xlink:href="https://www.ukrinform.ua/rubric-polytics/3727353-premer-niderlandiv-ca-vijna-moze-mati-tilki-odin-rezultat-peremogu-ukraini.html" text:style-name="Internet_20_link" text:visited-style-name="Visited_20_Internet_20_Link">
https://www.ukrinform.ua/rubric-polytics/3727353-premer-niderlandiv-ca-vijna-moze-mati-tilki-odin-rezultat-peremogu-ukraini.html</text:a>
</text:p>
      <!--NEWS-->
      <text:h text:style-name="P10" text:outline-level="1">
<text:span text:style-name="T4">
The number of victims due to rocket strike on the Dnieper increased to 11, among them - three children</text:span>
</text:h>
      <text:p text:style-name="P4">
Author: ['АРМІЯINFORM']</text:p>
      <text:p text:style-name="P4">
Time: 2023-06-24T80:00:00-04:00</text:p>
      <text:p text:style-name="P4">
Description: Yak in the same armiyanform, NICH at 24 worms 2023 Zbroini Sils of the Russian Federation Zdіseli ... War with Ukraine 2022, War with Ukraine Latest news today, News War with Ukraine 2022 Last for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01-1-1.jpg" text:style-name="Internet_20_link" text:visited-style-name="Visited_20_Internet_20_Link">
01-1-1.jpg</text:a>
', '<text:a xlink:type="simple" xlink:href="https://armyinform.com.ua/wp-content/uploads/2023/06/02-2-1-150x150.jpg" text:style-name="Internet_20_link" text:visited-style-name="Visited_20_Internet_20_Link">
02-2-1-150x150.jpg</text:a>
', '<text:a xlink:type="simple" xlink:href="https://armyinform.com.ua/wp-content/uploads/2023/06/03-2-2-150x150.jpg" text:style-name="Internet_20_link" text:visited-style-name="Visited_20_Internet_20_Link">
03-2-2-150x150.jpg</text:a>
', '<text:a xlink:type="simple" xlink:href="https://armyinform.com.ua/wp-content/uploads/2023/06/04-2-2-150x150.jpg" text:style-name="Internet_20_link" text:visited-style-name="Visited_20_Internet_20_Link">
04-2-2-150x150.jpg</text:a>
', '<text:a xlink:type="simple" xlink:href="https://armyinform.com.ua/wp-content/uploads/2023/06/05-2-2-150x150.jpg" text:style-name="Internet_20_link" text:visited-style-name="Visited_20_Internet_20_Link">
05-2-2-150x150.jpg</text:a>
']</text:p>
      <text:p text:style-name="P4">
Tags: []</text:p>
      <text:p text:style-name="P4">
Category: News</text:p>
      <!--METADATA-->
      <text:p text:style-name="P4">
<draw:frame draw:style-name="fr1" draw:name="Image289" text:anchor-type="as-char" svg:width="6.9236in" svg:height="4.615733in" draw:z-index="0">
<draw:image xlink:href="../Images/AРМІЯINFORM/2023-06-24T80-00-00-04-00/01-1-1.jpg" xlink:type="simple" xlink:show="embed" xlink:actuate="onLoad" draw:mime-type="image/jpeg"/>
</draw:frame>
As already <text:a xlink:type="simple" xlink:href="https://armyinform.com.ua/2023/06/24/unochi-vorog-vdaryv-raketamy-po-dnipru-sered-postrazhdalyh-dity/" text:style-name="Internet_20_link" text:visited-style-name="Visited_20_Internet_20_Link">
reported</text:a>
Armyinform, on the night of June 24, 20123, the Armed Forces of the Russian Federation carried out a rocket attack across the Dnieper.</text:p>
      <text:p text:style-name="P4">
According to updated data, three children were injured through this rocket strike. The head of the Dnipropetrovsk Regional Military Administration Sergilisak reported.</text:p>
      <text:p text:style-name="P4">
-Among them is a 4-year-old boy. He is in the hospital in a state of moderate severity. - To beat peaceful people is the highest cynicism. The locals arranged comfort, carefully looked at their estates. The baby was playing here. Someone came to the grandmother for the summer. And 9-year-old Matthew-escaped from war. Even in the spring of last year, his birthday moved to the Dnieper. From the most branch area of hostilities - Marinsky district of Donetsk region. Their native village is destroyed. Now also a rented house without windows and doors. Small is one of three wounded during the night attack of children. He is now in the hospital. Handy, life is not threatened. Wiping tears, his grandmother Vera recalls that the onset was screaming very much after the explosion. Because he remembered how he was under enemy shells from Donetsk region. We will take revenge!For each tear. Children, their own and mothers.</text:p>
      <text:p text:style-name="P4">
<text:a xlink:type="simple" xlink:href="https://armyinform.com.ua/wp-content/uploads/2023/06/02-2-1.jpg" text:style-name="Internet_20_link" text:visited-style-name="Visited_20_Internet_20_Link">
!(Images/AРМІЯINFORM/2023-06-24T80-00-00-04-00/02-2-1-150x150.jpg)</text:a>
</text:p>
      <text:p text:style-name="P4">
<text:a xlink:type="simple" xlink:href="https://armyinform.com.ua/wp-content/uploads/2023/06/03-2-2.jpg" text:style-name="Internet_20_link" text:visited-style-name="Visited_20_Internet_20_Link">
<draw:frame draw:style-name="fr1" draw:name="Image290" text:anchor-type="as-char" svg:width="6.9236in" svg:height="6.9236in" draw:z-index="0">
<draw:image xlink:href="../Images/AРМІЯINFORM/2023-06-24T80-00-00-04-00/03-2-2-150x150.jpg" xlink:type="simple" xlink:show="embed" xlink:actuate="onLoad" draw:mime-type="image/jpeg"/>
</draw:frame>
</text:a>
</text:p>
      <text:p text:style-name="P4">
<text:a xlink:type="simple" xlink:href="https://armyinform.com.ua/wp-content/uploads/2023/06/04-2-2.jpg" text:style-name="Internet_20_link" text:visited-style-name="Visited_20_Internet_20_Link">
<draw:frame draw:style-name="fr1" draw:name="Image291" text:anchor-type="as-char" svg:width="6.9236in" svg:height="6.9236in" draw:z-index="0">
<draw:image xlink:href="../Images/AРМІЯINFORM/2023-06-24T80-00-00-04-00/04-2-2-150x150.jpg" xlink:type="simple" xlink:show="embed" xlink:actuate="onLoad" draw:mime-type="image/jpeg"/>
</draw:frame>
</text:a>
</text:p>
      <text:p text:style-name="P4">
<text:a xlink:type="simple" xlink:href="https://armyinform.com.ua/wp-content/uploads/2023/06/05-2-2.jpg" text:style-name="Internet_20_link" text:visited-style-name="Visited_20_Internet_20_Link">
<draw:frame draw:style-name="fr1" draw:name="Image292" text:anchor-type="as-char" svg:width="6.9236in" svg:height="6.9236in" draw:z-index="0">
<draw:image xlink:href="../Images/AРМІЯINFORM/2023-06-24T80-00-00-04-00/05-2-2-150x150.jpg" xlink:type="simple" xlink:show="embed" xlink:actuate="onLoad" draw:mime-type="image/jpeg"/>
</draw:frame>
</text:a>
Look at these photos. None of the military criminals of the Russian army is an imperfect punishment: both those who gave criminal orders and those who have been pronounced will be responsible for every tear of our children, wives, mothers, grandmothers.</text:p>
      <text:p text:style-name="P4">
Photo Dnipro. In the photos, the city of Dnipro, June 24, 2023.</text:p>
      <text:p text:style-name="P4">
_ Prepared Alexander Kolesnik_</text:p>
      <text:p text:style-name="P4">
News Source: <text:a xlink:type="simple" xlink:href="https://armyinform.com.ua/2023/06/24/kilkist-postrazhdalyh-cherez-raketnyj-udar-po-dnipru-zrosla-do-11-sered-nyh-troye-ditej/" text:style-name="Internet_20_link" text:visited-style-name="Visited_20_Internet_20_Link">
https://armyinform.com.ua/2023/06/24/kilkist-postrazhdalyh-cherez-raketnyj-udar-po-dnipru-zrosla-do-11-sered-nyh-troye-ditej/</text:a>
</text:p>
      <!--NEWS-->
      <text:h text:style-name="P10" text:outline-level="1">
<text:span text:style-name="T4">
Russia has long masked propaganda stupidity of its reign, and now no lie hides it - President of Ukraine</text:span>
</text:h>
      <text:p text:style-name="P4">
Author: ['АРМІЯINFORM']</text:p>
      <text:p text:style-name="P4">
Time: 2023-06-24T81:00:00-04:00</text:p>
      <text:p text:style-name="P4">
Description: President of Ukraine Volodymyr Zelensky, having combined the internal Rosiyk conflict that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37214984pd1-scaled.jpg" text:style-name="Internet_20_link" text:visited-style-name="Visited_20_Internet_20_Link">
37214984pd1-scaled.jpg</text:a>
']</text:p>
      <text:p text:style-name="P4">
Tags: ['ВОЛОДИМИР ЗЕЛЕНСЬКИЙ', 'КРАХ РОСІЇ', 'ПРЕЗИДЕНТ УКРАЇНИ']</text:p>
      <text:p text:style-name="P4">
Category: News</text:p>
      <!--METADATA-->
      <text:p text:style-name="P4">
<draw:frame draw:style-name="fr1" draw:name="Image293" text:anchor-type="as-char" svg:width="6.9236in" svg:height="4.615733in" draw:z-index="0">
<draw:image xlink:href="../Images/AРМІЯINFORM/2023-06-24T81-00-00-04-00/37214984pd1-scaled.jpg" xlink:type="simple" xlink:show="embed" xlink:actuate="onLoad" draw:mime-type="image/jpeg"/>
</draw:frame>
President of Ukraine Volodymyr Zelensky commented on the internal Russian conflict and stressed that anyone who chooses the path of evil, eventually destroys Samsebe.</text:p>
      <text:p text:style-name="P4">
About this <text:a xlink:type="simple" xlink:href="https://t.me/V_Zelenskiy_official/6694" text:style-name="Internet_20_link" text:visited-style-name="Visited_20_Internet_20_Link">
it is referred</text:a>
In his telegram channel.</text:p>
      <text:p text:style-name="P4">
“Russia has long masked its weakness and stupidity of its reign. The atheper of chaos is so much that you do not hide it with no lies. And all this is a single man who scares again and again 1917, although at all nothing else is not able to bring anything else, ”the head of state wrote.</text:p>
      <text:p text:style-name="P4">
Volodymyr Zelenskyy emphasized that Russia's weakness is obvious.</text:p>
      <text:p text:style-name="P4">
“Large -scale weakness. And the longer Russia keeps its troops of the Tangimans on our earth, the more chaos, pain and problems for itself will be comforted. It is also obvious, ”he said.</text:p>
      <text:p text:style-name="P4">
The President noted that anyone who sends the columns of the military to destroy the life of another country - and cannot keep them away from escape and betrayal when life is done. Terrorizes rockets, and when they are beaten - humiliates to give "Shahda". He despises people and throws hundreds of thousands into the war - to finish in the Moscow region from those whom he himself armed.</text:p>
      <text:p text:style-name="P4">
He added that Ukraine is able to protect Europe from the spread of the Russian evil chaos. Volodymyr Zelenskyy also urged Ukrainians to maintain their habitat, unity and power.</text:p>
      <text:p text:style-name="P4">
“All our commander, all our warriors know what to do. Glory to Ukraine!" - he has centered.</text:p>
      <text:p text:style-name="P4">
News Source: <text:a xlink:type="simple" xlink:href="https://armyinform.com.ua/2023/06/24/rosiya-dovgo-maskuvala-propagandoyu-durist-svogo-pravlinnya-a-teper-zhodna-brehnya-ne-shovaye-yiyi-prezydent-ukrayiny/" text:style-name="Internet_20_link" text:visited-style-name="Visited_20_Internet_20_Link">
https://armyinform.com.ua/2023/06/24/rosiya-dovgo-maskuvala-propagandoyu-durist-svogo-pravlinnya-a-teper-zhodna-brehnya-ne-shovaye-yiyi-prezydent-ukrayiny/</text:a>
</text:p>
      <!--NEWS-->
      <text:h text:style-name="P10" text:outline-level="1">
<text:span text:style-name="T4">
All the violence that Russia directed to Ukraine turned against it - President of Lithuania</text:span>
</text:h>
      <text:p text:style-name="P4">
Author: ['АРМІЯINFORM']</text:p>
      <text:p text:style-name="P4">
Time: 2023-06-24T82:00:00-04:00</text:p>
      <text:p text:style-name="P4">
Description: Lithuania President Gitanas Nauseda Vidreaguvu, half a crisis at all, by Rosiy, the same, the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1/06/1019849274-153da8ea2a8d305c00debc7ef5c7fc1400de245e.jpg" text:style-name="Internet_20_link" text:visited-style-name="Visited_20_Internet_20_Link">
1019849274-153da8ea2a8d305c00debc7ef5c7fc1400de245e.jpg</text:a>
']</text:p>
      <text:p text:style-name="P4">
Tags: ['АГРЕСІЯ РФ', 'ВІЙНА', 'ПРЕЗИДЕНТ ЛИТВИ ГІТАНАС НАУСЕДА']</text:p>
      <text:p text:style-name="P4">
Category: News</text:p>
      <!--METADATA-->
      <text:p text:style-name="P4">
<draw:frame draw:style-name="fr1" draw:name="Image294" text:anchor-type="as-char" svg:width="6.9236in" svg:height="4.108003in" draw:z-index="0">
<draw:image xlink:href="../Images/AРМІЯINFORM/2023-06-24T82-00-00-04-00/1019849274-153da8ea2a8d305c00debc7ef5c7fc1400de245e.jpg" xlink:type="simple" xlink:show="embed" xlink:actuate="onLoad" draw:mime-type="image/jpeg"/>
</draw:frame>
Lithuania President Hitanas Nauseda reacted to the political crisis in Russia Tannciene that the Kremlin's regime was "reaping what he sowed."</text:p>
      <text:p text:style-name="P4">
About this Gitanas Nauseda <text:a xlink:type="simple" xlink:href="https://twitter.com/GitanasNauseda/status/1672587426462588928" text:style-name="Internet_20_link" text:visited-style-name="Visited_20_Internet_20_Link">
wrote</text:a>
In his Twitter.</text:p>
      <text:p text:style-name="P4">
“We keep a close eye on the events. The Kremlin regime reaps what sows. The All -force aimed at Ukraine turned against it, ”the leader emphasized.</text:p>
      <text:p text:style-name="P4">
According to him, the NATO summit in Vilnius will evaluate new circumstances.</text:p>
      <text:p text:style-name="P4">
“A difficult security situation requires additional measures. We need to be ready for any scenario, ”Gitanas Nauseda added.</text:p>
      <text:p text:style-name="P4">
News Source: <text:a xlink:type="simple" xlink:href="https://armyinform.com.ua/2023/06/24/vse-nasylstvo-yake-rosiya-spryamuvala-na-ukrayinu-obernulosya-proty-neyi-prezydent-lytvy/" text:style-name="Internet_20_link" text:visited-style-name="Visited_20_Internet_20_Link">
https://armyinform.com.ua/2023/06/24/vse-nasylstvo-yake-rosiya-spryamuvala-na-ukrayinu-obernulosya-proty-neyi-prezydent-lytvy/</text:a>
</text:p>
      <!--NEWS-->
      <text:h text:style-name="P10" text:outline-level="1">
<text:span text:style-name="T4">
The Russians during the day fired at more than 170 cities and villages of Ukraine, are dead and injured</text:span>
</text:h>
      <text:p text:style-name="P4">
Author: ['АРМІЯINFORM']</text:p>
      <text:p text:style-name="P4">
Time: 2023-06-24T83:00:00-04:00</text:p>
      <text:p text:style-name="P4">
Description: Rosiyski Vіsyska fired the Terita of 12 regions of Ukraine. About the General Military ... War with Ukraine 2022, the war with Ukraine is the latest news today, the news of the war with Ukraine 2022 is the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3/06/photo_5240476987728972646_y.jpg" text:style-name="Internet_20_link" text:visited-style-name="Visited_20_Internet_20_Link">
photo_5240476987728972646_y.jpg</text:a>
']</text:p>
      <text:p text:style-name="P4">
Tags: ['ОБСТРІЛИ РФ', 'РАКЕТНІ ОБСТРІЛИ РФ']</text:p>
      <text:p text:style-name="P4">
Category: News</text:p>
      <!--METADATA-->
      <text:p text:style-name="P4">
<draw:frame draw:style-name="fr1" draw:name="Image295" text:anchor-type="as-char" svg:width="6.9236in" svg:height="5.117443in" draw:z-index="0">
<draw:image xlink:href="../Images/AРМІЯINFORM/2023-06-24T83-00-00-04-00/photo_5240476987728972646_y.jpg" xlink:type="simple" xlink:show="embed" xlink:actuate="onLoad" draw:mime-type="image/jpeg"/>
</draw:frame>
Russian troops fired the territory of 12 regions of Ukraine.</text:p>
      <text:p text:style-name="P4">
About it <text:a xlink:type="simple" xlink:href="https://t.me/militarymediacenter/2342" text:style-name="Internet_20_link" text:visited-style-name="Visited_20_Internet_20_Link">
reports</text:a>
Military Mediacenter.</text:p>
      <text:p text:style-name="P4">
"From different types of weapons - grenade launchers, mortars, tanks, artillery, RSZV, SDR, UAV, strategic and tactical aviation - have been attacked 170 inhabited and 200 infrastructure objects," the statement reads.</text:p>
      <text:p text:style-name="P4">
Among the civilians are dead and injured, the number of victims is clarified.</text:p>
      <text:p text:style-name="P4">
News Source: <text:a xlink:type="simple" xlink:href="https://armyinform.com.ua/2023/06/24/rosiyany-vprodovzh-doby-obstrilyaly-ponad-170-mist-i-sil-ukrayiny-ye-zagybli-j-poraneni/" text:style-name="Internet_20_link" text:visited-style-name="Visited_20_Internet_20_Link">
https://armyinform.com.ua/2023/06/24/rosiyany-vprodovzh-doby-obstrilyaly-ponad-170-mist-i-sil-ukrayiny-ye-zagybli-j-poraneni/</text:a>
</text:p>
      <!--NEWS-->
      <text:h text:style-name="P10" text:outline-level="1">
<text:span text:style-name="T4">
Events in the Russian Federation - a logical consequence of the aggressive imperial policy of the Kremlin leaders</text:span>
</text:h>
      <text:p text:style-name="P4">
Author: ['АРМІЯINFORM']</text:p>
      <text:p text:style-name="P4">
Time: 2023-06-24T84:00:00-04:00</text:p>
      <text:p text:style-name="P4">
Description: Those who are cousy for the Russian Federation, and Tizhny Tizhnyi wounded by Bilgorodjskiye, є є ... war with Ukraine 2022, war with Ukraine Latest news today,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photo_5240374982255692150_y.jpg" text:style-name="Internet_20_link" text:visited-style-name="Visited_20_Internet_20_Link">
photo_5240374982255692150_y.jpg</text:a>
']</text:p>
      <text:p text:style-name="P4">
Tags: ['MILITARY MEDIA CENTER']</text:p>
      <text:p text:style-name="P4">
Category: News</text:p>
      <!--METADATA-->
      <text:p text:style-name="P4">
What is happening in the Russian Federation today, and three weeks earlier in the Belgorod region, is a natural and logical consequence of the aggressive imperial politics of those who are currently in the helm of the Russian state. The dictators' dictators are not good for rising internal problems.</text:p>
      <text:p text:style-name="P4">
About this <text:a xlink:type="simple" xlink:href="https://t.me/militarymediacenter/2344" text:style-name="Internet_20_link" text:visited-style-name="Visited_20_Internet_20_Link">
it is referred</text:a>
In a comment to MilitaryMedia Center.</text:p>
      <text:p text:style-name="P4">
“Any empires built on lies, coercion and ideological perversions are doomed to death. As soon as the empire ceases to expand, entropic processes are switched on - and today's armed rebellion in Russia is just a place. We can only sincerely wish both the sides, ”the testimony reads.</text:p>
      <text:p text:style-name="P4">
The Militation Media Center showed a "current account" on the scoreboard that "PVC is currently leading, but by the end of the match is still very far":</text:p>
      <text:p text:style-name="P4">
<draw:frame draw:style-name="fr1" draw:name="Image296" text:anchor-type="as-char" svg:width="6.9236in" svg:height="3.894525in" draw:z-index="0">
<draw:image xlink:href="../Images/AРМІЯINFORM/2023-06-24T84-00-00-04-00/photo_5240374982255692150_y.jpg" xlink:type="simple" xlink:show="embed" xlink:actuate="onLoad" draw:mime-type="image/jpeg"/>
</draw:frame>
"In any case, today's events are purely domestic business. It is necessary, so let's concentrate on our own, ”the post stated.</text:p>
      <text:p text:style-name="P4">
News Source: <text:a xlink:type="simple" xlink:href="https://armyinform.com.ua/2023/06/24/podiyi-u-rf-logichnyj-naslidok-agresyvnoyi-imperialistskoyi-polityky-ochilnykiv-kremlya/" text:style-name="Internet_20_link" text:visited-style-name="Visited_20_Internet_20_Link">
https://armyinform.com.ua/2023/06/24/podiyi-u-rf-logichnyj-naslidok-agresyvnoyi-imperialistskoyi-polityky-ochilnykiv-kremlya/</text:a>
</text:p>
      <!--NEWS-->
      <text:h text:style-name="P10" text:outline-level="1">
<text:span text:style-name="T4">
Under Krasnogorivka the Armed Forces took possession of several positions held by the enemy since 2014</text:span>
</text:h>
      <text:p text:style-name="P4">
Author: ['Анастасія Олехнович']</text:p>
      <text:p text:style-name="P4">
Time: 2023-06-24T85:00:00-04:00</text:p>
      <text:p text:style-name="P4">
Description: PID Krasnogorizhoy of our assaults, they were vnaslіdok kindly planned by the diiwolodi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photo_2023-06-06_11-11-13.jpg" text:style-name="Internet_20_link" text:visited-style-name="Visited_20_Internet_20_Link">
photo_2023-06-06_11-11-13.jpg</text:a>
']</text:p>
      <text:p text:style-name="P4">
Tags: ['ВАЛЕРІЙ ШЕРШЕНЬ', 'КРАСНОГОРІВКА']</text:p>
      <text:p text:style-name="P4">
Category: News</text:p>
      <!--METADATA-->
      <text:p text:style-name="P4">
<draw:frame draw:style-name="fr1" draw:name="Image297" text:anchor-type="as-char" svg:width="6.9236in" svg:height="4.858059in" draw:z-index="0">
<draw:image xlink:href="../Images/AРМІЯINFORM/2023-06-24T85-00-00-04-00/photo_2023-06-06_11-11-13.jpg" xlink:type="simple" xlink:show="embed" xlink:actuate="onLoad" draw:mime-type="image/jpeg"/>
</draw:frame>
Valery Shershn</text:p>
      <text:p text:style-name="P4">
Under Krasnogorivka, our assault units have been held by several positions that have been held by the enemy since 2014 as a result of well -planned. This is a striking example of local success. Valery Shershn, a spokesman for the united Press Center of Defense Forces, said this on the air of the only news.</text:p>
      <text:p text:style-name="P4">
He noted that for understandable reasons, the news was late for a week.</text:p>
      <ul>
        <li>
During the week, the enemy takes all measures to knock us out of these positions, there are heavy shelling and assault on a daily basis, but everything is in vain. It is not only a symbolic meaning for us, but also some improvement of the tactical position. The car is demoralized. That is why we work on, - said Valeryshen.</li>
      </ul>
      <text:p text:style-name="P4">
News Source: <text:a xlink:type="simple" xlink:href="https://armyinform.com.ua/2023/06/24/pid-krasnogorivkoyu-zsu-zavolodily-kilkoma-pozycziyamy-yaki-utrymuvalysya-vorogom-z-2014-roku/" text:style-name="Internet_20_link" text:visited-style-name="Visited_20_Internet_20_Link">
https://armyinform.com.ua/2023/06/24/pid-krasnogorivkoyu-zsu-zavolodily-kilkoma-pozycziyamy-yaki-utrymuvalysya-vorogom-z-2014-roku/</text:a>
</text:p>
      <!--NEWS-->
      <text:h text:style-name="P10" text:outline-level="1">
<text:span text:style-name="T4">
During the day, 10 combat clashes took place with the enemy - the General Staff</text:span>
</text:h>
      <text:p text:style-name="P4">
Author: ['АРМІЯINFORM']</text:p>
      <text:p text:style-name="P4">
Time: 2023-06-24T86:00:00-04:00</text:p>
      <text:p text:style-name="P4">
Description: Opponent I did ZoServilu, the basic Zuill at Limansky, Avdіvsky that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3654798_611142074532208_8298688891596424934_n.jpg" text:style-name="Internet_20_link" text:visited-style-name="Visited_20_Internet_20_Link">
353654798_611142074532208_8298688891596424934_n.jpg</text:a>
']</text:p>
      <text:p text:style-name="P4">
Tags: ['ГЕНШТАБ ЗСУ', 'ОПЕРАТИВНА ІНФОРМАЦІЯ']</text:p>
      <text:p text:style-name="P4">
Category: News</text:p>
      <!--METADATA-->
      <text:p text:style-name="P4">
<draw:frame draw:style-name="fr1" draw:name="Image298" text:anchor-type="as-char" svg:width="6.9236in" svg:height="4.611463in" draw:z-index="0">
<draw:image xlink:href="../Images/AРМІЯINFORM/2023-06-24T86-00-00-04-00/353654798_611142074532208_8298688891596424934_n.jpg" xlink:type="simple" xlink:show="embed" xlink:actuate="onLoad" draw:mime-type="image/jpeg"/>
</draw:frame>
The enemy continues to focus the main efforts in the Lyman, Avdiivsky Tamarin directions - more than 10 combat clashes took place during the day.</text:p>
      <text:p text:style-name="P4">
About this <text:a xlink:type="simple" xlink:href="https://www.facebook.com/GeneralStaff.ua/posts/pfbid0szFpQdXxY3hkVoCGmJCFWJNGcQhK5pacQgKfmF3622kxSkhFeTaG3hz4NK8BUqnAl" text:style-name="Internet_20_link" text:visited-style-name="Visited_20_Internet_20_Link">
it is referred</text:a>
In the operational information of the General Staff of the Armed Forces.</text:p>
      <text:p text:style-name="P4">
In the Kupyansk direction, the enemy carried out offensive actions in the direction of Berestov, had no success. On Liman - the enemy performed unsuccessful successive actions in the direction of cheerful. In the Bakhmut direction, the enemy of the vibrant offensive actions in the Ivanovsky area, as well as in the Marinka area.</text:p>
      <text:p text:style-name="P4">
In Zaporizhzhya and Kherson directions, the enemy continues to lead defense, focuses basic efforts on preventing the promotion of our troops.</text:p>
      <text:p text:style-name="P4">
News Source: <text:a xlink:type="simple" xlink:href="https://armyinform.com.ua/2023/06/24/protyagom-doby-vidbulos-10-bojovyh-zitknen-z-vorogom-genshtab/" text:style-name="Internet_20_link" text:visited-style-name="Visited_20_Internet_20_Link">
https://armyinform.com.ua/2023/06/24/protyagom-doby-vidbulos-10-bojovyh-zitknen-z-vorogom-genshtab/</text:a>
</text:p>
      <!--NEWS-->
      <text:h text:style-name="P10" text:outline-level="1">
<text:span text:style-name="T4">
In P ’ Yats of Oblabs have exposed 11 online agitators who spread Kremlin propaganda</text:span>
</text:h>
      <text:p text:style-name="P4">
Author: ['АРМІЯINFORM']</text:p>
      <text:p text:style-name="P4">
Time: 2023-06-24T87:00:00-04:00</text:p>
      <text:p text:style-name="P4">
Description: The Service of the Klastki of Ukraine neutralized the robot of Shchel 11 of the Pierce INTERNNENT-AGITATORV ... The war with Ukraine 2022, the war with Ukraine is the latest news today, the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469c984c9b2c3875fdc1beb78b1e47a9.jpeg" text:style-name="Internet_20_link" text:visited-style-name="Visited_20_Internet_20_Link">
469c984c9b2c3875fdc1beb78b1e47a9.jpeg</text:a>
']</text:p>
      <text:p text:style-name="P4">
Tags: ['АГЕНТИ РФ', 'ВІЙНА', 'СБУ']</text:p>
      <text:p text:style-name="P4">
Category: News</text:p>
      <!--METADATA-->
      <text:p text:style-name="P4">
<draw:frame draw:style-name="fr1" draw:name="Image299" text:anchor-type="as-char" svg:width="6.9236in" svg:height="4.615733in" draw:z-index="0">
<draw:image xlink:href="../Images/AРМІЯINFORM/2023-06-24T87-00-00-04-00/469c984c9b2c3875fdc1beb78b1e47a9.jpeg" xlink:type="simple" xlink:show="embed" xlink:actuate="onLoad" draw:mime-type="image/jpeg"/>
</draw:frame>
The Security Service of Ukraine has neutralized the work of 11 more pro-Russian online agitators in five regions of Ukraine.</text:p>
      <text:p text:style-name="P4">
As <text:a xlink:type="simple" xlink:href="https://ssu.gov.ua/novyny/sbu-vykryla-shche-11-internetahitatoriv-yaki-poshyriuvaly-kremlivsku-propahandu-v-ukraini" text:style-name="Internet_20_link" text:visited-style-name="Visited_20_Internet_20_Link">
it is</text:a>
On the site of special services, malefactors were exposed in Kyiv, Nikolaev, Vinnitsa and Udnipropetrovsk and Kirovograd regions.</text:p>
      <text:p text:style-name="P4">
Thus, in <text:span text:style-name="T4">
 Kiev </text:span>
 the counterintelligence of the SBU exposed a resident who called on the Union of Growing. For the widespread spread of such an "idea" he created and personally administrated several groups on Facebook, Telegrams and Weiber.</text:p>
      <text:p text:style-name="P4">
Received suspicion of the clerk of the UOC temple(MP)<text:span text:style-name="T4">
 Nikolaev </text:span>
, who publicly call the believers to support Russian invaders in the war against Ukraine.</text:p>
      <text:p text:style-name="P4">
In <text:span text:style-name="T4">
 Dnipropetrovsk </text:span>
 the subversive activity of two hostile agitators was blocked. One of them was an employee of one of the objects of critical infrastructure of the Dnieper, and the other-an employee of the airline from Kryvyi Rih.</text:p>
      <text:p text:style-name="P4">
In the <text:span text:style-name="T4">
 Kirovograd region </text:span>
 the intelligence service neutralized the network of online propagandists of the Russian Federation, which included five residents of the region. For the spread of their content, they created a platform in "Classmates". Here, it is called the armed aggression against Ukraine "fight against fascism" and agitated local residents to join the ranks of occupation groups of the aggressor country.</text:p>
      <text:p text:style-name="P4">
In <text:span text:style-name="T4">
 Vinnitsa </text:span>
 they exposed two residents who heroned the "feats" of terrorists in the forbidden social network "Classmates" and offered to install Kadirov's memoirs.</text:p>
      <text:p text:style-name="P4">
All exposed facts continue investigative actions.</text:p>
      <text:p text:style-name="P4">
News Source: <text:a xlink:type="simple" xlink:href="https://armyinform.com.ua/2023/06/24/u-pyaty-oblastyah-vykryto-11-internet-agitatoriv-yaki-poshyryuvaly-kremlivsku-propagandu/" text:style-name="Internet_20_link" text:visited-style-name="Visited_20_Internet_20_Link">
https://armyinform.com.ua/2023/06/24/u-pyaty-oblastyah-vykryto-11-internet-agitatoriv-yaki-poshyryuvaly-kremlivsku-propagandu/</text:a>
</text:p>
      <!--NEWS-->
      <text:h text:style-name="P10" text:outline-level="1">
<text:span text:style-name="T4">
The Armed Forces Aviation per day struck 18 beats in the enemy cluster areas</text:span>
</text:h>
      <text:p text:style-name="P4">
Author: ['АРМІЯINFORM']</text:p>
      <text:p text:style-name="P4">
Time: 2023-06-24T88:00:00-04:00</text:p>
      <text:p text:style-name="P4">
Description: Avіaatsіya defense forces for Dob took 18 strikes in the areas of Zserdzhennya of a special warehous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ukrayinska-aviacziya-900x540-1_63f3a35e569d3.jpg" text:style-name="Internet_20_link" text:visited-style-name="Visited_20_Internet_20_Link">
ukrayinska-aviacziya-900x540-1_63f3a35e569d3.jpg</text:a>
']</text:p>
      <text:p text:style-name="P4">
Tags: ['ГЕНШТАБ ЗС УКРАЇНИ', 'ОПЕРАТИВНА ОБСТАНОВКА']</text:p>
      <text:p text:style-name="P4">
Category: News</text:p>
      <!--METADATA-->
      <text:p text:style-name="P4">
<draw:frame draw:style-name="fr1" draw:name="Image300" text:anchor-type="as-char" svg:width="6.9236in" svg:height="4.15416in" draw:z-index="0">
<draw:image xlink:href="../Images/AРМІЯINFORM/2023-06-24T88-00-00-04-00/ukrayinska-aviacziya-900x540-1_63f3a35e569d3.jpg" xlink:type="simple" xlink:show="embed" xlink:actuate="onLoad" draw:mime-type="image/jpeg"/>
</draw:frame>
Aviation of defense forces per day struck 18 beats in the areas of concentration of the personal staff of the enemy and destroyed one of its anti-aircraft missile complex.</text:p>
      <text:p text:style-name="P4">
About this <text:a xlink:type="simple" xlink:href="https://www.facebook.com/GeneralStaff.ua/posts/pfbid0szFpQdXxY3hkVoCGmJCFWJNGcQhK5pacQgKfmF3622kxSkhFeTaG3hz4NK8BUqnAl" text:style-name="Internet_20_link" text:visited-style-name="Visited_20_Internet_20_Link">
it is referred</text:a>
In the operational information of the General Staff of the Armed Forces.</text:p>
      <text:p text:style-name="P4">
The missile troops and artillery units were struck by one anti -aircraft missile line "Arrow", three areas of concentration of the personnel of Tavian equipment, 12 guns at firing positions and two stations of the ribbed.</text:p>
      <text:p text:style-name="P4">
News Source: <text:a xlink:type="simple" xlink:href="https://armyinform.com.ua/2023/06/24/aviacziya-zsu-za-dobu-zavdala-18-udariv-po-rajonah-skupchennya-voroga-2/" text:style-name="Internet_20_link" text:visited-style-name="Visited_20_Internet_20_Link">
https://armyinform.com.ua/2023/06/24/aviacziya-zsu-za-dobu-zavdala-18-udariv-po-rajonah-skupchennya-voroga-2/</text:a>
</text:p>
      <!--NEWS-->
      <text:h text:style-name="P10" text:outline-level="1">
<text:span text:style-name="T4">
Josep Borrel discussed with the heads of the Foreign Ministry of G7 the situation in</text:span>
</text:h>
      <text:p text:style-name="P4">
Author: ['АРМІЯINFORM']</text:p>
      <text:p text:style-name="P4">
Time: 2023-06-24T89:00:00-04:00</text:p>
      <text:p text:style-name="P4">
Description: The creeping representation of є С Pedi of the law enforcement agencies Poliviki Bezpeki Josep Borrel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2/borrel.jpg" text:style-name="Internet_20_link" text:visited-style-name="Visited_20_Internet_20_Link">
borrel.jpg</text:a>
']</text:p>
      <text:p text:style-name="P4">
Tags: ['ЖОЗЕП БОРРЕЛЬ', 'ПІДТРИМКА УКРАЇНИ']</text:p>
      <text:p text:style-name="P4">
Category: News</text:p>
      <!--METADATA-->
      <text:p text:style-name="P4">
<draw:frame draw:style-name="fr1" draw:name="Image301" text:anchor-type="as-char" svg:width="6.9236in" svg:height="4.281093in" draw:z-index="0">
<draw:image xlink:href="../Images/AРМІЯINFORM/2023-06-24T89-00-00-04-00/borrel.jpg" xlink:type="simple" xlink:show="embed" xlink:actuate="onLoad" draw:mime-type="image/jpeg"/>
</draw:frame>
The high representative of the EU on Foreign Affairs and Security Policy, Josepborrell, discussed the current situation in Russia with the Ministers of Foreign Personants of the Seven Group.</text:p>
      <text:p text:style-name="P4">
About this Josep Borrel <text:a xlink:type="simple" xlink:href="https://twitter.com/JosepBorrellF" text:style-name="Internet_20_link" text:visited-style-name="Visited_20_Internet_20_Link">
wrote</text:a>
In Twitter.</text:p>
      <text:p text:style-name="P4">
“He had just talked to G7 foreign ministers to exchange the thoughts of the situation in Russia. On the eve of the EU Council meeting in foreign affairs, I will have an action within the European Union and activated the Department of Response and Planning, ”he wrote.</text:p>
      <text:p text:style-name="P4">
Josep Borrel added that the support of the EU of Ukraine remains unchanged.</text:p>
      <text:p text:style-name="P4">
News Source: <text:a xlink:type="simple" xlink:href="https://armyinform.com.ua/2023/06/24/zhozep-borrel-obgovoryv-iz-glavamy-mzs-krayin-g7-sytuacziyu-v-rosiyi/" text:style-name="Internet_20_link" text:visited-style-name="Visited_20_Internet_20_Link">
https://armyinform.com.ua/2023/06/24/zhozep-borrel-obgovoryv-iz-glavamy-mzs-krayin-g7-sytuacziyu-v-rosiyi/</text:a>
</text:p>
      <!--NEWS-->
      <text:h text:style-name="P10" text:outline-level="1">
<text:span text:style-name="T4">
The enemy fired at Sumy and Chernihiv during the day - 113 hits</text:span>
</text:h>
      <text:p text:style-name="P4">
Authors: Ukrinform (Person)</text:p>
      <text:p text:style-name="P4">
Publisher: Укринформ (Organization)</text:p>
      <text:p text:style-name="P4">
Published Time: 2023-06-24T8:20:25+03:00</text:p>
      <text:p text:style-name="P4">
Modified Time: 2023-06-24T21:20:25+03:00</text:p>
      <text:p text:style-name="P4">
Description: During the day, Russian troops fired at the border areas of Chernihiv and Sumy regions. - Ukrinform.</text:p>
      <text:p text:style-name="P4">
Images: ['<text:a xlink:type="simple" xlink:href="https://static.ukrinform.com/photos/2023_05/thumb_files/630_360_1684504765-254.jpg" text:style-name="Internet_20_link" text:visited-style-name="Visited_20_Internet_20_Link">
630_360_16845...</text:a>
']</text:p>
      <text:p text:style-name="P4">
Tags: ['Обстріл', 'Сумщина', 'Чернігівщина', 'Війна з Росією']</text:p>
      <text:p text:style-name="P4">
Type: Article</text:p>
      <!--METADATA-->
      <text:p text:style-name="P4">
<draw:frame draw:style-name="fr1" draw:name="Image302" text:anchor-type="as-char" svg:width="6.9236in" svg:height="3.956343in" draw:z-index="0">
<draw:image xlink:href="../Images/yкринформ/2023-06-24T8-20-25-03-00/630_360_1684504765-254.jpg" xlink:type="simple" xlink:show="embed" xlink:actuate="onLoad" draw:mime-type="image/jpeg"/>
</draw:frame>
During the day, Russian troops fired at the border areas of the Chernihiv Tasum regions.</text:p>
      <text:p text:style-name="P4">
According to Ukrinform, the Operational Command "North" reports in <text:a xlink:type="simple" xlink:href="https://t.me/ok_pivnich1/3480" text:style-name="Internet_20_link" text:visited-style-name="Visited_20_Internet_20_Link">
telegram</text:a>
.</text:p>
      <text:p text:style-name="P4">
In the Chernihiv region from 00:00 to 00:20, 11 hits were recorded, probably a change in caliber 120 mm, in the area of the settlement of Galaganivka.</text:p>
      <text:p text:style-name="P4">
From 10:55 to 11:10 14 hits were recorded, probably from 120 mm caliber mortar, in the settlement of Mykolaivka.</text:p>
      <text:p text:style-name="P4">
In <text:a xlink:type="simple" xlink:href="https://www.ukrinform.ua/tag-sumsina" text:style-name="Internet_20_link" text:visited-style-name="Visited_20_Internet_20_Link">
Sumy region</text:a>
From 12:40 to 13: 00 there were four hit, probably from a 120 mm mortar, in the district -populated point of photovizh.</text:p>
      <text:p text:style-name="P4">
From 12:45 to 15:00, 25 hits were recorded, probably from 120 mm mortar caliber, in the settlement of the settlement of Radionivka.</text:p>
      <text:p text:style-name="P4">
From 15:00 to 15:10 there were four hit, probably from the mortar of 120mm caliber, in the area of the settlement of Chuikivka.</text:p>
      <text:p text:style-name="P4">
<text:span text:style-name="T4">
 Read also: </text:span>
 <text:a xlink:type="simple" xlink:href="https://www.ukrinform.ua/rubric-ato/3727324-sili-oboroni-na-shodi-pocali-nastup-na-kilkoh-napramkah-odnocasno-malar.html" text:style-name="Internet_20_link" text:visited-style-name="Visited_20_Internet_20_Link">
Defense Forces in the East began the offensive in several ways - painter</text:a>
From 14:50 to 4:00 pm 14 hits were recorded, probably from a 120 mm mortar, in the settlement of Novovasylivka.</text:p>
      <text:p text:style-name="P4">
From 16:15 to 16:16 there were 8 hits, probably from the RSSV, in the area of the inhabited plate of Chuikivka.</text:p>
      <text:p text:style-name="P4">
From 4:20 pm to 5:30 pm 33 hit, probably from a 120 mm mortar, in the area of Rudenko settlement.</text:p>
      <text:p text:style-name="P4">
There were no damage to the local population and damage to civilian infrastructure.</text:p>
      <text:p text:style-name="P4">
As reported by Ukrinform, Russian troops at night and in the morning <text:a xlink:type="simple" xlink:href="https://www.ukrinform.ua/rubric-ato/3727096-vijska-rf-unoci-ta-vranci-sist-raziv-obstrilali-prikordonna-sumsini.html" text:style-name="Internet_20_link" text:visited-style-name="Visited_20_Internet_20_Link">
six times</text:a>
Sumy region border was fired.</text:p>
      <text:p text:style-name="P4">
News Source: <text:a xlink:type="simple" xlink:href="https://www.ukrinform.ua/rubric-ato/3727355-vorog-uprodovz-dna-obstriluvav-sumsinu-ta-cernigivsinu-113-vlucan.html" text:style-name="Internet_20_link" text:visited-style-name="Visited_20_Internet_20_Link">
https://www.ukrinform.ua/rubric-ato/3727355-vorog-uprodovz-dna-obstriluvav-sumsinu-ta-cernigivsinu-113-vlucan.html</text:a>
</text:p>
      <!--NEWS-->
      <text:h text:style-name="P10" text:outline-level="1">
<text:span text:style-name="T4">
Today, Ukrainian defenders started offensive at a few directions in the east - Anna Malyar</text:span>
</text:h>
      <text:p text:style-name="P4">
Author: ['АРМІЯINFORM']</text:p>
      <text:p text:style-name="P4">
Time: 2023-06-24T90:00:00-04:00</text:p>
      <text:p text:style-name="P4">
Description: SCIDNEY Ugroopovannaya VIISHKOSKO ONE OFFICED ON THE DEMILE LIGHT ONE RIGHTS .... WAR WITH Ukrainian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59_wide-min.jpg" text:style-name="Internet_20_link" text:visited-style-name="Visited_20_Internet_20_Link">
59_wide-min.jpg</text:a>
']</text:p>
      <text:p text:style-name="P4">
Tags: ['ГАННА МАЛЯР', 'МІНОБОРОНИ', 'НАСТУП']</text:p>
      <text:p text:style-name="P4">
Category: News</text:p>
      <!--METADATA-->
      <text:p text:style-name="P4">
<draw:frame draw:style-name="fr1" draw:name="Image303" text:anchor-type="as-char" svg:width="6.9236in" svg:height="4.350329in" draw:z-index="0">
<draw:image xlink:href="../Images/AРМІЯINFORM/2023-06-24T90-00-00-04-00/59_wide-min.jpg" xlink:type="simple" xlink:show="embed" xlink:actuate="onLoad" draw:mime-type="image/jpeg"/>
</draw:frame>
The eastern grouping of troops has started an offensive on several ways. Thus, in the directions of Orikhovo-Vasilivka, Bakhmut, Bogdanivka, Berry, Tick, Kurdyumivka is to move forward.</text:p>
      <text:p text:style-name="P4">
About this Deputy Minister of Defense of Ukraine Anna Malyar <text:a xlink:type="simple" xlink:href="https://t.me/annamaliar/883" text:style-name="Internet_20_link" text:visited-style-name="Visited_20_Internet_20_Link">
wrote</text:a>
In his Telegram.</text:p>
      <text:p text:style-name="P4">
<text:span text:style-name="T4">
 In Kupyansk, Liman, Mariinsky direction </text:span>
 the enemy tried to make sure, but he could not move.</text:p>
      <text:p text:style-name="P4">
<text:span text:style-name="T4">
 In the Avdi and Shakhtar directions </text:span>
 the enemy struck aviation strikes, carried out artillery shelling.</text:p>
      <text:p text:style-name="P4">
Anna Malyar also reported that heavy battles on all the premises of the offensive are ongoing in the south of Ukraine.</text:p>
      <text:p text:style-name="P4">
“The enemy is in defense and makes a lot of effort to stop the offensive actions of Ukraine's siloborons. At the same time, Russian troops suffer significant losses of personnel, weapons and equipment, ”it reads in its post.</text:p>
      <text:p text:style-name="P4">
News Source: <text:a xlink:type="simple" xlink:href="https://armyinform.com.ua/2023/06/24/shidne-ugrupovannya-vijsk-sogodni-rozpochalo-nastup-na-dekilkoh-napryamkah-odnochasno-ganna-malyar/" text:style-name="Internet_20_link" text:visited-style-name="Visited_20_Internet_20_Link">
https://armyinform.com.ua/2023/06/24/shidne-ugrupovannya-vijsk-sogodni-rozpochalo-nastup-na-dekilkoh-napryamkah-odnochasno-ganna-malyar/</text:a>
</text:p>
      <!--NEWS-->
      <text:h text:style-name="P10" text:outline-level="1">
<text:span text:style-name="T4">
Valery Zaluzhny spoke with Mark Millie: discussed the situation on the battlefield</text:span>
</text:h>
      <text:p text:style-name="P4">
Author: ['АРМІЯINFORM']</text:p>
      <text:p text:style-name="P4">
Time: 2023-06-24T91:00:00-04:00</text:p>
      <text:p text:style-name="P4">
Description: ZSU General Valeriy Zaluzhny Proviv to Kelovyv Rozmov with the head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zaluzhnyj-milli.jpg" text:style-name="Internet_20_link" text:visited-style-name="Visited_20_Internet_20_Link">
zaluzhnyj-milli.jpg</text:a>
']</text:p>
      <text:p text:style-name="P4">
Tags: ['ВАЛЕРІЙ ЗАЛУЖНИЙ', 'ГЕНЕРАЛ МАРК МІЛЛІ', 'ГОЛОВНОКОМАНДУВАЧ ЗС УКРАЇНИ']</text:p>
      <text:p text:style-name="P4">
Category: News</text:p>
      <!--METADATA-->
      <text:p text:style-name="P4">
<draw:frame draw:style-name="fr1" draw:name="Image304" text:anchor-type="as-char" svg:width="6.9236in" svg:height="4.615733in" draw:z-index="0">
<draw:image xlink:href="../Images/AРМІЯINFORM/2023-06-24T91-00-00-04-00/zaluzhnyj-milli.jpg" xlink:type="simple" xlink:show="embed" xlink:actuate="onLoad" draw:mime-type="image/jpeg"/>
</draw:frame>
The Commander -in -Chief of the Armed Forces General Valery Zaluzhny held a telephone conversation by the United States Chiefs Committee General Mark Millie.</text:p>
      <text:p text:style-name="P4">
He <text:a xlink:type="simple" xlink:href="https://t.me/CinCAFU/519" text:style-name="Internet_20_link" text:visited-style-name="Visited_20_Internet_20_Link">
reported</text:a>
In his telegram channel.</text:p>
      <text:p text:style-name="P4">
The parties discussed the situation in all areas of the front and agreed on proactive interaction.</text:p>
      <text:p text:style-name="P4">
“He told about the offensive and defensive actions of our units. He reported that the operation continues according to the plan. He also spoke about the needs of armed forces in certain types of weapons and demining means, ”the testimony reads.</text:p>
      <text:p text:style-name="P4">
Valery Zaluzhny thanked General Millie for his support and assistance in the fighting by the Russian aggressor.</text:p>
      <text:p text:style-name="P4">
News Source: <text:a xlink:type="simple" xlink:href="https://armyinform.com.ua/2023/06/24/valerij-zaluzhnyj-pospilkuvavsya-z-markom-milli-obgovoryly-sytuacziyu-na-poli-boyu/" text:style-name="Internet_20_link" text:visited-style-name="Visited_20_Internet_20_Link">
https://armyinform.com.ua/2023/06/24/valerij-zaluzhnyj-pospilkuvavsya-z-markom-milli-obgovoryly-sytuacziyu-na-poli-boyu/</text:a>
</text:p>
      <!--NEWS-->
      <text:h text:style-name="P10" text:outline-level="1">
<text:span text:style-name="T4">
The invaders "offer" to owners of flooded buildings in Kherson region compensation in exchange for receiving the passport of the Russian Federation</text:span>
</text:h>
      <text:p text:style-name="P4">
Author: ['АРМІЯINFORM']</text:p>
      <text:p text:style-name="P4">
Time: 2023-06-24T92:00:00-04:00</text:p>
      <text:p text:style-name="P4">
Description: Porpanthi Vikoristovyatnoye Starts Permanzivs Super -Salkhi VID Pidtoplennya District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4542448f-cac66a29ca701c1fe12a1c3bb305fbd6.jpg" text:style-name="Internet_20_link" text:visited-style-name="Visited_20_Internet_20_Link">
4542448f-cac66a29ca701c1fe12a1c3bb305fbd6.jpg</text:a>
']</text:p>
      <text:p text:style-name="P4">
Tags: ['КАХОВСЬКА ГЕС', 'КАХОВСЬКА ГЕС/ШТАБ INFO', 'ПАСПОРТИ РФ']</text:p>
      <text:p text:style-name="P4">
Category: News</text:p>
      <!--METADATA-->
      <text:p text:style-name="P4">
<draw:frame draw:style-name="fr1" draw:name="Image305" text:anchor-type="as-char" svg:width="6.9236in" svg:height="3.63489in" draw:z-index="0">
<draw:image xlink:href="../Images/AРМІЯINFORM/2023-06-24T92-00-00-04-00/4542448f-cac66a29ca701c1fe12a1c3bb305fbd6.jpg" xlink:type="simple" xlink:show="embed" xlink:actuate="onLoad" draw:mime-type="image/jpeg"/>
</draw:frame>
The invaders use the difficult situation of the inhabitants of the victims of the underlying areas of the Left Bank Kherson region to force them to hold their passports.</text:p>
      <text:p text:style-name="P4">
About it <text:a xlink:type="simple" xlink:href="https://t.me/shtab_kakhovska_hes/1219" text:style-name="Internet_20_link" text:visited-style-name="Visited_20_Internet_20_Link">
reports</text:a>
Headquarters for the elimination of consequences of Kakhovskaya hydroelectric power station.</text:p>
      <text:p text:style-name="P4">
Representatives of the occupation administration issue the so -called "housing certificates" and make social payments for the purchase of housing property only to the people of the occupied territory who have designed "Russian citizenship".</text:p>
      <text:p text:style-name="P4">
Everyone else is required to write an application for hostile waste and only promise to consider providing assistance.</text:p>
      <text:p text:style-name="P4">
News Source: <text:a xlink:type="simple" xlink:href="https://armyinform.com.ua/2023/06/24/zagarbnyky-proponuyut-vlasnykam-zatoplenyh-budivel-na-hersonshhyni-kompensacziyu-v-obmin-na-otrymannya-pasporta-rf/" text:style-name="Internet_20_link" text:visited-style-name="Visited_20_Internet_20_Link">
https://armyinform.com.ua/2023/06/24/zagarbnyky-proponuyut-vlasnykam-zatoplenyh-budivel-na-hersonshhyni-kompensacziyu-v-obmin-na-otrymannya-pasporta-rf/</text:a>
</text:p>
      <!--NEWS-->
      <text:h text:style-name="P10" text:outline-level="1">
<text:span text:style-name="T4">
In the Zaporozhye region, Russians abduct people's property</text:span>
</text:h>
      <text:p text:style-name="P4">
Author: ['АРМІЯINFORM']</text:p>
      <text:p text:style-name="P4">
Time: 2023-06-24T93:00:00-04:00</text:p>
      <text:p text:style-name="P4">
Description: Pearls of Army Rosiyskojo federals to be distorted by the Timchalnoye at Timchasovo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2/foto1-forma.jpg" text:style-name="Internet_20_link" text:visited-style-name="Visited_20_Internet_20_Link">
foto1-forma.jpg</text:a>
']</text:p>
      <text:p text:style-name="P4">
Tags: ['ВІЙНА', 'ГЕНЕРАЛЬНИЙ ШТАБ ЗС УКРАЇНИ']</text:p>
      <text:p text:style-name="P4">
Category: News</text:p>
      <!--METADATA-->
      <text:p text:style-name="P4">
<draw:frame draw:style-name="fr1" draw:name="Image306" text:anchor-type="as-char" svg:width="6.9236in" svg:height="5.65247in" draw:z-index="0">
<draw:image xlink:href="../Images/AРМІЯINFORM/2023-06-24T93-00-00-04-00/foto1-forma.jpg" xlink:type="simple" xlink:show="embed" xlink:actuate="onLoad" draw:mime-type="image/jpeg"/>
</draw:frame>
Russian uniforms. Photo: Ori-Office.</text:p>
      <text:p text:style-name="P4">
The occupying army of the Russian Federation continues to steal the civilian population of temporarily occupied territories of Ukraine.</text:p>
      <text:p text:style-name="P4">
About this <text:a xlink:type="simple" xlink:href="https://www.facebook.com/GeneralStaff.ua/posts/pfbid0szFpQdXxY3hkVoCGmJCFWJNGcQhK5pacQgKfmF3622kxSkhFeTaG3hz4NK8BUqnAl" text:style-name="Internet_20_link" text:visited-style-name="Visited_20_Internet_20_Link">
it is referred</text:a>
In the operational information of the General Staff of the Armed Forces.</text:p>
      <text:p text:style-name="P4">
Thus, in the suburban cooperative between the settlements of Lugovka and Fabrichnzaposhi region, Russian servicemen massively abduct property from the homes from the homes of the locals.</text:p>
      <text:p text:style-name="P4">
News Source: <text:a xlink:type="simple" xlink:href="https://armyinform.com.ua/2023/06/24/u-zaporizkij-oblasti-rosiyany-vykradayut-majno-lyudej/" text:style-name="Internet_20_link" text:visited-style-name="Visited_20_Internet_20_Link">
https://armyinform.com.ua/2023/06/24/u-zaporizkij-oblasti-rosiyany-vykradayut-majno-lyudej/</text:a>
</text:p>
      <!--NEWS-->
      <text:h text:style-name="P10" text:outline-level="1">
<text:span text:style-name="T4">
The Russian army fired at Sumy region: 88 parishes were recorded</text:span>
</text:h>
      <text:p text:style-name="P4">
Author: ['АРМІЯINFORM']</text:p>
      <text:p text:style-name="P4">
Time: 2023-06-24T94:00:00-04:00</text:p>
      <text:p text:style-name="P4">
Description: Vorog Veskhgov, striking the Prordonni Teritoriya Sumshchini. About the CTI Operational ... War with Ukraine 2022, War with Ukraine Latest news today, News War with Ukraine 2022 The last for today, will there be a war between Ukraine and Russia and when, the war with Ukraine in 2022 will be or not, will there be, will there be The war with Ukraine in the near future says, the war with Ukraine, Ukrainian news today, Ukrainian news in Ukrainian media in Russian</text:p>
      <text:p text:style-name="P4">
Images: ['<text:a xlink:type="simple" xlink:href="https://armyinform.com.ua/wp-content/uploads/2023/06/1-1-3.jpg" text:style-name="Internet_20_link" text:visited-style-name="Visited_20_Internet_20_Link">
1-1-3.jpg</text:a>
']</text:p>
      <text:p text:style-name="P4">
Tags: ['ВОРОЖІ ОБСТРІЛИ', 'ОК «ПІВНІЧ»']</text:p>
      <text:p text:style-name="P4">
Category: News</text:p>
      <!--METADATA-->
      <text:p text:style-name="P4">
<draw:frame draw:style-name="fr1" draw:name="Image307" text:anchor-type="as-char" svg:width="6.9236in" svg:height="4.615733in" draw:z-index="0">
<draw:image xlink:href="../Images/AРМІЯINFORM/2023-06-24T94-00-00-04-00/1-1-3.jpg" xlink:type="simple" xlink:show="embed" xlink:actuate="onLoad" draw:mime-type="image/jpeg"/>
</draw:frame>
The enemy once again fired at the border areas of Sumy region.</text:p>
      <text:p text:style-name="P4">
About it <text:a xlink:type="simple" xlink:href="https://t.me/ok_pivnich1/3480" text:style-name="Internet_20_link" text:visited-style-name="Visited_20_Internet_20_Link">
reports</text:a>
Operational Command "North".</text:p>
      <text:p text:style-name="P4">
There were 4 trips, probably from 120 mm mortar, in the area of the settlement and 25 parishes in the area of radio.</text:p>
      <text:p text:style-name="P4">
The enemy also released 14 shells in the area of Novovasilovka and 33 shells in the district of Rudenko.</text:p>
      <text:p text:style-name="P4">
8 parishes, probably RSZV, and 4 mortars from mortar, in the rack of a reassenged point of Chuikivka were recorded.</text:p>
      <text:p text:style-name="P4">
It is noted that there was no information about the loss of civil infrastructure among the local population.</text:p>
      <text:p text:style-name="P4">
News Source: <text:a xlink:type="simple" xlink:href="https://armyinform.com.ua/2023/06/24/armiya-rf-obstrilyala-sumshhynu-zafiksovano-88-pryhodiv/" text:style-name="Internet_20_link" text:visited-style-name="Visited_20_Internet_20_Link">
https://armyinform.com.ua/2023/06/24/armiya-rf-obstrilyala-sumshhynu-zafiksovano-88-pryhodiv/</text:a>
</text:p>
      <!--NEWS-->
      <text:h text:style-name="P10" text:outline-level="1">
<text:span text:style-name="T4">
Rocket attacks Russia tries to show that it controls its invasion of Ukraine - Ambassador of Great Britain</text:span>
</text:h>
      <text:p text:style-name="P4">
Author: ['АРМІЯINFORM']</text:p>
      <text:p text:style-name="P4">
Time: 2023-06-24T95:00:00-04:00</text:p>
      <text:p text:style-name="P4">
Description: Freedom -missile attacks by Rosіyska Federal, Swarno, all Shcheati showed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9/image-6.jpg" text:style-name="Internet_20_link" text:visited-style-name="Visited_20_Internet_20_Link">
image-6.jpg</text:a>
']</text:p>
      <text:p text:style-name="P4">
Tags: ['ВІЙНА', 'МЕЛІНДА СІММОНС', 'НАДЗВИЧАЙНИЙ І\xa0ПОВНОВАЖНИЙ ПОСОЛ ВЕЛИКОЇ БРИТАНІЇ', 'РОСІЙСЬКА РАКЕТНА АТАКА']</text:p>
      <text:p text:style-name="P4">
Category: News</text:p>
      <!--METADATA-->
      <text:p text:style-name="P4">
<draw:frame draw:style-name="fr1" draw:name="Image308" text:anchor-type="as-char" svg:width="6.9236in" svg:height="3.894525in" draw:z-index="0">
<draw:image xlink:href="../Images/AРМІЯINFORM/2023-06-24T95-00-00-04-00/image-6.jpg" xlink:type="simple" xlink:show="embed" xlink:actuate="onLoad" draw:mime-type="image/jpeg"/>
</draw:frame>
The Russian Federation is probably still trying to show that they control their illegal invasion of Ukraine</text:p>
      <text:p text:style-name="P4">
Ambassador of Great Britain to Ukraine Melinda Simons <text:a xlink:type="simple" xlink:href="https://twitter.com/MelSimmonsFCDO/status/1672473533820092419" text:style-name="Internet_20_link" text:visited-style-name="Visited_20_Internet_20_Link">
wrote</text:a>
у твіттері.</text:p>
      <text:p text:style-name="P4">
«Що б не відбувалося в росії, вони не настільки відволіклися, щоб припинитиспроби бомбити Україну. Минулої ночі знову повітряні атаки на Київ і сирена засиреною», — йдеться у повідомленні.</text:p>
      <text:p text:style-name="P4">
Вона нагадала, що внаслідок падіння уламків ракети під час сьогоднішньогонічного російського ракетного обстрілу Києва троє осіб загинули та восьмероотримали поранення.</text:p>
      <text:p text:style-name="P4">
News Source: <text:a xlink:type="simple" xlink:href="https://armyinform.com.ua/2023/06/24/raketnymy-atakamy-rosiya-namagayetsya-pokazaty-shho-kontrolyuye-svoye-vtorgnennya-v-ukrayinu-posol-velykoyi-brytaniyi/" text:style-name="Internet_20_link" text:visited-style-name="Visited_20_Internet_20_Link">
https://armyinform.com.ua/2023/06/24/raketnymy-atakamy-rosiya-namagayetsya-pokazaty-shho-kontrolyuye-svoye-vtorgnennya-v-ukrayinu-posol-velykoyi-brytaniyi/</text:a>
</text:p>
      <!--NEWS-->
      <text:h text:style-name="P10" text:outline-level="1">
<text:span text:style-name="T4">
Dmytro Kuleba discussed the political crisis in the US Secretary of State in</text:span>
</text:h>
      <text:p text:style-name="P4">
Author: ['АРМІЯINFORM']</text:p>
      <text:p text:style-name="P4">
Time: 2023-06-24T96:00:00-04:00</text:p>
      <text:p text:style-name="P4">
Description: The Ministry of Laws of the Lawless Help of Ukraine Dmitro Kuleba I Zhzhsekretar USA Entoni Blinken conducted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bez_nazvhhhy-6.jpg" text:style-name="Internet_20_link" text:visited-style-name="Visited_20_Internet_20_Link">
bez_nazvhhhy-6.jpg</text:a>
']</text:p>
      <text:p text:style-name="P4">
Tags: ['ДЕРЖАВНИЙ СЕКРЕТАР США ЕНТОНІ\xa0БЛІНКЕН', 'ДМИТРО КУЛЕБА']</text:p>
      <text:p text:style-name="P4">
Category: News</text:p>
      <!--METADATA-->
      <text:p text:style-name="P4">
<draw:frame draw:style-name="fr1" draw:name="Image309" text:anchor-type="as-char" svg:width="6.9236in" svg:height="3.719968in" draw:z-index="0">
<draw:image xlink:href="../Images/AРМІЯINFORM/2023-06-24T96-00-00-04-00/bez_nazvhhhy-6.jpg" xlink:type="simple" xlink:show="embed" xlink:actuate="onLoad" draw:mime-type="image/jpeg"/>
</draw:frame>
Foreign Minister of Ukraine Dmytro Kuleba and US Secretary of State Anthoniblinken had a telephone conversation that discussed the current events of the birth.</text:p>
      <text:p text:style-name="P4">
Dmytro Kuleba [wrote] about it(https://twitter.com/DmytroKuleba/status/1672637743833268237?cxt=HHwWmoC-8c_Ks7YuAAAA)In Twitter.</text:p>
      <text:p text:style-name="P4">
"Anthony Blinken and I have exchanged our estimates of events that unfolding," said the head of Ukrainian diplomacy.</text:p>
      <text:p text:style-name="P4">
He stressed that Ukraine is watching the situation in Russia.</text:p>
      <text:p text:style-name="P4">
At the same time, Dmytro Kuleba emphasized that Ukraine remains focused on the purpose of the Armed Forces counter -offensive with the adamant support of the American Union.</text:p>
      <text:p text:style-name="P4">
News Source: <text:a xlink:type="simple" xlink:href="https://armyinform.com.ua/2023/06/24/dmytro-kuleba-obgovoryv-iz-derzhsekretarem-ssha-politychnu-kryzu-v-rosiyi/" text:style-name="Internet_20_link" text:visited-style-name="Visited_20_Internet_20_Link">
https://armyinform.com.ua/2023/06/24/dmytro-kuleba-obgovoryv-iz-derzhsekretarem-ssha-politychnu-kryzu-v-rosiyi/</text:a>
</text:p>
      <!--NEWS-->
      <text:h text:style-name="P10" text:outline-level="1">
<text:span text:style-name="T4">
Today the world saw that the owners of Russia were not controling anything - the President of Ukraine</text:span>
</text:h>
      <text:p text:style-name="P4">
Author: ['АРМІЯINFORM']</text:p>
      <text:p text:style-name="P4">
Time: 2023-06-24T97:00:00-04:00</text:p>
      <text:p text:style-name="P4">
Description: Svitni SVIT SHAVIVE, SO MARDARI ROSICHY NICHO is not controlled. Metal nіchogo. Just ... war with Ukraine 2022, the war with Ukraine is the latest news today, the war with Ukraine 2022 is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fbd0813e1d158d562ce9f5696494c794_1687626821_extra_large.jpeg" text:style-name="Internet_20_link" text:visited-style-name="Visited_20_Internet_20_Link">
fbd0813e1d158d562ce9f5696494c794_1687626821_extra_large.jpeg</text:a>
']</text:p>
      <text:p text:style-name="P4">
Tags: ['ВІЙНА', 'ЗВЕРНЕННЯ ПРЕЗИДЕНТА УКРАЇНИ']</text:p>
      <text:p text:style-name="P4">
Category: News</text:p>
      <!--METADATA-->
      <text:p text:style-name="P4">
<draw:frame draw:style-name="fr1" draw:name="Image310" text:anchor-type="as-char" svg:width="6.9236in" svg:height="4.067542in" draw:z-index="0">
<draw:image xlink:href="../Images/AРМІЯINFORM/2023-06-24T97-00-00-04-00/fbd0813e1d158d562ce9f5696494c794_1687626821_extra_large.jpeg" xlink:type="simple" xlink:show="embed" xlink:actuate="onLoad" draw:mime-type="image/jpeg"/>
</draw:frame>
Today, the world saw that the owners of Russia were not controlling anything. In general. Just full chaos. The complete absence of any predictability. And it is a napan territory that is stuffed with weapons.</text:p>
      <text:p text:style-name="P4">
President of Ukraine Volodymyr Zelenskyy <text:a xlink:type="simple" xlink:href="https://www.president.gov.ua/news/ukrayina-tochno-zmozhe-zahistiti-yevropu-vid-bud-yakih-rosij-83781" text:style-name="Internet_20_link" text:visited-style-name="Visited_20_Internet_20_Link">
said</text:a>
In your evening address.</text:p>
      <text:p text:style-name="P4">
“We all remember how in the 21st year the head of Russia threatened the world. He had some ultimatums there, he tried to show some force there.</text:p>
      <text:p text:style-name="P4">
The 22nd year showed that he confused-he confused his illusions of the Tabr, which he was fed. They are there, in the Kremlin, capable of going to any terror capable of go to any stupidity, but they cannot provide percentage control. And they are a real problem, ”he said.</text:p>
      <text:p text:style-name="P4">
In one day, they lost several millionaire cities and showed all Russian bandits, mercenaries, oligarchs and anyone else, as it is easy to capture Russian cities and probably arsenals with weapons.</text:p>
      <text:p text:style-name="P4">
The head of state stressed that it is very important now that no one in the world is silent what is afraid of this Russian chaos. All leaders' actions can now be historical. Every word of journalists - by weight of gold. The source of the problem should be clear. And if someone in the world tries to sleep the situation, if someone in the world is illusion, as if the Kremlin is able to restore control, then only delaying the problem before the next breakthrough of chaos - even more dangerous. We all know the solution.</text:p>
      <text:p text:style-name="P4">
“The first: the world should not be afraid. We know that we only protect us.</text:p>
      <text:p text:style-name="P4">
Ukraine will definitely protect Europe from any Russian forces, it is important who commands them. We will protect. The safety of the eastern flank of Europe will only be in our defense. And that is why every manifestation of our defense is also supporting your defense, all in the free world.</text:p>
      <text:p text:style-name="P4">
Ukrainian warriors, Ukrainian guns, Ukrainian tanks, Ukrainian missiles are what protects Europe from such marchs, as we see Natrospian territory today. And when we turn to F-16 or ATACMS, we will develop common protection. Real protection. This is what you need. Now is the time of giving the necessary to protect weapons.NATO is not just a word or set of formal promises. It is a reliable guarantee of all that peace will not be destroyed. Without Ukraine, such guarantees are nothing. Already in July at a summit in Vilnius - a historical chance for real decisions of loving on Russia. Any nation that borders with Russia is really supporting, ”the head of state emphasized.</text:p>
      <text:p text:style-name="P4">
The President of Ukraine also addressed Russian:</text:p>
      <text:p text:style-name="P4">
“I will say in Russian. The Kremlin's person, obviously, is sought to be very scared, and the spinning, it is not shown. Imved, which is no longer in Moscow. Welcome to something, it will work something. He knows, he was afraid, so that he himself is a creation of etougrosis. All evil, all the craft, all the hatred - he is a space. And more thanks, he is a hunger over his bunkers, the topics of all, everything, everything, that is squeezed with Russia.</text:p>
      <text:p text:style-name="P4">
What will we do, Ukrainian?</text:p>
      <text:p text:style-name="P4">
And we will blame their country. We will be delayed by their freedom. We will not build, and we will not be unattended. We will run out - and this will be. Our war in this war will be unambiguously.</text:p>
      <text:p text:style-name="P4">
And what do you do?</text:p>
      <text:p text:style-name="P4">
Moreover, the army will be on the Ukrainian land, the topics of the top were shaped by the tidy of the night to Russia. If it will be a man in the Kremlin, the topics of the catastrophe, ”the address reads.</text:p>
      <text:p text:style-name="P4">
Volodymyr Zelensky thanked our soldiers and air forces for a more protected sky.</text:p>
      <text:p text:style-name="P4">
News Source: <text:a xlink:type="simple" xlink:href="https://armyinform.com.ua/2023/06/24/sogodni-svit-pobachyv-shho-gospodari-rosiyi-nichogo-ne-kontrolyuyut-prezydent-ukrayiny/" text:style-name="Internet_20_link" text:visited-style-name="Visited_20_Internet_20_Link">
https://armyinform.com.ua/2023/06/24/sogodni-svit-pobachyv-shho-gospodari-rosiyi-nichogo-ne-kontrolyuyut-prezydent-ukrayiny/</text:a>
</text:p>
      <!--NEWS-->
      <text:h text:style-name="P10" text:outline-level="1">
<text:span text:style-name="T4">
Joe Biden discussed events in Russia with France, Germany and UK leaders</text:span>
</text:h>
      <text:p text:style-name="P4">
Author: ['АРМІЯINFORM']</text:p>
      <text:p text:style-name="P4">
Time: 2023-06-24T98:00:00-04:00</text:p>
      <text:p text:style-name="P4">
Description: US President Joseph Biden by discussing the situation in Rosiyskiy federals with Emmanuel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3/dzho-bajden-putin-zlochynecz.jpg" text:style-name="Internet_20_link" text:visited-style-name="Visited_20_Internet_20_Link">
dzho-bajden-putin-zlochynecz.jpg</text:a>
']</text:p>
      <text:p text:style-name="P4">
Tags: ['ДЖО БАЙДЕН', 'ЕММАНЮЕЛЬ МАКРОН', 'КАНЦЛЕР ФРН ОЛАФ ШОЛЬЦ', 'РІШІ СУНАК']</text:p>
      <text:p text:style-name="P4">
Category: News</text:p>
      <!--METADATA-->
      <text:p text:style-name="P4">
<draw:frame draw:style-name="fr1" draw:name="Image311" text:anchor-type="as-char" svg:width="6.9236in" svg:height="4.615733in" draw:z-index="0">
<draw:image xlink:href="../Images/AРМІЯINFORM/2023-06-24T98-00-00-04-00/dzho-bajden-putin-zlochynecz.jpg" xlink:type="simple" xlink:show="embed" xlink:actuate="onLoad" draw:mime-type="image/jpeg"/>
</draw:frame>
US President Joseph Biden discussed the situation in the Russian Federation by Zemmanuel Macron, German Chancellor Olaf Scholtz and Prime Minister of Great British Rice Sunak.</text:p>
      <text:p text:style-name="P4">
About it <text:a xlink:type="simple" xlink:href="https://www.whitehouse.gov/briefing-room/statements-releases/2023/06/24/readout-of-president-joe-bidens-call-with-president-emmanuel-macron-of-france-chancellor-olaf-scholz-of-germany-and-prime-minister-rishi-sunak-of-the-united-kingdom/" text:style-name="Internet_20_link" text:visited-style-name="Visited_20_Internet_20_Link">
reported</text:a>
The White House press service.</text:p>
      <text:p text:style-name="P4">
“The leaders discussed the situation in Russia. They also confirmed their unwavering support of Ukraine, ”the message reads.</text:p>
      <text:p text:style-name="P4">
News Source: <text:a xlink:type="simple" xlink:href="https://armyinform.com.ua/2023/06/24/dzho-bajden-obgovoryv-podiyi-v-rosiyi-z-lideramy-francziyi-nimechchyny-ta-velykoyi-brytaniyi/" text:style-name="Internet_20_link" text:visited-style-name="Visited_20_Internet_20_Link">
https://armyinform.com.ua/2023/06/24/dzho-bajden-obgovoryv-podiyi-v-rosiyi-z-lideramy-francziyi-nimechchyny-ta-velykoyi-brytaniyi/</text:a>
</text:p>
      <!--NEWS-->
      <text:h text:style-name="P10" text:outline-level="1">
<text:span text:style-name="T4">
The government has agreed to amend the legislation to attract veterans in the preparation of citizens for the National</text:span>
</text:h>
      <text:p text:style-name="P4">
Author: ['АРМІЯINFORM']</text:p>
      <text:p text:style-name="P4">
Time: 2023-06-24T99:00:00-04:00</text:p>
      <text:p text:style-name="P4">
Description: Kabіneta Minstryv Ukrainian, Potonovani Minlavev Zmіni before the legislation of the Shrado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oip-1-1.jpg" text:style-name="Internet_20_link" text:visited-style-name="Visited_20_Internet_20_Link">
oip-1-1.jpg</text:a>
']</text:p>
      <text:p text:style-name="P4">
Tags: ['ВЕТЕРАНИ', 'КАБМІН', 'МІНВЕТЕРАНІВ']</text:p>
      <text:p text:style-name="P4">
Category: News</text:p>
      <!--METADATA-->
      <text:p text:style-name="P4">
<draw:frame draw:style-name="fr1" draw:name="Image312" text:anchor-type="as-char" svg:width="6.9236in" svg:height="5.185397in" draw:z-index="0">
<draw:image xlink:href="../Images/AРМІЯINFORM/2023-06-24T99-00-00-04-00/oip-1-1.jpg" xlink:type="simple" xlink:show="embed" xlink:actuate="onLoad" draw:mime-type="image/jpeg"/>
</draw:frame>
The Cabinet of Ministers of Ukraine has agreed to the proposed ministers of the dosecouns to attract veterans in the preparation of citizens in the national reservoir.</text:p>
      <text:p text:style-name="P4">
About it <text:a xlink:type="simple" xlink:href="https://www.kmu.gov.ua/news/uriad-pohodyv-zminy-do-zakonodavstva-shchodo-zaluchennia-veteraniv-do-pidhotovky-hromadian-do-natsionalnoho-sprotyvu" text:style-name="Internet_20_link" text:visited-style-name="Visited_20_Internet_20_Link">
reports</text:a>
Government portal.</text:p>
      <text:p text:style-name="P4">
It is about amendments to the Law of Ukraine "On the Fundamentals of National Research", which envisages the possibility of attracting veterans of the war of pre -organization and carrying out the tasks of preparation of Ukrainian citizens for the national resolution, taking into account the war experience received by veterans.</text:p>
      <text:p text:style-name="P4">
The relevant draft act was supported at the next meeting of the Cabinet of Ministers of Ukraine on Saturday, June 24.</text:p>
      <text:p text:style-name="P4">
Future changes to the current law also expands the composition of the subjects responsible for the implementation of initial general military training by citizens the addition of Ministry of Veterans.</text:p>
      <text:p text:style-name="P4">
“The need to amend the law on the basics of national resistance is well -suited to the conditions of today. That is why we propose to implement the practical experience of Ukraine's protection in the system, which our veterans of the Jveteranka gained. We hope that in the near future this draft law will be considered and approved by Parliament, ” - said the First Deputy Minister of Vetrans' statements Alexander Pryhun after a government meeting.</text:p>
      <text:p text:style-name="P4">
News Source: <text:a xlink:type="simple" xlink:href="https://armyinform.com.ua/2023/06/24/uryad-pogodyv-zminy-do-zakonodavstva-shhodo-zaluchennya-veteraniv-do-pidgotovky-gromadyan-do-naczsprotyvu/" text:style-name="Internet_20_link" text:visited-style-name="Visited_20_Internet_20_Link">
https://armyinform.com.ua/2023/06/24/uryad-pogodyv-zminy-do-zakonodavstva-shhodo-zaluchennya-veteraniv-do-pidgotovky-gromadyan-do-naczsprotyvu/</text:a>
</text:p>
      <!--NEWS-->
      <text:h text:style-name="P10" text:outline-level="1">
<text:span text:style-name="T4">
Екологи прогнозують загибель значної частини дерев на підтоплених територіях</text:span>
</text:h>
      <text:p text:style-name="P4">
Authors: Ukrinform (Person)</text:p>
      <text:p text:style-name="P4">
Publisher: Укринформ (Organization)</text:p>
      <text:p text:style-name="P4">
Published Time: 2023-06-24T9:31:00+03:00</text:p>
      <text:p text:style-name="P4">
Modified Time: 2023-06-24T21:31:00+03:00</text:p>
      <text:p text:style-name="P4">
Description: Ecologists predict the death of a large part of the trees in the territories affected by prolonged flooding as a result of the blasting of the Russian Federation of the Kakhovka Hydroelectric Power Plant. - Ukrinform.</text:p>
      <text:p text:style-name="P4">
Images: ['<text:a xlink:type="simple" xlink:href="https://static.ukrinform.com/photos/2023_06/thumb_files/630_360_1686738078-472.jpg" text:style-name="Internet_20_link" text:visited-style-name="Visited_20_Internet_20_Link">
630_360_16867...</text:a>
']</text:p>
      <text:p text:style-name="P4">
Tags: ['Екологія', 'Ліс', 'Каховська ГЕС', 'Дерева', 'Підтоплення']</text:p>
      <text:p text:style-name="P4">
Type: Article</text:p>
      <!--METADATA-->
      <text:p text:style-name="P4">
<draw:frame draw:style-name="fr1" draw:name="Image313" text:anchor-type="as-char" svg:width="6.9236in" svg:height="3.956343in" draw:z-index="0">
<draw:image xlink:href="../Images/yкринформ/2023-06-24T9-31-00-03-00/630_360_1686738078-472.jpg" xlink:type="simple" xlink:show="embed" xlink:actuate="onLoad" draw:mime-type="image/jpeg"/>
</draw:frame>
Ecologists provoke the death of a large part of the trees in the territories affected by the elaborated flooding as a result of the blasting of the Russian Federation by the Kakhovskaya HEP.</text:p>
      <text:p text:style-name="P4">
According to Ukrinform, the headquarters of the elimination of the consequences of the blast of Kakhovskaya is reported in <text:a xlink:type="simple" xlink:href="https://t.me/shtab_kakhovska_hes/1221" text:style-name="Internet_20_link" text:visited-style-name="Visited_20_Internet_20_Link">
telegram</text:a>
.</text:p>
      <text:p text:style-name="P4">
According to experts of the Southern Forest Office, when flooding up to 10 days, up to 30% of forest plantations dies, and with prolonged flooded(10 to 20 days)The probability of death is up to 70%.</text:p>
      <text:p text:style-name="P4">
Already we can talk about the loss of biodiversity in <text:a xlink:type="simple" xlink:href="https://www.ukrinform.ua/tag-lis" text:style-name="Internet_20_link" text:visited-style-name="Visited_20_Internet_20_Link">
forests</text:a>
And in adjacent landscapes in the victims of the south of Ukraine.</text:p>
      <text:p text:style-name="P4">
"Yes, as a result of flooding, part of the birch and oaklivis will perish, including some of the largest oaks -giants of Kherson region, growing with the Zburian forestry near the Dnieper shore," the presentation reads.</text:p>
      <text:p text:style-name="P4">
<text:span text:style-name="T5">
!</text:span>
 - <text:span text:style-name="T4">
 expert </text:span>
](https://www.ukrinform.ua/rubric-regions/3727169-pidriv-rosianami-kahovskoi-ges-prizviv-do-ekologicnoi-katastrofi-i-na-hortici-ekspert.html)Coniferous trees also have little chance of survival, as they are in -depth and moist soil for a long time.</text:p>
      <text:p text:style-name="P4">
As reported by Ukrinform, on the night against June 6 <text:a xlink:type="simple" xlink:href="https://www.ukrinform.ua/rubric-other_news/3723441-pidriv-rosianami-kahovskoi-ges-usi-novini.html" text:style-name="Internet_20_link" text:visited-style-name="Visited_20_Internet_20_Link">
Russian army</text:a>
<text:a xlink:type="simple" xlink:href="https://www.ukrinform.ua/rubric-other_news/3723441-pidriv-rosianami-kahovskoi-ges-usi-novini.html" text:style-name="Internet_20_link" text:visited-style-name="Visited_20_Internet_20_Link">
Unspaced the Dam of the Kakhovka Hydroelectric Power</text:a>
Having caused the flooding of part of the Kherson Tamikolaev regions and at the same time - critical grinding of the Kakhovsky farm.</text:p>
      <text:p text:style-name="P4">
<text:span text:style-name="T5">
Foto: Kherson Ova</text:span>
</text:p>
      <text:p text:style-name="P4">
News Source: <text:a xlink:type="simple" xlink:href="https://www.ukrinform.ua/rubric-regions/3727360-ekologi-prognozuut-zagibel-znacnoi-castini-derev-na-pidtoplenih-teritoriah.html" text:style-name="Internet_20_link" text:visited-style-name="Visited_20_Internet_20_Link">
https://www.ukrinform.ua/rubric-regions/3727360-ekologi-prognozuut-zagibel-znacnoi-castini-derev-na-pidtoplenih-teritoriah.html</text:a>
</text:p>
      <!--NEWS-->
      <text:h text:style-name="P10" text:outline-level="1">
<text:span text:style-name="T4">
In Ukraine it will rain, in the afternoon up to 31 °</text:span>
</text:h>
      <text:p text:style-name="P4">
Authors: Ukrinform (Person)</text:p>
      <text:p text:style-name="P4">
Publisher: Укринформ (Organization)</text:p>
      <text:p text:style-name="P4">
Published Time: 2023-06-25T-1:28:00+03:00</text:p>
      <text:p text:style-name="P4">
Modified Time: 2023-06-25T00:28:00+03:00</text:p>
      <text:p text:style-name="P4">
Description: In Ukraine, rains and thunderstorms are expected on Sunday, hail and squalls, at night 15-20 °, 20-25 ° in the afternoon, in the southern and southeastern regions to 31 °. - Ukrinform.</text:p>
      <text:p text:style-name="P4">
Images: ['<text:a xlink:type="simple" xlink:href="https://static.ukrinform.com/photos/2019_05/thumb_files/630_360_1558511876-237.jpg" text:style-name="Internet_20_link" text:visited-style-name="Visited_20_Internet_20_Link">
630_360_15585...</text:a>
']</text:p>
      <text:p text:style-name="P4">
Tags: ['Дощ', 'Гроза', 'Погода', 'Прогноз']</text:p>
      <text:p text:style-name="P4">
Type: Article</text:p>
      <!--METADATA-->
      <text:p text:style-name="P4">
<draw:frame draw:style-name="fr1" draw:name="Image314" text:anchor-type="as-char" svg:width="6.9236in" svg:height="3.956343in" draw:z-index="0">
<draw:image xlink:href="../Images/yкринформ/2023-06-25T-1-28-00-03-00/630_360_1558511876-237.jpg" xlink:type="simple" xlink:show="embed" xlink:actuate="onLoad" draw:mime-type="image/jpeg"/>
</draw:frame>
In Ukraine, rains and thunderstorms are expected Sundays, in places of hail and squalls, at night 15-20 °, in the afternoon 20-25 °, in the southern and southeastern regions up to 31 °.</text:p>
      <text:p text:style-name="P4">
Ukrinform was reported at the Ukrainian Hydrometeorological Center.</text:p>
      <text:p text:style-name="P4">
"Moderate, in the western, at night and in the southern regions are small <text:a xlink:type="simple" xlink:href="https://www.ukrinform.ua/tag-dos" text:style-name="Internet_20_link" text:visited-style-name="Visited_20_Internet_20_Link">
Rain</text:a>
, thunderstorms, in the Central, Zaporizhia, Kherson, Donetsk, Kharkiv regions, heavy rains, daytime hail, wind gusts and 15-20 m/s. Wind northern, northwest(на сході та північному сході північно-східний), 5-10 m/C. temperature at night 15-20 °, in the afternoon 20-25 °, in the southern and southeastern 26-31 °; On the highlands of the Carpathians during the day 7-12 ° ", - the testimony reads.</text:p>
      <text:p text:style-name="P4">
In Kiev and the region on Sunday it will be rained, in the afternoon there are probable thunderstorms. In the capital, the temperature at night 18-20 °, in the afternoon23-25 °, in the Kiev region at night 15-20 °, in the afternoon 20-25 °.</text:p>
      <text:p text:style-name="P4">
Forecasters forecast on June 26 in Ukraine sometimes rains with thunderstorms, from the left bank, at night and in Odessa and Mykolaiv regions in places significant rains(вночі в західних областях без опадів). Вітер північно-західний з переходом напівнічно-східний, 7-12 м/с, у північних, центральних та східних областяхмісцями пориви 15-20 м/с.</text:p>
      <text:p text:style-name="P4">
<text:span text:style-name="T4">
Читайте також:</text:span>
 <text:a xlink:type="simple" xlink:href="https://www.ukrinform.ua/rubric-world/3724973-torisne-lito-u-evropi-bulo-najteplisim-v-istorii-klimatologi.html" text:style-name="Internet_20_link" text:visited-style-name="Visited_20_Internet_20_Link">
 Торішнє літо у Європі було найтеплішим в історії -<text:span text:style-name="T4">
кліматолог</text:span>
 и </text:a>
June 27 in the eastern, northeast, day and western regions are expected to be thunderstorms(at night in the northeast in places significant rains); on the restriction without precipitation. The wind is mainly northwest, 7-12 m/s. 11-16 ° temperatures, 21-26 ° in the afternoon and northeast of the country 15-20 °; The seductive part at night is 17-22 °, in the afternoon 24-29 °.</text:p>
      <text:p text:style-name="P4">
In Kiev and the region, June 26 is likely to rain with a thunderstorm; The wind is northwest with a crossing to the northeast, 7-12 m/s, in places of gusts 15-20 m/s. June 27 is not expected. The wind is mainly northwest, 7-12 m/s. In the capital, at night 14-16 °, in the afternoon 21-23 °, in Kyiv region at night 11-16 °, in the afternoon21-26 °.In the capital region, June 28-29 is forecast small, in the afternoon of June 28, short-term rain, places of thunderstorms. In Kiev, the temperature on June 28 at night 15-17 °, in the afternoon 18-20 °, June 29 at night 12-14 °, in the afternoon 21-23 °; on the region on the night of June 28, 13-18 °, June 29 10-15 °; in the afternoon 18-23 °.</text:p>
      <text:p text:style-name="P4">
News Source: <text:a xlink:type="simple" xlink:href="https://www.ukrinform.ua/rubric-regions/3727259-v-ukraini-zavtra-dositime-vden-do-31.html" text:style-name="Internet_20_link" text:visited-style-name="Visited_20_Internet_20_Link">
https://www.ukrinform.ua/rubric-regions/3727259-v-ukraini-zavtra-dositime-vden-do-31.html</text:a>
</text:p>
      <!--NEWS-->
      <text:h text:style-name="P10" text:outline-level="1">
<text:span text:style-name="T4">
Prigogine's rebellion. All that is known at this moment</text:span>
</text:h>
      <text:p text:style-name="P4">
Authors: Ukrinform (Person)</text:p>
      <text:p text:style-name="P4">
Publisher: Укринформ (Organization)</text:p>
      <text:p text:style-name="P4">
Published Time: 2023-06-25T-2:14:00+03:00</text:p>
      <text:p text:style-name="P4">
Modified Time: 2023-06-25T00:14:00+03:00</text:p>
      <text:p text:style-name="P4">
Description: The leader of the Wagner PEC Yevhen Prigogin on the eve, June 23, declared Demarsh against the Russian military leadership, in particular, against the Minister of Defense of the Russian Federation Sergey Shoig. - Ukrinform.</text:p>
      <text:p text:style-name="P4">
Images: ['<text:a xlink:type="simple" xlink:href="https://static.ukrinform.com/photos/2022_11/thumb_files/630_360_1668570305-546.jpg" text:style-name="Internet_20_link" text:visited-style-name="Visited_20_Internet_20_Link">
630_360_16685...</text:a>
']</text:p>
      <text:p text:style-name="P4">
Tags: ['Росія', 'Пригожин']</text:p>
      <text:p text:style-name="P4">
Type: Article</text:p>
      <!--METADATA-->
      <text:p text:style-name="P4">
<draw:frame draw:style-name="fr1" draw:name="Image315" text:anchor-type="as-char" svg:width="6.9236in" svg:height="3.956343in" draw:z-index="0">
<draw:image xlink:href="../Images/yкринформ/2023-06-25T-2-14-00-03-00/630_360_1668570305-546.jpg" xlink:type="simple" xlink:show="embed" xlink:actuate="onLoad" draw:mime-type="image/jpeg"/>
</draw:frame>
The Wagner leader Yevgeny Prigogin, on the eve of June 23, announced the Demarsch of the Anti -Russian Military leadership, in particular, against the Minister of Defense of the RF Seaug.</text:p>
      <text:p text:style-name="P4">
According to his <text:a xlink:type="simple" xlink:href="https://t.me/concordgroup_official/1287" text:style-name="Internet_20_link" text:visited-style-name="Visited_20_Internet_20_Link">
words</text:a>
, Shogga Rostov, where he personally performed an operation to destroy the Wagnerians, so 25,000 people were gone to "restore justice".</text:p>
      <text:p text:style-name="P4">
At the same time, he urged not to call it a "military coup" and added that the shooig fled the Rostov cowardly and "this creature would be stopped." In the Ministry of Defense, the refining was called provocation.</text:p>
      <text:p text:style-name="P4">
_ <text:span text:style-name="T4">
 Ukrinform gathers all the news about the situation in Russia. </text:span>
 _</text:p>
      <text:p text:style-name="P4">
<text:span text:style-name="T4">
 June 25 </text:span>
</text:p>
      <text:p text:style-name="P4">
<text:span text:style-name="T4">
 00: 09 </text:span>
 *<text:span text:style-name="T5">
 The owner of Wagner PEC Yevhen Prigogin and his militants <text:a xlink:type="simple" xlink:href="https://www.ukrinform.ua/rubric-world/3727374-vagnerivci-na-coli-z-prigozinim-zalisili-stab-u-rostovi.html" text:style-name="Internet_20_link" text:visited-style-name="Visited_20_Internet_20_Link">
left the span of the Southern Military District in Rostov</text:a>
</text:span>
!</text:p>
      <text:p text:style-name="P4">
_ <text:span text:style-name="T4">
<text:span text:style-name="T5">
*</text:span>
</text:span>
 _</text:p>
      <text:p text:style-name="P4">
<text:span text:style-name="T4">
 June 24 </text:span>
</text:p>
      <text:p text:style-name="P4">
<text:span text:style-name="T4">
 22: 59 - and </text:span>
 ** some mediation of Belarus at the Kremlin negotiations with the founder</text:p>
      <text:p text:style-name="P4">
About it <text:a xlink:type="simple" xlink:href="https://www.ukrinform.ua/rubric-world/3727370-kriminalnu-spravu-proti-prigozina-pripinat-vin-pide-do-bilorusi-peskov.html" text:style-name="Internet_20_link" text:visited-style-name="Visited_20_Internet_20_Link">
told the spokesman of the President of the Russian Federation Dmitry Peskov</text:a>
. According to him, the criminal case against Prigogine will be terminated, "he will go to Belarus."</text:p>
      <text:p text:style-name="Horizontal_20_Line"/>
      <text:p text:style-name="P4">
** 22: 14 - Alexander Lukashenko had a telephone conversation with Vladimir Putinimz with the results of negotiations with the leadership</text:p>
      <text:p text:style-name="P4">
As noted <text:a xlink:type="simple" xlink:href="https://www.ukrinform.ua/rubric-world/3727365-lukasenko-i-putin-obgovorili-telefonom-domovlenosti-z-prigozinim.html" text:style-name="Internet_20_link" text:visited-style-name="Visited_20_Internet_20_Link">
the state news agency of Belarus Belta</text:a>
, "The President of Russia supported the bailiff for the Belarusian colleague for his work."</text:p>
      <text:p text:style-name="Horizontal_20_Line"/>
      <text:p text:style-name="P4">
<text:span text:style-name="T4">
 21: 38 In the US Presidential Administration Joe Biden, a meeting was held at which recent events in Russia were considering. </text:span>
</text:p>
      <text:p text:style-name="P4">
"The national security team has informed today Presidential and Vice President Harris about the latest events in Russia," <text:a xlink:type="simple" xlink:href="https://www.ukrinform.ua/rubric-world/3727359-u-bilomu-domi-vidbulasa-narada-stosovno-situacii-v-rosii.html" text:style-name="Internet_20_link" text:visited-style-name="Visited_20_Internet_20_Link">
said the Skilled House</text:a>
 .</text:p>
      <text:p text:style-name="Horizontal_20_Line"/>
      <text:p text:style-name="Horizontal_20_Line"/>
      <text:p text:style-name="P4">
*!</text:p>
      <text:p text:style-name="P4">
<text:a xlink:type="simple" xlink:href="https://www.ukrinform.ua/rubric-world/3727341-zelenskij-vpevnenij-so-putin-vze-ne-u-moskvi.html" text:style-name="Internet_20_link" text:visited-style-name="Visited_20_Internet_20_Link">
He turned Russian to the Russians:</text:a>
“I will say in Russian. A person from the Kremlin, obviously, is very afraid and, probably, is hiding somewhere, does not show. I am sure that no longer in Moscow. Calls somewhere, begging something. He knows what he is afraid of because he himself created this threat. All evil, all losses, all hatred - he spreads it himself. And the longer it will still be able to run away between your bunkers, the more you will lose everything, everything that is connected with Russia. ”</text:p>
      <text:p text:style-name="Horizontal_20_Line"/>
      <text:p text:style-name="P4">
<text:span text:style-name="T4">
 20: 30 - Oleksandr Lukashenko Proviv Needle the PVC “Wagner” by єvgen Prigozhynia. </text:span>
 Yak the telegram channel “The First Pool”, [The President of the Russian Federation President Volodymyr Putіy.(https://www.ukrinform.ua/rubric-world/3727338-u-lukasenka-zaavili-so-vin-uves-den-provodiv-peregovori-z-prigozinim.html)And they continued "throughout the day."</text:p>
      <text:p text:style-name="Horizontal_20_Line"/>
      <text:p text:style-name="P4">
<text:span text:style-name="T5">
!(https://www.ukrinform.ua/rubric-world/3727319-rosijski-oligarhi-ta-uradovci-zalisaut-moskvu-zmi.html). </text:span>
* Russian media reported.</text:p>
      <text:p text:style-name="P4">
In particular, according to the publication "Important History", two planes used by Russian President Vladimir Putin used from Moscow on June 24.</text:p>
      <text:p text:style-name="Horizontal_20_Line"/>
      <text:p text:style-name="P4">
<text:span text:style-name="T4">
 20: 16 - FSB conducts mass raids in the regions of Russia </text:span>
 to the addresses of the current mercenaries of the Wagner PEC.</text:p>
      <text:p text:style-name="P4">
Security officers come home with weapons, look for mercenaries and <text:a xlink:type="simple" xlink:href="https://www.ukrinform.ua/rubric-world/3727332-fsb-provodit-u-regionah-rejdi-za-adresami-kolisnih-ta-ninisnih-vagnerivciv-zmi.html" text:style-name="Internet_20_link" text:visited-style-name="Visited_20_Internet_20_Link">
threatens criminal cases about the State Education, if they decide to join the way. </text:a>
***</text:p>
      <text:p text:style-name="P4">
<text:span text:style-name="T4">
 20: 08 - US President Joe Biden <text:a xlink:type="simple" xlink:href="https://www.ukrinform.ua/rubric-world/3727329-bajden-obgovoriv-z-makronom-solcom-i-sunakom-situaciu-v-rf.html" text:style-name="Internet_20_link" text:visited-style-name="Visited_20_Internet_20_Link">
spent telephone conversations</text:a>
</text:span>
 <text:span text:style-name="T4">
 With France head Emmanulemmacron, German Chancellor Olaf Scholts and Prime Minister of Great Britain Richa Sunak. </text:span>
</text:p>
      <text:p text:style-name="P4">
“The leaders discussed the situation in Russia. They also confirmed their unwavering support of Ukraine, ”the White House noted.</text:p>
      <text:p text:style-name="P4">
***<text:a xlink:type="simple" xlink:href="https://www.ukrinform.ua/rubric-world/3727321-u-mzs-rosii-opriludnili-zaavu-pro-potocnu-vnutrisnopoliticnu-situaciu.html" text:style-name="Internet_20_link" text:visited-style-name="Visited_20_Internet_20_Link">
The Russian Foreign Ministry states that the desire of "conspirators" aimed at destabilizing the country in the country</text:a>
, "Rapes on the hand of Russia's external enemies." The Ministry of Foreign Affairs of the Russian Federation has warned Western countries from using an internal situation in the country to achieve its "Russophobic purposes".</text:p>
      <text:p text:style-name="Horizontal_20_Line"/>
      <text:p text:style-name="P4">
<text:span text:style-name="T5">
!(https://www.ukrinform.ua/rubric-world/3727311-biloruskij-opozicijnij-kabmin-zaaviv-so-denonsue-ugodi-z-rosieu.html) </text:span>
* <text:a xlink:type="simple" xlink:href="https://www.ukrinform.ua/rubric-world/3727311-biloruskij-opozicijnij-kabmin-zaaviv-so-denonsue-ugodi-z-rosieu.html" text:style-name="Internet_20_link" text:visited-style-name="Visited_20_Internet_20_Link">
 </text:a>
But the Dobilorian people and the Belarusian military addressed.</text:p>
      <text:p text:style-name="P4">
"The question arises about the existence of our country. It is up to us whether we will be able to get rid of the imperial oppression of Russia and build a free inhabitant state - the Republic of Belarus," the statement reads.</text:p>
      <text:p text:style-name="Horizontal_20_Line"/>
      <text:p text:style-name="P4">
<text:span text:style-name="T5">
!(https://www.ukrinform.ua/rubric-world/3727304-u-moskvi-ogolosili-26-cervna-nerobocim-dnem.html)</text:span>
* "In order to minimize risks" against the background of announcement of a counter -terrorist operation regime.</text:p>
      <text:p text:style-name="Horizontal_20_Line"/>
      <text:p text:style-name="P4">
<text:span text:style-name="T4">
 18: 26 - a number of Internet resources </text:span>
 has been blocked in Russia, to disseminate calls for participation in the rebellion of the Wagner PEC.</text:p>
      <text:p text:style-name="P4">
“<text:a xlink:type="simple" xlink:href="https://www.ukrinform.ua/rubric-world/3727302-u-rosii-blokuut-internetresursi-sob-zavaditi-posirennu-zaklikiv-do-buntu.html" text:style-name="Internet_20_link" text:visited-style-name="Visited_20_Internet_20_Link">
A number of resources are limited</text:a>
In order to impede the spread of calls for participation of the deposited rebellion, ”Roskomnady said.</text:p>
      <text:p text:style-name="Horizontal_20_Line"/>
      <text:p text:style-name="P4">
<text:span text:style-name="T4">
 18: 28-</text:span>
 Minister of Foreign Affairs Dmytro Kuleba believes that ** any test that arises in Russia</text:p>
      <text:p text:style-name="P4">
"Any uprising, any problem that arises in the rear of the enemy, is in the interests ... now very early to predict the consequences(For Ukraine - ed.)because Prigogine rebelled against the entire car of the Russian state, therefore, it would be too speculative to predict them. Once again I repeat: <text:a xlink:type="simple" xlink:href="https://www.ukrinform.ua/rubric-world/3727303-dmitro-kuleba-vvazae-so-bunt-vagnerivciv-u-rosii-na-blago-nasoi-peremogi.html" text:style-name="Internet_20_link" text:visited-style-name="Visited_20_Internet_20_Link">
any test in the rear of the enemy-for the benefit of our victory</text:a>
”, - said the Foreign Minister.</text:p>
      <text:p text:style-name="P4">
<text:span text:style-name="T4">
<text:span text:style-name="T5">
*</text:span>
</text:span>
It is noted that the parties "discussed the current situation in Russia."</text:p>
      <text:p text:style-name="P4">
The head of the State Department emphasized that "the support of Ukraine by the United States will change." In addition, the United States will "continue to work closely with members and partners."</text:p>
      <text:p text:style-name="Horizontal_20_Line"/>
      <text:p text:style-name="P4">
<text:span text:style-name="T4">
 18: 02 -</text:span>
 Turkish President Recep Taiip Erdogan had a telephone conversation with Russian President Vladimir Putin, during which <text:span text:style-name="T4">
 <text:a xlink:type="simple" xlink:href="https://www.ukrinform.ua/rubric-world/3727295-erdogan-pidtrimav-putina-na-tli-zakolotu-prigozina.html" text:style-name="Internet_20_link" text:visited-style-name="Visited_20_Internet_20_Link">
Turkish leadership was a willingness to promote the situation as soon as possible.</text:a>
</text:span>
</text:p>
      <text:p text:style-name="P4">
Erdogan also emphasized "the importance of acting common sense."</text:p>
      <text:p text:style-name="Horizontal_20_Line"/>
      <text:p text:style-name="P4">
<text:span text:style-name="T5">
!(https://www.ukrinform.ua/rubric-world/3727294-bunt-pvk-vagner-vidkrivae-pered-ukrainou-dva-scenarii-dij-polskij-general.html): </text:span>
* Fast counterattack in depth of the Russian army or nomination of a moscowatum on the withdrawal of troops from the territory of Ukraine. This opinion was expressed in the commentary resumption of Ukrinform by the ex -commander of Poland Land Forces, former Deputy Minister of National Defense, General Valdemar Sklipchak.</text:p>
      <text:p text:style-name="P4">
"It is unknown what this rebellion will end, but it is clear that the Russians are frightened, some of the regular troops do not want to counteract the Wagner PEC because they are tired of both war and minister Shoigu," the expert said.</text:p>
      <text:p text:style-name="P4">
According to him, the situation in Russia will develop either in the scenario of "bloody rizanins or changes in power in the Kremlin".</text:p>
      <text:p text:style-name="Horizontal_20_Line"/>
      <text:p text:style-name="P4">
<text:span text:style-name="T4">
 17: 52 - Austrian Federal Chancellor Carl Nevammer has expressed anxiety about nuclear weapons in Russia </text:span>
 due to the PECVagner armed formation.</text:p>
      <text:p text:style-name="P4">
"Events in the Russian Federation always have an extremely important strategic thing because Russia has biological, chemical and nuclear weapons.(https://www.ukrinform.ua/rubric-world/3727289-kancler-avstrii-pro-podii-v-rf-aderna-zbroa-ne-povinna-potrapiti-do-cuzih-ruk.html)", - said Chancellor.</text:p>
      <text:p text:style-name="Horizontal_20_Line"/>
      <text:p text:style-name="P4">
<text:span text:style-name="T5">
!](https://www.ukrinform.ua/rubric-world/3727288-pvk-vagner-zaklikae-vijskovih-rf-z-okupovanih-teritorij-priednatisa-do-marsu-na-moskvu.html) </text:span>
*</text:p>
      <text:p text:style-name="Horizontal_20_Line"/>
      <text:p text:style-name="P4">
<text:span text:style-name="T4">
 17: 20 - in the Russian Federation <text:a xlink:type="simple" xlink:href="https://www.ukrinform.ua/rubric-world/3727283-kolona-vagnera-distalasa-lipeckoi-oblasti-do-moskvi-zalisilosa-420-kilometriv.html" text:style-name="Internet_20_link" text:visited-style-name="Visited_20_Internet_20_Link">
the column of PEC "Wagner" reached the Lipetsk region</text:a>
. </text:span>
 The colon walks past the city of Yelets, located near the Don Federal highway. In itself, the security officers blocked the entrances and trips. According to the newspaper, the column is 420 km from Moscow.</text:p>
      <text:p text:style-name="Horizontal_20_Line"/>
      <text:p text:style-name="P4">
<text:span text:style-name="T4">
 17: 06 - the operational headquarters of the Lipetsk region of the Russian Federation called on residents(https://www.ukrinform.ua/rubric-world/3727280-bunt-prigozina-v-rosii-u-lipeckij-oblasti-zaklikaut-ne-vihoditi-z-domu.html)Hold from any trips in the region. </text:span>
</text:p>
      <text:p text:style-name="P4">
"In order to ensure the law and order of citizens of the Lipetsk region, the regional headquarters of the region asks residents without urgent need not to leave the house and refrain from any trips on personal or public transport," - the message reads.</text:p>
      <text:p text:style-name="Horizontal_20_Line"/>
      <text:p text:style-name="P4">
<text:span text:style-name="T4">
 17: 04 - Latvia Foreign Minister Edgar Rinkevich stated that Latvian would issue humanitarian or other types of visas to the Russians </text:span>
, and not changed last year's restrictions on crossing the border even against the background of current events of URF.</text:p>
      <text:p text:style-name="Horizontal_20_Line"/>
      <text:p text:style-name="P4">
<text:span text:style-name="T4">
 16: 53 - Austrian Foreign Ministry <text:a xlink:type="simple" xlink:href="https://www.ukrinform.ua/rubric-world/3727273-avstria-zasteregla-gromadan-vid-poizdok-u-sist-oblastej-rf.html" text:style-name="Internet_20_link" text:visited-style-name="Visited_20_Internet_20_Link">
warns its citizens from trips to six oblasts</text:a>
</text:span>
 that borders Ukraine.</text:p>
      <text:p text:style-name="P4">
"We warn against trips to administrative areas bordering Ukraine(Belgorod, Kursk, Bryansk, Voronezh, Rostov, Krasnodar).У зв'язку з нинішніми подіями слід уникати зазначених адміністративнихобластей, зокрема міста Ростов та прилеглих територій", - йдеться урекомендації.</text:p>
      <text:p text:style-name="Horizontal_20_Line"/>
      <text:p text:style-name="P4">
<text:span text:style-name="T4">
16:26 - Президент Росії Володимир Путін<text:a xlink:type="simple" xlink:href="https://www.ukrinform.ua/rubric-ato/3727268-putin-pidpisav-zakon-pro-arest-do-30-dib-za-porusenna-rezimu-voennogo-stanu.html" text:style-name="Internet_20_link" text:visited-style-name="Visited_20_Internet_20_Link">
 підписав закон про адміністративнувідповідальність за порушення режиму воєнного стану.</text:a>
</text:span>
</text:p>
      <text:p text:style-name="P4">
In particular, the Code of Administrative Offenses(Administrative Code)It is supplemented by the Article 20.51, according to which the violation of the martial law will be punished by a prominence of an administrative fine of citizens in the amount of 500 to 1000 rubles or administrative arrest for up to 30 days.</text:p>
      <text:p text:style-name="P4">
For officials, the amount of the fine will be from one to two thousand rubles or arrest will be applied up to 30 days.***</text:p>
      <text:p text:style-name="P4">
<text:span text:style-name="T4">
 16: 05 - Presidential President Dmitry Peskov said <text:a xlink:type="simple" xlink:href="https://www.ukrinform.ua/rubric-world/3727261-peskov-zaaviv-so-putin-pracue-u-kremli.html" text:style-name="Internet_20_link" text:visited-style-name="Visited_20_Internet_20_Link">
Vladimir Putin Kremlin</text:a>
and continues to work. </text:span>
</text:p>
      <text:p text:style-name="P4">
Earlier on a number of telegrams, information appeared that Putin went to Izmoskov to one of his residences located in another region.</text:p>
      <text:p text:style-name="Horizontal_20_Line"/>
      <text:p text:style-name="P4">
*!</text:p>
      <text:p text:style-name="P4">
“He had telephone conversations with G7 foreign ministers to exchange views in Russia. Before the meeting of the EU Council of Ministers on Foreign Affairs, which will take place on Monday, I coordinate the inside of the European Union and activated the crisis response center. Our support of Ukraine remains unchanged ”, - <text:a xlink:type="simple" xlink:href="https://www.ukrinform.ua/rubric-world/3727257-borrel-obgovoriv-z-ministrami-zakordonnih-sprav-g7-situaciu-v-rosii.html" text:style-name="Internet_20_link" text:visited-style-name="Visited_20_Internet_20_Link">
wrote</text:a>
he.</text:p>
      <text:p text:style-name="Horizontal_20_Line"/>
      <text:p text:style-name="P4">
<text:span text:style-name="T4">
 15: 41 - in Moscow <text:a xlink:type="simple" xlink:href="https://www.ukrinform.ua/rubric-world/3727256-u-moskvi-perekrili-ruh-rickovogo-transportu.html" text:style-name="Internet_20_link" text:visited-style-name="Visited_20_Internet_20_Link">
blocked the movement of river transport.</text:a>
</text:span>
</text:p>
      <text:p text:style-name="P4">
"The Moscow River Movement has been temporarily terminated, the work of the berths is also limited, stated in the capital department of transport,"-said in the telegram-channel state information agency.</text:p>
      <text:p text:style-name="Horizontal_20_Line"/>
      <text:p text:style-name="P4">
** 15: 32-in Russian Rostov-on-Don, near the headquarters of the Southern military round, sounds of explosions and shooting were heard.(https://t.me/nexta_live/55325)Nexta.</text:p>
      <text:p text:style-name="Horizontal_20_Line"/>
      <text:p text:style-name="P4">
** 15: 11 - NATO officials reacted restrained to events in Russia, where the Vagner's Silaworious Company refused to comply</text:p>
      <text:p text:style-name="P4">
"We continue to monitor this situation," - said <text:a xlink:type="simple" xlink:href="https://www.ukrinform.ua/rubric-world/3727245-u-nato-lakonicno-prokomentuvali-podii-v-rosii.html" text:style-name="Internet_20_link" text:visited-style-name="Visited_20_Internet_20_Link">
spokesman</text:a>
Oan Lungescu.</text:p>
      <text:p text:style-name="Horizontal_20_Line"/>
      <text:p text:style-name="P4">
<text:span text:style-name="T4">
 14: 54 - President of Kazakhstan Kasim -Zhomart Tokaev during a telephone conversation by Russian President Vladimir Putin <text:a xlink:type="simple" xlink:href="https://www.ukrinform.ua/rubric-world/3727236-tokaev-u-rozmovi-z-putinim-nazvav-zakolot-vagnerivciv-vnutrisnou-spravou-rosii.html" text:style-name="Internet_20_link" text:visited-style-name="Visited_20_Internet_20_Link">
named the rebellion of the "Wagner" "internal affair of Russia". </text:a>
 </text:span>
</text:p>
      <text:p text:style-name="Horizontal_20_Line"/>
      <text:p text:style-name="P4">
<text:span text:style-name="T5">
!(https://www.ukrinform.ua/rubric-world/3727235-u-moskovskij-oblasti-perekrili-mosti-cerez-oku.html) </text:span>
* <text:a xlink:type="simple" xlink:href="https://www.ukrinform.ua/rubric-world/3727235-u-moskovskij-oblasti-perekrili-mosti-cerez-oku.html" text:style-name="Internet_20_link" text:visited-style-name="Visited_20_Internet_20_Link">
</text:a>
To the south and east of Moscow, not specifying the causes of this.</text:p>
      <text:p text:style-name="Horizontal_20_Line"/>
      <text:p text:style-name="P4">
<text:span text:style-name="T4">
 14: 45 - in the United Kingdom and Poland "closely monitor" the situation of birth. </text:span>
</text:p>
      <text:p text:style-name="P4">
“After night events with the participation of Wagner group and Russian military we(The United Kingdom - Ed.)We closely monitor the situation and work closely with famous allies, ”said British Foreign Minister Jamekleverly.</text:p>
      <text:p text:style-name="P4">
And Presidential Advisor Pavel Salek stated that in the neighboring Ukraine, too <text:a xlink:type="simple" xlink:href="https://www.ukrinform.ua/rubric-world/3727233-u-velikij-britanii-ta-polsi-uvazno-stezat-za-situacieu-v-rosii.html" text:style-name="Internet_20_link" text:visited-style-name="Visited_20_Internet_20_Link">
monitor the situation in the Russian Federation</text:a>
.</text:p>
      <text:p text:style-name="Horizontal_20_Line"/>
      <text:p text:style-name="P4">
*!</text:p>
      <text:p text:style-name="P4">
As <text:a xlink:type="simple" xlink:href="https://www.ukrinform.ua/rubric-world/3727231-u-moskvi-vveli-rezim-kontrteroristicnoi-operacii-gotuutsa-do-oblogi-rozvidka.html" text:style-name="Internet_20_link" text:visited-style-name="Visited_20_Internet_20_Link">
reported</text:a>
UGUR of the Ministry of Defense of Ukraine, in this regard, security officers were permitted to: listen to any conversations and check the correspondence, conduct the detention of searches without additional approvals, force access to private and service, use of road transport of citizens and organizations, shutdown of all types Land, "removal of individuals from areas of the area of objects.</text:p>
      <text:p text:style-name="Horizontal_20_Line"/>
      <text:p text:style-name="P4">
<text:span text:style-name="T4">
 14: 26 - in the occupied Luhansk region in connection with the latest events in Russia, the enemy has developed a crossing regime at the border, and on the line of contact all cities closed the exit and exit. </text:span>
 **</text:p>
      <text:p text:style-name="P4">
“Due to that situation in Russia they(invaders - ed.)And still intensifying the regime, people do not move there at all, so the situation is critical ... Increased on the borders checkpoints. Even the pedestrian who opened there to Rashka, as of the morning they were closed. Now they have started working, but people are checked very carefully, ”said <text:a xlink:type="simple" xlink:href="https://www.ukrinform.ua/rubric-regions/3727227-na-lugansini-zagarbniki-posilili-propusknij-rezim-cerez-bunt-u-rosii.html" text:style-name="Internet_20_link" text:visited-style-name="Visited_20_Internet_20_Link">
Artemlysogor region head</text:a>
He added that people from Luhansk region do not dare to go to Rostov and Rostov region.</text:p>
      <text:p text:style-name="Horizontal_20_Line"/>
      <text:p text:style-name="P4">
<text:span text:style-name="T4">
 14: 23 - President of Poland Andrzej <text:a xlink:type="simple" xlink:href="https://www.ukrinform.ua/rubric-world/3727225-duda-proviv-konsultacii-z-silovikami-ta-souznikami-na-tli-podij-u-rosii.html" text:style-name="Internet_20_link" text:visited-style-name="Visited_20_Internet_20_Link">
Duda spent on Saturday consultation</text:a>
With the head of the government and the Minister of Poland, </text:span>
 as well as allies about the situation that develops.</text:p>
      <text:p text:style-name="P4">
“Due to the situation in Russia, he consulted in the morning with the Prime Minister of National Defense, as well as allies. The course of events behind our east border is under constant monitoring, ”Duda wrote.</text:p>
      <text:p text:style-name="Horizontal_20_Line"/>
      <text:p text:style-name="P4">
<text:span text:style-name="T4">
 14: 14 </text:span>
 - Russian President Vladimir Putin <text:a xlink:type="simple" xlink:href="https://www.ukrinform.ua/rubric-world/3727221-putin-proviv-rozmovi-z-prezidentami-kazahstanu-i-bilorusi-zmi.html" text:style-name="Internet_20_link" text:visited-style-name="Visited_20_Internet_20_Link">
spent conversations</text:a>
With the President of Kazakhstan Kasim-Zhomart Tokaev and President of Belarus Alexander Lukashenko, during which the Russian dictator informed his colleagues about the situation in the country.</text:p>
      <text:p text:style-name="P4">
In particular, Tokaev noted that <text:span text:style-name="T4">
 the current events are the internal business of Russia. </text:span>
</text:p>
      <text:p text:style-name="Horizontal_20_Line"/>
      <text:p text:style-name="P4">
*!(https://www.ukrinform.ua/rubric-world/3727203-mzs-cehii-pro-situaciu-v-rf-naresti-znaemo-so-tam-nazivaut-specoperacieu.html)“Here we finally know what is called special operation in Russia. After the sixteen months of war in Ukraine, Russia is fighting with Russia. No wonder. This is their tradition. The unfortunate war where they end with the execution of the king, chaos and the civil war of the spray eye unclean. Congratulations, ”wrote the head of the department of Jan Chernokhov.</text:p>
      <text:p text:style-name="Horizontal_20_Line"/>
      <text:p text:style-name="P4">
*!</text:p>
      <text:p text:style-name="P4">
“Keep track of internal events in Russia. I am also in a close contact with the embassy that does my best to get a clear idea of the situation. We will inform the Dutch who are in the country, the service of advice and information for travelers, ”the country's foreign minister wrote <text:a xlink:type="simple" xlink:href="https://www.ukrinform.ua/rubric-polytics/3727217-u-mzs-niderlandiv-zaklikali-uvazno-steziti-za-podiami-v-rosii.html" text:style-name="Internet_20_link" text:visited-style-name="Visited_20_Internet_20_Link">
Vopke Gucstra</text:a>
.</text:p>
      <text:p text:style-name="Horizontal_20_Line"/>
      <text:p text:style-name="P4">
<text:span text:style-name="T4">
 13: 35 - the next 48 hours will determine the new status of the Russian Federation </text:span>
, says adviser to the head of the Presidential Office of Ukraine Mykhailo Podolyak.<text:span text:style-name="T4">
<text:span text:style-name="T5">
*</text:span>
</text:span>
</text:p>
      <text:p text:style-name="P4">
<text:span text:style-name="T4">
 13: 29 - the European Union closely monitors the development of events in Russian federation </text:span>
, is in contact with international partners on this and confirms Ukraine's adamant support.</text:p>
      <text:p text:style-name="P4">
“We carry out careful monitoring of the development of the situation in Russia. We are VKontakte with European leaders and G7 partners. This is apparently a runae case to Russia. Our support of Ukraine and the President of Ukraine is adamant ”, - <text:a xlink:type="simple" xlink:href="https://www.ukrinform.ua/rubric-world/3727207-evrosouz-slidkue-za-podiami-u-rosii-ta-perebuvae-u-kontakti-z-g7-misel.html" text:style-name="Internet_20_link" text:visited-style-name="Visited_20_Internet_20_Link">
wrote</text:a>
Charles Michelle.</text:p>
      <text:p text:style-name="Horizontal_20_Line"/>
      <text:p text:style-name="P4">
*!About it <text:a xlink:type="simple" xlink:href="https://www.ukrinform.ua/rubric-world/3727202-ce-shoze-na-superkrah-u-nimeckomu-bundestagu-prokomentuvali-podii-v-rosii.html" text:style-name="Internet_20_link" text:visited-style-name="Visited_20_Internet_20_Link">
stated</text:a>
The Chairman of the Committee on Foreign Affairs of German Building Michael Rot.</text:p>
      <text:p text:style-name="P4">
“I do not know if the Russian criminal regime is seriously shaking. But in the face of a dictatorship, it looks like a super -driver when someone questioned the authorities of the ruling ruler. Putin's humiliation. And this is in the eyes of the world public, ”the deputy wrote.</text:p>
      <text:p text:style-name="P4">
He added that the Russian criminal regime is "cannibalized".</text:p>
      <text:p text:style-name="Horizontal_20_Line"/>
      <text:p text:style-name="P4">
*!</text:p>
      <text:p text:style-name="P4">
“On the betrayal of the Motherland President(Putin - ed.)He was deeply mistaken. My homeland is fighting and fighting, all fighters of Wagner PEC. Some people are not going on the request of the President, the FSB or someone else to come with a manner ... Because we do not want the country to live further in corruption, deception and bureaucracy, ”<text:a xlink:type="simple" xlink:href="https://www.ukrinform.ua/rubric-world/3727201-nihto-ne-prijde-z-povinnou-prigozin-vperse-vidkrito-visloviv-nezgodu-z-putinim.html" text:style-name="Internet_20_link" text:visited-style-name="Visited_20_Internet_20_Link">
said Prigozhin</text:a>
.</text:p>
      <text:p text:style-name="Horizontal_20_Line"/>
      <text:p text:style-name="P4">
<text:span text:style-name="T4">
 13: 15 -<text:a xlink:type="simple" xlink:href="https://www.ukrinform.ua/rubric-world/3727196-u-bik-moskvi-ruhaetsa-kolona-vijskovoi-tehniki-zmi.html" text:style-name="Internet_20_link" text:visited-style-name="Visited_20_Internet_20_Link">
a column of military equipment moves towards Moscow</text:a>
The M4 highway in Lipetsk region. </text:span>
</text:p>
      <text:p text:style-name="Horizontal_20_Line"/>
      <text:p text:style-name="P4">
<text:span text:style-name="T4">
 13: 00 - President Volodymyr Zelenskyy <text:a xlink:type="simple" xlink:href="https://www.ukrinform.ua/rubric-polytics/3727189-ukraina-zdatna-zahistiti-evropu-vid-rozpovzanna-rosijskogo-zla-i-haosu-zelenskij.html" text:style-name="Internet_20_link" text:visited-style-name="Visited_20_Internet_20_Link">
reacted to rebellion</text:a>
Wagner PVC against the Russian authorities </text:span>
 and stated that the weakness of the Russian Federation is obvious. According to its words, Ukraine is able to protect Europe from the spread of Russian evil Ihaos.<text:span text:style-name="T4">
<text:span text:style-name="T5">
*</text:span>
</text:span>
</text:p>
      <text:p text:style-name="P4">
<text:span text:style-name="T4">
 12: 45 </text:span>
 - Secretary of the National Security and Defense Council of Ukraine Alexeydanilov <text:a xlink:type="simple" xlink:href="https://www.ukrinform.ua/rubric-ato/3727181-ukrainska-formula-miru-peredbacae-u-tomu-cisli-zapusk-procesiv-samorujnacii-rosii-danilov.html" text:style-name="Internet_20_link" text:visited-style-name="Visited_20_Internet_20_Link">
declared</text:a>
that <text:span text:style-name="T4">
 Ukrainian peace formula envisages the launch of the Self -Development of Russia. </text:span>
</text:p>
      <text:p text:style-name="Horizontal_20_Line"/>
      <text:p text:style-name="P4">
<text:span text:style-name="T5">
!(https://www.ukrinform.ua/rubric-world/3727179-bunt-prigozina-e-oznakou-krahu-putinskogo-rezimu-gur.html)President of the Russian Federation Vladimir Putin </text:span>
*, said GUR Andriy Yusov.</text:p>
      <text:p text:style-name="P4">
According to him, first of all, it should be understood that it is an internal conflict and confrontation that is a direct consequence of Putin's criminal aggression against Ukraine.</text:p>
      <text:p text:style-name="Horizontal_20_Line"/>
      <text:p text:style-name="P4">
<text:span text:style-name="T5">
!(https://www.ukrinform.ua/rubric-world/3727174-u-rosijskih-regionah-perenosat-dati-skilnih-vipusknih-ta-insih-masovih-zahodiv.html)</text:span>
* <text:a xlink:type="simple" xlink:href="https://www.ukrinform.ua/rubric-world/3727174-u-rosijskih-regionah-perenosat-dati-skilnih-vipusknih-ta-insih-masovih-zahodiv.html" text:style-name="Internet_20_link" text:visited-style-name="Visited_20_Internet_20_Link">
through a counter -terrorist operation in the Russian capital.</text:a>
Mass events on the weekend were also canceled by Tver, Kaliningrad, Tula region.</text:p>
      <text:p text:style-name="Horizontal_20_Line"/>
      <text:p text:style-name="P4">
<text:span text:style-name="T4">
 12: 23 -<text:a xlink:type="simple" xlink:href="https://www.ukrinform.ua/rubric-world/3727171-pidrozdili-pvk-vagner-rozrahovuut-distatis-do-moskvi-britanska-rozvidka.html" text:style-name="Internet_20_link" text:visited-style-name="Visited_20_Internet_20_Link">
units of PEC "Wagner" expect to get to Moscow</text:a>
. </text:span>
 The British intelligence reports.</text:p>
      <text:p text:style-name="P4">
"In Rostov-on-Don" Wagner "occupied key security objects, including the headquarters that manages Russia's military operations in Ukraine," the department said.</text:p>
      <text:p text:style-name="P4">
As they assume in intelligence, aiming to get to Moscow, other units are moving north through the Voronezh region.</text:p>
      <text:p text:style-name="Horizontal_20_Line"/>
      <text:p text:style-name="P4">
<text:span text:style-name="T4">
 12: 08 - a source in Russian special services reported that <text:a xlink:type="simple" xlink:href="https://www.ukrinform.ua/rubric-world/3727165-vagnerivci-zahopili-vijskovi-obekti-u-voronezi-zmi.html" text:style-name="Internet_20_link" text:visited-style-name="Visited_20_Internet_20_Link">
Wagner PEC was occupied by military facilities in Voronezh</text:a>
</text:span>
, which are about 500 km south of Moscow.</text:p>
      <text:p text:style-name="P4">
So far, the FSB does not have a specific plan for suppressing the Renovation of the FSB.</text:p>
      <text:p text:style-name="P4">
<text:span text:style-name="T4">
<text:span text:style-name="T5">
*</text:span>
</text:span>
"Today, we are actually seeing the beginning of the Civil War. The Prishozhina group captures military facilities, headquarters and entire cities, almost unmiscorn in their way, disarming the casual soldiers The crisis of government, the actual loss of power, "he said.</text:p>
      <text:p text:style-name="Horizontal_20_Line"/>
      <text:p text:style-name="P4">
<text:span text:style-name="T5">
!(https://www.ukrinform.ua/rubric-world/3727113-putin-zbrojni-sili-rf-otrimali-nakaz-nejtralizuvati-organizatoriv-zakolotu.html)</text:span>
* - apostasy.</text:p>
      <text:p text:style-name="P4">
"Russia is trying to push and surrenders.</text:p>
      <text:p text:style-name="Horizontal_20_Line"/>
      <text:p text:style-name="P4">
<text:span text:style-name="T4">
 06: 55 - Mayor of Moscow Sergey Sobianin stated that in connection with the actions of PEC "Wagner" in the territory of Russia in the city [conduct "anti -terrorist measures"]](https://www.ukrinform.ua/rubric-world/3727056-u-moskvi-ogolosili-antiteroristicni-zahodi-vagnerivci-zahopluut-adminbudivli-u-rostovi-roszmi.html)</text:span>
, additional road control has been introduced.</text:p>
      <text:p text:style-name="P4">
Meanwhile, Russian telegrams are spreading videos about the capture of the "Wagnets" of administrative buildings and military buildings in Rostov, which were surrendered without a battle.</text:p>
      <text:p text:style-name="Horizontal_20_Line"/>
      <text:p text:style-name="P4">
<text:span text:style-name="T4">
 03: 57 - Russian security forces <text:a xlink:type="simple" xlink:href="https://www.ukrinform.ua/rubric-world/3727043-rosijskim-vijskam-nakazano-strilati-po-vagnerivcah-prigozin-zapevnae-so-zbiv-vertolit.html" text:style-name="Internet_20_link" text:visited-style-name="Visited_20_Internet_20_Link">
ordered to shoot</text:a>
with any testing of aggression to their direction. </text:span>
</text:p>
      <text:p text:style-name="P4">
At the same time in Moscow, security forces were in high readiness, and in the Rostov region are equipped with conscripts.</text:p>
      <text:p text:style-name="Horizontal_20_Line"/>
      <text:p text:style-name="P4">
** 03: 05 - White House "Follow the Situation" in(https://www.ukrinform.ua/rubric-world/3727035-stati-stezat-za-situacieu-v-rosii-bajden-poinformovanij.html)Yevgeny Prigogine to the Russian military leadership.</text:p>
      <text:p text:style-name="P4">
"We are watching the situation and consulting with allies and partners about these events," said the spokesman of the National Security Council Adam Hodge.</text:p>
      <text:p text:style-name="P4">
Photo: Meduza.io</text:p>
      <text:p text:style-name="Horizontal_20_Line"/>
      <text:p text:style-name="P4">
<text:span text:style-name="T5">
!](https://www.ukrinform.ua/rubric-polytics/3727029-podolak-pro-konflikt-prigozina-z-minoboroni-rf-smutni-casi-nastupaut.html) </text:span>
*</text:p>
      <text:p text:style-name="Horizontal_20_Line"/>
      <text:p text:style-name="P4">
<text:span text:style-name="T4">
 00: 12 - Wagner PVC leader Eugene Prigogine(https://www.ukrinform.ua/rubric-world/3727026-prigozinu-zagrozue-do-20-rokiv-uvaznenna-za-spravou-genprokuraturi-rf.html)According to the case of the Prosecutor's Office of the Russian Federation. </text:span>
</text:p>
      <text:p text:style-name="P4">
The Russian department stated that the actions of Prigogine would be given a "proper legal assessment".</text:p>
      <text:p text:style-name="P4">
It is noted that the violated article provides for the deprivation of volermin from 12 to 20 years.</text:p>
      <text:p text:style-name="Horizontal_20_Line"/>
      <text:p text:style-name="P4">
<text:span text:style-name="T4">
 00: 44 - the Russian FSB appealed to the Wagner fighters <text:a xlink:type="simple" xlink:href="https://www.ukrinform.ua/rubric-world/3727022-fsb-zaklikalo-vagnerivciv-zdati-prigozina.html" text:style-name="Internet_20_link" text:visited-style-name="Visited_20_Internet_20_Link">
not to comply with the orders of Prigogin</text:a>
and delayed. </text:span>
</text:p>
      <text:p text:style-name="P4">
"We urge the PEC fighters not to make irreparable mistakes, to stop any other actions against the Russian people, not to perform criminal and traveler's mockery, to take measures to detain it,"- said in a statement, a widespread FSB.</text:p>
      <text:p text:style-name="P4">
Photo: Meduza.io</text:p>
      <text:p text:style-name="Horizontal_20_Line"/>
      <text:p text:style-name="P4">
<text:span text:style-name="T4">
 00: 14-the main route from Moscow to Rostov-on-Don <text:a xlink:type="simple" xlink:href="https://www.ukrinform.ua/rubric-world/3727020-u-rosii-perekrivaut-dorogi-moskvarostov-pisla-zaav-prigozina-bibisi.html" text:style-name="Internet_20_link" text:visited-style-name="Visited_20_Internet_20_Link">
blocked by Russian security forces</text:a>
</text:span>
 Following the statements of the head of the Wagner PEC, Meanwhile, the Moscow Directorate of the FSB is raised for anxiety.</text:p>
      <text:p text:style-name="P4">
“On the Don route(Moscow - Voronizh - Rostov -on -Don)FSB with the support of the SBR(special units of rapid response of National Guard troops)Exhibit blocks, ”the Air Force states.</text:p>
      <text:p text:style-name="P4">
<text:span text:style-name="T4">
 June 23 </text:span>
</text:p>
      <text:p text:style-name="P4">
<text:span text:style-name="T4">
 23: 44 - Russian President Vladimir <text:a xlink:type="simple" xlink:href="https://www.ukrinform.ua/rubric-world/3727017-putin-u-kursi-situacii-z-prigozinim-peskov.html" text:style-name="Internet_20_link" text:visited-style-name="Visited_20_Internet_20_Link">
</text:a>
[Putinobusted with the situation on the founder of Wagner PEC]](https://www.ukrinform.ua/rubric-world/3727017-putin-u-kursi-situacii-z-prigozinim-peskov.html)Yevgeny Prigogine. </text:span>
</text:p>
      <text:p text:style-name="P4">
"All the necessary measures are being taken," Putin Dmytropeskov said.</text:p>
      <text:p text:style-name="Horizontal_20_Line"/>
      <text:p text:style-name="P4">
<text:span text:style-name="T4">
 23: 17 - FSB of Russia <text:a xlink:type="simple" xlink:href="https://www.ukrinform.ua/rubric-world/3727016-proti-prigozina-vidkrili-kriminalnu-spravu-cerez-zaklik-do-zbrojnogo-zakolotu.html" text:style-name="Internet_20_link" text:visited-style-name="Visited_20_Internet_20_Link">
opened a criminal case</text:a>
Against the head of PEC "Wagner" Prigogine </text:span>
 through a call for armed rebellion.</text:p>
      <text:p text:style-name="P4">
The statements of the founder of the Wagner PEC Yevgeny Prigogine became the basis for the violation of the criminal case for an appeal to the armed rebellion, the National Anti -Terrorist Committee reported.</text:p>
      <text:p text:style-name="P4">
News Source: <text:a xlink:type="simple" xlink:href="https://www.ukrinform.ua/rubric-other_news/3727120-zakolot-prigozina-vse-so-vidomo-na-cej-moment.html" text:style-name="Internet_20_link" text:visited-style-name="Visited_20_Internet_20_Link">
https://www.ukrinform.ua/rubric-other_news/3727120-zakolot-prigozina-vse-so-vidomo-na-cej-moment.html</text:a>
</text:p>
      <!--NEWS-->
      <text:h text:style-name="P10" text:outline-level="1">
<text:span text:style-name="T4">
"Wagnerivtsi" led by Prigogin left the headquarters in Rostov</text:span>
</text:h>
      <text:p text:style-name="P4">
Authors: Ukrinform (Person)</text:p>
      <text:p text:style-name="P4">
Publisher: Укринформ (Organization)</text:p>
      <text:p text:style-name="P4">
Published Time: 2023-06-25T-3:09:00+03:00</text:p>
      <text:p text:style-name="P4">
Modified Time: 2023-06-25T00:09:00+03:00</text:p>
      <text:p text:style-name="P4">
Description: The owner of the Wagner PEC Yevhen Prigogin and his militants left the headquarters of the Southern Military District in Rostov, which was captured the day before. - Ukrinform.</text:p>
      <text:p text:style-name="P4">
Images: ['<text:a xlink:type="simple" xlink:href="https://static.ukrinform.com/photos/2023_06/thumb_files/630_360_1687579516-442.jpg" text:style-name="Internet_20_link" text:visited-style-name="Visited_20_Internet_20_Link">
630_360_16875...</text:a>
']</text:p>
      <text:p text:style-name="P4">
Tags: ['Російські військові', 'ПВК "Вагнера"', 'Пригожин']</text:p>
      <text:p text:style-name="P4">
Type: Article</text:p>
      <!--METADATA-->
      <text:p text:style-name="P4">
<draw:frame draw:style-name="fr1" draw:name="Image318" text:anchor-type="as-char" svg:width="6.9236in" svg:height="3.956343in" draw:z-index="0">
<draw:image xlink:href="../Images/yкринформ/2023-06-25T-3-09-00-03-00/630_360_1687579516-442.jpg" xlink:type="simple" xlink:show="embed" xlink:actuate="onLoad" draw:mime-type="image/jpeg"/>
</draw:frame>
The Wagner Owner Yevgeny Prigogin and his fighters left the headquarters of the South -military district in Rostov, which was captured the day before.</text:p>
      <text:p text:style-name="P4">
The corresponding video was published by the propaganda resource <text:a xlink:type="simple" xlink:href="https://t.me/s/rian_ru" text:style-name="Internet_20_link" text:visited-style-name="Visited_20_Internet_20_Link">
RIA Novosti</text:a>
, reports Ukrinform.</text:p>
      <text:p text:style-name="P4">
"Prigogine left the headquarters with Wagner fighters. - says the post.</text:p>
      <text:p text:style-name="P4">
The widespread video shows that Rostov residents who gathered near the headquarters are escorted by a purse with applause and applause.</text:p>
      <text:p text:style-name="P4">
As it was reported, the head <text:a xlink:type="simple" xlink:href="http://www.ukrinform.ua/tag-pvk-vagnera" text:style-name="Internet_20_link" text:visited-style-name="Visited_20_Internet_20_Link">
PVC "Wagner"</text:a>
On June 23, Yevgeny Prigogin declared Demarsh against the Russian military leadership, in particular against the Minister of Defense Sergei Shoig.</text:p>
      <text:p text:style-name="P4">
<text:span text:style-name="T4">
 Read also: </text:span>
 <text:a xlink:type="simple" xlink:href="https://www.ukrinform.ua/rubric-world/3727370-kriminalnu-spravu-proti-prigozina-pripinat-vin-pide-do-bilorusi-peskov.html" text:style-name="Internet_20_link" text:visited-style-name="Visited_20_Internet_20_Link">
Criminal case against Prigogine will be stopped, he is "sub -Belarus" - <text:span text:style-name="T4">
 Peskov </text:span>
</text:a>
According to him, Shoigu came to Rostov-on-Don, where he personally conducted the operation of the destruction of "Wagner".</text:p>
      <text:p text:style-name="P4">
Wagner established control of military objects in Rostov-on-Don.</text:p>
      <text:p text:style-name="P4">
<text:span text:style-name="T4">
 Read also: </text:span>
 <text:a xlink:type="simple" xlink:href="https://www.ukrinform.ua/rubric-other_news/3727120-zakolot-prigozina-vse-so-vidomo-na-cej-moment.html" text:style-name="Internet_20_link" text:visited-style-name="Visited_20_Internet_20_Link">
<text:span text:style-name="T4">
 Rebellion </text:span>
 Prigogine. All that is known at this moment</text:a>
On June 24, Oleksandr Lukashenko, in agreement with the President of the Russian Federation Vladimirputin, negotiated with Yevgeny Prigogin. According to the results, the Wagner PEC has stated that it was deploying the group fighters to the field.</text:p>
      <text:p text:style-name="P4">
News Source: <text:a xlink:type="simple" xlink:href="https://www.ukrinform.ua/rubric-world/3727374-vagnerivci-na-coli-z-prigozinim-zalisili-stab-u-rostovi.html" text:style-name="Internet_20_link" text:visited-style-name="Visited_20_Internet_20_Link">
https://www.ukrinform.ua/rubric-world/3727374-vagnerivci-na-coli-z-prigozinim-zalisili-stab-u-rostovi.html</text:a>
</text:p>
      <!--NEWS-->
      <text:h text:style-name="P10" text:outline-level="1">
<text:span text:style-name="T4">
"Wagnerivtsi" led by Prigogin left the headquarters in Rostov</text:span>
</text:h>
      <text:p text:style-name="P4">
Authors: Ukrinform (Person)</text:p>
      <text:p text:style-name="P4">
Publisher: Укринформ (Organization)</text:p>
      <text:p text:style-name="P4">
Published Time: 2023-06-25T00:09:00+03:00</text:p>
      <text:p text:style-name="P4">
Modified Time: 2023-06-25T00:09:00+03:00</text:p>
      <text:p text:style-name="P4">
Description: The owner of the Wagner PEC Yevhen Prigogin and his militants left the headquarters of the Southern Military District in Rostov, which was captured the day before. - Ukrinform.</text:p>
      <text:p text:style-name="P4">
Images: ['<text:a xlink:type="simple" xlink:href="https://static.ukrinform.com/photos/2023_06/thumb_files/630_360_1687579516-442.jpg" text:style-name="Internet_20_link" text:visited-style-name="Visited_20_Internet_20_Link">
630_360_16875...</text:a>
']</text:p>
      <text:p text:style-name="P4">
Tags: ['Російські військові', 'ПВК "Вагнера"', 'Пригожин']</text:p>
      <text:p text:style-name="P4">
Type: Article</text:p>
      <!--METADATA-->
      <text:p text:style-name="P4">
<draw:frame draw:style-name="fr1" draw:name="Image319" text:anchor-type="as-char" svg:width="6.9236in" svg:height="3.956343in" draw:z-index="0">
<draw:image xlink:href="../Images/yкринформ/2023-06-25T00-09-00-03-00/630_360_1687579516-442.jpg" xlink:type="simple" xlink:show="embed" xlink:actuate="onLoad" draw:mime-type="image/jpeg"/>
</draw:frame>
The Wagner Owner Yevgeny Prigogin and his fighters left the headquarters of the South -military district in Rostov, which was captured the day before.</text:p>
      <text:p text:style-name="P4">
The corresponding video was published by the propaganda resource <text:a xlink:type="simple" xlink:href="https://t.me/s/rian_ru" text:style-name="Internet_20_link" text:visited-style-name="Visited_20_Internet_20_Link">
RIA Novosti</text:a>
, reports Ukrinform.</text:p>
      <text:p text:style-name="P4">
"Prigogine left the headquarters with Wagner fighters. - says the post.</text:p>
      <text:p text:style-name="P4">
The widespread video shows that Rostov residents who gathered near the headquarters are escorted by a purse with applause and applause.</text:p>
      <text:p text:style-name="P4">
As it was reported, the head <text:a xlink:type="simple" xlink:href="http://www.ukrinform.ua/tag-pvk-vagnera" text:style-name="Internet_20_link" text:visited-style-name="Visited_20_Internet_20_Link">
PVC "Wagner"</text:a>
On June 23, Yevgeny Prigogin declared Demarsh against the Russian military leadership, in particular against the Minister of Defense Sergei Shoig.</text:p>
      <text:p text:style-name="P4">
<text:span text:style-name="T4">
 Read also: </text:span>
 <text:a xlink:type="simple" xlink:href="https://www.ukrinform.ua/rubric-world/3727370-kriminalnu-spravu-proti-prigozina-pripinat-vin-pide-do-bilorusi-peskov.html" text:style-name="Internet_20_link" text:visited-style-name="Visited_20_Internet_20_Link">
Criminal case against Prigogine will be stopped, he is "sub -Belarus" - <text:span text:style-name="T4">
 Peskov </text:span>
</text:a>
According to him, Shoigu came to Rostov-on-Don, where he personally conducted the operation of the destruction of "Wagner".</text:p>
      <text:p text:style-name="P4">
Wagner established control of military objects in Rostov-on-Don.</text:p>
      <text:p text:style-name="P4">
<text:span text:style-name="T4">
 Read also: </text:span>
 <text:a xlink:type="simple" xlink:href="https://www.ukrinform.ua/rubric-other_news/3727120-zakolot-prigozina-vse-so-vidomo-na-cej-moment.html" text:style-name="Internet_20_link" text:visited-style-name="Visited_20_Internet_20_Link">
<text:span text:style-name="T4">
 Rebellion </text:span>
 Prigogine. All that is known at this moment</text:a>
On June 24, Oleksandr Lukashenko, in agreement with the President of the Russian Federation Vladimirputin, negotiated with Yevgeny Prigogin. According to the results, the Wagner PEC has stated that it was deploying the group fighters to the field.</text:p>
      <text:p text:style-name="P4">
News Source: <text:a xlink:type="simple" xlink:href="https://www.ukrinform.ua/rubric-world/3727374-vagnerivci-na-coli-z-prigozinim-zalisili-stab-u-rostovi.html" text:style-name="Internet_20_link" text:visited-style-name="Visited_20_Internet_20_Link">
https://www.ukrinform.ua/rubric-world/3727374-vagnerivci-na-coli-z-prigozinim-zalisili-stab-u-rostovi.html</text:a>
</text:p>
      <!--NEWS-->
      <text:h text:style-name="P10" text:outline-level="1">
<text:span text:style-name="T4">
Prigogine's rebellion. All that is known at this moment</text:span>
</text:h>
      <text:p text:style-name="P4">
Authors: Ukrinform (Person)</text:p>
      <text:p text:style-name="P4">
Publisher: Укринформ (Organization)</text:p>
      <text:p text:style-name="P4">
Published Time: 2023-06-25T00:14:00+03:00</text:p>
      <text:p text:style-name="P4">
Modified Time: 2023-06-25T00:14:00+03:00</text:p>
      <text:p text:style-name="P4">
Description: The leader of the Wagner PEC Yevhen Prigogin on the eve, June 23, declared Demarsh against the Russian military leadership, in particular, against the Minister of Defense of the Russian Federation Sergey Shoig. - Ukrinform.</text:p>
      <text:p text:style-name="P4">
Images: ['<text:a xlink:type="simple" xlink:href="https://static.ukrinform.com/photos/2022_11/thumb_files/630_360_1668570305-546.jpg" text:style-name="Internet_20_link" text:visited-style-name="Visited_20_Internet_20_Link">
630_360_16685...</text:a>
']</text:p>
      <text:p text:style-name="P4">
Tags: ['Росія', 'Пригожин']</text:p>
      <text:p text:style-name="P4">
Type: Article</text:p>
      <!--METADATA-->
      <text:p text:style-name="P4">
<draw:frame draw:style-name="fr1" draw:name="Image320" text:anchor-type="as-char" svg:width="6.9236in" svg:height="3.956343in" draw:z-index="0">
<draw:image xlink:href="../Images/yкринформ/2023-06-25T00-14-00-03-00/630_360_1668570305-546.jpg" xlink:type="simple" xlink:show="embed" xlink:actuate="onLoad" draw:mime-type="image/jpeg"/>
</draw:frame>
The Wagner leader Yevgeny Prigogin, on the eve of June 23, announced the Demarsch of the Anti -Russian Military leadership, in particular, against the Minister of Defense of the RF Seaug.</text:p>
      <text:p text:style-name="P4">
According to his <text:a xlink:type="simple" xlink:href="https://t.me/concordgroup_official/1287" text:style-name="Internet_20_link" text:visited-style-name="Visited_20_Internet_20_Link">
words</text:a>
, Shogga Rostov, where he personally performed an operation to destroy the Wagnerians, so 25,000 people were gone to "restore justice".</text:p>
      <text:p text:style-name="P4">
At the same time, he urged not to call it a "military coup" and added that the shooig fled the Rostov cowardly and "this creature would be stopped." In the Ministry of Defense, the refining was called provocation.</text:p>
      <text:p text:style-name="P4">
_ <text:span text:style-name="T4">
 Ukrinform gathers all the news about the situation in Russia. </text:span>
 _</text:p>
      <text:p text:style-name="P4">
<text:span text:style-name="T4">
 June 25 </text:span>
</text:p>
      <text:p text:style-name="P4">
<text:span text:style-name="T4">
 00: 09 </text:span>
 *<text:span text:style-name="T5">
 The owner of Wagner PEC Yevhen Prigogin and his militants <text:a xlink:type="simple" xlink:href="https://www.ukrinform.ua/rubric-world/3727374-vagnerivci-na-coli-z-prigozinim-zalisili-stab-u-rostovi.html" text:style-name="Internet_20_link" text:visited-style-name="Visited_20_Internet_20_Link">
left the span of the Southern Military District in Rostov</text:a>
</text:span>
!</text:p>
      <text:p text:style-name="P4">
_ <text:span text:style-name="T4">
<text:span text:style-name="T5">
*</text:span>
</text:span>
 _</text:p>
      <text:p text:style-name="P4">
<text:span text:style-name="T4">
 June 24 </text:span>
</text:p>
      <text:p text:style-name="P4">
<text:span text:style-name="T4">
 22: 59 - and </text:span>
 ** some mediation of Belarus at the Kremlin negotiations with the founder</text:p>
      <text:p text:style-name="P4">
About it <text:a xlink:type="simple" xlink:href="https://www.ukrinform.ua/rubric-world/3727370-kriminalnu-spravu-proti-prigozina-pripinat-vin-pide-do-bilorusi-peskov.html" text:style-name="Internet_20_link" text:visited-style-name="Visited_20_Internet_20_Link">
told the spokesman of the President of the Russian Federation Dmitry Peskov</text:a>
. According to him, the criminal case against Prigogine will be terminated, "he will go to Belarus."</text:p>
      <text:p text:style-name="Horizontal_20_Line"/>
      <text:p text:style-name="P4">
** 22: 14 - Alexander Lukashenko had a telephone conversation with Vladimir Putinimz with the results of negotiations with the leadership</text:p>
      <text:p text:style-name="P4">
As noted <text:a xlink:type="simple" xlink:href="https://www.ukrinform.ua/rubric-world/3727365-lukasenko-i-putin-obgovorili-telefonom-domovlenosti-z-prigozinim.html" text:style-name="Internet_20_link" text:visited-style-name="Visited_20_Internet_20_Link">
the state news agency of Belarus Belta</text:a>
, "The President of Russia supported the bailiff for the Belarusian colleague for his work."</text:p>
      <text:p text:style-name="Horizontal_20_Line"/>
      <text:p text:style-name="P4">
<text:span text:style-name="T4">
 21: 38 In the US Presidential Administration Joe Biden, a meeting was held at which recent events in Russia were considering. </text:span>
</text:p>
      <text:p text:style-name="P4">
"The national security team has informed today Presidential and Vice President Harris about the latest events in Russia," <text:a xlink:type="simple" xlink:href="https://www.ukrinform.ua/rubric-world/3727359-u-bilomu-domi-vidbulasa-narada-stosovno-situacii-v-rosii.html" text:style-name="Internet_20_link" text:visited-style-name="Visited_20_Internet_20_Link">
said the Skilled House</text:a>
 .</text:p>
      <text:p text:style-name="Horizontal_20_Line"/>
      <text:p text:style-name="Horizontal_20_Line"/>
      <text:p text:style-name="P4">
*!</text:p>
      <text:p text:style-name="P4">
<text:a xlink:type="simple" xlink:href="https://www.ukrinform.ua/rubric-world/3727341-zelenskij-vpevnenij-so-putin-vze-ne-u-moskvi.html" text:style-name="Internet_20_link" text:visited-style-name="Visited_20_Internet_20_Link">
He turned Russian to the Russians:</text:a>
“I will say in Russian. A person from the Kremlin, obviously, is very afraid and, probably, is hiding somewhere, does not show. I am sure that no longer in Moscow. Calls somewhere, begging something. He knows what he is afraid of because he himself created this threat. All evil, all losses, all hatred - he spreads it himself. And the longer it will still be able to run away between your bunkers, the more you will lose everything, everything that is connected with Russia. ”</text:p>
      <text:p text:style-name="Horizontal_20_Line"/>
      <text:p text:style-name="P4">
<text:span text:style-name="T4">
 20: 30 - Oleksandr Lukashenko Proviv Needle the PVC “Wagner” by єvgen Prigozhynia. </text:span>
 Yak the telegram channel “The First Pool”, [The President of the Russian Federation President Volodymyr Putіy.(https://www.ukrinform.ua/rubric-world/3727338-u-lukasenka-zaavili-so-vin-uves-den-provodiv-peregovori-z-prigozinim.html)And they continued "throughout the day."</text:p>
      <text:p text:style-name="Horizontal_20_Line"/>
      <text:p text:style-name="P4">
<text:span text:style-name="T5">
!(https://www.ukrinform.ua/rubric-world/3727319-rosijski-oligarhi-ta-uradovci-zalisaut-moskvu-zmi.html). </text:span>
* Russian media reported.</text:p>
      <text:p text:style-name="P4">
In particular, according to the publication "Important History", two planes used by Russian President Vladimir Putin used from Moscow on June 24.</text:p>
      <text:p text:style-name="Horizontal_20_Line"/>
      <text:p text:style-name="P4">
<text:span text:style-name="T4">
 20: 16 - FSB conducts mass raids in the regions of Russia </text:span>
 to the addresses of the current mercenaries of the Wagner PEC.</text:p>
      <text:p text:style-name="P4">
Security officers come home with weapons, look for mercenaries and <text:a xlink:type="simple" xlink:href="https://www.ukrinform.ua/rubric-world/3727332-fsb-provodit-u-regionah-rejdi-za-adresami-kolisnih-ta-ninisnih-vagnerivciv-zmi.html" text:style-name="Internet_20_link" text:visited-style-name="Visited_20_Internet_20_Link">
threatens criminal cases about the State Education, if they decide to join the way. </text:a>
***</text:p>
      <text:p text:style-name="P4">
<text:span text:style-name="T4">
 20: 08 - US President Joe Biden <text:a xlink:type="simple" xlink:href="https://www.ukrinform.ua/rubric-world/3727329-bajden-obgovoriv-z-makronom-solcom-i-sunakom-situaciu-v-rf.html" text:style-name="Internet_20_link" text:visited-style-name="Visited_20_Internet_20_Link">
spent telephone conversations</text:a>
</text:span>
 <text:span text:style-name="T4">
 With France head Emmanulemmacron, German Chancellor Olaf Scholts and Prime Minister of Great Britain Richa Sunak. </text:span>
</text:p>
      <text:p text:style-name="P4">
“The leaders discussed the situation in Russia. They also confirmed their unwavering support of Ukraine, ”the White House noted.</text:p>
      <text:p text:style-name="P4">
***<text:a xlink:type="simple" xlink:href="https://www.ukrinform.ua/rubric-world/3727321-u-mzs-rosii-opriludnili-zaavu-pro-potocnu-vnutrisnopoliticnu-situaciu.html" text:style-name="Internet_20_link" text:visited-style-name="Visited_20_Internet_20_Link">
The Russian Foreign Ministry states that the desire of "conspirators" aimed at destabilizing the country in the country</text:a>
, "Rapes on the hand of Russia's external enemies." The Ministry of Foreign Affairs of the Russian Federation has warned Western countries from using an internal situation in the country to achieve its "Russophobic purposes".</text:p>
      <text:p text:style-name="Horizontal_20_Line"/>
      <text:p text:style-name="P4">
<text:span text:style-name="T5">
!(https://www.ukrinform.ua/rubric-world/3727311-biloruskij-opozicijnij-kabmin-zaaviv-so-denonsue-ugodi-z-rosieu.html) </text:span>
* <text:a xlink:type="simple" xlink:href="https://www.ukrinform.ua/rubric-world/3727311-biloruskij-opozicijnij-kabmin-zaaviv-so-denonsue-ugodi-z-rosieu.html" text:style-name="Internet_20_link" text:visited-style-name="Visited_20_Internet_20_Link">
 </text:a>
But the Dobilorian people and the Belarusian military addressed.</text:p>
      <text:p text:style-name="P4">
"The question arises about the existence of our country. It is up to us whether we will be able to get rid of the imperial oppression of Russia and build a free inhabitant state - the Republic of Belarus," the statement reads.</text:p>
      <text:p text:style-name="Horizontal_20_Line"/>
      <text:p text:style-name="P4">
<text:span text:style-name="T5">
!(https://www.ukrinform.ua/rubric-world/3727304-u-moskvi-ogolosili-26-cervna-nerobocim-dnem.html)</text:span>
* "In order to minimize risks" against the background of announcement of a counter -terrorist operation regime.</text:p>
      <text:p text:style-name="Horizontal_20_Line"/>
      <text:p text:style-name="P4">
<text:span text:style-name="T4">
 18: 26 - a number of Internet resources </text:span>
 has been blocked in Russia, to disseminate calls for participation in the rebellion of the Wagner PEC.</text:p>
      <text:p text:style-name="P4">
“<text:a xlink:type="simple" xlink:href="https://www.ukrinform.ua/rubric-world/3727302-u-rosii-blokuut-internetresursi-sob-zavaditi-posirennu-zaklikiv-do-buntu.html" text:style-name="Internet_20_link" text:visited-style-name="Visited_20_Internet_20_Link">
A number of resources are limited</text:a>
In order to impede the spread of calls for participation of the deposited rebellion, ”Roskomnady said.</text:p>
      <text:p text:style-name="Horizontal_20_Line"/>
      <text:p text:style-name="P4">
<text:span text:style-name="T4">
 18: 28-</text:span>
 Minister of Foreign Affairs Dmytro Kuleba believes that ** any test that arises in Russia</text:p>
      <text:p text:style-name="P4">
"Any uprising, any problem that arises in the rear of the enemy, is in the interests ... now very early to predict the consequences(For Ukraine - ed.)because Prigogine rebelled against the entire car of the Russian state, therefore, it would be too speculative to predict them. Once again I repeat: <text:a xlink:type="simple" xlink:href="https://www.ukrinform.ua/rubric-world/3727303-dmitro-kuleba-vvazae-so-bunt-vagnerivciv-u-rosii-na-blago-nasoi-peremogi.html" text:style-name="Internet_20_link" text:visited-style-name="Visited_20_Internet_20_Link">
any test in the rear of the enemy-for the benefit of our victory</text:a>
”, - said the Foreign Minister.</text:p>
      <text:p text:style-name="P4">
<text:span text:style-name="T4">
<text:span text:style-name="T5">
*</text:span>
</text:span>
It is noted that the parties "discussed the current situation in Russia."</text:p>
      <text:p text:style-name="P4">
The head of the State Department emphasized that "the support of Ukraine by the United States will change." In addition, the United States will "continue to work closely with members and partners."</text:p>
      <text:p text:style-name="Horizontal_20_Line"/>
      <text:p text:style-name="P4">
<text:span text:style-name="T4">
 18: 02 -</text:span>
 Turkish President Recep Taiip Erdogan had a telephone conversation with Russian President Vladimir Putin, during which <text:span text:style-name="T4">
 <text:a xlink:type="simple" xlink:href="https://www.ukrinform.ua/rubric-world/3727295-erdogan-pidtrimav-putina-na-tli-zakolotu-prigozina.html" text:style-name="Internet_20_link" text:visited-style-name="Visited_20_Internet_20_Link">
Turkish leadership was a willingness to promote the situation as soon as possible.</text:a>
</text:span>
</text:p>
      <text:p text:style-name="P4">
Erdogan also emphasized "the importance of acting common sense."</text:p>
      <text:p text:style-name="Horizontal_20_Line"/>
      <text:p text:style-name="P4">
<text:span text:style-name="T5">
!(https://www.ukrinform.ua/rubric-world/3727294-bunt-pvk-vagner-vidkrivae-pered-ukrainou-dva-scenarii-dij-polskij-general.html): </text:span>
* Fast counterattack in depth of the Russian army or nomination of a moscowatum on the withdrawal of troops from the territory of Ukraine. This opinion was expressed in the commentary resumption of Ukrinform by the ex -commander of Poland Land Forces, former Deputy Minister of National Defense, General Valdemar Sklipchak.</text:p>
      <text:p text:style-name="P4">
"It is unknown what this rebellion will end, but it is clear that the Russians are frightened, some of the regular troops do not want to counteract the Wagner PEC because they are tired of both war and minister Shoigu," the expert said.</text:p>
      <text:p text:style-name="P4">
According to him, the situation in Russia will develop either in the scenario of "bloody rizanins or changes in power in the Kremlin".</text:p>
      <text:p text:style-name="Horizontal_20_Line"/>
      <text:p text:style-name="P4">
<text:span text:style-name="T4">
 17: 52 - Austrian Federal Chancellor Carl Nevammer has expressed anxiety about nuclear weapons in Russia </text:span>
 due to the PECVagner armed formation.</text:p>
      <text:p text:style-name="P4">
"Events in the Russian Federation always have an extremely important strategic thing because Russia has biological, chemical and nuclear weapons.(https://www.ukrinform.ua/rubric-world/3727289-kancler-avstrii-pro-podii-v-rf-aderna-zbroa-ne-povinna-potrapiti-do-cuzih-ruk.html)", - said Chancellor.</text:p>
      <text:p text:style-name="Horizontal_20_Line"/>
      <text:p text:style-name="P4">
<text:span text:style-name="T5">
!](https://www.ukrinform.ua/rubric-world/3727288-pvk-vagner-zaklikae-vijskovih-rf-z-okupovanih-teritorij-priednatisa-do-marsu-na-moskvu.html) </text:span>
*</text:p>
      <text:p text:style-name="Horizontal_20_Line"/>
      <text:p text:style-name="P4">
<text:span text:style-name="T4">
 17: 20 - in the Russian Federation <text:a xlink:type="simple" xlink:href="https://www.ukrinform.ua/rubric-world/3727283-kolona-vagnera-distalasa-lipeckoi-oblasti-do-moskvi-zalisilosa-420-kilometriv.html" text:style-name="Internet_20_link" text:visited-style-name="Visited_20_Internet_20_Link">
the column of PEC "Wagner" reached the Lipetsk region</text:a>
. </text:span>
 The colon walks past the city of Yelets, located near the Don Federal highway. In itself, the security officers blocked the entrances and trips. According to the newspaper, the column is 420 km from Moscow.</text:p>
      <text:p text:style-name="Horizontal_20_Line"/>
      <text:p text:style-name="P4">
<text:span text:style-name="T4">
 17: 06 - the operational headquarters of the Lipetsk region of the Russian Federation called on residents(https://www.ukrinform.ua/rubric-world/3727280-bunt-prigozina-v-rosii-u-lipeckij-oblasti-zaklikaut-ne-vihoditi-z-domu.html)Hold from any trips in the region. </text:span>
</text:p>
      <text:p text:style-name="P4">
"In order to ensure the law and order of citizens of the Lipetsk region, the regional headquarters of the region asks residents without urgent need not to leave the house and refrain from any trips on personal or public transport," - the message reads.</text:p>
      <text:p text:style-name="Horizontal_20_Line"/>
      <text:p text:style-name="P4">
<text:span text:style-name="T4">
 17: 04 - Latvia Foreign Minister Edgar Rinkevich stated that Latvian would issue humanitarian or other types of visas to the Russians </text:span>
, and not changed last year's restrictions on crossing the border even against the background of current events of URF.</text:p>
      <text:p text:style-name="Horizontal_20_Line"/>
      <text:p text:style-name="P4">
<text:span text:style-name="T4">
 16: 53 - Austrian Foreign Ministry <text:a xlink:type="simple" xlink:href="https://www.ukrinform.ua/rubric-world/3727273-avstria-zasteregla-gromadan-vid-poizdok-u-sist-oblastej-rf.html" text:style-name="Internet_20_link" text:visited-style-name="Visited_20_Internet_20_Link">
warns its citizens from trips to six oblasts</text:a>
</text:span>
 that borders Ukraine.</text:p>
      <text:p text:style-name="P4">
"We warn against trips to administrative areas bordering Ukraine(Belgorod, Kursk, Bryansk, Voronezh, Rostov, Krasnodar).У зв'язку з нинішніми подіями слід уникати зазначених адміністративнихобластей, зокрема міста Ростов та прилеглих територій", - йдеться урекомендації.</text:p>
      <text:p text:style-name="Horizontal_20_Line"/>
      <text:p text:style-name="P4">
<text:span text:style-name="T4">
16:26 - Президент Росії Володимир Путін<text:a xlink:type="simple" xlink:href="https://www.ukrinform.ua/rubric-ato/3727268-putin-pidpisav-zakon-pro-arest-do-30-dib-za-porusenna-rezimu-voennogo-stanu.html" text:style-name="Internet_20_link" text:visited-style-name="Visited_20_Internet_20_Link">
 підписав закон про адміністративнувідповідальність за порушення режиму воєнного стану.</text:a>
</text:span>
</text:p>
      <text:p text:style-name="P4">
In particular, the Code of Administrative Offenses(Administrative Code)It is supplemented by the Article 20.51, according to which the violation of the martial law will be punished by a prominence of an administrative fine of citizens in the amount of 500 to 1000 rubles or administrative arrest for up to 30 days.</text:p>
      <text:p text:style-name="P4">
For officials, the amount of the fine will be from one to two thousand rubles or arrest will be applied up to 30 days.***</text:p>
      <text:p text:style-name="P4">
<text:span text:style-name="T4">
 16: 05 - Presidential President Dmitry Peskov said <text:a xlink:type="simple" xlink:href="https://www.ukrinform.ua/rubric-world/3727261-peskov-zaaviv-so-putin-pracue-u-kremli.html" text:style-name="Internet_20_link" text:visited-style-name="Visited_20_Internet_20_Link">
Vladimir Putin Kremlin</text:a>
and continues to work. </text:span>
</text:p>
      <text:p text:style-name="P4">
Earlier on a number of telegrams, information appeared that Putin went to Izmoskov to one of his residences located in another region.</text:p>
      <text:p text:style-name="Horizontal_20_Line"/>
      <text:p text:style-name="P4">
*!</text:p>
      <text:p text:style-name="P4">
“He had telephone conversations with G7 foreign ministers to exchange views in Russia. Before the meeting of the EU Council of Ministers on Foreign Affairs, which will take place on Monday, I coordinate the inside of the European Union and activated the crisis response center. Our support of Ukraine remains unchanged ”, - <text:a xlink:type="simple" xlink:href="https://www.ukrinform.ua/rubric-world/3727257-borrel-obgovoriv-z-ministrami-zakordonnih-sprav-g7-situaciu-v-rosii.html" text:style-name="Internet_20_link" text:visited-style-name="Visited_20_Internet_20_Link">
wrote</text:a>
he.</text:p>
      <text:p text:style-name="Horizontal_20_Line"/>
      <text:p text:style-name="P4">
<text:span text:style-name="T4">
 15: 41 - in Moscow <text:a xlink:type="simple" xlink:href="https://www.ukrinform.ua/rubric-world/3727256-u-moskvi-perekrili-ruh-rickovogo-transportu.html" text:style-name="Internet_20_link" text:visited-style-name="Visited_20_Internet_20_Link">
blocked the movement of river transport.</text:a>
</text:span>
</text:p>
      <text:p text:style-name="P4">
"The Moscow River Movement has been temporarily terminated, the work of the berths is also limited, stated in the capital department of transport,"-said in the telegram-channel state information agency.</text:p>
      <text:p text:style-name="Horizontal_20_Line"/>
      <text:p text:style-name="P4">
** 15: 32-in Russian Rostov-on-Don, near the headquarters of the Southern military round, sounds of explosions and shooting were heard.(https://t.me/nexta_live/55325)Nexta.</text:p>
      <text:p text:style-name="Horizontal_20_Line"/>
      <text:p text:style-name="P4">
** 15: 11 - NATO officials reacted restrained to events in Russia, where the Vagner's Silaworious Company refused to comply</text:p>
      <text:p text:style-name="P4">
"We continue to monitor this situation," - said <text:a xlink:type="simple" xlink:href="https://www.ukrinform.ua/rubric-world/3727245-u-nato-lakonicno-prokomentuvali-podii-v-rosii.html" text:style-name="Internet_20_link" text:visited-style-name="Visited_20_Internet_20_Link">
spokesman</text:a>
Oan Lungescu.</text:p>
      <text:p text:style-name="Horizontal_20_Line"/>
      <text:p text:style-name="P4">
<text:span text:style-name="T4">
 14: 54 - President of Kazakhstan Kasim -Zhomart Tokaev during a telephone conversation by Russian President Vladimir Putin <text:a xlink:type="simple" xlink:href="https://www.ukrinform.ua/rubric-world/3727236-tokaev-u-rozmovi-z-putinim-nazvav-zakolot-vagnerivciv-vnutrisnou-spravou-rosii.html" text:style-name="Internet_20_link" text:visited-style-name="Visited_20_Internet_20_Link">
named the rebellion of the "Wagner" "internal affair of Russia". </text:a>
 </text:span>
</text:p>
      <text:p text:style-name="Horizontal_20_Line"/>
      <text:p text:style-name="P4">
<text:span text:style-name="T5">
!(https://www.ukrinform.ua/rubric-world/3727235-u-moskovskij-oblasti-perekrili-mosti-cerez-oku.html) </text:span>
* <text:a xlink:type="simple" xlink:href="https://www.ukrinform.ua/rubric-world/3727235-u-moskovskij-oblasti-perekrili-mosti-cerez-oku.html" text:style-name="Internet_20_link" text:visited-style-name="Visited_20_Internet_20_Link">
</text:a>
To the south and east of Moscow, not specifying the causes of this.</text:p>
      <text:p text:style-name="Horizontal_20_Line"/>
      <text:p text:style-name="P4">
<text:span text:style-name="T4">
 14: 45 - in the United Kingdom and Poland "closely monitor" the situation of birth. </text:span>
</text:p>
      <text:p text:style-name="P4">
“After night events with the participation of Wagner group and Russian military we(The United Kingdom - Ed.)We closely monitor the situation and work closely with famous allies, ”said British Foreign Minister Jamekleverly.</text:p>
      <text:p text:style-name="P4">
And Presidential Advisor Pavel Salek stated that in the neighboring Ukraine, too <text:a xlink:type="simple" xlink:href="https://www.ukrinform.ua/rubric-world/3727233-u-velikij-britanii-ta-polsi-uvazno-stezat-za-situacieu-v-rosii.html" text:style-name="Internet_20_link" text:visited-style-name="Visited_20_Internet_20_Link">
monitor the situation in the Russian Federation</text:a>
.</text:p>
      <text:p text:style-name="Horizontal_20_Line"/>
      <text:p text:style-name="P4">
*!</text:p>
      <text:p text:style-name="P4">
As <text:a xlink:type="simple" xlink:href="https://www.ukrinform.ua/rubric-world/3727231-u-moskvi-vveli-rezim-kontrteroristicnoi-operacii-gotuutsa-do-oblogi-rozvidka.html" text:style-name="Internet_20_link" text:visited-style-name="Visited_20_Internet_20_Link">
reported</text:a>
UGUR of the Ministry of Defense of Ukraine, in this regard, security officers were permitted to: listen to any conversations and check the correspondence, conduct the detention of searches without additional approvals, force access to private and service, use of road transport of citizens and organizations, shutdown of all types Land, "removal of individuals from areas of the area of objects.</text:p>
      <text:p text:style-name="Horizontal_20_Line"/>
      <text:p text:style-name="P4">
<text:span text:style-name="T4">
 14: 26 - in the occupied Luhansk region in connection with the latest events in Russia, the enemy has developed a crossing regime at the border, and on the line of contact all cities closed the exit and exit. </text:span>
 **</text:p>
      <text:p text:style-name="P4">
“Due to that situation in Russia they(invaders - ed.)And still intensifying the regime, people do not move there at all, so the situation is critical ... Increased on the borders checkpoints. Even the pedestrian who opened there to Rashka, as of the morning they were closed. Now they have started working, but people are checked very carefully, ”said <text:a xlink:type="simple" xlink:href="https://www.ukrinform.ua/rubric-regions/3727227-na-lugansini-zagarbniki-posilili-propusknij-rezim-cerez-bunt-u-rosii.html" text:style-name="Internet_20_link" text:visited-style-name="Visited_20_Internet_20_Link">
Artemlysogor region head</text:a>
He added that people from Luhansk region do not dare to go to Rostov and Rostov region.</text:p>
      <text:p text:style-name="Horizontal_20_Line"/>
      <text:p text:style-name="P4">
<text:span text:style-name="T4">
 14: 23 - President of Poland Andrzej <text:a xlink:type="simple" xlink:href="https://www.ukrinform.ua/rubric-world/3727225-duda-proviv-konsultacii-z-silovikami-ta-souznikami-na-tli-podij-u-rosii.html" text:style-name="Internet_20_link" text:visited-style-name="Visited_20_Internet_20_Link">
Duda spent on Saturday consultation</text:a>
With the head of the government and the Minister of Poland, </text:span>
 as well as allies about the situation that develops.</text:p>
      <text:p text:style-name="P4">
“Due to the situation in Russia, he consulted in the morning with the Prime Minister of National Defense, as well as allies. The course of events behind our east border is under constant monitoring, ”Duda wrote.</text:p>
      <text:p text:style-name="Horizontal_20_Line"/>
      <text:p text:style-name="P4">
<text:span text:style-name="T4">
 14: 14 </text:span>
 - Russian President Vladimir Putin <text:a xlink:type="simple" xlink:href="https://www.ukrinform.ua/rubric-world/3727221-putin-proviv-rozmovi-z-prezidentami-kazahstanu-i-bilorusi-zmi.html" text:style-name="Internet_20_link" text:visited-style-name="Visited_20_Internet_20_Link">
spent conversations</text:a>
With the President of Kazakhstan Kasim-Zhomart Tokaev and President of Belarus Alexander Lukashenko, during which the Russian dictator informed his colleagues about the situation in the country.</text:p>
      <text:p text:style-name="P4">
In particular, Tokaev noted that <text:span text:style-name="T4">
 the current events are the internal business of Russia. </text:span>
</text:p>
      <text:p text:style-name="Horizontal_20_Line"/>
      <text:p text:style-name="P4">
*!(https://www.ukrinform.ua/rubric-world/3727203-mzs-cehii-pro-situaciu-v-rf-naresti-znaemo-so-tam-nazivaut-specoperacieu.html)“Here we finally know what is called special operation in Russia. After the sixteen months of war in Ukraine, Russia is fighting with Russia. No wonder. This is their tradition. The unfortunate war where they end with the execution of the king, chaos and the civil war of the spray eye unclean. Congratulations, ”wrote the head of the department of Jan Chernokhov.</text:p>
      <text:p text:style-name="Horizontal_20_Line"/>
      <text:p text:style-name="P4">
*!</text:p>
      <text:p text:style-name="P4">
“Keep track of internal events in Russia. I am also in a close contact with the embassy that does my best to get a clear idea of the situation. We will inform the Dutch who are in the country, the service of advice and information for travelers, ”the country's foreign minister wrote <text:a xlink:type="simple" xlink:href="https://www.ukrinform.ua/rubric-polytics/3727217-u-mzs-niderlandiv-zaklikali-uvazno-steziti-za-podiami-v-rosii.html" text:style-name="Internet_20_link" text:visited-style-name="Visited_20_Internet_20_Link">
Vopke Gucstra</text:a>
.</text:p>
      <text:p text:style-name="Horizontal_20_Line"/>
      <text:p text:style-name="P4">
<text:span text:style-name="T4">
 13: 35 - the next 48 hours will determine the new status of the Russian Federation </text:span>
, says adviser to the head of the Presidential Office of Ukraine Mykhailo Podolyak.<text:span text:style-name="T4">
<text:span text:style-name="T5">
*</text:span>
</text:span>
</text:p>
      <text:p text:style-name="P4">
<text:span text:style-name="T4">
 13: 29 - the European Union closely monitors the development of events in Russian federation </text:span>
, is in contact with international partners on this and confirms Ukraine's adamant support.</text:p>
      <text:p text:style-name="P4">
“We carry out careful monitoring of the development of the situation in Russia. We are VKontakte with European leaders and G7 partners. This is apparently a runae case to Russia. Our support of Ukraine and the President of Ukraine is adamant ”, - <text:a xlink:type="simple" xlink:href="https://www.ukrinform.ua/rubric-world/3727207-evrosouz-slidkue-za-podiami-u-rosii-ta-perebuvae-u-kontakti-z-g7-misel.html" text:style-name="Internet_20_link" text:visited-style-name="Visited_20_Internet_20_Link">
wrote</text:a>
Charles Michelle.</text:p>
      <text:p text:style-name="Horizontal_20_Line"/>
      <text:p text:style-name="P4">
*!About it <text:a xlink:type="simple" xlink:href="https://www.ukrinform.ua/rubric-world/3727202-ce-shoze-na-superkrah-u-nimeckomu-bundestagu-prokomentuvali-podii-v-rosii.html" text:style-name="Internet_20_link" text:visited-style-name="Visited_20_Internet_20_Link">
stated</text:a>
The Chairman of the Committee on Foreign Affairs of German Building Michael Rot.</text:p>
      <text:p text:style-name="P4">
“I do not know if the Russian criminal regime is seriously shaking. But in the face of a dictatorship, it looks like a super -driver when someone questioned the authorities of the ruling ruler. Putin's humiliation. And this is in the eyes of the world public, ”the deputy wrote.</text:p>
      <text:p text:style-name="P4">
He added that the Russian criminal regime is "cannibalized".</text:p>
      <text:p text:style-name="Horizontal_20_Line"/>
      <text:p text:style-name="P4">
*!</text:p>
      <text:p text:style-name="P4">
“On the betrayal of the Motherland President(Putin - ed.)He was deeply mistaken. My homeland is fighting and fighting, all fighters of Wagner PEC. Some people are not going on the request of the President, the FSB or someone else to come with a manner ... Because we do not want the country to live further in corruption, deception and bureaucracy, ”<text:a xlink:type="simple" xlink:href="https://www.ukrinform.ua/rubric-world/3727201-nihto-ne-prijde-z-povinnou-prigozin-vperse-vidkrito-visloviv-nezgodu-z-putinim.html" text:style-name="Internet_20_link" text:visited-style-name="Visited_20_Internet_20_Link">
said Prigozhin</text:a>
.</text:p>
      <text:p text:style-name="Horizontal_20_Line"/>
      <text:p text:style-name="P4">
<text:span text:style-name="T4">
 13: 15 -<text:a xlink:type="simple" xlink:href="https://www.ukrinform.ua/rubric-world/3727196-u-bik-moskvi-ruhaetsa-kolona-vijskovoi-tehniki-zmi.html" text:style-name="Internet_20_link" text:visited-style-name="Visited_20_Internet_20_Link">
a column of military equipment moves towards Moscow</text:a>
The M4 highway in Lipetsk region. </text:span>
</text:p>
      <text:p text:style-name="Horizontal_20_Line"/>
      <text:p text:style-name="P4">
<text:span text:style-name="T4">
 13: 00 - President Volodymyr Zelenskyy <text:a xlink:type="simple" xlink:href="https://www.ukrinform.ua/rubric-polytics/3727189-ukraina-zdatna-zahistiti-evropu-vid-rozpovzanna-rosijskogo-zla-i-haosu-zelenskij.html" text:style-name="Internet_20_link" text:visited-style-name="Visited_20_Internet_20_Link">
reacted to rebellion</text:a>
Wagner PVC against the Russian authorities </text:span>
 and stated that the weakness of the Russian Federation is obvious. According to its words, Ukraine is able to protect Europe from the spread of Russian evil Ihaos.<text:span text:style-name="T4">
<text:span text:style-name="T5">
*</text:span>
</text:span>
</text:p>
      <text:p text:style-name="P4">
<text:span text:style-name="T4">
 12: 45 </text:span>
 - Secretary of the National Security and Defense Council of Ukraine Alexeydanilov <text:a xlink:type="simple" xlink:href="https://www.ukrinform.ua/rubric-ato/3727181-ukrainska-formula-miru-peredbacae-u-tomu-cisli-zapusk-procesiv-samorujnacii-rosii-danilov.html" text:style-name="Internet_20_link" text:visited-style-name="Visited_20_Internet_20_Link">
declared</text:a>
that <text:span text:style-name="T4">
 Ukrainian peace formula envisages the launch of the Self -Development of Russia. </text:span>
</text:p>
      <text:p text:style-name="Horizontal_20_Line"/>
      <text:p text:style-name="P4">
<text:span text:style-name="T5">
!(https://www.ukrinform.ua/rubric-world/3727179-bunt-prigozina-e-oznakou-krahu-putinskogo-rezimu-gur.html)President of the Russian Federation Vladimir Putin </text:span>
*, said GUR Andriy Yusov.</text:p>
      <text:p text:style-name="P4">
According to him, first of all, it should be understood that it is an internal conflict and confrontation that is a direct consequence of Putin's criminal aggression against Ukraine.</text:p>
      <text:p text:style-name="Horizontal_20_Line"/>
      <text:p text:style-name="P4">
<text:span text:style-name="T5">
!(https://www.ukrinform.ua/rubric-world/3727174-u-rosijskih-regionah-perenosat-dati-skilnih-vipusknih-ta-insih-masovih-zahodiv.html)</text:span>
* <text:a xlink:type="simple" xlink:href="https://www.ukrinform.ua/rubric-world/3727174-u-rosijskih-regionah-perenosat-dati-skilnih-vipusknih-ta-insih-masovih-zahodiv.html" text:style-name="Internet_20_link" text:visited-style-name="Visited_20_Internet_20_Link">
through a counter -terrorist operation in the Russian capital.</text:a>
Mass events on the weekend were also canceled by Tver, Kaliningrad, Tula region.</text:p>
      <text:p text:style-name="Horizontal_20_Line"/>
      <text:p text:style-name="P4">
<text:span text:style-name="T4">
 12: 23 -<text:a xlink:type="simple" xlink:href="https://www.ukrinform.ua/rubric-world/3727171-pidrozdili-pvk-vagner-rozrahovuut-distatis-do-moskvi-britanska-rozvidka.html" text:style-name="Internet_20_link" text:visited-style-name="Visited_20_Internet_20_Link">
units of PEC "Wagner" expect to get to Moscow</text:a>
. </text:span>
 The British intelligence reports.</text:p>
      <text:p text:style-name="P4">
"In Rostov-on-Don" Wagner "occupied key security objects, including the headquarters that manages Russia's military operations in Ukraine," the department said.</text:p>
      <text:p text:style-name="P4">
As they assume in intelligence, aiming to get to Moscow, other units are moving north through the Voronezh region.</text:p>
      <text:p text:style-name="Horizontal_20_Line"/>
      <text:p text:style-name="P4">
<text:span text:style-name="T4">
 12: 08 - a source in Russian special services reported that <text:a xlink:type="simple" xlink:href="https://www.ukrinform.ua/rubric-world/3727165-vagnerivci-zahopili-vijskovi-obekti-u-voronezi-zmi.html" text:style-name="Internet_20_link" text:visited-style-name="Visited_20_Internet_20_Link">
Wagner PEC was occupied by military facilities in Voronezh</text:a>
</text:span>
, which are about 500 km south of Moscow.</text:p>
      <text:p text:style-name="P4">
So far, the FSB does not have a specific plan for suppressing the Renovation of the FSB.</text:p>
      <text:p text:style-name="P4">
<text:span text:style-name="T4">
<text:span text:style-name="T5">
*</text:span>
</text:span>
"Today, we are actually seeing the beginning of the Civil War. The Prishozhina group captures military facilities, headquarters and entire cities, almost unmiscorn in their way, disarming the casual soldiers The crisis of government, the actual loss of power, "he said.</text:p>
      <text:p text:style-name="Horizontal_20_Line"/>
      <text:p text:style-name="P4">
<text:span text:style-name="T5">
!(https://www.ukrinform.ua/rubric-world/3727113-putin-zbrojni-sili-rf-otrimali-nakaz-nejtralizuvati-organizatoriv-zakolotu.html)</text:span>
* - apostasy.</text:p>
      <text:p text:style-name="P4">
"Russia is trying to push and surrenders.</text:p>
      <text:p text:style-name="Horizontal_20_Line"/>
      <text:p text:style-name="P4">
<text:span text:style-name="T4">
 06: 55 - Mayor of Moscow Sergey Sobianin stated that in connection with the actions of PEC "Wagner" in the territory of Russia in the city [conduct "anti -terrorist measures"]](https://www.ukrinform.ua/rubric-world/3727056-u-moskvi-ogolosili-antiteroristicni-zahodi-vagnerivci-zahopluut-adminbudivli-u-rostovi-roszmi.html)</text:span>
, additional road control has been introduced.</text:p>
      <text:p text:style-name="P4">
Meanwhile, Russian telegrams are spreading videos about the capture of the "Wagnets" of administrative buildings and military buildings in Rostov, which were surrendered without a battle.</text:p>
      <text:p text:style-name="Horizontal_20_Line"/>
      <text:p text:style-name="P4">
<text:span text:style-name="T4">
 03: 57 - Russian security forces <text:a xlink:type="simple" xlink:href="https://www.ukrinform.ua/rubric-world/3727043-rosijskim-vijskam-nakazano-strilati-po-vagnerivcah-prigozin-zapevnae-so-zbiv-vertolit.html" text:style-name="Internet_20_link" text:visited-style-name="Visited_20_Internet_20_Link">
ordered to shoot</text:a>
with any testing of aggression to their direction. </text:span>
</text:p>
      <text:p text:style-name="P4">
At the same time in Moscow, security forces were in high readiness, and in the Rostov region are equipped with conscripts.</text:p>
      <text:p text:style-name="Horizontal_20_Line"/>
      <text:p text:style-name="P4">
** 03: 05 - White House "Follow the Situation" in(https://www.ukrinform.ua/rubric-world/3727035-stati-stezat-za-situacieu-v-rosii-bajden-poinformovanij.html)Yevgeny Prigogine to the Russian military leadership.</text:p>
      <text:p text:style-name="P4">
"We are watching the situation and consulting with allies and partners about these events," said the spokesman of the National Security Council Adam Hodge.</text:p>
      <text:p text:style-name="P4">
Photo: Meduza.io</text:p>
      <text:p text:style-name="Horizontal_20_Line"/>
      <text:p text:style-name="P4">
<text:span text:style-name="T5">
!](https://www.ukrinform.ua/rubric-polytics/3727029-podolak-pro-konflikt-prigozina-z-minoboroni-rf-smutni-casi-nastupaut.html) </text:span>
*</text:p>
      <text:p text:style-name="Horizontal_20_Line"/>
      <text:p text:style-name="P4">
<text:span text:style-name="T4">
 00: 12 - Wagner PVC leader Eugene Prigogine(https://www.ukrinform.ua/rubric-world/3727026-prigozinu-zagrozue-do-20-rokiv-uvaznenna-za-spravou-genprokuraturi-rf.html)According to the case of the Prosecutor's Office of the Russian Federation. </text:span>
</text:p>
      <text:p text:style-name="P4">
The Russian department stated that the actions of Prigogine would be given a "proper legal assessment".</text:p>
      <text:p text:style-name="P4">
It is noted that the violated article provides for the deprivation of volermin from 12 to 20 years.</text:p>
      <text:p text:style-name="Horizontal_20_Line"/>
      <text:p text:style-name="P4">
<text:span text:style-name="T4">
 00: 44 - the Russian FSB appealed to the Wagner fighters <text:a xlink:type="simple" xlink:href="https://www.ukrinform.ua/rubric-world/3727022-fsb-zaklikalo-vagnerivciv-zdati-prigozina.html" text:style-name="Internet_20_link" text:visited-style-name="Visited_20_Internet_20_Link">
not to comply with the orders of Prigogin</text:a>
and delayed. </text:span>
</text:p>
      <text:p text:style-name="P4">
"We urge the PEC fighters not to make irreparable mistakes, to stop any other actions against the Russian people, not to perform criminal and traveler's mockery, to take measures to detain it,"- said in a statement, a widespread FSB.</text:p>
      <text:p text:style-name="P4">
Photo: Meduza.io</text:p>
      <text:p text:style-name="Horizontal_20_Line"/>
      <text:p text:style-name="P4">
<text:span text:style-name="T4">
 00: 14-the main route from Moscow to Rostov-on-Don <text:a xlink:type="simple" xlink:href="https://www.ukrinform.ua/rubric-world/3727020-u-rosii-perekrivaut-dorogi-moskvarostov-pisla-zaav-prigozina-bibisi.html" text:style-name="Internet_20_link" text:visited-style-name="Visited_20_Internet_20_Link">
blocked by Russian security forces</text:a>
</text:span>
 Following the statements of the head of the Wagner PEC, Meanwhile, the Moscow Directorate of the FSB is raised for anxiety.</text:p>
      <text:p text:style-name="P4">
“On the Don route(Moscow - Voronizh - Rostov -on -Don)FSB with the support of the SBR(special units of rapid response of National Guard troops)Exhibit blocks, ”the Air Force states.</text:p>
      <text:p text:style-name="P4">
<text:span text:style-name="T4">
 June 23 </text:span>
</text:p>
      <text:p text:style-name="P4">
<text:span text:style-name="T4">
 23: 44 - Russian President Vladimir <text:a xlink:type="simple" xlink:href="https://www.ukrinform.ua/rubric-world/3727017-putin-u-kursi-situacii-z-prigozinim-peskov.html" text:style-name="Internet_20_link" text:visited-style-name="Visited_20_Internet_20_Link">
</text:a>
[Putinobusted with the situation on the founder of Wagner PEC]](https://www.ukrinform.ua/rubric-world/3727017-putin-u-kursi-situacii-z-prigozinim-peskov.html)Yevgeny Prigogine. </text:span>
</text:p>
      <text:p text:style-name="P4">
"All the necessary measures are being taken," Putin Dmytropeskov said.</text:p>
      <text:p text:style-name="Horizontal_20_Line"/>
      <text:p text:style-name="P4">
<text:span text:style-name="T4">
 23: 17 - FSB of Russia <text:a xlink:type="simple" xlink:href="https://www.ukrinform.ua/rubric-world/3727016-proti-prigozina-vidkrili-kriminalnu-spravu-cerez-zaklik-do-zbrojnogo-zakolotu.html" text:style-name="Internet_20_link" text:visited-style-name="Visited_20_Internet_20_Link">
opened a criminal case</text:a>
Against the head of PEC "Wagner" Prigogine </text:span>
 through a call for armed rebellion.</text:p>
      <text:p text:style-name="P4">
The statements of the founder of the Wagner PEC Yevgeny Prigogine became the basis for the violation of the criminal case for an appeal to the armed rebellion, the National Anti -Terrorist Committee reported.</text:p>
      <text:p text:style-name="P4">
News Source: <text:a xlink:type="simple" xlink:href="https://www.ukrinform.ua/rubric-other_news/3727120-zakolot-prigozina-vse-so-vidomo-na-cej-moment.html" text:style-name="Internet_20_link" text:visited-style-name="Visited_20_Internet_20_Link">
https://www.ukrinform.ua/rubric-other_news/3727120-zakolot-prigozina-vse-so-vidomo-na-cej-moment.html</text:a>
</text:p>
      <!--NEWS-->
      <text:h text:style-name="P10" text:outline-level="1">
<text:span text:style-name="T4">
In Ukraine it will rain, in the afternoon up to 31 °</text:span>
</text:h>
      <text:p text:style-name="P4">
Authors: Ukrinform (Person)</text:p>
      <text:p text:style-name="P4">
Publisher: Укринформ (Organization)</text:p>
      <text:p text:style-name="P4">
Published Time: 2023-06-25T00:28:00+03:00</text:p>
      <text:p text:style-name="P4">
Modified Time: 2023-06-25T00:28:00+03:00</text:p>
      <text:p text:style-name="P4">
Description: In Ukraine, rains and thunderstorms are expected on Sunday, hail and squalls, at night 15-20 °, 20-25 ° in the afternoon, in the southern and southeastern regions to 31 °. - Ukrinform.</text:p>
      <text:p text:style-name="P4">
Images: ['<text:a xlink:type="simple" xlink:href="https://static.ukrinform.com/photos/2019_05/thumb_files/630_360_1558511876-237.jpg" text:style-name="Internet_20_link" text:visited-style-name="Visited_20_Internet_20_Link">
630_360_15585...</text:a>
']</text:p>
      <text:p text:style-name="P4">
Tags: ['Дощ', 'Гроза', 'Погода', 'Прогноз']</text:p>
      <text:p text:style-name="P4">
Type: Article</text:p>
      <!--METADATA-->
      <text:p text:style-name="P4">
<draw:frame draw:style-name="fr1" draw:name="Image323" text:anchor-type="as-char" svg:width="6.9236in" svg:height="3.956343in" draw:z-index="0">
<draw:image xlink:href="../Images/yкринформ/2023-06-25T00-28-00-03-00/630_360_1558511876-237.jpg" xlink:type="simple" xlink:show="embed" xlink:actuate="onLoad" draw:mime-type="image/jpeg"/>
</draw:frame>
In Ukraine, rains and thunderstorms are expected Sundays, in places of hail and squalls, at night 15-20 °, in the afternoon 20-25 °, in the southern and southeastern regions up to 31 °.</text:p>
      <text:p text:style-name="P4">
Ukrinform was reported at the Ukrainian Hydrometeorological Center.</text:p>
      <text:p text:style-name="P4">
"Moderate, in the western, at night and in the southern regions are small <text:a xlink:type="simple" xlink:href="https://www.ukrinform.ua/tag-dos" text:style-name="Internet_20_link" text:visited-style-name="Visited_20_Internet_20_Link">
Rain</text:a>
, thunderstorms, in the Central, Zaporizhia, Kherson, Donetsk, Kharkiv regions, heavy rains, daytime hail, wind gusts and 15-20 m/s. Wind northern, northwest(in the east and northeast northeast), 5-10 m/C. temperature at night 15-20 °, in the afternoon 20-25 °, in the southern and southeastern 26-31 °; On the highlands of the Carpathians during the day 7-12 ° ", - the testimony reads.</text:p>
      <text:p text:style-name="P4">
In Kiev and the region on Sunday it will be rained, in the afternoon there are probable thunderstorms. In the capital, the temperature at night 18-20 °, in the afternoon23-25 °, in the Kiev region at night 15-20 °, in the afternoon 20-25 °.</text:p>
      <text:p text:style-name="P4">
Forecasters forecast on June 26 in Ukraine sometimes rains with thunderstorms, from the left bank, at night and in Odessa and Mykolaiv regions in places significant rains(at night in western areas without precipitation). Вітер північно-західний з переходом напівнічно-східний, 7-12 м/с, у північних, центральних та східних областяхмісцями пориви 15-20 м/с.</text:p>
      <text:p text:style-name="P4">
<text:span text:style-name="T4">
Читайте також:</text:span>
 <text:a xlink:type="simple" xlink:href="https://www.ukrinform.ua/rubric-world/3724973-torisne-lito-u-evropi-bulo-najteplisim-v-istorii-klimatologi.html" text:style-name="Internet_20_link" text:visited-style-name="Visited_20_Internet_20_Link">
 Торішнє літо у Європі було найтеплішим в історії -<text:span text:style-name="T4">
кліматолог</text:span>
 и </text:a>
June 27 in the eastern, northeast, day and western regions are expected to be thunderstorms(at night in the northeast in places significant rains); на рештітериторії без опадів. Вітер переважно північно-західний, 7-12 м/с. Температуравночі 11-16°, вдень 21-26°, на сході та північному сході країни 15-20°; упівденній частині вночі 17-22°, вдень 24-29°.</text:p>
      <text:p text:style-name="P4">
У Києві та області 26 червня ймовірний дощ з грозою; вітер північно-західний зпереходом на північно-східний, 7-12 м/с, місцями пориви 15-20 м/с. 27 червняопади не очікуються. Вітер переважно північно-західний, 7-12 м/с. У столицітемпература вночі 14-16°, вдень 21-23°, на Київщині вночі 11-16°, вдень21-26°.</text:p>
      <text:p text:style-name="P4">
In the capital region, June 28-29 is forecast small, in the afternoon of June 28, short-term rain, places of thunderstorms. In Kiev, the temperature on June 28 at night 15-17 °, in the afternoon 18-20 °, June 29 at night 12-14 °, in the afternoon 21-23 °; on the region on the night of June 28, 13-18 °, June 29 10-15 °; in the afternoon 18-23 °.</text:p>
      <text:p text:style-name="P4">
News Source: <text:a xlink:type="simple" xlink:href="https://www.ukrinform.ua/rubric-regions/3727259-v-ukraini-zavtra-dositime-vden-do-31.html" text:style-name="Internet_20_link" text:visited-style-name="Visited_20_Internet_20_Link">
https://www.ukrinform.ua/rubric-regions/3727259-v-ukraini-zavtra-dositime-vden-do-31.html</text:a>
</text:p>
      <!--NEWS-->
      <text:h text:style-name="P10" text:outline-level="1">
<text:span text:style-name="T4">
A new rector was elected at the Ukrainian Catholic University</text:span>
</text:h>
      <text:p text:style-name="P4">
Authors: Ukrinform (Person)</text:p>
      <text:p text:style-name="P4">
Publisher: Укринформ (Organization)</text:p>
      <text:p text:style-name="P4">
Published Time: 2023-06-25T00:43:00+03:00</text:p>
      <text:p text:style-name="P4">
Modified Time: 2023-06-25T00:43:00+03:00</text:p>
      <text:p text:style-name="P4">
Description: At the Ukrainian Catholic University, a new rector was elected - he became a Doctor of Philosophy Taras Dobko, who had previously held the position of the First Vice -Rector. - Ukrinform.</text:p>
      <text:p text:style-name="P4">
Images: ['<text:a xlink:type="simple" xlink:href="https://static.ukrinform.com/photos/2023_06/thumb_files/630_360_1687642361-579.jpg" text:style-name="Internet_20_link" text:visited-style-name="Visited_20_Internet_20_Link">
630_360_16876...</text:a>
']</text:p>
      <text:p text:style-name="P4">
Tags: ['Освіта', 'Вибори', 'Український католицький університет']</text:p>
      <text:p text:style-name="P4">
Type: Article</text:p>
      <!--METADATA-->
      <text:p text:style-name="P4">
<draw:frame draw:style-name="fr1" draw:name="Image324" text:anchor-type="as-char" svg:width="6.9236in" svg:height="3.956343in" draw:z-index="0">
<draw:image xlink:href="../Images/yкринформ/2023-06-25T00-43-00-03-00/630_360_1687642361-579.jpg" xlink:type="simple" xlink:show="embed" xlink:actuate="onLoad" draw:mime-type="image/jpeg"/>
</draw:frame>
In the Ukrainian Catholic University, a new rector was elected - he became Doctoral philosophy Taras Dobko, who had previously held the position of the first Vice -Rector.</text:p>
      <text:p text:style-name="P4">
This was reported on <text:a xlink:type="simple" xlink:href="http://ucu.edu.ua/news/tarasa-dobka-obraly-novym-rektorom-ukrayinskogo-katolytskogo-universytetu/" text:style-name="Internet_20_link" text:visited-style-name="Visited_20_Internet_20_Link">
UCU Site</text:a>
, reports Ukrinform.</text:p>
      <text:p text:style-name="P4">
"On June 24, during the next meeting of the UCU Senate, a candidate's programs were present, a session of questions and discussions, and therefore, a secret vote, which was the election of the rector of UCU Dr. Tarasadobka,"-the message reads.</text:p>
      <text:p text:style-name="P4">
In this position, he changed Father Bohdan Prach, who headed UCU since September 2013. During the March meeting of the Senate of the University, he announced the pro -pro -rector of the UCU from July 1, 2023.</text:p>
      <text:p text:style-name="P4">
In this regard, the UCU Senate announced the competition for the post of rector and the formation committee on holding elections headed by Senator Andriiggunnder.</text:p>
      <text:p text:style-name="P4">
Taras Dobko has over 20 years of experience in the field of higher <text:a xlink:type="simple" xlink:href="https://www.ukrinform.ua/tag-osvita" text:style-name="Internet_20_link" text:visited-style-name="Visited_20_Internet_20_Link">
education</text:a>
. He teaches at UCU since 1998, and from 2008 he is his first Vice-rector. In this position he was responsible for the general management of the university, strategic planning and development, personnel policy, student life and civil service.</text:p>
      <text:p text:style-name="P4">
<text:span text:style-name="T4">
 Read also: </text:span>
 <text:a xlink:type="simple" xlink:href="https://www.ukrinform.ua/rubric-regions/3677915-persi-ledi-ukraini-ta-latvii-vidvidali-ukrainskij-katolickij-universitet-u-lvovi.html" text:style-name="Internet_20_link" text:visited-style-name="Visited_20_Internet_20_Link">
the first ladies of Ukraine and Latvia visited Ukrainian <text:span text:style-name="T4">
 Catholic </text:span>
 <text:span text:style-name="T4">
 </text:span>
 University ** in Lviv</text:a>
As it is noted, the head of the Ukrainian Greek Catholic Church of Blessed Svyatoslav, who is a great chancellor of the UCU, thanked Bogdan Prahov for 10 years of dedicated service and close cooperation.</text:p>
      <text:p text:style-name="P4">
<text:span text:style-name="T5">
Foto: ucu.edu.ua</text:span>
</text:p>
      <text:p text:style-name="P4">
News Source: <text:a xlink:type="simple" xlink:href="https://www.ukrinform.ua/rubric-ato/3727375-v-ukrainskomu-katolickomu-universiteti-obrali-novogo-rektora.html" text:style-name="Internet_20_link" text:visited-style-name="Visited_20_Internet_20_Link">
https://www.ukrinform.ua/rubric-ato/3727375-v-ukrainskomu-katolickomu-universiteti-obrali-novogo-rektora.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